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Google Sans Mono" svg:font-family="'Google Sans Mono'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84.05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13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year">
      <style:table-properties table:display="true" style:writing-mode="lr-tb"/>
    </style:style>
    <style:style style:name="ta2" style:family="table" style:master-page-name="PageStyle_5f_Sheet13">
      <style:table-properties table:display="true" style:writing-mode="lr-tb"/>
    </style:style>
    <style:style style:name="ta3" style:family="table" style:master-page-name="PageStyle_5f_Year_20_1">
      <style:table-properties table:display="true" style:writing-mode="lr-tb"/>
    </style:style>
    <style:style style:name="ta4" style:family="table" style:master-page-name="PageStyle_5f_Year_20_2">
      <style:table-properties table:display="true" style:writing-mode="lr-tb"/>
    </style:style>
    <style:style style:name="ta5" style:family="table" style:master-page-name="PageStyle_5f_Year_20_3">
      <style:table-properties table:display="true" style:writing-mode="lr-tb"/>
    </style:style>
    <style:style style:name="ta6" style:family="table" style:master-page-name="PageStyle_5f_Year_20_4">
      <style:table-properties table:display="true" style:writing-mode="lr-tb"/>
    </style:style>
    <style:style style:name="ta7" style:family="table" style:master-page-name="PageStyle_5f_Year_20_5">
      <style:table-properties table:display="true" style:writing-mode="lr-tb"/>
    </style:style>
    <style:style style:name="ta8" style:family="table" style:master-page-name="PageStyle_5f_Year_20_6">
      <style:table-properties table:display="true" style:writing-mode="lr-tb"/>
    </style:style>
    <style:style style:name="ta9" style:family="table" style:master-page-name="PageStyle_5f_year_20_7">
      <style:table-properties table:display="true" style:writing-mode="lr-tb"/>
    </style:style>
    <style:style style:name="ta10" style:family="table" style:master-page-name="PageStyle_5f_Strat_20_2">
      <style:table-properties table:display="true" style:writing-mode="lr-tb"/>
    </style:style>
    <style:style style:name="ta11" style:family="table" style:master-page-name="PageStyle_5f_Macro">
      <style:table-properties table:display="true" style:writing-mode="lr-tb"/>
    </style:style>
    <style:style style:name="ta12" style:family="table" style:master-page-name="PageStyle_5f_Emp_20_to_20_qual">
      <style:table-properties table:display="true" style:writing-mode="lr-tb"/>
    </style:style>
    <style:style style:name="ta13" style:family="table" style:master-page-name="PageStyle_5f_Strat_20_1">
      <style:table-properties table:display="true" style:writing-mode="lr-tb"/>
    </style:style>
    <style:style style:name="ta14" style:family="table" style:master-page-name="PageStyle_5f_Comp_20_cash">
      <style:table-properties table:display="true" style:writing-mode="lr-tb"/>
    </style:style>
    <style:style style:name="ta15" style:family="table" style:master-page-name="PageStyle_5f_Sheet12">
      <style:table-properties table:display="true" style:writing-mode="lr-tb"/>
    </style:style>
    <style:style style:name="ta16" style:family="table" style:master-page-name="PageStyle_5f_Leisure_20_analysis">
      <style:table-properties table:display="true" style:writing-mode="lr-tb"/>
    </style:style>
    <style:style style:name="ta17" style:family="table" style:master-page-name="PageStyle_5f_Sit-on-top">
      <style:table-properties table:display="true" style:writing-mode="lr-tb"/>
    </style:style>
    <style:style style:name="ta18" style:family="table" style:master-page-name="PageStyle_5f_Sheet1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4" style:family="table-cell" style:parent-style-name="Default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fffff" style:rotation-align="none"/>
      <style:text-properties fo:color="#7e3794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2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29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2" style:family="table-cell" style:parent-style-name="Default" style:data-style-name="N127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b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8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2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9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oogle Sans Mono" fo:font-size="9pt" fo:font-style="normal" fo:text-shadow="none" style:text-underline-style="none" fo:font-weight="normal" style:font-size-asian="9pt" style:font-style-asian="normal" style:font-weight-asian="normal" style:font-name-complex="Google Sans Mono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ye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are 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# of kayak</text:p>
          </table:table-cell>
          <table:table-cell table:style-name="ce1" office:value-type="string" calcext:value-type="string">
            <text:p>net per quality</text:p>
          </table:table-cell>
          <table:table-cell table:style-name="ce2" office:value-type="string" calcext:value-type="string">
            <text:p>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rystal Crest 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6" office:value-type="float" office:value="3.575" calcext:value-type="float">
            <text:p>3.58</text:p>
          </table:table-cell>
          <table:table-cell table:style-name="ce6" office:value-type="float" office:value="693" calcext:value-type="float">
            <text:p>693.00</text:p>
          </table:table-cell>
          <table:table-cell table:style-name="ce7" office:value-type="float" office:value="158.54" calcext:value-type="float">
            <text:p>CA$158.54</text:p>
          </table:table-cell>
          <table:table-cell table:style-name="ce9" office:value-type="float" office:value="249815" calcext:value-type="float">
            <text:p>$249,815</text:p>
          </table:table-cell>
          <table:table-cell table:style-name="ce11" office:value-type="float" office:value="3150932" calcext:value-type="float">
            <text:p>3,150,932.00</text:p>
          </table:table-cell>
          <table:table-cell table:style-name="ce13" table:formula="of:=[.I2]/[.F2]" office:value-type="float" office:value="4546.79942279942" calcext:value-type="float">
            <text:p>4546.80</text:p>
          </table:table-cell>
          <table:table-cell table:style-name="ce14" table:formula="of:=[.I2]/[.E2]" office:value-type="float" office:value="881379.58041958" calcext:value-type="float">
            <text:p>88138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 Splash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Plastic film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2.2" calcext:value-type="float">
            <text:p>2.20</text:p>
          </table:table-cell>
          <table:table-cell table:style-name="ce6" office:value-type="float" office:value="600" calcext:value-type="float">
            <text:p>600.00</text:p>
          </table:table-cell>
          <table:table-cell table:style-name="ce7" office:value-type="float" office:value="153.45" calcext:value-type="float">
            <text:p>CA$153.45</text:p>
          </table:table-cell>
          <table:table-cell table:style-name="ce9" office:value-type="float" office:value="198921" calcext:value-type="float">
            <text:p>$198,921</text:p>
          </table:table-cell>
          <table:table-cell table:style-name="ce11" office:value-type="float" office:value="2918592" calcext:value-type="float">
            <text:p>2,918,592.00</text:p>
          </table:table-cell>
          <table:table-cell table:style-name="ce13" table:formula="of:=[.I3]/[.F3]" office:value-type="float" office:value="4864.32" calcext:value-type="float">
            <text:p>4864.32</text:p>
          </table:table-cell>
          <table:table-cell table:style-name="ce14" table:formula="of:=[.I3]/[.E3]" office:value-type="float" office:value="1326632.72727273" calcext:value-type="float">
            <text:p>132663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2OExplorer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Basic</text:p>
          </table:table-cell>
          <table:table-cell table:style-name="ce6" office:value-type="float" office:value="2.4" calcext:value-type="float">
            <text:p>2.40</text:p>
          </table:table-cell>
          <table:table-cell table:style-name="ce6" office:value-type="float" office:value="598" calcext:value-type="float">
            <text:p>598.00</text:p>
          </table:table-cell>
          <table:table-cell table:style-name="ce7" office:value-type="float" office:value="153.28" calcext:value-type="float">
            <text:p>CA$153.28</text:p>
          </table:table-cell>
          <table:table-cell table:style-name="ce9" office:value-type="float" office:value="197188" calcext:value-type="float">
            <text:p>$197,188</text:p>
          </table:table-cell>
          <table:table-cell table:style-name="ce11" office:value-type="float" office:value="2813306" calcext:value-type="float">
            <text:p>2,813,306.00</text:p>
          </table:table-cell>
          <table:table-cell table:style-name="ce13" table:formula="of:=[.I4]/[.F4]" office:value-type="float" office:value="4704.52508361204" calcext:value-type="float">
            <text:p>4704.53</text:p>
          </table:table-cell>
          <table:table-cell table:style-name="ce14" table:formula="of:=[.I4]/[.E4]" office:value-type="float" office:value="1172210.83333333" calcext:value-type="float">
            <text:p>117221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nder The Paddle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Basic</text:p>
          </table:table-cell>
          <table:table-cell table:style-name="ce6" office:value-type="float" office:value="3.45" calcext:value-type="float">
            <text:p>3.45</text:p>
          </table:table-cell>
          <table:table-cell table:style-name="ce6" office:value-type="float" office:value="611" calcext:value-type="float">
            <text:p>611.00</text:p>
          </table:table-cell>
          <table:table-cell table:style-name="ce7" office:value-type="float" office:value="151.74" calcext:value-type="float">
            <text:p>CA$151.74</text:p>
          </table:table-cell>
          <table:table-cell table:style-name="ce9" office:value-type="float" office:value="181833" calcext:value-type="float">
            <text:p>$181,833</text:p>
          </table:table-cell>
          <table:table-cell table:style-name="ce11" office:value-type="float" office:value="2953183" calcext:value-type="float">
            <text:p>2,953,183.00</text:p>
          </table:table-cell>
          <table:table-cell table:style-name="ce13" table:formula="of:=[.I5]/[.F5]" office:value-type="float" office:value="4833.36006546645" calcext:value-type="float">
            <text:p>4833.36</text:p>
          </table:table-cell>
          <table:table-cell table:style-name="ce14" table:formula="of:=[.I5]/[.E5]" office:value-type="float" office:value="855995.072463768" calcext:value-type="float">
            <text:p>8559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mm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.375" calcext:value-type="float">
            <text:p>3.38</text:p>
          </table:table-cell>
          <table:table-cell table:style-name="ce6" office:value-type="float" office:value="618" calcext:value-type="float">
            <text:p>618.00</text:p>
          </table:table-cell>
          <table:table-cell table:style-name="ce7" office:value-type="float" office:value="150.64" calcext:value-type="float">
            <text:p>CA$150.64</text:p>
          </table:table-cell>
          <table:table-cell table:style-name="ce9" office:value-type="float" office:value="170851" calcext:value-type="float">
            <text:p>$170,851</text:p>
          </table:table-cell>
          <table:table-cell table:style-name="ce11" office:value-type="float" office:value="3001434" calcext:value-type="float">
            <text:p>3,001,434.00</text:p>
          </table:table-cell>
          <table:table-cell table:style-name="ce13" table:formula="of:=[.I6]/[.F6]" office:value-type="float" office:value="4856.68932038835" calcext:value-type="float">
            <text:p>4856.69</text:p>
          </table:table-cell>
          <table:table-cell table:style-name="ce14" table:formula="of:=[.I6]/[.E6]" office:value-type="float" office:value="889313.777777778" calcext:value-type="float">
            <text:p>8893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eeflow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Basic</text:p>
          </table:table-cell>
          <table:table-cell table:style-name="ce6" office:value-type="float" office:value="2.3" calcext:value-type="float">
            <text:p>2.30</text:p>
          </table:table-cell>
          <table:table-cell table:style-name="ce6" office:value-type="float" office:value="558" calcext:value-type="float">
            <text:p>558.00</text:p>
          </table:table-cell>
          <table:table-cell table:style-name="ce7" office:value-type="float" office:value="150.48" calcext:value-type="float">
            <text:p>CA$150.48</text:p>
          </table:table-cell>
          <table:table-cell table:style-name="ce9" office:value-type="float" office:value="169200" calcext:value-type="float">
            <text:p>$169,200</text:p>
          </table:table-cell>
          <table:table-cell table:style-name="ce11" office:value-type="float" office:value="3094422" calcext:value-type="float">
            <text:p>3,094,422.00</text:p>
          </table:table-cell>
          <table:table-cell table:style-name="ce13" table:formula="of:=[.I7]/[.F7]" office:value-type="float" office:value="5545.55913978495" calcext:value-type="float">
            <text:p>5545.56</text:p>
          </table:table-cell>
          <table:table-cell table:style-name="ce14" table:formula="of:=[.I7]/[.E7]" office:value-type="float" office:value="1345400.86956522" calcext:value-type="float">
            <text:p>134540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reat Lakes Kayak Co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2.45" calcext:value-type="float">
            <text:p>2.45</text:p>
          </table:table-cell>
          <table:table-cell table:style-name="ce6" office:value-type="float" office:value="581" calcext:value-type="float">
            <text:p>581.00</text:p>
          </table:table-cell>
          <table:table-cell table:style-name="ce7" office:value-type="float" office:value="150.38" calcext:value-type="float">
            <text:p>CA$150.38</text:p>
          </table:table-cell>
          <table:table-cell table:style-name="ce9" office:value-type="float" office:value="168216" calcext:value-type="float">
            <text:p>$168,216</text:p>
          </table:table-cell>
          <table:table-cell table:style-name="ce11" office:value-type="float" office:value="2915423" calcext:value-type="float">
            <text:p>2,915,423.00</text:p>
          </table:table-cell>
          <table:table-cell table:style-name="ce13" table:formula="of:=[.I8]/[.F8]" office:value-type="float" office:value="5017.93975903615" calcext:value-type="float">
            <text:p>5017.94</text:p>
          </table:table-cell>
          <table:table-cell table:style-name="ce14" table:formula="of:=[.I8]/[.E8]" office:value-type="float" office:value="1189968.57142857" calcext:value-type="float">
            <text:p>118996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luewater 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Plastic film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607" calcext:value-type="float">
            <text:p>607.00</text:p>
          </table:table-cell>
          <table:table-cell table:style-name="ce8" office:value-type="float" office:value="148.61" calcext:value-type="float">
            <text:p>CA$148.61</text:p>
          </table:table-cell>
          <table:table-cell table:style-name="ce10" office:value-type="float" office:value="150554" calcext:value-type="float">
            <text:p>$150,554</text:p>
          </table:table-cell>
          <table:table-cell table:style-name="ce12" office:value-type="float" office:value="2939646" calcext:value-type="float">
            <text:p>2,939,646.00</text:p>
          </table:table-cell>
          <table:table-cell table:style-name="ce13" table:formula="of:=[.I9]/[.F9]" office:value-type="float" office:value="4842.90939044481" calcext:value-type="float">
            <text:p>4842.91</text:p>
          </table:table-cell>
          <table:table-cell table:style-name="ce14" table:formula="of:=[.I9]/[.E9]" office:value-type="float" office:value="979882" calcext:value-type="float">
            <text:p>97988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evation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659" calcext:value-type="float">
            <text:p>659.00</text:p>
          </table:table-cell>
          <table:table-cell table:style-name="ce7" office:value-type="float" office:value="143.43" calcext:value-type="float">
            <text:p>CA$143.43</text:p>
          </table:table-cell>
          <table:table-cell table:style-name="ce9" office:value-type="float" office:value="98683" calcext:value-type="float">
            <text:p>$98,683</text:p>
          </table:table-cell>
          <table:table-cell table:style-name="ce11" office:value-type="float" office:value="3107370" calcext:value-type="float">
            <text:p>3,107,370.00</text:p>
          </table:table-cell>
          <table:table-cell table:style-name="ce13" table:formula="of:=[.I10]/[.F10]" office:value-type="float" office:value="4715.28072837633" calcext:value-type="float">
            <text:p>4715.28</text:p>
          </table:table-cell>
          <table:table-cell table:style-name="ce14" table:formula="of:=[.I10]/[.E10]" office:value-type="float" office:value="927573.134328358" calcext:value-type="float">
            <text:p>92757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ordi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.05" calcext:value-type="float">
            <text:p>3.05</text:p>
          </table:table-cell>
          <table:table-cell table:style-name="ce6" office:value-type="float" office:value="570" calcext:value-type="float">
            <text:p>570.00</text:p>
          </table:table-cell>
          <table:table-cell table:style-name="ce7" office:value-type="float" office:value="142.08" calcext:value-type="float">
            <text:p>CA$142.08</text:p>
          </table:table-cell>
          <table:table-cell table:style-name="ce9" office:value-type="float" office:value="85172" calcext:value-type="float">
            <text:p>$85,172</text:p>
          </table:table-cell>
          <table:table-cell table:style-name="ce11" office:value-type="float" office:value="2842795" calcext:value-type="float">
            <text:p>2,842,795.00</text:p>
          </table:table-cell>
          <table:table-cell table:style-name="ce13" table:formula="of:=[.I11]/[.F11]" office:value-type="float" office:value="4987.35964912281" calcext:value-type="float">
            <text:p>4987.36</text:p>
          </table:table-cell>
          <table:table-cell table:style-name="ce14" table:formula="of:=[.I11]/[.E11]" office:value-type="float" office:value="932063.93442623" calcext:value-type="float">
            <text:p>93206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raKayak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2.375" calcext:value-type="float">
            <text:p>2.38</text:p>
          </table:table-cell>
          <table:table-cell table:style-name="ce6" office:value-type="float" office:value="586" calcext:value-type="float">
            <text:p>586.00</text:p>
          </table:table-cell>
          <table:table-cell table:style-name="ce7" office:value-type="float" office:value="139.43" calcext:value-type="float">
            <text:p>CA$139.43</text:p>
          </table:table-cell>
          <table:table-cell table:style-name="ce9" office:value-type="float" office:value="58703" calcext:value-type="float">
            <text:p>$58,703</text:p>
          </table:table-cell>
          <table:table-cell table:style-name="ce11" office:value-type="float" office:value="2863993" calcext:value-type="float">
            <text:p>2,863,993.00</text:p>
          </table:table-cell>
          <table:table-cell table:style-name="ce13" table:formula="of:=[.I12]/[.F12]" office:value-type="float" office:value="4887.36006825939" calcext:value-type="float">
            <text:p>4887.36</text:p>
          </table:table-cell>
          <table:table-cell table:style-name="ce14" table:formula="of:=[.I12]/[.E12]" office:value-type="float" office:value="1205891.78947368" calcext:value-type="float">
            <text:p>120589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ineX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.05" calcext:value-type="float">
            <text:p>3.05</text:p>
          </table:table-cell>
          <table:table-cell table:style-name="ce6" office:value-type="float" office:value="590" calcext:value-type="float">
            <text:p>590.00</text:p>
          </table:table-cell>
          <table:table-cell table:style-name="ce7" office:value-type="float" office:value="138.09" calcext:value-type="float">
            <text:p>CA$138.09</text:p>
          </table:table-cell>
          <table:table-cell table:style-name="ce9" office:value-type="float" office:value="45289" calcext:value-type="float">
            <text:p>$45,289</text:p>
          </table:table-cell>
          <table:table-cell table:style-name="ce11" office:value-type="float" office:value="2900959" calcext:value-type="float">
            <text:p>2,900,959.00</text:p>
          </table:table-cell>
          <table:table-cell table:style-name="ce13" table:formula="of:=[.I13]/[.F13]" office:value-type="float" office:value="4916.87966101695" calcext:value-type="float">
            <text:p>4916.88</text:p>
          </table:table-cell>
          <table:table-cell table:style-name="ce14" table:formula="of:=[.I13]/[.E13]" office:value-type="float" office:value="951134.098360656" calcext:value-type="float">
            <text:p>95113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ws Kayak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2.425" calcext:value-type="float">
            <text:p>2.43</text:p>
          </table:table-cell>
          <table:table-cell table:style-name="ce6" office:value-type="float" office:value="572" calcext:value-type="float">
            <text:p>572.00</text:p>
          </table:table-cell>
          <table:table-cell table:style-name="ce7" office:value-type="float" office:value="134.98" calcext:value-type="float">
            <text:p>CA$134.98</text:p>
          </table:table-cell>
          <table:table-cell table:style-name="ce9" office:value-type="float" office:value="14243" calcext:value-type="float">
            <text:p>$14,243</text:p>
          </table:table-cell>
          <table:table-cell table:style-name="ce11" office:value-type="float" office:value="2914151" calcext:value-type="float">
            <text:p>2,914,151.00</text:p>
          </table:table-cell>
          <table:table-cell table:style-name="ce13" table:formula="of:=[.I14]/[.F14]" office:value-type="float" office:value="5094.66958041958" calcext:value-type="float">
            <text:p>5094.67</text:p>
          </table:table-cell>
          <table:table-cell table:style-name="ce14" table:formula="of:=[.I14]/[.E14]" office:value-type="float" office:value="1201711.75257732" calcext:value-type="float">
            <text:p>12017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Sync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6" office:value-type="float" office:value="2.625" calcext:value-type="float">
            <text:p>2.63</text:p>
          </table:table-cell>
          <table:table-cell table:style-name="ce6" office:value-type="float" office:value="562" calcext:value-type="float">
            <text:p>562.00</text:p>
          </table:table-cell>
          <table:table-cell table:style-name="ce7" office:value-type="float" office:value="129.87" calcext:value-type="float">
            <text:p>CA$129.87</text:p>
          </table:table-cell>
          <table:table-cell table:style-name="ce9" office:value-type="float" office:value="-36937" calcext:value-type="float">
            <text:p>-$36,937</text:p>
          </table:table-cell>
          <table:table-cell table:style-name="ce11" office:value-type="float" office:value="2812743" calcext:value-type="float">
            <text:p>2,812,743.00</text:p>
          </table:table-cell>
          <table:table-cell table:style-name="ce13" table:formula="of:=[.I15]/[.F15]" office:value-type="float" office:value="5004.88078291815" calcext:value-type="float">
            <text:p>5004.88</text:p>
          </table:table-cell>
          <table:table-cell table:style-name="ce14" table:formula="of:=[.I15]/[.E15]" office:value-type="float" office:value="1071521.14285714" calcext:value-type="float">
            <text:p>10715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quaFloat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559" calcext:value-type="float">
            <text:p>559.00</text:p>
          </table:table-cell>
          <table:table-cell table:style-name="ce7" office:value-type="float" office:value="117.86" calcext:value-type="float">
            <text:p>CA$117.86</text:p>
          </table:table-cell>
          <table:table-cell table:style-name="ce9" office:value-type="float" office:value="-156962" calcext:value-type="float">
            <text:p>-$156,962</text:p>
          </table:table-cell>
          <table:table-cell table:style-name="ce11" office:value-type="float" office:value="2753226" calcext:value-type="float">
            <text:p>2,753,226.00</text:p>
          </table:table-cell>
          <table:table-cell table:style-name="ce13" table:formula="of:=[.I16]/[.F16]" office:value-type="float" office:value="4925.27012522361" calcext:value-type="float">
            <text:p>4925.27</text:p>
          </table:table-cell>
          <table:table-cell table:style-name="ce14" table:formula="of:=[.I16]/[.E16]" office:value-type="float" office:value="874040" calcext:value-type="float">
            <text:p>8740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FD68D2E_251A_488F_B6AF_23269C445707_.wvu.FilterData" table:base-cell-address="$'Test year'.$A$1" table:cell-range-address="$'Test year'.$A$1:.$G$16"/>
          <table:named-range table:name="_xlnm._FilterDatabase" table:base-cell-address="$'Test year'.$A$1" table:cell-range-address="$'Test year'.$A$1:.$L$16"/>
        </table:named-expressions>
      </table:table>
      <table:table table:name="Sheet13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ear 1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are 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# of kayaks</text:p>
          </table:table-cell>
          <table:table-cell table:style-name="ce1" office:value-type="string" calcext:value-type="string">
            <text:p>net per quality</text:p>
          </table:table-cell>
          <table:table-cell table:style-name="ce2" office:value-type="string" calcext:value-type="string">
            <text:p>position</text:p>
          </table:table-cell>
          <table:table-cell table:style-name="ce21" office:value-type="string" calcext:value-type="string">
            <text:p>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uewater 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15" office:value-type="string" calcext:value-type="string">
            <text:p>3.825</text:p>
          </table:table-cell>
          <table:table-cell table:style-name="ce5" office:value-type="string" calcext:value-type="string">
            <text:p>699.00</text:p>
          </table:table-cell>
          <table:table-cell table:style-name="ce17" office:value-type="string" calcext:value-type="string">
            <text:p>157.54</text:p>
          </table:table-cell>
          <table:table-cell table:style-name="ce11" office:value-type="float" office:value="239765" calcext:value-type="float">
            <text:p>239,765.00</text:p>
          </table:table-cell>
          <table:table-cell table:style-name="ce9" table:formula="of:=SUBSTITUTE([.J37];&quot;$&quot;; &quot;&quot;)" office:value-type="string" office:string-value="3246947" calcext:value-type="string">
            <text:p>3246947</text:p>
          </table:table-cell>
          <table:table-cell table:style-name="ce18" table:formula="of:=[.J2]-[.I2]" office:value-type="float" office:value="3007182" calcext:value-type="float">
            <text:p>$3,007,182</text:p>
          </table:table-cell>
          <table:table-cell table:style-name="ce15" table:formula="of:=[.J2]/[.G2]" office:value-type="float" office:value="4645.13161659514" calcext:value-type="float">
            <text:p>4,645.13</text:p>
          </table:table-cell>
          <table:table-cell table:style-name="ce20" table:formula="of:=[.J2]/[.F2]" office:value-type="float" office:value="848875.032679739" calcext:value-type="float">
            <text:p>848,875.03</text:p>
          </table:table-cell>
          <table:table-cell table:style-name="ce2" office:value-type="float" office:value="2" calcext:value-type="float">
            <text:p>2</text:p>
          </table:table-cell>
          <table:table-cell table:style-name="ce22" table:formula="of:=[.K2]/[.J2]" office:value-type="float" office:value="0.926156786667599" calcext:value-type="float">
            <text:p>0.92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quaFloat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3.375</text:p>
          </table:table-cell>
          <table:table-cell table:style-name="ce5" office:value-type="string" calcext:value-type="string">
            <text:p>687.00</text:p>
          </table:table-cell>
          <table:table-cell table:style-name="ce17" office:value-type="string" calcext:value-type="string">
            <text:p>160.20</text:p>
          </table:table-cell>
          <table:table-cell table:style-name="ce11" office:value-type="float" office:value="266456" calcext:value-type="float">
            <text:p>266,456.00</text:p>
          </table:table-cell>
          <table:table-cell table:style-name="ce9" table:formula="of:=SUBSTITUTE([.J38];&quot;$&quot;; &quot;&quot;)" office:value-type="string" office:string-value="3518539" calcext:value-type="string">
            <text:p>3518539</text:p>
          </table:table-cell>
          <table:table-cell table:style-name="ce18" table:formula="of:=[.J3]-[.I3]" office:value-type="float" office:value="3252083" calcext:value-type="float">
            <text:p>$3,252,083</text:p>
          </table:table-cell>
          <table:table-cell table:style-name="ce15" table:formula="of:=[.J3]/[.G3]" office:value-type="float" office:value="5121.59970887918" calcext:value-type="float">
            <text:p>5,121.60</text:p>
          </table:table-cell>
          <table:table-cell table:style-name="ce20" table:formula="of:=[.J3]/[.F3]" office:value-type="float" office:value="1042530.07407407" calcext:value-type="float">
            <text:p>1,042,530.07</text:p>
          </table:table-cell>
          <table:table-cell table:style-name="ce2" office:value-type="float" office:value="1" calcext:value-type="float">
            <text:p>1</text:p>
          </table:table-cell>
          <table:table-cell table:style-name="ce22" table:formula="of:=[.K3]/[.J3]" office:value-type="float" office:value="0.924270840823421" calcext:value-type="float">
            <text:p>0.92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levation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3.35</text:p>
          </table:table-cell>
          <table:table-cell table:style-name="ce5" office:value-type="string" calcext:value-type="string">
            <text:p>659.00</text:p>
          </table:table-cell>
          <table:table-cell table:style-name="ce17" office:value-type="string" calcext:value-type="string">
            <text:p>151.97</text:p>
          </table:table-cell>
          <table:table-cell table:style-name="ce11" office:value-type="float" office:value="184125" calcext:value-type="float">
            <text:p>184,125.00</text:p>
          </table:table-cell>
          <table:table-cell table:style-name="ce9" table:formula="of:=SUBSTITUTE([.J39];&quot;$&quot;; &quot;&quot;)" office:value-type="string" office:string-value="3151431" calcext:value-type="string">
            <text:p>3151431</text:p>
          </table:table-cell>
          <table:table-cell table:style-name="ce18" table:formula="of:=[.J4]-[.I4]" office:value-type="float" office:value="2967306" calcext:value-type="float">
            <text:p>$2,967,306</text:p>
          </table:table-cell>
          <table:table-cell table:style-name="ce15" table:formula="of:=[.J4]/[.G4]" office:value-type="float" office:value="4782.14112291351" calcext:value-type="float">
            <text:p>4,782.14</text:p>
          </table:table-cell>
          <table:table-cell table:style-name="ce20" table:formula="of:=[.J4]/[.F4]" office:value-type="float" office:value="940725.671641791" calcext:value-type="float">
            <text:p>940,725.67</text:p>
          </table:table-cell>
          <table:table-cell table:style-name="ce2" office:value-type="float" office:value="6" calcext:value-type="float">
            <text:p>6</text:p>
          </table:table-cell>
          <table:table-cell table:style-name="ce22" table:formula="of:=[.K4]/[.J4]" office:value-type="float" office:value="0.941574161071589" calcext:value-type="float">
            <text:p>0.94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rineX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15" office:value-type="string" calcext:value-type="string">
            <text:p>3.3</text:p>
          </table:table-cell>
          <table:table-cell table:style-name="ce5" office:value-type="string" calcext:value-type="string">
            <text:p>609.00</text:p>
          </table:table-cell>
          <table:table-cell table:style-name="ce17" office:value-type="string" calcext:value-type="string">
            <text:p>137.65</text:p>
          </table:table-cell>
          <table:table-cell table:style-name="ce11" office:value-type="float" office:value="40862" calcext:value-type="float">
            <text:p>40,862.00</text:p>
          </table:table-cell>
          <table:table-cell table:style-name="ce9" table:formula="of:=SUBSTITUTE([.J40];&quot;$&quot;; &quot;&quot;)" office:value-type="string" office:string-value="2989429" calcext:value-type="string">
            <text:p>2989429</text:p>
          </table:table-cell>
          <table:table-cell table:style-name="ce18" table:formula="of:=[.J5]-[.I5]" office:value-type="float" office:value="2948567" calcext:value-type="float">
            <text:p>$2,948,567</text:p>
          </table:table-cell>
          <table:table-cell table:style-name="ce15" table:formula="of:=[.J5]/[.G5]" office:value-type="float" office:value="4908.75041050903" calcext:value-type="float">
            <text:p>4,908.75</text:p>
          </table:table-cell>
          <table:table-cell table:style-name="ce20" table:formula="of:=[.J5]/[.F5]" office:value-type="float" office:value="905887.575757576" calcext:value-type="float">
            <text:p>905,887.58</text:p>
          </table:table-cell>
          <table:table-cell table:style-name="ce2" office:value-type="float" office:value="13" calcext:value-type="float">
            <text:p>13</text:p>
          </table:table-cell>
          <table:table-cell table:style-name="ce22" table:formula="of:=[.K5]/[.J5]" office:value-type="float" office:value="0.986331168928916" calcext:value-type="float">
            <text:p>0.98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rystal Crest Kaya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15" office:value-type="string" calcext:value-type="string">
            <text:p>3.625</text:p>
          </table:table-cell>
          <table:table-cell table:style-name="ce5" office:value-type="string" calcext:value-type="string">
            <text:p>693.00</text:p>
          </table:table-cell>
          <table:table-cell table:style-name="ce17" office:value-type="string" calcext:value-type="string">
            <text:p>156.27</text:p>
          </table:table-cell>
          <table:table-cell table:style-name="ce11" office:value-type="float" office:value="227057" calcext:value-type="float">
            <text:p>227,057.00</text:p>
          </table:table-cell>
          <table:table-cell table:style-name="ce9" table:formula="of:=SUBSTITUTE([.J41];&quot;$&quot;; &quot;&quot;)" office:value-type="string" office:string-value="2983764" calcext:value-type="string">
            <text:p>2983764</text:p>
          </table:table-cell>
          <table:table-cell table:style-name="ce18" table:formula="of:=[.J6]-[.I6]" office:value-type="float" office:value="2756707" calcext:value-type="float">
            <text:p>$2,756,707</text:p>
          </table:table-cell>
          <table:table-cell table:style-name="ce15" table:formula="of:=[.J6]/[.G6]" office:value-type="float" office:value="4305.57575757576" calcext:value-type="float">
            <text:p>4,305.58</text:p>
          </table:table-cell>
          <table:table-cell table:style-name="ce20" table:formula="of:=[.J6]/[.F6]" office:value-type="float" office:value="823107.310344828" calcext:value-type="float">
            <text:p>823,107.31</text:p>
          </table:table-cell>
          <table:table-cell table:style-name="ce2" office:value-type="float" office:value="3" calcext:value-type="float">
            <text:p>3</text:p>
          </table:table-cell>
          <table:table-cell table:style-name="ce22" table:formula="of:=[.K6]/[.J6]" office:value-type="float" office:value="0.923902493628853" calcext:value-type="float">
            <text:p>0.92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raKayak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3.425</text:p>
          </table:table-cell>
          <table:table-cell table:style-name="ce5" office:value-type="string" calcext:value-type="string">
            <text:p>622.00</text:p>
          </table:table-cell>
          <table:table-cell table:style-name="ce17" office:value-type="string" calcext:value-type="string">
            <text:p>145.14</text:p>
          </table:table-cell>
          <table:table-cell table:style-name="ce11" office:value-type="float" office:value="115771" calcext:value-type="float">
            <text:p>115,771.00</text:p>
          </table:table-cell>
          <table:table-cell table:style-name="ce9" table:formula="of:=SUBSTITUTE([.J42];&quot;$&quot;; &quot;&quot;)" office:value-type="string" office:string-value="3202740" calcext:value-type="string">
            <text:p>3202740</text:p>
          </table:table-cell>
          <table:table-cell table:style-name="ce18" table:formula="of:=[.J7]-[.I7]" office:value-type="float" office:value="3086969" calcext:value-type="float">
            <text:p>$3,086,969</text:p>
          </table:table-cell>
          <table:table-cell table:style-name="ce15" table:formula="of:=[.J7]/[.G7]" office:value-type="float" office:value="5149.09967845659" calcext:value-type="float">
            <text:p>5,149.10</text:p>
          </table:table-cell>
          <table:table-cell table:style-name="ce20" table:formula="of:=[.J7]/[.F7]" office:value-type="float" office:value="935106.569343066" calcext:value-type="float">
            <text:p>935,106.57</text:p>
          </table:table-cell>
          <table:table-cell table:style-name="ce2" office:value-type="float" office:value="9" calcext:value-type="float">
            <text:p>9</text:p>
          </table:table-cell>
          <table:table-cell table:style-name="ce22" table:formula="of:=[.K7]/[.J7]" office:value-type="float" office:value="0.963852513785072" calcext:value-type="float">
            <text:p>0.96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eflow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Plastic film</text:p>
          </table:table-cell>
          <table:table-cell table:style-name="ce5" office:value-type="string" calcext:value-type="string">
            <text:p>Basic</text:p>
          </table:table-cell>
          <table:table-cell table:style-name="ce15" office:value-type="string" calcext:value-type="string">
            <text:p>2.3</text:p>
          </table:table-cell>
          <table:table-cell table:style-name="ce5" office:value-type="string" calcext:value-type="string">
            <text:p>575.00</text:p>
          </table:table-cell>
          <table:table-cell table:style-name="ce17" office:value-type="string" calcext:value-type="string">
            <text:p>148.19</text:p>
          </table:table-cell>
          <table:table-cell table:style-name="ce11" office:value-type="float" office:value="146346" calcext:value-type="float">
            <text:p>146,346.00</text:p>
          </table:table-cell>
          <table:table-cell table:style-name="ce9" table:formula="of:=SUBSTITUTE([.J43];&quot;$&quot;; &quot;&quot;)" office:value-type="string" office:string-value="3015093" calcext:value-type="string">
            <text:p>3015093</text:p>
          </table:table-cell>
          <table:table-cell table:style-name="ce18" table:formula="of:=[.J8]-[.I8]" office:value-type="float" office:value="2868747" calcext:value-type="float">
            <text:p>$2,868,747</text:p>
          </table:table-cell>
          <table:table-cell table:style-name="ce15" table:formula="of:=[.J8]/[.G8]" office:value-type="float" office:value="5243.64" calcext:value-type="float">
            <text:p>5,243.64</text:p>
          </table:table-cell>
          <table:table-cell table:style-name="ce20" table:formula="of:=[.J8]/[.F8]" office:value-type="float" office:value="1310910" calcext:value-type="float">
            <text:p>1,310,910.00</text:p>
          </table:table-cell>
          <table:table-cell table:style-name="ce2" office:value-type="float" office:value="7" calcext:value-type="float">
            <text:p>7</text:p>
          </table:table-cell>
          <table:table-cell table:style-name="ce22" table:formula="of:=[.K8]/[.J8]" office:value-type="float" office:value="0.951462193703478" calcext:value-type="float">
            <text:p>0.95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2OExplorer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Basic</text:p>
          </table:table-cell>
          <table:table-cell table:style-name="ce15" office:value-type="string" calcext:value-type="string">
            <text:p>2.525</text:p>
          </table:table-cell>
          <table:table-cell table:style-name="ce5" office:value-type="string" calcext:value-type="string">
            <text:p>607.00</text:p>
          </table:table-cell>
          <table:table-cell table:style-name="ce17" office:value-type="string" calcext:value-type="string">
            <text:p>155.79</text:p>
          </table:table-cell>
          <table:table-cell table:style-name="ce11" office:value-type="float" office:value="222319" calcext:value-type="float">
            <text:p>222,319.00</text:p>
          </table:table-cell>
          <table:table-cell table:style-name="ce9" table:formula="of:=SUBSTITUTE([.J44];&quot;$&quot;; &quot;&quot;)" office:value-type="string" office:string-value="2934825" calcext:value-type="string">
            <text:p>2934825</text:p>
          </table:table-cell>
          <table:table-cell table:style-name="ce18" table:formula="of:=[.J9]-[.I9]" office:value-type="float" office:value="2712506" calcext:value-type="float">
            <text:p>$2,712,506</text:p>
          </table:table-cell>
          <table:table-cell table:style-name="ce15" table:formula="of:=[.J9]/[.G9]" office:value-type="float" office:value="4834.96705107084" calcext:value-type="float">
            <text:p>4,834.97</text:p>
          </table:table-cell>
          <table:table-cell table:style-name="ce20" table:formula="of:=[.J9]/[.F9]" office:value-type="float" office:value="1162306.93069307" calcext:value-type="float">
            <text:p>1,162,306.93</text:p>
          </table:table-cell>
          <table:table-cell table:style-name="ce2" office:value-type="float" office:value="4" calcext:value-type="float">
            <text:p>4</text:p>
          </table:table-cell>
          <table:table-cell table:style-name="ce22" table:formula="of:=[.K9]/[.J9]" office:value-type="float" office:value="0.924247953455487" calcext:value-type="float">
            <text:p>0.924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amm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3.8</text:p>
          </table:table-cell>
          <table:table-cell table:style-name="ce5" office:value-type="string" calcext:value-type="string">
            <text:p>698.00</text:p>
          </table:table-cell>
          <table:table-cell table:style-name="ce17" office:value-type="string" calcext:value-type="string">
            <text:p>155.67</text:p>
          </table:table-cell>
          <table:table-cell table:style-name="ce11" office:value-type="float" office:value="221086" calcext:value-type="float">
            <text:p>221,086.00</text:p>
          </table:table-cell>
          <table:table-cell table:style-name="ce9" table:formula="of:=SUBSTITUTE([.J45];&quot;$&quot;; &quot;&quot;)" office:value-type="string" office:string-value="3068600" calcext:value-type="string">
            <text:p>3068600</text:p>
          </table:table-cell>
          <table:table-cell table:style-name="ce18" table:formula="of:=[.J10]-[.I10]" office:value-type="float" office:value="2847514" calcext:value-type="float">
            <text:p>$2,847,514</text:p>
          </table:table-cell>
          <table:table-cell table:style-name="ce15" table:formula="of:=[.J10]/[.G10]" office:value-type="float" office:value="4396.27507163324" calcext:value-type="float">
            <text:p>4,396.28</text:p>
          </table:table-cell>
          <table:table-cell table:style-name="ce20" table:formula="of:=[.J10]/[.F10]" office:value-type="float" office:value="807526.315789474" calcext:value-type="float">
            <text:p>807,526.32</text:p>
          </table:table-cell>
          <table:table-cell table:style-name="ce2" office:value-type="float" office:value="5" calcext:value-type="float">
            <text:p>5</text:p>
          </table:table-cell>
          <table:table-cell table:style-name="ce22" table:formula="of:=[.K10]/[.J10]" office:value-type="float" office:value="0.927952160594408" calcext:value-type="float">
            <text:p>0.92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nder The Paddle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3.525</text:p>
          </table:table-cell>
          <table:table-cell table:style-name="ce5" office:value-type="string" calcext:value-type="string">
            <text:p>635.00</text:p>
          </table:table-cell>
          <table:table-cell table:style-name="ce17" office:value-type="string" calcext:value-type="string">
            <text:p>144.71</text:p>
          </table:table-cell>
          <table:table-cell table:style-name="ce11" office:value-type="float" office:value="111508" calcext:value-type="float">
            <text:p>111,508.00</text:p>
          </table:table-cell>
          <table:table-cell table:style-name="ce9" table:formula="of:=SUBSTITUTE([.J46];&quot;$&quot;; &quot;&quot;)" office:value-type="string" office:string-value="2976532" calcext:value-type="string">
            <text:p>2976532</text:p>
          </table:table-cell>
          <table:table-cell table:style-name="ce18" table:formula="of:=[.J11]-[.I11]" office:value-type="float" office:value="2865024" calcext:value-type="float">
            <text:p>$2,865,024</text:p>
          </table:table-cell>
          <table:table-cell table:style-name="ce15" table:formula="of:=[.J11]/[.G11]" office:value-type="float" office:value="4687.45196850394" calcext:value-type="float">
            <text:p>4,687.45</text:p>
          </table:table-cell>
          <table:table-cell table:style-name="ce20" table:formula="of:=[.J11]/[.F11]" office:value-type="float" office:value="844406.241134752" calcext:value-type="float">
            <text:p>844,406.24</text:p>
          </table:table-cell>
          <table:table-cell table:style-name="ce2" office:value-type="float" office:value="10" calcext:value-type="float">
            <text:p>10</text:p>
          </table:table-cell>
          <table:table-cell table:style-name="ce22" table:formula="of:=[.K11]/[.J11]" office:value-type="float" office:value="0.962537610884076" calcext:value-type="float">
            <text:p>0.9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ordiks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2.975</text:p>
          </table:table-cell>
          <table:table-cell table:style-name="ce5" office:value-type="string" calcext:value-type="string">
            <text:p>570.00</text:p>
          </table:table-cell>
          <table:table-cell table:style-name="ce17" office:value-type="string" calcext:value-type="string">
            <text:p>141.68</text:p>
          </table:table-cell>
          <table:table-cell table:style-name="ce11" office:value-type="float" office:value="81249" calcext:value-type="float">
            <text:p>81,249.00</text:p>
          </table:table-cell>
          <table:table-cell table:style-name="ce9" table:formula="of:=SUBSTITUTE([.J47];&quot;$&quot;; &quot;&quot;)" office:value-type="string" office:string-value="2974283" calcext:value-type="string">
            <text:p>2974283</text:p>
          </table:table-cell>
          <table:table-cell table:style-name="ce18" table:formula="of:=[.J12]-[.I12]" office:value-type="float" office:value="2893034" calcext:value-type="float">
            <text:p>$2,893,034</text:p>
          </table:table-cell>
          <table:table-cell table:style-name="ce15" table:formula="of:=[.J12]/[.G12]" office:value-type="float" office:value="5218.04035087719" calcext:value-type="float">
            <text:p>5,218.04</text:p>
          </table:table-cell>
          <table:table-cell table:style-name="ce20" table:formula="of:=[.J12]/[.F12]" office:value-type="float" office:value="999758.991596639" calcext:value-type="float">
            <text:p>999,758.99</text:p>
          </table:table-cell>
          <table:table-cell table:style-name="ce2" office:value-type="float" office:value="11" calcext:value-type="float">
            <text:p>11</text:p>
          </table:table-cell>
          <table:table-cell table:style-name="ce22" table:formula="of:=[.K12]/[.J12]" office:value-type="float" office:value="0.972682828096721" calcext:value-type="float">
            <text:p>0.97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s Kayak</text:p>
          </table:table-cell>
          <table:table-cell table:style-name="ce5" office:value-type="string" calcext:value-type="string">
            <text:p>High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15" office:value-type="string" calcext:value-type="string">
            <text:p>3.375</text:p>
          </table:table-cell>
          <table:table-cell table:style-name="ce5" office:value-type="string" calcext:value-type="string">
            <text:p>670.00</text:p>
          </table:table-cell>
          <table:table-cell table:style-name="ce17" office:value-type="string" calcext:value-type="string">
            <text:p>146.40</text:p>
          </table:table-cell>
          <table:table-cell table:style-name="ce11" office:value-type="float" office:value="128398" calcext:value-type="float">
            <text:p>128,398.00</text:p>
          </table:table-cell>
          <table:table-cell table:style-name="ce9" table:formula="of:=SUBSTITUTE([.J48];&quot;$&quot;; &quot;&quot;)" office:value-type="string" office:string-value="2905632" calcext:value-type="string">
            <text:p>2905632</text:p>
          </table:table-cell>
          <table:table-cell table:style-name="ce18" table:formula="of:=[.J13]-[.I13]" office:value-type="float" office:value="2777234" calcext:value-type="float">
            <text:p>$2,777,234</text:p>
          </table:table-cell>
          <table:table-cell table:style-name="ce15" table:formula="of:=[.J13]/[.G13]" office:value-type="float" office:value="4336.76417910448" calcext:value-type="float">
            <text:p>4,336.76</text:p>
          </table:table-cell>
          <table:table-cell table:style-name="ce20" table:formula="of:=[.J13]/[.F13]" office:value-type="float" office:value="860928" calcext:value-type="float">
            <text:p>860,928.00</text:p>
          </table:table-cell>
          <table:table-cell table:style-name="ce2" office:value-type="float" office:value="8" calcext:value-type="float">
            <text:p>8</text:p>
          </table:table-cell>
          <table:table-cell table:style-name="ce22" table:formula="of:=[.K13]/[.J13]" office:value-type="float" office:value="0.95581064635852" calcext:value-type="float">
            <text:p>0.95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a Splash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2.425</text:p>
          </table:table-cell>
          <table:table-cell table:style-name="ce5" office:value-type="string" calcext:value-type="string">
            <text:p>600.00</text:p>
          </table:table-cell>
          <table:table-cell table:style-name="ce17" office:value-type="string" calcext:value-type="string">
            <text:p>140.94</text:p>
          </table:table-cell>
          <table:table-cell table:style-name="ce11" office:value-type="float" office:value="73818" calcext:value-type="float">
            <text:p>73,818.00</text:p>
          </table:table-cell>
          <table:table-cell table:style-name="ce9" table:formula="of:=SUBSTITUTE([.J49];&quot;$&quot;; &quot;&quot;)" office:value-type="string" office:string-value="3163633" calcext:value-type="string">
            <text:p>3163633</text:p>
          </table:table-cell>
          <table:table-cell table:style-name="ce18" table:formula="of:=[.J14]-[.I14]" office:value-type="float" office:value="3089815" calcext:value-type="float">
            <text:p>$3,089,815</text:p>
          </table:table-cell>
          <table:table-cell table:style-name="ce15" table:formula="of:=[.J14]/[.G14]" office:value-type="float" office:value="5272.72166666667" calcext:value-type="float">
            <text:p>5,272.72</text:p>
          </table:table-cell>
          <table:table-cell table:style-name="ce20" table:formula="of:=[.J14]/[.F14]" office:value-type="float" office:value="1304590.92783505" calcext:value-type="float">
            <text:p>1,304,590.93</text:p>
          </table:table-cell>
          <table:table-cell table:style-name="ce2" office:value-type="float" office:value="12" calcext:value-type="float">
            <text:p>12</text:p>
          </table:table-cell>
          <table:table-cell table:style-name="ce22" table:formula="of:=[.K14]/[.J14]" office:value-type="float" office:value="0.976666699329537" calcext:value-type="float">
            <text:p>0.97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eat Lakes Kayak Co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2 years</text:p>
          </table:table-cell>
          <table:table-cell table:style-name="ce15" office:value-type="string" calcext:value-type="string">
            <text:p>2.55</text:p>
          </table:table-cell>
          <table:table-cell table:style-name="ce5" office:value-type="string" calcext:value-type="string">
            <text:p>601.00</text:p>
          </table:table-cell>
          <table:table-cell table:style-name="ce17" office:value-type="string" calcext:value-type="string">
            <text:p>134.99</text:p>
          </table:table-cell>
          <table:table-cell table:style-name="ce11" office:value-type="float" office:value="14284" calcext:value-type="float">
            <text:p>14,284.00</text:p>
          </table:table-cell>
          <table:table-cell table:style-name="ce9" table:formula="of:=SUBSTITUTE([.J50];&quot;$&quot;; &quot;&quot;)" office:value-type="string" office:string-value="2866683" calcext:value-type="string">
            <text:p>2866683</text:p>
          </table:table-cell>
          <table:table-cell table:style-name="ce18" table:formula="of:=[.J15]-[.I15]" office:value-type="float" office:value="2852399" calcext:value-type="float">
            <text:p>$2,852,399</text:p>
          </table:table-cell>
          <table:table-cell table:style-name="ce15" table:formula="of:=[.J15]/[.G15]" office:value-type="float" office:value="4769.85524126456" calcext:value-type="float">
            <text:p>4,769.86</text:p>
          </table:table-cell>
          <table:table-cell table:style-name="ce20" table:formula="of:=[.J15]/[.F15]" office:value-type="float" office:value="1124189.41176471" calcext:value-type="float">
            <text:p>1,124,189.41</text:p>
          </table:table-cell>
          <table:table-cell table:style-name="ce2" office:value-type="float" office:value="14" calcext:value-type="float">
            <text:p>14</text:p>
          </table:table-cell>
          <table:table-cell table:style-name="ce22" table:formula="of:=[.K15]/[.J15]" office:value-type="float" office:value="0.995017237692483" calcext:value-type="float">
            <text:p>0.99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Sync Kayaks</text:p>
          </table:table-cell>
          <table:table-cell table:style-name="ce5" office:value-type="string" calcext:value-type="string">
            <text:p>Low densi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nvas bag</text:p>
          </table:table-cell>
          <table:table-cell table:style-name="ce5" office:value-type="string" calcext:value-type="string">
            <text:p>4 years</text:p>
          </table:table-cell>
          <table:table-cell table:style-name="ce15" office:value-type="string" calcext:value-type="string">
            <text:p>2.6</text:p>
          </table:table-cell>
          <table:table-cell table:style-name="ce5" office:value-type="string" calcext:value-type="string">
            <text:p>575.00</text:p>
          </table:table-cell>
          <table:table-cell table:style-name="ce17" office:value-type="string" calcext:value-type="string">
            <text:p>127.19</text:p>
          </table:table-cell>
          <table:table-cell table:style-name="ce11" office:value-type="float" office:value="-63661" calcext:value-type="float">
            <text:p>-63,661.00</text:p>
          </table:table-cell>
          <table:table-cell table:style-name="ce9" table:formula="of:=SUBSTITUTE([.J51];&quot;$&quot;; &quot;&quot;)" office:value-type="string" office:string-value="2838384" calcext:value-type="string">
            <text:p>2838384</text:p>
          </table:table-cell>
          <table:table-cell table:style-name="ce18" table:formula="of:=[.J16]-[.I16]" office:value-type="float" office:value="2902045" calcext:value-type="float">
            <text:p>$2,902,045</text:p>
          </table:table-cell>
          <table:table-cell table:style-name="ce15" table:formula="of:=[.J16]/[.G16]" office:value-type="float" office:value="4936.32" calcext:value-type="float">
            <text:p>4,936.32</text:p>
          </table:table-cell>
          <table:table-cell table:style-name="ce20" table:formula="of:=[.J16]/[.F16]" office:value-type="float" office:value="1091686.15384615" calcext:value-type="float">
            <text:p>1,091,686.15</text:p>
          </table:table-cell>
          <table:table-cell table:style-name="ce2" office:value-type="float" office:value="15" calcext:value-type="float">
            <text:p>15</text:p>
          </table:table-cell>
          <table:table-cell table:style-name="ce22" table:formula="of:=[.K16]/[.J16]" office:value-type="float" office:value="1.02242860726385" calcext:value-type="float">
            <text:p>1.0224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5" table:formula="of:=SUBSTITUTE([.E32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5" table:formula="of:=SUBSTITUTE([.E33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table:formula="of:=SUBSTITUTE([.E34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5" table:formula="of:=SUBSTITUTE([.E35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5" table:formula="of:=SUBSTITUTE([.E36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AquaFloat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37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Bluewater Kayaks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38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Crystal Crest Kayaks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39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H2OExplorers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0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Ramm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1]; &quot; / 5&quot;; &quot;&quot;)">
            <text:p/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ElevationKayaks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2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Freeflow Kayaks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3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Jaws Kayak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4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DraKayak</text:p>
          </table:table-cell>
          <table:table-cell table:style-name="ce1" office:value-type="float" office:value="200" calcext:value-type="float">
            <text:p>200</text:p>
          </table:table-cell>
          <table:table-cell table:style-name="ce15" table:formula="of:=SUBSTITUTE([.E45]; &quot; / 5&quot;; 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Under The Paddl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Nordiks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a Splash Kayaks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MarineX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Great Lakes Kayak Co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InSync Kayaks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5" office:value-type="string" calcext:value-type="string">
            <text:p>3.375 / 5</text:p>
          </table:table-cell>
          <table:table-cell table:style-name="ce5" office:value-type="string" calcext:value-type="string">
            <text:p>$687.00 CAD</text:p>
          </table:table-cell>
          <table:table-cell table:style-name="ce17" office:value-type="float" office:value="160.2" calcext:value-type="float">
            <text:p>$160.20</text:p>
          </table:table-cell>
          <table:table-cell table:style-name="ce9" office:value-type="float" office:value="266456" calcext:value-type="float">
            <text:p>$266,456</text:p>
          </table:table-cell>
          <table:table-cell table:style-name="ce9" office:value-type="float" office:value="3246947" calcext:value-type="float">
            <text:p>$3,246,947</text:p>
          </table:table-cell>
          <table:table-cell table:style-name="ce18" table:formula="of:=[.J37]-[.I37]" office:value-type="float" office:value="2980491" calcext:value-type="float">
            <text:p>$2,980,49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825 / 5</text:p>
          </table:table-cell>
          <table:table-cell table:style-name="ce5" office:value-type="string" calcext:value-type="string">
            <text:p>$699.00 CAD</text:p>
          </table:table-cell>
          <table:table-cell table:style-name="ce17" office:value-type="float" office:value="157.54" calcext:value-type="float">
            <text:p>$157.54</text:p>
          </table:table-cell>
          <table:table-cell table:style-name="ce10" office:value-type="float" office:value="239765" calcext:value-type="float">
            <text:p>$239,765</text:p>
          </table:table-cell>
          <table:table-cell table:style-name="ce10" office:value-type="float" office:value="3518539" calcext:value-type="float">
            <text:p>$3,518,539</text:p>
          </table:table-cell>
          <table:table-cell table:style-name="ce18" table:formula="of:=[.J38]-[.I38]" office:value-type="float" office:value="3278774" calcext:value-type="float">
            <text:p>$3,278,77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625 / 5</text:p>
          </table:table-cell>
          <table:table-cell table:style-name="ce5" office:value-type="string" calcext:value-type="string">
            <text:p>$693.00 CAD</text:p>
          </table:table-cell>
          <table:table-cell table:style-name="ce17" office:value-type="float" office:value="156.27" calcext:value-type="float">
            <text:p>$156.27</text:p>
          </table:table-cell>
          <table:table-cell table:style-name="ce9" office:value-type="float" office:value="227057" calcext:value-type="float">
            <text:p>$227,057</text:p>
          </table:table-cell>
          <table:table-cell table:style-name="ce9" office:value-type="float" office:value="3151431" calcext:value-type="float">
            <text:p>$3,151,431</text:p>
          </table:table-cell>
          <table:table-cell table:style-name="ce18" table:formula="of:=[.J39]-[.I39]" office:value-type="float" office:value="2924374" calcext:value-type="float">
            <text:p>$2,924,37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525 / 5</text:p>
          </table:table-cell>
          <table:table-cell table:style-name="ce5" office:value-type="string" calcext:value-type="string">
            <text:p>$607.00 CAD</text:p>
          </table:table-cell>
          <table:table-cell table:style-name="ce17" office:value-type="float" office:value="155.79" calcext:value-type="float">
            <text:p>$155.79</text:p>
          </table:table-cell>
          <table:table-cell table:style-name="ce9" office:value-type="float" office:value="222319" calcext:value-type="float">
            <text:p>$222,319</text:p>
          </table:table-cell>
          <table:table-cell table:style-name="ce9" office:value-type="float" office:value="2989429" calcext:value-type="float">
            <text:p>$2,989,429</text:p>
          </table:table-cell>
          <table:table-cell table:style-name="ce18" table:formula="of:=[.J40]-[.I40]" office:value-type="float" office:value="2767110" calcext:value-type="float">
            <text:p>$2,767,11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8 / 5</text:p>
          </table:table-cell>
          <table:table-cell table:style-name="ce5" office:value-type="string" calcext:value-type="string">
            <text:p>$698.00 CAD</text:p>
          </table:table-cell>
          <table:table-cell table:style-name="ce17" office:value-type="float" office:value="155.67" calcext:value-type="float">
            <text:p>$155.67</text:p>
          </table:table-cell>
          <table:table-cell table:style-name="ce9" office:value-type="float" office:value="221086" calcext:value-type="float">
            <text:p>$221,086</text:p>
          </table:table-cell>
          <table:table-cell table:style-name="ce9" office:value-type="float" office:value="2983764" calcext:value-type="float">
            <text:p>$2,983,764</text:p>
          </table:table-cell>
          <table:table-cell table:style-name="ce18" table:formula="of:=[.J41]-[.I41]" office:value-type="float" office:value="2762678" calcext:value-type="float">
            <text:p>$2,762,678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35 / 5</text:p>
          </table:table-cell>
          <table:table-cell table:style-name="ce5" office:value-type="string" calcext:value-type="string">
            <text:p>$659.00 CAD</text:p>
          </table:table-cell>
          <table:table-cell table:style-name="ce17" office:value-type="float" office:value="151.97" calcext:value-type="float">
            <text:p>$151.97</text:p>
          </table:table-cell>
          <table:table-cell table:style-name="ce9" office:value-type="float" office:value="184125" calcext:value-type="float">
            <text:p>$184,125</text:p>
          </table:table-cell>
          <table:table-cell table:style-name="ce9" office:value-type="float" office:value="3202740" calcext:value-type="float">
            <text:p>$3,202,740</text:p>
          </table:table-cell>
          <table:table-cell table:style-name="ce18" table:formula="of:=[.J42]-[.I42]" office:value-type="float" office:value="3018615" calcext:value-type="float">
            <text:p>$3,018,61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3 / 5</text:p>
          </table:table-cell>
          <table:table-cell table:style-name="ce5" office:value-type="string" calcext:value-type="string">
            <text:p>$575.00 CAD</text:p>
          </table:table-cell>
          <table:table-cell table:style-name="ce17" office:value-type="float" office:value="148.19" calcext:value-type="float">
            <text:p>$148.19</text:p>
          </table:table-cell>
          <table:table-cell table:style-name="ce9" office:value-type="float" office:value="146346" calcext:value-type="float">
            <text:p>$146,346</text:p>
          </table:table-cell>
          <table:table-cell table:style-name="ce9" office:value-type="float" office:value="3015093" calcext:value-type="float">
            <text:p>$3,015,093</text:p>
          </table:table-cell>
          <table:table-cell table:style-name="ce18" table:formula="of:=[.J43]-[.I43]" office:value-type="float" office:value="2868747" calcext:value-type="float">
            <text:p>$2,868,74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375 / 5</text:p>
          </table:table-cell>
          <table:table-cell table:style-name="ce5" office:value-type="string" calcext:value-type="string">
            <text:p>$670.00 CAD</text:p>
          </table:table-cell>
          <table:table-cell table:style-name="ce17" office:value-type="float" office:value="146.4" calcext:value-type="float">
            <text:p>$146.40</text:p>
          </table:table-cell>
          <table:table-cell table:style-name="ce9" office:value-type="float" office:value="128398" calcext:value-type="float">
            <text:p>$128,398</text:p>
          </table:table-cell>
          <table:table-cell table:style-name="ce9" office:value-type="float" office:value="2934825" calcext:value-type="float">
            <text:p>$2,934,825</text:p>
          </table:table-cell>
          <table:table-cell table:style-name="ce18" table:formula="of:=[.J44]-[.I44]" office:value-type="float" office:value="2806427" calcext:value-type="float">
            <text:p>$2,806,42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425 / 5</text:p>
          </table:table-cell>
          <table:table-cell table:style-name="ce5" office:value-type="string" calcext:value-type="string">
            <text:p>$622.00 CAD</text:p>
          </table:table-cell>
          <table:table-cell table:style-name="ce17" office:value-type="float" office:value="145.14" calcext:value-type="float">
            <text:p>$145.14</text:p>
          </table:table-cell>
          <table:table-cell table:style-name="ce9" office:value-type="float" office:value="115771" calcext:value-type="float">
            <text:p>$115,771</text:p>
          </table:table-cell>
          <table:table-cell table:style-name="ce9" office:value-type="float" office:value="3068600" calcext:value-type="float">
            <text:p>$3,068,600</text:p>
          </table:table-cell>
          <table:table-cell table:style-name="ce18" table:formula="of:=[.J45]-[.I45]" office:value-type="float" office:value="2952829" calcext:value-type="float">
            <text:p>$2,952,82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525 / 5</text:p>
          </table:table-cell>
          <table:table-cell table:style-name="ce5" office:value-type="string" calcext:value-type="string">
            <text:p>$635.00 CAD</text:p>
          </table:table-cell>
          <table:table-cell table:style-name="ce17" office:value-type="float" office:value="144.71" calcext:value-type="float">
            <text:p>$144.71</text:p>
          </table:table-cell>
          <table:table-cell table:style-name="ce9" office:value-type="float" office:value="111508" calcext:value-type="float">
            <text:p>$111,508</text:p>
          </table:table-cell>
          <table:table-cell table:style-name="ce9" office:value-type="float" office:value="2976532" calcext:value-type="float">
            <text:p>$2,976,532</text:p>
          </table:table-cell>
          <table:table-cell table:style-name="ce18" table:formula="of:=[.J46]-[.I46]" office:value-type="float" office:value="2865024" calcext:value-type="float">
            <text:p>$2,865,02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975 / 5</text:p>
          </table:table-cell>
          <table:table-cell table:style-name="ce5" office:value-type="string" calcext:value-type="string">
            <text:p>$570.00 CAD</text:p>
          </table:table-cell>
          <table:table-cell table:style-name="ce17" office:value-type="float" office:value="141.68" calcext:value-type="float">
            <text:p>$141.68</text:p>
          </table:table-cell>
          <table:table-cell table:style-name="ce9" office:value-type="float" office:value="81249" calcext:value-type="float">
            <text:p>$81,249</text:p>
          </table:table-cell>
          <table:table-cell table:style-name="ce9" office:value-type="float" office:value="2974283" calcext:value-type="float">
            <text:p>$2,974,283</text:p>
          </table:table-cell>
          <table:table-cell table:style-name="ce18" table:formula="of:=[.J47]-[.I47]" office:value-type="float" office:value="2893034" calcext:value-type="float">
            <text:p>$2,893,03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425 / 5</text:p>
          </table:table-cell>
          <table:table-cell table:style-name="ce5" office:value-type="string" calcext:value-type="string">
            <text:p>$600.00 CAD</text:p>
          </table:table-cell>
          <table:table-cell table:style-name="ce17" office:value-type="float" office:value="140.94" calcext:value-type="float">
            <text:p>$140.94</text:p>
          </table:table-cell>
          <table:table-cell table:style-name="ce9" office:value-type="float" office:value="73818" calcext:value-type="float">
            <text:p>$73,818</text:p>
          </table:table-cell>
          <table:table-cell table:style-name="ce9" office:value-type="float" office:value="2905632" calcext:value-type="float">
            <text:p>$2,905,632</text:p>
          </table:table-cell>
          <table:table-cell table:style-name="ce18" table:formula="of:=[.J48]-[.I48]" office:value-type="float" office:value="2831814" calcext:value-type="float">
            <text:p>$2,831,81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3.3 / 5</text:p>
          </table:table-cell>
          <table:table-cell table:style-name="ce5" office:value-type="string" calcext:value-type="string">
            <text:p>$609.00 CAD</text:p>
          </table:table-cell>
          <table:table-cell table:style-name="ce17" office:value-type="float" office:value="137.65" calcext:value-type="float">
            <text:p>$137.65</text:p>
          </table:table-cell>
          <table:table-cell table:style-name="ce9" office:value-type="float" office:value="40862" calcext:value-type="float">
            <text:p>$40,862</text:p>
          </table:table-cell>
          <table:table-cell table:style-name="ce9" office:value-type="float" office:value="3163633" calcext:value-type="float">
            <text:p>$3,163,633</text:p>
          </table:table-cell>
          <table:table-cell table:style-name="ce18" table:formula="of:=[.J49]-[.I49]" office:value-type="float" office:value="3122771" calcext:value-type="float">
            <text:p>$3,122,77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55 / 5</text:p>
          </table:table-cell>
          <table:table-cell table:style-name="ce5" office:value-type="string" calcext:value-type="string">
            <text:p>$601.00 CAD</text:p>
          </table:table-cell>
          <table:table-cell table:style-name="ce17" office:value-type="float" office:value="134.99" calcext:value-type="float">
            <text:p>$134.99</text:p>
          </table:table-cell>
          <table:table-cell table:style-name="ce9" office:value-type="float" office:value="14284" calcext:value-type="float">
            <text:p>$14,284</text:p>
          </table:table-cell>
          <table:table-cell table:style-name="ce9" office:value-type="float" office:value="2866683" calcext:value-type="float">
            <text:p>$2,866,683</text:p>
          </table:table-cell>
          <table:table-cell table:style-name="ce18" table:formula="of:=[.J50]-[.I50]" office:value-type="float" office:value="2852399" calcext:value-type="float">
            <text:p>$2,852,39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2.6 / 5</text:p>
          </table:table-cell>
          <table:table-cell table:style-name="ce5" office:value-type="string" calcext:value-type="string">
            <text:p>$575.00 CAD</text:p>
          </table:table-cell>
          <table:table-cell table:style-name="ce17" office:value-type="float" office:value="127.19" calcext:value-type="float">
            <text:p>$127.19</text:p>
          </table:table-cell>
          <table:table-cell table:style-name="ce9" office:value-type="float" office:value="-63661" calcext:value-type="float">
            <text:p>-$63,661</text:p>
          </table:table-cell>
          <table:table-cell table:style-name="ce9" office:value-type="float" office:value="2838384" calcext:value-type="float">
            <text:p>$2,838,384</text:p>
          </table:table-cell>
          <table:table-cell table:style-name="ce18" table:formula="of:=[.J51]-[.I51]" office:value-type="float" office:value="2902045" calcext:value-type="float">
            <text:p>$2,902,04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6" table:formula="of:=SUBSTITUTE([.F37]; &quot; / 5&quot;; &quot;&quot;)" office:value-type="string" office:string-value="3.375" calcext:value-type="string">
            <text:p>3.375</text:p>
          </table:table-cell>
          <table:table-cell table:style-name="ce16" table:formula="of:=SUBSTITUTE(SUBSTITUTE([.G37]; &quot;$&quot;;&quot;&quot;); &quot; CAD&quot;; &quot;&quot;)" office:value-type="string" office:string-value="687.00" calcext:value-type="string">
            <text:p>687.00</text:p>
          </table:table-cell>
          <table:table-cell table:style-name="ce16" table:formula="of:=SUBSTITUTE([.H37];&quot;$&quot;; &quot;&quot;)" office:value-type="string" office:string-value="160.2" calcext:value-type="string">
            <text:p>160.2</text:p>
          </table:table-cell>
          <table:table-cell table:style-name="ce16" table:formula="of:=SUBSTITUTE([.I37];&quot;$&quot;; &quot;&quot;)" office:value-type="string" office:string-value="266456" calcext:value-type="string">
            <text:p>266456</text:p>
          </table:table-cell>
          <table:table-cell table:style-name="ce16" table:formula="of:=SUBSTITUTE([.J37];&quot;$&quot;; &quot;&quot;)" office:value-type="string" office:string-value="3246947" calcext:value-type="string">
            <text:p>3246947</text:p>
          </table:table-cell>
          <table:table-cell table:style-name="ce19" table:formula="of:=[.J52]-[.I52]" office:value-type="float" office:value="2980491" calcext:value-type="float">
            <text:p>2980491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1'.$A$1:.$O$16"/>
        </table:named-expressions>
      </table:table>
      <table:table table:name="Year 2" table:style-name="ta4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are 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 / 5</text:p>
          </table:table-cell>
          <table:table-cell table:style-name="ce19" office:value-type="string" calcext:value-type="string">
            <text:p>$669.00 CAD</text:p>
          </table:table-cell>
          <table:table-cell table:style-name="ce23" office:value-type="float" office:value="156.38" calcext:value-type="float">
            <text:p>$156.38</text:p>
          </table:table-cell>
          <table:table-cell table:style-name="ce24" office:value-type="float" office:value="5516160" calcext:value-type="float">
            <text:p>$5,516,160</text:p>
          </table:table-cell>
          <table:table-cell table:style-name="ce24" office:value-type="float" office:value="112455" calcext:value-type="float">
            <text:p>$112,455</text:p>
          </table:table-cell>
          <table:table-cell table:style-name="ce18" office:value-type="float" office:value="5403705" calcext:value-type="float">
            <text:p>$5,403,705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2]/[.K2]" office:value-type="float" office:value="0.979613535502959" calcext:value-type="float">
            <text:p>0.979613535502959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 / 5</text:p>
          </table:table-cell>
          <table:table-cell table:style-name="ce19" office:value-type="string" calcext:value-type="string">
            <text:p>$723.00 CAD</text:p>
          </table:table-cell>
          <table:table-cell table:style-name="ce23" office:value-type="float" office:value="202.8" calcext:value-type="float">
            <text:p>$202.80</text:p>
          </table:table-cell>
          <table:table-cell table:style-name="ce24" office:value-type="float" office:value="5408106" calcext:value-type="float">
            <text:p>$5,408,106</text:p>
          </table:table-cell>
          <table:table-cell table:style-name="ce24" office:value-type="float" office:value="471352" calcext:value-type="float">
            <text:p>$471,352</text:p>
          </table:table-cell>
          <table:table-cell table:style-name="ce18" office:value-type="float" office:value="4936754" calcext:value-type="float">
            <text:p>$4,936,754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3]/[.K3]" office:value-type="float" office:value="0.912843424296787" calcext:value-type="float">
            <text:p>0.91284342429678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 / 5</text:p>
          </table:table-cell>
          <table:table-cell table:style-name="ce19" office:value-type="string" calcext:value-type="string">
            <text:p>$739.00 CAD</text:p>
          </table:table-cell>
          <table:table-cell table:style-name="ce23" office:value-type="float" office:value="200.39" calcext:value-type="float">
            <text:p>$200.39</text:p>
          </table:table-cell>
          <table:table-cell table:style-name="ce24" office:value-type="float" office:value="5303376" calcext:value-type="float">
            <text:p>$5,303,376</text:p>
          </table:table-cell>
          <table:table-cell table:style-name="ce24" office:value-type="float" office:value="428587" calcext:value-type="float">
            <text:p>$428,587</text:p>
          </table:table-cell>
          <table:table-cell table:style-name="ce18" office:value-type="float" office:value="4874789" calcext:value-type="float">
            <text:p>$4,874,789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4]/[.K4]" office:value-type="float" office:value="0.919186005291724" calcext:value-type="float">
            <text:p>0.919186005291724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.175 / 5</text:p>
          </table:table-cell>
          <table:table-cell table:style-name="ce19" office:value-type="string" calcext:value-type="string">
            <text:p>$797.00 CAD</text:p>
          </table:table-cell>
          <table:table-cell table:style-name="ce23" office:value-type="float" office:value="200.39" calcext:value-type="float">
            <text:p>$200.39</text:p>
          </table:table-cell>
          <table:table-cell table:style-name="ce24" office:value-type="float" office:value="5303376" calcext:value-type="float">
            <text:p>$5,303,376</text:p>
          </table:table-cell>
          <table:table-cell table:style-name="ce24" office:value-type="float" office:value="428587" calcext:value-type="float">
            <text:p>$428,587</text:p>
          </table:table-cell>
          <table:table-cell table:style-name="ce18" office:value-type="float" office:value="4874789" calcext:value-type="float">
            <text:p>$4,874,789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5]/[.K5]" office:value-type="float" office:value="0.919186005291724" calcext:value-type="float">
            <text:p>0.919186005291724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35 / 5</text:p>
          </table:table-cell>
          <table:table-cell table:style-name="ce19" office:value-type="string" calcext:value-type="string">
            <text:p>$675.00 CAD</text:p>
          </table:table-cell>
          <table:table-cell table:style-name="ce23" office:value-type="float" office:value="172.67" calcext:value-type="float">
            <text:p>$172.67</text:p>
          </table:table-cell>
          <table:table-cell table:style-name="ce24" office:value-type="float" office:value="5192841" calcext:value-type="float">
            <text:p>$5,192,841</text:p>
          </table:table-cell>
          <table:table-cell table:style-name="ce24" office:value-type="float" office:value="350252" calcext:value-type="float">
            <text:p>$350,252</text:p>
          </table:table-cell>
          <table:table-cell table:style-name="ce18" office:value-type="float" office:value="4842589" calcext:value-type="float">
            <text:p>$4,842,589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6]/[.K6]" office:value-type="float" office:value="0.932550987022326" calcext:value-type="float">
            <text:p>0.932550987022326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95 / 5</text:p>
          </table:table-cell>
          <table:table-cell table:style-name="ce19" office:value-type="string" calcext:value-type="string">
            <text:p>$620.00 CAD</text:p>
          </table:table-cell>
          <table:table-cell table:style-name="ce23" office:value-type="float" office:value="162.23" calcext:value-type="float">
            <text:p>$162.23</text:p>
          </table:table-cell>
          <table:table-cell table:style-name="ce24" office:value-type="float" office:value="4896397" calcext:value-type="float">
            <text:p>$4,896,397</text:p>
          </table:table-cell>
          <table:table-cell table:style-name="ce24" office:value-type="float" office:value="212898" calcext:value-type="float">
            <text:p>$212,898</text:p>
          </table:table-cell>
          <table:table-cell table:style-name="ce18" office:value-type="float" office:value="4683499" calcext:value-type="float">
            <text:p>$4,683,499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7]/[.K7]" office:value-type="float" office:value="0.956519457061999" calcext:value-type="float">
            <text:p>0.956519457061999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 / 5</text:p>
          </table:table-cell>
          <table:table-cell table:style-name="ce19" office:value-type="string" calcext:value-type="string">
            <text:p>$599.00 CAD</text:p>
          </table:table-cell>
          <table:table-cell table:style-name="ce23" office:value-type="float" office:value="170.67" calcext:value-type="float">
            <text:p>$170.67</text:p>
          </table:table-cell>
          <table:table-cell table:style-name="ce24" office:value-type="float" office:value="4838779" calcext:value-type="float">
            <text:p>$4,838,779</text:p>
          </table:table-cell>
          <table:table-cell table:style-name="ce24" office:value-type="float" office:value="224768" calcext:value-type="float">
            <text:p>$224,768</text:p>
          </table:table-cell>
          <table:table-cell table:style-name="ce18" office:value-type="float" office:value="4614011" calcext:value-type="float">
            <text:p>$4,614,011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8]/[.K8]" office:value-type="float" office:value="0.953548612160216" calcext:value-type="float">
            <text:p>0.953548612160216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675 / 5</text:p>
          </table:table-cell>
          <table:table-cell table:style-name="ce19" office:value-type="string" calcext:value-type="string">
            <text:p>$555.00 CAD</text:p>
          </table:table-cell>
          <table:table-cell table:style-name="ce23" office:value-type="float" office:value="174.82" calcext:value-type="float">
            <text:p>$174.82</text:p>
          </table:table-cell>
          <table:table-cell table:style-name="ce24" office:value-type="float" office:value="4793979" calcext:value-type="float">
            <text:p>$4,793,979</text:p>
          </table:table-cell>
          <table:table-cell table:style-name="ce24" office:value-type="float" office:value="185566" calcext:value-type="float">
            <text:p>$185,566</text:p>
          </table:table-cell>
          <table:table-cell table:style-name="ce18" office:value-type="float" office:value="4608413" calcext:value-type="float">
            <text:p>$4,608,413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9]/[.K9]" office:value-type="float" office:value="0.961291862146246" calcext:value-type="float">
            <text:p>0.961291862146246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775 / 5</text:p>
          </table:table-cell>
          <table:table-cell table:style-name="ce19" office:value-type="string" calcext:value-type="string">
            <text:p>$700.00 CAD</text:p>
          </table:table-cell>
          <table:table-cell table:style-name="ce23" office:value-type="float" office:value="174.82" calcext:value-type="float">
            <text:p>$174.82</text:p>
          </table:table-cell>
          <table:table-cell table:style-name="ce24" office:value-type="float" office:value="4793979" calcext:value-type="float">
            <text:p>$4,793,979</text:p>
          </table:table-cell>
          <table:table-cell table:style-name="ce24" office:value-type="float" office:value="185566" calcext:value-type="float">
            <text:p>$185,566</text:p>
          </table:table-cell>
          <table:table-cell table:style-name="ce18" office:value-type="float" office:value="4608413" calcext:value-type="float">
            <text:p>$4,608,413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10]/[.K10]" office:value-type="float" office:value="0.961291862146246" calcext:value-type="float">
            <text:p>0.961291862146246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75 / 5</text:p>
          </table:table-cell>
          <table:table-cell table:style-name="ce19" office:value-type="string" calcext:value-type="string">
            <text:p>$599.00 CAD</text:p>
          </table:table-cell>
          <table:table-cell table:style-name="ce23" office:value-type="float" office:value="161.16" calcext:value-type="float">
            <text:p>$161.16</text:p>
          </table:table-cell>
          <table:table-cell table:style-name="ce24" office:value-type="float" office:value="4666311" calcext:value-type="float">
            <text:p>$4,666,311</text:p>
          </table:table-cell>
          <table:table-cell table:style-name="ce24" office:value-type="float" office:value="261759" calcext:value-type="float">
            <text:p>$261,759</text:p>
          </table:table-cell>
          <table:table-cell table:style-name="ce18" office:value-type="float" office:value="4404552" calcext:value-type="float">
            <text:p>$4,404,552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11]/[.K11]" office:value-type="float" office:value="0.943904510436617" calcext:value-type="float">
            <text:p>0.94390451043661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125 / 5</text:p>
          </table:table-cell>
          <table:table-cell table:style-name="ce19" office:value-type="string" calcext:value-type="string">
            <text:p>$670.00 CAD</text:p>
          </table:table-cell>
          <table:table-cell table:style-name="ce23" office:value-type="float" office:value="180.52" calcext:value-type="float">
            <text:p>$180.52</text:p>
          </table:table-cell>
          <table:table-cell table:style-name="ce24" office:value-type="float" office:value="4441654" calcext:value-type="float">
            <text:p>$4,441,654</text:p>
          </table:table-cell>
          <table:table-cell table:style-name="ce24" office:value-type="float" office:value="203146" calcext:value-type="float">
            <text:p>$203,146</text:p>
          </table:table-cell>
          <table:table-cell table:style-name="ce18" office:value-type="float" office:value="4238508" calcext:value-type="float">
            <text:p>$4,238,508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12]/[.K12]" office:value-type="float" office:value="0.954263434297224" calcext:value-type="float">
            <text:p>0.954263434297224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25 / 5</text:p>
          </table:table-cell>
          <table:table-cell table:style-name="ce19" office:value-type="string" calcext:value-type="string">
            <text:p>$734.00 CAD</text:p>
          </table:table-cell>
          <table:table-cell table:style-name="ce23" office:value-type="float" office:value="180.52" calcext:value-type="float">
            <text:p>$180.52</text:p>
          </table:table-cell>
          <table:table-cell table:style-name="ce24" office:value-type="float" office:value="4441654" calcext:value-type="float">
            <text:p>$4,441,654</text:p>
          </table:table-cell>
          <table:table-cell table:style-name="ce24" office:value-type="float" office:value="203146" calcext:value-type="float">
            <text:p>$203,146</text:p>
          </table:table-cell>
          <table:table-cell table:style-name="ce18" office:value-type="float" office:value="4238508" calcext:value-type="float">
            <text:p>$4,238,508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13]/[.K13]" office:value-type="float" office:value="0.954263434297224" calcext:value-type="float">
            <text:p>0.954263434297224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5 / 5</text:p>
          </table:table-cell>
          <table:table-cell table:style-name="ce19" office:value-type="string" calcext:value-type="string">
            <text:p>$615.00 CAD</text:p>
          </table:table-cell>
          <table:table-cell table:style-name="ce23" office:value-type="float" office:value="190.4" calcext:value-type="float">
            <text:p>$190.40</text:p>
          </table:table-cell>
          <table:table-cell table:style-name="ce24" office:value-type="float" office:value="4411134" calcext:value-type="float">
            <text:p>$4,411,134</text:p>
          </table:table-cell>
          <table:table-cell table:style-name="ce24" office:value-type="float" office:value="346083" calcext:value-type="float">
            <text:p>$346,083</text:p>
          </table:table-cell>
          <table:table-cell table:style-name="ce18" office:value-type="float" office:value="4065051" calcext:value-type="float">
            <text:p>$4,065,051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4]/[.K14]" office:value-type="float" office:value="0.921543303830716" calcext:value-type="float">
            <text:p>0.921543303830716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25 / 5</text:p>
          </table:table-cell>
          <table:table-cell table:style-name="ce19" office:value-type="string" calcext:value-type="string">
            <text:p>$640.00 CAD</text:p>
          </table:table-cell>
          <table:table-cell table:style-name="ce23" office:value-type="float" office:value="117.24" calcext:value-type="float">
            <text:p>$117.24</text:p>
          </table:table-cell>
          <table:table-cell table:style-name="ce24" office:value-type="float" office:value="3406366" calcext:value-type="float">
            <text:p>$3,406,366</text:p>
          </table:table-cell>
          <table:table-cell table:style-name="ce24" office:value-type="float" office:value="-274664" calcext:value-type="float">
            <text:p>-$274,664</text:p>
          </table:table-cell>
          <table:table-cell table:style-name="ce18" office:value-type="float" office:value="3681030" calcext:value-type="float">
            <text:p>$3,681,030</text:p>
          </table:table-cell>
          <table:table-cell table:style-name="ce25" office:value-type="float" office:value="4364" calcext:value-type="float">
            <text:p>4,364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15]/[.K15]" office:value-type="float" office:value="1.08063255680687" calcext:value-type="float">
            <text:p>1.0806325568068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775 / 5</text:p>
          </table:table-cell>
          <table:table-cell table:style-name="ce19" office:value-type="string" calcext:value-type="string">
            <text:p>$690.00 CAD</text:p>
          </table:table-cell>
          <table:table-cell table:style-name="ce23" office:value-type="float" office:value="117.24" calcext:value-type="float">
            <text:p>$117.24</text:p>
          </table:table-cell>
          <table:table-cell table:style-name="ce24" office:value-type="float" office:value="3406366" calcext:value-type="float">
            <text:p>$3,406,366</text:p>
          </table:table-cell>
          <table:table-cell table:style-name="ce24" office:value-type="float" office:value="-274664" calcext:value-type="float">
            <text:p>-$274,664</text:p>
          </table:table-cell>
          <table:table-cell table:style-name="ce18" office:value-type="float" office:value="3681030" calcext:value-type="float">
            <text:p>$3,681,030</text:p>
          </table:table-cell>
          <table:table-cell table:style-name="ce25" office:value-type="float" office:value="4364" calcext:value-type="float">
            <text:p>4,364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16]/[.K16]" office:value-type="float" office:value="1.08063255680687" calcext:value-type="float">
            <text:p>1.0806325568068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 / 5</text:p>
          </table:table-cell>
          <table:table-cell table:style-name="ce19" office:value-type="string" calcext:value-type="string">
            <text:p>$599.00 CAD</text:p>
          </table:table-cell>
          <table:table-cell table:style-name="ce23" office:value-type="float" office:value="125.57" calcext:value-type="float">
            <text:p>$125.57</text:p>
          </table:table-cell>
          <table:table-cell table:style-name="ce24" office:value-type="float" office:value="3291208" calcext:value-type="float">
            <text:p>$3,291,208</text:p>
          </table:table-cell>
          <table:table-cell table:style-name="ce24" office:value-type="float" office:value="-16207" calcext:value-type="float">
            <text:p>-$16,207</text:p>
          </table:table-cell>
          <table:table-cell table:style-name="ce18" office:value-type="float" office:value="3307415" calcext:value-type="float">
            <text:p>$3,307,415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17]/[.K17]" office:value-type="float" office:value="1.00492433173473" calcext:value-type="float">
            <text:p>1.00492433173473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725 / 5</text:p>
          </table:table-cell>
          <table:table-cell table:style-name="ce19" office:value-type="string" calcext:value-type="string">
            <text:p>$669.00 CAD</text:p>
          </table:table-cell>
          <table:table-cell table:style-name="ce23" office:value-type="float" office:value="125.57" calcext:value-type="float">
            <text:p>$125.57</text:p>
          </table:table-cell>
          <table:table-cell table:style-name="ce24" office:value-type="float" office:value="3291208" calcext:value-type="float">
            <text:p>$3,291,208</text:p>
          </table:table-cell>
          <table:table-cell table:style-name="ce24" office:value-type="float" office:value="-16207" calcext:value-type="float">
            <text:p>-$16,207</text:p>
          </table:table-cell>
          <table:table-cell table:style-name="ce18" office:value-type="float" office:value="3307415" calcext:value-type="float">
            <text:p>$3,307,415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18]/[.K18]" office:value-type="float" office:value="1.00492433173473" calcext:value-type="float">
            <text:p>1.00492433173473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225 / 5</text:p>
          </table:table-cell>
          <table:table-cell table:style-name="ce19" office:value-type="string" calcext:value-type="string">
            <text:p>$749.00 CAD</text:p>
          </table:table-cell>
          <table:table-cell table:style-name="ce23" office:value-type="float" office:value="147.75" calcext:value-type="float">
            <text:p>$147.75</text:p>
          </table:table-cell>
          <table:table-cell table:style-name="ce24" office:value-type="float" office:value="3270856" calcext:value-type="float">
            <text:p>$3,270,856</text:p>
          </table:table-cell>
          <table:table-cell table:style-name="ce24" office:value-type="float" office:value="-42198" calcext:value-type="float">
            <text:p>-$42,198</text:p>
          </table:table-cell>
          <table:table-cell table:style-name="ce18" office:value-type="float" office:value="3313054" calcext:value-type="float">
            <text:p>$3,313,054</text:p>
          </table:table-cell>
          <table:table-cell table:style-name="ce25" office:value-type="float" office:value="3000" calcext:value-type="float">
            <text:p>3,00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19]/[.K19]" office:value-type="float" office:value="1.01290120995849" calcext:value-type="float">
            <text:p>1.01290120995849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425 / 5</text:p>
          </table:table-cell>
          <table:table-cell table:style-name="ce19" office:value-type="string" calcext:value-type="string">
            <text:p>$629.00 CAD</text:p>
          </table:table-cell>
          <table:table-cell table:style-name="ce23" office:value-type="float" office:value="136.23" calcext:value-type="float">
            <text:p>$136.23</text:p>
          </table:table-cell>
          <table:table-cell table:style-name="ce24" office:value-type="float" office:value="3255666" calcext:value-type="float">
            <text:p>$3,255,666</text:p>
          </table:table-cell>
          <table:table-cell table:style-name="ce24" office:value-type="float" office:value="-54503" calcext:value-type="float">
            <text:p>-$54,503</text:p>
          </table:table-cell>
          <table:table-cell table:style-name="ce18" office:value-type="float" office:value="3310169" calcext:value-type="float">
            <text:p>$3,310,169</text:p>
          </table:table-cell>
          <table:table-cell table:style-name="ce25" office:value-type="float" office:value="2727" calcext:value-type="float">
            <text:p>2,727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0]/[.K20]" office:value-type="float" office:value="1.01674096790027" calcext:value-type="float">
            <text:p>1.0167409679002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4 / 5</text:p>
          </table:table-cell>
          <table:table-cell table:style-name="ce19" office:value-type="string" calcext:value-type="string">
            <text:p>$687.00 CAD</text:p>
          </table:table-cell>
          <table:table-cell table:style-name="ce23" office:value-type="float" office:value="136.23" calcext:value-type="float">
            <text:p>$136.23</text:p>
          </table:table-cell>
          <table:table-cell table:style-name="ce24" office:value-type="float" office:value="3255666" calcext:value-type="float">
            <text:p>$3,255,666</text:p>
          </table:table-cell>
          <table:table-cell table:style-name="ce24" office:value-type="float" office:value="-54503" calcext:value-type="float">
            <text:p>-$54,503</text:p>
          </table:table-cell>
          <table:table-cell table:style-name="ce18" office:value-type="float" office:value="3310169" calcext:value-type="float">
            <text:p>$3,310,169</text:p>
          </table:table-cell>
          <table:table-cell table:style-name="ce25" office:value-type="float" office:value="2727" calcext:value-type="float">
            <text:p>2,727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1]/[.K21]" office:value-type="float" office:value="1.01674096790027" calcext:value-type="float">
            <text:p>1.01674096790027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 / 5</text:p>
          </table:table-cell>
          <table:table-cell table:style-name="ce19" office:value-type="string" calcext:value-type="string">
            <text:p>$647.00 CAD</text:p>
          </table:table-cell>
          <table:table-cell table:style-name="ce23" office:value-type="float" office:value="121.26" calcext:value-type="float">
            <text:p>$121.26</text:p>
          </table:table-cell>
          <table:table-cell table:style-name="ce24" office:value-type="float" office:value="2789739" calcext:value-type="float">
            <text:p>$2,789,739</text:p>
          </table:table-cell>
          <table:table-cell table:style-name="ce24" office:value-type="float" office:value="-251404" calcext:value-type="float">
            <text:p>-$251,404</text:p>
          </table:table-cell>
          <table:table-cell table:style-name="ce18" office:value-type="float" office:value="3041143" calcext:value-type="float">
            <text:p>$3,041,143</text:p>
          </table:table-cell>
          <table:table-cell table:style-name="ce25" office:value-type="float" office:value="3818" calcext:value-type="float">
            <text:p>3,8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22]/[.K22]" office:value-type="float" office:value="1.09011739091005" calcext:value-type="float">
            <text:p>1.09011739091005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75 / 5</text:p>
          </table:table-cell>
          <table:table-cell table:style-name="ce19" office:value-type="string" calcext:value-type="string">
            <text:p>$677.00 CAD</text:p>
          </table:table-cell>
          <table:table-cell table:style-name="ce23" office:value-type="float" office:value="121.26" calcext:value-type="float">
            <text:p>$121.26</text:p>
          </table:table-cell>
          <table:table-cell table:style-name="ce24" office:value-type="float" office:value="2789739" calcext:value-type="float">
            <text:p>$2,789,739</text:p>
          </table:table-cell>
          <table:table-cell table:style-name="ce24" office:value-type="float" office:value="-251404" calcext:value-type="float">
            <text:p>-$251,404</text:p>
          </table:table-cell>
          <table:table-cell table:style-name="ce18" office:value-type="float" office:value="3041143" calcext:value-type="float">
            <text:p>$3,041,143</text:p>
          </table:table-cell>
          <table:table-cell table:style-name="ce25" office:value-type="float" office:value="3818" calcext:value-type="float">
            <text:p>3,8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23]/[.K23]" office:value-type="float" office:value="1.09011739091005" calcext:value-type="float">
            <text:p>1.09011739091005</text:p>
          </table:table-cell>
          <table:table-cell table:number-columns-repeated="100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string" calcext:value-type="string">
            <text:p>Ramm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table:formula="of:=[.E30] - 200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Bluewater Kayaks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table:formula="of:=[.E31] - 200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H2OExplorers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table:formula="of:=[.E32] - 200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AquaFloat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table:formula="of:=[.E33] - 200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Crystal Crest Kayaks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table:formula="of:=[.E34] - 200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MarineX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table:formula="of:=[.E35] - 200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Freeflow Kayaks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table:formula="of:=[.E36] - 200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Sea Splash Kayaks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table:formula="of:=[.E37] - 200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Great Lakes Kayak Co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table:formula="of:=[.E38] - 200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DraKayak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table:formula="of:=[.E39] - 200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InSync Kayaks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table:formula="of:=[.E40] - 2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InSync Kayaks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table:formula="of:=[.E41] - 200" office:value-type="float" office:value="18" calcext:value-type="float">
            <text:p>18</text:p>
          </table:table-cell>
          <table:table-cell table:number-columns-repeated="1018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2'.$A$1:.$P$23"/>
        </table:named-expressions>
      </table:table>
      <table:table table:name="Year 3" table:style-name="ta5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2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819.00 CAD</text:p>
          </table:table-cell>
          <table:table-cell table:style-name="ce18" office:value-type="float" office:value="8032011" calcext:value-type="float">
            <text:p>$8,032,011</text:p>
          </table:table-cell>
          <table:table-cell table:style-name="ce18" office:value-type="float" office:value="924890" calcext:value-type="float">
            <text:p>$924,890</text:p>
          </table:table-cell>
          <table:table-cell table:style-name="ce18" office:value-type="float" office:value="7107121" calcext:value-type="float">
            <text:p>$7,107,121</text:p>
          </table:table-cell>
          <table:table-cell table:style-name="ce23" office:value-type="float" office:value="248.87" calcext:value-type="float">
            <text:p>$248.87</text:p>
          </table:table-cell>
          <table:table-cell table:style-name="ce19" office:value-type="float" office:value="663" calcext:value-type="float">
            <text:p>66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2]/[.K2]" office:value-type="float" office:value="0.88484951029076" calcext:value-type="float">
            <text:p>0.8848495102907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4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69.00 CAD</text:p>
          </table:table-cell>
          <table:table-cell table:style-name="ce18" office:value-type="float" office:value="8032011" calcext:value-type="float">
            <text:p>$8,032,011</text:p>
          </table:table-cell>
          <table:table-cell table:style-name="ce18" office:value-type="float" office:value="924890" calcext:value-type="float">
            <text:p>$924,890</text:p>
          </table:table-cell>
          <table:table-cell table:style-name="ce18" office:value-type="float" office:value="7107121" calcext:value-type="float">
            <text:p>$7,107,121</text:p>
          </table:table-cell>
          <table:table-cell table:style-name="ce23" office:value-type="float" office:value="248.87" calcext:value-type="float">
            <text:p>$248.87</text:p>
          </table:table-cell>
          <table:table-cell table:style-name="ce19" office:value-type="float" office:value="663" calcext:value-type="float">
            <text:p>66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3]/[.K3]" office:value-type="float" office:value="0.88484951029076" calcext:value-type="float">
            <text:p>0.8848495102907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$546.00 CAD</text:p>
          </table:table-cell>
          <table:table-cell table:style-name="ce18" office:value-type="float" office:value="7040109" calcext:value-type="float">
            <text:p>$7,040,109</text:p>
          </table:table-cell>
          <table:table-cell table:style-name="ce18" office:value-type="float" office:value="556797" calcext:value-type="float">
            <text:p>$556,797</text:p>
          </table:table-cell>
          <table:table-cell table:style-name="ce18" office:value-type="float" office:value="6483312" calcext:value-type="float">
            <text:p>$6,483,312</text:p>
          </table:table-cell>
          <table:table-cell table:style-name="ce23" office:value-type="float" office:value="172.92" calcext:value-type="float">
            <text:p>$172.92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4]/[.K4]" office:value-type="float" office:value="0.920910741580848" calcext:value-type="float">
            <text:p>0.92091074158084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$690.00 CAD</text:p>
          </table:table-cell>
          <table:table-cell table:style-name="ce18" office:value-type="float" office:value="7040109" calcext:value-type="float">
            <text:p>$7,040,109</text:p>
          </table:table-cell>
          <table:table-cell table:style-name="ce18" office:value-type="float" office:value="556797" calcext:value-type="float">
            <text:p>$556,797</text:p>
          </table:table-cell>
          <table:table-cell table:style-name="ce18" office:value-type="float" office:value="6483312" calcext:value-type="float">
            <text:p>$6,483,312</text:p>
          </table:table-cell>
          <table:table-cell table:style-name="ce23" office:value-type="float" office:value="172.92" calcext:value-type="float">
            <text:p>$172.92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5]/[.K5]" office:value-type="float" office:value="0.920910741580848" calcext:value-type="float">
            <text:p>0.92091074158084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2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$597.00 CAD</text:p>
          </table:table-cell>
          <table:table-cell table:style-name="ce18" office:value-type="float" office:value="6657160" calcext:value-type="float">
            <text:p>$6,657,160</text:p>
          </table:table-cell>
          <table:table-cell table:style-name="ce18" office:value-type="float" office:value="-100197" calcext:value-type="float">
            <text:p>-$100,197</text:p>
          </table:table-cell>
          <table:table-cell table:style-name="ce18" office:value-type="float" office:value="6757357" calcext:value-type="float">
            <text:p>$6,757,357</text:p>
          </table:table-cell>
          <table:table-cell table:style-name="ce23" office:value-type="float" office:value="151.14" calcext:value-type="float">
            <text:p>$151.14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6]/[.K6]" office:value-type="float" office:value="1.01505101274417" calcext:value-type="float">
            <text:p>1.0150510127441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$699.00 CAD</text:p>
          </table:table-cell>
          <table:table-cell table:style-name="ce18" office:value-type="float" office:value="6657160" calcext:value-type="float">
            <text:p>$6,657,160</text:p>
          </table:table-cell>
          <table:table-cell table:style-name="ce18" office:value-type="float" office:value="-100197" calcext:value-type="float">
            <text:p>-$100,197</text:p>
          </table:table-cell>
          <table:table-cell table:style-name="ce18" office:value-type="float" office:value="6757357" calcext:value-type="float">
            <text:p>$6,757,357</text:p>
          </table:table-cell>
          <table:table-cell table:style-name="ce23" office:value-type="float" office:value="151.14" calcext:value-type="float">
            <text:p>$151.14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7]/[.K7]" office:value-type="float" office:value="1.01505101274417" calcext:value-type="float">
            <text:p>1.0150510127441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2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700.00 CAD</text:p>
          </table:table-cell>
          <table:table-cell table:style-name="ce18" office:value-type="float" office:value="6495227" calcext:value-type="float">
            <text:p>$6,495,227</text:p>
          </table:table-cell>
          <table:table-cell table:style-name="ce18" office:value-type="float" office:value="381161" calcext:value-type="float">
            <text:p>$381,161</text:p>
          </table:table-cell>
          <table:table-cell table:style-name="ce18" office:value-type="float" office:value="6114066" calcext:value-type="float">
            <text:p>$6,114,066</text:p>
          </table:table-cell>
          <table:table-cell table:style-name="ce23" office:value-type="float" office:value="159.37" calcext:value-type="float">
            <text:p>$159.37</text:p>
          </table:table-cell>
          <table:table-cell table:style-name="ce25" office:value-type="float" office:value="2448" calcext:value-type="float">
            <text:p>2,448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8]/[.K8]" office:value-type="float" office:value="0.941316754595336" calcext:value-type="float">
            <text:p>0.94131675459533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660.00 CAD</text:p>
          </table:table-cell>
          <table:table-cell table:style-name="ce18" office:value-type="float" office:value="6495227" calcext:value-type="float">
            <text:p>$6,495,227</text:p>
          </table:table-cell>
          <table:table-cell table:style-name="ce18" office:value-type="float" office:value="381161" calcext:value-type="float">
            <text:p>$381,161</text:p>
          </table:table-cell>
          <table:table-cell table:style-name="ce18" office:value-type="float" office:value="6114066" calcext:value-type="float">
            <text:p>$6,114,066</text:p>
          </table:table-cell>
          <table:table-cell table:style-name="ce23" office:value-type="float" office:value="159.37" calcext:value-type="float">
            <text:p>$159.37</text:p>
          </table:table-cell>
          <table:table-cell table:style-name="ce25" office:value-type="float" office:value="2448" calcext:value-type="float">
            <text:p>2,448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9]/[.K9]" office:value-type="float" office:value="0.941316754595336" calcext:value-type="float">
            <text:p>0.94131675459533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42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590.00 CAD</text:p>
          </table:table-cell>
          <table:table-cell table:style-name="ce18" office:value-type="float" office:value="6362761" calcext:value-type="float">
            <text:p>$6,362,761</text:p>
          </table:table-cell>
          <table:table-cell table:style-name="ce18" office:value-type="float" office:value="453153" calcext:value-type="float">
            <text:p>$453,153</text:p>
          </table:table-cell>
          <table:table-cell table:style-name="ce18" office:value-type="float" office:value="5909608" calcext:value-type="float">
            <text:p>$5,909,608</text:p>
          </table:table-cell>
          <table:table-cell table:style-name="ce23" office:value-type="float" office:value="235.71" calcext:value-type="float">
            <text:p>$235.71</text:p>
          </table:table-cell>
          <table:table-cell table:style-name="ce19" office:value-type="float" office:value="751" calcext:value-type="float">
            <text:p>75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0]/[.K10]" office:value-type="float" office:value="0.928780446098793" calcext:value-type="float">
            <text:p>0.92878044609879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2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635.00 CAD</text:p>
          </table:table-cell>
          <table:table-cell table:style-name="ce18" office:value-type="float" office:value="6362761" calcext:value-type="float">
            <text:p>$6,362,761</text:p>
          </table:table-cell>
          <table:table-cell table:style-name="ce18" office:value-type="float" office:value="453153" calcext:value-type="float">
            <text:p>$453,153</text:p>
          </table:table-cell>
          <table:table-cell table:style-name="ce18" office:value-type="float" office:value="5909608" calcext:value-type="float">
            <text:p>$5,909,608</text:p>
          </table:table-cell>
          <table:table-cell table:style-name="ce23" office:value-type="float" office:value="235.71" calcext:value-type="float">
            <text:p>$235.71</text:p>
          </table:table-cell>
          <table:table-cell table:style-name="ce19" office:value-type="float" office:value="751" calcext:value-type="float">
            <text:p>75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1]/[.K11]" office:value-type="float" office:value="0.928780446098793" calcext:value-type="float">
            <text:p>0.92878044609879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759.00 CAD</text:p>
          </table:table-cell>
          <table:table-cell table:style-name="ce18" office:value-type="float" office:value="6318255" calcext:value-type="float">
            <text:p>$6,318,255</text:p>
          </table:table-cell>
          <table:table-cell table:style-name="ce18" office:value-type="float" office:value="635776" calcext:value-type="float">
            <text:p>$635,776</text:p>
          </table:table-cell>
          <table:table-cell table:style-name="ce18" office:value-type="float" office:value="5682479" calcext:value-type="float">
            <text:p>$5,682,479</text:p>
          </table:table-cell>
          <table:table-cell table:style-name="ce23" office:value-type="float" office:value="263.97" calcext:value-type="float">
            <text:p>$263.97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12]/[.K12]" office:value-type="float" office:value="0.899374748249319" calcext:value-type="float">
            <text:p>0.89937474824931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718.00 CAD</text:p>
          </table:table-cell>
          <table:table-cell table:style-name="ce18" office:value-type="float" office:value="6318255" calcext:value-type="float">
            <text:p>$6,318,255</text:p>
          </table:table-cell>
          <table:table-cell table:style-name="ce18" office:value-type="float" office:value="635776" calcext:value-type="float">
            <text:p>$635,776</text:p>
          </table:table-cell>
          <table:table-cell table:style-name="ce18" office:value-type="float" office:value="5682479" calcext:value-type="float">
            <text:p>$5,682,479</text:p>
          </table:table-cell>
          <table:table-cell table:style-name="ce23" office:value-type="float" office:value="263.97" calcext:value-type="float">
            <text:p>$263.97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13]/[.K13]" office:value-type="float" office:value="0.899374748249319" calcext:value-type="float">
            <text:p>0.89937474824931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$656.00 CAD</text:p>
          </table:table-cell>
          <table:table-cell table:style-name="ce18" office:value-type="float" office:value="6290009" calcext:value-type="float">
            <text:p>$6,290,009</text:p>
          </table:table-cell>
          <table:table-cell table:style-name="ce18" office:value-type="float" office:value="631938" calcext:value-type="float">
            <text:p>$631,938</text:p>
          </table:table-cell>
          <table:table-cell table:style-name="ce18" office:value-type="float" office:value="5658071" calcext:value-type="float">
            <text:p>$5,658,071</text:p>
          </table:table-cell>
          <table:table-cell table:style-name="ce23" office:value-type="float" office:value="210.95" calcext:value-type="float">
            <text:p>$210.95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14]/[.K14]" office:value-type="float" office:value="0.899533053132356" calcext:value-type="float">
            <text:p>0.89953305313235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$734.00 CAD</text:p>
          </table:table-cell>
          <table:table-cell table:style-name="ce18" office:value-type="float" office:value="5524410" calcext:value-type="float">
            <text:p>$5,524,410</text:p>
          </table:table-cell>
          <table:table-cell table:style-name="ce18" office:value-type="float" office:value="550987" calcext:value-type="float">
            <text:p>$550,987</text:p>
          </table:table-cell>
          <table:table-cell table:style-name="ce18" office:value-type="float" office:value="4973423" calcext:value-type="float">
            <text:p>$4,973,423</text:p>
          </table:table-cell>
          <table:table-cell table:style-name="ce23" office:value-type="float" office:value="235.62" calcext:value-type="float">
            <text:p>$235.62</text:p>
          </table:table-cell>
          <table:table-cell table:style-name="ce25" office:value-type="float" office:value="2273" calcext:value-type="float">
            <text:p>2,273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15]/[.K15]" office:value-type="float" office:value="0.900263195526762" calcext:value-type="float">
            <text:p>0.90026319552676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1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$670.00 CAD</text:p>
          </table:table-cell>
          <table:table-cell table:style-name="ce18" office:value-type="float" office:value="5524410" calcext:value-type="float">
            <text:p>$5,524,410</text:p>
          </table:table-cell>
          <table:table-cell table:style-name="ce18" office:value-type="float" office:value="550987" calcext:value-type="float">
            <text:p>$550,987</text:p>
          </table:table-cell>
          <table:table-cell table:style-name="ce18" office:value-type="float" office:value="4973423" calcext:value-type="float">
            <text:p>$4,973,423</text:p>
          </table:table-cell>
          <table:table-cell table:style-name="ce23" office:value-type="float" office:value="235.62" calcext:value-type="float">
            <text:p>$235.62</text:p>
          </table:table-cell>
          <table:table-cell table:style-name="ce25" office:value-type="float" office:value="2273" calcext:value-type="float">
            <text:p>2,273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16]/[.K16]" office:value-type="float" office:value="0.900263195526762" calcext:value-type="float">
            <text:p>0.90026319552676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7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724.00 CAD</text:p>
          </table:table-cell>
          <table:table-cell table:style-name="ce18" office:value-type="float" office:value="5512945" calcext:value-type="float">
            <text:p>$5,512,945</text:p>
          </table:table-cell>
          <table:table-cell table:style-name="ce18" office:value-type="float" office:value="305771" calcext:value-type="float">
            <text:p>$305,771</text:p>
          </table:table-cell>
          <table:table-cell table:style-name="ce18" office:value-type="float" office:value="5207174" calcext:value-type="float">
            <text:p>$5,207,174</text:p>
          </table:table-cell>
          <table:table-cell table:style-name="ce23" office:value-type="float" office:value="205.4" calcext:value-type="float">
            <text:p>$205.40</text:p>
          </table:table-cell>
          <table:table-cell table:style-name="ce25" office:value-type="float" office:value="3243" calcext:value-type="float">
            <text:p>3,243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17]/[.K17]" office:value-type="float" office:value="0.944535815249381" calcext:value-type="float">
            <text:p>0.94453581524938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645.00 CAD</text:p>
          </table:table-cell>
          <table:table-cell table:style-name="ce18" office:value-type="float" office:value="5512945" calcext:value-type="float">
            <text:p>$5,512,945</text:p>
          </table:table-cell>
          <table:table-cell table:style-name="ce18" office:value-type="float" office:value="305771" calcext:value-type="float">
            <text:p>$305,771</text:p>
          </table:table-cell>
          <table:table-cell table:style-name="ce18" office:value-type="float" office:value="5207174" calcext:value-type="float">
            <text:p>$5,207,174</text:p>
          </table:table-cell>
          <table:table-cell table:style-name="ce23" office:value-type="float" office:value="205.4" calcext:value-type="float">
            <text:p>$205.40</text:p>
          </table:table-cell>
          <table:table-cell table:style-name="ce25" office:value-type="float" office:value="3243" calcext:value-type="float">
            <text:p>3,243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18]/[.K18]" office:value-type="float" office:value="0.944535815249381" calcext:value-type="float">
            <text:p>0.94453581524938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$615.00 CAD</text:p>
          </table:table-cell>
          <table:table-cell table:style-name="ce18" office:value-type="float" office:value="5246901" calcext:value-type="float">
            <text:p>$5,246,901</text:p>
          </table:table-cell>
          <table:table-cell table:style-name="ce18" office:value-type="float" office:value="229985" calcext:value-type="float">
            <text:p>$229,985</text:p>
          </table:table-cell>
          <table:table-cell table:style-name="ce18" office:value-type="float" office:value="5016916" calcext:value-type="float">
            <text:p>$5,016,916</text:p>
          </table:table-cell>
          <table:table-cell table:style-name="ce23" office:value-type="float" office:value="193.67" calcext:value-type="float">
            <text:p>$193.67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19]/[.K19]" office:value-type="float" office:value="0.956167459610921" calcext:value-type="float">
            <text:p>0.9561674596109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8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$528.00 CAD</text:p>
          </table:table-cell>
          <table:table-cell table:style-name="ce18" office:value-type="float" office:value="5246901" calcext:value-type="float">
            <text:p>$5,246,901</text:p>
          </table:table-cell>
          <table:table-cell table:style-name="ce18" office:value-type="float" office:value="229985" calcext:value-type="float">
            <text:p>$229,985</text:p>
          </table:table-cell>
          <table:table-cell table:style-name="ce18" office:value-type="float" office:value="5016916" calcext:value-type="float">
            <text:p>$5,016,916</text:p>
          </table:table-cell>
          <table:table-cell table:style-name="ce23" office:value-type="float" office:value="193.67" calcext:value-type="float">
            <text:p>$193.67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20]/[.K20]" office:value-type="float" office:value="0.956167459610921" calcext:value-type="float">
            <text:p>0.9561674596109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7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$615.00 CAD</text:p>
          </table:table-cell>
          <table:table-cell table:style-name="ce18" office:value-type="float" office:value="4739155" calcext:value-type="float">
            <text:p>$4,739,155</text:p>
          </table:table-cell>
          <table:table-cell table:style-name="ce18" office:value-type="float" office:value="44868" calcext:value-type="float">
            <text:p>$44,868</text:p>
          </table:table-cell>
          <table:table-cell table:style-name="ce18" office:value-type="float" office:value="4694287" calcext:value-type="float">
            <text:p>$4,694,287</text:p>
          </table:table-cell>
          <table:table-cell table:style-name="ce23" office:value-type="float" office:value="177.16" calcext:value-type="float">
            <text:p>$177.16</text:p>
          </table:table-cell>
          <table:table-cell table:style-name="ce25" office:value-type="float" office:value="1384" calcext:value-type="float">
            <text:p>1,384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21]/[.K21]" office:value-type="float" office:value="0.990532489441683" calcext:value-type="float">
            <text:p>0.99053248944168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7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$715.00 CAD</text:p>
          </table:table-cell>
          <table:table-cell table:style-name="ce18" office:value-type="float" office:value="4739155" calcext:value-type="float">
            <text:p>$4,739,155</text:p>
          </table:table-cell>
          <table:table-cell table:style-name="ce18" office:value-type="float" office:value="44868" calcext:value-type="float">
            <text:p>$44,868</text:p>
          </table:table-cell>
          <table:table-cell table:style-name="ce18" office:value-type="float" office:value="4694287" calcext:value-type="float">
            <text:p>$4,694,287</text:p>
          </table:table-cell>
          <table:table-cell table:style-name="ce23" office:value-type="float" office:value="177.16" calcext:value-type="float">
            <text:p>$177.16</text:p>
          </table:table-cell>
          <table:table-cell table:style-name="ce25" office:value-type="float" office:value="1384" calcext:value-type="float">
            <text:p>1,384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22]/[.K22]" office:value-type="float" office:value="0.990532489441683" calcext:value-type="float">
            <text:p>0.99053248944168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9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630.00 CAD</text:p>
          </table:table-cell>
          <table:table-cell table:style-name="ce18" office:value-type="float" office:value="4125785" calcext:value-type="float">
            <text:p>$4,125,785</text:p>
          </table:table-cell>
          <table:table-cell table:style-name="ce18" office:value-type="float" office:value="-352538" calcext:value-type="float">
            <text:p>-$352,538</text:p>
          </table:table-cell>
          <table:table-cell table:style-name="ce18" office:value-type="float" office:value="4478323" calcext:value-type="float">
            <text:p>$4,478,323</text:p>
          </table:table-cell>
          <table:table-cell table:style-name="ce23" office:value-type="float" office:value="126.98" calcext:value-type="float">
            <text:p>$126.98</text:p>
          </table:table-cell>
          <table:table-cell table:style-name="ce25" office:value-type="float" office:value="5552" calcext:value-type="float">
            <text:p>5,55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23]/[.K23]" office:value-type="float" office:value="1.08544749665821" calcext:value-type="float">
            <text:p>1.085447496658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17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660.00 CAD</text:p>
          </table:table-cell>
          <table:table-cell table:style-name="ce18" office:value-type="float" office:value="4125785" calcext:value-type="float">
            <text:p>$4,125,785</text:p>
          </table:table-cell>
          <table:table-cell table:style-name="ce18" office:value-type="float" office:value="-352538" calcext:value-type="float">
            <text:p>-$352,538</text:p>
          </table:table-cell>
          <table:table-cell table:style-name="ce18" office:value-type="float" office:value="4478323" calcext:value-type="float">
            <text:p>$4,478,323</text:p>
          </table:table-cell>
          <table:table-cell table:style-name="ce23" office:value-type="float" office:value="126.98" calcext:value-type="float">
            <text:p>$126.98</text:p>
          </table:table-cell>
          <table:table-cell table:style-name="ce25" office:value-type="float" office:value="5552" calcext:value-type="float">
            <text:p>5,55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24]/[.K24]" office:value-type="float" office:value="1.08544749665821" calcext:value-type="float">
            <text:p>1.085447496658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$777.00 CAD</text:p>
          </table:table-cell>
          <table:table-cell table:style-name="ce18" office:value-type="float" office:value="3663042" calcext:value-type="float">
            <text:p>$3,663,042</text:p>
          </table:table-cell>
          <table:table-cell table:style-name="ce18" office:value-type="float" office:value="82203" calcext:value-type="float">
            <text:p>$82,203</text:p>
          </table:table-cell>
          <table:table-cell table:style-name="ce18" office:value-type="float" office:value="3580839" calcext:value-type="float">
            <text:p>$3,580,839</text:p>
          </table:table-cell>
          <table:table-cell table:style-name="ce23" office:value-type="float" office:value="211.02" calcext:value-type="float">
            <text:p>$211.02</text:p>
          </table:table-cell>
          <table:table-cell table:style-name="ce25" office:value-type="float" office:value="5053" calcext:value-type="float">
            <text:p>5,053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25]/[.K25]" office:value-type="float" office:value="0.977558815869433" calcext:value-type="float">
            <text:p>0.97755881586943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09.00 CAD</text:p>
          </table:table-cell>
          <table:table-cell table:style-name="ce18" office:value-type="float" office:value="3403562" calcext:value-type="float">
            <text:p>$3,403,562</text:p>
          </table:table-cell>
          <table:table-cell table:style-name="ce18" office:value-type="float" office:value="20568" calcext:value-type="float">
            <text:p>$20,568</text:p>
          </table:table-cell>
          <table:table-cell table:style-name="ce18" office:value-type="float" office:value="3382994" calcext:value-type="float">
            <text:p>$3,382,994</text:p>
          </table:table-cell>
          <table:table-cell table:style-name="ce23" office:value-type="float" office:value="127.63" calcext:value-type="float">
            <text:p>$127.6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26]/[.K26]" office:value-type="float" office:value="0.993956919251067" calcext:value-type="float">
            <text:p>0.9939569192510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79.00 CAD</text:p>
          </table:table-cell>
          <table:table-cell table:style-name="ce18" office:value-type="float" office:value="3403562" calcext:value-type="float">
            <text:p>$3,403,562</text:p>
          </table:table-cell>
          <table:table-cell table:style-name="ce18" office:value-type="float" office:value="20568" calcext:value-type="float">
            <text:p>$20,568</text:p>
          </table:table-cell>
          <table:table-cell table:style-name="ce18" office:value-type="float" office:value="3382994" calcext:value-type="float">
            <text:p>$3,382,994</text:p>
          </table:table-cell>
          <table:table-cell table:style-name="ce23" office:value-type="float" office:value="127.63" calcext:value-type="float">
            <text:p>$127.6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27]/[.K27]" office:value-type="float" office:value="0.993956919251067" calcext:value-type="float">
            <text:p>0.9939569192510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47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702.00 CAD</text:p>
          </table:table-cell>
          <table:table-cell table:style-name="ce18" office:value-type="float" office:value="3080943" calcext:value-type="float">
            <text:p>$3,080,943</text:p>
          </table:table-cell>
          <table:table-cell table:style-name="ce18" office:value-type="float" office:value="-159049" calcext:value-type="float">
            <text:p>-$159,049</text:p>
          </table:table-cell>
          <table:table-cell table:style-name="ce18" office:value-type="float" office:value="3239992" calcext:value-type="float">
            <text:p>$3,239,992</text:p>
          </table:table-cell>
          <table:table-cell table:style-name="ce23" office:value-type="float" office:value="120.33" calcext:value-type="float">
            <text:p>$120.33</text:p>
          </table:table-cell>
          <table:table-cell table:style-name="ce25" office:value-type="float" office:value="4316" calcext:value-type="float">
            <text:p>4,316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28]/[.K28]" office:value-type="float" office:value="1.05162348021369" calcext:value-type="float">
            <text:p>1.0516234802136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2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644.00 CAD</text:p>
          </table:table-cell>
          <table:table-cell table:style-name="ce18" office:value-type="float" office:value="3080943" calcext:value-type="float">
            <text:p>$3,080,943</text:p>
          </table:table-cell>
          <table:table-cell table:style-name="ce18" office:value-type="float" office:value="-159049" calcext:value-type="float">
            <text:p>-$159,049</text:p>
          </table:table-cell>
          <table:table-cell table:style-name="ce18" office:value-type="float" office:value="3239992" calcext:value-type="float">
            <text:p>$3,239,992</text:p>
          </table:table-cell>
          <table:table-cell table:style-name="ce23" office:value-type="float" office:value="120.33" calcext:value-type="float">
            <text:p>$120.33</text:p>
          </table:table-cell>
          <table:table-cell table:style-name="ce25" office:value-type="float" office:value="4316" calcext:value-type="float">
            <text:p>4,316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29]/[.K29]" office:value-type="float" office:value="1.05162348021369" calcext:value-type="float">
            <text:p>1.05162348021369</text:p>
          </table:table-cell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3'.$A$1:.$Q$29"/>
        </table:named-expressions>
      </table:table>
      <table:table table:name="Year 4" table:style-name="ta6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7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669.00 CAD</text:p>
          </table:table-cell>
          <table:table-cell table:style-name="ce18" office:value-type="float" office:value="1035359" calcext:value-type="float">
            <text:p>$1,035,359</text:p>
          </table:table-cell>
          <table:table-cell table:style-name="ce18" office:value-type="float" office:value="8201516" calcext:value-type="float">
            <text:p>$8,201,516</text:p>
          </table:table-cell>
          <table:table-cell table:style-name="ce18" office:value-type="float" office:value="7166157" calcext:value-type="float">
            <text:p>$7,166,157</text:p>
          </table:table-cell>
          <table:table-cell table:style-name="ce23" office:value-type="float" office:value="352.41" calcext:value-type="float">
            <text:p>$352.41</text:p>
          </table:table-cell>
          <table:table-cell table:style-name="ce25" office:value-type="float" office:value="1685" calcext:value-type="float">
            <text:p>1,685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2]/[.L2]" office:value-type="float" office:value="0.873760046313389" calcext:value-type="float">
            <text:p>0.87376004631338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819.00 CAD</text:p>
          </table:table-cell>
          <table:table-cell table:style-name="ce18" office:value-type="float" office:value="1035359" calcext:value-type="float">
            <text:p>$1,035,359</text:p>
          </table:table-cell>
          <table:table-cell table:style-name="ce18" office:value-type="float" office:value="8201516" calcext:value-type="float">
            <text:p>$8,201,516</text:p>
          </table:table-cell>
          <table:table-cell table:style-name="ce18" office:value-type="float" office:value="7166157" calcext:value-type="float">
            <text:p>$7,166,157</text:p>
          </table:table-cell>
          <table:table-cell table:style-name="ce23" office:value-type="float" office:value="352.41" calcext:value-type="float">
            <text:p>$352.41</text:p>
          </table:table-cell>
          <table:table-cell table:style-name="ce25" office:value-type="float" office:value="1685" calcext:value-type="float">
            <text:p>1,685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3]/[.L3]" office:value-type="float" office:value="0.873760046313389" calcext:value-type="float">
            <text:p>0.87376004631338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2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725.00 CAD</text:p>
          </table:table-cell>
          <table:table-cell table:style-name="ce18" office:value-type="float" office:value="959995" calcext:value-type="float">
            <text:p>$959,995</text:p>
          </table:table-cell>
          <table:table-cell table:style-name="ce18" office:value-type="float" office:value="8186440" calcext:value-type="float">
            <text:p>$8,186,440</text:p>
          </table:table-cell>
          <table:table-cell table:style-name="ce18" office:value-type="float" office:value="7226445" calcext:value-type="float">
            <text:p>$7,226,445</text:p>
          </table:table-cell>
          <table:table-cell table:style-name="ce23" office:value-type="float" office:value="307.02" calcext:value-type="float">
            <text:p>$307.02</text:p>
          </table:table-cell>
          <table:table-cell table:style-name="ce25" office:value-type="float" office:value="4022" calcext:value-type="float">
            <text:p>4,02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4]/[.L4]" office:value-type="float" office:value="0.882733520309194" calcext:value-type="float">
            <text:p>0.88273352030919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35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$660.00 CAD</text:p>
          </table:table-cell>
          <table:table-cell table:style-name="ce18" office:value-type="float" office:value="195859" calcext:value-type="float">
            <text:p>$195,859</text:p>
          </table:table-cell>
          <table:table-cell table:style-name="ce18" office:value-type="float" office:value="8026400" calcext:value-type="float">
            <text:p>$8,026,400</text:p>
          </table:table-cell>
          <table:table-cell table:style-name="ce18" office:value-type="float" office:value="7830541" calcext:value-type="float">
            <text:p>$7,830,541</text:p>
          </table:table-cell>
          <table:table-cell table:style-name="ce23" office:value-type="float" office:value="146.56" calcext:value-type="float">
            <text:p>$146.5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5]/[.L5]" office:value-type="float" office:value="0.975598151101366" calcext:value-type="float">
            <text:p>0.9755981511013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125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$630.00 CAD</text:p>
          </table:table-cell>
          <table:table-cell table:style-name="ce18" office:value-type="float" office:value="195859" calcext:value-type="float">
            <text:p>$195,859</text:p>
          </table:table-cell>
          <table:table-cell table:style-name="ce18" office:value-type="float" office:value="8026400" calcext:value-type="float">
            <text:p>$8,026,400</text:p>
          </table:table-cell>
          <table:table-cell table:style-name="ce18" office:value-type="float" office:value="7830541" calcext:value-type="float">
            <text:p>$7,830,541</text:p>
          </table:table-cell>
          <table:table-cell table:style-name="ce23" office:value-type="float" office:value="146.56" calcext:value-type="float">
            <text:p>$146.5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6]/[.L6]" office:value-type="float" office:value="0.975598151101366" calcext:value-type="float">
            <text:p>0.9755981511013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2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742.00 CAD</text:p>
          </table:table-cell>
          <table:table-cell table:style-name="ce18" office:value-type="float" office:value="687291" calcext:value-type="float">
            <text:p>$687,291</text:p>
          </table:table-cell>
          <table:table-cell table:style-name="ce18" office:value-type="float" office:value="7869440" calcext:value-type="float">
            <text:p>$7,869,440</text:p>
          </table:table-cell>
          <table:table-cell table:style-name="ce18" office:value-type="float" office:value="7182149" calcext:value-type="float">
            <text:p>$7,182,149</text:p>
          </table:table-cell>
          <table:table-cell table:style-name="ce23" office:value-type="float" office:value="274.13" calcext:value-type="float">
            <text:p>$274.13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7]/[.L7]" office:value-type="float" office:value="0.912663289891021" calcext:value-type="float">
            <text:p>0.9126632898910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724.00 CAD</text:p>
          </table:table-cell>
          <table:table-cell table:style-name="ce18" office:value-type="float" office:value="687291" calcext:value-type="float">
            <text:p>$687,291</text:p>
          </table:table-cell>
          <table:table-cell table:style-name="ce18" office:value-type="float" office:value="7869440" calcext:value-type="float">
            <text:p>$7,869,440</text:p>
          </table:table-cell>
          <table:table-cell table:style-name="ce18" office:value-type="float" office:value="7182149" calcext:value-type="float">
            <text:p>$7,182,149</text:p>
          </table:table-cell>
          <table:table-cell table:style-name="ce23" office:value-type="float" office:value="274.13" calcext:value-type="float">
            <text:p>$274.13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8]/[.L8]" office:value-type="float" office:value="0.912663289891021" calcext:value-type="float">
            <text:p>0.9126632898910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501.00 CAD</text:p>
          </table:table-cell>
          <table:table-cell table:style-name="ce18" office:value-type="float" office:value="687291" calcext:value-type="float">
            <text:p>$687,291</text:p>
          </table:table-cell>
          <table:table-cell table:style-name="ce18" office:value-type="float" office:value="7869440" calcext:value-type="float">
            <text:p>$7,869,440</text:p>
          </table:table-cell>
          <table:table-cell table:style-name="ce18" office:value-type="float" office:value="7182149" calcext:value-type="float">
            <text:p>$7,182,149</text:p>
          </table:table-cell>
          <table:table-cell table:style-name="ce23" office:value-type="float" office:value="274.13" calcext:value-type="float">
            <text:p>$274.13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9]/[.L9]" office:value-type="float" office:value="0.912663289891021" calcext:value-type="float">
            <text:p>0.91266328989102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7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08.00 CAD</text:p>
          </table:table-cell>
          <table:table-cell table:style-name="ce18" office:value-type="float" office:value="817242" calcext:value-type="float">
            <text:p>$817,242</text:p>
          </table:table-cell>
          <table:table-cell table:style-name="ce18" office:value-type="float" office:value="7855469" calcext:value-type="float">
            <text:p>$7,855,469</text:p>
          </table:table-cell>
          <table:table-cell table:style-name="ce18" office:value-type="float" office:value="7038227" calcext:value-type="float">
            <text:p>$7,038,227</text:p>
          </table:table-cell>
          <table:table-cell table:style-name="ce23" office:value-type="float" office:value="232.87" calcext:value-type="float">
            <text:p>$232.87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10]/[.L10]" office:value-type="float" office:value="0.895965218626666" calcext:value-type="float">
            <text:p>0.8959652186266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7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775.00 CAD</text:p>
          </table:table-cell>
          <table:table-cell table:style-name="ce18" office:value-type="float" office:value="817242" calcext:value-type="float">
            <text:p>$817,242</text:p>
          </table:table-cell>
          <table:table-cell table:style-name="ce18" office:value-type="float" office:value="7855469" calcext:value-type="float">
            <text:p>$7,855,469</text:p>
          </table:table-cell>
          <table:table-cell table:style-name="ce18" office:value-type="float" office:value="7038227" calcext:value-type="float">
            <text:p>$7,038,227</text:p>
          </table:table-cell>
          <table:table-cell table:style-name="ce23" office:value-type="float" office:value="232.87" calcext:value-type="float">
            <text:p>$232.87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11]/[.L11]" office:value-type="float" office:value="0.895965218626666" calcext:value-type="float">
            <text:p>0.8959652186266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25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$546.00 CAD</text:p>
          </table:table-cell>
          <table:table-cell table:style-name="ce18" office:value-type="float" office:value="603121" calcext:value-type="float">
            <text:p>$603,121</text:p>
          </table:table-cell>
          <table:table-cell table:style-name="ce18" office:value-type="float" office:value="7022377" calcext:value-type="float">
            <text:p>$7,022,377</text:p>
          </table:table-cell>
          <table:table-cell table:style-name="ce18" office:value-type="float" office:value="6419256" calcext:value-type="float">
            <text:p>$6,419,256</text:p>
          </table:table-cell>
          <table:table-cell table:style-name="ce23" office:value-type="float" office:value="233.24" calcext:value-type="float">
            <text:p>$233.24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12]/[.L12]" office:value-type="float" office:value="0.914114408839058" calcext:value-type="float">
            <text:p>0.91411440883905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$690.00 CAD</text:p>
          </table:table-cell>
          <table:table-cell table:style-name="ce18" office:value-type="float" office:value="603121" calcext:value-type="float">
            <text:p>$603,121</text:p>
          </table:table-cell>
          <table:table-cell table:style-name="ce18" office:value-type="float" office:value="7022377" calcext:value-type="float">
            <text:p>$7,022,377</text:p>
          </table:table-cell>
          <table:table-cell table:style-name="ce18" office:value-type="float" office:value="6419256" calcext:value-type="float">
            <text:p>$6,419,256</text:p>
          </table:table-cell>
          <table:table-cell table:style-name="ce23" office:value-type="float" office:value="233.24" calcext:value-type="float">
            <text:p>$233.24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13]/[.L13]" office:value-type="float" office:value="0.914114408839058" calcext:value-type="float">
            <text:p>0.91411440883905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7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862.00 CAD</text:p>
          </table:table-cell>
          <table:table-cell table:style-name="ce18" office:value-type="float" office:value="376278" calcext:value-type="float">
            <text:p>$376,278</text:p>
          </table:table-cell>
          <table:table-cell table:style-name="ce18" office:value-type="float" office:value="6289483" calcext:value-type="float">
            <text:p>$6,289,483</text:p>
          </table:table-cell>
          <table:table-cell table:style-name="ce18" office:value-type="float" office:value="5913205" calcext:value-type="float">
            <text:p>$5,913,205</text:p>
          </table:table-cell>
          <table:table-cell table:style-name="ce23" office:value-type="float" office:value="301.6" calcext:value-type="float">
            <text:p>$301.6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4]/[.L14]" office:value-type="float" office:value="0.940173460998305" calcext:value-type="float">
            <text:p>0.94017346099830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7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720.00 CAD</text:p>
          </table:table-cell>
          <table:table-cell table:style-name="ce18" office:value-type="float" office:value="376278" calcext:value-type="float">
            <text:p>$376,278</text:p>
          </table:table-cell>
          <table:table-cell table:style-name="ce18" office:value-type="float" office:value="6289483" calcext:value-type="float">
            <text:p>$6,289,483</text:p>
          </table:table-cell>
          <table:table-cell table:style-name="ce18" office:value-type="float" office:value="5913205" calcext:value-type="float">
            <text:p>$5,913,205</text:p>
          </table:table-cell>
          <table:table-cell table:style-name="ce23" office:value-type="float" office:value="301.6" calcext:value-type="float">
            <text:p>$301.6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5]/[.L15]" office:value-type="float" office:value="0.940173460998305" calcext:value-type="float">
            <text:p>0.94017346099830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698.00 CAD</text:p>
          </table:table-cell>
          <table:table-cell table:style-name="ce18" office:value-type="float" office:value="376278" calcext:value-type="float">
            <text:p>$376,278</text:p>
          </table:table-cell>
          <table:table-cell table:style-name="ce18" office:value-type="float" office:value="6289483" calcext:value-type="float">
            <text:p>$6,289,483</text:p>
          </table:table-cell>
          <table:table-cell table:style-name="ce18" office:value-type="float" office:value="5913205" calcext:value-type="float">
            <text:p>$5,913,205</text:p>
          </table:table-cell>
          <table:table-cell table:style-name="ce23" office:value-type="float" office:value="301.6" calcext:value-type="float">
            <text:p>$301.6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6]/[.L16]" office:value-type="float" office:value="0.940173460998305" calcext:value-type="float">
            <text:p>0.94017346099830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52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$660.00 CAD</text:p>
          </table:table-cell>
          <table:table-cell table:style-name="ce18" office:value-type="float" office:value="319188" calcext:value-type="float">
            <text:p>$319,188</text:p>
          </table:table-cell>
          <table:table-cell table:style-name="ce18" office:value-type="float" office:value="6244910" calcext:value-type="float">
            <text:p>$6,244,910</text:p>
          </table:table-cell>
          <table:table-cell table:style-name="ce18" office:value-type="float" office:value="5925722" calcext:value-type="float">
            <text:p>$5,925,722</text:p>
          </table:table-cell>
          <table:table-cell table:style-name="ce23" office:value-type="float" office:value="191.29" calcext:value-type="float">
            <text:p>$191.29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17]/[.L17]" office:value-type="float" office:value="0.948888294627144" calcext:value-type="float">
            <text:p>0.94888829462714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2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$700.00 CAD</text:p>
          </table:table-cell>
          <table:table-cell table:style-name="ce18" office:value-type="float" office:value="319188" calcext:value-type="float">
            <text:p>$319,188</text:p>
          </table:table-cell>
          <table:table-cell table:style-name="ce18" office:value-type="float" office:value="6244910" calcext:value-type="float">
            <text:p>$6,244,910</text:p>
          </table:table-cell>
          <table:table-cell table:style-name="ce18" office:value-type="float" office:value="5925722" calcext:value-type="float">
            <text:p>$5,925,722</text:p>
          </table:table-cell>
          <table:table-cell table:style-name="ce23" office:value-type="float" office:value="191.29" calcext:value-type="float">
            <text:p>$191.29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18]/[.L18]" office:value-type="float" office:value="0.948888294627144" calcext:value-type="float">
            <text:p>0.94888829462714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5</text:p>
          </table:table-cell>
          <table:table-cell table:style-name="ce19" office:value-type="float" office:value="40" calcext:value-type="float">
            <text:p>40</text:p>
          </table:table-cell>
          <table:table-cell table:style-name="ce15" office:value-type="string" calcext:value-type="string">
            <text:p>$734.00 CAD</text:p>
          </table:table-cell>
          <table:table-cell table:style-name="ce18" office:value-type="float" office:value="573907" calcext:value-type="float">
            <text:p>$573,907</text:p>
          </table:table-cell>
          <table:table-cell table:style-name="ce18" office:value-type="float" office:value="5452279" calcext:value-type="float">
            <text:p>$5,452,279</text:p>
          </table:table-cell>
          <table:table-cell table:style-name="ce18" office:value-type="float" office:value="4878372" calcext:value-type="float">
            <text:p>$4,878,372</text:p>
          </table:table-cell>
          <table:table-cell table:style-name="ce23" office:value-type="float" office:value="293.01" calcext:value-type="float">
            <text:p>$293.01</text:p>
          </table:table-cell>
          <table:table-cell table:style-name="ce25" office:value-type="float" office:value="3674" calcext:value-type="float">
            <text:p>3,674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19]/[.L19]" office:value-type="float" office:value="0.894739979373763" calcext:value-type="float">
            <text:p>0.89473997937376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1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$670.00 CAD</text:p>
          </table:table-cell>
          <table:table-cell table:style-name="ce18" office:value-type="float" office:value="573907" calcext:value-type="float">
            <text:p>$573,907</text:p>
          </table:table-cell>
          <table:table-cell table:style-name="ce18" office:value-type="float" office:value="5452279" calcext:value-type="float">
            <text:p>$5,452,279</text:p>
          </table:table-cell>
          <table:table-cell table:style-name="ce18" office:value-type="float" office:value="4878372" calcext:value-type="float">
            <text:p>$4,878,372</text:p>
          </table:table-cell>
          <table:table-cell table:style-name="ce23" office:value-type="float" office:value="293.01" calcext:value-type="float">
            <text:p>$293.01</text:p>
          </table:table-cell>
          <table:table-cell table:style-name="ce25" office:value-type="float" office:value="3674" calcext:value-type="float">
            <text:p>3,674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20]/[.L20]" office:value-type="float" office:value="0.894739979373763" calcext:value-type="float">
            <text:p>0.89473997937376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7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10.00 CAD</text:p>
          </table:table-cell>
          <table:table-cell table:style-name="ce18" office:value-type="float" office:value="296640" calcext:value-type="float">
            <text:p>$296,640</text:p>
          </table:table-cell>
          <table:table-cell table:style-name="ce18" office:value-type="float" office:value="5447088" calcext:value-type="float">
            <text:p>$5,447,088</text:p>
          </table:table-cell>
          <table:table-cell table:style-name="ce18" office:value-type="float" office:value="5150448" calcext:value-type="float">
            <text:p>$5,150,448</text:p>
          </table:table-cell>
          <table:table-cell table:style-name="ce23" office:value-type="float" office:value="149.99" calcext:value-type="float">
            <text:p>$149.99</text:p>
          </table:table-cell>
          <table:table-cell table:style-name="ce25" office:value-type="float" office:value="2346" calcext:value-type="float">
            <text:p>2,346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21]/[.L21]" office:value-type="float" office:value="0.945541544399503" calcext:value-type="float">
            <text:p>0.94554154439950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77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$670.00 CAD</text:p>
          </table:table-cell>
          <table:table-cell table:style-name="ce18" office:value-type="float" office:value="296640" calcext:value-type="float">
            <text:p>$296,640</text:p>
          </table:table-cell>
          <table:table-cell table:style-name="ce18" office:value-type="float" office:value="5447088" calcext:value-type="float">
            <text:p>$5,447,088</text:p>
          </table:table-cell>
          <table:table-cell table:style-name="ce18" office:value-type="float" office:value="5150448" calcext:value-type="float">
            <text:p>$5,150,448</text:p>
          </table:table-cell>
          <table:table-cell table:style-name="ce23" office:value-type="float" office:value="149.99" calcext:value-type="float">
            <text:p>$149.99</text:p>
          </table:table-cell>
          <table:table-cell table:style-name="ce25" office:value-type="float" office:value="2346" calcext:value-type="float">
            <text:p>2,346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22]/[.L22]" office:value-type="float" office:value="0.945541544399503" calcext:value-type="float">
            <text:p>0.94554154439950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$660.00 CAD</text:p>
          </table:table-cell>
          <table:table-cell table:style-name="ce18" office:value-type="float" office:value="375500" calcext:value-type="float">
            <text:p>$375,500</text:p>
          </table:table-cell>
          <table:table-cell table:style-name="ce18" office:value-type="float" office:value="4857919" calcext:value-type="float">
            <text:p>$4,857,919</text:p>
          </table:table-cell>
          <table:table-cell table:style-name="ce18" office:value-type="float" office:value="4482419" calcext:value-type="float">
            <text:p>$4,482,419</text:p>
          </table:table-cell>
          <table:table-cell table:style-name="ce23" office:value-type="float" office:value="248.5" calcext:value-type="float">
            <text:p>$248.50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23]/[.L23]" office:value-type="float" office:value="0.92270352799213" calcext:value-type="float">
            <text:p>0.9227035279921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7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$645.00 CAD</text:p>
          </table:table-cell>
          <table:table-cell table:style-name="ce18" office:value-type="float" office:value="324679" calcext:value-type="float">
            <text:p>$324,679</text:p>
          </table:table-cell>
          <table:table-cell table:style-name="ce18" office:value-type="float" office:value="4714079" calcext:value-type="float">
            <text:p>$4,714,079</text:p>
          </table:table-cell>
          <table:table-cell table:style-name="ce18" office:value-type="float" office:value="4389400" calcext:value-type="float">
            <text:p>$4,389,400</text:p>
          </table:table-cell>
          <table:table-cell table:style-name="ce23" office:value-type="float" office:value="226.14" calcext:value-type="float">
            <text:p>$226.14</text:p>
          </table:table-cell>
          <table:table-cell table:style-name="ce25" office:value-type="float" office:value="2484" calcext:value-type="float">
            <text:p>2,484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24]/[.L24]" office:value-type="float" office:value="0.931125676934986" calcext:value-type="float">
            <text:p>0.93112567693498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77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$610.00 CAD</text:p>
          </table:table-cell>
          <table:table-cell table:style-name="ce18" office:value-type="float" office:value="324679" calcext:value-type="float">
            <text:p>$324,679</text:p>
          </table:table-cell>
          <table:table-cell table:style-name="ce18" office:value-type="float" office:value="4714079" calcext:value-type="float">
            <text:p>$4,714,079</text:p>
          </table:table-cell>
          <table:table-cell table:style-name="ce18" office:value-type="float" office:value="4389400" calcext:value-type="float">
            <text:p>$4,389,400</text:p>
          </table:table-cell>
          <table:table-cell table:style-name="ce23" office:value-type="float" office:value="226.14" calcext:value-type="float">
            <text:p>$226.14</text:p>
          </table:table-cell>
          <table:table-cell table:style-name="ce25" office:value-type="float" office:value="2484" calcext:value-type="float">
            <text:p>2,484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25]/[.L25]" office:value-type="float" office:value="0.931125676934986" calcext:value-type="float">
            <text:p>0.93112567693498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7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610.00 CAD</text:p>
          </table:table-cell>
          <table:table-cell table:style-name="ce18" office:value-type="float" office:value="242962" calcext:value-type="float">
            <text:p>$242,962</text:p>
          </table:table-cell>
          <table:table-cell table:style-name="ce18" office:value-type="float" office:value="4616601" calcext:value-type="float">
            <text:p>$4,616,601</text:p>
          </table:table-cell>
          <table:table-cell table:style-name="ce18" office:value-type="float" office:value="4373639" calcext:value-type="float">
            <text:p>$4,373,639</text:p>
          </table:table-cell>
          <table:table-cell table:style-name="ce23" office:value-type="float" office:value="260.01" calcext:value-type="float">
            <text:p>$260.01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26]/[.L26]" office:value-type="float" office:value="0.947372103415478" calcext:value-type="float">
            <text:p>0.94737210341547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620.00 CAD</text:p>
          </table:table-cell>
          <table:table-cell table:style-name="ce18" office:value-type="float" office:value="242962" calcext:value-type="float">
            <text:p>$242,962</text:p>
          </table:table-cell>
          <table:table-cell table:style-name="ce18" office:value-type="float" office:value="4616601" calcext:value-type="float">
            <text:p>$4,616,601</text:p>
          </table:table-cell>
          <table:table-cell table:style-name="ce18" office:value-type="float" office:value="4373639" calcext:value-type="float">
            <text:p>$4,373,639</text:p>
          </table:table-cell>
          <table:table-cell table:style-name="ce23" office:value-type="float" office:value="260.01" calcext:value-type="float">
            <text:p>$260.01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27]/[.L27]" office:value-type="float" office:value="0.947372103415478" calcext:value-type="float">
            <text:p>0.94737210341547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72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615.00 CAD</text:p>
          </table:table-cell>
          <table:table-cell table:style-name="ce18" office:value-type="float" office:value="-91065" calcext:value-type="float">
            <text:p>-$91,065</text:p>
          </table:table-cell>
          <table:table-cell table:style-name="ce18" office:value-type="float" office:value="4051020" calcext:value-type="float">
            <text:p>$4,051,020</text:p>
          </table:table-cell>
          <table:table-cell table:style-name="ce18" office:value-type="float" office:value="4142085" calcext:value-type="float">
            <text:p>$4,142,085</text:p>
          </table:table-cell>
          <table:table-cell table:style-name="ce23" office:value-type="float" office:value="168.05" calcext:value-type="float">
            <text:p>$168.05</text:p>
          </table:table-cell>
          <table:table-cell table:style-name="ce25" office:value-type="float" office:value="4023" calcext:value-type="float">
            <text:p>4,02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8]/[.L28]" office:value-type="float" office:value="1.02247952367552" calcext:value-type="float">
            <text:p>1.0224795236755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7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$675.00 CAD</text:p>
          </table:table-cell>
          <table:table-cell table:style-name="ce18" office:value-type="float" office:value="-91065" calcext:value-type="float">
            <text:p>-$91,065</text:p>
          </table:table-cell>
          <table:table-cell table:style-name="ce18" office:value-type="float" office:value="4051020" calcext:value-type="float">
            <text:p>$4,051,020</text:p>
          </table:table-cell>
          <table:table-cell table:style-name="ce18" office:value-type="float" office:value="4142085" calcext:value-type="float">
            <text:p>$4,142,085</text:p>
          </table:table-cell>
          <table:table-cell table:style-name="ce23" office:value-type="float" office:value="168.05" calcext:value-type="float">
            <text:p>$168.05</text:p>
          </table:table-cell>
          <table:table-cell table:style-name="ce25" office:value-type="float" office:value="4023" calcext:value-type="float">
            <text:p>4,02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9]/[.L29]" office:value-type="float" office:value="1.02247952367552" calcext:value-type="float">
            <text:p>1.0224795236755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$679.00 CAD</text:p>
          </table:table-cell>
          <table:table-cell table:style-name="ce18" office:value-type="float" office:value="-14944" calcext:value-type="float">
            <text:p>-$14,944</text:p>
          </table:table-cell>
          <table:table-cell table:style-name="ce18" office:value-type="float" office:value="3378790" calcext:value-type="float">
            <text:p>$3,378,790</text:p>
          </table:table-cell>
          <table:table-cell table:style-name="ce18" office:value-type="float" office:value="3393734" calcext:value-type="float">
            <text:p>$3,393,734</text:p>
          </table:table-cell>
          <table:table-cell table:style-name="ce23" office:value-type="float" office:value="126.13" calcext:value-type="float">
            <text:p>$126.1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30]/[.L30]" office:value-type="float" office:value="1.00442288511568" calcext:value-type="float">
            <text:p>1.004422885115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2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$609.00 CAD</text:p>
          </table:table-cell>
          <table:table-cell table:style-name="ce18" office:value-type="float" office:value="-14944" calcext:value-type="float">
            <text:p>-$14,944</text:p>
          </table:table-cell>
          <table:table-cell table:style-name="ce18" office:value-type="float" office:value="3378790" calcext:value-type="float">
            <text:p>$3,378,790</text:p>
          </table:table-cell>
          <table:table-cell table:style-name="ce18" office:value-type="float" office:value="3393734" calcext:value-type="float">
            <text:p>$3,393,734</text:p>
          </table:table-cell>
          <table:table-cell table:style-name="ce23" office:value-type="float" office:value="126.13" calcext:value-type="float">
            <text:p>$126.1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31]/[.L31]" office:value-type="float" office:value="1.00442288511568" calcext:value-type="float">
            <text:p>1.00442288511568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1" table:number-rows-repeated="5">
          <table:table-cell table:number-columns-repeated="10"/>
          <table:table-cell table:style-name="ce18" table:number-columns-repeated="3"/>
          <table:table-cell table:style-name="ce23"/>
          <table:table-cell table:number-columns-repeated="1010"/>
        </table:table-row>
        <table:table-row table:style-name="ro1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1" table:number-rows-repeated="7">
          <table:table-cell table:number-columns-repeated="10"/>
          <table:table-cell table:style-name="ce18" table:number-columns-repeated="3"/>
          <table:table-cell table:style-name="ce23"/>
          <table:table-cell table:number-columns-repeated="1010"/>
        </table:table-row>
        <table:table-row table:style-name="ro1" table:number-rows-repeated="2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1" table:number-rows-repeated="4">
          <table:table-cell table:number-columns-repeated="10"/>
          <table:table-cell table:style-name="ce18" table:number-columns-repeated="3"/>
          <table:table-cell table:style-name="ce23"/>
          <table:table-cell table:number-columns-repeated="1010"/>
        </table:table-row>
        <table:table-row table:style-name="ro1" table:number-rows-repeated="8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1" table:number-rows-repeated="4">
          <table:table-cell table:number-columns-repeated="10"/>
          <table:table-cell table:style-name="ce18" table:number-columns-repeated="3"/>
          <table:table-cell table:style-name="ce23"/>
          <table:table-cell table:number-columns-repeated="1010"/>
        </table:table-row>
        <table:table-row table:style-name="ro1" table:number-rows-repeated="2">
          <table:table-cell table:number-columns-repeated="10"/>
          <table:table-cell table:style-name="ce18" table:number-columns-repeated="3"/>
          <table:table-cell table:style-name="ce23"/>
          <table:table-cell table:style-name="ce25"/>
          <table:table-cell table:number-columns-repeated="100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4'.$A$1:.$Q$31"/>
        </table:named-expressions>
      </table:table>
      <table:table table:name="Year 5" table:style-name="ta7">
        <table:table-column table:style-name="co2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2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5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669.00</text:p>
          </table:table-cell>
          <table:table-cell table:style-name="ce24" office:value-type="float" office:value="1017349" calcext:value-type="float">
            <text:p>$1,017,349</text:p>
          </table:table-cell>
          <table:table-cell table:style-name="ce24" office:value-type="float" office:value="9646164" calcext:value-type="float">
            <text:p>$9,646,164</text:p>
          </table:table-cell>
          <table:table-cell table:style-name="ce18" office:value-type="float" office:value="8628815" calcext:value-type="float">
            <text:p>$8,628,815</text:p>
          </table:table-cell>
          <table:table-cell table:style-name="ce23" office:value-type="float" office:value="454.14" calcext:value-type="float">
            <text:p>$454.14</text:p>
          </table:table-cell>
          <table:table-cell table:style-name="ce25" office:value-type="float" office:value="1867" calcext:value-type="float">
            <text:p>1,867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[.M2]/[.L2]" office:value-type="float" office:value="0.894533308784715" calcext:value-type="float">
            <text:p>0.8945333087847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7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819.00</text:p>
          </table:table-cell>
          <table:table-cell table:style-name="ce24" office:value-type="float" office:value="1017349" calcext:value-type="float">
            <text:p>$1,017,349</text:p>
          </table:table-cell>
          <table:table-cell table:style-name="ce24" office:value-type="float" office:value="9646164" calcext:value-type="float">
            <text:p>$9,646,164</text:p>
          </table:table-cell>
          <table:table-cell table:style-name="ce18" office:value-type="float" office:value="8628815" calcext:value-type="float">
            <text:p>$8,628,815</text:p>
          </table:table-cell>
          <table:table-cell table:style-name="ce23" office:value-type="float" office:value="454.14" calcext:value-type="float">
            <text:p>$454.14</text:p>
          </table:table-cell>
          <table:table-cell table:style-name="ce25" office:value-type="float" office:value="1867" calcext:value-type="float">
            <text:p>1,867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[.M3]/[.L3]" office:value-type="float" office:value="0.894533308784715" calcext:value-type="float">
            <text:p>0.8945333087847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5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$608.00</text:p>
          </table:table-cell>
          <table:table-cell table:style-name="ce24" office:value-type="float" office:value="1020339" calcext:value-type="float">
            <text:p>$1,020,339</text:p>
          </table:table-cell>
          <table:table-cell table:style-name="ce24" office:value-type="float" office:value="8737863" calcext:value-type="float">
            <text:p>$8,737,863</text:p>
          </table:table-cell>
          <table:table-cell table:style-name="ce18" office:value-type="float" office:value="7717524" calcext:value-type="float">
            <text:p>$7,717,524</text:p>
          </table:table-cell>
          <table:table-cell table:style-name="ce23" office:value-type="float" office:value="334.9" calcext:value-type="float">
            <text:p>$334.90</text:p>
          </table:table-cell>
          <table:table-cell table:style-name="ce25" office:value-type="float" office:value="2107" calcext:value-type="float">
            <text:p>2,107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4]/[.L4]" office:value-type="float" office:value="0.883227855598102" calcext:value-type="float">
            <text:p>0.88322785559810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$779.00</text:p>
          </table:table-cell>
          <table:table-cell table:style-name="ce24" office:value-type="float" office:value="1020339" calcext:value-type="float">
            <text:p>$1,020,339</text:p>
          </table:table-cell>
          <table:table-cell table:style-name="ce24" office:value-type="float" office:value="8737863" calcext:value-type="float">
            <text:p>$8,737,863</text:p>
          </table:table-cell>
          <table:table-cell table:style-name="ce18" office:value-type="float" office:value="7717524" calcext:value-type="float">
            <text:p>$7,717,524</text:p>
          </table:table-cell>
          <table:table-cell table:style-name="ce23" office:value-type="float" office:value="334.9" calcext:value-type="float">
            <text:p>$334.90</text:p>
          </table:table-cell>
          <table:table-cell table:style-name="ce25" office:value-type="float" office:value="2107" calcext:value-type="float">
            <text:p>2,107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5]/[.L5]" office:value-type="float" office:value="0.883227855598102" calcext:value-type="float">
            <text:p>0.88322785559810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560.00</text:p>
          </table:table-cell>
          <table:table-cell table:style-name="ce24" office:value-type="float" office:value="901110" calcext:value-type="float">
            <text:p>$901,110</text:p>
          </table:table-cell>
          <table:table-cell table:style-name="ce24" office:value-type="float" office:value="8270640" calcext:value-type="float">
            <text:p>$8,270,640</text:p>
          </table:table-cell>
          <table:table-cell table:style-name="ce18" office:value-type="float" office:value="7369530" calcext:value-type="float">
            <text:p>$7,369,530</text:p>
          </table:table-cell>
          <table:table-cell table:style-name="ce23" office:value-type="float" office:value="323.35" calcext:value-type="float">
            <text:p>$323.35</text:p>
          </table:table-cell>
          <table:table-cell table:style-name="ce19" office:value-type="float" office:value="523" calcext:value-type="float">
            <text:p>523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M6]/[.L6]" office:value-type="float" office:value="0.89104712573634" calcext:value-type="float">
            <text:p>0.8910471257363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2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690.00</text:p>
          </table:table-cell>
          <table:table-cell table:style-name="ce24" office:value-type="float" office:value="901110" calcext:value-type="float">
            <text:p>$901,110</text:p>
          </table:table-cell>
          <table:table-cell table:style-name="ce24" office:value-type="float" office:value="8270640" calcext:value-type="float">
            <text:p>$8,270,640</text:p>
          </table:table-cell>
          <table:table-cell table:style-name="ce18" office:value-type="float" office:value="7369530" calcext:value-type="float">
            <text:p>$7,369,530</text:p>
          </table:table-cell>
          <table:table-cell table:style-name="ce23" office:value-type="float" office:value="323.35" calcext:value-type="float">
            <text:p>$323.35</text:p>
          </table:table-cell>
          <table:table-cell table:style-name="ce19" office:value-type="float" office:value="523" calcext:value-type="float">
            <text:p>523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M7]/[.L7]" office:value-type="float" office:value="0.89104712573634" calcext:value-type="float">
            <text:p>0.8910471257363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45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628.00</text:p>
          </table:table-cell>
          <table:table-cell table:style-name="ce24" office:value-type="float" office:value="676397" calcext:value-type="float">
            <text:p>$676,397</text:p>
          </table:table-cell>
          <table:table-cell table:style-name="ce24" office:value-type="float" office:value="7934068" calcext:value-type="float">
            <text:p>$7,934,068</text:p>
          </table:table-cell>
          <table:table-cell table:style-name="ce18" office:value-type="float" office:value="7257671" calcext:value-type="float">
            <text:p>$7,257,671</text:p>
          </table:table-cell>
          <table:table-cell table:style-name="ce23" office:value-type="float" office:value="374.66" calcext:value-type="float">
            <text:p>$374.66</text:p>
          </table:table-cell>
          <table:table-cell table:style-name="ce25" office:value-type="float" office:value="3114" calcext:value-type="float">
            <text:p>3,114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M8]/[.L8]" office:value-type="float" office:value="0.914747768736038" calcext:value-type="float">
            <text:p>0.91474776873603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5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676.00</text:p>
          </table:table-cell>
          <table:table-cell table:style-name="ce24" office:value-type="float" office:value="676397" calcext:value-type="float">
            <text:p>$676,397</text:p>
          </table:table-cell>
          <table:table-cell table:style-name="ce24" office:value-type="float" office:value="7934068" calcext:value-type="float">
            <text:p>$7,934,068</text:p>
          </table:table-cell>
          <table:table-cell table:style-name="ce18" office:value-type="float" office:value="7257671" calcext:value-type="float">
            <text:p>$7,257,671</text:p>
          </table:table-cell>
          <table:table-cell table:style-name="ce23" office:value-type="float" office:value="374.66" calcext:value-type="float">
            <text:p>$374.66</text:p>
          </table:table-cell>
          <table:table-cell table:style-name="ce25" office:value-type="float" office:value="3114" calcext:value-type="float">
            <text:p>3,114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M9]/[.L9]" office:value-type="float" office:value="0.914747768736038" calcext:value-type="float">
            <text:p>0.91474776873603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75</text:p>
          </table:table-cell>
          <table:table-cell table:style-name="ce16" office:value-type="float" office:value="47" calcext:value-type="float">
            <text:p>47</text:p>
          </table:table-cell>
          <table:table-cell table:style-name="ce19" office:value-type="string" calcext:value-type="string">
            <text:p>$514.00</text:p>
          </table:table-cell>
          <table:table-cell table:style-name="ce24" office:value-type="float" office:value="596151" calcext:value-type="float">
            <text:p>$596,151</text:p>
          </table:table-cell>
          <table:table-cell table:style-name="ce24" office:value-type="float" office:value="7432256" calcext:value-type="float">
            <text:p>$7,432,256</text:p>
          </table:table-cell>
          <table:table-cell table:style-name="ce18" office:value-type="float" office:value="6836105" calcext:value-type="float">
            <text:p>$6,836,105</text:p>
          </table:table-cell>
          <table:table-cell table:style-name="ce23" office:value-type="float" office:value="319.63" calcext:value-type="float">
            <text:p>$319.63</text:p>
          </table:table-cell>
          <table:table-cell table:style-name="ce25" office:value-type="float" office:value="1479" calcext:value-type="float">
            <text:p>1,479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10]/[.L10]" office:value-type="float" office:value="0.91978868865658" calcext:value-type="float">
            <text:p>0.9197886886565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</text:p>
          </table:table-cell>
          <table:table-cell table:style-name="ce16" office:value-type="float" office:value="47" calcext:value-type="float">
            <text:p>47</text:p>
          </table:table-cell>
          <table:table-cell table:style-name="ce19" office:value-type="string" calcext:value-type="string">
            <text:p>$530.00</text:p>
          </table:table-cell>
          <table:table-cell table:style-name="ce24" office:value-type="float" office:value="596151" calcext:value-type="float">
            <text:p>$596,151</text:p>
          </table:table-cell>
          <table:table-cell table:style-name="ce24" office:value-type="float" office:value="7432256" calcext:value-type="float">
            <text:p>$7,432,256</text:p>
          </table:table-cell>
          <table:table-cell table:style-name="ce18" office:value-type="float" office:value="6836105" calcext:value-type="float">
            <text:p>$6,836,105</text:p>
          </table:table-cell>
          <table:table-cell table:style-name="ce23" office:value-type="float" office:value="319.63" calcext:value-type="float">
            <text:p>$319.63</text:p>
          </table:table-cell>
          <table:table-cell table:style-name="ce25" office:value-type="float" office:value="1479" calcext:value-type="float">
            <text:p>1,479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11]/[.L11]" office:value-type="float" office:value="0.91978868865658" calcext:value-type="float">
            <text:p>0.9197886886565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3.025</text:p>
          </table:table-cell>
          <table:table-cell table:style-name="ce16" office:value-type="float" office:value="47" calcext:value-type="float">
            <text:p>47</text:p>
          </table:table-cell>
          <table:table-cell table:style-name="ce19" office:value-type="string" calcext:value-type="string">
            <text:p>$616.00</text:p>
          </table:table-cell>
          <table:table-cell table:style-name="ce24" office:value-type="float" office:value="596151" calcext:value-type="float">
            <text:p>$596,151</text:p>
          </table:table-cell>
          <table:table-cell table:style-name="ce24" office:value-type="float" office:value="7432256" calcext:value-type="float">
            <text:p>$7,432,256</text:p>
          </table:table-cell>
          <table:table-cell table:style-name="ce18" office:value-type="float" office:value="6836105" calcext:value-type="float">
            <text:p>$6,836,105</text:p>
          </table:table-cell>
          <table:table-cell table:style-name="ce23" office:value-type="float" office:value="319.63" calcext:value-type="float">
            <text:p>$319.63</text:p>
          </table:table-cell>
          <table:table-cell table:style-name="ce25" office:value-type="float" office:value="1479" calcext:value-type="float">
            <text:p>1,479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12]/[.L12]" office:value-type="float" office:value="0.91978868865658" calcext:value-type="float">
            <text:p>0.9197886886565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5</text:p>
          </table:table-cell>
          <table:table-cell table:style-name="ce16" office:value-type="float" office:value="63" calcext:value-type="float">
            <text:p>63</text:p>
          </table:table-cell>
          <table:table-cell table:style-name="ce19" office:value-type="string" calcext:value-type="string">
            <text:p>$697.00</text:p>
          </table:table-cell>
          <table:table-cell table:style-name="ce24" office:value-type="float" office:value="508771" calcext:value-type="float">
            <text:p>$508,771</text:p>
          </table:table-cell>
          <table:table-cell table:style-name="ce24" office:value-type="float" office:value="7068451" calcext:value-type="float">
            <text:p>$7,068,451</text:p>
          </table:table-cell>
          <table:table-cell table:style-name="ce18" office:value-type="float" office:value="6559680" calcext:value-type="float">
            <text:p>$6,559,680</text:p>
          </table:table-cell>
          <table:table-cell table:style-name="ce23" office:value-type="float" office:value="352.48" calcext:value-type="float">
            <text:p>$352.48</text:p>
          </table:table-cell>
          <table:table-cell table:style-name="ce25" office:value-type="float" office:value="1766" calcext:value-type="float">
            <text:p>1,766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13]/[.L13]" office:value-type="float" office:value="0.928022278148352" calcext:value-type="float">
            <text:p>0.92802227814835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5</text:p>
          </table:table-cell>
          <table:table-cell table:style-name="ce16" office:value-type="float" office:value="63" calcext:value-type="float">
            <text:p>63</text:p>
          </table:table-cell>
          <table:table-cell table:style-name="ce19" office:value-type="string" calcext:value-type="string">
            <text:p>$736.00</text:p>
          </table:table-cell>
          <table:table-cell table:style-name="ce24" office:value-type="float" office:value="508771" calcext:value-type="float">
            <text:p>$508,771</text:p>
          </table:table-cell>
          <table:table-cell table:style-name="ce24" office:value-type="float" office:value="7068451" calcext:value-type="float">
            <text:p>$7,068,451</text:p>
          </table:table-cell>
          <table:table-cell table:style-name="ce18" office:value-type="float" office:value="6559680" calcext:value-type="float">
            <text:p>$6,559,680</text:p>
          </table:table-cell>
          <table:table-cell table:style-name="ce23" office:value-type="float" office:value="352.48" calcext:value-type="float">
            <text:p>$352.48</text:p>
          </table:table-cell>
          <table:table-cell table:style-name="ce25" office:value-type="float" office:value="1766" calcext:value-type="float">
            <text:p>1,766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14]/[.L14]" office:value-type="float" office:value="0.928022278148352" calcext:value-type="float">
            <text:p>0.92802227814835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5</text:p>
          </table:table-cell>
          <table:table-cell table:style-name="ce16" office:value-type="float" office:value="63" calcext:value-type="float">
            <text:p>63</text:p>
          </table:table-cell>
          <table:table-cell table:style-name="ce19" office:value-type="string" calcext:value-type="string">
            <text:p>$898.00</text:p>
          </table:table-cell>
          <table:table-cell table:style-name="ce24" office:value-type="float" office:value="508771" calcext:value-type="float">
            <text:p>$508,771</text:p>
          </table:table-cell>
          <table:table-cell table:style-name="ce24" office:value-type="float" office:value="7068451" calcext:value-type="float">
            <text:p>$7,068,451</text:p>
          </table:table-cell>
          <table:table-cell table:style-name="ce18" office:value-type="float" office:value="6559680" calcext:value-type="float">
            <text:p>$6,559,680</text:p>
          </table:table-cell>
          <table:table-cell table:style-name="ce23" office:value-type="float" office:value="352.48" calcext:value-type="float">
            <text:p>$352.48</text:p>
          </table:table-cell>
          <table:table-cell table:style-name="ce25" office:value-type="float" office:value="1766" calcext:value-type="float">
            <text:p>1,766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15]/[.L15]" office:value-type="float" office:value="0.928022278148352" calcext:value-type="float">
            <text:p>0.92802227814835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</text:p>
          </table:table-cell>
          <table:table-cell table:style-name="ce16" office:value-type="float" office:value="57" calcext:value-type="float">
            <text:p>57</text:p>
          </table:table-cell>
          <table:table-cell table:style-name="ce19" office:value-type="string" calcext:value-type="string">
            <text:p>$501.00</text:p>
          </table:table-cell>
          <table:table-cell table:style-name="ce24" office:value-type="float" office:value="643725" calcext:value-type="float">
            <text:p>$643,725</text:p>
          </table:table-cell>
          <table:table-cell table:style-name="ce24" office:value-type="float" office:value="6826899" calcext:value-type="float">
            <text:p>$6,826,899</text:p>
          </table:table-cell>
          <table:table-cell table:style-name="ce18" office:value-type="float" office:value="6183174" calcext:value-type="float">
            <text:p>$6,183,174</text:p>
          </table:table-cell>
          <table:table-cell table:style-name="ce23" office:value-type="float" office:value="338.5" calcext:value-type="float">
            <text:p>$338.50</text:p>
          </table:table-cell>
          <table:table-cell table:style-name="ce25" office:value-type="float" office:value="1632" calcext:value-type="float">
            <text:p>1,632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M16]/[.L16]" office:value-type="float" office:value="0.905707554777066" calcext:value-type="float">
            <text:p>0.9057075547770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5</text:p>
          </table:table-cell>
          <table:table-cell table:style-name="ce16" office:value-type="float" office:value="57" calcext:value-type="float">
            <text:p>57</text:p>
          </table:table-cell>
          <table:table-cell table:style-name="ce19" office:value-type="string" calcext:value-type="string">
            <text:p>$699.00</text:p>
          </table:table-cell>
          <table:table-cell table:style-name="ce24" office:value-type="float" office:value="643725" calcext:value-type="float">
            <text:p>$643,725</text:p>
          </table:table-cell>
          <table:table-cell table:style-name="ce24" office:value-type="float" office:value="6826899" calcext:value-type="float">
            <text:p>$6,826,899</text:p>
          </table:table-cell>
          <table:table-cell table:style-name="ce18" office:value-type="float" office:value="6183174" calcext:value-type="float">
            <text:p>$6,183,174</text:p>
          </table:table-cell>
          <table:table-cell table:style-name="ce23" office:value-type="float" office:value="338.5" calcext:value-type="float">
            <text:p>$338.50</text:p>
          </table:table-cell>
          <table:table-cell table:style-name="ce25" office:value-type="float" office:value="1632" calcext:value-type="float">
            <text:p>1,632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M17]/[.L17]" office:value-type="float" office:value="0.905707554777066" calcext:value-type="float">
            <text:p>0.9057075547770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475</text:p>
          </table:table-cell>
          <table:table-cell table:style-name="ce16" office:value-type="float" office:value="57" calcext:value-type="float">
            <text:p>57</text:p>
          </table:table-cell>
          <table:table-cell table:style-name="ce19" office:value-type="string" calcext:value-type="string">
            <text:p>$742.00</text:p>
          </table:table-cell>
          <table:table-cell table:style-name="ce24" office:value-type="float" office:value="643725" calcext:value-type="float">
            <text:p>$643,725</text:p>
          </table:table-cell>
          <table:table-cell table:style-name="ce24" office:value-type="float" office:value="6826899" calcext:value-type="float">
            <text:p>$6,826,899</text:p>
          </table:table-cell>
          <table:table-cell table:style-name="ce18" office:value-type="float" office:value="6183174" calcext:value-type="float">
            <text:p>$6,183,174</text:p>
          </table:table-cell>
          <table:table-cell table:style-name="ce23" office:value-type="float" office:value="338.5" calcext:value-type="float">
            <text:p>$338.50</text:p>
          </table:table-cell>
          <table:table-cell table:style-name="ce25" office:value-type="float" office:value="1632" calcext:value-type="float">
            <text:p>1,632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M18]/[.L18]" office:value-type="float" office:value="0.905707554777066" calcext:value-type="float">
            <text:p>0.9057075547770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625</text:p>
          </table:table-cell>
          <table:table-cell table:style-name="ce16" office:value-type="float" office:value="54" calcext:value-type="float">
            <text:p>54</text:p>
          </table:table-cell>
          <table:table-cell table:style-name="ce19" office:value-type="string" calcext:value-type="string">
            <text:p>$625.00</text:p>
          </table:table-cell>
          <table:table-cell table:style-name="ce24" office:value-type="float" office:value="239956" calcext:value-type="float">
            <text:p>$239,956</text:p>
          </table:table-cell>
          <table:table-cell table:style-name="ce24" office:value-type="float" office:value="6348261" calcext:value-type="float">
            <text:p>$6,348,261</text:p>
          </table:table-cell>
          <table:table-cell table:style-name="ce18" office:value-type="float" office:value="6108305" calcext:value-type="float">
            <text:p>$6,108,305</text:p>
          </table:table-cell>
          <table:table-cell table:style-name="ce23" office:value-type="float" office:value="170.56" calcext:value-type="float">
            <text:p>$170.56</text:p>
          </table:table-cell>
          <table:table-cell table:style-name="ce25" office:value-type="float" office:value="3350" calcext:value-type="float">
            <text:p>3,3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table:formula="of:=[.M19]/[.L19]" office:value-type="float" office:value="0.962201302057366" calcext:value-type="float">
            <text:p>0.9622013020573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</text:p>
          </table:table-cell>
          <table:table-cell table:style-name="ce16" office:value-type="float" office:value="54" calcext:value-type="float">
            <text:p>54</text:p>
          </table:table-cell>
          <table:table-cell table:style-name="ce19" office:value-type="string" calcext:value-type="string">
            <text:p>$630.00</text:p>
          </table:table-cell>
          <table:table-cell table:style-name="ce24" office:value-type="float" office:value="239956" calcext:value-type="float">
            <text:p>$239,956</text:p>
          </table:table-cell>
          <table:table-cell table:style-name="ce24" office:value-type="float" office:value="6348261" calcext:value-type="float">
            <text:p>$6,348,261</text:p>
          </table:table-cell>
          <table:table-cell table:style-name="ce18" office:value-type="float" office:value="6108305" calcext:value-type="float">
            <text:p>$6,108,305</text:p>
          </table:table-cell>
          <table:table-cell table:style-name="ce23" office:value-type="float" office:value="170.56" calcext:value-type="float">
            <text:p>$170.56</text:p>
          </table:table-cell>
          <table:table-cell table:style-name="ce25" office:value-type="float" office:value="3350" calcext:value-type="float">
            <text:p>3,3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table:formula="of:=[.M20]/[.L20]" office:value-type="float" office:value="0.962201302057366" calcext:value-type="float">
            <text:p>0.96220130205736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525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$602.00</text:p>
          </table:table-cell>
          <table:table-cell table:style-name="ce24" office:value-type="float" office:value="258280" calcext:value-type="float">
            <text:p>$258,280</text:p>
          </table:table-cell>
          <table:table-cell table:style-name="ce24" office:value-type="float" office:value="6239474" calcext:value-type="float">
            <text:p>$6,239,474</text:p>
          </table:table-cell>
          <table:table-cell table:style-name="ce18" office:value-type="float" office:value="5981194" calcext:value-type="float">
            <text:p>$5,981,194</text:p>
          </table:table-cell>
          <table:table-cell table:style-name="ce23" office:value-type="float" office:value="217.12" calcext:value-type="float">
            <text:p>$217.12</text:p>
          </table:table-cell>
          <table:table-cell table:style-name="ce19" office:value-type="float" office:value="441" calcext:value-type="float">
            <text:p>441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1]/[.L21]" office:value-type="float" office:value="0.958605485013641" calcext:value-type="float">
            <text:p>0.95860548501364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35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$621.00</text:p>
          </table:table-cell>
          <table:table-cell table:style-name="ce24" office:value-type="float" office:value="258280" calcext:value-type="float">
            <text:p>$258,280</text:p>
          </table:table-cell>
          <table:table-cell table:style-name="ce24" office:value-type="float" office:value="6239474" calcext:value-type="float">
            <text:p>$6,239,474</text:p>
          </table:table-cell>
          <table:table-cell table:style-name="ce18" office:value-type="float" office:value="5981194" calcext:value-type="float">
            <text:p>$5,981,194</text:p>
          </table:table-cell>
          <table:table-cell table:style-name="ce23" office:value-type="float" office:value="217.12" calcext:value-type="float">
            <text:p>$217.12</text:p>
          </table:table-cell>
          <table:table-cell table:style-name="ce19" office:value-type="float" office:value="441" calcext:value-type="float">
            <text:p>441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2]/[.L22]" office:value-type="float" office:value="0.958605485013641" calcext:value-type="float">
            <text:p>0.95860548501364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$701.00</text:p>
          </table:table-cell>
          <table:table-cell table:style-name="ce24" office:value-type="float" office:value="258280" calcext:value-type="float">
            <text:p>$258,280</text:p>
          </table:table-cell>
          <table:table-cell table:style-name="ce24" office:value-type="float" office:value="6239474" calcext:value-type="float">
            <text:p>$6,239,474</text:p>
          </table:table-cell>
          <table:table-cell table:style-name="ce18" office:value-type="float" office:value="5981194" calcext:value-type="float">
            <text:p>$5,981,194</text:p>
          </table:table-cell>
          <table:table-cell table:style-name="ce23" office:value-type="float" office:value="217.12" calcext:value-type="float">
            <text:p>$217.12</text:p>
          </table:table-cell>
          <table:table-cell table:style-name="ce19" office:value-type="float" office:value="441" calcext:value-type="float">
            <text:p>441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3]/[.L23]" office:value-type="float" office:value="0.958605485013641" calcext:value-type="float">
            <text:p>0.95860548501364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590.00</text:p>
          </table:table-cell>
          <table:table-cell table:style-name="ce24" office:value-type="float" office:value="-238052" calcext:value-type="float">
            <text:p>-$238,052</text:p>
          </table:table-cell>
          <table:table-cell table:style-name="ce24" office:value-type="float" office:value="5756268" calcext:value-type="float">
            <text:p>$5,756,268</text:p>
          </table:table-cell>
          <table:table-cell table:style-name="ce18" office:value-type="float" office:value="5994320" calcext:value-type="float">
            <text:p>$5,994,320</text:p>
          </table:table-cell>
          <table:table-cell table:style-name="ce23" office:value-type="float" office:value="126.19" calcext:value-type="float">
            <text:p>$126.19</text:p>
          </table:table-cell>
          <table:table-cell table:style-name="ce19" office:value-type="float" office:value="289" calcext:value-type="float">
            <text:p>289</text:p>
          </table:table-cell>
          <table:table-cell table:style-name="ce16" office:value-type="float" office:value="14" calcext:value-type="float">
            <text:p>14</text:p>
          </table:table-cell>
          <table:table-cell table:style-name="ce19" table:formula="of:=[.M24]/[.L24]" office:value-type="float" office:value="1.04135526698896" calcext:value-type="float">
            <text:p>1.0413552669889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7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705.00</text:p>
          </table:table-cell>
          <table:table-cell table:style-name="ce24" office:value-type="float" office:value="-238052" calcext:value-type="float">
            <text:p>-$238,052</text:p>
          </table:table-cell>
          <table:table-cell table:style-name="ce24" office:value-type="float" office:value="5756268" calcext:value-type="float">
            <text:p>$5,756,268</text:p>
          </table:table-cell>
          <table:table-cell table:style-name="ce18" office:value-type="float" office:value="5994320" calcext:value-type="float">
            <text:p>$5,994,320</text:p>
          </table:table-cell>
          <table:table-cell table:style-name="ce23" office:value-type="float" office:value="126.19" calcext:value-type="float">
            <text:p>$126.19</text:p>
          </table:table-cell>
          <table:table-cell table:style-name="ce19" office:value-type="float" office:value="289" calcext:value-type="float">
            <text:p>289</text:p>
          </table:table-cell>
          <table:table-cell table:style-name="ce16" office:value-type="float" office:value="14" calcext:value-type="float">
            <text:p>14</text:p>
          </table:table-cell>
          <table:table-cell table:style-name="ce19" table:formula="of:=[.M25]/[.L25]" office:value-type="float" office:value="1.04135526698896" calcext:value-type="float">
            <text:p>1.0413552669889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$621.00</text:p>
          </table:table-cell>
          <table:table-cell table:style-name="ce24" office:value-type="float" office:value="482995" calcext:value-type="float">
            <text:p>$482,995</text:p>
          </table:table-cell>
          <table:table-cell table:style-name="ce24" office:value-type="float" office:value="5600744" calcext:value-type="float">
            <text:p>$5,600,744</text:p>
          </table:table-cell>
          <table:table-cell table:style-name="ce18" office:value-type="float" office:value="5117749" calcext:value-type="float">
            <text:p>$5,117,749</text:p>
          </table:table-cell>
          <table:table-cell table:style-name="ce23" office:value-type="float" office:value="296.8" calcext:value-type="float">
            <text:p>$296.80</text:p>
          </table:table-cell>
          <table:table-cell table:style-name="ce19" office:value-type="float" office:value="336" calcext:value-type="float">
            <text:p>336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[.M26]/[.L26]" office:value-type="float" office:value="0.913762350144909" calcext:value-type="float">
            <text:p>0.91376235014490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$660.00</text:p>
          </table:table-cell>
          <table:table-cell table:style-name="ce24" office:value-type="float" office:value="482995" calcext:value-type="float">
            <text:p>$482,995</text:p>
          </table:table-cell>
          <table:table-cell table:style-name="ce24" office:value-type="float" office:value="5600744" calcext:value-type="float">
            <text:p>$5,600,744</text:p>
          </table:table-cell>
          <table:table-cell table:style-name="ce18" office:value-type="float" office:value="5117749" calcext:value-type="float">
            <text:p>$5,117,749</text:p>
          </table:table-cell>
          <table:table-cell table:style-name="ce23" office:value-type="float" office:value="296.8" calcext:value-type="float">
            <text:p>$296.80</text:p>
          </table:table-cell>
          <table:table-cell table:style-name="ce19" office:value-type="float" office:value="336" calcext:value-type="float">
            <text:p>336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[.M27]/[.L27]" office:value-type="float" office:value="0.913762350144909" calcext:value-type="float">
            <text:p>0.91376235014490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725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$550.00</text:p>
          </table:table-cell>
          <table:table-cell table:style-name="ce24" office:value-type="float" office:value="330125" calcext:value-type="float">
            <text:p>$330,125</text:p>
          </table:table-cell>
          <table:table-cell table:style-name="ce24" office:value-type="float" office:value="4858530" calcext:value-type="float">
            <text:p>$4,858,530</text:p>
          </table:table-cell>
          <table:table-cell table:style-name="ce18" office:value-type="float" office:value="4528405" calcext:value-type="float">
            <text:p>$4,528,405</text:p>
          </table:table-cell>
          <table:table-cell table:style-name="ce23" office:value-type="float" office:value="259.15" calcext:value-type="float">
            <text:p>$259.15</text:p>
          </table:table-cell>
          <table:table-cell table:style-name="ce25" office:value-type="float" office:value="3263" calcext:value-type="float">
            <text:p>3,263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M28]/[.L28]" office:value-type="float" office:value="0.932052493243841" calcext:value-type="float">
            <text:p>0.93205249324384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75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$645.00</text:p>
          </table:table-cell>
          <table:table-cell table:style-name="ce24" office:value-type="float" office:value="330125" calcext:value-type="float">
            <text:p>$330,125</text:p>
          </table:table-cell>
          <table:table-cell table:style-name="ce24" office:value-type="float" office:value="4858530" calcext:value-type="float">
            <text:p>$4,858,530</text:p>
          </table:table-cell>
          <table:table-cell table:style-name="ce18" office:value-type="float" office:value="4528405" calcext:value-type="float">
            <text:p>$4,528,405</text:p>
          </table:table-cell>
          <table:table-cell table:style-name="ce23" office:value-type="float" office:value="259.15" calcext:value-type="float">
            <text:p>$259.15</text:p>
          </table:table-cell>
          <table:table-cell table:style-name="ce25" office:value-type="float" office:value="3263" calcext:value-type="float">
            <text:p>3,263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M29]/[.L29]" office:value-type="float" office:value="0.932052493243841" calcext:value-type="float">
            <text:p>0.93205249324384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875</text:p>
          </table:table-cell>
          <table:table-cell table:style-name="ce16" office:value-type="float" office:value="43" calcext:value-type="float">
            <text:p>43</text:p>
          </table:table-cell>
          <table:table-cell table:style-name="ce19" office:value-type="string" calcext:value-type="string">
            <text:p>$635.00</text:p>
          </table:table-cell>
          <table:table-cell table:style-name="ce24" office:value-type="float" office:value="-126194" calcext:value-type="float">
            <text:p>-$126,194</text:p>
          </table:table-cell>
          <table:table-cell table:style-name="ce24" office:value-type="float" office:value="3921585" calcext:value-type="float">
            <text:p>$3,921,585</text:p>
          </table:table-cell>
          <table:table-cell table:style-name="ce18" office:value-type="float" office:value="4047779" calcext:value-type="float">
            <text:p>$4,047,779</text:p>
          </table:table-cell>
          <table:table-cell table:style-name="ce23" office:value-type="float" office:value="155.43" calcext:value-type="float">
            <text:p>$155.43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6" office:value-type="float" office:value="13" calcext:value-type="float">
            <text:p>13</text:p>
          </table:table-cell>
          <table:table-cell table:style-name="ce19" table:formula="of:=[.M30]/[.L30]" office:value-type="float" office:value="1.03217933565127" calcext:value-type="float">
            <text:p>1.0321793356512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675</text:p>
          </table:table-cell>
          <table:table-cell table:style-name="ce16" office:value-type="float" office:value="43" calcext:value-type="float">
            <text:p>43</text:p>
          </table:table-cell>
          <table:table-cell table:style-name="ce19" office:value-type="string" calcext:value-type="string">
            <text:p>$700.00</text:p>
          </table:table-cell>
          <table:table-cell table:style-name="ce24" office:value-type="float" office:value="-126194" calcext:value-type="float">
            <text:p>-$126,194</text:p>
          </table:table-cell>
          <table:table-cell table:style-name="ce24" office:value-type="float" office:value="3921585" calcext:value-type="float">
            <text:p>$3,921,585</text:p>
          </table:table-cell>
          <table:table-cell table:style-name="ce18" office:value-type="float" office:value="4047779" calcext:value-type="float">
            <text:p>$4,047,779</text:p>
          </table:table-cell>
          <table:table-cell table:style-name="ce23" office:value-type="float" office:value="155.43" calcext:value-type="float">
            <text:p>$155.43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6" office:value-type="float" office:value="13" calcext:value-type="float">
            <text:p>13</text:p>
          </table:table-cell>
          <table:table-cell table:style-name="ce19" table:formula="of:=[.M31]/[.L31]" office:value-type="float" office:value="1.03217933565127" calcext:value-type="float">
            <text:p>1.0321793356512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2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650.00</text:p>
          </table:table-cell>
          <table:table-cell table:style-name="ce24" office:value-type="float" office:value="93789" calcext:value-type="float">
            <text:p>$93,789</text:p>
          </table:table-cell>
          <table:table-cell table:style-name="ce24" office:value-type="float" office:value="3653634" calcext:value-type="float">
            <text:p>$3,653,634</text:p>
          </table:table-cell>
          <table:table-cell table:style-name="ce18" office:value-type="float" office:value="3559845" calcext:value-type="float">
            <text:p>$3,559,845</text:p>
          </table:table-cell>
          <table:table-cell table:style-name="ce23" office:value-type="float" office:value="302.39" calcext:value-type="float">
            <text:p>$302.39</text:p>
          </table:table-cell>
          <table:table-cell table:style-name="ce25" office:value-type="float" office:value="5034" calcext:value-type="float">
            <text:p>5,034</text:p>
          </table:table-cell>
          <table:table-cell table:style-name="ce16" office:value-type="float" office:value="8" calcext:value-type="float">
            <text:p>8</text:p>
          </table:table-cell>
          <table:table-cell table:style-name="ce19" table:formula="of:=[.M32]/[.L32]" office:value-type="float" office:value="0.974329941094264" calcext:value-type="float">
            <text:p>0.97432994109426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2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734.00</text:p>
          </table:table-cell>
          <table:table-cell table:style-name="ce24" office:value-type="float" office:value="93789" calcext:value-type="float">
            <text:p>$93,789</text:p>
          </table:table-cell>
          <table:table-cell table:style-name="ce24" office:value-type="float" office:value="3653634" calcext:value-type="float">
            <text:p>$3,653,634</text:p>
          </table:table-cell>
          <table:table-cell table:style-name="ce18" office:value-type="float" office:value="3559845" calcext:value-type="float">
            <text:p>$3,559,845</text:p>
          </table:table-cell>
          <table:table-cell table:style-name="ce23" office:value-type="float" office:value="302.39" calcext:value-type="float">
            <text:p>$302.39</text:p>
          </table:table-cell>
          <table:table-cell table:style-name="ce25" office:value-type="float" office:value="5034" calcext:value-type="float">
            <text:p>5,034</text:p>
          </table:table-cell>
          <table:table-cell table:style-name="ce16" office:value-type="float" office:value="8" calcext:value-type="float">
            <text:p>8</text:p>
          </table:table-cell>
          <table:table-cell table:style-name="ce19" table:formula="of:=[.M33]/[.L33]" office:value-type="float" office:value="0.974329941094264" calcext:value-type="float">
            <text:p>0.97432994109426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25</text:p>
          </table:table-cell>
          <table:table-cell table:style-name="ce16" office:value-type="float" office:value="52" calcext:value-type="float">
            <text:p>52</text:p>
          </table:table-cell>
          <table:table-cell table:style-name="ce19" office:value-type="string" calcext:value-type="string">
            <text:p>$609.00</text:p>
          </table:table-cell>
          <table:table-cell table:style-name="ce24" office:value-type="float" office:value="-273895" calcext:value-type="float">
            <text:p>-$273,895</text:p>
          </table:table-cell>
          <table:table-cell table:style-name="ce24" office:value-type="float" office:value="2723802" calcext:value-type="float">
            <text:p>$2,723,802</text:p>
          </table:table-cell>
          <table:table-cell table:style-name="ce18" office:value-type="float" office:value="2997697" calcext:value-type="float">
            <text:p>$2,997,697</text:p>
          </table:table-cell>
          <table:table-cell table:style-name="ce23" office:value-type="float" office:value="98.75" calcext:value-type="float">
            <text:p>$98.75</text:p>
          </table:table-cell>
          <table:table-cell table:style-name="ce25" office:value-type="float" office:value="2059" calcext:value-type="float">
            <text:p>2,059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[.M34]/[.L34]" office:value-type="float" office:value="1.10055613440331" calcext:value-type="float">
            <text:p>1.1005561344033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125</text:p>
          </table:table-cell>
          <table:table-cell table:style-name="ce16" office:value-type="float" office:value="52" calcext:value-type="float">
            <text:p>52</text:p>
          </table:table-cell>
          <table:table-cell table:style-name="ce19" office:value-type="string" calcext:value-type="string">
            <text:p>$645.00</text:p>
          </table:table-cell>
          <table:table-cell table:style-name="ce24" office:value-type="float" office:value="-273895" calcext:value-type="float">
            <text:p>-$273,895</text:p>
          </table:table-cell>
          <table:table-cell table:style-name="ce24" office:value-type="float" office:value="2723802" calcext:value-type="float">
            <text:p>$2,723,802</text:p>
          </table:table-cell>
          <table:table-cell table:style-name="ce18" office:value-type="float" office:value="2997697" calcext:value-type="float">
            <text:p>$2,997,697</text:p>
          </table:table-cell>
          <table:table-cell table:style-name="ce23" office:value-type="float" office:value="98.75" calcext:value-type="float">
            <text:p>$98.75</text:p>
          </table:table-cell>
          <table:table-cell table:style-name="ce25" office:value-type="float" office:value="2059" calcext:value-type="float">
            <text:p>2,059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[.M35]/[.L35]" office:value-type="float" office:value="1.10055613440331" calcext:value-type="float">
            <text:p>1.1005561344033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</text:p>
          </table:table-cell>
          <table:table-cell table:style-name="ce16" office:value-type="float" office:value="52" calcext:value-type="float">
            <text:p>52</text:p>
          </table:table-cell>
          <table:table-cell table:style-name="ce19" office:value-type="string" calcext:value-type="string">
            <text:p>$695.00</text:p>
          </table:table-cell>
          <table:table-cell table:style-name="ce24" office:value-type="float" office:value="-273895" calcext:value-type="float">
            <text:p>-$273,895</text:p>
          </table:table-cell>
          <table:table-cell table:style-name="ce24" office:value-type="float" office:value="2723802" calcext:value-type="float">
            <text:p>$2,723,802</text:p>
          </table:table-cell>
          <table:table-cell table:style-name="ce18" office:value-type="float" office:value="2997697" calcext:value-type="float">
            <text:p>$2,997,697</text:p>
          </table:table-cell>
          <table:table-cell table:style-name="ce23" office:value-type="float" office:value="98.75" calcext:value-type="float">
            <text:p>$98.75</text:p>
          </table:table-cell>
          <table:table-cell table:style-name="ce25" office:value-type="float" office:value="2059" calcext:value-type="float">
            <text:p>2,059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[.M36]/[.L36]" office:value-type="float" office:value="1.10055613440331" calcext:value-type="float">
            <text:p>1.10055613440331</text:p>
          </table:table-cell>
          <table:table-cell table:number-columns-repeated="100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5'.$A$1:.$Q$36"/>
        </table:named-expressions>
      </table:table>
      <table:table table:name="Year 6" table:style-name="ta8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2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75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669.00</text:p>
          </table:table-cell>
          <table:table-cell table:style-name="ce24" office:value-type="float" office:value="1176606" calcext:value-type="float">
            <text:p>$1,176,606</text:p>
          </table:table-cell>
          <table:table-cell table:style-name="ce24" office:value-type="float" office:value="10344017" calcext:value-type="float">
            <text:p>$10,344,017</text:p>
          </table:table-cell>
          <table:table-cell table:style-name="ce18" office:value-type="float" office:value="9167411" calcext:value-type="float">
            <text:p>$9,167,411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843" calcext:value-type="float">
            <text:p>843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[.M2]/[.L2]" office:value-type="float" office:value="0.886252507125617" calcext:value-type="float">
            <text:p>0.88625250712561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819.00</text:p>
          </table:table-cell>
          <table:table-cell table:style-name="ce24" office:value-type="float" office:value="1176606" calcext:value-type="float">
            <text:p>$1,176,606</text:p>
          </table:table-cell>
          <table:table-cell table:style-name="ce24" office:value-type="float" office:value="10344017" calcext:value-type="float">
            <text:p>$10,344,017</text:p>
          </table:table-cell>
          <table:table-cell table:style-name="ce18" office:value-type="float" office:value="9167411" calcext:value-type="float">
            <text:p>$9,167,411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843" calcext:value-type="float">
            <text:p>843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[.M3]/[.L3]" office:value-type="float" office:value="0.886252507125617" calcext:value-type="float">
            <text:p>0.88625250712561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670.00</text:p>
          </table:table-cell>
          <table:table-cell table:style-name="ce24" office:value-type="float" office:value="1176606" calcext:value-type="float">
            <text:p>$1,176,606</text:p>
          </table:table-cell>
          <table:table-cell table:style-name="ce24" office:value-type="float" office:value="10344017" calcext:value-type="float">
            <text:p>$10,344,017</text:p>
          </table:table-cell>
          <table:table-cell table:style-name="ce18" office:value-type="float" office:value="9167411" calcext:value-type="float">
            <text:p>$9,167,411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843" calcext:value-type="float">
            <text:p>843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[.M4]/[.L4]" office:value-type="float" office:value="0.886252507125617" calcext:value-type="float">
            <text:p>0.88625250712561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75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615.00</text:p>
          </table:table-cell>
          <table:table-cell table:style-name="ce24" office:value-type="float" office:value="952841" calcext:value-type="float">
            <text:p>$952,841</text:p>
          </table:table-cell>
          <table:table-cell table:style-name="ce24" office:value-type="float" office:value="10142931" calcext:value-type="float">
            <text:p>$10,142,931</text:p>
          </table:table-cell>
          <table:table-cell table:style-name="ce18" office:value-type="float" office:value="9190090" calcext:value-type="float">
            <text:p>$9,190,090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2943" calcext:value-type="float">
            <text:p>2,943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5]/[.L5]" office:value-type="float" office:value="0.906058613629532" calcext:value-type="float">
            <text:p>0.90605861362953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799.00</text:p>
          </table:table-cell>
          <table:table-cell table:style-name="ce24" office:value-type="float" office:value="952841" calcext:value-type="float">
            <text:p>$952,841</text:p>
          </table:table-cell>
          <table:table-cell table:style-name="ce24" office:value-type="float" office:value="10142931" calcext:value-type="float">
            <text:p>$10,142,931</text:p>
          </table:table-cell>
          <table:table-cell table:style-name="ce18" office:value-type="float" office:value="9190090" calcext:value-type="float">
            <text:p>$9,190,090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2943" calcext:value-type="float">
            <text:p>2,943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6]/[.L6]" office:value-type="float" office:value="0.906058613629532" calcext:value-type="float">
            <text:p>0.90605861362953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75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555.00</text:p>
          </table:table-cell>
          <table:table-cell table:style-name="ce24" office:value-type="float" office:value="952841" calcext:value-type="float">
            <text:p>$952,841</text:p>
          </table:table-cell>
          <table:table-cell table:style-name="ce24" office:value-type="float" office:value="10142931" calcext:value-type="float">
            <text:p>$10,142,931</text:p>
          </table:table-cell>
          <table:table-cell table:style-name="ce18" office:value-type="float" office:value="9190090" calcext:value-type="float">
            <text:p>$9,190,090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2943" calcext:value-type="float">
            <text:p>2,943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M7]/[.L7]" office:value-type="float" office:value="0.906058613629532" calcext:value-type="float">
            <text:p>0.90605861362953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875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string" calcext:value-type="string">
            <text:p>$500.00</text:p>
          </table:table-cell>
          <table:table-cell table:style-name="ce24" office:value-type="float" office:value="170174" calcext:value-type="float">
            <text:p>$170,174</text:p>
          </table:table-cell>
          <table:table-cell table:style-name="ce24" office:value-type="float" office:value="8723715" calcext:value-type="float">
            <text:p>$8,723,715</text:p>
          </table:table-cell>
          <table:table-cell table:style-name="ce18" office:value-type="float" office:value="8553541" calcext:value-type="float">
            <text:p>$8,553,541</text:p>
          </table:table-cell>
          <table:table-cell table:style-name="ce23" office:value-type="float" office:value="172.45" calcext:value-type="float">
            <text:p>$172.45</text:p>
          </table:table-cell>
          <table:table-cell table:style-name="ce19" office:value-type="float" office:value="327" calcext:value-type="float">
            <text:p>327</text:p>
          </table:table-cell>
          <table:table-cell table:style-name="ce16" office:value-type="float" office:value="13" calcext:value-type="float">
            <text:p>13</text:p>
          </table:table-cell>
          <table:table-cell table:style-name="ce19" table:formula="of:=[.M8]/[.L8]" office:value-type="float" office:value="0.980492943659897" calcext:value-type="float">
            <text:p>0.98049294365989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725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string" calcext:value-type="string">
            <text:p>$700.00</text:p>
          </table:table-cell>
          <table:table-cell table:style-name="ce24" office:value-type="float" office:value="170174" calcext:value-type="float">
            <text:p>$170,174</text:p>
          </table:table-cell>
          <table:table-cell table:style-name="ce24" office:value-type="float" office:value="8723715" calcext:value-type="float">
            <text:p>$8,723,715</text:p>
          </table:table-cell>
          <table:table-cell table:style-name="ce18" office:value-type="float" office:value="8553541" calcext:value-type="float">
            <text:p>$8,553,541</text:p>
          </table:table-cell>
          <table:table-cell table:style-name="ce23" office:value-type="float" office:value="172.45" calcext:value-type="float">
            <text:p>$172.45</text:p>
          </table:table-cell>
          <table:table-cell table:style-name="ce19" office:value-type="float" office:value="327" calcext:value-type="float">
            <text:p>327</text:p>
          </table:table-cell>
          <table:table-cell table:style-name="ce16" office:value-type="float" office:value="13" calcext:value-type="float">
            <text:p>13</text:p>
          </table:table-cell>
          <table:table-cell table:style-name="ce19" table:formula="of:=[.M9]/[.L9]" office:value-type="float" office:value="0.980492943659897" calcext:value-type="float">
            <text:p>0.98049294365989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690.00</text:p>
          </table:table-cell>
          <table:table-cell table:style-name="ce24" office:value-type="float" office:value="1033789" calcext:value-type="float">
            <text:p>$1,033,789</text:p>
          </table:table-cell>
          <table:table-cell table:style-name="ce24" office:value-type="float" office:value="8340491" calcext:value-type="float">
            <text:p>$8,340,491</text:p>
          </table:table-cell>
          <table:table-cell table:style-name="ce18" office:value-type="float" office:value="7306702" calcext:value-type="float">
            <text:p>$7,306,702</text:p>
          </table:table-cell>
          <table:table-cell table:style-name="ce23" office:value-type="float" office:value="426.73" calcext:value-type="float">
            <text:p>$426.73</text:p>
          </table:table-cell>
          <table:table-cell table:style-name="ce25" office:value-type="float" office:value="1571" calcext:value-type="float">
            <text:p>1,571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M10]/[.L10]" office:value-type="float" office:value="0.876051781603745" calcext:value-type="float">
            <text:p>0.87605178160374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25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570.00</text:p>
          </table:table-cell>
          <table:table-cell table:style-name="ce24" office:value-type="float" office:value="1033789" calcext:value-type="float">
            <text:p>$1,033,789</text:p>
          </table:table-cell>
          <table:table-cell table:style-name="ce24" office:value-type="float" office:value="8340491" calcext:value-type="float">
            <text:p>$8,340,491</text:p>
          </table:table-cell>
          <table:table-cell table:style-name="ce18" office:value-type="float" office:value="7306702" calcext:value-type="float">
            <text:p>$7,306,702</text:p>
          </table:table-cell>
          <table:table-cell table:style-name="ce23" office:value-type="float" office:value="426.73" calcext:value-type="float">
            <text:p>$426.73</text:p>
          </table:table-cell>
          <table:table-cell table:style-name="ce25" office:value-type="float" office:value="1571" calcext:value-type="float">
            <text:p>1,571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M11]/[.L11]" office:value-type="float" office:value="0.876051781603745" calcext:value-type="float">
            <text:p>0.87605178160374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27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705.00</text:p>
          </table:table-cell>
          <table:table-cell table:style-name="ce24" office:value-type="float" office:value="595428" calcext:value-type="float">
            <text:p>$595,428</text:p>
          </table:table-cell>
          <table:table-cell table:style-name="ce24" office:value-type="float" office:value="8293981" calcext:value-type="float">
            <text:p>$8,293,981</text:p>
          </table:table-cell>
          <table:table-cell table:style-name="ce18" office:value-type="float" office:value="7698553" calcext:value-type="float">
            <text:p>$7,698,553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579" calcext:value-type="float">
            <text:p>579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M12]/[.L12]" office:value-type="float" office:value="0.928209625751494" calcext:value-type="float">
            <text:p>0.92820962575149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4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760.00</text:p>
          </table:table-cell>
          <table:table-cell table:style-name="ce24" office:value-type="float" office:value="595428" calcext:value-type="float">
            <text:p>$595,428</text:p>
          </table:table-cell>
          <table:table-cell table:style-name="ce24" office:value-type="float" office:value="8293981" calcext:value-type="float">
            <text:p>$8,293,981</text:p>
          </table:table-cell>
          <table:table-cell table:style-name="ce18" office:value-type="float" office:value="7698553" calcext:value-type="float">
            <text:p>$7,698,553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579" calcext:value-type="float">
            <text:p>579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M13]/[.L13]" office:value-type="float" office:value="0.928209625751494" calcext:value-type="float">
            <text:p>0.92820962575149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7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898.00</text:p>
          </table:table-cell>
          <table:table-cell table:style-name="ce24" office:value-type="float" office:value="595428" calcext:value-type="float">
            <text:p>$595,428</text:p>
          </table:table-cell>
          <table:table-cell table:style-name="ce24" office:value-type="float" office:value="8293981" calcext:value-type="float">
            <text:p>$8,293,981</text:p>
          </table:table-cell>
          <table:table-cell table:style-name="ce18" office:value-type="float" office:value="7698553" calcext:value-type="float">
            <text:p>$7,698,553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579" calcext:value-type="float">
            <text:p>579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M14]/[.L14]" office:value-type="float" office:value="0.928209625751494" calcext:value-type="float">
            <text:p>0.92820962575149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652.00</text:p>
          </table:table-cell>
          <table:table-cell table:style-name="ce24" office:value-type="float" office:value="839298" calcext:value-type="float">
            <text:p>$839,298</text:p>
          </table:table-cell>
          <table:table-cell table:style-name="ce24" office:value-type="float" office:value="8224430" calcext:value-type="float">
            <text:p>$8,224,430</text:p>
          </table:table-cell>
          <table:table-cell table:style-name="ce18" office:value-type="float" office:value="7385132" calcext:value-type="float">
            <text:p>$7,385,132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19" office:value-type="float" office:value="436" calcext:value-type="float">
            <text:p>436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15]/[.L15]" office:value-type="float" office:value="0.897950617854368" calcext:value-type="float">
            <text:p>0.8979506178543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25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501.00</text:p>
          </table:table-cell>
          <table:table-cell table:style-name="ce24" office:value-type="float" office:value="839298" calcext:value-type="float">
            <text:p>$839,298</text:p>
          </table:table-cell>
          <table:table-cell table:style-name="ce24" office:value-type="float" office:value="8224430" calcext:value-type="float">
            <text:p>$8,224,430</text:p>
          </table:table-cell>
          <table:table-cell table:style-name="ce18" office:value-type="float" office:value="7385132" calcext:value-type="float">
            <text:p>$7,385,132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19" office:value-type="float" office:value="436" calcext:value-type="float">
            <text:p>436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16]/[.L16]" office:value-type="float" office:value="0.897950617854368" calcext:value-type="float">
            <text:p>0.8979506178543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756.00</text:p>
          </table:table-cell>
          <table:table-cell table:style-name="ce24" office:value-type="float" office:value="839298" calcext:value-type="float">
            <text:p>$839,298</text:p>
          </table:table-cell>
          <table:table-cell table:style-name="ce24" office:value-type="float" office:value="8224430" calcext:value-type="float">
            <text:p>$8,224,430</text:p>
          </table:table-cell>
          <table:table-cell table:style-name="ce18" office:value-type="float" office:value="7385132" calcext:value-type="float">
            <text:p>$7,385,132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19" office:value-type="float" office:value="436" calcext:value-type="float">
            <text:p>436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17]/[.L17]" office:value-type="float" office:value="0.897950617854368" calcext:value-type="float">
            <text:p>0.8979506178543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5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855.00</text:p>
          </table:table-cell>
          <table:table-cell table:style-name="ce24" office:value-type="float" office:value="839298" calcext:value-type="float">
            <text:p>$839,298</text:p>
          </table:table-cell>
          <table:table-cell table:style-name="ce24" office:value-type="float" office:value="8224430" calcext:value-type="float">
            <text:p>$8,224,430</text:p>
          </table:table-cell>
          <table:table-cell table:style-name="ce18" office:value-type="float" office:value="7385132" calcext:value-type="float">
            <text:p>$7,385,132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19" office:value-type="float" office:value="436" calcext:value-type="float">
            <text:p>436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M18]/[.L18]" office:value-type="float" office:value="0.897950617854368" calcext:value-type="float">
            <text:p>0.8979506178543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42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676.00</text:p>
          </table:table-cell>
          <table:table-cell table:style-name="ce24" office:value-type="float" office:value="565587" calcext:value-type="float">
            <text:p>$565,587</text:p>
          </table:table-cell>
          <table:table-cell table:style-name="ce24" office:value-type="float" office:value="7875209" calcext:value-type="float">
            <text:p>$7,875,209</text:p>
          </table:table-cell>
          <table:table-cell table:style-name="ce18" office:value-type="float" office:value="7309622" calcext:value-type="float">
            <text:p>$7,309,622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25" office:value-type="float" office:value="2098" calcext:value-type="float">
            <text:p>2,098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M19]/[.L19]" office:value-type="float" office:value="0.928181334616008" calcext:value-type="float">
            <text:p>0.92818133461600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5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628.00</text:p>
          </table:table-cell>
          <table:table-cell table:style-name="ce24" office:value-type="float" office:value="565587" calcext:value-type="float">
            <text:p>$565,587</text:p>
          </table:table-cell>
          <table:table-cell table:style-name="ce24" office:value-type="float" office:value="7875209" calcext:value-type="float">
            <text:p>$7,875,209</text:p>
          </table:table-cell>
          <table:table-cell table:style-name="ce18" office:value-type="float" office:value="7309622" calcext:value-type="float">
            <text:p>$7,309,622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25" office:value-type="float" office:value="2098" calcext:value-type="float">
            <text:p>2,098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M20]/[.L20]" office:value-type="float" office:value="0.928181334616008" calcext:value-type="float">
            <text:p>0.92818133461600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7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732.00</text:p>
          </table:table-cell>
          <table:table-cell table:style-name="ce24" office:value-type="float" office:value="565587" calcext:value-type="float">
            <text:p>$565,587</text:p>
          </table:table-cell>
          <table:table-cell table:style-name="ce24" office:value-type="float" office:value="7875209" calcext:value-type="float">
            <text:p>$7,875,209</text:p>
          </table:table-cell>
          <table:table-cell table:style-name="ce18" office:value-type="float" office:value="7309622" calcext:value-type="float">
            <text:p>$7,309,622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25" office:value-type="float" office:value="2098" calcext:value-type="float">
            <text:p>2,098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M21]/[.L21]" office:value-type="float" office:value="0.928181334616008" calcext:value-type="float">
            <text:p>0.92818133461600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701.00</text:p>
          </table:table-cell>
          <table:table-cell table:style-name="ce24" office:value-type="float" office:value="91621" calcext:value-type="float">
            <text:p>$91,621</text:p>
          </table:table-cell>
          <table:table-cell table:style-name="ce24" office:value-type="float" office:value="6864471" calcext:value-type="float">
            <text:p>$6,864,471</text:p>
          </table:table-cell>
          <table:table-cell table:style-name="ce18" office:value-type="float" office:value="6772850" calcext:value-type="float">
            <text:p>$6,772,850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19" office:value-type="float" office:value="417" calcext:value-type="float">
            <text:p>417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2]/[.L22]" office:value-type="float" office:value="0.986652868079711" calcext:value-type="float">
            <text:p>0.98665286807971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475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623.00</text:p>
          </table:table-cell>
          <table:table-cell table:style-name="ce24" office:value-type="float" office:value="91621" calcext:value-type="float">
            <text:p>$91,621</text:p>
          </table:table-cell>
          <table:table-cell table:style-name="ce24" office:value-type="float" office:value="6864471" calcext:value-type="float">
            <text:p>$6,864,471</text:p>
          </table:table-cell>
          <table:table-cell table:style-name="ce18" office:value-type="float" office:value="6772850" calcext:value-type="float">
            <text:p>$6,772,850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19" office:value-type="float" office:value="417" calcext:value-type="float">
            <text:p>417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3]/[.L23]" office:value-type="float" office:value="0.986652868079711" calcext:value-type="float">
            <text:p>0.98665286807971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3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608.00</text:p>
          </table:table-cell>
          <table:table-cell table:style-name="ce24" office:value-type="float" office:value="91621" calcext:value-type="float">
            <text:p>$91,621</text:p>
          </table:table-cell>
          <table:table-cell table:style-name="ce24" office:value-type="float" office:value="6864471" calcext:value-type="float">
            <text:p>$6,864,471</text:p>
          </table:table-cell>
          <table:table-cell table:style-name="ce18" office:value-type="float" office:value="6772850" calcext:value-type="float">
            <text:p>$6,772,850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19" office:value-type="float" office:value="417" calcext:value-type="float">
            <text:p>417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M24]/[.L24]" office:value-type="float" office:value="0.986652868079711" calcext:value-type="float">
            <text:p>0.98665286807971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2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530.00</text:p>
          </table:table-cell>
          <table:table-cell table:style-name="ce24" office:value-type="float" office:value="411710" calcext:value-type="float">
            <text:p>$411,710</text:p>
          </table:table-cell>
          <table:table-cell table:style-name="ce24" office:value-type="float" office:value="6863481" calcext:value-type="float">
            <text:p>$6,863,481</text:p>
          </table:table-cell>
          <table:table-cell table:style-name="ce18" office:value-type="float" office:value="6451771" calcext:value-type="float">
            <text:p>$6,451,771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794" calcext:value-type="float">
            <text:p>794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25]/[.L25]" office:value-type="float" office:value="0.940014403769749" calcext:value-type="float">
            <text:p>0.94001440376974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2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550.00</text:p>
          </table:table-cell>
          <table:table-cell table:style-name="ce24" office:value-type="float" office:value="411710" calcext:value-type="float">
            <text:p>$411,710</text:p>
          </table:table-cell>
          <table:table-cell table:style-name="ce24" office:value-type="float" office:value="6863481" calcext:value-type="float">
            <text:p>$6,863,481</text:p>
          </table:table-cell>
          <table:table-cell table:style-name="ce18" office:value-type="float" office:value="6451771" calcext:value-type="float">
            <text:p>$6,451,771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794" calcext:value-type="float">
            <text:p>794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26]/[.L26]" office:value-type="float" office:value="0.940014403769749" calcext:value-type="float">
            <text:p>0.94001440376974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4.17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625.00</text:p>
          </table:table-cell>
          <table:table-cell table:style-name="ce24" office:value-type="float" office:value="411710" calcext:value-type="float">
            <text:p>$411,710</text:p>
          </table:table-cell>
          <table:table-cell table:style-name="ce24" office:value-type="float" office:value="6863481" calcext:value-type="float">
            <text:p>$6,863,481</text:p>
          </table:table-cell>
          <table:table-cell table:style-name="ce18" office:value-type="float" office:value="6451771" calcext:value-type="float">
            <text:p>$6,451,771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794" calcext:value-type="float">
            <text:p>794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27]/[.L27]" office:value-type="float" office:value="0.940014403769749" calcext:value-type="float">
            <text:p>0.94001440376974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3.07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613.00</text:p>
          </table:table-cell>
          <table:table-cell table:style-name="ce24" office:value-type="float" office:value="411710" calcext:value-type="float">
            <text:p>$411,710</text:p>
          </table:table-cell>
          <table:table-cell table:style-name="ce24" office:value-type="float" office:value="6863481" calcext:value-type="float">
            <text:p>$6,863,481</text:p>
          </table:table-cell>
          <table:table-cell table:style-name="ce18" office:value-type="float" office:value="6451771" calcext:value-type="float">
            <text:p>$6,451,771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794" calcext:value-type="float">
            <text:p>794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M28]/[.L28]" office:value-type="float" office:value="0.940014403769749" calcext:value-type="float">
            <text:p>0.940014403769749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1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597.00</text:p>
          </table:table-cell>
          <table:table-cell table:style-name="ce24" office:value-type="float" office:value="434865" calcext:value-type="float">
            <text:p>$434,865</text:p>
          </table:table-cell>
          <table:table-cell table:style-name="ce24" office:value-type="float" office:value="6527391" calcext:value-type="float">
            <text:p>$6,527,391</text:p>
          </table:table-cell>
          <table:table-cell table:style-name="ce18" office:value-type="float" office:value="6092526" calcext:value-type="float">
            <text:p>$6,092,526</text:p>
          </table:table-cell>
          <table:table-cell table:style-name="ce23" office:value-type="float" office:value="345.87" calcext:value-type="float">
            <text:p>$345.87</text:p>
          </table:table-cell>
          <table:table-cell table:style-name="ce19" office:value-type="float" office:value="243" calcext:value-type="float">
            <text:p>243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[.M29]/[.L29]" office:value-type="float" office:value="0.933378435580157" calcext:value-type="float">
            <text:p>0.93337843558015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7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689.00</text:p>
          </table:table-cell>
          <table:table-cell table:style-name="ce24" office:value-type="float" office:value="434865" calcext:value-type="float">
            <text:p>$434,865</text:p>
          </table:table-cell>
          <table:table-cell table:style-name="ce24" office:value-type="float" office:value="6527391" calcext:value-type="float">
            <text:p>$6,527,391</text:p>
          </table:table-cell>
          <table:table-cell table:style-name="ce18" office:value-type="float" office:value="6092526" calcext:value-type="float">
            <text:p>$6,092,526</text:p>
          </table:table-cell>
          <table:table-cell table:style-name="ce23" office:value-type="float" office:value="345.87" calcext:value-type="float">
            <text:p>$345.87</text:p>
          </table:table-cell>
          <table:table-cell table:style-name="ce19" office:value-type="float" office:value="243" calcext:value-type="float">
            <text:p>243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[.M30]/[.L30]" office:value-type="float" office:value="0.933378435580157" calcext:value-type="float">
            <text:p>0.93337843558015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7</text:p>
          </table:table-cell>
          <table:table-cell table:style-name="ce16" office:value-type="float" office:value="59" calcext:value-type="float">
            <text:p>59</text:p>
          </table:table-cell>
          <table:table-cell table:style-name="ce19" office:value-type="string" calcext:value-type="string">
            <text:p>$630.00</text:p>
          </table:table-cell>
          <table:table-cell table:style-name="ce24" office:value-type="float" office:value="201052" calcext:value-type="float">
            <text:p>$201,052</text:p>
          </table:table-cell>
          <table:table-cell table:style-name="ce24" office:value-type="float" office:value="5993967" calcext:value-type="float">
            <text:p>$5,993,967</text:p>
          </table:table-cell>
          <table:table-cell table:style-name="ce18" office:value-type="float" office:value="5792915" calcext:value-type="float">
            <text:p>$5,792,915</text:p>
          </table:table-cell>
          <table:table-cell table:style-name="ce23" office:value-type="float" office:value="190.66" calcext:value-type="float">
            <text:p>$190.66</text:p>
          </table:table-cell>
          <table:table-cell table:style-name="ce25" office:value-type="float" office:value="6118" calcext:value-type="float">
            <text:p>6,118</text:p>
          </table:table-cell>
          <table:table-cell table:style-name="ce16" office:value-type="float" office:value="12" calcext:value-type="float">
            <text:p>12</text:p>
          </table:table-cell>
          <table:table-cell table:style-name="ce19" table:formula="of:=[.M31]/[.L31]" office:value-type="float" office:value="0.966457606456626" calcext:value-type="float">
            <text:p>0.96645760645662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5</text:p>
          </table:table-cell>
          <table:table-cell table:style-name="ce16" office:value-type="float" office:value="59" calcext:value-type="float">
            <text:p>59</text:p>
          </table:table-cell>
          <table:table-cell table:style-name="ce19" office:value-type="string" calcext:value-type="string">
            <text:p>$666.00</text:p>
          </table:table-cell>
          <table:table-cell table:style-name="ce24" office:value-type="float" office:value="201052" calcext:value-type="float">
            <text:p>$201,052</text:p>
          </table:table-cell>
          <table:table-cell table:style-name="ce24" office:value-type="float" office:value="5993967" calcext:value-type="float">
            <text:p>$5,993,967</text:p>
          </table:table-cell>
          <table:table-cell table:style-name="ce18" office:value-type="float" office:value="5792915" calcext:value-type="float">
            <text:p>$5,792,915</text:p>
          </table:table-cell>
          <table:table-cell table:style-name="ce23" office:value-type="float" office:value="190.66" calcext:value-type="float">
            <text:p>$190.66</text:p>
          </table:table-cell>
          <table:table-cell table:style-name="ce25" office:value-type="float" office:value="6118" calcext:value-type="float">
            <text:p>6,118</text:p>
          </table:table-cell>
          <table:table-cell table:style-name="ce16" office:value-type="float" office:value="12" calcext:value-type="float">
            <text:p>12</text:p>
          </table:table-cell>
          <table:table-cell table:style-name="ce19" table:formula="of:=[.M32]/[.L32]" office:value-type="float" office:value="0.966457606456626" calcext:value-type="float">
            <text:p>0.966457606456626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float" office:value="51" calcext:value-type="float">
            <text:p>51</text:p>
          </table:table-cell>
          <table:table-cell table:style-name="ce19" office:value-type="string" calcext:value-type="string">
            <text:p>$499.00</text:p>
          </table:table-cell>
          <table:table-cell table:style-name="ce24" office:value-type="float" office:value="407675" calcext:value-type="float">
            <text:p>$407,675</text:p>
          </table:table-cell>
          <table:table-cell table:style-name="ce24" office:value-type="float" office:value="5945947" calcext:value-type="float">
            <text:p>$5,945,947</text:p>
          </table:table-cell>
          <table:table-cell table:style-name="ce18" office:value-type="float" office:value="5538272" calcext:value-type="float">
            <text:p>$5,538,272</text:p>
          </table:table-cell>
          <table:table-cell table:style-name="ce23" office:value-type="float" office:value="299.92" calcext:value-type="float">
            <text:p>$299.92</text:p>
          </table:table-cell>
          <table:table-cell table:style-name="ce25" office:value-type="float" office:value="1060" calcext:value-type="float">
            <text:p>1,060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M33]/[.L33]" office:value-type="float" office:value="0.931436489427168" calcext:value-type="float">
            <text:p>0.9314364894271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75</text:p>
          </table:table-cell>
          <table:table-cell table:style-name="ce16" office:value-type="float" office:value="51" calcext:value-type="float">
            <text:p>51</text:p>
          </table:table-cell>
          <table:table-cell table:style-name="ce19" office:value-type="string" calcext:value-type="string">
            <text:p>$645.00</text:p>
          </table:table-cell>
          <table:table-cell table:style-name="ce24" office:value-type="float" office:value="407675" calcext:value-type="float">
            <text:p>$407,675</text:p>
          </table:table-cell>
          <table:table-cell table:style-name="ce24" office:value-type="float" office:value="5945947" calcext:value-type="float">
            <text:p>$5,945,947</text:p>
          </table:table-cell>
          <table:table-cell table:style-name="ce18" office:value-type="float" office:value="5538272" calcext:value-type="float">
            <text:p>$5,538,272</text:p>
          </table:table-cell>
          <table:table-cell table:style-name="ce23" office:value-type="float" office:value="299.92" calcext:value-type="float">
            <text:p>$299.92</text:p>
          </table:table-cell>
          <table:table-cell table:style-name="ce25" office:value-type="float" office:value="1060" calcext:value-type="float">
            <text:p>1,060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M34]/[.L34]" office:value-type="float" office:value="0.931436489427168" calcext:value-type="float">
            <text:p>0.93143648942716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$621.00</text:p>
          </table:table-cell>
          <table:table-cell table:style-name="ce24" office:value-type="float" office:value="509935" calcext:value-type="float">
            <text:p>$509,935</text:p>
          </table:table-cell>
          <table:table-cell table:style-name="ce24" office:value-type="float" office:value="5487775" calcext:value-type="float">
            <text:p>$5,487,775</text:p>
          </table:table-cell>
          <table:table-cell table:style-name="ce18" office:value-type="float" office:value="4977840" calcext:value-type="float">
            <text:p>$4,977,840</text:p>
          </table:table-cell>
          <table:table-cell table:style-name="ce23" office:value-type="float" office:value="347.79" calcext:value-type="float">
            <text:p>$347.79</text:p>
          </table:table-cell>
          <table:table-cell table:style-name="ce25" office:value-type="float" office:value="701" calcext:value-type="float">
            <text:p>701</text:p>
          </table:table-cell>
          <table:table-cell table:style-name="ce16" office:value-type="float" office:value="8" calcext:value-type="float">
            <text:p>8</text:p>
          </table:table-cell>
          <table:table-cell table:style-name="ce19" table:formula="of:=[.M35]/[.L35]" office:value-type="float" office:value="0.907078005202473" calcext:value-type="float">
            <text:p>0.90707800520247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$660.00</text:p>
          </table:table-cell>
          <table:table-cell table:style-name="ce24" office:value-type="float" office:value="509935" calcext:value-type="float">
            <text:p>$509,935</text:p>
          </table:table-cell>
          <table:table-cell table:style-name="ce24" office:value-type="float" office:value="5487775" calcext:value-type="float">
            <text:p>$5,487,775</text:p>
          </table:table-cell>
          <table:table-cell table:style-name="ce18" office:value-type="float" office:value="4977840" calcext:value-type="float">
            <text:p>$4,977,840</text:p>
          </table:table-cell>
          <table:table-cell table:style-name="ce23" office:value-type="float" office:value="347.79" calcext:value-type="float">
            <text:p>$347.79</text:p>
          </table:table-cell>
          <table:table-cell table:style-name="ce25" office:value-type="float" office:value="701" calcext:value-type="float">
            <text:p>701</text:p>
          </table:table-cell>
          <table:table-cell table:style-name="ce16" office:value-type="float" office:value="8" calcext:value-type="float">
            <text:p>8</text:p>
          </table:table-cell>
          <table:table-cell table:style-name="ce19" table:formula="of:=[.M36]/[.L36]" office:value-type="float" office:value="0.907078005202473" calcext:value-type="float">
            <text:p>0.90707800520247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.05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$600.00</text:p>
          </table:table-cell>
          <table:table-cell table:style-name="ce24" office:value-type="float" office:value="-510415" calcext:value-type="float">
            <text:p>-$510,415</text:p>
          </table:table-cell>
          <table:table-cell table:style-name="ce24" office:value-type="float" office:value="4289896" calcext:value-type="float">
            <text:p>$4,289,896</text:p>
          </table:table-cell>
          <table:table-cell table:style-name="ce18" office:value-type="float" office:value="4800311" calcext:value-type="float">
            <text:p>$4,800,311</text:p>
          </table:table-cell>
          <table:table-cell table:style-name="ce23" office:value-type="float" office:value="75.15" calcext:value-type="float">
            <text:p>$75.15</text:p>
          </table:table-cell>
          <table:table-cell table:style-name="ce25" office:value-type="float" office:value="3597" calcext:value-type="float">
            <text:p>3,597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[.M37]/[.L37]" office:value-type="float" office:value="1.11898073985943" calcext:value-type="float">
            <text:p>1.1189807398594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75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$705.00</text:p>
          </table:table-cell>
          <table:table-cell table:style-name="ce24" office:value-type="float" office:value="-510415" calcext:value-type="float">
            <text:p>-$510,415</text:p>
          </table:table-cell>
          <table:table-cell table:style-name="ce24" office:value-type="float" office:value="4289896" calcext:value-type="float">
            <text:p>$4,289,896</text:p>
          </table:table-cell>
          <table:table-cell table:style-name="ce18" office:value-type="float" office:value="4800311" calcext:value-type="float">
            <text:p>$4,800,311</text:p>
          </table:table-cell>
          <table:table-cell table:style-name="ce23" office:value-type="float" office:value="75.15" calcext:value-type="float">
            <text:p>$75.15</text:p>
          </table:table-cell>
          <table:table-cell table:style-name="ce25" office:value-type="float" office:value="3597" calcext:value-type="float">
            <text:p>3,597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[.M38]/[.L38]" office:value-type="float" office:value="1.11898073985943" calcext:value-type="float">
            <text:p>1.11898073985943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25</text:p>
          </table:table-cell>
          <table:table-cell table:style-name="ce16" office:value-type="float" office:value="56" calcext:value-type="float">
            <text:p>56</text:p>
          </table:table-cell>
          <table:table-cell table:style-name="ce19" office:value-type="string" calcext:value-type="string">
            <text:p>$695.00</text:p>
          </table:table-cell>
          <table:table-cell table:style-name="ce24" office:value-type="float" office:value="-217310" calcext:value-type="float">
            <text:p>-$217,310</text:p>
          </table:table-cell>
          <table:table-cell table:style-name="ce24" office:value-type="float" office:value="3251468" calcext:value-type="float">
            <text:p>$3,251,468</text:p>
          </table:table-cell>
          <table:table-cell table:style-name="ce18" office:value-type="float" office:value="3468778" calcext:value-type="float">
            <text:p>$3,468,778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2603" calcext:value-type="float">
            <text:p>2,603</text:p>
          </table:table-cell>
          <table:table-cell table:style-name="ce16" office:value-type="float" office:value="14" calcext:value-type="float">
            <text:p>14</text:p>
          </table:table-cell>
          <table:table-cell table:style-name="ce19" table:formula="of:=[.M39]/[.L39]" office:value-type="float" office:value="1.06683442678815" calcext:value-type="float">
            <text:p>1.066834426788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15</text:p>
          </table:table-cell>
          <table:table-cell table:style-name="ce16" office:value-type="float" office:value="56" calcext:value-type="float">
            <text:p>56</text:p>
          </table:table-cell>
          <table:table-cell table:style-name="ce19" office:value-type="string" calcext:value-type="string">
            <text:p>$600.00</text:p>
          </table:table-cell>
          <table:table-cell table:style-name="ce24" office:value-type="float" office:value="-217310" calcext:value-type="float">
            <text:p>-$217,310</text:p>
          </table:table-cell>
          <table:table-cell table:style-name="ce24" office:value-type="float" office:value="3251468" calcext:value-type="float">
            <text:p>$3,251,468</text:p>
          </table:table-cell>
          <table:table-cell table:style-name="ce18" office:value-type="float" office:value="3468778" calcext:value-type="float">
            <text:p>$3,468,778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2603" calcext:value-type="float">
            <text:p>2,603</text:p>
          </table:table-cell>
          <table:table-cell table:style-name="ce16" office:value-type="float" office:value="14" calcext:value-type="float">
            <text:p>14</text:p>
          </table:table-cell>
          <table:table-cell table:style-name="ce19" table:formula="of:=[.M40]/[.L40]" office:value-type="float" office:value="1.06683442678815" calcext:value-type="float">
            <text:p>1.066834426788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5</text:p>
          </table:table-cell>
          <table:table-cell table:style-name="ce16" office:value-type="float" office:value="56" calcext:value-type="float">
            <text:p>56</text:p>
          </table:table-cell>
          <table:table-cell table:style-name="ce19" office:value-type="string" calcext:value-type="string">
            <text:p>$609.00</text:p>
          </table:table-cell>
          <table:table-cell table:style-name="ce24" office:value-type="float" office:value="-217310" calcext:value-type="float">
            <text:p>-$217,310</text:p>
          </table:table-cell>
          <table:table-cell table:style-name="ce24" office:value-type="float" office:value="3251468" calcext:value-type="float">
            <text:p>$3,251,468</text:p>
          </table:table-cell>
          <table:table-cell table:style-name="ce18" office:value-type="float" office:value="3468778" calcext:value-type="float">
            <text:p>$3,468,778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2603" calcext:value-type="float">
            <text:p>2,603</text:p>
          </table:table-cell>
          <table:table-cell table:style-name="ce16" office:value-type="float" office:value="14" calcext:value-type="float">
            <text:p>14</text:p>
          </table:table-cell>
          <table:table-cell table:style-name="ce19" table:formula="of:=[.M41]/[.L41]" office:value-type="float" office:value="1.06683442678815" calcext:value-type="float">
            <text:p>1.06683442678815</text:p>
          </table:table-cell>
          <table:table-cell table:number-columns-repeated="100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6'.$A$1:.$Q$41"/>
        </table:named-expressions>
      </table:table>
      <table:table table:name="year 7" table:style-name="ta9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$690.00</text:p>
          </table:table-cell>
          <table:table-cell table:style-name="ce18" office:value-type="float" office:value="884369" calcext:value-type="float">
            <text:p>$884,369</text:p>
          </table:table-cell>
          <table:table-cell table:style-name="ce18" office:value-type="float" office:value="8551520" calcext:value-type="float">
            <text:p>$8,551,520</text:p>
          </table:table-cell>
          <table:table-cell table:style-name="ce18" office:value-type="float" office:value="7667151" calcext:value-type="float">
            <text:p>$7,667,151</text:p>
          </table:table-cell>
          <table:table-cell table:style-name="ce23" office:value-type="float" office:value="426.73" calcext:value-type="float">
            <text:p>$426.73</text:p>
          </table:table-cell>
          <table:table-cell table:style-name="ce25" office:value-type="float" office:value="510" calcext:value-type="float">
            <text:p>510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2]/[.L2]" office:value-type="float" office:value="0.896583414410538" calcext:value-type="float">
            <text:p>0.89658341441053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2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$557.00</text:p>
          </table:table-cell>
          <table:table-cell table:style-name="ce18" office:value-type="float" office:value="884369" calcext:value-type="float">
            <text:p>$884,369</text:p>
          </table:table-cell>
          <table:table-cell table:style-name="ce18" office:value-type="float" office:value="8551520" calcext:value-type="float">
            <text:p>$8,551,520</text:p>
          </table:table-cell>
          <table:table-cell table:style-name="ce18" office:value-type="float" office:value="7667151" calcext:value-type="float">
            <text:p>$7,667,151</text:p>
          </table:table-cell>
          <table:table-cell table:style-name="ce23" office:value-type="float" office:value="426.73" calcext:value-type="float">
            <text:p>$426.73</text:p>
          </table:table-cell>
          <table:table-cell table:style-name="ce25" office:value-type="float" office:value="510" calcext:value-type="float">
            <text:p>510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M3]/[.L3]" office:value-type="float" office:value="0.896583414410538" calcext:value-type="float">
            <text:p>0.89658341441053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2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$705.00</text:p>
          </table:table-cell>
          <table:table-cell table:style-name="ce18" office:value-type="float" office:value="826634" calcext:value-type="float">
            <text:p>$826,634</text:p>
          </table:table-cell>
          <table:table-cell table:style-name="ce18" office:value-type="float" office:value="8382123" calcext:value-type="float">
            <text:p>$8,382,123</text:p>
          </table:table-cell>
          <table:table-cell table:style-name="ce18" office:value-type="float" office:value="7555489" calcext:value-type="float">
            <text:p>$7,555,489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441" calcext:value-type="float">
            <text:p>44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4]/[.L4]" office:value-type="float" office:value="0.901381308768674" calcext:value-type="float">
            <text:p>0.90138130876867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3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$760.00</text:p>
          </table:table-cell>
          <table:table-cell table:style-name="ce18" office:value-type="float" office:value="826634" calcext:value-type="float">
            <text:p>$826,634</text:p>
          </table:table-cell>
          <table:table-cell table:style-name="ce18" office:value-type="float" office:value="8382123" calcext:value-type="float">
            <text:p>$8,382,123</text:p>
          </table:table-cell>
          <table:table-cell table:style-name="ce18" office:value-type="float" office:value="7555489" calcext:value-type="float">
            <text:p>$7,555,489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441" calcext:value-type="float">
            <text:p>44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5]/[.L5]" office:value-type="float" office:value="0.901381308768674" calcext:value-type="float">
            <text:p>0.90138130876867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4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$901.00</text:p>
          </table:table-cell>
          <table:table-cell table:style-name="ce18" office:value-type="float" office:value="826634" calcext:value-type="float">
            <text:p>$826,634</text:p>
          </table:table-cell>
          <table:table-cell table:style-name="ce18" office:value-type="float" office:value="8382123" calcext:value-type="float">
            <text:p>$8,382,123</text:p>
          </table:table-cell>
          <table:table-cell table:style-name="ce18" office:value-type="float" office:value="7555489" calcext:value-type="float">
            <text:p>$7,555,489</text:p>
          </table:table-cell>
          <table:table-cell table:style-name="ce23" office:value-type="float" office:value="412.02" calcext:value-type="float">
            <text:p>$412.02</text:p>
          </table:table-cell>
          <table:table-cell table:style-name="ce25" office:value-type="float" office:value="441" calcext:value-type="float">
            <text:p>44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M6]/[.L6]" office:value-type="float" office:value="0.901381308768674" calcext:value-type="float">
            <text:p>0.90138130876867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2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635.00</text:p>
          </table:table-cell>
          <table:table-cell table:style-name="ce18" office:value-type="float" office:value="728764" calcext:value-type="float">
            <text:p>$728,764</text:p>
          </table:table-cell>
          <table:table-cell table:style-name="ce18" office:value-type="float" office:value="7521663" calcext:value-type="float">
            <text:p>$7,521,663</text:p>
          </table:table-cell>
          <table:table-cell table:style-name="ce18" office:value-type="float" office:value="6792899" calcext:value-type="float">
            <text:p>$6,792,899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25" office:value-type="float" office:value="2255" calcext:value-type="float">
            <text:p>2,25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7]/[.L7]" office:value-type="float" office:value="0.90311131993018" calcext:value-type="float">
            <text:p>0.9031113199301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501.00</text:p>
          </table:table-cell>
          <table:table-cell table:style-name="ce18" office:value-type="float" office:value="728764" calcext:value-type="float">
            <text:p>$728,764</text:p>
          </table:table-cell>
          <table:table-cell table:style-name="ce18" office:value-type="float" office:value="7521663" calcext:value-type="float">
            <text:p>$7,521,663</text:p>
          </table:table-cell>
          <table:table-cell table:style-name="ce18" office:value-type="float" office:value="6792899" calcext:value-type="float">
            <text:p>$6,792,899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25" office:value-type="float" office:value="2255" calcext:value-type="float">
            <text:p>2,25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8]/[.L8]" office:value-type="float" office:value="0.90311131993018" calcext:value-type="float">
            <text:p>0.9031113199301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2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715.00</text:p>
          </table:table-cell>
          <table:table-cell table:style-name="ce18" office:value-type="float" office:value="728764" calcext:value-type="float">
            <text:p>$728,764</text:p>
          </table:table-cell>
          <table:table-cell table:style-name="ce18" office:value-type="float" office:value="7521663" calcext:value-type="float">
            <text:p>$7,521,663</text:p>
          </table:table-cell>
          <table:table-cell table:style-name="ce18" office:value-type="float" office:value="6792899" calcext:value-type="float">
            <text:p>$6,792,899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25" office:value-type="float" office:value="2255" calcext:value-type="float">
            <text:p>2,25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9]/[.L9]" office:value-type="float" office:value="0.90311131993018" calcext:value-type="float">
            <text:p>0.9031113199301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5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900.00</text:p>
          </table:table-cell>
          <table:table-cell table:style-name="ce18" office:value-type="float" office:value="728764" calcext:value-type="float">
            <text:p>$728,764</text:p>
          </table:table-cell>
          <table:table-cell table:style-name="ce18" office:value-type="float" office:value="7521663" calcext:value-type="float">
            <text:p>$7,521,663</text:p>
          </table:table-cell>
          <table:table-cell table:style-name="ce18" office:value-type="float" office:value="6792899" calcext:value-type="float">
            <text:p>$6,792,899</text:p>
          </table:table-cell>
          <table:table-cell table:style-name="ce23" office:value-type="float" office:value="422.43" calcext:value-type="float">
            <text:p>$422.43</text:p>
          </table:table-cell>
          <table:table-cell table:style-name="ce25" office:value-type="float" office:value="2255" calcext:value-type="float">
            <text:p>2,25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M10]/[.L10]" office:value-type="float" office:value="0.90311131993018" calcext:value-type="float">
            <text:p>0.9031113199301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62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605.00</text:p>
          </table:table-cell>
          <table:table-cell table:style-name="ce18" office:value-type="float" office:value="1012843" calcext:value-type="float">
            <text:p>$1,012,843</text:p>
          </table:table-cell>
          <table:table-cell table:style-name="ce18" office:value-type="float" office:value="10569568" calcext:value-type="float">
            <text:p>$10,569,568</text:p>
          </table:table-cell>
          <table:table-cell table:style-name="ce18" office:value-type="float" office:value="9556725" calcext:value-type="float">
            <text:p>$9,556,725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3305" calcext:value-type="float">
            <text:p>3,30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1]/[.L11]" office:value-type="float" office:value="0.904173661591467" calcext:value-type="float">
            <text:p>0.9041736615914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785.00</text:p>
          </table:table-cell>
          <table:table-cell table:style-name="ce18" office:value-type="float" office:value="1012843" calcext:value-type="float">
            <text:p>$1,012,843</text:p>
          </table:table-cell>
          <table:table-cell table:style-name="ce18" office:value-type="float" office:value="10569568" calcext:value-type="float">
            <text:p>$10,569,568</text:p>
          </table:table-cell>
          <table:table-cell table:style-name="ce18" office:value-type="float" office:value="9556725" calcext:value-type="float">
            <text:p>$9,556,725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3305" calcext:value-type="float">
            <text:p>3,30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2]/[.L12]" office:value-type="float" office:value="0.904173661591467" calcext:value-type="float">
            <text:p>0.9041736615914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7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545.00</text:p>
          </table:table-cell>
          <table:table-cell table:style-name="ce18" office:value-type="float" office:value="1012843" calcext:value-type="float">
            <text:p>$1,012,843</text:p>
          </table:table-cell>
          <table:table-cell table:style-name="ce18" office:value-type="float" office:value="10569568" calcext:value-type="float">
            <text:p>$10,569,568</text:p>
          </table:table-cell>
          <table:table-cell table:style-name="ce18" office:value-type="float" office:value="9556725" calcext:value-type="float">
            <text:p>$9,556,725</text:p>
          </table:table-cell>
          <table:table-cell table:style-name="ce23" office:value-type="float" office:value="430.19" calcext:value-type="float">
            <text:p>$430.19</text:p>
          </table:table-cell>
          <table:table-cell table:style-name="ce25" office:value-type="float" office:value="3305" calcext:value-type="float">
            <text:p>3,305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M13]/[.L13]" office:value-type="float" office:value="0.904173661591467" calcext:value-type="float">
            <text:p>0.9041736615914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775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$669.00</text:p>
          </table:table-cell>
          <table:table-cell table:style-name="ce18" office:value-type="float" office:value="846367" calcext:value-type="float">
            <text:p>$846,367</text:p>
          </table:table-cell>
          <table:table-cell table:style-name="ce18" office:value-type="float" office:value="9875416" calcext:value-type="float">
            <text:p>$9,875,416</text:p>
          </table:table-cell>
          <table:table-cell table:style-name="ce18" office:value-type="float" office:value="9029049" calcext:value-type="float">
            <text:p>$9,029,049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573" calcext:value-type="float">
            <text:p>57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14]/[.L14]" office:value-type="float" office:value="0.91429555980224" calcext:value-type="float">
            <text:p>0.914295559802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Tandem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$819.00</text:p>
          </table:table-cell>
          <table:table-cell table:style-name="ce18" office:value-type="float" office:value="846367" calcext:value-type="float">
            <text:p>$846,367</text:p>
          </table:table-cell>
          <table:table-cell table:style-name="ce18" office:value-type="float" office:value="9875416" calcext:value-type="float">
            <text:p>$9,875,416</text:p>
          </table:table-cell>
          <table:table-cell table:style-name="ce18" office:value-type="float" office:value="9029049" calcext:value-type="float">
            <text:p>$9,029,049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573" calcext:value-type="float">
            <text:p>57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15]/[.L15]" office:value-type="float" office:value="0.91429555980224" calcext:value-type="float">
            <text:p>0.914295559802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$670.00</text:p>
          </table:table-cell>
          <table:table-cell table:style-name="ce18" office:value-type="float" office:value="846367" calcext:value-type="float">
            <text:p>$846,367</text:p>
          </table:table-cell>
          <table:table-cell table:style-name="ce18" office:value-type="float" office:value="9875416" calcext:value-type="float">
            <text:p>$9,875,416</text:p>
          </table:table-cell>
          <table:table-cell table:style-name="ce18" office:value-type="float" office:value="9029049" calcext:value-type="float">
            <text:p>$9,029,049</text:p>
          </table:table-cell>
          <table:table-cell table:style-name="ce23" office:value-type="float" office:value="571.8" calcext:value-type="float">
            <text:p>$571.80</text:p>
          </table:table-cell>
          <table:table-cell table:style-name="ce25" office:value-type="float" office:value="573" calcext:value-type="float">
            <text:p>57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M16]/[.L16]" office:value-type="float" office:value="0.91429555980224" calcext:value-type="float">
            <text:p>0.914295559802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3.02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628.00</text:p>
          </table:table-cell>
          <table:table-cell table:style-name="ce18" office:value-type="float" office:value="521914" calcext:value-type="float">
            <text:p>$521,914</text:p>
          </table:table-cell>
          <table:table-cell table:style-name="ce18" office:value-type="float" office:value="6808930" calcext:value-type="float">
            <text:p>$6,808,930</text:p>
          </table:table-cell>
          <table:table-cell table:style-name="ce18" office:value-type="float" office:value="6287016" calcext:value-type="float">
            <text:p>$6,287,016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17]/[.L17]" office:value-type="float" office:value="0.923348602497015" calcext:value-type="float">
            <text:p>0.9233486024970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82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530.00</text:p>
          </table:table-cell>
          <table:table-cell table:style-name="ce18" office:value-type="float" office:value="521914" calcext:value-type="float">
            <text:p>$521,914</text:p>
          </table:table-cell>
          <table:table-cell table:style-name="ce18" office:value-type="float" office:value="6808930" calcext:value-type="float">
            <text:p>$6,808,930</text:p>
          </table:table-cell>
          <table:table-cell table:style-name="ce18" office:value-type="float" office:value="6287016" calcext:value-type="float">
            <text:p>$6,287,016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18]/[.L18]" office:value-type="float" office:value="0.923348602497015" calcext:value-type="float">
            <text:p>0.9233486024970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2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600.00</text:p>
          </table:table-cell>
          <table:table-cell table:style-name="ce18" office:value-type="float" office:value="521914" calcext:value-type="float">
            <text:p>$521,914</text:p>
          </table:table-cell>
          <table:table-cell table:style-name="ce18" office:value-type="float" office:value="6808930" calcext:value-type="float">
            <text:p>$6,808,930</text:p>
          </table:table-cell>
          <table:table-cell table:style-name="ce18" office:value-type="float" office:value="6287016" calcext:value-type="float">
            <text:p>$6,287,016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19]/[.L19]" office:value-type="float" office:value="0.923348602497015" calcext:value-type="float">
            <text:p>0.9233486024970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4.175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$710.00</text:p>
          </table:table-cell>
          <table:table-cell table:style-name="ce18" office:value-type="float" office:value="521914" calcext:value-type="float">
            <text:p>$521,914</text:p>
          </table:table-cell>
          <table:table-cell table:style-name="ce18" office:value-type="float" office:value="6808930" calcext:value-type="float">
            <text:p>$6,808,930</text:p>
          </table:table-cell>
          <table:table-cell table:style-name="ce18" office:value-type="float" office:value="6287016" calcext:value-type="float">
            <text:p>$6,287,016</text:p>
          </table:table-cell>
          <table:table-cell table:style-name="ce23" office:value-type="float" office:value="360.8" calcext:value-type="float">
            <text:p>$360.80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M20]/[.L20]" office:value-type="float" office:value="0.923348602497015" calcext:value-type="float">
            <text:p>0.92334860249701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$660.00</text:p>
          </table:table-cell>
          <table:table-cell table:style-name="ce18" office:value-type="float" office:value="378049" calcext:value-type="float">
            <text:p>$378,049</text:p>
          </table:table-cell>
          <table:table-cell table:style-name="ce18" office:value-type="float" office:value="5558248" calcext:value-type="float">
            <text:p>$5,558,248</text:p>
          </table:table-cell>
          <table:table-cell table:style-name="ce18" office:value-type="float" office:value="5180199" calcext:value-type="float">
            <text:p>$5,180,199</text:p>
          </table:table-cell>
          <table:table-cell table:style-name="ce23" office:value-type="float" office:value="347.79" calcext:value-type="float">
            <text:p>$347.79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21]/[.L21]" office:value-type="float" office:value="0.931984143204837" calcext:value-type="float">
            <text:p>0.93198414320483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$568.00</text:p>
          </table:table-cell>
          <table:table-cell table:style-name="ce18" office:value-type="float" office:value="378049" calcext:value-type="float">
            <text:p>$378,049</text:p>
          </table:table-cell>
          <table:table-cell table:style-name="ce18" office:value-type="float" office:value="5558248" calcext:value-type="float">
            <text:p>$5,558,248</text:p>
          </table:table-cell>
          <table:table-cell table:style-name="ce18" office:value-type="float" office:value="5180199" calcext:value-type="float">
            <text:p>$5,180,199</text:p>
          </table:table-cell>
          <table:table-cell table:style-name="ce23" office:value-type="float" office:value="347.79" calcext:value-type="float">
            <text:p>$347.79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M22]/[.L22]" office:value-type="float" office:value="0.931984143204837" calcext:value-type="float">
            <text:p>0.93198414320483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5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$660.00</text:p>
          </table:table-cell>
          <table:table-cell table:style-name="ce18" office:value-type="float" office:value="262068" calcext:value-type="float">
            <text:p>$262,068</text:p>
          </table:table-cell>
          <table:table-cell table:style-name="ce18" office:value-type="float" office:value="5469581" calcext:value-type="float">
            <text:p>$5,469,581</text:p>
          </table:table-cell>
          <table:table-cell table:style-name="ce18" office:value-type="float" office:value="5207513" calcext:value-type="float">
            <text:p>$5,207,513</text:p>
          </table:table-cell>
          <table:table-cell table:style-name="ce23" office:value-type="float" office:value="299.92" calcext:value-type="float">
            <text:p>$299.92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23]/[.L23]" office:value-type="float" office:value="0.952086274981575" calcext:value-type="float">
            <text:p>0.95208627498157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$519.00</text:p>
          </table:table-cell>
          <table:table-cell table:style-name="ce18" office:value-type="float" office:value="262068" calcext:value-type="float">
            <text:p>$262,068</text:p>
          </table:table-cell>
          <table:table-cell table:style-name="ce18" office:value-type="float" office:value="5469581" calcext:value-type="float">
            <text:p>$5,469,581</text:p>
          </table:table-cell>
          <table:table-cell table:style-name="ce18" office:value-type="float" office:value="5207513" calcext:value-type="float">
            <text:p>$5,207,513</text:p>
          </table:table-cell>
          <table:table-cell table:style-name="ce23" office:value-type="float" office:value="299.92" calcext:value-type="float">
            <text:p>$299.92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M24]/[.L24]" office:value-type="float" office:value="0.952086274981575" calcext:value-type="float">
            <text:p>0.95208627498157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1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704.00</text:p>
          </table:table-cell>
          <table:table-cell table:style-name="ce18" office:value-type="float" office:value="196506" calcext:value-type="float">
            <text:p>$196,506</text:p>
          </table:table-cell>
          <table:table-cell table:style-name="ce18" office:value-type="float" office:value="6202694" calcext:value-type="float">
            <text:p>$6,202,694</text:p>
          </table:table-cell>
          <table:table-cell table:style-name="ce18" office:value-type="float" office:value="6006188" calcext:value-type="float">
            <text:p>$6,006,188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25" office:value-type="float" office:value="3310" calcext:value-type="float">
            <text:p>3,3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25]/[.L25]" office:value-type="float" office:value="0.968319249667967" calcext:value-type="float">
            <text:p>0.9683192496679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4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665.00</text:p>
          </table:table-cell>
          <table:table-cell table:style-name="ce18" office:value-type="float" office:value="196506" calcext:value-type="float">
            <text:p>$196,506</text:p>
          </table:table-cell>
          <table:table-cell table:style-name="ce18" office:value-type="float" office:value="6202694" calcext:value-type="float">
            <text:p>$6,202,694</text:p>
          </table:table-cell>
          <table:table-cell table:style-name="ce18" office:value-type="float" office:value="6006188" calcext:value-type="float">
            <text:p>$6,006,188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25" office:value-type="float" office:value="3310" calcext:value-type="float">
            <text:p>3,3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26]/[.L26]" office:value-type="float" office:value="0.968319249667967" calcext:value-type="float">
            <text:p>0.9683192496679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7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$608.00</text:p>
          </table:table-cell>
          <table:table-cell table:style-name="ce18" office:value-type="float" office:value="196506" calcext:value-type="float">
            <text:p>$196,506</text:p>
          </table:table-cell>
          <table:table-cell table:style-name="ce18" office:value-type="float" office:value="6202694" calcext:value-type="float">
            <text:p>$6,202,694</text:p>
          </table:table-cell>
          <table:table-cell table:style-name="ce18" office:value-type="float" office:value="6006188" calcext:value-type="float">
            <text:p>$6,006,188</text:p>
          </table:table-cell>
          <table:table-cell table:style-name="ce23" office:value-type="float" office:value="226.28" calcext:value-type="float">
            <text:p>$226.28</text:p>
          </table:table-cell>
          <table:table-cell table:style-name="ce25" office:value-type="float" office:value="3310" calcext:value-type="float">
            <text:p>3,3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[.M27]/[.L27]" office:value-type="float" office:value="0.968319249667967" calcext:value-type="float">
            <text:p>0.968319249667967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style-name="ce23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37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640.00</text:p>
          </table:table-cell>
          <table:table-cell table:style-name="ce18" office:value-type="float" office:value="246619" calcext:value-type="float">
            <text:p>$246,619</text:p>
          </table:table-cell>
          <table:table-cell table:style-name="ce18" office:value-type="float" office:value="8422978" calcext:value-type="float">
            <text:p>$8,422,978</text:p>
          </table:table-cell>
          <table:table-cell table:style-name="ce18" office:value-type="float" office:value="8176359" calcext:value-type="float">
            <text:p>$8,176,359</text:p>
          </table:table-cell>
          <table:table-cell table:style-name="ce23" office:value-type="float" office:value="190.66" calcext:value-type="float">
            <text:p>$190.66</text:p>
          </table:table-cell>
          <table:table-cell table:style-name="ce25" office:value-type="float" office:value="1903" calcext:value-type="float">
            <text:p>1,90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8]/[.L28]" office:value-type="float" office:value="0.970720688098675" calcext:value-type="float">
            <text:p>0.97072068809867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12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$482.00</text:p>
          </table:table-cell>
          <table:table-cell table:style-name="ce18" office:value-type="float" office:value="246619" calcext:value-type="float">
            <text:p>$246,619</text:p>
          </table:table-cell>
          <table:table-cell table:style-name="ce18" office:value-type="float" office:value="8422978" calcext:value-type="float">
            <text:p>$8,422,978</text:p>
          </table:table-cell>
          <table:table-cell table:style-name="ce18" office:value-type="float" office:value="8176359" calcext:value-type="float">
            <text:p>$8,176,359</text:p>
          </table:table-cell>
          <table:table-cell table:style-name="ce23" office:value-type="float" office:value="190.66" calcext:value-type="float">
            <text:p>$190.66</text:p>
          </table:table-cell>
          <table:table-cell table:style-name="ce25" office:value-type="float" office:value="1903" calcext:value-type="float">
            <text:p>1,90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M29]/[.L29]" office:value-type="float" office:value="0.970720688098675" calcext:value-type="float">
            <text:p>0.970720688098675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45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$654.00</text:p>
          </table:table-cell>
          <table:table-cell table:style-name="ce18" office:value-type="float" office:value="219250" calcext:value-type="float">
            <text:p>$219,250</text:p>
          </table:table-cell>
          <table:table-cell table:style-name="ce18" office:value-type="float" office:value="7661379" calcext:value-type="float">
            <text:p>$7,661,379</text:p>
          </table:table-cell>
          <table:table-cell table:style-name="ce18" office:value-type="float" office:value="7442129" calcext:value-type="float">
            <text:p>$7,442,129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30]/[.L30]" office:value-type="float" office:value="0.971382436503924" calcext:value-type="float">
            <text:p>0.9713824365039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Fishing (Sit-On-Top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55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$574.00</text:p>
          </table:table-cell>
          <table:table-cell table:style-name="ce18" office:value-type="float" office:value="219250" calcext:value-type="float">
            <text:p>$219,250</text:p>
          </table:table-cell>
          <table:table-cell table:style-name="ce18" office:value-type="float" office:value="7661379" calcext:value-type="float">
            <text:p>$7,661,379</text:p>
          </table:table-cell>
          <table:table-cell table:style-name="ce18" office:value-type="float" office:value="7442129" calcext:value-type="float">
            <text:p>$7,442,129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31]/[.L31]" office:value-type="float" office:value="0.971382436503924" calcext:value-type="float">
            <text:p>0.9713824365039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Excursion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75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$732.00</text:p>
          </table:table-cell>
          <table:table-cell table:style-name="ce18" office:value-type="float" office:value="219250" calcext:value-type="float">
            <text:p>$219,250</text:p>
          </table:table-cell>
          <table:table-cell table:style-name="ce18" office:value-type="float" office:value="7661379" calcext:value-type="float">
            <text:p>$7,661,379</text:p>
          </table:table-cell>
          <table:table-cell table:style-name="ce18" office:value-type="float" office:value="7442129" calcext:value-type="float">
            <text:p>$7,442,129</text:p>
          </table:table-cell>
          <table:table-cell table:style-name="ce23" office:value-type="float" office:value="431.22" calcext:value-type="float">
            <text:p>$431.22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M32]/[.L32]" office:value-type="float" office:value="0.971382436503924" calcext:value-type="float">
            <text:p>0.971382436503924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23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700.00</text:p>
          </table:table-cell>
          <table:table-cell table:style-name="ce18" office:value-type="float" office:value="127354" calcext:value-type="float">
            <text:p>$127,354</text:p>
          </table:table-cell>
          <table:table-cell table:style-name="ce18" office:value-type="float" office:value="6480650" calcext:value-type="float">
            <text:p>$6,480,650</text:p>
          </table:table-cell>
          <table:table-cell table:style-name="ce18" office:value-type="float" office:value="6353296" calcext:value-type="float">
            <text:p>$6,353,296</text:p>
          </table:table-cell>
          <table:table-cell table:style-name="ce23" office:value-type="float" office:value="172.45" calcext:value-type="float">
            <text:p>$172.45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33]/[.L33]" office:value-type="float" office:value="0.980348576145911" calcext:value-type="float">
            <text:p>0.98034857614591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23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23" office:value-type="string" calcext:value-type="string">
            <text:p>6 years</text:p>
          </table:table-cell>
          <table:table-cell table:style-name="ce19" office:value-type="string" calcext:value-type="string">
            <text:p>3.9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$500.00</text:p>
          </table:table-cell>
          <table:table-cell table:style-name="ce18" office:value-type="float" office:value="127354" calcext:value-type="float">
            <text:p>$127,354</text:p>
          </table:table-cell>
          <table:table-cell table:style-name="ce18" office:value-type="float" office:value="6480650" calcext:value-type="float">
            <text:p>$6,480,650</text:p>
          </table:table-cell>
          <table:table-cell table:style-name="ce18" office:value-type="float" office:value="6353296" calcext:value-type="float">
            <text:p>$6,353,296</text:p>
          </table:table-cell>
          <table:table-cell table:style-name="ce23" office:value-type="float" office:value="172.45" calcext:value-type="float">
            <text:p>$172.45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M34]/[.L34]" office:value-type="float" office:value="0.980348576145911" calcext:value-type="float">
            <text:p>0.98034857614591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7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675.00</text:p>
          </table:table-cell>
          <table:table-cell table:style-name="ce18" office:value-type="float" office:value="4759" calcext:value-type="float">
            <text:p>$4,759</text:p>
          </table:table-cell>
          <table:table-cell table:style-name="ce18" office:value-type="float" office:value="6496104" calcext:value-type="float">
            <text:p>$6,496,104</text:p>
          </table:table-cell>
          <table:table-cell table:style-name="ce18" office:value-type="float" office:value="6491345" calcext:value-type="float">
            <text:p>$6,491,345</text:p>
          </table:table-cell>
          <table:table-cell table:style-name="ce23" office:value-type="float" office:value="75.15" calcext:value-type="float">
            <text:p>$75.15</text:p>
          </table:table-cell>
          <table:table-cell table:style-name="ce25" office:value-type="float" office:value="3989" calcext:value-type="float">
            <text:p>3,989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35]/[.L35]" office:value-type="float" office:value="0.999267407048902" calcext:value-type="float">
            <text:p>0.99926740704890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$585.00</text:p>
          </table:table-cell>
          <table:table-cell table:style-name="ce18" office:value-type="float" office:value="4759" calcext:value-type="float">
            <text:p>$4,759</text:p>
          </table:table-cell>
          <table:table-cell table:style-name="ce18" office:value-type="float" office:value="6496104" calcext:value-type="float">
            <text:p>$6,496,104</text:p>
          </table:table-cell>
          <table:table-cell table:style-name="ce18" office:value-type="float" office:value="6491345" calcext:value-type="float">
            <text:p>$6,491,345</text:p>
          </table:table-cell>
          <table:table-cell table:style-name="ce23" office:value-type="float" office:value="75.15" calcext:value-type="float">
            <text:p>$75.15</text:p>
          </table:table-cell>
          <table:table-cell table:style-name="ce25" office:value-type="float" office:value="3989" calcext:value-type="float">
            <text:p>3,989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M36]/[.L36]" office:value-type="float" office:value="0.999267407048902" calcext:value-type="float">
            <text:p>0.999267407048902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2.67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609.00</text:p>
          </table:table-cell>
          <table:table-cell table:style-name="ce18" office:value-type="float" office:value="-222774" calcext:value-type="float">
            <text:p>-$222,774</text:p>
          </table:table-cell>
          <table:table-cell table:style-name="ce18" office:value-type="float" office:value="3752982" calcext:value-type="float">
            <text:p>$3,752,982</text:p>
          </table:table-cell>
          <table:table-cell table:style-name="ce18" office:value-type="float" office:value="3975756" calcext:value-type="float">
            <text:p>$3,975,756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1304" calcext:value-type="float">
            <text:p>1,30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37]/[.L37]" office:value-type="float" office:value="1.0593591975661" calcext:value-type="float">
            <text:p>1.059359197566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690.00</text:p>
          </table:table-cell>
          <table:table-cell table:style-name="ce18" office:value-type="float" office:value="-222774" calcext:value-type="float">
            <text:p>-$222,774</text:p>
          </table:table-cell>
          <table:table-cell table:style-name="ce18" office:value-type="float" office:value="3752982" calcext:value-type="float">
            <text:p>$3,752,982</text:p>
          </table:table-cell>
          <table:table-cell table:style-name="ce18" office:value-type="float" office:value="3975756" calcext:value-type="float">
            <text:p>$3,975,756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1304" calcext:value-type="float">
            <text:p>1,30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38]/[.L38]" office:value-type="float" office:value="1.0593591975661" calcext:value-type="float">
            <text:p>1.0593591975661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On-Top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17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$575.00</text:p>
          </table:table-cell>
          <table:table-cell table:style-name="ce18" office:value-type="float" office:value="-222774" calcext:value-type="float">
            <text:p>-$222,774</text:p>
          </table:table-cell>
          <table:table-cell table:style-name="ce18" office:value-type="float" office:value="3752982" calcext:value-type="float">
            <text:p>$3,752,982</text:p>
          </table:table-cell>
          <table:table-cell table:style-name="ce18" office:value-type="float" office:value="3975756" calcext:value-type="float">
            <text:p>$3,975,756</text:p>
          </table:table-cell>
          <table:table-cell table:style-name="ce23" office:value-type="float" office:value="77.01" calcext:value-type="float">
            <text:p>$77.01</text:p>
          </table:table-cell>
          <table:table-cell table:style-name="ce25" office:value-type="float" office:value="1304" calcext:value-type="float">
            <text:p>1,30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M39]/[.L39]" office:value-type="float" office:value="1.0593591975661" calcext:value-type="float">
            <text:p>1.0593591975661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23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3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800.00</text:p>
          </table:table-cell>
          <table:table-cell table:style-name="ce18" office:value-type="float" office:value="-340948" calcext:value-type="float">
            <text:p>-$340,948</text:p>
          </table:table-cell>
          <table:table-cell table:style-name="ce18" office:value-type="float" office:value="1395314" calcext:value-type="float">
            <text:p>$1,395,314</text:p>
          </table:table-cell>
          <table:table-cell table:style-name="ce18" office:value-type="float" office:value="1736262" calcext:value-type="float">
            <text:p>$1,736,262</text:p>
          </table:table-cell>
          <table:table-cell table:style-name="ce23" office:value-type="float" office:value="345.87" calcext:value-type="float">
            <text:p>$345.87</text:p>
          </table:table-cell>
          <table:table-cell table:style-name="ce25" office:value-type="float" office:value="8912" calcext:value-type="float">
            <text:p>8,912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40]/[.L40]" office:value-type="float" office:value="1.24435216732578" calcext:value-type="float">
            <text:p>1.24435216732578</text:p>
          </table:table-cell>
          <table:table-cell table:number-columns-repeated="100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23" office:value-type="string" calcext:value-type="string">
            <text:p>Leisure (Sit-On-Top)</text:p>
          </table:table-cell>
          <table:table-cell table:style-name="ce19" office:value-type="string" calcext:value-type="string">
            <text:p>High density</text:p>
          </table:table-cell>
          <table:table-cell table:style-name="ce19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$597.00</text:p>
          </table:table-cell>
          <table:table-cell table:style-name="ce18" office:value-type="float" office:value="-340948" calcext:value-type="float">
            <text:p>-$340,948</text:p>
          </table:table-cell>
          <table:table-cell table:style-name="ce18" office:value-type="float" office:value="1395314" calcext:value-type="float">
            <text:p>$1,395,314</text:p>
          </table:table-cell>
          <table:table-cell table:style-name="ce18" office:value-type="float" office:value="1736262" calcext:value-type="float">
            <text:p>$1,736,262</text:p>
          </table:table-cell>
          <table:table-cell table:style-name="ce23" office:value-type="float" office:value="345.87" calcext:value-type="float">
            <text:p>$345.87</text:p>
          </table:table-cell>
          <table:table-cell table:style-name="ce25" office:value-type="float" office:value="8912" calcext:value-type="float">
            <text:p>8,912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M41]/[.L41]" office:value-type="float" office:value="1.24435216732578" calcext:value-type="float">
            <text:p>1.24435216732578</text:p>
          </table:table-cell>
          <table:table-cell table:number-columns-repeated="100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year 7'.$A$1:.$Q$41"/>
        </table:named-expressions>
      </table:table>
      <table:table table:name="Strat 2" table:style-name="ta10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Year 4</text:p>
          </table:table-cell>
          <table:table-cell table:style-name="ce1" office:value-type="string" calcext:value-type="string">
            <text:p>Year 5</text:p>
          </table:table-cell>
          <table:table-cell table:style-name="ce1" office:value-type="string" calcext:value-type="string">
            <text:p>Year 6</text:p>
          </table:table-cell>
          <table:table-cell table:number-columns-repeated="9"/>
          <table:table-cell table:style-name="ce2" office:value-type="string" calcext:value-type="string">
            <text:p>net earning</text:p>
          </table:table-cell>
          <table:table-cell table:number-columns-repeated="3"/>
          <table:table-cell table:style-name="ce1" office:value-type="string" calcext:value-type="string">
            <text:p>Inventory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float" office:value="336" calcext:value-type="float">
            <text:p>336</text:p>
          </table:table-cell>
          <table:table-cell table:style-name="ce25" office:value-type="float" office:value="1766" calcext:value-type="float">
            <text:p>1,766</text:p>
          </table:table-cell>
          <table:table-cell table:style-name="ce25" office:value-type="float" office:value="579" calcext:value-type="float">
            <text:p>579</text:p>
          </table:table-cell>
          <table:table-cell table:number-columns-repeated="7"/>
          <table:table-cell table:style-name="ce16"/>
          <table:table-cell/>
          <table:table-cell table:style-name="ce24" office:value-type="float" office:value="595428" calcext:value-type="float">
            <text:p>$595,428</text:p>
          </table:table-cell>
          <table:table-cell table:style-name="ce24"/>
          <table:table-cell table:style-name="ce18"/>
          <table:table-cell table:style-name="ce23"/>
          <table:table-cell table:style-name="ce25" office:value-type="float" office:value="579" calcext:value-type="float">
            <text:p>579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25" office:value-type="float" office:value="1685" calcext:value-type="float">
            <text:p>1,685</text:p>
          </table:table-cell>
          <table:table-cell table:style-name="ce25" office:value-type="float" office:value="1867" calcext:value-type="float">
            <text:p>1,867</text:p>
          </table:table-cell>
          <table:table-cell table:style-name="ce19" office:value-type="float" office:value="436" calcext:value-type="float">
            <text:p>436</text:p>
          </table:table-cell>
          <table:table-cell table:number-columns-repeated="7"/>
          <table:table-cell table:style-name="ce16"/>
          <table:table-cell/>
          <table:table-cell table:style-name="ce24" table:number-columns-repeated="2"/>
          <table:table-cell table:style-name="ce18"/>
          <table:table-cell table:style-name="ce23"/>
          <table:table-cell table:number-columns-repeated="1007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float" office:value="459" calcext:value-type="float">
            <text:p>459</text:p>
          </table:table-cell>
          <table:table-cell table:style-name="ce25" office:value-type="float" office:value="2107" calcext:value-type="float">
            <text:p>2,107</text:p>
          </table:table-cell>
          <table:table-cell table:style-name="ce25" office:value-type="float" office:value="2943" calcext:value-type="float">
            <text:p>2,943</text:p>
          </table:table-cell>
          <table:table-cell table:number-columns-repeated="7"/>
          <table:table-cell table:style-name="ce16"/>
          <table:table-cell/>
          <table:table-cell table:style-name="ce24" office:value-type="float" office:value="1176606" calcext:value-type="float">
            <text:p>$1,176,606</text:p>
          </table:table-cell>
          <table:table-cell table:style-name="ce24"/>
          <table:table-cell table:style-name="ce18"/>
          <table:table-cell table:style-name="ce23"/>
          <table:table-cell table:style-name="ce25" office:value-type="float" office:value="843" calcext:value-type="float">
            <text:p>843</text:p>
          </table:table-cell>
          <table:table-cell table:number-columns-repeated="1006"/>
        </table:table-row>
        <table:table-row table:style-name="ro1">
          <table:table-cell/>
          <table:table-cell table:style-name="ce18"/>
          <table:table-cell table:style-name="ce24" table:number-columns-repeated="2"/>
          <table:table-cell table:number-columns-repeated="7"/>
          <table:table-cell table:style-name="ce16"/>
          <table:table-cell/>
          <table:table-cell table:style-name="ce24" office:value-type="float" office:value="952841" calcext:value-type="float">
            <text:p>$952,841</text:p>
          </table:table-cell>
          <table:table-cell table:style-name="ce24"/>
          <table:table-cell table:style-name="ce18"/>
          <table:table-cell table:style-name="ce23"/>
          <table:table-cell table:style-name="ce25" office:value-type="float" office:value="2943" calcext:value-type="float">
            <text:p>2,943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8"/>
          <table:table-cell table:style-name="ce24" table:number-columns-repeated="2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lity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5" office:value-type="float" office:value="4.575" calcext:value-type="float">
            <text:p>4.58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5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5" office:value-type="float" office:value="2.475" calcext:value-type="float">
            <text:p>2.48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frame table:end-cell-address="'Strat 2'.G42" table:end-x="29.08pt" table:end-y="2.24pt" draw:z-index="0" draw:name="Chart 1" draw:style-name="gr1" draw:text-style-name="P1" svg:width="449.97pt" svg:height="278.22pt" svg:x="0pt" svg:y="7.51pt">
              <draw:object draw:notify-on-update-of-ranges="'Strat 2'.B1:'Strat 2'.D1 'Strat 2'.A2:'Strat 2'.A2 'Strat 2'.B2:'Strat 2'.D2 'Strat 2'.A3:'Strat 2'.A3 'Strat 2'.B3:'Strat 2'.D3 'Strat 2'.A4:'Strat 2'.A4 'Strat 2'.B4:'Strat 2'.D4 'Strat 2'.A5:'Strat 2'.A5 'Strat 2'.B5:'Strat 2'.D5 'Strat 2'.A6:'Strat 2'.A6 'Strat 2'.B6:'Strat 2'.D6 'Strat 2'.A7:'Strat 2'.A7 'Strat 2'.B7:'Strat 2'.D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" table:style-name="ta11">
        <table:table-column table:style-name="co2" table:default-cell-style-name="Default"/>
        <table:table-column table:style-name="co6" table:default-cell-style-name="Default"/>
        <table:table-column table:style-name="co2" table:number-columns-repeated="20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Kayak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udders</text:p>
          </table:table-cell>
          <table:table-cell table:style-name="ce1" office:value-type="string" calcext:value-type="string">
            <text:p>stickers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16"/>
          <table:table-cell table:number-columns-repeated="1001"/>
        </table:table-row>
        <table:table-row table:style-name="ro1">
          <table:table-cell table:style-name="ce19" table:formula="of:=INDEX([.$B$52:.$B$329]; ([.F99] * 10) +1; 0)" office:value-type="string" office:string-value="MarineX" calcext:value-type="string">
            <text:p>MarineX</text:p>
          </table:table-cell>
          <table:table-cell table:style-name="ce23" table:formula="of:=INDEX([.$B$52:.$B$329]; ([.F99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99] * 10) +4; 0)" office:value-type="string" office:string-value="High density" calcext:value-type="string">
            <text:p>High density</text:p>
          </table:table-cell>
          <table:table-cell table:style-name="ce19" table:formula="of:=INDEX([.$B$52:.$B$329]; ([.F99] * 10) +5; 0)" office:value-type="string" office:string-value="Yes" calcext:value-type="string">
            <text:p>Yes</text:p>
          </table:table-cell>
          <table:table-cell table:style-name="ce23" table:formula="of:=INDEX([.$B$52:.$B$329]; ([.F99] * 10) +6; 0)" office:value-type="string" office:string-value="Yes" calcext:value-type="string">
            <text:p>Yes</text:p>
          </table:table-cell>
          <table:table-cell table:style-name="ce19" table:formula="of:=INDEX([.$B$52:.$B$329]; ([.F99] * 10) +7; 0)" office:value-type="string" office:string-value="Support" calcext:value-type="string">
            <text:p>Support</text:p>
          </table:table-cell>
          <table:table-cell table:style-name="ce19" table:formula="of:=INDEX([.$B$52:.$B$329]; ([.F99] * 10) +8; 0)" office:value-type="string" office:string-value="6 years" calcext:value-type="string">
            <text:p>6 years</text:p>
          </table:table-cell>
          <table:table-cell table:style-name="ce19" table:formula="of:=SUBSTITUTE([.W12];&quot; / 5&quot; ;&quot;&quot;)" office:value-type="string" office:string-value="3.8" calcext:value-type="string">
            <text:p>3.8</text:p>
          </table:table-cell>
          <table:table-cell table:style-name="ce16" table:formula="of:=INDEX([.$Z$54:.$Z$68]; MATCH([.A2];[.$Y$54:.$Y$68]; 0))" office:value-type="float" office:value="52" calcext:value-type="float">
            <text:p>52</text:p>
          </table:table-cell>
          <table:table-cell table:style-name="ce19" table:formula="of:=SUBSTITUTE(INDEX([.$B$52:.$B$419]; ([.F99] * 10) +10; 0); &quot; CAD&quot; ; &quot;&quot;)" office:value-type="string" office:string-value="$700.00" calcext:value-type="string">
            <text:p>$700.00</text:p>
          </table:table-cell>
          <table:table-cell table:style-name="ce24" table:formula="of:=INDEX([.$J$54:.$J$68]; MATCH([.A2];[.$I$54:.$I$68]; 0))" office:value-type="float" office:value="127354" calcext:value-type="float">
            <text:p>$127,354</text:p>
          </table:table-cell>
          <table:table-cell table:style-name="ce24" table:formula="of:=INDEX([.$N$54:.$N$68]; MATCH([.A2];[.$M$54:.$M$68]; 0))" office:value-type="float" office:value="6480650" calcext:value-type="float">
            <text:p>$6,480,650</text:p>
          </table:table-cell>
          <table:table-cell table:style-name="ce18" table:formula="of:=[.L2]-[.K2]" office:value-type="float" office:value="6353296" calcext:value-type="float">
            <text:p>$6,353,296</text:p>
          </table:table-cell>
          <table:table-cell table:style-name="ce23" table:formula="of:=INDEX([.$E$54:.$E$68]; MATCH([.A2];[.$D$54:.$D$68]; 0))" office:value-type="float" office:value="172.45" calcext:value-type="float">
            <text:p>$172.45</text:p>
          </table:table-cell>
          <table:table-cell table:style-name="ce19" table:formula="of:=INDEX([.$U$54:.$U$68]; MATCH([.A2];[.$T$54:.$T$68]; 0))" office:value-type="float" office:value="364" calcext:value-type="float">
            <text:p>364</text:p>
          </table:table-cell>
          <table:table-cell table:style-name="ce16" table:formula="of:=INDEX([.$F$54:.$F$68]; MATCH([.A2];[.$D$54:.$D$68]; 0);1)" office:value-type="float" office:value="13" calcext:value-type="float">
            <text:p>13</text:p>
          </table:table-cell>
          <table:table-cell table:number-columns-repeated="6"/>
          <table:table-cell table:style-name="ce16"/>
          <table:table-cell table:number-columns-repeated="1001"/>
        </table:table-row>
        <table:table-row table:style-name="ro1">
          <table:table-cell table:style-name="ce19" table:formula="of:=INDEX([.$B$52:.$B$329]; ([.F100] * 10) +1; 0)" office:value-type="string" office:string-value="MarineX" calcext:value-type="string">
            <text:p>MarineX</text:p>
          </table:table-cell>
          <table:table-cell table:style-name="ce19" table:formula="of:=INDEX([.$B$52:.$B$329]; ([.F100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00] * 10) +4; 0)" office:value-type="string" office:string-value="High density" calcext:value-type="string">
            <text:p>High density</text:p>
          </table:table-cell>
          <table:table-cell table:style-name="ce23" table:formula="of:=INDEX([.$B$52:.$B$329]; ([.F100] * 10) +5; 0)" office:value-type="string" office:string-value="Yes" calcext:value-type="string">
            <text:p>Yes</text:p>
          </table:table-cell>
          <table:table-cell table:style-name="ce19" table:formula="of:=INDEX([.$B$52:.$B$329]; ([.F100] * 10) +6; 0)" office:value-type="string" office:string-value="Yes" calcext:value-type="string">
            <text:p>Yes</text:p>
          </table:table-cell>
          <table:table-cell table:style-name="ce19" table:formula="of:=INDEX([.$B$52:.$B$329]; ([.F100] * 10) +7; 0)" office:value-type="string" office:string-value="Support" calcext:value-type="string">
            <text:p>Support</text:p>
          </table:table-cell>
          <table:table-cell table:style-name="ce23" table:formula="of:=INDEX([.$B$52:.$B$329]; ([.F100] * 10) +8; 0)" office:value-type="string" office:string-value="6 years" calcext:value-type="string">
            <text:p>6 years</text:p>
          </table:table-cell>
          <table:table-cell table:style-name="ce19" table:formula="of:=SUBSTITUTE([.W13];&quot; / 5&quot; ;&quot;&quot;)" office:value-type="string" office:string-value="3.95" calcext:value-type="string">
            <text:p>3.95</text:p>
          </table:table-cell>
          <table:table-cell table:style-name="ce16" table:formula="of:=INDEX([.$Z$54:.$Z$68]; MATCH([.A3];[.$Y$54:.$Y$68]; 0))" office:value-type="float" office:value="52" calcext:value-type="float">
            <text:p>52</text:p>
          </table:table-cell>
          <table:table-cell table:style-name="ce19" table:formula="of:=SUBSTITUTE(INDEX([.$B$52:.$B$419]; ([.F100] * 10) +10; 0); &quot; CAD&quot; ; &quot;&quot;)" office:value-type="string" office:string-value="$500.00" calcext:value-type="string">
            <text:p>$500.00</text:p>
          </table:table-cell>
          <table:table-cell table:style-name="ce24" table:formula="of:=INDEX([.$J$54:.$J$68]; MATCH([.A3];[.$I$54:.$I$68]; 0))" office:value-type="float" office:value="127354" calcext:value-type="float">
            <text:p>$127,354</text:p>
          </table:table-cell>
          <table:table-cell table:style-name="ce24" table:formula="of:=INDEX([.$N$54:.$N$68]; MATCH([.A3];[.$M$54:.$M$68]; 0))" office:value-type="float" office:value="6480650" calcext:value-type="float">
            <text:p>$6,480,650</text:p>
          </table:table-cell>
          <table:table-cell table:style-name="ce18" table:formula="of:=[.L3]-[.K3]" office:value-type="float" office:value="6353296" calcext:value-type="float">
            <text:p>$6,353,296</text:p>
          </table:table-cell>
          <table:table-cell table:style-name="ce23" table:formula="of:=INDEX([.$E$54:.$E$68]; MATCH([.A3];[.$D$54:.$D$68]; 0))" office:value-type="float" office:value="172.45" calcext:value-type="float">
            <text:p>$172.45</text:p>
          </table:table-cell>
          <table:table-cell table:style-name="ce19" table:formula="of:=INDEX([.$U$54:.$U$68]; MATCH([.A3];[.$T$54:.$T$68]; 0))" office:value-type="float" office:value="364" calcext:value-type="float">
            <text:p>364</text:p>
          </table:table-cell>
          <table:table-cell table:style-name="ce16" table:formula="of:=INDEX([.$F$54:.$F$68]; MATCH([.A3];[.$D$54:.$D$68]; 0);1)" office:value-type="float" office:value="13" calcext:value-type="float">
            <text:p>13</text:p>
          </table:table-cell>
          <table:table-cell table:number-columns-repeated="6"/>
          <table:table-cell table:style-name="ce16"/>
          <table:table-cell table:number-columns-repeated="1001"/>
        </table:table-row>
        <table:table-row table:style-name="ro1">
          <table:table-cell table:style-name="ce23" table:formula="of:=INDEX([.$B$52:.$B$329]; ([.F101] * 10) +1; 0)" office:value-type="string" office:string-value="AquaFloat" calcext:value-type="string">
            <text:p>AquaFloat</text:p>
          </table:table-cell>
          <table:table-cell table:style-name="ce19" table:formula="of:=INDEX([.$B$52:.$B$329]; ([.F101] * 10) +3; 0)" office:value-type="string" office:string-value="Leisure (Sit-In)" calcext:value-type="string">
            <text:p>Leisure (Sit-In)</text:p>
          </table:table-cell>
          <table:table-cell table:style-name="ce23" table:formula="of:=INDEX([.$B$52:.$B$329]; ([.F101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1] * 10) +5; 0)" office:value-type="string" office:string-value="Yes" calcext:value-type="string">
            <text:p>Yes</text:p>
          </table:table-cell>
          <table:table-cell table:style-name="ce19" table:formula="of:=INDEX([.$B$52:.$B$329]; ([.F101] * 10) +6; 0)" office:value-type="string" office:string-value="Yes" calcext:value-type="string">
            <text:p>Yes</text:p>
          </table:table-cell>
          <table:table-cell table:style-name="ce23" table:formula="of:=INDEX([.$B$52:.$B$329]; ([.F101] * 10) +7; 0)" office:value-type="string" office:string-value="Support" calcext:value-type="string">
            <text:p>Support</text:p>
          </table:table-cell>
          <table:table-cell table:style-name="ce19" table:formula="of:=INDEX([.$B$52:.$B$329]; ([.F101] * 10) +8; 0)" office:value-type="string" office:string-value="4 years" calcext:value-type="string">
            <text:p>4 years</text:p>
          </table:table-cell>
          <table:table-cell table:style-name="ce19" table:formula="of:=SUBSTITUTE([.W14];&quot; / 5&quot; ;&quot;&quot;)" office:value-type="string" office:string-value="4.05" calcext:value-type="string">
            <text:p>4.05</text:p>
          </table:table-cell>
          <table:table-cell table:style-name="ce16" table:formula="of:=INDEX([.$Z$54:.$Z$68]; MATCH([.A4];[.$Y$54:.$Y$68]; 0))" office:value-type="float" office:value="46" calcext:value-type="float">
            <text:p>46</text:p>
          </table:table-cell>
          <table:table-cell table:style-name="ce19" table:formula="of:=SUBSTITUTE(INDEX([.$B$52:.$B$419]; ([.F101] * 10) +10; 0); &quot; CAD&quot; ; &quot;&quot;)" office:value-type="string" office:string-value="$800.00" calcext:value-type="string">
            <text:p>$800.00</text:p>
          </table:table-cell>
          <table:table-cell table:style-name="ce24" table:formula="of:=INDEX([.$J$54:.$J$68]; MATCH([.A4];[.$I$54:.$I$68]; 0))" office:value-type="float" office:value="-340948" calcext:value-type="float">
            <text:p>-$340,948</text:p>
          </table:table-cell>
          <table:table-cell table:style-name="ce24" table:formula="of:=INDEX([.$N$54:.$N$68]; MATCH([.A4];[.$M$54:.$M$68]; 0))" office:value-type="float" office:value="1395314" calcext:value-type="float">
            <text:p>$1,395,314</text:p>
          </table:table-cell>
          <table:table-cell table:style-name="ce18" table:formula="of:=[.L4]-[.K4]" office:value-type="float" office:value="1736262" calcext:value-type="float">
            <text:p>$1,736,262</text:p>
          </table:table-cell>
          <table:table-cell table:style-name="ce23" table:formula="of:=INDEX([.$E$54:.$E$68]; MATCH([.A4];[.$D$54:.$D$68]; 0))" office:value-type="float" office:value="345.87" calcext:value-type="float">
            <text:p>$345.87</text:p>
          </table:table-cell>
          <table:table-cell table:style-name="ce25" table:formula="of:=INDEX([.$U$54:.$U$68]; MATCH([.A4];[.$T$54:.$T$68]; 0))" office:value-type="float" office:value="8912" calcext:value-type="float">
            <text:p>8,912</text:p>
          </table:table-cell>
          <table:table-cell table:style-name="ce16" table:formula="of:=INDEX([.$F$54:.$F$68]; MATCH([.A4];[.$D$54:.$D$68]; 0);1)" office:value-type="float" office:value="9" calcext:value-type="float">
            <text:p>9</text:p>
          </table:table-cell>
          <table:table-cell table:number-columns-repeated="6"/>
          <table:table-cell table:style-name="ce16"/>
          <table:table-cell table:number-columns-repeated="1001"/>
        </table:table-row>
        <table:table-row table:style-name="ro1">
          <table:table-cell table:style-name="ce19" table:formula="of:=INDEX([.$B$52:.$B$329]; ([.F102] * 10) +1; 0)" office:value-type="string" office:string-value="AquaFloat" calcext:value-type="string">
            <text:p>AquaFloat</text:p>
          </table:table-cell>
          <table:table-cell table:style-name="ce23" table:formula="of:=INDEX([.$B$52:.$B$329]; ([.F102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02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2] * 10) +5; 0)" office:value-type="string" office:string-value="Yes" calcext:value-type="string">
            <text:p>Yes</text:p>
          </table:table-cell>
          <table:table-cell table:style-name="ce23" table:formula="of:=INDEX([.$B$52:.$B$329]; ([.F102] * 10) +6; 0)" office:value-type="string" office:string-value="Yes" calcext:value-type="string">
            <text:p>Yes</text:p>
          </table:table-cell>
          <table:table-cell table:style-name="ce19" table:formula="of:=INDEX([.$B$52:.$B$329]; ([.F102] * 10) +7; 0)" office:value-type="string" office:string-value="Support" calcext:value-type="string">
            <text:p>Support</text:p>
          </table:table-cell>
          <table:table-cell table:style-name="ce19" table:formula="of:=INDEX([.$B$52:.$B$329]; ([.F102] * 10) +8; 0)" office:value-type="string" office:string-value="6 years" calcext:value-type="string">
            <text:p>6 years</text:p>
          </table:table-cell>
          <table:table-cell table:style-name="ce19" table:formula="of:=SUBSTITUTE([.W15];&quot; / 5&quot; ;&quot;&quot;)" office:value-type="string" office:string-value="4.05" calcext:value-type="string">
            <text:p>4.05</text:p>
          </table:table-cell>
          <table:table-cell table:style-name="ce16" table:formula="of:=INDEX([.$Z$54:.$Z$68]; MATCH([.A5];[.$Y$54:.$Y$68]; 0))" office:value-type="float" office:value="46" calcext:value-type="float">
            <text:p>46</text:p>
          </table:table-cell>
          <table:table-cell table:style-name="ce19" table:formula="of:=SUBSTITUTE(INDEX([.$B$52:.$B$419]; ([.F102] * 10) +10; 0); &quot; CAD&quot; ; &quot;&quot;)" office:value-type="string" office:string-value="$597.00" calcext:value-type="string">
            <text:p>$597.00</text:p>
          </table:table-cell>
          <table:table-cell table:style-name="ce24" table:formula="of:=INDEX([.$J$54:.$J$68]; MATCH([.A5];[.$I$54:.$I$68]; 0))" office:value-type="float" office:value="-340948" calcext:value-type="float">
            <text:p>-$340,948</text:p>
          </table:table-cell>
          <table:table-cell table:style-name="ce24" table:formula="of:=INDEX([.$N$54:.$N$68]; MATCH([.A5];[.$M$54:.$M$68]; 0))" office:value-type="float" office:value="1395314" calcext:value-type="float">
            <text:p>$1,395,314</text:p>
          </table:table-cell>
          <table:table-cell table:style-name="ce18" table:formula="of:=[.L5]-[.K5]" office:value-type="float" office:value="1736262" calcext:value-type="float">
            <text:p>$1,736,262</text:p>
          </table:table-cell>
          <table:table-cell table:style-name="ce23" table:formula="of:=INDEX([.$E$54:.$E$68]; MATCH([.A5];[.$D$54:.$D$68]; 0))" office:value-type="float" office:value="345.87" calcext:value-type="float">
            <text:p>$345.87</text:p>
          </table:table-cell>
          <table:table-cell table:style-name="ce25" table:formula="of:=INDEX([.$U$54:.$U$68]; MATCH([.A5];[.$T$54:.$T$68]; 0))" office:value-type="float" office:value="8912" calcext:value-type="float">
            <text:p>8,912</text:p>
          </table:table-cell>
          <table:table-cell table:style-name="ce16" table:formula="of:=INDEX([.$F$54:.$F$68]; MATCH([.A5];[.$D$54:.$D$68]; 0);1)" office:value-type="float" office:value="9" calcext:value-type="float">
            <text:p>9</text:p>
          </table:table-cell>
          <table:table-cell table:number-columns-repeated="5"/>
          <table:table-cell table:style-name="ce16" table:number-columns-repeated="2"/>
          <table:table-cell table:number-columns-repeated="1001"/>
        </table:table-row>
        <table:table-row table:style-name="ro1">
          <table:table-cell table:style-name="ce19" table:formula="of:=INDEX([.$B$52:.$B$329]; ([.F103] * 10) +1; 0)" office:value-type="string" office:string-value="Sea Splash Kayaks" calcext:value-type="string">
            <text:p>Sea Splash Kayaks</text:p>
          </table:table-cell>
          <table:table-cell table:style-name="ce19" table:formula="of:=INDEX([.$B$52:.$B$329]; ([.F103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03] * 10) +4; 0)" office:value-type="string" office:string-value="Low density" calcext:value-type="string">
            <text:p>Low density</text:p>
          </table:table-cell>
          <table:table-cell table:style-name="ce23" table:formula="of:=INDEX([.$B$52:.$B$329]; ([.F103] * 10) +5; 0)" office:value-type="string" office:string-value="Yes" calcext:value-type="string">
            <text:p>Yes</text:p>
          </table:table-cell>
          <table:table-cell table:style-name="ce19" table:formula="of:=INDEX([.$B$52:.$B$329]; ([.F103] * 10) +6; 0)" office:value-type="string" office:string-value="Yes" calcext:value-type="string">
            <text:p>Yes</text:p>
          </table:table-cell>
          <table:table-cell table:style-name="ce19" table:formula="of:=INDEX([.$B$52:.$B$329]; ([.F103] * 10) +7; 0)" office:value-type="string" office:string-value="Support" calcext:value-type="string">
            <text:p>Support</text:p>
          </table:table-cell>
          <table:table-cell table:style-name="ce19" table:formula="of:=INDEX([.$B$52:.$B$329]; ([.F103] * 10) +8; 0)" office:value-type="string" office:string-value="6 years" calcext:value-type="string">
            <text:p>6 years</text:p>
          </table:table-cell>
          <table:table-cell table:style-name="ce19" table:formula="of:=SUBSTITUTE([.W16];&quot; / 5&quot; ;&quot;&quot;)" office:value-type="string" office:string-value="3.375" calcext:value-type="string">
            <text:p>3.375</text:p>
          </table:table-cell>
          <table:table-cell table:style-name="ce16" table:formula="of:=INDEX([.$Z$54:.$Z$68]; MATCH([.A6];[.$Y$54:.$Y$68]; 0))" office:value-type="float" office:value="64" calcext:value-type="float">
            <text:p>64</text:p>
          </table:table-cell>
          <table:table-cell table:style-name="ce19" table:formula="of:=SUBSTITUTE(INDEX([.$B$52:.$B$419]; ([.F103] * 10) +10; 0); &quot; CAD&quot; ; &quot;&quot;)" office:value-type="string" office:string-value="$640.00" calcext:value-type="string">
            <text:p>$640.00</text:p>
          </table:table-cell>
          <table:table-cell table:style-name="ce24" table:formula="of:=INDEX([.$J$54:.$J$68]; MATCH([.A6];[.$I$54:.$I$68]; 0))" office:value-type="float" office:value="246619" calcext:value-type="float">
            <text:p>$246,619</text:p>
          </table:table-cell>
          <table:table-cell table:style-name="ce24" table:formula="of:=INDEX([.$N$54:.$N$68]; MATCH([.A6];[.$M$54:.$M$68]; 0))" office:value-type="float" office:value="8422978" calcext:value-type="float">
            <text:p>$8,422,978</text:p>
          </table:table-cell>
          <table:table-cell table:style-name="ce18" table:formula="of:=[.L6]-[.K6]" office:value-type="float" office:value="8176359" calcext:value-type="float">
            <text:p>$8,176,359</text:p>
          </table:table-cell>
          <table:table-cell table:style-name="ce23" table:formula="of:=INDEX([.$E$54:.$E$68]; MATCH([.A6];[.$D$54:.$D$68]; 0))" office:value-type="float" office:value="190.66" calcext:value-type="float">
            <text:p>$190.66</text:p>
          </table:table-cell>
          <table:table-cell table:style-name="ce25" table:formula="of:=INDEX([.$U$54:.$U$68]; MATCH([.A6];[.$T$54:.$T$68]; 0))" office:value-type="float" office:value="1903" calcext:value-type="float">
            <text:p>1,903</text:p>
          </table:table-cell>
          <table:table-cell table:style-name="ce16" table:formula="of:=INDEX([.$F$54:.$F$68]; MATCH([.A6];[.$D$54:.$D$68]; 0);1)" office:value-type="float" office:value="12" calcext:value-type="float">
            <text:p>12</text:p>
          </table:table-cell>
          <table:table-cell table:number-columns-repeated="5"/>
          <table:table-cell table:style-name="ce16" table:number-columns-repeated="2"/>
          <table:table-cell table:number-columns-repeated="1001"/>
        </table:table-row>
        <table:table-row table:style-name="ro1">
          <table:table-cell table:style-name="ce19" table:formula="of:=INDEX([.$B$52:.$B$329]; ([.F104] * 10) +1; 0)" office:value-type="string" office:string-value="Sea Splash Kayaks" calcext:value-type="string">
            <text:p>Sea Splash Kayaks</text:p>
          </table:table-cell>
          <table:table-cell table:style-name="ce19" table:formula="of:=INDEX([.$B$52:.$B$329]; ([.F104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04] * 10) +4; 0)" office:value-type="string" office:string-value="Low density" calcext:value-type="string">
            <text:p>Low density</text:p>
          </table:table-cell>
          <table:table-cell table:style-name="ce19" table:formula="of:=INDEX([.$B$52:.$B$329]; ([.F104] * 10) +5; 0)" office:value-type="string" office:string-value="Yes" calcext:value-type="string">
            <text:p>Yes</text:p>
          </table:table-cell>
          <table:table-cell table:style-name="ce19" table:formula="of:=INDEX([.$B$52:.$B$329]; ([.F104] * 10) +6; 0)" office:value-type="string" office:string-value="No" calcext:value-type="string">
            <text:p>No</text:p>
          </table:table-cell>
          <table:table-cell table:style-name="ce19" table:formula="of:=INDEX([.$B$52:.$B$329]; ([.F104] * 10) +7; 0)" office:value-type="string" office:string-value="Plastic film" calcext:value-type="string">
            <text:p>Plastic film</text:p>
          </table:table-cell>
          <table:table-cell table:style-name="ce19" table:formula="of:=INDEX([.$B$52:.$B$329]; ([.F104] * 10) +8; 0)" office:value-type="string" office:string-value="2 years" calcext:value-type="string">
            <text:p>2 years</text:p>
          </table:table-cell>
          <table:table-cell table:style-name="ce19" table:formula="of:=SUBSTITUTE([.W17];&quot; / 5&quot; ;&quot;&quot;)" office:value-type="string" office:string-value="3.125" calcext:value-type="string">
            <text:p>3.125</text:p>
          </table:table-cell>
          <table:table-cell table:style-name="ce16" table:formula="of:=INDEX([.$Z$54:.$Z$68]; MATCH([.A7];[.$Y$54:.$Y$68]; 0))" office:value-type="float" office:value="64" calcext:value-type="float">
            <text:p>64</text:p>
          </table:table-cell>
          <table:table-cell table:style-name="ce19" table:formula="of:=SUBSTITUTE(INDEX([.$B$52:.$B$419]; ([.F104] * 10) +10; 0); &quot; CAD&quot; ; &quot;&quot;)" office:value-type="string" office:string-value="$482.00" calcext:value-type="string">
            <text:p>$482.00</text:p>
          </table:table-cell>
          <table:table-cell table:style-name="ce24" table:formula="of:=INDEX([.$J$54:.$J$68]; MATCH([.A7];[.$I$54:.$I$68]; 0))" office:value-type="float" office:value="246619" calcext:value-type="float">
            <text:p>$246,619</text:p>
          </table:table-cell>
          <table:table-cell table:style-name="ce24" table:formula="of:=INDEX([.$N$54:.$N$68]; MATCH([.A7];[.$M$54:.$M$68]; 0))" office:value-type="float" office:value="8422978" calcext:value-type="float">
            <text:p>$8,422,978</text:p>
          </table:table-cell>
          <table:table-cell table:style-name="ce18" table:formula="of:=[.L7]-[.K7]" office:value-type="float" office:value="8176359" calcext:value-type="float">
            <text:p>$8,176,359</text:p>
          </table:table-cell>
          <table:table-cell table:style-name="ce23" table:formula="of:=INDEX([.$E$54:.$E$68]; MATCH([.A7];[.$D$54:.$D$68]; 0))" office:value-type="float" office:value="190.66" calcext:value-type="float">
            <text:p>$190.66</text:p>
          </table:table-cell>
          <table:table-cell table:style-name="ce25" table:formula="of:=INDEX([.$U$54:.$U$68]; MATCH([.A7];[.$T$54:.$T$68]; 0))" office:value-type="float" office:value="1903" calcext:value-type="float">
            <text:p>1,903</text:p>
          </table:table-cell>
          <table:table-cell table:style-name="ce16" table:formula="of:=INDEX([.$F$54:.$F$68]; MATCH([.A7];[.$D$54:.$D$68]; 0);1)" office:value-type="float" office:value="12" calcext:value-type="float">
            <text:p>12</text:p>
          </table:table-cell>
          <table:table-cell table:number-columns-repeated="5"/>
          <table:table-cell table:style-name="ce16" table:number-columns-repeated="2"/>
          <table:table-cell table:number-columns-repeated="1001"/>
        </table:table-row>
        <table:table-row table:style-name="ro1">
          <table:table-cell table:style-name="ce19" table:formula="of:=INDEX([.$B$52:.$B$329]; ([.F105] * 10) +1; 0)" office:value-type="string" office:string-value="ElevationKayaks" calcext:value-type="string">
            <text:p>ElevationKayaks</text:p>
          </table:table-cell>
          <table:table-cell table:style-name="ce19" table:formula="of:=INDEX([.$B$52:.$B$329]; ([.F105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05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5] * 10) +5; 0)" office:value-type="string" office:string-value="Yes" calcext:value-type="string">
            <text:p>Yes</text:p>
          </table:table-cell>
          <table:table-cell table:style-name="ce19" table:formula="of:=INDEX([.$B$52:.$B$329]; ([.F105] * 10) +6; 0)" office:value-type="string" office:string-value="Yes" calcext:value-type="string">
            <text:p>Yes</text:p>
          </table:table-cell>
          <table:table-cell table:style-name="ce19" table:formula="of:=INDEX([.$B$52:.$B$329]; ([.F105] * 10) +7; 0)" office:value-type="string" office:string-value="Canvas bag" calcext:value-type="string">
            <text:p>Canvas bag</text:p>
          </table:table-cell>
          <table:table-cell table:style-name="ce19" table:formula="of:=INDEX([.$B$52:.$B$329]; ([.F105] * 10) +8; 0)" office:value-type="string" office:string-value="4 years" calcext:value-type="string">
            <text:p>4 years</text:p>
          </table:table-cell>
          <table:table-cell table:style-name="ce19" table:formula="of:=SUBSTITUTE([.W18];&quot; / 5&quot; ;&quot;&quot;)" office:value-type="string" office:string-value="3.525" calcext:value-type="string">
            <text:p>3.525</text:p>
          </table:table-cell>
          <table:table-cell table:style-name="ce16" table:formula="of:=INDEX([.$Z$54:.$Z$68]; MATCH([.A8];[.$Y$54:.$Y$68]; 0))" office:value-type="float" office:value="40" calcext:value-type="float">
            <text:p>40</text:p>
          </table:table-cell>
          <table:table-cell table:style-name="ce19" table:formula="of:=SUBSTITUTE(INDEX([.$B$52:.$B$419]; ([.F105] * 10) +10; 0); &quot; CAD&quot; ; &quot;&quot;)" office:value-type="string" office:string-value="$660.00" calcext:value-type="string">
            <text:p>$660.00</text:p>
          </table:table-cell>
          <table:table-cell table:style-name="ce24" table:formula="of:=INDEX([.$J$54:.$J$68]; MATCH([.A8];[.$I$54:.$I$68]; 0))" office:value-type="float" office:value="378049" calcext:value-type="float">
            <text:p>$378,049</text:p>
          </table:table-cell>
          <table:table-cell table:style-name="ce24" table:formula="of:=INDEX([.$N$54:.$N$68]; MATCH([.A8];[.$M$54:.$M$68]; 0))" office:value-type="float" office:value="5558248" calcext:value-type="float">
            <text:p>$5,558,248</text:p>
          </table:table-cell>
          <table:table-cell table:style-name="ce18" table:formula="of:=[.L8]-[.K8]" office:value-type="float" office:value="5180199" calcext:value-type="float">
            <text:p>$5,180,199</text:p>
          </table:table-cell>
          <table:table-cell table:style-name="ce23" table:formula="of:=INDEX([.$E$54:.$E$68]; MATCH([.A8];[.$D$54:.$D$68]; 0))" office:value-type="float" office:value="347.79" calcext:value-type="float">
            <text:p>$347.79</text:p>
          </table:table-cell>
          <table:table-cell table:style-name="ce19" table:formula="of:=INDEX([.$U$54:.$U$68]; MATCH([.A8];[.$T$54:.$T$68]; 0))" office:value-type="float" office:value="336" calcext:value-type="float">
            <text:p>336</text:p>
          </table:table-cell>
          <table:table-cell table:style-name="ce16" table:formula="of:=INDEX([.$F$54:.$F$68]; MATCH([.A8];[.$D$54:.$D$68]; 0);1)" office:value-type="float" office:value="8" calcext:value-type="float">
            <text:p>8</text:p>
          </table:table-cell>
          <table:table-cell table:number-columns-repeated="4"/>
          <table:table-cell table:style-name="ce19" table:number-matrix-columns-spanned="1" table:number-matrix-rows-spanned="1" table:formula="of:=INDEX([.$E$54:.$E$68]; MATCH(#REF!;[.$D$54:.$D$68]; 0);1)" office:value-type="string" office:string-value="" calcext:value-type="error">
            <text:p>Err:504</text:p>
          </table:table-cell>
          <table:table-cell table:style-name="ce16" table:number-matrix-columns-spanned="1" table:number-matrix-rows-spanned="1" table:formula="of:=INDEX([.$N$54:.$N$68]; MATCH(#REF!;[.$M$54:.$M$68]; 0);1)" office:value-type="string" office:string-value="" calcext:value-type="error">
            <text:p>Err:504</text:p>
          </table:table-cell>
          <table:table-cell table:style-name="ce16" table:number-matrix-columns-spanned="1" table:number-matrix-rows-spanned="1" table:formula="of:=INDEX([.$Q$54:.$Q$68]; MATCH(#REF!;[.$P$54:.$P$68]; 0);1)" office:value-type="string" office:string-value="" calcext:value-type="error">
            <text:p>Err:504</text:p>
          </table:table-cell>
          <table:table-cell table:style-name="ce19" table:formula="of:=[.V8]-[.W8]" office:value-type="string" office:string-value="" calcext:value-type="error">
            <text:p>Err:504</text:p>
          </table:table-cell>
          <table:table-cell table:style-name="ce19" table:number-matrix-columns-spanned="1" table:number-matrix-rows-spanned="1" table:formula="of:=INDEX([.$J$54:.$J$68]; MATCH(#REF!;[.$I$54:.$I$68]; 0);1)" office:value-type="string" office:string-value="" calcext:value-type="error">
            <text:p>Err:504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06] * 10) +1; 0)" office:value-type="string" office:string-value="ElevationKayaks" calcext:value-type="string">
            <text:p>ElevationKayaks</text:p>
          </table:table-cell>
          <table:table-cell table:style-name="ce19" table:formula="of:=INDEX([.$B$52:.$B$329]; ([.F106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06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6] * 10) +5; 0)" office:value-type="string" office:string-value="Yes" calcext:value-type="string">
            <text:p>Yes</text:p>
          </table:table-cell>
          <table:table-cell table:style-name="ce19" table:formula="of:=INDEX([.$B$52:.$B$329]; ([.F106] * 10) +6; 0)" office:value-type="string" office:string-value="Yes" calcext:value-type="string">
            <text:p>Yes</text:p>
          </table:table-cell>
          <table:table-cell table:style-name="ce19" table:formula="of:=INDEX([.$B$52:.$B$329]; ([.F106] * 10) +7; 0)" office:value-type="string" office:string-value="Canvas bag" calcext:value-type="string">
            <text:p>Canvas bag</text:p>
          </table:table-cell>
          <table:table-cell table:style-name="ce19" table:formula="of:=INDEX([.$B$52:.$B$329]; ([.F106] * 10) +8; 0)" office:value-type="string" office:string-value="4 years" calcext:value-type="string">
            <text:p>4 years</text:p>
          </table:table-cell>
          <table:table-cell table:style-name="ce19" table:formula="of:=SUBSTITUTE([.W19];&quot; / 5&quot; ;&quot;&quot;)" office:value-type="string" office:string-value="3.825" calcext:value-type="string">
            <text:p>3.825</text:p>
          </table:table-cell>
          <table:table-cell table:style-name="ce16" table:formula="of:=INDEX([.$Z$54:.$Z$68]; MATCH([.A9];[.$Y$54:.$Y$68]; 0))" office:value-type="float" office:value="40" calcext:value-type="float">
            <text:p>40</text:p>
          </table:table-cell>
          <table:table-cell table:style-name="ce19" table:formula="of:=SUBSTITUTE(INDEX([.$B$52:.$B$419]; ([.F106] * 10) +10; 0); &quot; CAD&quot; ; &quot;&quot;)" office:value-type="string" office:string-value="$568.00" calcext:value-type="string">
            <text:p>$568.00</text:p>
          </table:table-cell>
          <table:table-cell table:style-name="ce24" table:formula="of:=INDEX([.$J$54:.$J$68]; MATCH([.A9];[.$I$54:.$I$68]; 0))" office:value-type="float" office:value="378049" calcext:value-type="float">
            <text:p>$378,049</text:p>
          </table:table-cell>
          <table:table-cell table:style-name="ce24" table:formula="of:=INDEX([.$N$54:.$N$68]; MATCH([.A9];[.$M$54:.$M$68]; 0))" office:value-type="float" office:value="5558248" calcext:value-type="float">
            <text:p>$5,558,248</text:p>
          </table:table-cell>
          <table:table-cell table:style-name="ce18" table:formula="of:=[.L9]-[.K9]" office:value-type="float" office:value="5180199" calcext:value-type="float">
            <text:p>$5,180,199</text:p>
          </table:table-cell>
          <table:table-cell table:style-name="ce23" table:formula="of:=INDEX([.$E$54:.$E$68]; MATCH([.A9];[.$D$54:.$D$68]; 0))" office:value-type="float" office:value="347.79" calcext:value-type="float">
            <text:p>$347.79</text:p>
          </table:table-cell>
          <table:table-cell table:style-name="ce19" table:formula="of:=INDEX([.$U$54:.$U$68]; MATCH([.A9];[.$T$54:.$T$68]; 0))" office:value-type="float" office:value="336" calcext:value-type="float">
            <text:p>336</text:p>
          </table:table-cell>
          <table:table-cell table:style-name="ce16" table:formula="of:=INDEX([.$F$54:.$F$68]; MATCH([.A9];[.$D$54:.$D$68]; 0);1)" office:value-type="float" office:value="8" calcext:value-type="float">
            <text:p>8</text:p>
          </table:table-cell>
          <table:table-cell table:number-columns-repeated="8"/>
          <table:table-cell table:style-name="ce19" office:value-type="string" calcext:value-type="string">
            <text:p>4.1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07] * 10) +1; 0)" office:value-type="string" office:string-value="H2OExplorers" calcext:value-type="string">
            <text:p>H2OExplorers</text:p>
          </table:table-cell>
          <table:table-cell table:style-name="ce19" table:formula="of:=INDEX([.$B$52:.$B$329]; ([.F107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07] * 10) +4; 0)" office:value-type="string" office:string-value="Low density" calcext:value-type="string">
            <text:p>Low density</text:p>
          </table:table-cell>
          <table:table-cell table:style-name="ce19" table:formula="of:=INDEX([.$B$52:.$B$329]; ([.F107] * 10) +5; 0)" office:value-type="string" office:string-value="Yes" calcext:value-type="string">
            <text:p>Yes</text:p>
          </table:table-cell>
          <table:table-cell table:style-name="ce19" table:formula="of:=INDEX([.$B$52:.$B$329]; ([.F107] * 10) +6; 0)" office:value-type="string" office:string-value="Yes" calcext:value-type="string">
            <text:p>Yes</text:p>
          </table:table-cell>
          <table:table-cell table:style-name="ce19" table:formula="of:=INDEX([.$B$52:.$B$329]; ([.F107] * 10) +7; 0)" office:value-type="string" office:string-value="Canvas bag" calcext:value-type="string">
            <text:p>Canvas bag</text:p>
          </table:table-cell>
          <table:table-cell table:style-name="ce19" table:formula="of:=INDEX([.$B$52:.$B$329]; ([.F107] * 10) +8; 0)" office:value-type="string" office:string-value="Basic" calcext:value-type="string">
            <text:p>Basic</text:p>
          </table:table-cell>
          <table:table-cell table:style-name="ce19" table:formula="of:=SUBSTITUTE([.W20];&quot; / 5&quot; ;&quot;&quot;)" office:value-type="string" office:string-value="3.025" calcext:value-type="string">
            <text:p>3.025</text:p>
          </table:table-cell>
          <table:table-cell table:style-name="ce16" table:formula="of:=INDEX([.$Z$54:.$Z$68]; MATCH([.A10];[.$Y$54:.$Y$68]; 0))" office:value-type="float" office:value="49" calcext:value-type="float">
            <text:p>49</text:p>
          </table:table-cell>
          <table:table-cell table:style-name="ce19" table:formula="of:=SUBSTITUTE(INDEX([.$B$52:.$B$419]; ([.F107] * 10) +10; 0); &quot; CAD&quot; ; &quot;&quot;)" office:value-type="string" office:string-value="$628.00" calcext:value-type="string">
            <text:p>$628.00</text:p>
          </table:table-cell>
          <table:table-cell table:style-name="ce24" table:formula="of:=INDEX([.$J$54:.$J$68]; MATCH([.A10];[.$I$54:.$I$68]; 0))" office:value-type="float" office:value="521914" calcext:value-type="float">
            <text:p>$521,914</text:p>
          </table:table-cell>
          <table:table-cell table:style-name="ce24" table:formula="of:=INDEX([.$N$54:.$N$68]; MATCH([.A10];[.$M$54:.$M$68]; 0))" office:value-type="float" office:value="6808930" calcext:value-type="float">
            <text:p>$6,808,930</text:p>
          </table:table-cell>
          <table:table-cell table:style-name="ce18" table:formula="of:=[.L10]-[.K10]" office:value-type="float" office:value="6287016" calcext:value-type="float">
            <text:p>$6,287,016</text:p>
          </table:table-cell>
          <table:table-cell table:style-name="ce23" table:formula="of:=INDEX([.$E$54:.$E$68]; MATCH([.A10];[.$D$54:.$D$68]; 0))" office:value-type="float" office:value="360.8" calcext:value-type="float">
            <text:p>$360.80</text:p>
          </table:table-cell>
          <table:table-cell table:style-name="ce25" table:formula="of:=INDEX([.$U$54:.$U$68]; MATCH([.A10];[.$T$54:.$T$68]; 0))" office:value-type="float" office:value="1335" calcext:value-type="float">
            <text:p>1,335</text:p>
          </table:table-cell>
          <table:table-cell table:style-name="ce16" table:formula="of:=INDEX([.$F$54:.$F$68]; MATCH([.A10];[.$D$54:.$D$68]; 0);1)" office:value-type="float" office:value="7" calcext:value-type="float">
            <text:p>7</text:p>
          </table:table-cell>
          <table:table-cell table:number-columns-repeated="8"/>
          <table:table-cell table:style-name="ce19" office:value-type="string" calcext:value-type="string">
            <text:p>3.475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08] * 10) +1; 0)" office:value-type="string" office:string-value="H2OExplorers" calcext:value-type="string">
            <text:p>H2OExplorers</text:p>
          </table:table-cell>
          <table:table-cell table:style-name="ce19" table:formula="of:=INDEX([.$B$52:.$B$329]; ([.F108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08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8] * 10) +5; 0)" office:value-type="string" office:string-value="Yes" calcext:value-type="string">
            <text:p>Yes</text:p>
          </table:table-cell>
          <table:table-cell table:style-name="ce19" table:formula="of:=INDEX([.$B$52:.$B$329]; ([.F108] * 10) +6; 0)" office:value-type="string" office:string-value="No" calcext:value-type="string">
            <text:p>No</text:p>
          </table:table-cell>
          <table:table-cell table:style-name="ce19" table:formula="of:=INDEX([.$B$52:.$B$329]; ([.F108] * 10) +7; 0)" office:value-type="string" office:string-value="Support" calcext:value-type="string">
            <text:p>Support</text:p>
          </table:table-cell>
          <table:table-cell table:style-name="ce19" table:formula="of:=INDEX([.$B$52:.$B$329]; ([.F108] * 10) +8; 0)" office:value-type="string" office:string-value="2 years" calcext:value-type="string">
            <text:p>2 years</text:p>
          </table:table-cell>
          <table:table-cell table:style-name="ce19" table:formula="of:=SUBSTITUTE([.W21];&quot; / 5&quot; ;&quot;&quot;)" office:value-type="string" office:string-value="3.825" calcext:value-type="string">
            <text:p>3.825</text:p>
          </table:table-cell>
          <table:table-cell table:style-name="ce16" table:formula="of:=INDEX([.$Z$54:.$Z$68]; MATCH([.A11];[.$Y$54:.$Y$68]; 0))" office:value-type="float" office:value="49" calcext:value-type="float">
            <text:p>49</text:p>
          </table:table-cell>
          <table:table-cell table:style-name="ce19" table:formula="of:=SUBSTITUTE(INDEX([.$B$52:.$B$419]; ([.F108] * 10) +10; 0); &quot; CAD&quot; ; &quot;&quot;)" office:value-type="string" office:string-value="$530.00" calcext:value-type="string">
            <text:p>$530.00</text:p>
          </table:table-cell>
          <table:table-cell table:style-name="ce24" table:formula="of:=INDEX([.$J$54:.$J$68]; MATCH([.A11];[.$I$54:.$I$68]; 0))" office:value-type="float" office:value="521914" calcext:value-type="float">
            <text:p>$521,914</text:p>
          </table:table-cell>
          <table:table-cell table:style-name="ce24" table:formula="of:=INDEX([.$N$54:.$N$68]; MATCH([.A11];[.$M$54:.$M$68]; 0))" office:value-type="float" office:value="6808930" calcext:value-type="float">
            <text:p>$6,808,930</text:p>
          </table:table-cell>
          <table:table-cell table:style-name="ce18" table:formula="of:=[.L11]-[.K11]" office:value-type="float" office:value="6287016" calcext:value-type="float">
            <text:p>$6,287,016</text:p>
          </table:table-cell>
          <table:table-cell table:style-name="ce23" table:formula="of:=INDEX([.$E$54:.$E$68]; MATCH([.A11];[.$D$54:.$D$68]; 0))" office:value-type="float" office:value="360.8" calcext:value-type="float">
            <text:p>$360.80</text:p>
          </table:table-cell>
          <table:table-cell table:style-name="ce25" table:formula="of:=INDEX([.$U$54:.$U$68]; MATCH([.A11];[.$T$54:.$T$68]; 0))" office:value-type="float" office:value="1335" calcext:value-type="float">
            <text:p>1,335</text:p>
          </table:table-cell>
          <table:table-cell table:style-name="ce16" table:formula="of:=INDEX([.$F$54:.$F$68]; MATCH([.A11];[.$D$54:.$D$68]; 0);1)" office:value-type="float" office:value="7" calcext:value-type="float">
            <text:p>7</text:p>
          </table:table-cell>
          <table:table-cell table:number-columns-repeated="8"/>
          <table:table-cell table:style-name="ce19" office:value-type="string" calcext:value-type="string">
            <text:p>3.85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09] * 10) +1; 0)" office:value-type="string" office:string-value="H2OExplorers" calcext:value-type="string">
            <text:p>H2OExplorers</text:p>
          </table:table-cell>
          <table:table-cell table:style-name="ce19" table:formula="of:=INDEX([.$B$52:.$B$329]; ([.F109] * 10) +3; 0)" office:value-type="string" office:string-value="Fishing (Sit-On-Top)" calcext:value-type="string">
            <text:p>Fishing (Sit-On-Top)</text:p>
          </table:table-cell>
          <table:table-cell table:style-name="ce19" table:formula="of:=INDEX([.$B$52:.$B$329]; ([.F109] * 10) +4; 0)" office:value-type="string" office:string-value="High density" calcext:value-type="string">
            <text:p>High density</text:p>
          </table:table-cell>
          <table:table-cell table:style-name="ce19" table:formula="of:=INDEX([.$B$52:.$B$329]; ([.F109] * 10) +5; 0)" office:value-type="string" office:string-value="Yes" calcext:value-type="string">
            <text:p>Yes</text:p>
          </table:table-cell>
          <table:table-cell table:style-name="ce19" table:formula="of:=INDEX([.$B$52:.$B$329]; ([.F109] * 10) +6; 0)" office:value-type="string" office:string-value="Yes" calcext:value-type="string">
            <text:p>Yes</text:p>
          </table:table-cell>
          <table:table-cell table:style-name="ce19" table:formula="of:=INDEX([.$B$52:.$B$329]; ([.F109] * 10) +7; 0)" office:value-type="string" office:string-value="Support" calcext:value-type="string">
            <text:p>Support</text:p>
          </table:table-cell>
          <table:table-cell table:style-name="ce19" table:formula="of:=INDEX([.$B$52:.$B$329]; ([.F109] * 10) +8; 0)" office:value-type="string" office:string-value="4 years" calcext:value-type="string">
            <text:p>4 years</text:p>
          </table:table-cell>
          <table:table-cell table:style-name="ce19" table:formula="of:=SUBSTITUTE([.W22];&quot; / 5&quot; ;&quot;&quot;)" office:value-type="string" office:string-value="4.2" calcext:value-type="string">
            <text:p>4.2</text:p>
          </table:table-cell>
          <table:table-cell table:style-name="ce16" table:formula="of:=INDEX([.$Z$54:.$Z$68]; MATCH([.A12];[.$Y$54:.$Y$68]; 0))" office:value-type="float" office:value="49" calcext:value-type="float">
            <text:p>49</text:p>
          </table:table-cell>
          <table:table-cell table:style-name="ce19" table:formula="of:=SUBSTITUTE(INDEX([.$B$52:.$B$419]; ([.F109] * 10) +10; 0); &quot; CAD&quot; ; &quot;&quot;)" office:value-type="string" office:string-value="$600.00" calcext:value-type="string">
            <text:p>$600.00</text:p>
          </table:table-cell>
          <table:table-cell table:style-name="ce24" table:formula="of:=INDEX([.$J$54:.$J$68]; MATCH([.A12];[.$I$54:.$I$68]; 0))" office:value-type="float" office:value="521914" calcext:value-type="float">
            <text:p>$521,914</text:p>
          </table:table-cell>
          <table:table-cell table:style-name="ce24" table:formula="of:=INDEX([.$N$54:.$N$68]; MATCH([.A12];[.$M$54:.$M$68]; 0))" office:value-type="float" office:value="6808930" calcext:value-type="float">
            <text:p>$6,808,930</text:p>
          </table:table-cell>
          <table:table-cell table:style-name="ce18" table:formula="of:=[.L12]-[.K12]" office:value-type="float" office:value="6287016" calcext:value-type="float">
            <text:p>$6,287,016</text:p>
          </table:table-cell>
          <table:table-cell table:style-name="ce23" table:formula="of:=INDEX([.$E$54:.$E$68]; MATCH([.A12];[.$D$54:.$D$68]; 0))" office:value-type="float" office:value="360.8" calcext:value-type="float">
            <text:p>$360.80</text:p>
          </table:table-cell>
          <table:table-cell table:style-name="ce25" table:formula="of:=INDEX([.$U$54:.$U$68]; MATCH([.A12];[.$T$54:.$T$68]; 0))" office:value-type="float" office:value="1335" calcext:value-type="float">
            <text:p>1,335</text:p>
          </table:table-cell>
          <table:table-cell table:style-name="ce16" table:formula="of:=INDEX([.$F$54:.$F$68]; MATCH([.A12];[.$D$54:.$D$68]; 0);1)" office:value-type="float" office:value="7" calcext:value-type="float">
            <text:p>7</text:p>
          </table:table-cell>
          <table:table-cell table:number-columns-repeated="4"/>
          <table:table-cell table:style-name="ce1" table:formula="of:=INDEX([.$B$52:.$B$329]; ([.F99] * 10) +10; 0)" office:value-type="string" office:string-value="$700.00 CAD" calcext:value-type="string">
            <text:p>$700.00 CAD</text:p>
          </table:table-cell>
          <table:table-cell/>
          <table:table-cell table:style-name="ce23" table:formula="of:=INDEX([.$B$52:.$B$329]; ([.F99] * 10) +9; 0)" office:value-type="string" office:string-value="3.8 / 5" calcext:value-type="string">
            <text:p>3.8 / 5</text:p>
          </table:table-cell>
          <table:table-cell/>
          <table:table-cell table:style-name="ce19" office:value-type="string" calcext:value-type="string">
            <text:p>3.775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10] * 10) +1; 0)" office:value-type="string" office:string-value="H2OExplorers" calcext:value-type="string">
            <text:p>H2OExplorers</text:p>
          </table:table-cell>
          <table:table-cell table:style-name="ce19" table:formula="of:=INDEX([.$B$52:.$B$329]; ([.F110] * 10) +3; 0)" office:value-type="string" office:string-value="Excursion (Sit-In)" calcext:value-type="string">
            <text:p>Excursion (Sit-In)</text:p>
          </table:table-cell>
          <table:table-cell table:style-name="ce19" table:formula="of:=INDEX([.$B$52:.$B$329]; ([.F110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0] * 10) +5; 0)" office:value-type="string" office:string-value="Yes" calcext:value-type="string">
            <text:p>Yes</text:p>
          </table:table-cell>
          <table:table-cell table:style-name="ce19" table:formula="of:=INDEX([.$B$52:.$B$329]; ([.F110] * 10) +6; 0)" office:value-type="string" office:string-value="Yes" calcext:value-type="string">
            <text:p>Yes</text:p>
          </table:table-cell>
          <table:table-cell table:style-name="ce19" table:formula="of:=INDEX([.$B$52:.$B$329]; ([.F110] * 10) +7; 0)" office:value-type="string" office:string-value="Support" calcext:value-type="string">
            <text:p>Support</text:p>
          </table:table-cell>
          <table:table-cell table:style-name="ce19" table:formula="of:=INDEX([.$B$52:.$B$329]; ([.F110] * 10) +8; 0)" office:value-type="string" office:string-value="Basic" calcext:value-type="string">
            <text:p>Basic</text:p>
          </table:table-cell>
          <table:table-cell table:style-name="ce19" table:formula="of:=SUBSTITUTE([.W23];&quot; / 5&quot; ;&quot;&quot;)" office:value-type="string" office:string-value="4.175" calcext:value-type="string">
            <text:p>4.175</text:p>
          </table:table-cell>
          <table:table-cell table:style-name="ce16" table:formula="of:=INDEX([.$Z$54:.$Z$68]; MATCH([.A13];[.$Y$54:.$Y$68]; 0))" office:value-type="float" office:value="49" calcext:value-type="float">
            <text:p>49</text:p>
          </table:table-cell>
          <table:table-cell table:style-name="ce19" table:formula="of:=SUBSTITUTE(INDEX([.$B$52:.$B$419]; ([.F110] * 10) +10; 0); &quot; CAD&quot; ; &quot;&quot;)" office:value-type="string" office:string-value="$710.00" calcext:value-type="string">
            <text:p>$710.00</text:p>
          </table:table-cell>
          <table:table-cell table:style-name="ce24" table:formula="of:=INDEX([.$J$54:.$J$68]; MATCH([.A13];[.$I$54:.$I$68]; 0))" office:value-type="float" office:value="521914" calcext:value-type="float">
            <text:p>$521,914</text:p>
          </table:table-cell>
          <table:table-cell table:style-name="ce24" table:formula="of:=INDEX([.$N$54:.$N$68]; MATCH([.A13];[.$M$54:.$M$68]; 0))" office:value-type="float" office:value="6808930" calcext:value-type="float">
            <text:p>$6,808,930</text:p>
          </table:table-cell>
          <table:table-cell table:style-name="ce18" table:formula="of:=[.L13]-[.K13]" office:value-type="float" office:value="6287016" calcext:value-type="float">
            <text:p>$6,287,016</text:p>
          </table:table-cell>
          <table:table-cell table:style-name="ce23" table:formula="of:=INDEX([.$E$54:.$E$68]; MATCH([.A13];[.$D$54:.$D$68]; 0))" office:value-type="float" office:value="360.8" calcext:value-type="float">
            <text:p>$360.80</text:p>
          </table:table-cell>
          <table:table-cell table:style-name="ce25" table:formula="of:=INDEX([.$U$54:.$U$68]; MATCH([.A13];[.$T$54:.$T$68]; 0))" office:value-type="float" office:value="1335" calcext:value-type="float">
            <text:p>1,335</text:p>
          </table:table-cell>
          <table:table-cell table:style-name="ce16" table:formula="of:=INDEX([.$F$54:.$F$68]; MATCH([.A13];[.$D$54:.$D$68]; 0);1)" office:value-type="float" office:value="7" calcext:value-type="float">
            <text:p>7</text:p>
          </table:table-cell>
          <table:table-cell table:number-columns-repeated="4"/>
          <table:table-cell table:style-name="ce1" table:formula="of:=INDEX([.$B$52:.$B$329]; ([.F100] * 10) +10; 0)" office:value-type="string" office:string-value="$500.00 CAD" calcext:value-type="string">
            <text:p>$500.00 CAD</text:p>
          </table:table-cell>
          <table:table-cell/>
          <table:table-cell table:style-name="ce19" table:formula="of:=INDEX([.$B$52:.$B$329]; ([.F100] * 10) +9; 0)" office:value-type="string" office:string-value="3.95 / 5" calcext:value-type="string">
            <text:p>3.95 / 5</text:p>
          </table:table-cell>
          <table:table-cell/>
          <table:table-cell table:style-name="ce19" office:value-type="string" calcext:value-type="string">
            <text:p>3.675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11] * 10) +1; 0)" office:value-type="string" office:string-value="Nordiks" calcext:value-type="string">
            <text:p>Nordiks</text:p>
          </table:table-cell>
          <table:table-cell table:style-name="ce19" table:formula="of:=INDEX([.$B$52:.$B$329]; ([.F111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11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1] * 10) +5; 0)" office:value-type="string" office:string-value="Yes" calcext:value-type="string">
            <text:p>Yes</text:p>
          </table:table-cell>
          <table:table-cell table:style-name="ce19" table:formula="of:=INDEX([.$B$52:.$B$329]; ([.F111] * 10) +6; 0)" office:value-type="string" office:string-value="Yes" calcext:value-type="string">
            <text:p>Yes</text:p>
          </table:table-cell>
          <table:table-cell table:style-name="ce19" table:formula="of:=INDEX([.$B$52:.$B$329]; ([.F111] * 10) +7; 0)" office:value-type="string" office:string-value="Support" calcext:value-type="string">
            <text:p>Support</text:p>
          </table:table-cell>
          <table:table-cell table:style-name="ce19" table:formula="of:=INDEX([.$B$52:.$B$329]; ([.F111] * 10) +8; 0)" office:value-type="string" office:string-value="2 years" calcext:value-type="string">
            <text:p>2 years</text:p>
          </table:table-cell>
          <table:table-cell table:style-name="ce19" table:formula="of:=SUBSTITUTE([.W24];&quot; / 5&quot; ;&quot;&quot;)" office:value-type="string" office:string-value="3.975" calcext:value-type="string">
            <text:p>3.975</text:p>
          </table:table-cell>
          <table:table-cell table:style-name="ce16" table:formula="of:=INDEX([.$Z$54:.$Z$68]; MATCH([.A14];[.$Y$54:.$Y$68]; 0))" office:value-type="float" office:value="50" calcext:value-type="float">
            <text:p>50</text:p>
          </table:table-cell>
          <table:table-cell table:style-name="ce19" table:formula="of:=SUBSTITUTE(INDEX([.$B$52:.$B$419]; ([.F111] * 10) +10; 0); &quot; CAD&quot; ; &quot;&quot;)" office:value-type="string" office:string-value="$675.00" calcext:value-type="string">
            <text:p>$675.00</text:p>
          </table:table-cell>
          <table:table-cell table:style-name="ce24" table:formula="of:=INDEX([.$J$54:.$J$68]; MATCH([.A14];[.$I$54:.$I$68]; 0))" office:value-type="float" office:value="4759" calcext:value-type="float">
            <text:p>$4,759</text:p>
          </table:table-cell>
          <table:table-cell table:style-name="ce24" table:formula="of:=INDEX([.$N$54:.$N$68]; MATCH([.A14];[.$M$54:.$M$68]; 0))" office:value-type="float" office:value="6496104" calcext:value-type="float">
            <text:p>$6,496,104</text:p>
          </table:table-cell>
          <table:table-cell table:style-name="ce18" table:formula="of:=[.L14]-[.K14]" office:value-type="float" office:value="6491345" calcext:value-type="float">
            <text:p>$6,491,345</text:p>
          </table:table-cell>
          <table:table-cell table:style-name="ce23" table:formula="of:=INDEX([.$E$54:.$E$68]; MATCH([.A14];[.$D$54:.$D$68]; 0))" office:value-type="float" office:value="75.15" calcext:value-type="float">
            <text:p>$75.15</text:p>
          </table:table-cell>
          <table:table-cell table:style-name="ce25" table:formula="of:=INDEX([.$U$54:.$U$68]; MATCH([.A14];[.$T$54:.$T$68]; 0))" office:value-type="float" office:value="3989" calcext:value-type="float">
            <text:p>3,989</text:p>
          </table:table-cell>
          <table:table-cell table:style-name="ce16" table:formula="of:=INDEX([.$F$54:.$F$68]; MATCH([.A14];[.$D$54:.$D$68]; 0);1)" office:value-type="float" office:value="15" calcext:value-type="float">
            <text:p>15</text:p>
          </table:table-cell>
          <table:table-cell table:number-columns-repeated="4"/>
          <table:table-cell table:style-name="ce17" table:formula="of:=INDEX([.$B$52:.$B$329]; ([.F101] * 10) +10; 0)" office:value-type="string" office:string-value="$800.00 CAD" calcext:value-type="string">
            <text:p>$800.00 CAD</text:p>
          </table:table-cell>
          <table:table-cell/>
          <table:table-cell table:style-name="ce19" table:formula="of:=INDEX([.$B$52:.$B$329]; ([.F101] * 10) +9; 0)" office:value-type="string" office:string-value="4.05 / 5" calcext:value-type="string">
            <text:p>4.05 / 5</text:p>
          </table:table-cell>
          <table:table-cell/>
          <table:table-cell table:style-name="ce19" office:value-type="string" calcext:value-type="string">
            <text:p>2.6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12] * 10) +1; 0)" office:value-type="string" office:string-value="Nordiks" calcext:value-type="string">
            <text:p>Nordiks</text:p>
          </table:table-cell>
          <table:table-cell table:style-name="ce19" table:formula="of:=INDEX([.$B$52:.$B$329]; ([.F112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12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2] * 10) +5; 0)" office:value-type="string" office:string-value="Yes" calcext:value-type="string">
            <text:p>Yes</text:p>
          </table:table-cell>
          <table:table-cell table:style-name="ce19" table:formula="of:=INDEX([.$B$52:.$B$329]; ([.F112] * 10) +6; 0)" office:value-type="string" office:string-value="No" calcext:value-type="string">
            <text:p>No</text:p>
          </table:table-cell>
          <table:table-cell table:style-name="ce19" table:formula="of:=INDEX([.$B$52:.$B$329]; ([.F112] * 10) +7; 0)" office:value-type="string" office:string-value="Support" calcext:value-type="string">
            <text:p>Support</text:p>
          </table:table-cell>
          <table:table-cell table:style-name="ce19" table:formula="of:=INDEX([.$B$52:.$B$329]; ([.F112] * 10) +8; 0)" office:value-type="string" office:string-value="2 years" calcext:value-type="string">
            <text:p>2 years</text:p>
          </table:table-cell>
          <table:table-cell table:style-name="ce19" table:formula="of:=SUBSTITUTE([.W25];&quot; / 5&quot; ;&quot;&quot;)" office:value-type="string" office:string-value="4.05" calcext:value-type="string">
            <text:p>4.05</text:p>
          </table:table-cell>
          <table:table-cell table:style-name="ce16" table:formula="of:=INDEX([.$Z$54:.$Z$68]; MATCH([.A15];[.$Y$54:.$Y$68]; 0))" office:value-type="float" office:value="50" calcext:value-type="float">
            <text:p>50</text:p>
          </table:table-cell>
          <table:table-cell table:style-name="ce19" table:formula="of:=SUBSTITUTE(INDEX([.$B$52:.$B$419]; ([.F112] * 10) +10; 0); &quot; CAD&quot; ; &quot;&quot;)" office:value-type="string" office:string-value="$585.00" calcext:value-type="string">
            <text:p>$585.00</text:p>
          </table:table-cell>
          <table:table-cell table:style-name="ce24" table:formula="of:=INDEX([.$J$54:.$J$68]; MATCH([.A15];[.$I$54:.$I$68]; 0))" office:value-type="float" office:value="4759" calcext:value-type="float">
            <text:p>$4,759</text:p>
          </table:table-cell>
          <table:table-cell table:style-name="ce24" table:formula="of:=INDEX([.$N$54:.$N$68]; MATCH([.A15];[.$M$54:.$M$68]; 0))" office:value-type="float" office:value="6496104" calcext:value-type="float">
            <text:p>$6,496,104</text:p>
          </table:table-cell>
          <table:table-cell table:style-name="ce18" table:formula="of:=[.L15]-[.K15]" office:value-type="float" office:value="6491345" calcext:value-type="float">
            <text:p>$6,491,345</text:p>
          </table:table-cell>
          <table:table-cell table:style-name="ce23" table:formula="of:=INDEX([.$E$54:.$E$68]; MATCH([.A15];[.$D$54:.$D$68]; 0))" office:value-type="float" office:value="75.15" calcext:value-type="float">
            <text:p>$75.15</text:p>
          </table:table-cell>
          <table:table-cell table:style-name="ce25" table:formula="of:=INDEX([.$U$54:.$U$68]; MATCH([.A15];[.$T$54:.$T$68]; 0))" office:value-type="float" office:value="3989" calcext:value-type="float">
            <text:p>3,989</text:p>
          </table:table-cell>
          <table:table-cell table:style-name="ce16" table:formula="of:=INDEX([.$F$54:.$F$68]; MATCH([.A15];[.$D$54:.$D$68]; 0);1)" office:value-type="float" office:value="15" calcext:value-type="float">
            <text:p>15</text:p>
          </table:table-cell>
          <table:table-cell table:number-columns-repeated="4"/>
          <table:table-cell table:style-name="ce1" table:formula="of:=INDEX([.$B$52:.$B$329]; ([.F102] * 10) +10; 0)" office:value-type="string" office:string-value="$597.00 CAD" calcext:value-type="string">
            <text:p>$597.00 CAD</text:p>
          </table:table-cell>
          <table:table-cell/>
          <table:table-cell table:style-name="ce23" table:formula="of:=INDEX([.$B$52:.$B$329]; ([.F102] * 10) +9; 0)" office:value-type="string" office:string-value="4.05 / 5" calcext:value-type="string">
            <text:p>4.05 / 5</text:p>
          </table:table-cell>
          <table:table-cell/>
          <table:table-cell table:style-name="ce19" office:value-type="string" calcext:value-type="string">
            <text:p>3.725 / 5</text:p>
          </table:table-cell>
          <table:table-cell table:number-columns-repeated="999"/>
        </table:table-row>
        <table:table-row table:style-name="ro1">
          <table:table-cell table:style-name="ce19" table:formula="of:=INDEX([.$B$52:.$B$329]; ([.F113] * 10) +1; 0)" office:value-type="string" office:string-value="Freeflow Kayaks" calcext:value-type="string">
            <text:p>Freeflow Kayaks</text:p>
          </table:table-cell>
          <table:table-cell table:style-name="ce19" table:formula="of:=INDEX([.$B$52:.$B$329]; ([.F113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13] * 10) +4; 0)" office:value-type="string" office:string-value="Low density" calcext:value-type="string">
            <text:p>Low density</text:p>
          </table:table-cell>
          <table:table-cell table:style-name="ce19" table:formula="of:=INDEX([.$B$52:.$B$329]; ([.F113] * 10) +5; 0)" office:value-type="string" office:string-value="Yes" calcext:value-type="string">
            <text:p>Yes</text:p>
          </table:table-cell>
          <table:table-cell table:style-name="ce19" table:formula="of:=INDEX([.$B$52:.$B$329]; ([.F113] * 10) +6; 0)" office:value-type="string" office:string-value="Yes" calcext:value-type="string">
            <text:p>Yes</text:p>
          </table:table-cell>
          <table:table-cell table:style-name="ce19" table:formula="of:=INDEX([.$B$52:.$B$329]; ([.F113] * 10) +7; 0)" office:value-type="string" office:string-value="Canvas bag" calcext:value-type="string">
            <text:p>Canvas bag</text:p>
          </table:table-cell>
          <table:table-cell table:style-name="ce19" table:formula="of:=INDEX([.$B$52:.$B$329]; ([.F113] * 10) +8; 0)" office:value-type="string" office:string-value="Basic" calcext:value-type="string">
            <text:p>Basic</text:p>
          </table:table-cell>
          <table:table-cell table:style-name="ce19" table:formula="of:=SUBSTITUTE([.W26];&quot; / 5&quot; ;&quot;&quot;)" office:value-type="string" office:string-value="2.55" calcext:value-type="string">
            <text:p>2.55</text:p>
          </table:table-cell>
          <table:table-cell table:style-name="ce16" table:formula="of:=INDEX([.$Z$54:.$Z$68]; MATCH([.A16];[.$Y$54:.$Y$68]; 0))" office:value-type="float" office:value="53" calcext:value-type="float">
            <text:p>53</text:p>
          </table:table-cell>
          <table:table-cell table:style-name="ce19" table:formula="of:=SUBSTITUTE(INDEX([.$B$52:.$B$419]; ([.F113] * 10) +10; 0); &quot; CAD&quot; ; &quot;&quot;)" office:value-type="string" office:string-value="$660.00" calcext:value-type="string">
            <text:p>$660.00</text:p>
          </table:table-cell>
          <table:table-cell table:style-name="ce24" table:formula="of:=INDEX([.$J$54:.$J$68]; MATCH([.A16];[.$I$54:.$I$68]; 0))" office:value-type="float" office:value="262068" calcext:value-type="float">
            <text:p>$262,068</text:p>
          </table:table-cell>
          <table:table-cell table:style-name="ce24" table:formula="of:=INDEX([.$N$54:.$N$68]; MATCH([.A16];[.$M$54:.$M$68]; 0))" office:value-type="float" office:value="5469581" calcext:value-type="float">
            <text:p>$5,469,581</text:p>
          </table:table-cell>
          <table:table-cell table:style-name="ce18" table:formula="of:=[.L16]-[.K16]" office:value-type="float" office:value="5207513" calcext:value-type="float">
            <text:p>$5,207,513</text:p>
          </table:table-cell>
          <table:table-cell table:style-name="ce23" table:formula="of:=INDEX([.$E$54:.$E$68]; MATCH([.A16];[.$D$54:.$D$68]; 0))" office:value-type="float" office:value="299.92" calcext:value-type="float">
            <text:p>$299.92</text:p>
          </table:table-cell>
          <table:table-cell table:style-name="ce19" table:formula="of:=INDEX([.$U$54:.$U$68]; MATCH([.A16];[.$T$54:.$T$68]; 0))" office:value-type="float" office:value="336" calcext:value-type="float">
            <text:p>336</text:p>
          </table:table-cell>
          <table:table-cell table:style-name="ce16" table:formula="of:=INDEX([.$F$54:.$F$68]; MATCH([.A16];[.$D$54:.$D$68]; 0);1)" office:value-type="float" office:value="10" calcext:value-type="float">
            <text:p>10</text:p>
          </table:table-cell>
          <table:table-cell table:number-columns-repeated="4"/>
          <table:table-cell table:style-name="ce1" table:formula="of:=INDEX([.$B$52:.$B$329]; ([.F103] * 10) +10; 0)" office:value-type="string" office:string-value="$640.00 CAD" calcext:value-type="string">
            <text:p>$640.00 CAD</text:p>
          </table:table-cell>
          <table:table-cell/>
          <table:table-cell table:style-name="ce19" table:formula="of:=INDEX([.$B$52:.$B$329]; ([.F103] * 10) +9; 0)" office:value-type="string" office:string-value="3.375 / 5" calcext:value-type="string">
            <text:p>3.375 / 5</text:p>
          </table:table-cell>
          <table:table-cell/>
          <table:table-cell table:style-name="ce19" office:value-type="string" calcext:value-type="string">
            <text:p>3.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4] * 10) +1; 0)" office:value-type="string" office:string-value="Freeflow Kayaks" calcext:value-type="string">
            <text:p>Freeflow Kayaks</text:p>
          </table:table-cell>
          <table:table-cell table:style-name="ce19" table:formula="of:=INDEX([.$B$52:.$B$329]; ([.F114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14] * 10) +4; 0)" office:value-type="string" office:string-value="Low density" calcext:value-type="string">
            <text:p>Low density</text:p>
          </table:table-cell>
          <table:table-cell table:style-name="ce19" table:formula="of:=INDEX([.$B$52:.$B$329]; ([.F114] * 10) +5; 0)" office:value-type="string" office:string-value="Yes" calcext:value-type="string">
            <text:p>Yes</text:p>
          </table:table-cell>
          <table:table-cell table:style-name="ce19" table:formula="of:=INDEX([.$B$52:.$B$329]; ([.F114] * 10) +6; 0)" office:value-type="string" office:string-value="Yes" calcext:value-type="string">
            <text:p>Yes</text:p>
          </table:table-cell>
          <table:table-cell table:style-name="ce19" table:formula="of:=INDEX([.$B$52:.$B$329]; ([.F114] * 10) +7; 0)" office:value-type="string" office:string-value="Canvas bag" calcext:value-type="string">
            <text:p>Canvas bag</text:p>
          </table:table-cell>
          <table:table-cell table:style-name="ce19" table:formula="of:=INDEX([.$B$52:.$B$329]; ([.F114] * 10) +8; 0)" office:value-type="string" office:string-value="2 years" calcext:value-type="string">
            <text:p>2 years</text:p>
          </table:table-cell>
          <table:table-cell table:style-name="ce19" table:formula="of:=SUBSTITUTE([.W27];&quot; / 5&quot; ;&quot;&quot;)" office:value-type="string" office:string-value="3" calcext:value-type="string">
            <text:p>3</text:p>
          </table:table-cell>
          <table:table-cell table:style-name="ce16" table:formula="of:=INDEX([.$Z$54:.$Z$68]; MATCH([.A17];[.$Y$54:.$Y$68]; 0))" office:value-type="float" office:value="53" calcext:value-type="float">
            <text:p>53</text:p>
          </table:table-cell>
          <table:table-cell table:style-name="ce19" table:formula="of:=SUBSTITUTE(INDEX([.$B$52:.$B$419]; ([.F114] * 10) +10; 0); &quot; CAD&quot; ; &quot;&quot;)" office:value-type="string" office:string-value="$519.00" calcext:value-type="string">
            <text:p>$519.00</text:p>
          </table:table-cell>
          <table:table-cell table:style-name="ce24" table:formula="of:=INDEX([.$J$54:.$J$68]; MATCH([.A17];[.$I$54:.$I$68]; 0))" office:value-type="float" office:value="262068" calcext:value-type="float">
            <text:p>$262,068</text:p>
          </table:table-cell>
          <table:table-cell table:style-name="ce24" table:formula="of:=INDEX([.$N$54:.$N$68]; MATCH([.A17];[.$M$54:.$M$68]; 0))" office:value-type="float" office:value="5469581" calcext:value-type="float">
            <text:p>$5,469,581</text:p>
          </table:table-cell>
          <table:table-cell table:style-name="ce18" table:formula="of:=[.L17]-[.K17]" office:value-type="float" office:value="5207513" calcext:value-type="float">
            <text:p>$5,207,513</text:p>
          </table:table-cell>
          <table:table-cell table:style-name="ce23" table:formula="of:=INDEX([.$E$54:.$E$68]; MATCH([.A17];[.$D$54:.$D$68]; 0))" office:value-type="float" office:value="299.92" calcext:value-type="float">
            <text:p>$299.92</text:p>
          </table:table-cell>
          <table:table-cell table:style-name="ce19" table:formula="of:=INDEX([.$U$54:.$U$68]; MATCH([.A17];[.$T$54:.$T$68]; 0))" office:value-type="float" office:value="336" calcext:value-type="float">
            <text:p>336</text:p>
          </table:table-cell>
          <table:table-cell table:style-name="ce16" table:formula="of:=INDEX([.$F$54:.$F$68]; MATCH([.A17];[.$D$54:.$D$68]; 0);1)" office:value-type="float" office:value="10" calcext:value-type="float">
            <text:p>10</text:p>
          </table:table-cell>
          <table:table-cell table:number-columns-repeated="4"/>
          <table:table-cell table:style-name="ce1" table:formula="of:=INDEX([.$B$52:.$B$329]; ([.F104] * 10) +10; 0)" office:value-type="string" office:string-value="$482.00 CAD" calcext:value-type="string">
            <text:p>$482.00 CAD</text:p>
          </table:table-cell>
          <table:table-cell/>
          <table:table-cell table:style-name="ce19" table:formula="of:=INDEX([.$B$52:.$B$329]; ([.F104] * 10) +9; 0)" office:value-type="string" office:string-value="3.125 / 5" calcext:value-type="string">
            <text:p>3.125 / 5</text:p>
          </table:table-cell>
          <table:table-cell/>
          <table:table-cell table:style-name="ce19" office:value-type="string" calcext:value-type="string">
            <text:p>3.77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5] * 10) +1; 0)" office:value-type="string" office:string-value="Ramm" calcext:value-type="string">
            <text:p>Ramm</text:p>
          </table:table-cell>
          <table:table-cell table:style-name="ce19" table:formula="of:=INDEX([.$B$52:.$B$329]; ([.F115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15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5] * 10) +5; 0)" office:value-type="string" office:string-value="Yes" calcext:value-type="string">
            <text:p>Yes</text:p>
          </table:table-cell>
          <table:table-cell table:style-name="ce19" table:formula="of:=INDEX([.$B$52:.$B$329]; ([.F115] * 10) +6; 0)" office:value-type="string" office:string-value="Yes" calcext:value-type="string">
            <text:p>Yes</text:p>
          </table:table-cell>
          <table:table-cell table:style-name="ce19" table:formula="of:=INDEX([.$B$52:.$B$329]; ([.F115] * 10) +7; 0)" office:value-type="string" office:string-value="Support" calcext:value-type="string">
            <text:p>Support</text:p>
          </table:table-cell>
          <table:table-cell table:style-name="ce19" table:formula="of:=INDEX([.$B$52:.$B$329]; ([.F115] * 10) +8; 0)" office:value-type="string" office:string-value="10 years" calcext:value-type="string">
            <text:p>10 years</text:p>
          </table:table-cell>
          <table:table-cell table:style-name="ce19" table:formula="of:=SUBSTITUTE([.W28];&quot; / 5&quot; ;&quot;&quot;)" office:value-type="string" office:string-value="4.45" calcext:value-type="string">
            <text:p>4.45</text:p>
          </table:table-cell>
          <table:table-cell table:style-name="ce16" table:formula="of:=INDEX([.$Z$54:.$Z$68]; MATCH([.A18];[.$Y$54:.$Y$68]; 0))" office:value-type="float" office:value="68" calcext:value-type="float">
            <text:p>68</text:p>
          </table:table-cell>
          <table:table-cell table:style-name="ce19" table:formula="of:=SUBSTITUTE(INDEX([.$B$52:.$B$419]; ([.F115] * 10) +10; 0); &quot; CAD&quot; ; &quot;&quot;)" office:value-type="string" office:string-value="$654.00" calcext:value-type="string">
            <text:p>$654.00</text:p>
          </table:table-cell>
          <table:table-cell table:style-name="ce24" table:formula="of:=INDEX([.$J$54:.$J$68]; MATCH([.A18];[.$I$54:.$I$68]; 0))" office:value-type="float" office:value="219250" calcext:value-type="float">
            <text:p>$219,250</text:p>
          </table:table-cell>
          <table:table-cell table:style-name="ce24" table:formula="of:=INDEX([.$N$54:.$N$68]; MATCH([.A18];[.$M$54:.$M$68]; 0))" office:value-type="float" office:value="7661379" calcext:value-type="float">
            <text:p>$7,661,379</text:p>
          </table:table-cell>
          <table:table-cell table:style-name="ce18" table:formula="of:=[.L18]-[.K18]" office:value-type="float" office:value="7442129" calcext:value-type="float">
            <text:p>$7,442,129</text:p>
          </table:table-cell>
          <table:table-cell table:style-name="ce23" table:formula="of:=INDEX([.$E$54:.$E$68]; MATCH([.A18];[.$D$54:.$D$68]; 0))" office:value-type="float" office:value="431.22" calcext:value-type="float">
            <text:p>$431.22</text:p>
          </table:table-cell>
          <table:table-cell table:style-name="ce19" table:formula="of:=INDEX([.$U$54:.$U$68]; MATCH([.A18];[.$T$54:.$T$68]; 0))" office:value-type="float" office:value="436" calcext:value-type="float">
            <text:p>436</text:p>
          </table:table-cell>
          <table:table-cell table:style-name="ce16" table:formula="of:=INDEX([.$F$54:.$F$68]; MATCH([.A18];[.$D$54:.$D$68]; 0);1)" office:value-type="float" office:value="2" calcext:value-type="float">
            <text:p>2</text:p>
          </table:table-cell>
          <table:table-cell table:number-columns-repeated="4"/>
          <table:table-cell table:style-name="ce1" table:formula="of:=INDEX([.$B$52:.$B$329]; ([.F105] * 10) +10; 0)" office:value-type="string" office:string-value="$660.00 CAD" calcext:value-type="string">
            <text:p>$660.00 CAD</text:p>
          </table:table-cell>
          <table:table-cell/>
          <table:table-cell table:style-name="ce19" table:formula="of:=INDEX([.$B$52:.$B$329]; ([.F105] * 10) +9; 0)" office:value-type="string" office:string-value="3.525 / 5" calcext:value-type="string">
            <text:p>3.525 / 5</text:p>
          </table:table-cell>
          <table:table-cell/>
          <table:table-cell table:style-name="ce19" office:value-type="string" calcext:value-type="string">
            <text:p>3.52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6] * 10) +1; 0)" office:value-type="string" office:string-value="Ramm" calcext:value-type="string">
            <text:p>Ramm</text:p>
          </table:table-cell>
          <table:table-cell table:style-name="ce19" table:formula="of:=INDEX([.$B$52:.$B$329]; ([.F116] * 10) +3; 0)" office:value-type="string" office:string-value="Fishing (Sit-On-Top)" calcext:value-type="string">
            <text:p>Fishing (Sit-On-Top)</text:p>
          </table:table-cell>
          <table:table-cell table:style-name="ce19" table:formula="of:=INDEX([.$B$52:.$B$329]; ([.F116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6] * 10) +5; 0)" office:value-type="string" office:string-value="Yes" calcext:value-type="string">
            <text:p>Yes</text:p>
          </table:table-cell>
          <table:table-cell table:style-name="ce19" table:formula="of:=INDEX([.$B$52:.$B$329]; ([.F116] * 10) +6; 0)" office:value-type="string" office:string-value="Yes" calcext:value-type="string">
            <text:p>Yes</text:p>
          </table:table-cell>
          <table:table-cell table:style-name="ce19" table:formula="of:=INDEX([.$B$52:.$B$329]; ([.F116] * 10) +7; 0)" office:value-type="string" office:string-value="Support" calcext:value-type="string">
            <text:p>Support</text:p>
          </table:table-cell>
          <table:table-cell table:style-name="ce19" table:formula="of:=INDEX([.$B$52:.$B$329]; ([.F116] * 10) +8; 0)" office:value-type="string" office:string-value="10 years" calcext:value-type="string">
            <text:p>10 years</text:p>
          </table:table-cell>
          <table:table-cell table:style-name="ce19" table:formula="of:=SUBSTITUTE([.W29];&quot; / 5&quot; ;&quot;&quot;)" office:value-type="string" office:string-value="4.55" calcext:value-type="string">
            <text:p>4.55</text:p>
          </table:table-cell>
          <table:table-cell table:style-name="ce16" table:formula="of:=INDEX([.$Z$54:.$Z$68]; MATCH([.A19];[.$Y$54:.$Y$68]; 0))" office:value-type="float" office:value="68" calcext:value-type="float">
            <text:p>68</text:p>
          </table:table-cell>
          <table:table-cell table:style-name="ce19" table:formula="of:=SUBSTITUTE(INDEX([.$B$52:.$B$419]; ([.F116] * 10) +10; 0); &quot; CAD&quot; ; &quot;&quot;)" office:value-type="string" office:string-value="$574.00" calcext:value-type="string">
            <text:p>$574.00</text:p>
          </table:table-cell>
          <table:table-cell table:style-name="ce24" table:formula="of:=INDEX([.$J$54:.$J$68]; MATCH([.A19];[.$I$54:.$I$68]; 0))" office:value-type="float" office:value="219250" calcext:value-type="float">
            <text:p>$219,250</text:p>
          </table:table-cell>
          <table:table-cell table:style-name="ce24" table:formula="of:=INDEX([.$N$54:.$N$68]; MATCH([.A19];[.$M$54:.$M$68]; 0))" office:value-type="float" office:value="7661379" calcext:value-type="float">
            <text:p>$7,661,379</text:p>
          </table:table-cell>
          <table:table-cell table:style-name="ce18" table:formula="of:=[.L19]-[.K19]" office:value-type="float" office:value="7442129" calcext:value-type="float">
            <text:p>$7,442,129</text:p>
          </table:table-cell>
          <table:table-cell table:style-name="ce23" table:formula="of:=INDEX([.$E$54:.$E$68]; MATCH([.A19];[.$D$54:.$D$68]; 0))" office:value-type="float" office:value="431.22" calcext:value-type="float">
            <text:p>$431.22</text:p>
          </table:table-cell>
          <table:table-cell table:style-name="ce19" table:formula="of:=INDEX([.$U$54:.$U$68]; MATCH([.A19];[.$T$54:.$T$68]; 0))" office:value-type="float" office:value="436" calcext:value-type="float">
            <text:p>436</text:p>
          </table:table-cell>
          <table:table-cell table:style-name="ce16" table:formula="of:=INDEX([.$F$54:.$F$68]; MATCH([.A19];[.$D$54:.$D$68]; 0);1)" office:value-type="float" office:value="2" calcext:value-type="float">
            <text:p>2</text:p>
          </table:table-cell>
          <table:table-cell table:number-columns-repeated="4"/>
          <table:table-cell table:style-name="ce1" table:formula="of:=INDEX([.$B$52:.$B$329]; ([.F106] * 10) +10; 0)" office:value-type="string" office:string-value="$568.00 CAD" calcext:value-type="string">
            <text:p>$568.00 CAD</text:p>
          </table:table-cell>
          <table:table-cell/>
          <table:table-cell table:style-name="ce19" table:formula="of:=INDEX([.$B$52:.$B$329]; ([.F106] * 10) +9; 0)" office:value-type="string" office:string-value="3.825 / 5" calcext:value-type="string">
            <text:p>3.825 / 5</text:p>
          </table:table-cell>
          <table:table-cell/>
          <table:table-cell table:style-name="ce19" office:value-type="string" calcext:value-type="string">
            <text:p>2.67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7] * 10) +1; 0)" office:value-type="string" office:string-value="Ramm" calcext:value-type="string">
            <text:p>Ramm</text:p>
          </table:table-cell>
          <table:table-cell table:style-name="ce19" table:formula="of:=INDEX([.$B$52:.$B$329]; ([.F117] * 10) +3; 0)" office:value-type="string" office:string-value="Excursion (Sit-In)" calcext:value-type="string">
            <text:p>Excursion (Sit-In)</text:p>
          </table:table-cell>
          <table:table-cell table:style-name="ce19" table:formula="of:=INDEX([.$B$52:.$B$329]; ([.F117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7] * 10) +5; 0)" office:value-type="string" office:string-value="Yes" calcext:value-type="string">
            <text:p>Yes</text:p>
          </table:table-cell>
          <table:table-cell table:style-name="ce19" table:formula="of:=INDEX([.$B$52:.$B$329]; ([.F117] * 10) +6; 0)" office:value-type="string" office:string-value="Yes" calcext:value-type="string">
            <text:p>Yes</text:p>
          </table:table-cell>
          <table:table-cell table:style-name="ce19" table:formula="of:=INDEX([.$B$52:.$B$329]; ([.F117] * 10) +7; 0)" office:value-type="string" office:string-value="Support" calcext:value-type="string">
            <text:p>Support</text:p>
          </table:table-cell>
          <table:table-cell table:style-name="ce19" table:formula="of:=INDEX([.$B$52:.$B$329]; ([.F117] * 10) +8; 0)" office:value-type="string" office:string-value="10 years" calcext:value-type="string">
            <text:p>10 years</text:p>
          </table:table-cell>
          <table:table-cell table:style-name="ce19" table:formula="of:=SUBSTITUTE([.W30];&quot; / 5&quot; ;&quot;&quot;)" office:value-type="string" office:string-value="4.75" calcext:value-type="string">
            <text:p>4.75</text:p>
          </table:table-cell>
          <table:table-cell table:style-name="ce16" table:formula="of:=INDEX([.$Z$54:.$Z$68]; MATCH([.A20];[.$Y$54:.$Y$68]; 0))" office:value-type="float" office:value="68" calcext:value-type="float">
            <text:p>68</text:p>
          </table:table-cell>
          <table:table-cell table:style-name="ce19" table:formula="of:=SUBSTITUTE(INDEX([.$B$52:.$B$419]; ([.F117] * 10) +10; 0); &quot; CAD&quot; ; &quot;&quot;)" office:value-type="string" office:string-value="$732.00" calcext:value-type="string">
            <text:p>$732.00</text:p>
          </table:table-cell>
          <table:table-cell table:style-name="ce24" table:formula="of:=INDEX([.$J$54:.$J$68]; MATCH([.A20];[.$I$54:.$I$68]; 0))" office:value-type="float" office:value="219250" calcext:value-type="float">
            <text:p>$219,250</text:p>
          </table:table-cell>
          <table:table-cell table:style-name="ce24" table:formula="of:=INDEX([.$N$54:.$N$68]; MATCH([.A20];[.$M$54:.$M$68]; 0))" office:value-type="float" office:value="7661379" calcext:value-type="float">
            <text:p>$7,661,379</text:p>
          </table:table-cell>
          <table:table-cell table:style-name="ce18" table:formula="of:=[.L20]-[.K20]" office:value-type="float" office:value="7442129" calcext:value-type="float">
            <text:p>$7,442,129</text:p>
          </table:table-cell>
          <table:table-cell table:style-name="ce23" table:formula="of:=INDEX([.$E$54:.$E$68]; MATCH([.A20];[.$D$54:.$D$68]; 0))" office:value-type="float" office:value="431.22" calcext:value-type="float">
            <text:p>$431.22</text:p>
          </table:table-cell>
          <table:table-cell table:style-name="ce19" table:formula="of:=INDEX([.$U$54:.$U$68]; MATCH([.A20];[.$T$54:.$T$68]; 0))" office:value-type="float" office:value="436" calcext:value-type="float">
            <text:p>436</text:p>
          </table:table-cell>
          <table:table-cell table:style-name="ce16" table:formula="of:=INDEX([.$F$54:.$F$68]; MATCH([.A20];[.$D$54:.$D$68]; 0);1)" office:value-type="float" office:value="2" calcext:value-type="float">
            <text:p>2</text:p>
          </table:table-cell>
          <table:table-cell table:number-columns-repeated="4"/>
          <table:table-cell table:style-name="ce1" table:formula="of:=INDEX([.$B$52:.$B$329]; ([.F107] * 10) +10; 0)" office:value-type="string" office:string-value="$628.00 CAD" calcext:value-type="string">
            <text:p>$628.00 CAD</text:p>
          </table:table-cell>
          <table:table-cell/>
          <table:table-cell table:style-name="ce19" table:formula="of:=INDEX([.$B$52:.$B$329]; ([.F107] * 10) +9; 0)" office:value-type="string" office:string-value="3.025 / 5" calcext:value-type="string">
            <text:p>3.025 / 5</text:p>
          </table:table-cell>
          <table:table-cell/>
          <table:table-cell table:style-name="ce19" office:value-type="string" calcext:value-type="string">
            <text:p>3.8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8] * 10) +1; 0)" office:value-type="string" office:string-value="Jaws Kayak" calcext:value-type="string">
            <text:p>Jaws Kayak</text:p>
          </table:table-cell>
          <table:table-cell table:style-name="ce19" table:formula="of:=INDEX([.$B$52:.$B$329]; ([.F118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18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8] * 10) +5; 0)" office:value-type="string" office:string-value="Yes" calcext:value-type="string">
            <text:p>Yes</text:p>
          </table:table-cell>
          <table:table-cell table:style-name="ce19" table:formula="of:=INDEX([.$B$52:.$B$329]; ([.F118] * 10) +6; 0)" office:value-type="string" office:string-value="Yes" calcext:value-type="string">
            <text:p>Yes</text:p>
          </table:table-cell>
          <table:table-cell table:style-name="ce19" table:formula="of:=INDEX([.$B$52:.$B$329]; ([.F118] * 10) +7; 0)" office:value-type="string" office:string-value="Support" calcext:value-type="string">
            <text:p>Support</text:p>
          </table:table-cell>
          <table:table-cell table:style-name="ce19" table:formula="of:=INDEX([.$B$52:.$B$329]; ([.F118] * 10) +8; 0)" office:value-type="string" office:string-value="10 years" calcext:value-type="string">
            <text:p>10 years</text:p>
          </table:table-cell>
          <table:table-cell table:style-name="ce19" table:formula="of:=SUBSTITUTE([.W31];&quot; / 5&quot; ;&quot;&quot;)" office:value-type="string" office:string-value="4.15" calcext:value-type="string">
            <text:p>4.15</text:p>
          </table:table-cell>
          <table:table-cell table:style-name="ce16" table:formula="of:=INDEX([.$Z$54:.$Z$68]; MATCH([.A21];[.$Y$54:.$Y$68]; 0))" office:value-type="float" office:value="54" calcext:value-type="float">
            <text:p>54</text:p>
          </table:table-cell>
          <table:table-cell table:style-name="ce19" table:formula="of:=SUBSTITUTE(INDEX([.$B$52:.$B$419]; ([.F118] * 10) +10; 0); &quot; CAD&quot; ; &quot;&quot;)" office:value-type="string" office:string-value="$704.00" calcext:value-type="string">
            <text:p>$704.00</text:p>
          </table:table-cell>
          <table:table-cell table:style-name="ce24" table:formula="of:=INDEX([.$J$54:.$J$68]; MATCH([.A21];[.$I$54:.$I$68]; 0))" office:value-type="float" office:value="196506" calcext:value-type="float">
            <text:p>$196,506</text:p>
          </table:table-cell>
          <table:table-cell table:style-name="ce24" table:formula="of:=INDEX([.$N$54:.$N$68]; MATCH([.A21];[.$M$54:.$M$68]; 0))" office:value-type="float" office:value="6202694" calcext:value-type="float">
            <text:p>$6,202,694</text:p>
          </table:table-cell>
          <table:table-cell table:style-name="ce18" table:formula="of:=[.L21]-[.K21]" office:value-type="float" office:value="6006188" calcext:value-type="float">
            <text:p>$6,006,188</text:p>
          </table:table-cell>
          <table:table-cell table:style-name="ce23" table:formula="of:=INDEX([.$E$54:.$E$68]; MATCH([.A21];[.$D$54:.$D$68]; 0))" office:value-type="float" office:value="226.28" calcext:value-type="float">
            <text:p>$226.28</text:p>
          </table:table-cell>
          <table:table-cell table:style-name="ce25" table:formula="of:=INDEX([.$U$54:.$U$68]; MATCH([.A21];[.$T$54:.$T$68]; 0))" office:value-type="float" office:value="3310" calcext:value-type="float">
            <text:p>3,310</text:p>
          </table:table-cell>
          <table:table-cell table:style-name="ce16" table:formula="of:=INDEX([.$F$54:.$F$68]; MATCH([.A21];[.$D$54:.$D$68]; 0);1)" office:value-type="float" office:value="11" calcext:value-type="float">
            <text:p>11</text:p>
          </table:table-cell>
          <table:table-cell table:number-columns-repeated="4"/>
          <table:table-cell table:style-name="ce1" table:formula="of:=INDEX([.$B$52:.$B$329]; ([.F108] * 10) +10; 0)" office:value-type="string" office:string-value="$530.00 CAD" calcext:value-type="string">
            <text:p>$530.00 CAD</text:p>
          </table:table-cell>
          <table:table-cell/>
          <table:table-cell table:style-name="ce19" table:formula="of:=INDEX([.$B$52:.$B$329]; ([.F108] * 10) +9; 0)" office:value-type="string" office:string-value="3.825 / 5" calcext:value-type="string">
            <text:p>3.825 / 5</text:p>
          </table:table-cell>
          <table:table-cell/>
          <table:table-cell table:style-name="ce19" office:value-type="string" calcext:value-type="string">
            <text:p>4.175 / 5</text:p>
          </table:table-cell>
          <table:table-cell table:number-columns-repeated="10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19] * 10) +1; 0)" office:value-type="string" office:string-value="Jaws Kayak" calcext:value-type="string">
            <text:p>Jaws Kayak</text:p>
          </table:table-cell>
          <table:table-cell table:style-name="ce19" table:formula="of:=INDEX([.$B$52:.$B$329]; ([.F119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19] * 10) +4; 0)" office:value-type="string" office:string-value="High density" calcext:value-type="string">
            <text:p>High density</text:p>
          </table:table-cell>
          <table:table-cell table:style-name="ce19" table:formula="of:=INDEX([.$B$52:.$B$329]; ([.F119] * 10) +5; 0)" office:value-type="string" office:string-value="Yes" calcext:value-type="string">
            <text:p>Yes</text:p>
          </table:table-cell>
          <table:table-cell table:style-name="ce19" table:formula="of:=INDEX([.$B$52:.$B$329]; ([.F119] * 10) +6; 0)" office:value-type="string" office:string-value="Yes" calcext:value-type="string">
            <text:p>Yes</text:p>
          </table:table-cell>
          <table:table-cell table:style-name="ce19" table:formula="of:=INDEX([.$B$52:.$B$329]; ([.F119] * 10) +7; 0)" office:value-type="string" office:string-value="Support" calcext:value-type="string">
            <text:p>Support</text:p>
          </table:table-cell>
          <table:table-cell table:style-name="ce19" table:formula="of:=INDEX([.$B$52:.$B$329]; ([.F119] * 10) +8; 0)" office:value-type="string" office:string-value="10 years" calcext:value-type="string">
            <text:p>10 years</text:p>
          </table:table-cell>
          <table:table-cell table:style-name="ce19" table:formula="of:=SUBSTITUTE([.W32];&quot; / 5&quot; ;&quot;&quot;)" office:value-type="string" office:string-value="4.45" calcext:value-type="string">
            <text:p>4.45</text:p>
          </table:table-cell>
          <table:table-cell table:style-name="ce16" table:formula="of:=INDEX([.$Z$54:.$Z$68]; MATCH([.A22];[.$Y$54:.$Y$68]; 0))" office:value-type="float" office:value="54" calcext:value-type="float">
            <text:p>54</text:p>
          </table:table-cell>
          <table:table-cell table:style-name="ce19" table:formula="of:=SUBSTITUTE(INDEX([.$B$52:.$B$419]; ([.F119] * 10) +10; 0); &quot; CAD&quot; ; &quot;&quot;)" office:value-type="string" office:string-value="$665.00" calcext:value-type="string">
            <text:p>$665.00</text:p>
          </table:table-cell>
          <table:table-cell table:style-name="ce24" table:formula="of:=INDEX([.$J$54:.$J$68]; MATCH([.A22];[.$I$54:.$I$68]; 0))" office:value-type="float" office:value="196506" calcext:value-type="float">
            <text:p>$196,506</text:p>
          </table:table-cell>
          <table:table-cell table:style-name="ce24" table:formula="of:=INDEX([.$N$54:.$N$68]; MATCH([.A22];[.$M$54:.$M$68]; 0))" office:value-type="float" office:value="6202694" calcext:value-type="float">
            <text:p>$6,202,694</text:p>
          </table:table-cell>
          <table:table-cell table:style-name="ce18" table:formula="of:=[.L22]-[.K22]" office:value-type="float" office:value="6006188" calcext:value-type="float">
            <text:p>$6,006,188</text:p>
          </table:table-cell>
          <table:table-cell table:style-name="ce23" table:formula="of:=INDEX([.$E$54:.$E$68]; MATCH([.A22];[.$D$54:.$D$68]; 0))" office:value-type="float" office:value="226.28" calcext:value-type="float">
            <text:p>$226.28</text:p>
          </table:table-cell>
          <table:table-cell table:style-name="ce25" table:formula="of:=INDEX([.$U$54:.$U$68]; MATCH([.A22];[.$T$54:.$T$68]; 0))" office:value-type="float" office:value="3310" calcext:value-type="float">
            <text:p>3,310</text:p>
          </table:table-cell>
          <table:table-cell table:style-name="ce16" table:formula="of:=INDEX([.$F$54:.$F$68]; MATCH([.A22];[.$D$54:.$D$68]; 0);1)" office:value-type="float" office:value="11" calcext:value-type="float">
            <text:p>11</text:p>
          </table:table-cell>
          <table:table-cell table:number-columns-repeated="4"/>
          <table:table-cell table:style-name="ce1" table:formula="of:=INDEX([.$B$52:.$B$329]; ([.F109] * 10) +10; 0)" office:value-type="string" office:string-value="$600.00 CAD" calcext:value-type="string">
            <text:p>$600.00 CAD</text:p>
          </table:table-cell>
          <table:table-cell/>
          <table:table-cell table:style-name="ce19" table:formula="of:=INDEX([.$B$52:.$B$329]; ([.F109] * 10) +9; 0)" office:value-type="string" office:string-value="4.2 / 5" calcext:value-type="string">
            <text:p>4.2 / 5</text:p>
          </table:table-cell>
          <table:table-cell table:number-columns-repeated="12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20] * 10) +1; 0)" office:value-type="string" office:string-value="Jaws Kayak" calcext:value-type="string">
            <text:p>Jaws Kayak</text:p>
          </table:table-cell>
          <table:table-cell table:style-name="ce19" table:formula="of:=INDEX([.$B$52:.$B$329]; ([.F120] * 10) +3; 0)" office:value-type="string" office:string-value="Fishing (Sit-On-Top)" calcext:value-type="string">
            <text:p>Fishing (Sit-On-Top)</text:p>
          </table:table-cell>
          <table:table-cell table:style-name="ce19" table:formula="of:=INDEX([.$B$52:.$B$329]; ([.F120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0] * 10) +5; 0)" office:value-type="string" office:string-value="Yes" calcext:value-type="string">
            <text:p>Yes</text:p>
          </table:table-cell>
          <table:table-cell table:style-name="ce19" table:formula="of:=INDEX([.$B$52:.$B$329]; ([.F120] * 10) +6; 0)" office:value-type="string" office:string-value="Yes" calcext:value-type="string">
            <text:p>Yes</text:p>
          </table:table-cell>
          <table:table-cell table:style-name="ce19" table:formula="of:=INDEX([.$B$52:.$B$329]; ([.F120] * 10) +7; 0)" office:value-type="string" office:string-value="Canvas bag" calcext:value-type="string">
            <text:p>Canvas bag</text:p>
          </table:table-cell>
          <table:table-cell table:style-name="ce19" table:formula="of:=INDEX([.$B$52:.$B$329]; ([.F120] * 10) +8; 0)" office:value-type="string" office:string-value="6 years" calcext:value-type="string">
            <text:p>6 years</text:p>
          </table:table-cell>
          <table:table-cell table:style-name="ce19" table:formula="of:=SUBSTITUTE([.W33];&quot; / 5&quot; ;&quot;&quot;)" office:value-type="string" office:string-value="3.75" calcext:value-type="string">
            <text:p>3.75</text:p>
          </table:table-cell>
          <table:table-cell table:style-name="ce16" table:formula="of:=INDEX([.$Z$54:.$Z$68]; MATCH([.A23];[.$Y$54:.$Y$68]; 0))" office:value-type="float" office:value="54" calcext:value-type="float">
            <text:p>54</text:p>
          </table:table-cell>
          <table:table-cell table:style-name="ce19" table:formula="of:=SUBSTITUTE(INDEX([.$B$52:.$B$419]; ([.F120] * 10) +10; 0); &quot; CAD&quot; ; &quot;&quot;)" office:value-type="string" office:string-value="$608.00" calcext:value-type="string">
            <text:p>$608.00</text:p>
          </table:table-cell>
          <table:table-cell table:style-name="ce24" table:formula="of:=INDEX([.$J$54:.$J$68]; MATCH([.A23];[.$I$54:.$I$68]; 0))" office:value-type="float" office:value="196506" calcext:value-type="float">
            <text:p>$196,506</text:p>
          </table:table-cell>
          <table:table-cell table:style-name="ce24" table:formula="of:=INDEX([.$N$54:.$N$68]; MATCH([.A23];[.$M$54:.$M$68]; 0))" office:value-type="float" office:value="6202694" calcext:value-type="float">
            <text:p>$6,202,694</text:p>
          </table:table-cell>
          <table:table-cell table:style-name="ce18" table:formula="of:=[.L23]-[.K23]" office:value-type="float" office:value="6006188" calcext:value-type="float">
            <text:p>$6,006,188</text:p>
          </table:table-cell>
          <table:table-cell table:style-name="ce23" table:formula="of:=INDEX([.$E$54:.$E$68]; MATCH([.A23];[.$D$54:.$D$68]; 0))" office:value-type="float" office:value="226.28" calcext:value-type="float">
            <text:p>$226.28</text:p>
          </table:table-cell>
          <table:table-cell table:style-name="ce25" table:formula="of:=INDEX([.$U$54:.$U$68]; MATCH([.A23];[.$T$54:.$T$68]; 0))" office:value-type="float" office:value="3310" calcext:value-type="float">
            <text:p>3,310</text:p>
          </table:table-cell>
          <table:table-cell table:style-name="ce16" table:formula="of:=INDEX([.$F$54:.$F$68]; MATCH([.A23];[.$D$54:.$D$68]; 0);1)" office:value-type="float" office:value="11" calcext:value-type="float">
            <text:p>11</text:p>
          </table:table-cell>
          <table:table-cell table:number-columns-repeated="4"/>
          <table:table-cell table:style-name="ce1" table:formula="of:=INDEX([.$B$52:.$B$329]; ([.F110] * 10) +10; 0)" office:value-type="string" office:string-value="$710.00 CAD" calcext:value-type="string">
            <text:p>$710.00 CAD</text:p>
          </table:table-cell>
          <table:table-cell/>
          <table:table-cell table:style-name="ce19" table:formula="of:=INDEX([.$B$52:.$B$329]; ([.F110] * 10) +9; 0)" office:value-type="string" office:string-value="4.175 / 5" calcext:value-type="string">
            <text:p>4.175 / 5</text:p>
          </table:table-cell>
          <table:table-cell table:number-columns-repeated="12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21] * 10) +1; 0)" office:value-type="string" office:string-value="Crystal Crest Kayaks" calcext:value-type="string">
            <text:p>Crystal Crest Kayaks</text:p>
          </table:table-cell>
          <table:table-cell table:style-name="ce19" table:formula="of:=INDEX([.$B$52:.$B$329]; ([.F121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21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1] * 10) +5; 0)" office:value-type="string" office:string-value="Yes" calcext:value-type="string">
            <text:p>Yes</text:p>
          </table:table-cell>
          <table:table-cell table:style-name="ce19" table:formula="of:=INDEX([.$B$52:.$B$329]; ([.F121] * 10) +6; 0)" office:value-type="string" office:string-value="Yes" calcext:value-type="string">
            <text:p>Yes</text:p>
          </table:table-cell>
          <table:table-cell table:style-name="ce19" table:formula="of:=INDEX([.$B$52:.$B$329]; ([.F121] * 10) +7; 0)" office:value-type="string" office:string-value="Canvas bag" calcext:value-type="string">
            <text:p>Canvas bag</text:p>
          </table:table-cell>
          <table:table-cell table:style-name="ce19" table:formula="of:=INDEX([.$B$52:.$B$329]; ([.F121] * 10) +8; 0)" office:value-type="string" office:string-value="4 years" calcext:value-type="string">
            <text:p>4 years</text:p>
          </table:table-cell>
          <table:table-cell table:style-name="ce19" table:formula="of:=SUBSTITUTE([.W34];&quot; / 5&quot; ;&quot;&quot;)" office:value-type="string" office:string-value="4.025" calcext:value-type="string">
            <text:p>4.025</text:p>
          </table:table-cell>
          <table:table-cell table:style-name="ce16" table:formula="of:=INDEX([.$Z$54:.$Z$68]; MATCH([.A24];[.$Y$54:.$Y$68]; 0))" office:value-type="float" office:value="64" calcext:value-type="float">
            <text:p>64</text:p>
          </table:table-cell>
          <table:table-cell table:style-name="ce19" table:formula="of:=SUBSTITUTE(INDEX([.$B$52:.$B$419]; ([.F121] * 10) +10; 0); &quot; CAD&quot; ; &quot;&quot;)" office:value-type="string" office:string-value="$635.00" calcext:value-type="string">
            <text:p>$635.00</text:p>
          </table:table-cell>
          <table:table-cell table:style-name="ce24" table:formula="of:=INDEX([.$J$54:.$J$68]; MATCH([.A24];[.$I$54:.$I$68]; 0))" office:value-type="float" office:value="728764" calcext:value-type="float">
            <text:p>$728,764</text:p>
          </table:table-cell>
          <table:table-cell table:style-name="ce24" table:formula="of:=INDEX([.$N$54:.$N$68]; MATCH([.A24];[.$M$54:.$M$68]; 0))" office:value-type="float" office:value="7521663" calcext:value-type="float">
            <text:p>$7,521,663</text:p>
          </table:table-cell>
          <table:table-cell table:style-name="ce18" table:formula="of:=[.L24]-[.K24]" office:value-type="float" office:value="6792899" calcext:value-type="float">
            <text:p>$6,792,899</text:p>
          </table:table-cell>
          <table:table-cell table:style-name="ce23" table:formula="of:=INDEX([.$E$54:.$E$68]; MATCH([.A24];[.$D$54:.$D$68]; 0))" office:value-type="float" office:value="422.43" calcext:value-type="float">
            <text:p>$422.43</text:p>
          </table:table-cell>
          <table:table-cell table:style-name="ce25" table:formula="of:=INDEX([.$U$54:.$U$68]; MATCH([.A24];[.$T$54:.$T$68]; 0))" office:value-type="float" office:value="2255" calcext:value-type="float">
            <text:p>2,255</text:p>
          </table:table-cell>
          <table:table-cell table:style-name="ce16" table:formula="of:=INDEX([.$F$54:.$F$68]; MATCH([.A24];[.$D$54:.$D$68]; 0);1)" office:value-type="float" office:value="5" calcext:value-type="float">
            <text:p>5</text:p>
          </table:table-cell>
          <table:table-cell table:number-columns-repeated="4"/>
          <table:table-cell table:style-name="ce1" table:formula="of:=INDEX([.$B$52:.$B$329]; ([.F111] * 10) +10; 0)" office:value-type="string" office:string-value="$675.00 CAD" calcext:value-type="string">
            <text:p>$675.00 CAD</text:p>
          </table:table-cell>
          <table:table-cell/>
          <table:table-cell table:style-name="ce19" table:formula="of:=INDEX([.$B$52:.$B$329]; ([.F111] * 10) +9; 0)" office:value-type="string" office:string-value="3.975 / 5" calcext:value-type="string">
            <text:p>3.975 / 5</text:p>
          </table:table-cell>
          <table:table-cell table:number-columns-repeated="12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22] * 10) +1; 0)" office:value-type="string" office:string-value="Crystal Crest Kayaks" calcext:value-type="string">
            <text:p>Crystal Crest Kayaks</text:p>
          </table:table-cell>
          <table:table-cell table:style-name="ce19" table:formula="of:=INDEX([.$B$52:.$B$329]; ([.F122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329]; ([.F122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2] * 10) +5; 0)" office:value-type="string" office:string-value="Yes" calcext:value-type="string">
            <text:p>Yes</text:p>
          </table:table-cell>
          <table:table-cell table:style-name="ce19" table:formula="of:=INDEX([.$B$52:.$B$329]; ([.F122] * 10) +6; 0)" office:value-type="string" office:string-value="Yes" calcext:value-type="string">
            <text:p>Yes</text:p>
          </table:table-cell>
          <table:table-cell table:style-name="ce19" table:formula="of:=INDEX([.$B$52:.$B$329]; ([.F122] * 10) +7; 0)" office:value-type="string" office:string-value="Canvas bag" calcext:value-type="string">
            <text:p>Canvas bag</text:p>
          </table:table-cell>
          <table:table-cell table:style-name="ce19" table:formula="of:=INDEX([.$B$52:.$B$329]; ([.F122] * 10) +8; 0)" office:value-type="string" office:string-value="4 years" calcext:value-type="string">
            <text:p>4 years</text:p>
          </table:table-cell>
          <table:table-cell table:style-name="ce19" table:formula="of:=SUBSTITUTE([.W35];&quot; / 5&quot; ;&quot;&quot;)" office:value-type="string" office:string-value="3.85" calcext:value-type="string">
            <text:p>3.85</text:p>
          </table:table-cell>
          <table:table-cell table:style-name="ce16" table:formula="of:=INDEX([.$Z$54:.$Z$68]; MATCH([.A25];[.$Y$54:.$Y$68]; 0))" office:value-type="float" office:value="64" calcext:value-type="float">
            <text:p>64</text:p>
          </table:table-cell>
          <table:table-cell table:style-name="ce19" table:formula="of:=SUBSTITUTE(INDEX([.$B$52:.$B$419]; ([.F122] * 10) +10; 0); &quot; CAD&quot; ; &quot;&quot;)" office:value-type="string" office:string-value="$501.00" calcext:value-type="string">
            <text:p>$501.00</text:p>
          </table:table-cell>
          <table:table-cell table:style-name="ce24" table:formula="of:=INDEX([.$J$54:.$J$68]; MATCH([.A25];[.$I$54:.$I$68]; 0))" office:value-type="float" office:value="728764" calcext:value-type="float">
            <text:p>$728,764</text:p>
          </table:table-cell>
          <table:table-cell table:style-name="ce24" table:formula="of:=INDEX([.$N$54:.$N$68]; MATCH([.A25];[.$M$54:.$M$68]; 0))" office:value-type="float" office:value="7521663" calcext:value-type="float">
            <text:p>$7,521,663</text:p>
          </table:table-cell>
          <table:table-cell table:style-name="ce18" table:formula="of:=[.L25]-[.K25]" office:value-type="float" office:value="6792899" calcext:value-type="float">
            <text:p>$6,792,899</text:p>
          </table:table-cell>
          <table:table-cell table:style-name="ce23" table:formula="of:=INDEX([.$E$54:.$E$68]; MATCH([.A25];[.$D$54:.$D$68]; 0))" office:value-type="float" office:value="422.43" calcext:value-type="float">
            <text:p>$422.43</text:p>
          </table:table-cell>
          <table:table-cell table:style-name="ce25" table:formula="of:=INDEX([.$U$54:.$U$68]; MATCH([.A25];[.$T$54:.$T$68]; 0))" office:value-type="float" office:value="2255" calcext:value-type="float">
            <text:p>2,255</text:p>
          </table:table-cell>
          <table:table-cell table:style-name="ce16" table:formula="of:=INDEX([.$F$54:.$F$68]; MATCH([.A25];[.$D$54:.$D$68]; 0);1)" office:value-type="float" office:value="5" calcext:value-type="float">
            <text:p>5</text:p>
          </table:table-cell>
          <table:table-cell table:number-columns-repeated="4"/>
          <table:table-cell table:style-name="ce1" table:formula="of:=INDEX([.$B$52:.$B$329]; ([.F112] * 10) +10; 0)" office:value-type="string" office:string-value="$585.00 CAD" calcext:value-type="string">
            <text:p>$585.00 CAD</text:p>
          </table:table-cell>
          <table:table-cell/>
          <table:table-cell table:style-name="ce19" table:formula="of:=INDEX([.$B$52:.$B$329]; ([.F112] * 10) +9; 0)" office:value-type="string" office:string-value="4.05 / 5" calcext:value-type="string">
            <text:p>4.05 / 5</text:p>
          </table:table-cell>
          <table:table-cell table:number-columns-repeated="12"/>
          <table:table-cell table:style-name="ce1" table:number-columns-repeated="19"/>
          <table:table-cell table:number-columns-repeated="970"/>
        </table:table-row>
        <table:table-row table:style-name="ro1">
          <table:table-cell table:style-name="ce19" table:formula="of:=INDEX([.$B$52:.$B$329]; ([.F123] * 10) +1; 0)" office:value-type="string" office:string-value="Crystal Crest Kayaks" calcext:value-type="string">
            <text:p>Crystal Crest Kayaks</text:p>
          </table:table-cell>
          <table:table-cell table:style-name="ce19" table:formula="of:=INDEX([.$B$52:.$B$329]; ([.F123] * 10) +3; 0)" office:value-type="string" office:string-value="Excursion (Sit-In)" calcext:value-type="string">
            <text:p>Excursion (Sit-In)</text:p>
          </table:table-cell>
          <table:table-cell table:style-name="ce19" table:formula="of:=INDEX([.$B$52:.$B$329]; ([.F123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3] * 10) +5; 0)" office:value-type="string" office:string-value="Yes" calcext:value-type="string">
            <text:p>Yes</text:p>
          </table:table-cell>
          <table:table-cell table:style-name="ce19" table:formula="of:=INDEX([.$B$52:.$B$329]; ([.F123] * 10) +6; 0)" office:value-type="string" office:string-value="Yes" calcext:value-type="string">
            <text:p>Yes</text:p>
          </table:table-cell>
          <table:table-cell table:style-name="ce19" table:formula="of:=INDEX([.$B$52:.$B$329]; ([.F123] * 10) +7; 0)" office:value-type="string" office:string-value="Support" calcext:value-type="string">
            <text:p>Support</text:p>
          </table:table-cell>
          <table:table-cell table:style-name="ce19" table:formula="of:=INDEX([.$B$52:.$B$329]; ([.F123] * 10) +8; 0)" office:value-type="string" office:string-value="4 years" calcext:value-type="string">
            <text:p>4 years</text:p>
          </table:table-cell>
          <table:table-cell table:style-name="ce19" table:formula="of:=SUBSTITUTE([.W36];&quot; / 5&quot; ;&quot;&quot;)" office:value-type="string" office:string-value="4.525" calcext:value-type="string">
            <text:p>4.525</text:p>
          </table:table-cell>
          <table:table-cell table:style-name="ce16" table:formula="of:=INDEX([.$Z$54:.$Z$68]; MATCH([.A26];[.$Y$54:.$Y$68]; 0))" office:value-type="float" office:value="64" calcext:value-type="float">
            <text:p>64</text:p>
          </table:table-cell>
          <table:table-cell table:style-name="ce19" table:formula="of:=SUBSTITUTE(INDEX([.$B$52:.$B$419]; ([.F123] * 10) +10; 0); &quot; CAD&quot; ; &quot;&quot;)" office:value-type="string" office:string-value="$715.00" calcext:value-type="string">
            <text:p>$715.00</text:p>
          </table:table-cell>
          <table:table-cell table:style-name="ce24" table:formula="of:=INDEX([.$J$54:.$J$68]; MATCH([.A26];[.$I$54:.$I$68]; 0))" office:value-type="float" office:value="728764" calcext:value-type="float">
            <text:p>$728,764</text:p>
          </table:table-cell>
          <table:table-cell table:style-name="ce24" table:formula="of:=INDEX([.$N$54:.$N$68]; MATCH([.A26];[.$M$54:.$M$68]; 0))" office:value-type="float" office:value="7521663" calcext:value-type="float">
            <text:p>$7,521,663</text:p>
          </table:table-cell>
          <table:table-cell table:style-name="ce18" table:formula="of:=[.L26]-[.K26]" office:value-type="float" office:value="6792899" calcext:value-type="float">
            <text:p>$6,792,899</text:p>
          </table:table-cell>
          <table:table-cell table:style-name="ce23" table:formula="of:=INDEX([.$E$54:.$E$68]; MATCH([.A26];[.$D$54:.$D$68]; 0))" office:value-type="float" office:value="422.43" calcext:value-type="float">
            <text:p>$422.43</text:p>
          </table:table-cell>
          <table:table-cell table:style-name="ce25" table:formula="of:=INDEX([.$U$54:.$U$68]; MATCH([.A26];[.$T$54:.$T$68]; 0))" office:value-type="float" office:value="2255" calcext:value-type="float">
            <text:p>2,255</text:p>
          </table:table-cell>
          <table:table-cell table:style-name="ce16" table:formula="of:=INDEX([.$F$54:.$F$68]; MATCH([.A26];[.$D$54:.$D$68]; 0);1)" office:value-type="float" office:value="5" calcext:value-type="float">
            <text:p>5</text:p>
          </table:table-cell>
          <table:table-cell table:number-columns-repeated="4"/>
          <table:table-cell table:style-name="ce1" table:formula="of:=INDEX([.$B$52:.$B$329]; ([.F113] * 10) +10; 0)" office:value-type="string" office:string-value="$660.00 CAD" calcext:value-type="string">
            <text:p>$660.00 CAD</text:p>
          </table:table-cell>
          <table:table-cell/>
          <table:table-cell table:style-name="ce19" table:formula="of:=INDEX([.$B$52:.$B$329]; ([.F113] * 10) +9; 0)" office:value-type="string" office:string-value="2.55 / 5" calcext:value-type="string">
            <text:p>2.55 / 5</text:p>
          </table:table-cell>
          <table:table-cell table:number-columns-repeated="1001"/>
        </table:table-row>
        <table:table-row table:style-name="ro1">
          <table:table-cell table:style-name="ce19" table:formula="of:=INDEX([.$B$52:.$B$329]; ([.F124] * 10) +1; 0)" office:value-type="string" office:string-value="Crystal Crest Kayaks" calcext:value-type="string">
            <text:p>Crystal Crest Kayaks</text:p>
          </table:table-cell>
          <table:table-cell table:style-name="ce19" table:formula="of:=INDEX([.$B$52:.$B$329]; ([.F124] * 10) +3; 0)" office:value-type="string" office:string-value="Tandem (Sit-In)" calcext:value-type="string">
            <text:p>Tandem (Sit-In)</text:p>
          </table:table-cell>
          <table:table-cell table:style-name="ce19" table:formula="of:=INDEX([.$B$52:.$B$329]; ([.F124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4] * 10) +5; 0)" office:value-type="string" office:string-value="Yes" calcext:value-type="string">
            <text:p>Yes</text:p>
          </table:table-cell>
          <table:table-cell table:style-name="ce19" table:formula="of:=INDEX([.$B$52:.$B$329]; ([.F124] * 10) +6; 0)" office:value-type="string" office:string-value="Yes" calcext:value-type="string">
            <text:p>Yes</text:p>
          </table:table-cell>
          <table:table-cell table:style-name="ce19" table:formula="of:=INDEX([.$B$52:.$B$329]; ([.F124] * 10) +7; 0)" office:value-type="string" office:string-value="Support" calcext:value-type="string">
            <text:p>Support</text:p>
          </table:table-cell>
          <table:table-cell table:style-name="ce19" table:formula="of:=INDEX([.$B$52:.$B$329]; ([.F124] * 10) +8; 0)" office:value-type="string" office:string-value="4 years" calcext:value-type="string">
            <text:p>4 years</text:p>
          </table:table-cell>
          <table:table-cell table:style-name="ce19" table:formula="of:=SUBSTITUTE([.W37];&quot; / 5&quot; ;&quot;&quot;)" office:value-type="string" office:string-value="4.55" calcext:value-type="string">
            <text:p>4.55</text:p>
          </table:table-cell>
          <table:table-cell table:style-name="ce16" table:formula="of:=INDEX([.$Z$54:.$Z$68]; MATCH([.A27];[.$Y$54:.$Y$68]; 0))" office:value-type="float" office:value="64" calcext:value-type="float">
            <text:p>64</text:p>
          </table:table-cell>
          <table:table-cell table:style-name="ce19" table:formula="of:=SUBSTITUTE(INDEX([.$B$52:.$B$419]; ([.F124] * 10) +10; 0); &quot; CAD&quot; ; &quot;&quot;)" office:value-type="string" office:string-value="$900.00" calcext:value-type="string">
            <text:p>$900.00</text:p>
          </table:table-cell>
          <table:table-cell table:style-name="ce24" table:formula="of:=INDEX([.$J$54:.$J$68]; MATCH([.A27];[.$I$54:.$I$68]; 0))" office:value-type="float" office:value="728764" calcext:value-type="float">
            <text:p>$728,764</text:p>
          </table:table-cell>
          <table:table-cell table:style-name="ce24" table:formula="of:=INDEX([.$N$54:.$N$68]; MATCH([.A27];[.$M$54:.$M$68]; 0))" office:value-type="float" office:value="7521663" calcext:value-type="float">
            <text:p>$7,521,663</text:p>
          </table:table-cell>
          <table:table-cell table:style-name="ce18" table:formula="of:=[.L27]-[.K27]" office:value-type="float" office:value="6792899" calcext:value-type="float">
            <text:p>$6,792,899</text:p>
          </table:table-cell>
          <table:table-cell table:style-name="ce23" table:formula="of:=INDEX([.$E$54:.$E$68]; MATCH([.A27];[.$D$54:.$D$68]; 0))" office:value-type="float" office:value="422.43" calcext:value-type="float">
            <text:p>$422.43</text:p>
          </table:table-cell>
          <table:table-cell table:style-name="ce25" table:formula="of:=INDEX([.$U$54:.$U$68]; MATCH([.A27];[.$T$54:.$T$68]; 0))" office:value-type="float" office:value="2255" calcext:value-type="float">
            <text:p>2,255</text:p>
          </table:table-cell>
          <table:table-cell table:style-name="ce16" table:formula="of:=INDEX([.$F$54:.$F$68]; MATCH([.A27];[.$D$54:.$D$68]; 0);1)" office:value-type="float" office:value="5" calcext:value-type="float">
            <text:p>5</text:p>
          </table:table-cell>
          <table:table-cell table:number-columns-repeated="4"/>
          <table:table-cell table:style-name="ce1" table:formula="of:=INDEX([.$B$52:.$B$329]; ([.F114] * 10) +10; 0)" office:value-type="string" office:string-value="$519.00 CAD" calcext:value-type="string">
            <text:p>$519.00 CAD</text:p>
          </table:table-cell>
          <table:table-cell/>
          <table:table-cell table:style-name="ce19" table:formula="of:=INDEX([.$B$52:.$B$329]; ([.F114] * 10) +9; 0)" office:value-type="string" office:string-value="3 / 5" calcext:value-type="string">
            <text:p>3 / 5</text:p>
          </table:table-cell>
          <table:table-cell table:number-columns-repeated="1001"/>
        </table:table-row>
        <table:table-row table:style-name="ro1">
          <table:table-cell table:style-name="ce19" table:formula="of:=INDEX([.$B$52:.$B$329]; ([.F125] * 10) +1; 0)" office:value-type="string" office:string-value="InSync Kayaks" calcext:value-type="string">
            <text:p>InSync Kayaks</text:p>
          </table:table-cell>
          <table:table-cell table:style-name="ce19" table:formula="of:=INDEX([.$B$52:.$B$329]; ([.F125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25] * 10) +4; 0)" office:value-type="string" office:string-value="Low density" calcext:value-type="string">
            <text:p>Low density</text:p>
          </table:table-cell>
          <table:table-cell table:style-name="ce19" table:formula="of:=INDEX([.$B$52:.$B$329]; ([.F125] * 10) +5; 0)" office:value-type="string" office:string-value="Yes" calcext:value-type="string">
            <text:p>Yes</text:p>
          </table:table-cell>
          <table:table-cell table:style-name="ce19" table:formula="of:=INDEX([.$B$52:.$B$329]; ([.F125] * 10) +6; 0)" office:value-type="string" office:string-value="Yes" calcext:value-type="string">
            <text:p>Yes</text:p>
          </table:table-cell>
          <table:table-cell table:style-name="ce19" table:formula="of:=INDEX([.$B$52:.$B$329]; ([.F125] * 10) +7; 0)" office:value-type="string" office:string-value="Canvas bag" calcext:value-type="string">
            <text:p>Canvas bag</text:p>
          </table:table-cell>
          <table:table-cell table:style-name="ce19" table:formula="of:=INDEX([.$B$52:.$B$329]; ([.F125] * 10) +8; 0)" office:value-type="string" office:string-value="4 years" calcext:value-type="string">
            <text:p>4 years</text:p>
          </table:table-cell>
          <table:table-cell table:style-name="ce19" table:formula="of:=SUBSTITUTE([.W38];&quot; / 5&quot; ;&quot;&quot;)" office:value-type="string" office:string-value="2.675" calcext:value-type="string">
            <text:p>2.675</text:p>
          </table:table-cell>
          <table:table-cell table:style-name="ce16" table:formula="of:=INDEX([.$Z$54:.$Z$68]; MATCH([.A28];[.$Y$54:.$Y$68]; 0))" office:value-type="float" office:value="60" calcext:value-type="float">
            <text:p>60</text:p>
          </table:table-cell>
          <table:table-cell table:style-name="ce19" table:formula="of:=SUBSTITUTE(INDEX([.$B$52:.$B$419]; ([.F125] * 10) +10; 0); &quot; CAD&quot; ; &quot;&quot;)" office:value-type="string" office:string-value="$609.00" calcext:value-type="string">
            <text:p>$609.00</text:p>
          </table:table-cell>
          <table:table-cell table:style-name="ce24" table:formula="of:=INDEX([.$J$54:.$J$68]; MATCH([.A28];[.$I$54:.$I$68]; 0))" office:value-type="float" office:value="-222774" calcext:value-type="float">
            <text:p>-$222,774</text:p>
          </table:table-cell>
          <table:table-cell table:style-name="ce24" table:formula="of:=INDEX([.$N$54:.$N$68]; MATCH([.A28];[.$M$54:.$M$68]; 0))" office:value-type="float" office:value="3752982" calcext:value-type="float">
            <text:p>$3,752,982</text:p>
          </table:table-cell>
          <table:table-cell table:style-name="ce18" table:formula="of:=[.L28]-[.K28]" office:value-type="float" office:value="3975756" calcext:value-type="float">
            <text:p>$3,975,756</text:p>
          </table:table-cell>
          <table:table-cell table:style-name="ce23" table:formula="of:=INDEX([.$E$54:.$E$68]; MATCH([.A28];[.$D$54:.$D$68]; 0))" office:value-type="float" office:value="77.01" calcext:value-type="float">
            <text:p>$77.01</text:p>
          </table:table-cell>
          <table:table-cell table:style-name="ce25" table:formula="of:=INDEX([.$U$54:.$U$68]; MATCH([.A28];[.$T$54:.$T$68]; 0))" office:value-type="float" office:value="1304" calcext:value-type="float">
            <text:p>1,304</text:p>
          </table:table-cell>
          <table:table-cell table:style-name="ce16" table:formula="of:=INDEX([.$F$54:.$F$68]; MATCH([.A28];[.$D$54:.$D$68]; 0);1)" office:value-type="float" office:value="14" calcext:value-type="float">
            <text:p>14</text:p>
          </table:table-cell>
          <table:table-cell table:number-columns-repeated="4"/>
          <table:table-cell table:style-name="ce1" table:formula="of:=INDEX([.$B$52:.$B$329]; ([.F115] * 10) +10; 0)" office:value-type="string" office:string-value="$654.00 CAD" calcext:value-type="string">
            <text:p>$654.00 CAD</text:p>
          </table:table-cell>
          <table:table-cell/>
          <table:table-cell table:style-name="ce19" table:formula="of:=INDEX([.$B$52:.$B$329]; ([.F115] * 10) +9; 0)" office:value-type="string" office:string-value="4.45 / 5" calcext:value-type="string">
            <text:p>4.45 / 5</text:p>
          </table:table-cell>
          <table:table-cell table:number-columns-repeated="1001"/>
        </table:table-row>
        <table:table-row table:style-name="ro1">
          <table:table-cell table:style-name="ce19" table:formula="of:=INDEX([.$B$52:.$B$329]; ([.F126] * 10) +1; 0)" office:value-type="string" office:string-value="InSync Kayaks" calcext:value-type="string">
            <text:p>InSync Kayaks</text:p>
          </table:table-cell>
          <table:table-cell table:style-name="ce19" table:formula="of:=INDEX([.$B$52:.$B$329]; ([.F126] * 10) +3; 0)" office:value-type="string" office:string-value="Leisure (Sit-In)" calcext:value-type="string">
            <text:p>Leisure (Sit-In)</text:p>
          </table:table-cell>
          <table:table-cell table:style-name="ce19" table:formula="of:=INDEX([.$B$52:.$B$329]; ([.F126] * 10) +4; 0)" office:value-type="string" office:string-value="High density" calcext:value-type="string">
            <text:p>High density</text:p>
          </table:table-cell>
          <table:table-cell table:style-name="ce19" table:formula="of:=INDEX([.$B$52:.$B$329]; ([.F126] * 10) +5; 0)" office:value-type="string" office:string-value="Yes" calcext:value-type="string">
            <text:p>Yes</text:p>
          </table:table-cell>
          <table:table-cell table:style-name="ce19" table:formula="of:=INDEX([.$B$52:.$B$329]; ([.F126] * 10) +6; 0)" office:value-type="string" office:string-value="Yes" calcext:value-type="string">
            <text:p>Yes</text:p>
          </table:table-cell>
          <table:table-cell table:style-name="ce19" table:formula="of:=INDEX([.$B$52:.$B$329]; ([.F126] * 10) +7; 0)" office:value-type="string" office:string-value="Canvas bag" calcext:value-type="string">
            <text:p>Canvas bag</text:p>
          </table:table-cell>
          <table:table-cell table:style-name="ce19" table:formula="of:=INDEX([.$B$52:.$B$329]; ([.F126] * 10) +8; 0)" office:value-type="string" office:string-value="4 years" calcext:value-type="string">
            <text:p>4 years</text:p>
          </table:table-cell>
          <table:table-cell table:style-name="ce19" table:formula="of:=SUBSTITUTE([.W39];&quot; / 5&quot; ;&quot;&quot;)" office:value-type="string" office:string-value="3.85" calcext:value-type="string">
            <text:p>3.85</text:p>
          </table:table-cell>
          <table:table-cell table:style-name="ce16" table:formula="of:=INDEX([.$Z$54:.$Z$68]; MATCH([.A29];[.$Y$54:.$Y$68]; 0))" office:value-type="float" office:value="60" calcext:value-type="float">
            <text:p>60</text:p>
          </table:table-cell>
          <table:table-cell table:style-name="ce19" table:formula="of:=SUBSTITUTE(INDEX([.$B$52:.$B$419]; ([.F126] * 10) +10; 0); &quot; CAD&quot; ; &quot;&quot;)" office:value-type="string" office:string-value="$690.00" calcext:value-type="string">
            <text:p>$690.00</text:p>
          </table:table-cell>
          <table:table-cell table:style-name="ce24" table:formula="of:=INDEX([.$J$54:.$J$68]; MATCH([.A29];[.$I$54:.$I$68]; 0))" office:value-type="float" office:value="-222774" calcext:value-type="float">
            <text:p>-$222,774</text:p>
          </table:table-cell>
          <table:table-cell table:style-name="ce24" table:formula="of:=INDEX([.$N$54:.$N$68]; MATCH([.A29];[.$M$54:.$M$68]; 0))" office:value-type="float" office:value="3752982" calcext:value-type="float">
            <text:p>$3,752,982</text:p>
          </table:table-cell>
          <table:table-cell table:style-name="ce18" table:formula="of:=[.L29]-[.K29]" office:value-type="float" office:value="3975756" calcext:value-type="float">
            <text:p>$3,975,756</text:p>
          </table:table-cell>
          <table:table-cell table:style-name="ce23" table:formula="of:=INDEX([.$E$54:.$E$68]; MATCH([.A29];[.$D$54:.$D$68]; 0))" office:value-type="float" office:value="77.01" calcext:value-type="float">
            <text:p>$77.01</text:p>
          </table:table-cell>
          <table:table-cell table:style-name="ce25" table:formula="of:=INDEX([.$U$54:.$U$68]; MATCH([.A29];[.$T$54:.$T$68]; 0))" office:value-type="float" office:value="1304" calcext:value-type="float">
            <text:p>1,304</text:p>
          </table:table-cell>
          <table:table-cell table:style-name="ce16" table:formula="of:=INDEX([.$F$54:.$F$68]; MATCH([.A29];[.$D$54:.$D$68]; 0);1)" office:value-type="float" office:value="14" calcext:value-type="float">
            <text:p>14</text:p>
          </table:table-cell>
          <table:table-cell table:number-columns-repeated="4"/>
          <table:table-cell table:style-name="ce1" table:formula="of:=INDEX([.$B$52:.$B$329]; ([.F116] * 10) +10; 0)" office:value-type="string" office:string-value="$574.00 CAD" calcext:value-type="string">
            <text:p>$574.00 CAD</text:p>
          </table:table-cell>
          <table:table-cell/>
          <table:table-cell table:style-name="ce19" table:formula="of:=INDEX([.$B$52:.$B$329]; ([.F116] * 10) +9; 0)" office:value-type="string" office:string-value="4.55 / 5" calcext:value-type="string">
            <text:p>4.5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27] * 10) +1; 0)" office:value-type="string" office:string-value="InSync Kayaks" calcext:value-type="string">
            <text:p>InSync Kayaks</text:p>
          </table:table-cell>
          <table:table-cell table:style-name="ce19" table:formula="of:=INDEX([.$B$52:.$B$419]; ([.F127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419]; ([.F127] * 10) +4; 0)" office:value-type="string" office:string-value="Low density" calcext:value-type="string">
            <text:p>Low density</text:p>
          </table:table-cell>
          <table:table-cell table:style-name="ce19" table:formula="of:=INDEX([.$B$52:.$B$419]; ([.F127] * 10) +5; 0)" office:value-type="string" office:string-value="Yes" calcext:value-type="string">
            <text:p>Yes</text:p>
          </table:table-cell>
          <table:table-cell table:style-name="ce19" table:formula="of:=INDEX([.$B$52:.$B$419]; ([.F127] * 10) +6; 0)" office:value-type="string" office:string-value="Yes" calcext:value-type="string">
            <text:p>Yes</text:p>
          </table:table-cell>
          <table:table-cell table:style-name="ce19" table:formula="of:=INDEX([.$B$52:.$B$419]; ([.F127] * 10) +7; 0)" office:value-type="string" office:string-value="Canvas bag" calcext:value-type="string">
            <text:p>Canvas bag</text:p>
          </table:table-cell>
          <table:table-cell table:style-name="ce19" table:formula="of:=INDEX([.$B$52:.$B$419]; ([.F127] * 10) +8; 0)" office:value-type="string" office:string-value="4 years" calcext:value-type="string">
            <text:p>4 years</text:p>
          </table:table-cell>
          <table:table-cell table:style-name="ce19" table:formula="of:=SUBSTITUTE([.W40];&quot; / 5&quot; ;&quot;&quot;)" office:value-type="string" office:string-value="3.175" calcext:value-type="string">
            <text:p>3.175</text:p>
          </table:table-cell>
          <table:table-cell table:style-name="ce16" table:formula="of:=INDEX([.$Z$54:.$Z$68]; MATCH([.A30];[.$Y$54:.$Y$68]; 0))" office:value-type="float" office:value="60" calcext:value-type="float">
            <text:p>60</text:p>
          </table:table-cell>
          <table:table-cell table:style-name="ce19" table:formula="of:=SUBSTITUTE(INDEX([.$B$52:.$B$419]; ([.F127] * 10) +10; 0); &quot; CAD&quot; ; &quot;&quot;)" office:value-type="string" office:string-value="$575.00" calcext:value-type="string">
            <text:p>$575.00</text:p>
          </table:table-cell>
          <table:table-cell table:style-name="ce24" table:formula="of:=INDEX([.$J$54:.$J$68]; MATCH([.A30];[.$I$54:.$I$68]; 0))" office:value-type="float" office:value="-222774" calcext:value-type="float">
            <text:p>-$222,774</text:p>
          </table:table-cell>
          <table:table-cell table:style-name="ce24" table:formula="of:=INDEX([.$N$54:.$N$68]; MATCH([.A30];[.$M$54:.$M$68]; 0))" office:value-type="float" office:value="3752982" calcext:value-type="float">
            <text:p>$3,752,982</text:p>
          </table:table-cell>
          <table:table-cell table:style-name="ce18" table:formula="of:=[.L30]-[.K30]" office:value-type="float" office:value="3975756" calcext:value-type="float">
            <text:p>$3,975,756</text:p>
          </table:table-cell>
          <table:table-cell table:style-name="ce23" table:formula="of:=INDEX([.$E$54:.$E$68]; MATCH([.A30];[.$D$54:.$D$68]; 0))" office:value-type="float" office:value="77.01" calcext:value-type="float">
            <text:p>$77.01</text:p>
          </table:table-cell>
          <table:table-cell table:style-name="ce25" table:formula="of:=INDEX([.$U$54:.$U$68]; MATCH([.A30];[.$T$54:.$T$68]; 0))" office:value-type="float" office:value="1304" calcext:value-type="float">
            <text:p>1,304</text:p>
          </table:table-cell>
          <table:table-cell table:style-name="ce16" table:formula="of:=INDEX([.$F$54:.$F$68]; MATCH([.A30];[.$D$54:.$D$68]; 0);1)" office:value-type="float" office:value="14" calcext:value-type="float">
            <text:p>14</text:p>
          </table:table-cell>
          <table:table-cell table:number-columns-repeated="4"/>
          <table:table-cell table:style-name="ce1" table:formula="of:=INDEX([.$B$52:.$B$329]; ([.F117] * 10) +10; 0)" office:value-type="string" office:string-value="$732.00 CAD" calcext:value-type="string">
            <text:p>$732.00 CAD</text:p>
          </table:table-cell>
          <table:table-cell/>
          <table:table-cell table:style-name="ce19" table:formula="of:=INDEX([.$B$52:.$B$329]; ([.F117] * 10) +9; 0)" office:value-type="string" office:string-value="4.75 / 5" calcext:value-type="string">
            <text:p>4.7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28] * 10) +1; 0)" office:value-type="string" office:string-value="DraKayak" calcext:value-type="string">
            <text:p>DraKayak</text:p>
          </table:table-cell>
          <table:table-cell table:style-name="ce19" table:formula="of:=INDEX([.$B$52:.$B$419]; ([.F128] * 10) +3; 0)" office:value-type="string" office:string-value="Leisure (Sit-In)" calcext:value-type="string">
            <text:p>Leisure (Sit-In)</text:p>
          </table:table-cell>
          <table:table-cell table:style-name="ce19" table:formula="of:=INDEX([.$B$52:.$B$419]; ([.F128] * 10) +4; 0)" office:value-type="string" office:string-value="High density" calcext:value-type="string">
            <text:p>High density</text:p>
          </table:table-cell>
          <table:table-cell table:style-name="ce19" table:formula="of:=INDEX([.$B$52:.$B$419]; ([.F128] * 10) +5; 0)" office:value-type="string" office:string-value="Yes" calcext:value-type="string">
            <text:p>Yes</text:p>
          </table:table-cell>
          <table:table-cell table:style-name="ce19" table:formula="of:=INDEX([.$B$52:.$B$419]; ([.F128] * 10) +6; 0)" office:value-type="string" office:string-value="Yes" calcext:value-type="string">
            <text:p>Yes</text:p>
          </table:table-cell>
          <table:table-cell table:style-name="ce19" table:formula="of:=INDEX([.$B$52:.$B$419]; ([.F128] * 10) +7; 0)" office:value-type="string" office:string-value="Canvas bag" calcext:value-type="string">
            <text:p>Canvas bag</text:p>
          </table:table-cell>
          <table:table-cell table:style-name="ce19" table:formula="of:=INDEX([.$B$52:.$B$419]; ([.F128] * 10) +8; 0)" office:value-type="string" office:string-value="2 years" calcext:value-type="string">
            <text:p>2 years</text:p>
          </table:table-cell>
          <table:table-cell table:style-name="ce19" table:formula="of:=SUBSTITUTE([.W41];&quot; / 5&quot; ;&quot;&quot;)" office:value-type="string" office:string-value="3.775" calcext:value-type="string">
            <text:p>3.775</text:p>
          </table:table-cell>
          <table:table-cell table:style-name="ce16" table:formula="of:=INDEX([.$Z$54:.$Z$68]; MATCH([.A31];[.$Y$54:.$Y$68]; 0))" office:value-type="float" office:value="58" calcext:value-type="float">
            <text:p>58</text:p>
          </table:table-cell>
          <table:table-cell table:style-name="ce19" table:formula="of:=SUBSTITUTE(INDEX([.$B$52:.$B$419]; ([.F128] * 10) +10; 0); &quot; CAD&quot; ; &quot;&quot;)" office:value-type="string" office:string-value="$669.00" calcext:value-type="string">
            <text:p>$669.00</text:p>
          </table:table-cell>
          <table:table-cell table:style-name="ce24" table:formula="of:=INDEX([.$J$54:.$J$68]; MATCH([.A31];[.$I$54:.$I$68]; 0))" office:value-type="float" office:value="846367" calcext:value-type="float">
            <text:p>$846,367</text:p>
          </table:table-cell>
          <table:table-cell table:style-name="ce24" table:formula="of:=INDEX([.$N$54:.$N$68]; MATCH([.A31];[.$M$54:.$M$68]; 0))" office:value-type="float" office:value="9875416" calcext:value-type="float">
            <text:p>$9,875,416</text:p>
          </table:table-cell>
          <table:table-cell table:style-name="ce18" table:formula="of:=[.$L31]-[.$K31]" office:value-type="float" office:value="9029049" calcext:value-type="float">
            <text:p>$9,029,049</text:p>
          </table:table-cell>
          <table:table-cell table:style-name="ce23" table:formula="of:=INDEX([.$E$54:.$E$68]; MATCH([.A31];[.$D$54:.$D$68]; 0))" office:value-type="float" office:value="571.8" calcext:value-type="float">
            <text:p>$571.80</text:p>
          </table:table-cell>
          <table:table-cell table:style-name="ce25" table:formula="of:=INDEX([.$U$54:.$U$68]; MATCH([.A31];[.$T$54:.$T$68]; 0))" office:value-type="float" office:value="573" calcext:value-type="float">
            <text:p>573</text:p>
          </table:table-cell>
          <table:table-cell table:style-name="ce16" table:formula="of:=INDEX([.$F$54:.$F$68]; MATCH([.A31];[.$D$54:.$D$68]; 0);1)" office:value-type="float" office:value="1" calcext:value-type="float">
            <text:p>1</text:p>
          </table:table-cell>
          <table:table-cell table:number-columns-repeated="4"/>
          <table:table-cell table:style-name="ce1" table:formula="of:=INDEX([.$B$52:.$B$329]; ([.F118] * 10) +10; 0)" office:value-type="string" office:string-value="$704.00 CAD" calcext:value-type="string">
            <text:p>$704.00 CAD</text:p>
          </table:table-cell>
          <table:table-cell/>
          <table:table-cell table:style-name="ce19" table:formula="of:=INDEX([.$B$52:.$B$329]; ([.F118] * 10) +9; 0)" office:value-type="string" office:string-value="4.15 / 5" calcext:value-type="string">
            <text:p>4.1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29] * 10) +1; 0)" office:value-type="string" office:string-value="DraKayak" calcext:value-type="string">
            <text:p>DraKayak</text:p>
          </table:table-cell>
          <table:table-cell table:style-name="ce19" table:formula="of:=INDEX([.$B$52:.$B$419]; ([.F129] * 10) +3; 0)" office:value-type="string" office:string-value="Tandem (Sit-In)" calcext:value-type="string">
            <text:p>Tandem (Sit-In)</text:p>
          </table:table-cell>
          <table:table-cell table:style-name="ce19" table:formula="of:=INDEX([.$B$52:.$B$419]; ([.F129] * 10) +4; 0)" office:value-type="string" office:string-value="High density" calcext:value-type="string">
            <text:p>High density</text:p>
          </table:table-cell>
          <table:table-cell table:style-name="ce19" table:formula="of:=INDEX([.$B$52:.$B$419]; ([.F129] * 10) +5; 0)" office:value-type="string" office:string-value="Yes" calcext:value-type="string">
            <text:p>Yes</text:p>
          </table:table-cell>
          <table:table-cell table:style-name="ce19" table:formula="of:=INDEX([.$B$52:.$B$419]; ([.F129] * 10) +6; 0)" office:value-type="string" office:string-value="Yes" calcext:value-type="string">
            <text:p>Yes</text:p>
          </table:table-cell>
          <table:table-cell table:style-name="ce19" table:formula="of:=INDEX([.$B$52:.$B$419]; ([.F129] * 10) +7; 0)" office:value-type="string" office:string-value="Canvas bag" calcext:value-type="string">
            <text:p>Canvas bag</text:p>
          </table:table-cell>
          <table:table-cell table:style-name="ce19" table:formula="of:=INDEX([.$B$52:.$B$419]; ([.F129] * 10) +8; 0)" office:value-type="string" office:string-value="2 years" calcext:value-type="string">
            <text:p>2 years</text:p>
          </table:table-cell>
          <table:table-cell table:style-name="ce19" table:formula="of:=SUBSTITUTE([.W44];&quot; / 5&quot; ;&quot;&quot;)" office:value-type="string" office:string-value="4" calcext:value-type="string">
            <text:p>4</text:p>
          </table:table-cell>
          <table:table-cell table:style-name="ce16" table:formula="of:=INDEX([.$Z$54:.$Z$68]; MATCH([.A32];[.$Y$54:.$Y$68]; 0))" office:value-type="float" office:value="58" calcext:value-type="float">
            <text:p>58</text:p>
          </table:table-cell>
          <table:table-cell table:style-name="ce19" table:formula="of:=SUBSTITUTE(INDEX([.$B$52:.$B$419]; ([.F129] * 10) +10; 0); &quot; CAD&quot; ; &quot;&quot;)" office:value-type="string" office:string-value="$819.00" calcext:value-type="string">
            <text:p>$819.00</text:p>
          </table:table-cell>
          <table:table-cell table:style-name="ce24" table:formula="of:=INDEX([.$J$54:.$J$68]; MATCH([.A32];[.$I$54:.$I$68]; 0))" office:value-type="float" office:value="846367" calcext:value-type="float">
            <text:p>$846,367</text:p>
          </table:table-cell>
          <table:table-cell table:style-name="ce24" table:formula="of:=INDEX([.$N$54:.$N$68]; MATCH([.A32];[.$M$54:.$M$68]; 0))" office:value-type="float" office:value="9875416" calcext:value-type="float">
            <text:p>$9,875,416</text:p>
          </table:table-cell>
          <table:table-cell table:style-name="ce18" table:formula="of:=[.$L32]-[.$K32]" office:value-type="float" office:value="9029049" calcext:value-type="float">
            <text:p>$9,029,049</text:p>
          </table:table-cell>
          <table:table-cell table:style-name="ce23" table:formula="of:=INDEX([.$E$54:.$E$68]; MATCH([.A32];[.$D$54:.$D$68]; 0))" office:value-type="float" office:value="571.8" calcext:value-type="float">
            <text:p>$571.80</text:p>
          </table:table-cell>
          <table:table-cell table:style-name="ce25" table:formula="of:=INDEX([.$U$54:.$U$68]; MATCH([.A32];[.$T$54:.$T$68]; 0))" office:value-type="float" office:value="573" calcext:value-type="float">
            <text:p>573</text:p>
          </table:table-cell>
          <table:table-cell table:style-name="ce16" table:formula="of:=INDEX([.$F$54:.$F$68]; MATCH([.A32];[.$D$54:.$D$68]; 0);1)" office:value-type="float" office:value="1" calcext:value-type="float">
            <text:p>1</text:p>
          </table:table-cell>
          <table:table-cell table:number-columns-repeated="4"/>
          <table:table-cell table:style-name="ce1" table:formula="of:=INDEX([.$B$52:.$B$329]; ([.F119] * 10) +10; 0)" office:value-type="string" office:string-value="$665.00 CAD" calcext:value-type="string">
            <text:p>$665.00 CAD</text:p>
          </table:table-cell>
          <table:table-cell/>
          <table:table-cell table:style-name="ce19" table:formula="of:=INDEX([.$B$52:.$B$329]; ([.F119] * 10) +9; 0)" office:value-type="string" office:string-value="4.45 / 5" calcext:value-type="string">
            <text:p>4.4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30] * 10) +1; 0)" office:value-type="string" office:string-value="DraKayak" calcext:value-type="string">
            <text:p>DraKayak</text:p>
          </table:table-cell>
          <table:table-cell table:style-name="ce19" table:formula="of:=INDEX([.$B$52:.$B$419]; ([.F130] * 10) +3; 0)" office:value-type="string" office:string-value="Excursion (Sit-In)" calcext:value-type="string">
            <text:p>Excursion (Sit-In)</text:p>
          </table:table-cell>
          <table:table-cell table:style-name="ce19" table:formula="of:=INDEX([.$B$52:.$B$419]; ([.F130] * 10) +4; 0)" office:value-type="string" office:string-value="High density" calcext:value-type="string">
            <text:p>High density</text:p>
          </table:table-cell>
          <table:table-cell table:style-name="ce19" table:formula="of:=INDEX([.$B$52:.$B$419]; ([.F130] * 10) +5; 0)" office:value-type="string" office:string-value="Yes" calcext:value-type="string">
            <text:p>Yes</text:p>
          </table:table-cell>
          <table:table-cell table:style-name="ce19" table:formula="of:=INDEX([.$B$52:.$B$419]; ([.F130] * 10) +6; 0)" office:value-type="string" office:string-value="No" calcext:value-type="string">
            <text:p>No</text:p>
          </table:table-cell>
          <table:table-cell table:style-name="ce19" table:formula="of:=INDEX([.$B$52:.$B$419]; ([.F130] * 10) +7; 0)" office:value-type="string" office:string-value="Canvas bag" calcext:value-type="string">
            <text:p>Canvas bag</text:p>
          </table:table-cell>
          <table:table-cell table:style-name="ce19" table:formula="of:=INDEX([.$B$52:.$B$419]; ([.F130] * 10) +8; 0)" office:value-type="string" office:string-value="2 years" calcext:value-type="string">
            <text:p>2 years</text:p>
          </table:table-cell>
          <table:table-cell table:style-name="ce19" table:formula="of:=SUBSTITUTE([.W43];&quot; / 5&quot; ;&quot;&quot;)" office:value-type="string" office:string-value="3.9" calcext:value-type="string">
            <text:p>3.9</text:p>
          </table:table-cell>
          <table:table-cell table:style-name="ce16" table:formula="of:=INDEX([.$Z$54:.$Z$68]; MATCH([.A33];[.$Y$54:.$Y$68]; 0))" office:value-type="float" office:value="58" calcext:value-type="float">
            <text:p>58</text:p>
          </table:table-cell>
          <table:table-cell table:style-name="ce19" table:formula="of:=SUBSTITUTE(INDEX([.$B$52:.$B$419]; ([.F130] * 10) +10; 0); &quot; CAD&quot; ; &quot;&quot;)" office:value-type="string" office:string-value="$670.00" calcext:value-type="string">
            <text:p>$670.00</text:p>
          </table:table-cell>
          <table:table-cell table:style-name="ce24" table:formula="of:=INDEX([.$J$54:.$J$68]; MATCH([.A33];[.$I$54:.$I$68]; 0))" office:value-type="float" office:value="846367" calcext:value-type="float">
            <text:p>$846,367</text:p>
          </table:table-cell>
          <table:table-cell table:style-name="ce24" table:formula="of:=INDEX([.$N$54:.$N$68]; MATCH([.A33];[.$M$54:.$M$68]; 0))" office:value-type="float" office:value="9875416" calcext:value-type="float">
            <text:p>$9,875,416</text:p>
          </table:table-cell>
          <table:table-cell table:style-name="ce18" table:formula="of:=[.$L33]-[.$K33]" office:value-type="float" office:value="9029049" calcext:value-type="float">
            <text:p>$9,029,049</text:p>
          </table:table-cell>
          <table:table-cell table:style-name="ce23" table:formula="of:=INDEX([.$E$54:.$E$68]; MATCH([.A33];[.$D$54:.$D$68]; 0))" office:value-type="float" office:value="571.8" calcext:value-type="float">
            <text:p>$571.80</text:p>
          </table:table-cell>
          <table:table-cell table:style-name="ce25" table:formula="of:=INDEX([.$U$54:.$U$68]; MATCH([.A33];[.$T$54:.$T$68]; 0))" office:value-type="float" office:value="573" calcext:value-type="float">
            <text:p>573</text:p>
          </table:table-cell>
          <table:table-cell table:style-name="ce16" table:formula="of:=INDEX([.$F$54:.$F$68]; MATCH([.A33];[.$D$54:.$D$68]; 0);1)" office:value-type="float" office:value="1" calcext:value-type="float">
            <text:p>1</text:p>
          </table:table-cell>
          <table:table-cell table:number-columns-repeated="4"/>
          <table:table-cell table:style-name="ce1" table:formula="of:=INDEX([.$B$52:.$B$329]; ([.F120] * 10) +10; 0)" office:value-type="string" office:string-value="$608.00 CAD" calcext:value-type="string">
            <text:p>$608.00 CAD</text:p>
          </table:table-cell>
          <table:table-cell/>
          <table:table-cell table:style-name="ce19" table:formula="of:=INDEX([.$B$52:.$B$329]; ([.F120] * 10) +9; 0)" office:value-type="string" office:string-value="3.75 / 5" calcext:value-type="string">
            <text:p>3.7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31] * 10) +1; 0)" office:value-type="string" office:string-value="Under The Paddle" calcext:value-type="string">
            <text:p>Under The Paddle</text:p>
          </table:table-cell>
          <table:table-cell table:style-name="ce19" table:formula="of:=INDEX([.$B$52:.$B$419]; ([.F131] * 10) +3; 0)" office:value-type="string" office:string-value="Leisure (Sit-In)" calcext:value-type="string">
            <text:p>Leisure (Sit-In)</text:p>
          </table:table-cell>
          <table:table-cell table:style-name="ce19" table:formula="of:=INDEX([.$B$52:.$B$419]; ([.F131] * 10) +4; 0)" office:value-type="string" office:string-value="High density" calcext:value-type="string">
            <text:p>High density</text:p>
          </table:table-cell>
          <table:table-cell table:style-name="ce19" table:formula="of:=INDEX([.$B$52:.$B$419]; ([.F131] * 10) +5; 0)" office:value-type="string" office:string-value="Yes" calcext:value-type="string">
            <text:p>Yes</text:p>
          </table:table-cell>
          <table:table-cell table:style-name="ce19" table:formula="of:=INDEX([.$B$52:.$B$419]; ([.F131] * 10) +6; 0)" office:value-type="string" office:string-value="Yes" calcext:value-type="string">
            <text:p>Yes</text:p>
          </table:table-cell>
          <table:table-cell table:style-name="ce19" table:formula="of:=INDEX([.$B$52:.$B$419]; ([.F131] * 10) +7; 0)" office:value-type="string" office:string-value="Canvas bag" calcext:value-type="string">
            <text:p>Canvas bag</text:p>
          </table:table-cell>
          <table:table-cell table:style-name="ce19" table:formula="of:=INDEX([.$B$52:.$B$419]; ([.F131] * 10) +8; 0)" office:value-type="string" office:string-value="4 years" calcext:value-type="string">
            <text:p>4 years</text:p>
          </table:table-cell>
          <table:table-cell table:style-name="ce19" table:formula="of:=SUBSTITUTE([.W44];&quot; / 5&quot; ;&quot;&quot;)" office:value-type="string" office:string-value="4" calcext:value-type="string">
            <text:p>4</text:p>
          </table:table-cell>
          <table:table-cell table:style-name="ce16" table:formula="of:=INDEX([.$Z$54:.$Z$68]; MATCH([.A34];[.$Y$54:.$Y$68]; 0))" office:value-type="float" office:value="55" calcext:value-type="float">
            <text:p>55</text:p>
          </table:table-cell>
          <table:table-cell table:style-name="ce19" table:formula="of:=SUBSTITUTE(INDEX([.$B$52:.$B$419]; ([.F131] * 10) +10; 0); &quot; CAD&quot; ; &quot;&quot;)" office:value-type="string" office:string-value="$690.00" calcext:value-type="string">
            <text:p>$690.00</text:p>
          </table:table-cell>
          <table:table-cell table:style-name="ce24" table:formula="of:=INDEX([.$J$54:.$J$68]; MATCH([.A34];[.$I$54:.$I$68]; 0))" office:value-type="float" office:value="884369" calcext:value-type="float">
            <text:p>$884,369</text:p>
          </table:table-cell>
          <table:table-cell table:style-name="ce24" table:formula="of:=INDEX([.$N$54:.$N$68]; MATCH([.A34];[.$M$54:.$M$68]; 0))" office:value-type="float" office:value="8551520" calcext:value-type="float">
            <text:p>$8,551,520</text:p>
          </table:table-cell>
          <table:table-cell table:style-name="ce18" table:formula="of:=[.$L34]-[.$K34]" office:value-type="float" office:value="7667151" calcext:value-type="float">
            <text:p>$7,667,151</text:p>
          </table:table-cell>
          <table:table-cell table:style-name="ce23" table:formula="of:=INDEX([.$E$54:.$E$68]; MATCH([.A34];[.$D$54:.$D$68]; 0))" office:value-type="float" office:value="426.73" calcext:value-type="float">
            <text:p>$426.73</text:p>
          </table:table-cell>
          <table:table-cell table:style-name="ce25" table:formula="of:=INDEX([.$U$54:.$U$68]; MATCH([.A34];[.$T$54:.$T$68]; 0))" office:value-type="float" office:value="510" calcext:value-type="float">
            <text:p>510</text:p>
          </table:table-cell>
          <table:table-cell table:style-name="ce16" table:formula="of:=INDEX([.$F$54:.$F$68]; MATCH([.A34];[.$D$54:.$D$68]; 0);1)" office:value-type="float" office:value="4" calcext:value-type="float">
            <text:p>4</text:p>
          </table:table-cell>
          <table:table-cell table:number-columns-repeated="4"/>
          <table:table-cell table:style-name="ce1" table:formula="of:=INDEX([.$B$52:.$B$329]; ([.F121] * 10) +10; 0)" office:value-type="string" office:string-value="$635.00 CAD" calcext:value-type="string">
            <text:p>$635.00 CAD</text:p>
          </table:table-cell>
          <table:table-cell/>
          <table:table-cell table:style-name="ce19" table:formula="of:=INDEX([.$B$52:.$B$329]; ([.F121] * 10) +9; 0)" office:value-type="string" office:string-value="4.025 / 5" calcext:value-type="string">
            <text:p>4.02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32] * 10) +1; 0)" office:value-type="string" office:string-value="Under The Paddle" calcext:value-type="string">
            <text:p>Under The Paddle</text:p>
          </table:table-cell>
          <table:table-cell table:style-name="ce19" table:formula="of:=INDEX([.$B$52:.$B$419]; ([.F132] * 10) +3; 0)" office:value-type="string" office:string-value="Leisure (Sit-On-Top)" calcext:value-type="string">
            <text:p>Leisure (Sit-On-Top)</text:p>
          </table:table-cell>
          <table:table-cell table:style-name="ce19" table:formula="of:=INDEX([.$B$52:.$B$419]; ([.F132] * 10) +4; 0)" office:value-type="string" office:string-value="High density" calcext:value-type="string">
            <text:p>High density</text:p>
          </table:table-cell>
          <table:table-cell table:style-name="ce19" table:formula="of:=INDEX([.$B$52:.$B$419]; ([.F132] * 10) +5; 0)" office:value-type="string" office:string-value="No" calcext:value-type="string">
            <text:p>No</text:p>
          </table:table-cell>
          <table:table-cell table:style-name="ce19" table:formula="of:=INDEX([.$B$52:.$B$419]; ([.F132] * 10) +6; 0)" office:value-type="string" office:string-value="Yes" calcext:value-type="string">
            <text:p>Yes</text:p>
          </table:table-cell>
          <table:table-cell table:style-name="ce19" table:formula="of:=INDEX([.$B$52:.$B$419]; ([.F132] * 10) +7; 0)" office:value-type="string" office:string-value="Canvas bag" calcext:value-type="string">
            <text:p>Canvas bag</text:p>
          </table:table-cell>
          <table:table-cell table:style-name="ce19" table:formula="of:=INDEX([.$B$52:.$B$419]; ([.F132] * 10) +8; 0)" office:value-type="string" office:string-value="4 years" calcext:value-type="string">
            <text:p>4 years</text:p>
          </table:table-cell>
          <table:table-cell table:style-name="ce19" table:formula="of:=SUBSTITUTE([.W45];&quot; / 5&quot; ;&quot;&quot;)" office:value-type="string" office:string-value="3.925" calcext:value-type="string">
            <text:p>3.925</text:p>
          </table:table-cell>
          <table:table-cell table:style-name="ce16" table:formula="of:=INDEX([.$Z$54:.$Z$68]; MATCH([.A35];[.$Y$54:.$Y$68]; 0))" office:value-type="float" office:value="55" calcext:value-type="float">
            <text:p>55</text:p>
          </table:table-cell>
          <table:table-cell table:style-name="ce19" table:formula="of:=SUBSTITUTE(INDEX([.$B$52:.$B$419]; ([.F132] * 10) +10; 0); &quot; CAD&quot; ; &quot;&quot;)" office:value-type="string" office:string-value="$557.00" calcext:value-type="string">
            <text:p>$557.00</text:p>
          </table:table-cell>
          <table:table-cell table:style-name="ce24" table:formula="of:=INDEX([.$J$54:.$J$68]; MATCH([.A35];[.$I$54:.$I$68]; 0))" office:value-type="float" office:value="884369" calcext:value-type="float">
            <text:p>$884,369</text:p>
          </table:table-cell>
          <table:table-cell table:style-name="ce24" table:formula="of:=INDEX([.$N$54:.$N$68]; MATCH([.A35];[.$M$54:.$M$68]; 0))" office:value-type="float" office:value="8551520" calcext:value-type="float">
            <text:p>$8,551,520</text:p>
          </table:table-cell>
          <table:table-cell table:style-name="ce18" table:formula="of:=[.$L35]-[.$K35]" office:value-type="float" office:value="7667151" calcext:value-type="float">
            <text:p>$7,667,151</text:p>
          </table:table-cell>
          <table:table-cell table:style-name="ce23" table:formula="of:=INDEX([.$E$54:.$E$68]; MATCH([.A35];[.$D$54:.$D$68]; 0))" office:value-type="float" office:value="426.73" calcext:value-type="float">
            <text:p>$426.73</text:p>
          </table:table-cell>
          <table:table-cell table:style-name="ce25" table:formula="of:=INDEX([.$U$54:.$U$68]; MATCH([.A35];[.$T$54:.$T$68]; 0))" office:value-type="float" office:value="510" calcext:value-type="float">
            <text:p>510</text:p>
          </table:table-cell>
          <table:table-cell table:style-name="ce16" table:formula="of:=INDEX([.$F$54:.$F$68]; MATCH([.A35];[.$D$54:.$D$68]; 0);1)" office:value-type="float" office:value="4" calcext:value-type="float">
            <text:p>4</text:p>
          </table:table-cell>
          <table:table-cell table:number-columns-repeated="4"/>
          <table:table-cell table:style-name="ce1" table:formula="of:=INDEX([.$B$52:.$B$329]; ([.F122] * 10) +10; 0)" office:value-type="string" office:string-value="$501.00 CAD" calcext:value-type="string">
            <text:p>$501.00 CAD</text:p>
          </table:table-cell>
          <table:table-cell/>
          <table:table-cell table:style-name="ce19" table:formula="of:=INDEX([.$B$52:.$B$329]; ([.F122] * 10) +9; 0)" office:value-type="string" office:string-value="3.85 / 5" calcext:value-type="string">
            <text:p>3.8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33] * 10) +1; 0)" office:value-type="string" office:string-value="Great Lakes Kayak Co" calcext:value-type="string">
            <text:p>Great Lakes Kayak Co</text:p>
          </table:table-cell>
          <table:table-cell table:style-name="ce19" table:formula="of:=INDEX([.$B$52:.$B$419]; ([.F133] * 10) +3; 0)" office:value-type="string" office:string-value="Leisure (Sit-In)" calcext:value-type="string">
            <text:p>Leisure (Sit-In)</text:p>
          </table:table-cell>
          <table:table-cell table:style-name="ce19" table:formula="of:=INDEX([.$B$52:.$B$419]; ([.F133] * 10) +4; 0)" office:value-type="string" office:string-value="Low density" calcext:value-type="string">
            <text:p>Low density</text:p>
          </table:table-cell>
          <table:table-cell table:style-name="ce19" table:formula="of:=INDEX([.$B$52:.$B$419]; ([.F133] * 10) +5; 0)" office:value-type="string" office:string-value="Yes" calcext:value-type="string">
            <text:p>Yes</text:p>
          </table:table-cell>
          <table:table-cell table:style-name="ce19" table:formula="of:=INDEX([.$B$52:.$B$419]; ([.F133] * 10) +6; 0)" office:value-type="string" office:string-value="Yes" calcext:value-type="string">
            <text:p>Yes</text:p>
          </table:table-cell>
          <table:table-cell table:style-name="ce19" table:formula="of:=INDEX([.$B$52:.$B$419]; ([.F133] * 10) +7; 0)" office:value-type="string" office:string-value="Plastic film" calcext:value-type="string">
            <text:p>Plastic film</text:p>
          </table:table-cell>
          <table:table-cell table:style-name="ce19" table:formula="of:=INDEX([.$B$52:.$B$419]; ([.F133] * 10) +8; 0)" office:value-type="string" office:string-value="Basic" calcext:value-type="string">
            <text:p>Basic</text:p>
          </table:table-cell>
          <table:table-cell table:style-name="ce19" table:formula="of:=SUBSTITUTE([.W46];&quot; / 5&quot; ;&quot;&quot;)" office:value-type="string" office:string-value="2.625" calcext:value-type="string">
            <text:p>2.625</text:p>
          </table:table-cell>
          <table:table-cell table:style-name="ce16" table:formula="of:=INDEX([.$Z$54:.$Z$68]; MATCH([.A36];[.$Y$54:.$Y$68]; 0))" office:value-type="float" office:value="52" calcext:value-type="float">
            <text:p>52</text:p>
          </table:table-cell>
          <table:table-cell table:style-name="ce19" table:formula="of:=SUBSTITUTE(INDEX([.$B$52:.$B$419]; ([.F133] * 10) +10; 0); &quot; CAD&quot; ; &quot;&quot;)" office:value-type="string" office:string-value="$605.00" calcext:value-type="string">
            <text:p>$605.00</text:p>
          </table:table-cell>
          <table:table-cell table:style-name="ce24" table:formula="of:=INDEX([.$J$54:.$J$68]; MATCH([.A36];[.$I$54:.$I$68]; 0))" office:value-type="float" office:value="1012843" calcext:value-type="float">
            <text:p>$1,012,843</text:p>
          </table:table-cell>
          <table:table-cell table:style-name="ce24" table:formula="of:=INDEX([.$N$54:.$N$68]; MATCH([.A36];[.$M$54:.$M$68]; 0))" office:value-type="float" office:value="10569568" calcext:value-type="float">
            <text:p>$10,569,568</text:p>
          </table:table-cell>
          <table:table-cell table:style-name="ce18" table:formula="of:=[.$L36]-[.$K36]" office:value-type="float" office:value="9556725" calcext:value-type="float">
            <text:p>$9,556,725</text:p>
          </table:table-cell>
          <table:table-cell table:style-name="ce23" table:formula="of:=INDEX([.$E$54:.$E$68]; MATCH([.A36];[.$D$54:.$D$68]; 0))" office:value-type="float" office:value="430.19" calcext:value-type="float">
            <text:p>$430.19</text:p>
          </table:table-cell>
          <table:table-cell table:style-name="ce25" table:formula="of:=INDEX([.$U$54:.$U$68]; MATCH([.A36];[.$T$54:.$T$68]; 0))" office:value-type="float" office:value="3305" calcext:value-type="float">
            <text:p>3,305</text:p>
          </table:table-cell>
          <table:table-cell table:style-name="ce16" table:formula="of:=INDEX([.$F$54:.$F$68]; MATCH([.A36];[.$D$54:.$D$68]; 0);1)" office:value-type="float" office:value="3" calcext:value-type="float">
            <text:p>3</text:p>
          </table:table-cell>
          <table:table-cell table:number-columns-repeated="4"/>
          <table:table-cell table:style-name="ce1" table:formula="of:=INDEX([.$B$52:.$B$329]; ([.F123] * 10) +10; 0)" office:value-type="string" office:string-value="$715.00 CAD" calcext:value-type="string">
            <text:p>$715.00 CAD</text:p>
          </table:table-cell>
          <table:table-cell/>
          <table:table-cell table:style-name="ce19" table:formula="of:=INDEX([.$B$52:.$B$329]; ([.F123] * 10) +9; 0)" office:value-type="string" office:string-value="4.525 / 5" calcext:value-type="string">
            <text:p>4.525 / 5</text:p>
          </table:table-cell>
          <table:table-cell table:number-columns-repeated="1001"/>
        </table:table-row>
        <table:table-row table:style-name="ro1">
          <table:table-cell table:style-name="ce19" table:formula="of:=INDEX([.$B$52:.$B$419]; ([.F134] * 10) +1; 0)" office:value-type="string" office:string-value="Great Lakes Kayak Co" calcext:value-type="string">
            <text:p>Great Lakes Kayak Co</text:p>
          </table:table-cell>
          <table:table-cell table:style-name="ce19" table:formula="of:=INDEX([.$B$52:.$B$419]; ([.F134] * 10) +3; 0)" office:value-type="string" office:string-value="Tandem (Sit-In)" calcext:value-type="string">
            <text:p>Tandem (Sit-In)</text:p>
          </table:table-cell>
          <table:table-cell table:style-name="ce19" table:formula="of:=INDEX([.$B$52:.$B$419]; ([.F134] * 10) +4; 0)" office:value-type="string" office:string-value="Low density" calcext:value-type="string">
            <text:p>Low density</text:p>
          </table:table-cell>
          <table:table-cell table:style-name="ce19" table:formula="of:=INDEX([.$B$52:.$B$419]; ([.F134] * 10) +5; 0)" office:value-type="string" office:string-value="Yes" calcext:value-type="string">
            <text:p>Yes</text:p>
          </table:table-cell>
          <table:table-cell table:style-name="ce19" table:formula="of:=INDEX([.$B$52:.$B$419]; ([.F134] * 10) +6; 0)" office:value-type="string" office:string-value="No" calcext:value-type="string">
            <text:p>No</text:p>
          </table:table-cell>
          <table:table-cell table:style-name="ce19" table:formula="of:=INDEX([.$B$52:.$B$419]; ([.F134] * 10) +7; 0)" office:value-type="string" office:string-value="Plastic film" calcext:value-type="string">
            <text:p>Plastic film</text:p>
          </table:table-cell>
          <table:table-cell table:style-name="ce19" table:formula="of:=INDEX([.$B$52:.$B$419]; ([.F134] * 10) +8; 0)" office:value-type="string" office:string-value="Basic" calcext:value-type="string">
            <text:p>Basic</text:p>
          </table:table-cell>
          <table:table-cell table:style-name="ce19" table:formula="of:=SUBSTITUTE([.W47];&quot; / 5&quot; ;&quot;&quot;)" office:value-type="string" office:string-value="2.5" calcext:value-type="string">
            <text:p>2.5</text:p>
          </table:table-cell>
          <table:table-cell table:style-name="ce16" table:formula="of:=INDEX([.$Z$54:.$Z$68]; MATCH([.A37];[.$Y$54:.$Y$68]; 0))" office:value-type="float" office:value="52" calcext:value-type="float">
            <text:p>52</text:p>
          </table:table-cell>
          <table:table-cell table:style-name="ce19" table:formula="of:=SUBSTITUTE(INDEX([.$B$52:.$B$500]; ([.F134] * 10) +10; 0); &quot; CAD&quot; ; &quot;&quot;)" office:value-type="string" office:string-value="$785.00" calcext:value-type="string">
            <text:p>$785.00</text:p>
          </table:table-cell>
          <table:table-cell table:style-name="ce24" table:formula="of:=INDEX([.$J$54:.$J$68]; MATCH([.A37];[.$I$54:.$I$68]; 0))" office:value-type="float" office:value="1012843" calcext:value-type="float">
            <text:p>$1,012,843</text:p>
          </table:table-cell>
          <table:table-cell table:style-name="ce24" table:formula="of:=INDEX([.$N$54:.$N$68]; MATCH([.A37];[.$M$54:.$M$68]; 0))" office:value-type="float" office:value="10569568" calcext:value-type="float">
            <text:p>$10,569,568</text:p>
          </table:table-cell>
          <table:table-cell table:style-name="ce18" table:formula="of:=[.$L37]-[.$K37]" office:value-type="float" office:value="9556725" calcext:value-type="float">
            <text:p>$9,556,725</text:p>
          </table:table-cell>
          <table:table-cell table:style-name="ce23" table:formula="of:=INDEX([.$E$54:.$E$68]; MATCH([.A37];[.$D$54:.$D$68]; 0))" office:value-type="float" office:value="430.19" calcext:value-type="float">
            <text:p>$430.19</text:p>
          </table:table-cell>
          <table:table-cell table:style-name="ce25" table:formula="of:=INDEX([.$U$54:.$U$68]; MATCH([.A37];[.$T$54:.$T$68]; 0))" office:value-type="float" office:value="3305" calcext:value-type="float">
            <text:p>3,305</text:p>
          </table:table-cell>
          <table:table-cell table:style-name="ce16" table:formula="of:=INDEX([.$F$54:.$F$68]; MATCH([.A37];[.$D$54:.$D$68]; 0);1)" office:value-type="float" office:value="3" calcext:value-type="float">
            <text:p>3</text:p>
          </table:table-cell>
          <table:table-cell table:number-columns-repeated="4"/>
          <table:table-cell table:style-name="ce1" table:formula="of:=INDEX([.$B$52:.$B$329]; ([.F124] * 10) +10; 0)" office:value-type="string" office:string-value="$900.00 CAD" calcext:value-type="string">
            <text:p>$900.00 CAD</text:p>
          </table:table-cell>
          <table:table-cell/>
          <table:table-cell table:style-name="ce19" table:formula="of:=INDEX([.$B$52:.$B$329]; ([.F124] * 10) +9; 0)" office:value-type="string" office:string-value="4.55 / 5" calcext:value-type="string">
            <text:p>4.55 / 5</text:p>
          </table:table-cell>
          <table:table-cell table:number-columns-repeated="1001"/>
        </table:table-row>
        <table:table-row table:style-name="ro1">
          <table:table-cell table:style-name="ce19" table:formula="of:=INDEX([.$B$52:.$B$500]; ([.F135] * 10) +1; 0)" office:value-type="string" office:string-value="Great Lakes Kayak Co" calcext:value-type="string">
            <text:p>Great Lakes Kayak Co</text:p>
          </table:table-cell>
          <table:table-cell table:style-name="ce19" table:formula="of:=INDEX([.$B$52:.$B$500]; ([.F135] * 10) +3; 0)" office:value-type="string" office:string-value="Fishing (Sit-On-Top)" calcext:value-type="string">
            <text:p>Fishing (Sit-On-Top)</text:p>
          </table:table-cell>
          <table:table-cell table:style-name="ce19" table:formula="of:=INDEX([.$B$52:.$B$500]; ([.F135] * 10) +4; 0)" office:value-type="string" office:string-value="Low density" calcext:value-type="string">
            <text:p>Low density</text:p>
          </table:table-cell>
          <table:table-cell table:style-name="ce19" table:formula="of:=INDEX([.$B$52:.$B$500]; ([.F135] * 10) +5; 0)" office:value-type="string" office:string-value="Yes" calcext:value-type="string">
            <text:p>Yes</text:p>
          </table:table-cell>
          <table:table-cell table:style-name="ce19" table:formula="of:=INDEX([.$B$52:.$B$500]; ([.F135] * 10) +6; 0)" office:value-type="string" office:string-value="No" calcext:value-type="string">
            <text:p>No</text:p>
          </table:table-cell>
          <table:table-cell table:style-name="ce19" table:formula="of:=INDEX([.$B$52:.$B$500]; ([.F135] * 10) +7; 0)" office:value-type="string" office:string-value="Plastic film" calcext:value-type="string">
            <text:p>Plastic film</text:p>
          </table:table-cell>
          <table:table-cell table:style-name="ce19" table:formula="of:=INDEX([.$B$52:.$B$500]; ([.F135] * 10) +8; 0)" office:value-type="string" office:string-value="Basic" calcext:value-type="string">
            <text:p>Basic</text:p>
          </table:table-cell>
          <table:table-cell table:style-name="ce19" table:formula="of:=SUBSTITUTE([.W48];&quot; / 5&quot; ;&quot;&quot;)" office:value-type="string" office:string-value="2.575" calcext:value-type="string">
            <text:p>2.575</text:p>
          </table:table-cell>
          <table:table-cell table:style-name="ce16" table:formula="of:=INDEX([.$Z$54:.$Z$68]; MATCH([.A38];[.$Y$54:.$Y$68]; 0))" office:value-type="float" office:value="52" calcext:value-type="float">
            <text:p>52</text:p>
          </table:table-cell>
          <table:table-cell table:style-name="ce19" table:formula="of:=SUBSTITUTE(INDEX([.$B$52:.$B$500]; ([.F135] * 10) +10; 0); &quot; CAD&quot; ; &quot;&quot;)" office:value-type="string" office:string-value="$545.00" calcext:value-type="string">
            <text:p>$545.00</text:p>
          </table:table-cell>
          <table:table-cell table:style-name="ce24" table:formula="of:=INDEX([.$J$54:.$J$68]; MATCH([.A38];[.$I$54:.$I$68]; 0))" office:value-type="float" office:value="1012843" calcext:value-type="float">
            <text:p>$1,012,843</text:p>
          </table:table-cell>
          <table:table-cell table:style-name="ce24" table:formula="of:=INDEX([.$N$54:.$N$68]; MATCH([.A38];[.$M$54:.$M$68]; 0))" office:value-type="float" office:value="10569568" calcext:value-type="float">
            <text:p>$10,569,568</text:p>
          </table:table-cell>
          <table:table-cell table:style-name="ce18" table:formula="of:=[.$L38]-[.$K38]" office:value-type="float" office:value="9556725" calcext:value-type="float">
            <text:p>$9,556,725</text:p>
          </table:table-cell>
          <table:table-cell table:style-name="ce23" table:formula="of:=INDEX([.$E$54:.$E$68]; MATCH([.A38];[.$D$54:.$D$68]; 0))" office:value-type="float" office:value="430.19" calcext:value-type="float">
            <text:p>$430.19</text:p>
          </table:table-cell>
          <table:table-cell table:style-name="ce25" table:formula="of:=INDEX([.$U$54:.$U$68]; MATCH([.A38];[.$T$54:.$T$68]; 0))" office:value-type="float" office:value="3305" calcext:value-type="float">
            <text:p>3,305</text:p>
          </table:table-cell>
          <table:table-cell table:style-name="ce16" table:formula="of:=INDEX([.$F$54:.$F$68]; MATCH([.A38];[.$D$54:.$D$68]; 0);1)" office:value-type="float" office:value="3" calcext:value-type="float">
            <text:p>3</text:p>
          </table:table-cell>
          <table:table-cell table:number-columns-repeated="4"/>
          <table:table-cell table:style-name="ce1" table:formula="of:=INDEX([.$B$52:.$B$400]; ([.F125] * 10) +10; 0)" office:value-type="string" office:string-value="$609.00 CAD" calcext:value-type="string">
            <text:p>$609.00 CAD</text:p>
          </table:table-cell>
          <table:table-cell/>
          <table:table-cell table:style-name="ce19" table:formula="of:=INDEX([.$B$52:.$B$329]; ([.F125] * 10) +9; 0)" office:value-type="string" office:string-value="2.675 / 5" calcext:value-type="string">
            <text:p>2.675 / 5</text:p>
          </table:table-cell>
          <table:table-cell table:number-columns-repeated="1001"/>
        </table:table-row>
        <table:table-row table:style-name="ro1">
          <table:table-cell table:style-name="ce19" table:formula="of:=INDEX([.$B$52:.$B$500]; ([.F136] * 10) +1; 0)" office:value-type="string" office:string-value="Bluewater Kayaks" calcext:value-type="string">
            <text:p>Bluewater Kayaks</text:p>
          </table:table-cell>
          <table:table-cell table:style-name="ce19" table:formula="of:=INDEX([.$B$52:.$B$500]; ([.F136] * 10) +3; 0)" office:value-type="string" office:string-value="Leisure (Sit-In)" calcext:value-type="string">
            <text:p>Leisure (Sit-In)</text:p>
          </table:table-cell>
          <table:table-cell table:style-name="ce19" table:formula="of:=INDEX([.$B$52:.$B$500]; ([.F136] * 10) +4; 0)" office:value-type="string" office:string-value="High density" calcext:value-type="string">
            <text:p>High density</text:p>
          </table:table-cell>
          <table:table-cell table:style-name="ce19" table:formula="of:=INDEX([.$B$52:.$B$500]; ([.F136] * 10) +5; 0)" office:value-type="string" office:string-value="Yes" calcext:value-type="string">
            <text:p>Yes</text:p>
          </table:table-cell>
          <table:table-cell table:style-name="ce19" table:formula="of:=INDEX([.$B$52:.$B$500]; ([.F136] * 10) +6; 0)" office:value-type="string" office:string-value="Yes" calcext:value-type="string">
            <text:p>Yes</text:p>
          </table:table-cell>
          <table:table-cell table:style-name="ce19" table:formula="of:=INDEX([.$B$52:.$B$500]; ([.F136] * 10) +7; 0)" office:value-type="string" office:string-value="Support" calcext:value-type="string">
            <text:p>Support</text:p>
          </table:table-cell>
          <table:table-cell table:style-name="ce19" table:formula="of:=INDEX([.$B$52:.$B$500]; ([.F136] * 10) +8; 0)" office:value-type="string" office:string-value="4 years" calcext:value-type="string">
            <text:p>4 years</text:p>
          </table:table-cell>
          <table:table-cell table:style-name="ce19" table:formula="of:=SUBSTITUTE([.W49];&quot; / 5&quot; ;&quot;&quot;)" office:value-type="string" office:string-value="4.125" calcext:value-type="string">
            <text:p>4.125</text:p>
          </table:table-cell>
          <table:table-cell table:style-name="ce16" table:formula="of:=INDEX([.$Z$54:.$Z$68]; MATCH([.A39];[.$Y$54:.$Y$68]; 0))" office:value-type="float" office:value="66" calcext:value-type="float">
            <text:p>66</text:p>
          </table:table-cell>
          <table:table-cell table:style-name="ce19" table:formula="of:=SUBSTITUTE(INDEX([.$B$52:.$B$500]; ([.F136] * 10) +10; 0); &quot; CAD&quot; ; &quot;&quot;)" office:value-type="string" office:string-value="$705.00" calcext:value-type="string">
            <text:p>$705.00</text:p>
          </table:table-cell>
          <table:table-cell table:style-name="ce24" table:formula="of:=INDEX([.$J$54:.$J$68]; MATCH([.A39];[.$I$54:.$I$68]; 0))" office:value-type="float" office:value="826634" calcext:value-type="float">
            <text:p>$826,634</text:p>
          </table:table-cell>
          <table:table-cell table:style-name="ce24" table:formula="of:=INDEX([.$N$54:.$N$68]; MATCH([.A39];[.$M$54:.$M$68]; 0))" office:value-type="float" office:value="8382123" calcext:value-type="float">
            <text:p>$8,382,123</text:p>
          </table:table-cell>
          <table:table-cell table:style-name="ce18" table:formula="of:=[.$L39]-[.$K39]" office:value-type="float" office:value="7555489" calcext:value-type="float">
            <text:p>$7,555,489</text:p>
          </table:table-cell>
          <table:table-cell table:style-name="ce23" table:formula="of:=INDEX([.$E$54:.$E$68]; MATCH([.A39];[.$D$54:.$D$68]; 0))" office:value-type="float" office:value="412.02" calcext:value-type="float">
            <text:p>$412.02</text:p>
          </table:table-cell>
          <table:table-cell table:style-name="ce25" table:formula="of:=INDEX([.$U$54:.$U$68]; MATCH([.A39];[.$T$54:.$T$68]; 0))" office:value-type="float" office:value="441" calcext:value-type="float">
            <text:p>441</text:p>
          </table:table-cell>
          <table:table-cell table:style-name="ce16" table:formula="of:=INDEX([.$F$54:.$F$68]; MATCH([.A39];[.$D$54:.$D$68]; 0);1)" office:value-type="float" office:value="6" calcext:value-type="float">
            <text:p>6</text:p>
          </table:table-cell>
          <table:table-cell table:number-columns-repeated="4"/>
          <table:table-cell table:style-name="ce1" table:formula="of:=INDEX([.$B$52:.$B$400]; ([.F126] * 10) +10; 0)" office:value-type="string" office:string-value="$690.00 CAD" calcext:value-type="string">
            <text:p>$690.00 CAD</text:p>
          </table:table-cell>
          <table:table-cell/>
          <table:table-cell table:style-name="ce19" table:formula="of:=INDEX([.$B$52:.$B$419]; ([.F126] * 10) +9; 0)" office:value-type="string" office:string-value="3.85 / 5" calcext:value-type="string">
            <text:p>3.85 / 5</text:p>
          </table:table-cell>
          <table:table-cell table:number-columns-repeated="1001"/>
        </table:table-row>
        <table:table-row table:style-name="ro1">
          <table:table-cell table:style-name="ce19" table:formula="of:=INDEX([.$B$52:.$B$500]; ([.F137] * 10) +1; 0)" office:value-type="string" office:string-value="Bluewater Kayaks" calcext:value-type="string">
            <text:p>Bluewater Kayaks</text:p>
          </table:table-cell>
          <table:table-cell table:style-name="ce19" table:formula="of:=INDEX([.$B$52:.$B$500]; ([.F137] * 10) +3; 0)" office:value-type="string" office:string-value="Excursion (Sit-In)" calcext:value-type="string">
            <text:p>Excursion (Sit-In)</text:p>
          </table:table-cell>
          <table:table-cell table:style-name="ce19" table:formula="of:=INDEX([.$B$52:.$B$500]; ([.F137] * 10) +4; 0)" office:value-type="string" office:string-value="High density" calcext:value-type="string">
            <text:p>High density</text:p>
          </table:table-cell>
          <table:table-cell table:style-name="ce19" table:formula="of:=INDEX([.$B$52:.$B$500]; ([.F137] * 10) +5; 0)" office:value-type="string" office:string-value="Yes" calcext:value-type="string">
            <text:p>Yes</text:p>
          </table:table-cell>
          <table:table-cell table:style-name="ce19" table:formula="of:=INDEX([.$B$52:.$B$500]; ([.F137] * 10) +6; 0)" office:value-type="string" office:string-value="Yes" calcext:value-type="string">
            <text:p>Yes</text:p>
          </table:table-cell>
          <table:table-cell table:style-name="ce19" table:formula="of:=INDEX([.$B$52:.$B$500]; ([.F137] * 10) +7; 0)" office:value-type="string" office:string-value="Support" calcext:value-type="string">
            <text:p>Support</text:p>
          </table:table-cell>
          <table:table-cell table:style-name="ce19" table:formula="of:=INDEX([.$B$52:.$B$500]; ([.F137] * 10) +8; 0)" office:value-type="string" office:string-value="4 years" calcext:value-type="string">
            <text:p>4 years</text:p>
          </table:table-cell>
          <table:table-cell table:style-name="ce19" table:formula="of:=SUBSTITUTE([.W50];&quot; / 5&quot; ;&quot;&quot;)" office:value-type="string" office:string-value="4.35" calcext:value-type="string">
            <text:p>4.35</text:p>
          </table:table-cell>
          <table:table-cell table:style-name="ce16" table:formula="of:=INDEX([.$Z$54:.$Z$68]; MATCH([.A40];[.$Y$54:.$Y$68]; 0))" office:value-type="float" office:value="66" calcext:value-type="float">
            <text:p>66</text:p>
          </table:table-cell>
          <table:table-cell table:style-name="ce19" table:formula="of:=SUBSTITUTE(INDEX([.$B$52:.$B$500]; ([.F137] * 10) +10; 0); &quot; CAD&quot; ; &quot;&quot;)" office:value-type="string" office:string-value="$760.00" calcext:value-type="string">
            <text:p>$760.00</text:p>
          </table:table-cell>
          <table:table-cell table:style-name="ce24" table:formula="of:=INDEX([.$J$54:.$J$68]; MATCH([.A40];[.$I$54:.$I$68]; 0))" office:value-type="float" office:value="826634" calcext:value-type="float">
            <text:p>$826,634</text:p>
          </table:table-cell>
          <table:table-cell table:style-name="ce24" table:formula="of:=INDEX([.$N$54:.$N$68]; MATCH([.A40];[.$M$54:.$M$68]; 0))" office:value-type="float" office:value="8382123" calcext:value-type="float">
            <text:p>$8,382,123</text:p>
          </table:table-cell>
          <table:table-cell table:style-name="ce18" table:formula="of:=[.$L40]-[.$K40]" office:value-type="float" office:value="7555489" calcext:value-type="float">
            <text:p>$7,555,489</text:p>
          </table:table-cell>
          <table:table-cell table:style-name="ce23" table:formula="of:=INDEX([.$E$54:.$E$68]; MATCH([.A40];[.$D$54:.$D$68]; 0))" office:value-type="float" office:value="412.02" calcext:value-type="float">
            <text:p>$412.02</text:p>
          </table:table-cell>
          <table:table-cell table:style-name="ce25" table:formula="of:=INDEX([.$U$54:.$U$68]; MATCH([.A40];[.$T$54:.$T$68]; 0))" office:value-type="float" office:value="441" calcext:value-type="float">
            <text:p>441</text:p>
          </table:table-cell>
          <table:table-cell table:style-name="ce16" table:formula="of:=INDEX([.$F$54:.$F$68]; MATCH([.A40];[.$D$54:.$D$68]; 0);1)" office:value-type="float" office:value="6" calcext:value-type="float">
            <text:p>6</text:p>
          </table:table-cell>
          <table:table-cell table:number-columns-repeated="4"/>
          <table:table-cell table:style-name="ce1" table:formula="of:=INDEX([.$B$52:.$B$400]; ([.F127] * 10) +10; 0)" office:value-type="string" office:string-value="$575.00 CAD" calcext:value-type="string">
            <text:p>$575.00 CAD</text:p>
          </table:table-cell>
          <table:table-cell/>
          <table:table-cell table:style-name="ce19" table:formula="of:=INDEX([.$B$52:.$B$419]; ([.F127] * 10) +9; 0)" office:value-type="string" office:string-value="3.175 / 5" calcext:value-type="string">
            <text:p>3.175 / 5</text:p>
          </table:table-cell>
          <table:table-cell table:number-columns-repeated="1001"/>
        </table:table-row>
        <table:table-row table:style-name="ro1">
          <table:table-cell table:style-name="ce19" table:formula="of:=INDEX([.$B$52:.$B$500]; ([.F138] * 10) +1; 0)" office:value-type="string" office:string-value="Bluewater Kayaks" calcext:value-type="string">
            <text:p>Bluewater Kayaks</text:p>
          </table:table-cell>
          <table:table-cell table:style-name="ce19" table:formula="of:=INDEX([.$B$52:.$B$500]; ([.F138] * 10) +3; 0)" office:value-type="string" office:string-value="Tandem (Sit-In)" calcext:value-type="string">
            <text:p>Tandem (Sit-In)</text:p>
          </table:table-cell>
          <table:table-cell table:style-name="ce19" table:formula="of:=INDEX([.$B$52:.$B$500]; ([.F138] * 10) +4; 0)" office:value-type="string" office:string-value="High density" calcext:value-type="string">
            <text:p>High density</text:p>
          </table:table-cell>
          <table:table-cell table:style-name="ce19" table:formula="of:=INDEX([.$B$52:.$B$500]; ([.F138] * 10) +5; 0)" office:value-type="string" office:string-value="Yes" calcext:value-type="string">
            <text:p>Yes</text:p>
          </table:table-cell>
          <table:table-cell table:style-name="ce19" table:formula="of:=INDEX([.$B$52:.$B$500]; ([.F138] * 10) +6; 0)" office:value-type="string" office:string-value="Yes" calcext:value-type="string">
            <text:p>Yes</text:p>
          </table:table-cell>
          <table:table-cell table:style-name="ce19" table:formula="of:=INDEX([.$B$52:.$B$500]; ([.F138] * 10) +7; 0)" office:value-type="string" office:string-value="Support" calcext:value-type="string">
            <text:p>Support</text:p>
          </table:table-cell>
          <table:table-cell table:style-name="ce19" table:formula="of:=INDEX([.$B$52:.$B$500]; ([.F138] * 10) +8; 0)" office:value-type="string" office:string-value="4 years" calcext:value-type="string">
            <text:p>4 years</text:p>
          </table:table-cell>
          <table:table-cell table:style-name="ce19" table:formula="of:=SUBSTITUTE([.W51];&quot; / 5&quot; ;&quot;&quot;)" office:value-type="string" office:string-value="4.45" calcext:value-type="string">
            <text:p>4.45</text:p>
          </table:table-cell>
          <table:table-cell table:style-name="ce16" table:formula="of:=INDEX([.$Z$54:.$Z$68]; MATCH([.A41];[.$Y$54:.$Y$68]; 0))" office:value-type="float" office:value="66" calcext:value-type="float">
            <text:p>66</text:p>
          </table:table-cell>
          <table:table-cell table:style-name="ce19" table:formula="of:=SUBSTITUTE(INDEX([.$B$52:.$B$500]; ([.F138] * 10) +10; 0); &quot; CAD&quot; ; &quot;&quot;)" office:value-type="string" office:string-value="$901.00" calcext:value-type="string">
            <text:p>$901.00</text:p>
          </table:table-cell>
          <table:table-cell table:style-name="ce24" table:formula="of:=INDEX([.$J$54:.$J$68]; MATCH([.A41];[.$I$54:.$I$68]; 0))" office:value-type="float" office:value="826634" calcext:value-type="float">
            <text:p>$826,634</text:p>
          </table:table-cell>
          <table:table-cell table:style-name="ce24" table:formula="of:=INDEX([.$N$54:.$N$68]; MATCH([.A41];[.$M$54:.$M$68]; 0))" office:value-type="float" office:value="8382123" calcext:value-type="float">
            <text:p>$8,382,123</text:p>
          </table:table-cell>
          <table:table-cell table:style-name="ce18" table:formula="of:=[.$L41]-[.$K41]" office:value-type="float" office:value="7555489" calcext:value-type="float">
            <text:p>$7,555,489</text:p>
          </table:table-cell>
          <table:table-cell table:style-name="ce23" table:formula="of:=INDEX([.$E$54:.$E$68]; MATCH([.A41];[.$D$54:.$D$68]; 0))" office:value-type="float" office:value="412.02" calcext:value-type="float">
            <text:p>$412.02</text:p>
          </table:table-cell>
          <table:table-cell table:style-name="ce25" table:formula="of:=INDEX([.$U$54:.$U$68]; MATCH([.A41];[.$T$54:.$T$68]; 0))" office:value-type="float" office:value="441" calcext:value-type="float">
            <text:p>441</text:p>
          </table:table-cell>
          <table:table-cell table:style-name="ce16" table:formula="of:=INDEX([.$F$54:.$F$68]; MATCH([.A41];[.$D$54:.$D$68]; 0);1)" office:value-type="float" office:value="6" calcext:value-type="float">
            <text:p>6</text:p>
          </table:table-cell>
          <table:table-cell table:number-columns-repeated="4"/>
          <table:table-cell table:style-name="ce1" table:formula="of:=INDEX([.$B$52:.$B$400]; ([.F128] * 10) +10; 0)" office:value-type="string" office:string-value="$669.00 CAD" calcext:value-type="string">
            <text:p>$669.00 CAD</text:p>
          </table:table-cell>
          <table:table-cell/>
          <table:table-cell table:style-name="ce19" table:formula="of:=INDEX([.$B$52:.$B$419]; ([.F128] * 10) +9; 0)" office:value-type="string" office:string-value="3.775 / 5" calcext:value-type="string">
            <text:p>3.775 / 5</text:p>
          </table:table-cell>
          <table:table-cell table:number-columns-repeated="1001"/>
        </table:table-row>
        <table:table-row table:style-name="ro1">
          <table:table-cell table:style-name="ce19" table:number-matrix-columns-spanned="1" table:number-matrix-rows-spanned="1" table:formula="of:=INDEX([.$B$52:.$B$419]; ([.F139] * 10) +1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3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4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5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6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7; 0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INDEX([.$B$52:.$B$419]; ([.F139] * 10) +8; 0)" office:value-type="string" office:string-value="" calcext:value-type="error">
            <text:p>Err:502</text:p>
          </table:table-cell>
          <table:table-cell table:style-name="ce19" table:formula="of:=SUBSTITUTE([.W52];&quot; / 5&quot; ;&quot;&quot;)">
            <text:p/>
          </table:table-cell>
          <table:table-cell table:style-name="ce16" table:formula="of:=INDEX([.$Z$54:.$Z$68]; MATCH([.A42];[.$Y$54:.$Y$68]; 0))" office:value-type="string" office:string-value="" calcext:value-type="error">
            <text:p>Err:502</text:p>
          </table:table-cell>
          <table:table-cell table:style-name="ce19" table:number-matrix-columns-spanned="1" table:number-matrix-rows-spanned="1" table:formula="of:=SUBSTITUTE(INDEX([.$B$52:.$B$419]; ([.F139] * 10) +10; 0); &quot; CAD&quot; ; &quot;&quot;)" office:value-type="string" office:string-value="" calcext:value-type="error">
            <text:p>Err:502</text:p>
          </table:table-cell>
          <table:table-cell table:style-name="ce24" table:formula="of:=INDEX([.$J$54:.$J$68]; MATCH([.A42];[.$I$54:.$I$68]; 0))" office:value-type="string" office:string-value="" calcext:value-type="error">
            <text:p>Err:502</text:p>
          </table:table-cell>
          <table:table-cell table:style-name="ce24" table:formula="of:=INDEX([.$N$54:.$N$68]; MATCH([.A42];[.$M$54:.$M$68]; 0))" office:value-type="string" office:string-value="" calcext:value-type="error">
            <text:p>Err:502</text:p>
          </table:table-cell>
          <table:table-cell table:style-name="ce18" table:formula="of:=[.$L42]-[.$K42]" office:value-type="string" office:string-value="" calcext:value-type="error">
            <text:p>Err:502</text:p>
          </table:table-cell>
          <table:table-cell table:style-name="ce23" table:formula="of:=INDEX([.$E$54:.$E$68]; MATCH([.A42];[.$D$54:.$D$68]; 0))" office:value-type="string" office:string-value="" calcext:value-type="error">
            <text:p>Err:502</text:p>
          </table:table-cell>
          <table:table-cell table:style-name="ce19" table:formula="of:=INDEX([.$U$54:.$U$68]; MATCH([.A42];[.$T$54:.$T$68]; 0))" office:value-type="string" office:string-value="" calcext:value-type="error">
            <text:p>Err:502</text:p>
          </table:table-cell>
          <table:table-cell table:style-name="ce16" table:formula="of:=INDEX([.$F$54:.$F$68]; MATCH([.A42];[.$D$54:.$D$68]; 0);1)" office:value-type="string" office:string-value="" calcext:value-type="error">
            <text:p>Err:502</text:p>
          </table:table-cell>
          <table:table-cell table:number-columns-repeated="4"/>
          <table:table-cell table:style-name="ce1" table:formula="of:=INDEX([.$B$52:.$B$400]; ([.F129] * 10) +10; 0)" office:value-type="string" office:string-value="$819.00 CAD" calcext:value-type="string">
            <text:p>$819.00 CAD</text:p>
          </table:table-cell>
          <table:table-cell/>
          <table:table-cell table:style-name="ce19" table:formula="of:=INDEX([.$B$52:.$B$419]; ([.F129] * 10) +9; 0)" office:value-type="string" office:string-value="4.05 / 5" calcext:value-type="string">
            <text:p>4.0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8"/>
          <table:table-cell table:style-name="ce1" table:formula="of:=INDEX([.$B$52:.$B$400]; ([.F130] * 10) +10; 0)" office:value-type="string" office:string-value="$670.00 CAD" calcext:value-type="string">
            <text:p>$670.00 CAD</text:p>
          </table:table-cell>
          <table:table-cell/>
          <table:table-cell table:style-name="ce19" table:formula="of:=INDEX([.$B$52:.$B$419]; ([.F130] * 10) +9; 0)" office:value-type="string" office:string-value="3.9 / 5" calcext:value-type="string">
            <text:p>3.9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8"/>
          <table:table-cell table:style-name="ce1" table:formula="of:=INDEX([.$B$52:.$B$400]; ([.F131] * 10) +10; 0)" office:value-type="string" office:string-value="$690.00 CAD" calcext:value-type="string">
            <text:p>$690.00 CAD</text:p>
          </table:table-cell>
          <table:table-cell/>
          <table:table-cell table:style-name="ce19" table:formula="of:=INDEX([.$B$52:.$B$419]; ([.F131] * 10) +9; 0)" office:value-type="string" office:string-value="4 / 5" calcext:value-type="string">
            <text:p>4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4"/>
          <table:table-cell table:style-name="ce36"/>
          <table:table-cell table:number-columns-repeated="3"/>
          <table:table-cell table:style-name="ce1" table:formula="of:=INDEX([.$B$52:.$B$400]; ([.F132] * 10) +10; 0)" office:value-type="string" office:string-value="$557.00 CAD" calcext:value-type="string">
            <text:p>$557.00 CAD</text:p>
          </table:table-cell>
          <table:table-cell/>
          <table:table-cell table:style-name="ce19" table:formula="of:=INDEX([.$B$52:.$B$419]; ([.F132] * 10) +9; 0)" office:value-type="string" office:string-value="3.925 / 5" calcext:value-type="string">
            <text:p>3.92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35"/>
          <table:table-cell table:number-columns-repeated="4"/>
          <table:table-cell table:style-name="ce1" table:formula="of:=INDEX([.$B$52:.$B$400]; ([.F133] * 10) +10; 0)" office:value-type="string" office:string-value="" calcext:value-type="error">
            <text:p>Err:502</text:p>
          </table:table-cell>
          <table:table-cell/>
          <table:table-cell table:style-name="ce19" table:formula="of:=INDEX([.$B$52:.$B$419]; ([.F133] * 10) +9; 0)" office:value-type="string" office:string-value="2.625 / 5" calcext:value-type="string">
            <text:p>2.62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8"/>
          <table:table-cell table:style-name="ce1" table:formula="of:=INDEX([.$B$52:.$B$400]; ([.F134] * 10) +10; 0)" office:value-type="string" office:string-value="" calcext:value-type="error">
            <text:p>Err:502</text:p>
          </table:table-cell>
          <table:table-cell/>
          <table:table-cell table:style-name="ce19" table:formula="of:=INDEX([.$B$52:.$B$500]; ([.F134] * 10) +9; 0)" office:value-type="string" office:string-value="2.5 / 5" calcext:value-type="string">
            <text:p>2.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8"/>
          <table:table-cell table:style-name="ce1" table:formula="of:=INDEX([.$B$52:.$B$400]; ([.F135] * 10) +10; 0)" office:value-type="string" office:string-value="" calcext:value-type="error">
            <text:p>Err:502</text:p>
          </table:table-cell>
          <table:table-cell/>
          <table:table-cell table:style-name="ce19" table:formula="of:=INDEX([.$B$52:.$B$500]; ([.F135] * 10) +9; 0)" office:value-type="string" office:string-value="2.575 / 5" calcext:value-type="string">
            <text:p>2.57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10"/>
          <table:table-cell table:style-name="ce19" table:formula="of:=INDEX([.$B$52:.$B$500]; ([.F136] * 10) +9; 0)" office:value-type="string" office:string-value="4.125 / 5" calcext:value-type="string">
            <text:p>4.125 / 5</text:p>
          </table:table-cell>
          <table:table-cell table:number-columns-repeated="1001"/>
        </table:table-row>
        <table:table-row table:style-name="ro1">
          <table:table-cell table:number-columns-repeated="11"/>
          <table:table-cell table:style-name="ce16"/>
          <table:table-cell table:number-columns-repeated="10"/>
          <table:table-cell table:style-name="ce19" table:formula="of:=INDEX([.$B$52:.$B$500]; ([.F137] * 10) +9; 0)" office:value-type="string" office:string-value="4.35 / 5" calcext:value-type="string">
            <text:p>4.35 / 5</text:p>
          </table:table-cell>
          <table:table-cell table:number-columns-repeated="1001"/>
        </table:table-row>
        <table:table-row table:style-name="ro1">
          <table:table-cell/>
          <table:table-cell table:style-name="ce2"/>
          <table:table-cell table:number-columns-repeated="6"/>
          <table:table-cell table:style-name="ce19" table:number-matrix-columns-spanned="1" table:number-matrix-rows-spanned="1" table:formula="of:=INDEX([.$P$462:.$P$500]; ([.F139] * 10) +9; 0)" office:value-type="string" office:string-value="" calcext:value-type="error">
            <text:p>Err:502</text:p>
          </table:table-cell>
          <table:table-cell table:number-columns-repeated="13"/>
          <table:table-cell table:style-name="ce19" table:formula="of:=INDEX([.$B$52:.$B$500]; ([.F138] * 10) +9; 0)" office:value-type="string" office:string-value="4.45 / 5" calcext:value-type="string">
            <text:p>4.45 / 5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MarineX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gile A1</text:p>
          </table:table-cell>
          <table:table-cell table:style-name="ce1" office:value-type="string" calcext:value-type="string">
            <text:p>stock Price</text:p>
          </table:table-cell>
          <table:table-cell table:style-name="ce1" office:value-type="string" calcext:value-type="string">
            <text:p>stock Interm</text:p>
          </table:table-cell>
          <table:table-cell table:number-columns-repeated="2"/>
          <table:table-cell table:style-name="ce1" office:value-type="string" calcext:value-type="string">
            <text:p>Net earning</text:p>
          </table:table-cell>
          <table:table-cell table:number-columns-repeated="4"/>
          <table:table-cell table:style-name="ce1" office:value-type="string" calcext:value-type="string">
            <text:p>Net sales</text:p>
          </table:table-cell>
          <table:table-cell table:number-columns-repeated="2"/>
          <table:table-cell table:style-name="ce1" office:value-type="string" calcext:value-type="string">
            <text:p>Net earning</text:p>
          </table:table-cell>
          <table:table-cell table:number-columns-repeated="3"/>
          <table:table-cell table:style-name="ce1" office:value-type="string" calcext:value-type="string">
            <text:p>Inventory</text:p>
          </table:table-cell>
          <table:table-cell table:number-columns-repeated="5"/>
          <table:table-cell table:style-name="ce1" office:value-type="string" calcext:value-type="string">
            <text:p>Eployee Sat</text:p>
          </table:table-cell>
          <table:table-cell table:number-columns-repeated="999"/>
        </table:table-row>
        <table:table-row table:style-name="ro1">
          <table:table-cell/>
          <table:table-cell table:style-name="ce26" office:value-type="string" calcext:value-type="string">
            <text:p>Leisure (Sit-In)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INDEX([.$C$54:.$C$98];([.F99] *3)+2;1)" office:value-type="string" office:string-value="DraKayak" calcext:value-type="string">
            <text:p>DraKayak</text:p>
          </table:table-cell>
          <table:table-cell table:style-name="ce23" table:formula="of:=INDEX([.$C$54:.$C$98];([.F99] *3)+3;1)" office:value-type="float" office:value="571.8" calcext:value-type="float">
            <text:p>$571.8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style-name="ce19" table:formula="of:=INDEX([.$G$54:.$G$98]; [.V54])" office:value-type="string" office:string-value="Great Lakes Kayak Co" calcext:value-type="string">
            <text:p>Great Lakes Kayak Co</text:p>
          </table:table-cell>
          <table:table-cell table:style-name="ce18" table:formula="of:=INDEX([.$G$54:.$G$98]; [.V54]+1)" office:value-type="float" office:value="1012843" calcext:value-type="float">
            <text:p>$1,012,84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6" table:formula="of:=INDEX([.$L$54:.$L$98]; [.V54])" office:value-type="string" office:string-value="Great Lakes Kayak Co" calcext:value-type="string">
            <text:p>Great Lakes Kayak Co</text:p>
          </table:table-cell>
          <table:table-cell table:style-name="ce24" table:formula="of:=INDEX([.$L$54:.$L$98]; [.V54]+1)" office:value-type="float" office:value="10569568" calcext:value-type="float">
            <text:p>$10,569,568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INDEX([.$O$54:.$O$98]; [.V54])" office:value-type="string" office:string-value="DraKayak" calcext:value-type="string">
            <text:p>DraKayak</text:p>
          </table:table-cell>
          <table:table-cell table:style-name="ce24" table:formula="of:=INDEX([.$O$54:.$O$98]; [.V54]+1)" office:value-type="float" office:value="1176606" calcext:value-type="float">
            <text:p>$1,176,6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6" table:formula="of:=INDEX([.$S$54:.$S$98]; [.V54])" office:value-type="string" office:string-value="ElevationKayaks" calcext:value-type="string">
            <text:p>ElevationKayaks</text:p>
          </table:table-cell>
          <table:table-cell table:style-name="ce19" table:formula="of:=INDEX([.$S$54:.$S$98]; [.V54]+1)" office:value-type="float" office:value="336" calcext:value-type="float">
            <text:p>336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6" table:formula="of:=INDEX([.$X$54:.$X$98]; [.V54])" office:value-type="string" office:string-value="Ramm" calcext:value-type="string">
            <text:p>Ramm</text:p>
          </table:table-cell>
          <table:table-cell table:style-name="ce19" table:formula="of:=INDEX([.$X$54:.$X$98]; [.V54]+1)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style-name="ce3" office:value-type="string" calcext:value-type="string">
            <text:p>DraKayak</text:p>
          </table:table-cell>
          <table:table-cell table:style-name="ce19" table:formula="of:=INDEX([.$C$54:.$C$98];([.F100] *3)+2;1)" office:value-type="string" office:string-value="Ramm" calcext:value-type="string">
            <text:p>Ramm</text:p>
          </table:table-cell>
          <table:table-cell table:style-name="ce23" table:formula="of:=INDEX([.$C$54:.$C$98];([.F100] *3)+3;1)" office:value-type="float" office:value="431.22" calcext:value-type="float">
            <text:p>$431.2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reat Lakes Kayak Co</text:p>
          </table:table-cell>
          <table:table-cell table:style-name="ce32"/>
          <table:table-cell table:style-name="ce19" table:formula="of:=INDEX([.$G$54:.$G$98]; [.V55])" office:value-type="string" office:string-value="Under The Paddle" calcext:value-type="string">
            <text:p>Under The Paddle</text:p>
          </table:table-cell>
          <table:table-cell table:style-name="ce18" table:formula="of:=INDEX([.$G$54:.$G$98]; [.V55]+1)" office:value-type="float" office:value="884369" calcext:value-type="float">
            <text:p>$884,369</text:p>
          </table:table-cell>
          <table:table-cell/>
          <table:table-cell table:style-name="ce3" office:value-type="string" calcext:value-type="string">
            <text:p>Great Lakes Kayak Co</text:p>
          </table:table-cell>
          <table:table-cell table:style-name="ce16" table:formula="of:=INDEX([.$L$54:.$L$98]; [.V55])" office:value-type="string" office:string-value="DraKayak" calcext:value-type="string">
            <text:p>DraKayak</text:p>
          </table:table-cell>
          <table:table-cell table:style-name="ce24" table:formula="of:=INDEX([.$L$54:.$L$98]; [.V55]+1)" office:value-type="float" office:value="9875416" calcext:value-type="float">
            <text:p>$9,875,416</text:p>
          </table:table-cell>
          <table:table-cell table:style-name="ce3" office:value-type="string" calcext:value-type="string">
            <text:p>DraKayak</text:p>
          </table:table-cell>
          <table:table-cell table:style-name="ce19" table:formula="of:=INDEX([.$O$54:.$O$98]; [.V55])" office:value-type="string" office:string-value="Under The Paddle" calcext:value-type="string">
            <text:p>Under The Paddle</text:p>
          </table:table-cell>
          <table:table-cell table:style-name="ce24" table:formula="of:=INDEX([.$O$54:.$O$98]; [.V55]+1)" office:value-type="float" office:value="1033789" calcext:value-type="float">
            <text:p>$1,033,789</text:p>
          </table:table-cell>
          <table:table-cell/>
          <table:table-cell table:style-name="ce3" office:value-type="string" calcext:value-type="string">
            <text:p>ElevationKayaks</text:p>
          </table:table-cell>
          <table:table-cell table:style-name="ce16" table:formula="of:=INDEX([.$S$54:.$S$98]; [.V55])" office:value-type="string" office:string-value="Freeflow Kayaks" calcext:value-type="string">
            <text:p>Freeflow Kayaks</text:p>
          </table:table-cell>
          <table:table-cell table:style-name="ce19" table:formula="of:=INDEX([.$S$54:.$S$98]; [.V55]+1)" office:value-type="float" office:value="336" calcext:value-type="float">
            <text:p>336</text:p>
          </table:table-cell>
          <table:table-cell table:style-name="ce19" table:formula="of:=[.V54]+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Ramm</text:p>
          </table:table-cell>
          <table:table-cell table:style-name="ce16" table:formula="of:=INDEX([.$X$54:.$X$98]; [.V55])" office:value-type="string" office:string-value="Bluewater Kayaks" calcext:value-type="string">
            <text:p>Bluewater Kayaks</text:p>
          </table:table-cell>
          <table:table-cell table:style-name="ce19" table:formula="of:=INDEX([.$X$54:.$X$98]; [.V55]+1)" office:value-type="float" office:value="66" calcext:value-type="float">
            <text:p>6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29" office:value-type="float" office:value="571.8" calcext:value-type="float">
            <text:p>$571.80</text:p>
          </table:table-cell>
          <table:table-cell table:style-name="ce19" table:formula="of:=INDEX([.$C$54:.$C$98];([.F101] *3)+2;1)" office:value-type="string" office:string-value="Great Lakes Kayak Co" calcext:value-type="string">
            <text:p>Great Lakes Kayak Co</text:p>
          </table:table-cell>
          <table:table-cell table:style-name="ce23" table:formula="of:=INDEX([.$C$54:.$C$98];([.F101] *3)+3;1)" office:value-type="float" office:value="430.19" calcext:value-type="float">
            <text:p>$430.19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012843" calcext:value-type="float">
            <text:p>$1,012,843</text:p>
          </table:table-cell>
          <table:table-cell table:style-name="ce32"/>
          <table:table-cell table:style-name="ce19" table:formula="of:=INDEX([.$G$54:.$G$98]; [.V56])" office:value-type="string" office:string-value="DraKayak" calcext:value-type="string">
            <text:p>DraKayak</text:p>
          </table:table-cell>
          <table:table-cell table:style-name="ce18" table:formula="of:=INDEX([.$G$54:.$G$98]; [.V56]+1)" office:value-type="float" office:value="846367" calcext:value-type="float">
            <text:p>$846,367</text:p>
          </table:table-cell>
          <table:table-cell/>
          <table:table-cell table:style-name="ce9" office:value-type="float" office:value="10569568" calcext:value-type="float">
            <text:p>$10,569,568</text:p>
          </table:table-cell>
          <table:table-cell table:style-name="ce16" table:formula="of:=INDEX([.$L$54:.$L$98]; [.V56])" office:value-type="string" office:string-value="Under The Paddle" calcext:value-type="string">
            <text:p>Under The Paddle</text:p>
          </table:table-cell>
          <table:table-cell table:style-name="ce24" table:formula="of:=INDEX([.$L$54:.$L$98]; [.V56]+1)" office:value-type="float" office:value="8551520" calcext:value-type="float">
            <text:p>$8,551,520</text:p>
          </table:table-cell>
          <table:table-cell table:style-name="ce9" office:value-type="float" office:value="1176606" calcext:value-type="float">
            <text:p>$1,176,606</text:p>
          </table:table-cell>
          <table:table-cell table:style-name="ce19" table:formula="of:=INDEX([.$O$54:.$O$98]; [.V56])" office:value-type="string" office:string-value="Great Lakes Kayak Co" calcext:value-type="string">
            <text:p>Great Lakes Kayak Co</text:p>
          </table:table-cell>
          <table:table-cell table:style-name="ce24" table:formula="of:=INDEX([.$O$54:.$O$98]; [.V56]+1)" office:value-type="float" office:value="952841" calcext:value-type="float">
            <text:p>$952,841</text:p>
          </table:table-cell>
          <table:table-cell/>
          <table:table-cell table:style-name="ce3" office:value-type="float" office:value="336" calcext:value-type="float">
            <text:p>336</text:p>
          </table:table-cell>
          <table:table-cell table:style-name="ce16" table:formula="of:=INDEX([.$S$54:.$S$98]; [.V56])" office:value-type="string" office:string-value="MarineX" calcext:value-type="string">
            <text:p>MarineX</text:p>
          </table:table-cell>
          <table:table-cell table:style-name="ce19" table:formula="of:=INDEX([.$S$54:.$S$98]; [.V56]+1)" office:value-type="float" office:value="364" calcext:value-type="float">
            <text:p>364</text:p>
          </table:table-cell>
          <table:table-cell table:style-name="ce19" table:formula="of:=[.V55]+3" office:value-type="float" office:value="8" calcext:value-type="float">
            <text:p>8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style-name="ce16" table:formula="of:=INDEX([.$X$54:.$X$98]; [.V56])" office:value-type="string" office:string-value="Sea Splash Kayaks" calcext:value-type="string">
            <text:p>Sea Splash Kayaks</text:p>
          </table:table-cell>
          <table:table-cell table:style-name="ce19" table:formula="of:=INDEX([.$X$54:.$X$98]; [.V56]+1)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19" table:formula="of:=INDEX([.$C$54:.$C$98];([.F102] *3)+2;1)" office:value-type="string" office:string-value="Under The Paddle" calcext:value-type="string">
            <text:p>Under The Paddle</text:p>
          </table:table-cell>
          <table:table-cell table:style-name="ce23" table:formula="of:=INDEX([.$C$54:.$C$98];([.F102] *3)+3;1)" office:value-type="float" office:value="426.73" calcext:value-type="float">
            <text:p>$426.7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2"/>
          <table:table-cell table:style-name="ce19" table:formula="of:=INDEX([.$G$54:.$G$98]; [.V57])" office:value-type="string" office:string-value="Bluewater Kayaks" calcext:value-type="string">
            <text:p>Bluewater Kayaks</text:p>
          </table:table-cell>
          <table:table-cell table:style-name="ce18" table:formula="of:=INDEX([.$G$54:.$G$98]; [.V57]+1)" office:value-type="float" office:value="826634" calcext:value-type="float">
            <text:p>$826,63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6" table:formula="of:=INDEX([.$L$54:.$L$98]; [.V57])" office:value-type="string" office:string-value="Sea Splash Kayaks" calcext:value-type="string">
            <text:p>Sea Splash Kayaks</text:p>
          </table:table-cell>
          <table:table-cell table:style-name="ce24" table:formula="of:=INDEX([.$L$54:.$L$98]; [.V57]+1)" office:value-type="float" office:value="8422978" calcext:value-type="float">
            <text:p>$8,422,978</text:p>
          </table:table-cell>
          <table:table-cell table:style-name="ce3" office:value-type="float" office:value="2" calcext:value-type="float">
            <text:p>2</text:p>
          </table:table-cell>
          <table:table-cell table:style-name="ce19" table:formula="of:=INDEX([.$O$54:.$O$98]; [.V57])" office:value-type="string" office:string-value="Crystal Crest Kayaks" calcext:value-type="string">
            <text:p>Crystal Crest Kayaks</text:p>
          </table:table-cell>
          <table:table-cell table:style-name="ce24" table:formula="of:=INDEX([.$O$54:.$O$98]; [.V57]+1)" office:value-type="float" office:value="839298" calcext:value-type="float">
            <text:p>$839,29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6" table:formula="of:=INDEX([.$S$54:.$S$98]; [.V57])" office:value-type="string" office:string-value="Ramm" calcext:value-type="string">
            <text:p>Ramm</text:p>
          </table:table-cell>
          <table:table-cell table:style-name="ce19" table:formula="of:=INDEX([.$S$54:.$S$98]; [.V57]+1)" office:value-type="float" office:value="436" calcext:value-type="float">
            <text:p>436</text:p>
          </table:table-cell>
          <table:table-cell table:style-name="ce19" table:formula="of:=[.V56]+3" office:value-type="float" office:value="11" calcext:value-type="float">
            <text:p>1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6" table:formula="of:=INDEX([.$X$54:.$X$98]; [.V57])" office:value-type="string" office:string-value="Crystal Crest Kayaks" calcext:value-type="string">
            <text:p>Crystal Crest Kayaks</text:p>
          </table:table-cell>
          <table:table-cell table:style-name="ce19" table:formula="of:=INDEX([.$X$54:.$X$98]; [.V57]+1)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style-name="ce3" office:value-type="string" calcext:value-type="string">
            <text:p>Ramm</text:p>
          </table:table-cell>
          <table:table-cell table:style-name="ce19" table:formula="of:=INDEX([.$C$54:.$C$98];([.F103] *3)+2;1)" office:value-type="string" office:string-value="Crystal Crest Kayaks" calcext:value-type="string">
            <text:p>Crystal Crest Kayaks</text:p>
          </table:table-cell>
          <table:table-cell table:style-name="ce23" table:formula="of:=INDEX([.$C$54:.$C$98];([.F103] *3)+3;1)" office:value-type="float" office:value="422.43" calcext:value-type="float">
            <text:p>$422.4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Under The Paddle</text:p>
          </table:table-cell>
          <table:table-cell table:style-name="ce32"/>
          <table:table-cell table:style-name="ce19" table:formula="of:=INDEX([.$G$54:.$G$98]; [.V58])" office:value-type="string" office:string-value="Crystal Crest Kayaks" calcext:value-type="string">
            <text:p>Crystal Crest Kayaks</text:p>
          </table:table-cell>
          <table:table-cell table:style-name="ce18" table:formula="of:=INDEX([.$G$54:.$G$98]; [.V58]+1)" office:value-type="float" office:value="728764" calcext:value-type="float">
            <text:p>$728,764</text:p>
          </table:table-cell>
          <table:table-cell/>
          <table:table-cell table:style-name="ce3" office:value-type="string" calcext:value-type="string">
            <text:p>DraKayak</text:p>
          </table:table-cell>
          <table:table-cell table:style-name="ce16" table:formula="of:=INDEX([.$L$54:.$L$98]; [.V58])" office:value-type="string" office:string-value="Bluewater Kayaks" calcext:value-type="string">
            <text:p>Bluewater Kayaks</text:p>
          </table:table-cell>
          <table:table-cell table:style-name="ce24" table:formula="of:=INDEX([.$L$54:.$L$98]; [.V58]+1)" office:value-type="float" office:value="8382123" calcext:value-type="float">
            <text:p>$8,382,123</text:p>
          </table:table-cell>
          <table:table-cell table:style-name="ce3" office:value-type="string" calcext:value-type="string">
            <text:p>Under The Paddle</text:p>
          </table:table-cell>
          <table:table-cell table:style-name="ce19" table:formula="of:=INDEX([.$O$54:.$O$98]; [.V58])" office:value-type="string" office:string-value="Bluewater Kayaks" calcext:value-type="string">
            <text:p>Bluewater Kayaks</text:p>
          </table:table-cell>
          <table:table-cell table:style-name="ce24" table:formula="of:=INDEX([.$O$54:.$O$98]; [.V58]+1)" office:value-type="float" office:value="595428" calcext:value-type="float">
            <text:p>$595,428</text:p>
          </table:table-cell>
          <table:table-cell/>
          <table:table-cell table:style-name="ce3" office:value-type="string" calcext:value-type="string">
            <text:p>Freeflow Kayaks</text:p>
          </table:table-cell>
          <table:table-cell table:style-name="ce16" table:formula="of:=INDEX([.$S$54:.$S$98]; [.V58])" office:value-type="string" office:string-value="Bluewater Kayaks" calcext:value-type="string">
            <text:p>Bluewater Kayaks</text:p>
          </table:table-cell>
          <table:table-cell table:style-name="ce25" table:formula="of:=INDEX([.$S$54:.$S$98]; [.V58]+1)" office:value-type="float" office:value="441" calcext:value-type="float">
            <text:p>441</text:p>
          </table:table-cell>
          <table:table-cell table:style-name="ce19" table:formula="of:=[.V57]+3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Bluewater Kayaks</text:p>
          </table:table-cell>
          <table:table-cell table:style-name="ce16" table:formula="of:=INDEX([.$X$54:.$X$98]; [.V58])" office:value-type="string" office:string-value="InSync Kayaks" calcext:value-type="string">
            <text:p>InSync Kayaks</text:p>
          </table:table-cell>
          <table:table-cell table:style-name="ce19" table:formula="of:=INDEX([.$X$54:.$X$98]; [.V58]+1)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6 years</text:p>
          </table:table-cell>
          <table:table-cell table:style-name="ce29" office:value-type="float" office:value="431.22" calcext:value-type="float">
            <text:p>$431.22</text:p>
          </table:table-cell>
          <table:table-cell table:style-name="ce19" table:formula="of:=INDEX([.$C$54:.$C$98];([.F104] *3)+2;1)" office:value-type="string" office:string-value="Bluewater Kayaks" calcext:value-type="string">
            <text:p>Bluewater Kayaks</text:p>
          </table:table-cell>
          <table:table-cell table:style-name="ce23" table:formula="of:=INDEX([.$C$54:.$C$98];([.F104] *3)+3;1)" office:value-type="float" office:value="412.02" calcext:value-type="float">
            <text:p>$412.02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884369" calcext:value-type="float">
            <text:p>$884,369</text:p>
          </table:table-cell>
          <table:table-cell table:style-name="ce32"/>
          <table:table-cell table:style-name="ce19" table:formula="of:=INDEX([.$G$54:.$G$98]; [.V59])" office:value-type="string" office:string-value="H2OExplorers" calcext:value-type="string">
            <text:p>H2OExplorers</text:p>
          </table:table-cell>
          <table:table-cell table:style-name="ce18" table:formula="of:=INDEX([.$G$54:.$G$98]; [.V59]+1)" office:value-type="float" office:value="521914" calcext:value-type="float">
            <text:p>$521,914</text:p>
          </table:table-cell>
          <table:table-cell/>
          <table:table-cell table:style-name="ce9" office:value-type="float" office:value="9875416" calcext:value-type="float">
            <text:p>$9,875,416</text:p>
          </table:table-cell>
          <table:table-cell table:style-name="ce16" table:formula="of:=INDEX([.$L$54:.$L$98]; [.V59])" office:value-type="string" office:string-value="Ramm" calcext:value-type="string">
            <text:p>Ramm</text:p>
          </table:table-cell>
          <table:table-cell table:style-name="ce24" table:formula="of:=INDEX([.$L$54:.$L$98]; [.V59]+1)" office:value-type="float" office:value="7661379" calcext:value-type="float">
            <text:p>$7,661,379</text:p>
          </table:table-cell>
          <table:table-cell table:style-name="ce9" office:value-type="float" office:value="1033789" calcext:value-type="float">
            <text:p>$1,033,789</text:p>
          </table:table-cell>
          <table:table-cell table:style-name="ce19" table:formula="of:=INDEX([.$O$54:.$O$98]; [.V59])" office:value-type="string" office:string-value="Ramm" calcext:value-type="string">
            <text:p>Ramm</text:p>
          </table:table-cell>
          <table:table-cell table:style-name="ce24" table:formula="of:=INDEX([.$O$54:.$O$98]; [.V59]+1)" office:value-type="float" office:value="565587" calcext:value-type="float">
            <text:p>$565,587</text:p>
          </table:table-cell>
          <table:table-cell/>
          <table:table-cell table:style-name="ce3" office:value-type="float" office:value="336" calcext:value-type="float">
            <text:p>336</text:p>
          </table:table-cell>
          <table:table-cell table:style-name="ce16" table:formula="of:=INDEX([.$S$54:.$S$98]; [.V59])" office:value-type="string" office:string-value="Under The Paddle" calcext:value-type="string">
            <text:p>Under The Paddle</text:p>
          </table:table-cell>
          <table:table-cell table:style-name="ce25" table:formula="of:=INDEX([.$S$54:.$S$98]; [.V59]+1)" office:value-type="float" office:value="510" calcext:value-type="float">
            <text:p>510</text:p>
          </table:table-cell>
          <table:table-cell table:style-name="ce19" table:formula="of:=[.V58]+3" office:value-type="float" office:value="17" calcext:value-type="float">
            <text:p>17</text:p>
          </table:table-cell>
          <table:table-cell/>
          <table:table-cell table:style-name="ce4" office:value-type="float" office:value="66" calcext:value-type="float">
            <text:p>66</text:p>
          </table:table-cell>
          <table:table-cell table:style-name="ce16" table:formula="of:=INDEX([.$X$54:.$X$98]; [.V59])" office:value-type="string" office:string-value="DraKayak" calcext:value-type="string">
            <text:p>DraKayak</text:p>
          </table:table-cell>
          <table:table-cell table:style-name="ce19" table:formula="of:=INDEX([.$X$54:.$X$98]; [.V59]+1)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3.8 / 5</text:p>
          </table:table-cell>
          <table:table-cell table:style-name="ce3" office:value-type="float" office:value="3" calcext:value-type="float">
            <text:p>3</text:p>
          </table:table-cell>
          <table:table-cell table:style-name="ce19" table:formula="of:=INDEX([.$C$54:.$C$98];([.F105] *3)+2;1)" office:value-type="string" office:string-value="H2OExplorers" calcext:value-type="string">
            <text:p>H2OExplorers</text:p>
          </table:table-cell>
          <table:table-cell table:style-name="ce23" table:formula="of:=INDEX([.$C$54:.$C$98];([.F105] *3)+3;1)" office:value-type="float" office:value="360.8" calcext:value-type="float">
            <text:p>$360.8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2"/>
          <table:table-cell table:style-name="ce19" table:formula="of:=INDEX([.$G$54:.$G$98]; [.V60])" office:value-type="string" office:string-value="ElevationKayaks" calcext:value-type="string">
            <text:p>ElevationKayaks</text:p>
          </table:table-cell>
          <table:table-cell table:style-name="ce18" table:formula="of:=INDEX([.$G$54:.$G$98]; [.V60]+1)" office:value-type="float" office:value="378049" calcext:value-type="float">
            <text:p>$378,049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6" table:formula="of:=INDEX([.$L$54:.$L$98]; [.V60])" office:value-type="string" office:string-value="Crystal Crest Kayaks" calcext:value-type="string">
            <text:p>Crystal Crest Kayaks</text:p>
          </table:table-cell>
          <table:table-cell table:style-name="ce24" table:formula="of:=INDEX([.$L$54:.$L$98]; [.V60]+1)" office:value-type="float" office:value="7521663" calcext:value-type="float">
            <text:p>$7,521,663</text:p>
          </table:table-cell>
          <table:table-cell table:style-name="ce3" office:value-type="float" office:value="3" calcext:value-type="float">
            <text:p>3</text:p>
          </table:table-cell>
          <table:table-cell table:style-name="ce19" table:formula="of:=INDEX([.$O$54:.$O$98]; [.V60])" office:value-type="string" office:string-value="ElevationKayaks" calcext:value-type="string">
            <text:p>ElevationKayaks</text:p>
          </table:table-cell>
          <table:table-cell table:style-name="ce24" table:formula="of:=INDEX([.$O$54:.$O$98]; [.V60]+1)" office:value-type="float" office:value="509935" calcext:value-type="float">
            <text:p>$509,93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6" table:formula="of:=INDEX([.$S$54:.$S$98]; [.V60])" office:value-type="string" office:string-value="DraKayak" calcext:value-type="string">
            <text:p>DraKayak</text:p>
          </table:table-cell>
          <table:table-cell table:style-name="ce25" table:formula="of:=INDEX([.$S$54:.$S$98]; [.V60]+1)" office:value-type="float" office:value="573" calcext:value-type="float">
            <text:p>573</text:p>
          </table:table-cell>
          <table:table-cell table:style-name="ce19" table:formula="of:=[.V59]+3" office:value-type="float" office:value="20" calcext:value-type="float">
            <text:p>2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6" table:formula="of:=INDEX([.$X$54:.$X$98]; [.V60])" office:value-type="string" office:string-value="Under The Paddle" calcext:value-type="string">
            <text:p>Under The Paddle</text:p>
          </table:table-cell>
          <table:table-cell table:style-name="ce19" table:formula="of:=INDEX([.$X$54:.$X$98]; [.V60]+1)" office:value-type="float" office:value="55" calcext:value-type="float">
            <text:p>55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$700.00 CAD</text:p>
          </table:table-cell>
          <table:table-cell table:style-name="ce3" office:value-type="string" calcext:value-type="string">
            <text:p>Great Lakes Kayak Co</text:p>
          </table:table-cell>
          <table:table-cell table:style-name="ce19" table:formula="of:=INDEX([.$C$54:.$C$98];([.F106] *3)+2;1)" office:value-type="string" office:string-value="ElevationKayaks" calcext:value-type="string">
            <text:p>ElevationKayaks</text:p>
          </table:table-cell>
          <table:table-cell table:style-name="ce23" table:formula="of:=INDEX([.$C$54:.$C$98];([.F106] *3)+3;1)" office:value-type="float" office:value="347.79" calcext:value-type="float">
            <text:p>$347.7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DraKayak</text:p>
          </table:table-cell>
          <table:table-cell table:style-name="ce32"/>
          <table:table-cell table:style-name="ce19" table:formula="of:=INDEX([.$G$54:.$G$98]; [.V61])" office:value-type="string" office:string-value="Freeflow Kayaks" calcext:value-type="string">
            <text:p>Freeflow Kayaks</text:p>
          </table:table-cell>
          <table:table-cell table:style-name="ce18" table:formula="of:=INDEX([.$G$54:.$G$98]; [.V61]+1)" office:value-type="float" office:value="262068" calcext:value-type="float">
            <text:p>$262,068</text:p>
          </table:table-cell>
          <table:table-cell/>
          <table:table-cell table:style-name="ce3" office:value-type="string" calcext:value-type="string">
            <text:p>Under The Paddle</text:p>
          </table:table-cell>
          <table:table-cell table:style-name="ce16" table:formula="of:=INDEX([.$L$54:.$L$98]; [.V61])" office:value-type="string" office:string-value="H2OExplorers" calcext:value-type="string">
            <text:p>H2OExplorers</text:p>
          </table:table-cell>
          <table:table-cell table:style-name="ce24" table:formula="of:=INDEX([.$L$54:.$L$98]; [.V61]+1)" office:value-type="float" office:value="6808930" calcext:value-type="float">
            <text:p>$6,808,930</text:p>
          </table:table-cell>
          <table:table-cell table:style-name="ce3" office:value-type="string" calcext:value-type="string">
            <text:p>Great Lakes Kayak Co</text:p>
          </table:table-cell>
          <table:table-cell table:style-name="ce19" table:formula="of:=INDEX([.$O$54:.$O$98]; [.V61])" office:value-type="string" office:string-value="AquaFloat" calcext:value-type="string">
            <text:p>AquaFloat</text:p>
          </table:table-cell>
          <table:table-cell table:style-name="ce24" table:formula="of:=INDEX([.$O$54:.$O$98]; [.V61]+1)" office:value-type="float" office:value="434865" calcext:value-type="float">
            <text:p>$434,865</text:p>
          </table:table-cell>
          <table:table-cell/>
          <table:table-cell table:style-name="ce3" office:value-type="string" calcext:value-type="string">
            <text:p>MarineX</text:p>
          </table:table-cell>
          <table:table-cell table:style-name="ce16" table:formula="of:=INDEX([.$S$54:.$S$98]; [.V61])" office:value-type="string" office:string-value="InSync Kayaks" calcext:value-type="string">
            <text:p>InSync Kayaks</text:p>
          </table:table-cell>
          <table:table-cell table:style-name="ce25" table:formula="of:=INDEX([.$S$54:.$S$98]; [.V61]+1)" office:value-type="float" office:value="1304" calcext:value-type="float">
            <text:p>1,304</text:p>
          </table:table-cell>
          <table:table-cell table:style-name="ce19" table:formula="of:=[.V60]+3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Sea Splash Kayaks</text:p>
          </table:table-cell>
          <table:table-cell table:style-name="ce16" table:formula="of:=INDEX([.$X$54:.$X$98]; [.V61])" office:value-type="string" office:string-value="Jaws Kayak" calcext:value-type="string">
            <text:p>Jaws Kayak</text:p>
          </table:table-cell>
          <table:table-cell table:style-name="ce19" table:formula="of:=INDEX([.$X$54:.$X$98]; [.V61]+1)" office:value-type="float" office:value="54" calcext:value-type="float">
            <text:p>54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MarineX</text:p>
          </table:table-cell>
          <table:table-cell table:style-name="ce29" office:value-type="float" office:value="430.19" calcext:value-type="float">
            <text:p>$430.19</text:p>
          </table:table-cell>
          <table:table-cell table:style-name="ce19" table:formula="of:=INDEX([.$C$54:.$C$98];([.F107] *3)+2;1)" office:value-type="string" office:string-value="AquaFloat" calcext:value-type="string">
            <text:p>AquaFloat</text:p>
          </table:table-cell>
          <table:table-cell table:style-name="ce23" table:formula="of:=INDEX([.$C$54:.$C$98];([.F107] *3)+3;1)" office:value-type="float" office:value="345.87" calcext:value-type="float">
            <text:p>$345.87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46367" calcext:value-type="float">
            <text:p>$846,367</text:p>
          </table:table-cell>
          <table:table-cell table:style-name="ce32"/>
          <table:table-cell table:style-name="ce19" table:formula="of:=INDEX([.$G$54:.$G$98]; [.V62])" office:value-type="string" office:string-value="Sea Splash Kayaks" calcext:value-type="string">
            <text:p>Sea Splash Kayaks</text:p>
          </table:table-cell>
          <table:table-cell table:style-name="ce18" table:formula="of:=INDEX([.$G$54:.$G$98]; [.V62]+1)" office:value-type="float" office:value="246619" calcext:value-type="float">
            <text:p>$246,619</text:p>
          </table:table-cell>
          <table:table-cell/>
          <table:table-cell table:style-name="ce9" office:value-type="float" office:value="8551520" calcext:value-type="float">
            <text:p>$8,551,520</text:p>
          </table:table-cell>
          <table:table-cell table:style-name="ce16" table:formula="of:=INDEX([.$L$54:.$L$98]; [.V62])" office:value-type="string" office:string-value="Nordiks" calcext:value-type="string">
            <text:p>Nordiks</text:p>
          </table:table-cell>
          <table:table-cell table:style-name="ce24" table:formula="of:=INDEX([.$L$54:.$L$98]; [.V62]+1)" office:value-type="float" office:value="6496104" calcext:value-type="float">
            <text:p>$6,496,104</text:p>
          </table:table-cell>
          <table:table-cell table:style-name="ce9" office:value-type="float" office:value="952841" calcext:value-type="float">
            <text:p>$952,841</text:p>
          </table:table-cell>
          <table:table-cell table:style-name="ce19" table:formula="of:=INDEX([.$O$54:.$O$98]; [.V62])" office:value-type="string" office:string-value="H2OExplorers" calcext:value-type="string">
            <text:p>H2OExplorers</text:p>
          </table:table-cell>
          <table:table-cell table:style-name="ce24" table:formula="of:=INDEX([.$O$54:.$O$98]; [.V62]+1)" office:value-type="float" office:value="411710" calcext:value-type="float">
            <text:p>$411,710</text:p>
          </table:table-cell>
          <table:table-cell/>
          <table:table-cell table:style-name="ce3" office:value-type="float" office:value="364" calcext:value-type="float">
            <text:p>364</text:p>
          </table:table-cell>
          <table:table-cell table:style-name="ce16" table:formula="of:=INDEX([.$S$54:.$S$98]; [.V62])" office:value-type="string" office:string-value="H2OExplorers" calcext:value-type="string">
            <text:p>H2OExplorers</text:p>
          </table:table-cell>
          <table:table-cell table:style-name="ce25" table:formula="of:=INDEX([.$S$54:.$S$98]; [.V62]+1)" office:value-type="float" office:value="1335" calcext:value-type="float">
            <text:p>1,335</text:p>
          </table:table-cell>
          <table:table-cell table:style-name="ce19" table:formula="of:=[.V61]+3" office:value-type="float" office:value="26" calcext:value-type="float">
            <text:p>2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16" table:formula="of:=INDEX([.$X$54:.$X$98]; [.V62])" office:value-type="string" office:string-value="Freeflow Kayaks" calcext:value-type="string">
            <text:p>Freeflow Kayaks</text:p>
          </table:table-cell>
          <table:table-cell table:style-name="ce19" table:formula="of:=INDEX([.$X$54:.$X$98]; [.V62]+1)" office:value-type="float" office:value="53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style-name="ce26" office:value-type="string" calcext:value-type="string">
            <text:p>Agile S2</text:p>
          </table:table-cell>
          <table:table-cell table:style-name="ce3" office:value-type="float" office:value="4" calcext:value-type="float">
            <text:p>4</text:p>
          </table:table-cell>
          <table:table-cell table:style-name="ce19" table:formula="of:=INDEX([.$C$54:.$C$98];([.F108] *3)+2;1)" office:value-type="string" office:string-value="Freeflow Kayaks" calcext:value-type="string">
            <text:p>Freeflow Kayaks</text:p>
          </table:table-cell>
          <table:table-cell table:style-name="ce23" table:formula="of:=INDEX([.$C$54:.$C$98];([.F108] *3)+3;1)" office:value-type="float" office:value="299.92" calcext:value-type="float">
            <text:p>$299.92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32"/>
          <table:table-cell table:style-name="ce19" table:formula="of:=INDEX([.$G$54:.$G$98]; [.V63])" office:value-type="string" office:string-value="Ramm" calcext:value-type="string">
            <text:p>Ramm</text:p>
          </table:table-cell>
          <table:table-cell table:style-name="ce18" table:formula="of:=INDEX([.$G$54:.$G$98]; [.V63]+1)" office:value-type="float" office:value="219250" calcext:value-type="float">
            <text:p>$219,25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6" table:formula="of:=INDEX([.$L$54:.$L$98]; [.V63])" office:value-type="string" office:string-value="MarineX" calcext:value-type="string">
            <text:p>MarineX</text:p>
          </table:table-cell>
          <table:table-cell table:style-name="ce24" table:formula="of:=INDEX([.$L$54:.$L$98]; [.V63]+1)" office:value-type="float" office:value="6480650" calcext:value-type="float">
            <text:p>$6,480,650</text:p>
          </table:table-cell>
          <table:table-cell table:style-name="ce3" office:value-type="float" office:value="4" calcext:value-type="float">
            <text:p>4</text:p>
          </table:table-cell>
          <table:table-cell table:style-name="ce19" table:formula="of:=INDEX([.$O$54:.$O$98]; [.V63])" office:value-type="string" office:string-value="Freeflow Kayaks" calcext:value-type="string">
            <text:p>Freeflow Kayaks</text:p>
          </table:table-cell>
          <table:table-cell table:style-name="ce24" table:formula="of:=INDEX([.$O$54:.$O$98]; [.V63]+1)" office:value-type="float" office:value="407675" calcext:value-type="float">
            <text:p>$407,67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6" table:formula="of:=INDEX([.$S$54:.$S$98]; [.V63])" office:value-type="string" office:string-value="Sea Splash Kayaks" calcext:value-type="string">
            <text:p>Sea Splash Kayaks</text:p>
          </table:table-cell>
          <table:table-cell table:style-name="ce25" table:formula="of:=INDEX([.$S$54:.$S$98]; [.V63]+1)" office:value-type="float" office:value="1903" calcext:value-type="float">
            <text:p>1,903</text:p>
          </table:table-cell>
          <table:table-cell table:style-name="ce19" table:formula="of:=[.V62]+3" office:value-type="float" office:value="29" calcext:value-type="float">
            <text:p>2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6" table:formula="of:=INDEX([.$X$54:.$X$98]; [.V63])" office:value-type="string" office:string-value="Great Lakes Kayak Co" calcext:value-type="string">
            <text:p>Great Lakes Kayak Co</text:p>
          </table:table-cell>
          <table:table-cell table:style-name="ce19" table:formula="of:=INDEX([.$X$54:.$X$98]; [.V63]+1)"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style-name="ce3" office:value-type="string" calcext:value-type="string">
            <text:p>Under The Paddle</text:p>
          </table:table-cell>
          <table:table-cell table:style-name="ce19" table:formula="of:=INDEX([.$C$54:.$C$98];([.F109] *3)+2;1)" office:value-type="string" office:string-value="Jaws Kayak" calcext:value-type="string">
            <text:p>Jaws Kayak</text:p>
          </table:table-cell>
          <table:table-cell table:style-name="ce23" table:formula="of:=INDEX([.$C$54:.$C$98];([.F109] *3)+3;1)" office:value-type="float" office:value="226.28" calcext:value-type="float">
            <text:p>$226.28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Bluewater Kayaks</text:p>
          </table:table-cell>
          <table:table-cell table:style-name="ce32"/>
          <table:table-cell table:style-name="ce19" table:formula="of:=INDEX([.$G$54:.$G$98]; [.V64])" office:value-type="string" office:string-value="Jaws Kayak" calcext:value-type="string">
            <text:p>Jaws Kayak</text:p>
          </table:table-cell>
          <table:table-cell table:style-name="ce18" table:formula="of:=INDEX([.$G$54:.$G$98]; [.V64]+1)" office:value-type="float" office:value="196506" calcext:value-type="float">
            <text:p>$196,506</text:p>
          </table:table-cell>
          <table:table-cell/>
          <table:table-cell table:style-name="ce3" office:value-type="string" calcext:value-type="string">
            <text:p>Sea Splash Kayaks</text:p>
          </table:table-cell>
          <table:table-cell table:style-name="ce16" table:formula="of:=INDEX([.$L$54:.$L$98]; [.V64])" office:value-type="string" office:string-value="Jaws Kayak" calcext:value-type="string">
            <text:p>Jaws Kayak</text:p>
          </table:table-cell>
          <table:table-cell table:style-name="ce24" table:formula="of:=INDEX([.$L$54:.$L$98]; [.V64]+1)" office:value-type="float" office:value="6202694" calcext:value-type="float">
            <text:p>$6,202,694</text:p>
          </table:table-cell>
          <table:table-cell table:style-name="ce3" office:value-type="string" calcext:value-type="string">
            <text:p>Crystal Crest Kayaks</text:p>
          </table:table-cell>
          <table:table-cell table:style-name="ce19" table:formula="of:=INDEX([.$O$54:.$O$98]; [.V64])" office:value-type="string" office:string-value="Sea Splash Kayaks" calcext:value-type="string">
            <text:p>Sea Splash Kayaks</text:p>
          </table:table-cell>
          <table:table-cell table:style-name="ce24" table:formula="of:=INDEX([.$O$54:.$O$98]; [.V64]+1)" office:value-type="float" office:value="201052" calcext:value-type="float">
            <text:p>$201,052</text:p>
          </table:table-cell>
          <table:table-cell/>
          <table:table-cell table:style-name="ce3" office:value-type="string" calcext:value-type="string">
            <text:p>Ramm</text:p>
          </table:table-cell>
          <table:table-cell table:style-name="ce16" table:formula="of:=INDEX([.$S$54:.$S$98]; [.V64])" office:value-type="string" office:string-value="Crystal Crest Kayaks" calcext:value-type="string">
            <text:p>Crystal Crest Kayaks</text:p>
          </table:table-cell>
          <table:table-cell table:style-name="ce25" table:formula="of:=INDEX([.$S$54:.$S$98]; [.V64]+1)" office:value-type="float" office:value="2255" calcext:value-type="float">
            <text:p>2,255</text:p>
          </table:table-cell>
          <table:table-cell table:style-name="ce19" table:formula="of:=[.V63]+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Crystal Crest Kayaks</text:p>
          </table:table-cell>
          <table:table-cell table:style-name="ce16" table:formula="of:=INDEX([.$X$54:.$X$98]; [.V64])" office:value-type="string" office:string-value="MarineX" calcext:value-type="string">
            <text:p>MarineX</text:p>
          </table:table-cell>
          <table:table-cell table:style-name="ce19" table:formula="of:=INDEX([.$X$54:.$X$98]; [.V64]+1)"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style-name="ce29" office:value-type="float" office:value="426.73" calcext:value-type="float">
            <text:p>$426.73</text:p>
          </table:table-cell>
          <table:table-cell table:style-name="ce19" table:formula="of:=INDEX([.$C$54:.$C$98];([.F110] *3)+2;1)" office:value-type="string" office:string-value="Sea Splash Kayaks" calcext:value-type="string">
            <text:p>Sea Splash Kayaks</text:p>
          </table:table-cell>
          <table:table-cell table:style-name="ce23" table:formula="of:=INDEX([.$C$54:.$C$98];([.F110] *3)+3;1)" office:value-type="float" office:value="190.66" calcext:value-type="float">
            <text:p>$190.6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826634" calcext:value-type="float">
            <text:p>$826,634</text:p>
          </table:table-cell>
          <table:table-cell table:style-name="ce32"/>
          <table:table-cell table:style-name="ce19" table:formula="of:=INDEX([.$G$54:.$G$98]; [.V65])" office:value-type="string" office:string-value="MarineX" calcext:value-type="string">
            <text:p>MarineX</text:p>
          </table:table-cell>
          <table:table-cell table:style-name="ce25" table:formula="of:=INDEX([.$G$54:.$G$98]; [.V65]+1)" office:value-type="float" office:value="127354" calcext:value-type="float">
            <text:p>127,354</text:p>
          </table:table-cell>
          <table:table-cell/>
          <table:table-cell table:style-name="ce9" office:value-type="float" office:value="8422978" calcext:value-type="float">
            <text:p>$8,422,978</text:p>
          </table:table-cell>
          <table:table-cell table:style-name="ce16" table:formula="of:=INDEX([.$L$54:.$L$98]; [.V65])" office:value-type="string" office:string-value="ElevationKayaks" calcext:value-type="string">
            <text:p>ElevationKayaks</text:p>
          </table:table-cell>
          <table:table-cell table:style-name="ce34" table:formula="of:=INDEX([.$L$54:.$L$98]; [.V65]+1)" office:value-type="float" office:value="5558248" calcext:value-type="float">
            <text:p>5,558,248</text:p>
          </table:table-cell>
          <table:table-cell table:style-name="ce9" office:value-type="float" office:value="839298" calcext:value-type="float">
            <text:p>$839,298</text:p>
          </table:table-cell>
          <table:table-cell table:style-name="ce19" table:formula="of:=INDEX([.$O$54:.$O$98]; [.V65])" office:value-type="string" office:string-value="MarineX" calcext:value-type="string">
            <text:p>MarineX</text:p>
          </table:table-cell>
          <table:table-cell table:style-name="ce24" table:formula="of:=INDEX([.$O$54:.$O$98]; [.V65]+1)" office:value-type="float" office:value="170174" calcext:value-type="float">
            <text:p>$170,174</text:p>
          </table:table-cell>
          <table:table-cell/>
          <table:table-cell table:style-name="ce3" office:value-type="float" office:value="436" calcext:value-type="float">
            <text:p>436</text:p>
          </table:table-cell>
          <table:table-cell table:style-name="ce16" table:formula="of:=INDEX([.$S$54:.$S$98]; [.V65])" office:value-type="string" office:string-value="Great Lakes Kayak Co" calcext:value-type="string">
            <text:p>Great Lakes Kayak Co</text:p>
          </table:table-cell>
          <table:table-cell table:style-name="ce25" table:formula="of:=INDEX([.$S$54:.$S$98]; [.V65]+1)" office:value-type="float" office:value="3305" calcext:value-type="float">
            <text:p>3,305</text:p>
          </table:table-cell>
          <table:table-cell table:style-name="ce19" table:formula="of:=[.V64]+3" office:value-type="float" office:value="35" calcext:value-type="float">
            <text:p>3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16" table:formula="of:=INDEX([.$X$54:.$X$98]; [.V65])" office:value-type="string" office:string-value="Nordiks" calcext:value-type="string">
            <text:p>Nordiks</text:p>
          </table:table-cell>
          <table:table-cell table:style-name="ce19" table:formula="of:=INDEX([.$X$54:.$X$98]; [.V65]+1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19" table:formula="of:=INDEX([.$C$54:.$C$98];([.F111] *3)+2;1)" office:value-type="string" office:string-value="MarineX" calcext:value-type="string">
            <text:p>MarineX</text:p>
          </table:table-cell>
          <table:table-cell table:style-name="ce23" table:formula="of:=INDEX([.$C$54:.$C$98];([.F111] *3)+3;1)" office:value-type="float" office:value="172.45" calcext:value-type="float">
            <text:p>$172.4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2"/>
          <table:table-cell table:style-name="ce19" table:formula="of:=INDEX([.$G$54:.$G$98]; [.V66])" office:value-type="string" office:string-value="Nordiks" calcext:value-type="string">
            <text:p>Nordiks</text:p>
          </table:table-cell>
          <table:table-cell table:style-name="ce25" table:formula="of:=INDEX([.$G$54:.$G$98]; [.V66]+1)" office:value-type="float" office:value="4759" calcext:value-type="float">
            <text:p>4,759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16" table:formula="of:=INDEX([.$L$54:.$L$98]; [.V66])" office:value-type="string" office:string-value="Freeflow Kayaks" calcext:value-type="string">
            <text:p>Freeflow Kayaks</text:p>
          </table:table-cell>
          <table:table-cell table:style-name="ce34" table:formula="of:=INDEX([.$L$54:.$L$98]; [.V66]+1)" office:value-type="float" office:value="5469581" calcext:value-type="float">
            <text:p>5,469,58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INDEX([.$O$54:.$O$98]; [.V66])" office:value-type="string" office:string-value="Jaws Kayak" calcext:value-type="string">
            <text:p>Jaws Kayak</text:p>
          </table:table-cell>
          <table:table-cell table:style-name="ce24" table:formula="of:=INDEX([.$O$54:.$O$98]; [.V66]+1)" office:value-type="float" office:value="91621" calcext:value-type="float">
            <text:p>$91,62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16" table:formula="of:=INDEX([.$S$54:.$S$98]; [.V66])" office:value-type="string" office:string-value="Jaws Kayak" calcext:value-type="string">
            <text:p>Jaws Kayak</text:p>
          </table:table-cell>
          <table:table-cell table:style-name="ce25" table:formula="of:=INDEX([.$S$54:.$S$98]; [.V66]+1)" office:value-type="float" office:value="3310" calcext:value-type="float">
            <text:p>3,310</text:p>
          </table:table-cell>
          <table:table-cell table:style-name="ce19" table:formula="of:=[.V65]+3" office:value-type="float" office:value="38" calcext:value-type="float">
            <text:p>3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16" table:formula="of:=INDEX([.$X$54:.$X$98]; [.V66])" office:value-type="string" office:string-value="H2OExplorers" calcext:value-type="string">
            <text:p>H2OExplorers</text:p>
          </table:table-cell>
          <table:table-cell table:style-name="ce19" table:formula="of:=INDEX([.$X$54:.$X$98]; [.V66]+1)"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3" office:value-type="string" calcext:value-type="string">
            <text:p>Crystal Crest Kayaks</text:p>
          </table:table-cell>
          <table:table-cell table:style-name="ce19" table:formula="of:=INDEX([.$C$54:.$C$98];([.F112] *3)+2;1)" office:value-type="string" office:string-value="InSync Kayaks" calcext:value-type="string">
            <text:p>InSync Kayaks</text:p>
          </table:table-cell>
          <table:table-cell table:style-name="ce23" table:formula="of:=INDEX([.$C$54:.$C$98];([.F112] *3)+3;1)" office:value-type="float" office:value="77.01" calcext:value-type="float">
            <text:p>$77.01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Crystal Crest Kayaks</text:p>
          </table:table-cell>
          <table:table-cell table:style-name="ce32"/>
          <table:table-cell table:style-name="ce19" table:formula="of:=INDEX([.$G$54:.$G$98]; [.V67])" office:value-type="string" office:string-value="InSync Kayaks" calcext:value-type="string">
            <text:p>InSync Kayaks</text:p>
          </table:table-cell>
          <table:table-cell table:style-name="ce25" table:formula="of:=INDEX([.$G$54:.$G$98]; [.V67]+1)" office:value-type="float" office:value="-222774" calcext:value-type="float">
            <text:p>-222,774</text:p>
          </table:table-cell>
          <table:table-cell/>
          <table:table-cell table:style-name="ce4" office:value-type="string" calcext:value-type="string">
            <text:p>Bluewater Kayaks</text:p>
          </table:table-cell>
          <table:table-cell table:style-name="ce16" table:formula="of:=INDEX([.$L$54:.$L$98]; [.V67])" office:value-type="string" office:string-value="InSync Kayaks" calcext:value-type="string">
            <text:p>InSync Kayaks</text:p>
          </table:table-cell>
          <table:table-cell table:style-name="ce34" table:formula="of:=INDEX([.$L$54:.$L$98]; [.V67]+1)" office:value-type="float" office:value="3752982" calcext:value-type="float">
            <text:p>3,752,982</text:p>
          </table:table-cell>
          <table:table-cell table:style-name="ce4" office:value-type="string" calcext:value-type="string">
            <text:p>Bluewater Kayaks</text:p>
          </table:table-cell>
          <table:table-cell table:style-name="ce19" table:formula="of:=INDEX([.$O$54:.$O$98]; [.V67])" office:value-type="string" office:string-value="InSync Kayaks" calcext:value-type="string">
            <text:p>InSync Kayaks</text:p>
          </table:table-cell>
          <table:table-cell table:style-name="ce24" table:formula="of:=INDEX([.$O$54:.$O$98]; [.V67]+1)" office:value-type="float" office:value="-217310" calcext:value-type="float">
            <text:p>-$217,310</text:p>
          </table:table-cell>
          <table:table-cell/>
          <table:table-cell table:style-name="ce4" office:value-type="string" calcext:value-type="string">
            <text:p>Bluewater Kayaks</text:p>
          </table:table-cell>
          <table:table-cell table:style-name="ce16" table:formula="of:=INDEX([.$S$54:.$S$98]; [.V67])" office:value-type="string" office:string-value="Nordiks" calcext:value-type="string">
            <text:p>Nordiks</text:p>
          </table:table-cell>
          <table:table-cell table:style-name="ce25" table:formula="of:=INDEX([.$S$54:.$S$98]; [.V67]+1)" office:value-type="float" office:value="3989" calcext:value-type="float">
            <text:p>3,989</text:p>
          </table:table-cell>
          <table:table-cell table:style-name="ce19" table:formula="of:=[.V66]+3"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InSync Kayaks</text:p>
          </table:table-cell>
          <table:table-cell table:style-name="ce16" table:formula="of:=INDEX([.$X$54:.$X$98]; [.V67])" office:value-type="string" office:string-value="AquaFloat" calcext:value-type="string">
            <text:p>AquaFloat</text:p>
          </table:table-cell>
          <table:table-cell table:style-name="ce19" table:formula="of:=INDEX([.$X$54:.$X$98]; [.V67]+1)" office:value-type="float" office:value="46" calcext:value-type="float">
            <text:p>4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style-name="ce29" office:value-type="float" office:value="422.43" calcext:value-type="float">
            <text:p>$422.43</text:p>
          </table:table-cell>
          <table:table-cell table:style-name="ce19" table:formula="of:=INDEX([.$C$54:.$C$98];([.F113] *3)+2;1)" office:value-type="string" office:string-value="Nordiks" calcext:value-type="string">
            <text:p>Nordiks</text:p>
          </table:table-cell>
          <table:table-cell table:style-name="ce23" table:formula="of:=INDEX([.$C$54:.$C$98];([.F113] *3)+3;1)" office:value-type="float" office:value="75.15" calcext:value-type="float">
            <text:p>$75.15</text:p>
          </table:table-cell>
          <table:table-cell table:style-name="ce1" office:value-type="float" office:value="15" calcext:value-type="float">
            <text:p>15</text:p>
          </table:table-cell>
          <table:table-cell table:style-name="ce9" office:value-type="float" office:value="728764" calcext:value-type="float">
            <text:p>$728,764</text:p>
          </table:table-cell>
          <table:table-cell table:style-name="ce32"/>
          <table:table-cell table:style-name="ce19" table:formula="of:=INDEX([.$G$54:.$G$98]; [.V68])" office:value-type="string" office:string-value="AquaFloat" calcext:value-type="string">
            <text:p>AquaFloat</text:p>
          </table:table-cell>
          <table:table-cell table:style-name="ce25" table:formula="of:=INDEX([.$G$54:.$G$98]; [.V68]+1)" office:value-type="float" office:value="-340948" calcext:value-type="float">
            <text:p>-340,948</text:p>
          </table:table-cell>
          <table:table-cell/>
          <table:table-cell table:style-name="ce10" office:value-type="float" office:value="8382123" calcext:value-type="float">
            <text:p>$8,382,123</text:p>
          </table:table-cell>
          <table:table-cell table:style-name="ce16" table:formula="of:=INDEX([.$L$54:.$L$98]; [.V68])" office:value-type="string" office:string-value="AquaFloat" calcext:value-type="string">
            <text:p>AquaFloat</text:p>
          </table:table-cell>
          <table:table-cell table:style-name="ce34" table:formula="of:=INDEX([.$L$54:.$L$98]; [.V68]+1)" office:value-type="float" office:value="1395314" calcext:value-type="float">
            <text:p>1,395,314</text:p>
          </table:table-cell>
          <table:table-cell table:style-name="ce10" office:value-type="float" office:value="595428" calcext:value-type="float">
            <text:p>$595,428</text:p>
          </table:table-cell>
          <table:table-cell table:style-name="ce19" table:formula="of:=INDEX([.$O$54:.$O$98]; [.V68])" office:value-type="string" office:string-value="Nordiks" calcext:value-type="string">
            <text:p>Nordiks</text:p>
          </table:table-cell>
          <table:table-cell table:style-name="ce24" table:formula="of:=INDEX([.$O$54:.$O$98]; [.V68]+1)" office:value-type="float" office:value="-510415" calcext:value-type="float">
            <text:p>-$510,415</text:p>
          </table:table-cell>
          <table:table-cell/>
          <table:table-cell table:style-name="ce37" office:value-type="float" office:value="441" calcext:value-type="float">
            <text:p>441</text:p>
          </table:table-cell>
          <table:table-cell table:style-name="ce16" table:formula="of:=INDEX([.$S$54:.$S$98]; [.V68])" office:value-type="string" office:string-value="AquaFloat" calcext:value-type="string">
            <text:p>AquaFloat</text:p>
          </table:table-cell>
          <table:table-cell table:style-name="ce25" table:formula="of:=INDEX([.$S$54:.$S$98]; [.V68]+1)" office:value-type="float" office:value="8912" calcext:value-type="float">
            <text:p>8,912</text:p>
          </table:table-cell>
          <table:table-cell table:style-name="ce19" table:formula="of:=[.V67]+3" office:value-type="float" office:value="44" calcext:value-type="float">
            <text:p>44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16" table:formula="of:=INDEX([.$X$54:.$X$98]; [.V68])" office:value-type="string" office:string-value="ElevationKayaks" calcext:value-type="string">
            <text:p>ElevationKayaks</text:p>
          </table:table-cell>
          <table:table-cell table:style-name="ce19" table:formula="of:=INDEX([.$X$54:.$X$98]; [.V68]+1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6 years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16"/>
          <table:table-cell/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16"/>
          <table:table-cell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16"/>
          <table:table-cell/>
          <table:table-cell table:style-name="ce19" table:formula="of:=[.V68]+3" office:value-type="float" office:value="47" calcext:value-type="float">
            <text:p>4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6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3.95 / 5</text:p>
          </table:table-cell>
          <table:table-cell table:style-name="ce4" office:value-type="string" calcext:value-type="string">
            <text:p>Bluewater Kaya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H2OExplorers</text:p>
          </table:table-cell>
          <table:table-cell table:number-columns-repeated="4"/>
          <table:table-cell table:style-name="ce3" office:value-type="string" calcext:value-type="string">
            <text:p>Ramm</text:p>
          </table:table-cell>
          <table:table-cell table:style-name="ce16"/>
          <table:table-cell/>
          <table:table-cell table:style-name="ce3" office:value-type="string" calcext:value-type="string">
            <text:p>Ramm</text:p>
          </table:table-cell>
          <table:table-cell table:number-columns-repeated="3"/>
          <table:table-cell table:style-name="ce3" office:value-type="string" calcext:value-type="string">
            <text:p>Under The Paddle</text:p>
          </table:table-cell>
          <table:table-cell table:style-name="ce16"/>
          <table:table-cell/>
          <table:table-cell table:style-name="ce19" table:formula="of:=[.V69]+3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DraKayak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$500.00 CAD</text:p>
          </table:table-cell>
          <table:table-cell table:style-name="ce30" office:value-type="float" office:value="412.02" calcext:value-type="float">
            <text:p>$412.02</text:p>
          </table:table-cell>
          <table:table-cell/>
          <table:table-cell table:style-name="ce16"/>
          <table:table-cell/>
          <table:table-cell table:style-name="ce9" office:value-type="float" office:value="521914" calcext:value-type="float">
            <text:p>$521,914</text:p>
          </table:table-cell>
          <table:table-cell table:number-columns-repeated="4"/>
          <table:table-cell table:style-name="ce9" office:value-type="float" office:value="7661379" calcext:value-type="float">
            <text:p>$7,661,379</text:p>
          </table:table-cell>
          <table:table-cell table:style-name="ce16"/>
          <table:table-cell/>
          <table:table-cell table:style-name="ce9" office:value-type="float" office:value="565587" calcext:value-type="float">
            <text:p>$565,587</text:p>
          </table:table-cell>
          <table:table-cell table:number-columns-repeated="3"/>
          <table:table-cell table:style-name="ce33" office:value-type="float" office:value="510" calcext:value-type="float">
            <text:p>510</text:p>
          </table:table-cell>
          <table:table-cell table:number-columns-repeated="2"/>
          <table:table-cell table:style-name="ce19" table:formula="of:=[.V70]+3" office:value-type="float" office:value="53" calcext:value-type="float">
            <text:p>53</text:p>
          </table:table-cell>
          <table:table-cell/>
          <table:table-cell table:style-name="ce3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/>
          <table:table-cell table:style-name="ce26" office:value-type="string" calcext:value-type="string">
            <text:p>AquaFloat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16"/>
          <table:table-cell/>
          <table:table-cell table:style-name="ce3" office:value-type="float" office:value="7" calcext:value-type="float">
            <text:p>7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16"/>
          <table:table-cell/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19" table:formula="of:=[.V71]+3" office:value-type="float" office:value="56" calcext:value-type="float">
            <text:p>5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Alligator X3</text:p>
          </table:table-cell>
          <table:table-cell table:style-name="ce3" office:value-type="string" calcext:value-type="string">
            <text:p>H2OExplorer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ElevationKayaks</text:p>
          </table:table-cell>
          <table:table-cell table:number-columns-repeated="4"/>
          <table:table-cell table:style-name="ce3" office:value-type="string" calcext:value-type="string">
            <text:p>Crystal Crest Kayaks</text:p>
          </table:table-cell>
          <table:table-cell table:style-name="ce16"/>
          <table:table-cell/>
          <table:table-cell table:style-name="ce3" office:value-type="string" calcext:value-type="string">
            <text:p>ElevationKayaks</text:p>
          </table:table-cell>
          <table:table-cell table:number-columns-repeated="3"/>
          <table:table-cell table:style-name="ce3" office:value-type="string" calcext:value-type="string">
            <text:p>DraKayak</text:p>
          </table:table-cell>
          <table:table-cell table:number-columns-repeated="2"/>
          <table:table-cell table:style-name="ce19" table:formula="of:=[.V72]+3" office:value-type="float" office:value="59" calcext:value-type="float">
            <text:p>59</text:p>
          </table:table-cell>
          <table:table-cell/>
          <table:table-cell table:style-name="ce3" office:value-type="string" calcext:value-type="string">
            <text:p>Under The Paddle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style-name="ce29" office:value-type="float" office:value="360.8" calcext:value-type="float">
            <text:p>$360.80</text:p>
          </table:table-cell>
          <table:table-cell/>
          <table:table-cell table:style-name="ce16"/>
          <table:table-cell/>
          <table:table-cell table:style-name="ce9" office:value-type="float" office:value="378049" calcext:value-type="float">
            <text:p>$378,049</text:p>
          </table:table-cell>
          <table:table-cell table:number-columns-repeated="4"/>
          <table:table-cell table:style-name="ce9" office:value-type="float" office:value="7521663" calcext:value-type="float">
            <text:p>$7,521,663</text:p>
          </table:table-cell>
          <table:table-cell table:style-name="ce16"/>
          <table:table-cell/>
          <table:table-cell table:style-name="ce9" office:value-type="float" office:value="509935" calcext:value-type="float">
            <text:p>$509,935</text:p>
          </table:table-cell>
          <table:table-cell table:number-columns-repeated="3"/>
          <table:table-cell table:style-name="ce33" office:value-type="float" office:value="573" calcext:value-type="float">
            <text:p>573</text:p>
          </table:table-cell>
          <table:table-cell table:number-columns-repeated="2"/>
          <table:table-cell table:style-name="ce19" table:formula="of:=[.V73]+3" office:value-type="float" office:value="62" calcext:value-type="float">
            <text:p>62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High density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6"/>
          <table:table-cell/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16"/>
          <table:table-cell/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19" table:formula="of:=[.V74]+3" office:value-type="float" office:value="65" calcext:value-type="float">
            <text:p>6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3" office:value-type="string" calcext:value-type="string">
            <text:p>ElevationKaya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Freeflow Kayaks</text:p>
          </table:table-cell>
          <table:table-cell table:number-columns-repeated="4"/>
          <table:table-cell table:style-name="ce3" office:value-type="string" calcext:value-type="string">
            <text:p>H2OExplorers</text:p>
          </table:table-cell>
          <table:table-cell table:style-name="ce16"/>
          <table:table-cell/>
          <table:table-cell table:style-name="ce3" office:value-type="string" calcext:value-type="string">
            <text:p>AquaFloat</text:p>
          </table:table-cell>
          <table:table-cell table:number-columns-repeated="3"/>
          <table:table-cell table:style-name="ce3" office:value-type="string" calcext:value-type="string">
            <text:p>InSync Kayaks</text:p>
          </table:table-cell>
          <table:table-cell table:number-columns-repeated="2"/>
          <table:table-cell table:style-name="ce19" table:formula="of:=[.V75]+3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Jaws Kayak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29" office:value-type="float" office:value="347.79" calcext:value-type="float">
            <text:p>$347.79</text:p>
          </table:table-cell>
          <table:table-cell/>
          <table:table-cell table:style-name="ce16"/>
          <table:table-cell/>
          <table:table-cell table:style-name="ce9" office:value-type="float" office:value="262068" calcext:value-type="float">
            <text:p>$262,068</text:p>
          </table:table-cell>
          <table:table-cell table:number-columns-repeated="4"/>
          <table:table-cell table:style-name="ce9" office:value-type="float" office:value="6808930" calcext:value-type="float">
            <text:p>$6,808,930</text:p>
          </table:table-cell>
          <table:table-cell table:style-name="ce16"/>
          <table:table-cell/>
          <table:table-cell table:style-name="ce9" office:value-type="float" office:value="434865" calcext:value-type="float">
            <text:p>$434,865</text:p>
          </table:table-cell>
          <table:table-cell table:number-columns-repeated="3"/>
          <table:table-cell table:style-name="ce33" office:value-type="float" office:value="1304" calcext:value-type="float">
            <text:p>1,304</text:p>
          </table:table-cell>
          <table:table-cell table:number-columns-repeated="2"/>
          <table:table-cell table:style-name="ce19" table:formula="of:=[.V76]+3" office:value-type="float" office:value="71" calcext:value-type="float">
            <text:p>71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Support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6"/>
          <table:table-cell/>
          <table:table-cell table:style-name="ce3" office:value-type="float" office:value="9" calcext:value-type="float">
            <text:p>9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16"/>
          <table:table-cell/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19" table:formula="of:=[.V77]+3" office:value-type="float" office:value="74" calcext:value-type="float">
            <text:p>7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style-name="ce3" office:value-type="string" calcext:value-type="string">
            <text:p>AquaFloat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Sea Splash Kayaks</text:p>
          </table:table-cell>
          <table:table-cell table:number-columns-repeated="4"/>
          <table:table-cell table:style-name="ce3" office:value-type="string" calcext:value-type="string">
            <text:p>Nordiks</text:p>
          </table:table-cell>
          <table:table-cell table:style-name="ce16"/>
          <table:table-cell/>
          <table:table-cell table:style-name="ce3" office:value-type="string" calcext:value-type="string">
            <text:p>H2OExplorers</text:p>
          </table:table-cell>
          <table:table-cell table:number-columns-repeated="3"/>
          <table:table-cell table:style-name="ce3" office:value-type="string" calcext:value-type="string">
            <text:p>H2OExplorers</text:p>
          </table:table-cell>
          <table:table-cell table:number-columns-repeated="2"/>
          <table:table-cell table:style-name="ce19" table:formula="of:=[.V78]+3" office:value-type="float" office:value="77" calcext:value-type="float">
            <text:p>77</text:p>
          </table:table-cell>
          <table:table-cell/>
          <table:table-cell table:style-name="ce3" office:value-type="string" calcext:value-type="string">
            <text:p>Freeflow Kayaks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4.05 / 5</text:p>
          </table:table-cell>
          <table:table-cell table:style-name="ce29" office:value-type="float" office:value="345.87" calcext:value-type="float">
            <text:p>$345.87</text:p>
          </table:table-cell>
          <table:table-cell/>
          <table:table-cell table:style-name="ce16"/>
          <table:table-cell/>
          <table:table-cell table:style-name="ce9" office:value-type="float" office:value="246619" calcext:value-type="float">
            <text:p>$246,619</text:p>
          </table:table-cell>
          <table:table-cell table:number-columns-repeated="4"/>
          <table:table-cell table:style-name="ce9" office:value-type="float" office:value="6496104" calcext:value-type="float">
            <text:p>$6,496,104</text:p>
          </table:table-cell>
          <table:table-cell table:style-name="ce16"/>
          <table:table-cell/>
          <table:table-cell table:style-name="ce9" office:value-type="float" office:value="411710" calcext:value-type="float">
            <text:p>$411,710</text:p>
          </table:table-cell>
          <table:table-cell table:number-columns-repeated="3"/>
          <table:table-cell table:style-name="ce33" office:value-type="float" office:value="1335" calcext:value-type="float">
            <text:p>1,335</text:p>
          </table:table-cell>
          <table:table-cell table:number-columns-repeated="2"/>
          <table:table-cell table:style-name="ce19" table:formula="of:=[.V79]+3" office:value-type="float" office:value="80" calcext:value-type="float">
            <text:p>80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$800.00 CAD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16"/>
          <table:table-cell/>
          <table:table-cell table:style-name="ce3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16"/>
          <table:table-cell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19" table:formula="of:=[.V80]+3" office:value-type="float" office:value="83" calcext:value-type="float">
            <text:p>8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AquaFloat</text:p>
          </table:table-cell>
          <table:table-cell table:style-name="ce3" office:value-type="string" calcext:value-type="string">
            <text:p>Freeflow Kaya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Ramm</text:p>
          </table:table-cell>
          <table:table-cell table:number-columns-repeated="4"/>
          <table:table-cell table:style-name="ce3" office:value-type="string" calcext:value-type="string">
            <text:p>MarineX</text:p>
          </table:table-cell>
          <table:table-cell table:style-name="ce16"/>
          <table:table-cell/>
          <table:table-cell table:style-name="ce3" office:value-type="string" calcext:value-type="string">
            <text:p>Freeflow Kayaks</text:p>
          </table:table-cell>
          <table:table-cell table:number-columns-repeated="3"/>
          <table:table-cell table:style-name="ce3" office:value-type="string" calcext:value-type="string">
            <text:p>Sea Splash Kayaks</text:p>
          </table:table-cell>
          <table:table-cell table:number-columns-repeated="2"/>
          <table:table-cell table:style-name="ce19" table:formula="of:=[.V81]+3" office:value-type="float" office:value="86" calcext:value-type="float">
            <text:p>86</text:p>
          </table:table-cell>
          <table:table-cell/>
          <table:table-cell table:style-name="ce3" office:value-type="string" calcext:value-type="string">
            <text:p>Great Lakes Kayak Co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AquaGlider</text:p>
          </table:table-cell>
          <table:table-cell table:style-name="ce29" office:value-type="float" office:value="299.92" calcext:value-type="float">
            <text:p>$299.92</text:p>
          </table:table-cell>
          <table:table-cell/>
          <table:table-cell table:style-name="ce16"/>
          <table:table-cell/>
          <table:table-cell table:style-name="ce9" office:value-type="float" office:value="219250" calcext:value-type="float">
            <text:p>$219,250</text:p>
          </table:table-cell>
          <table:table-cell table:number-columns-repeated="4"/>
          <table:table-cell table:style-name="ce9" office:value-type="float" office:value="6480650" calcext:value-type="float">
            <text:p>$6,480,650</text:p>
          </table:table-cell>
          <table:table-cell table:style-name="ce16"/>
          <table:table-cell/>
          <table:table-cell table:style-name="ce9" office:value-type="float" office:value="407675" calcext:value-type="float">
            <text:p>$407,675</text:p>
          </table:table-cell>
          <table:table-cell table:number-columns-repeated="3"/>
          <table:table-cell table:style-name="ce33" office:value-type="float" office:value="1903" calcext:value-type="float">
            <text:p>1,903</text:p>
          </table:table-cell>
          <table:table-cell table:number-columns-repeated="2"/>
          <table:table-cell table:style-name="ce19" table:formula="of:=[.V82]+3" office:value-type="float" office:value="89" calcext:value-type="float">
            <text:p>89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/>
          <table:table-cell table:style-name="ce26" office:value-type="string" calcext:value-type="string">
            <text:p>Leisure (Sit-On-Top)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16"/>
          <table:table-cell/>
          <table:table-cell table:style-name="ce3" office:value-type="float" office:value="11" calcext:value-type="float">
            <text:p>11</text:p>
          </table:table-cell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16"/>
          <table:table-cell/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19" table:formula="of:=[.V83]+3" office:value-type="float" office:value="92" calcext:value-type="float">
            <text:p>9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style-name="ce3" office:value-type="string" calcext:value-type="string">
            <text:p>Jaws Kayak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Jaws Kayak</text:p>
          </table:table-cell>
          <table:table-cell table:number-columns-repeated="4"/>
          <table:table-cell table:style-name="ce3" office:value-type="string" calcext:value-type="string">
            <text:p>Jaws Kayak</text:p>
          </table:table-cell>
          <table:table-cell table:style-name="ce16"/>
          <table:table-cell/>
          <table:table-cell table:style-name="ce3" office:value-type="string" calcext:value-type="string">
            <text:p>Sea Splash Kayaks</text:p>
          </table:table-cell>
          <table:table-cell table:number-columns-repeated="3"/>
          <table:table-cell table:style-name="ce3" office:value-type="string" calcext:value-type="string">
            <text:p>Crystal Crest Kayaks</text:p>
          </table:table-cell>
          <table:table-cell table:number-columns-repeated="2"/>
          <table:table-cell table:style-name="ce19" table:formula="of:=[.V84]+3" office:value-type="float" office:value="95" calcext:value-type="float">
            <text:p>95</text:p>
          </table:table-cell>
          <table:table-cell/>
          <table:table-cell table:style-name="ce3" office:value-type="string" calcext:value-type="string">
            <text:p>MarineX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29" office:value-type="float" office:value="226.28" calcext:value-type="float">
            <text:p>$226.28</text:p>
          </table:table-cell>
          <table:table-cell/>
          <table:table-cell table:style-name="ce16"/>
          <table:table-cell/>
          <table:table-cell table:style-name="ce9" office:value-type="float" office:value="196506" calcext:value-type="float">
            <text:p>$196,506</text:p>
          </table:table-cell>
          <table:table-cell table:number-columns-repeated="4"/>
          <table:table-cell table:style-name="ce9" office:value-type="float" office:value="6202694" calcext:value-type="float">
            <text:p>$6,202,694</text:p>
          </table:table-cell>
          <table:table-cell table:style-name="ce16"/>
          <table:table-cell/>
          <table:table-cell table:style-name="ce9" office:value-type="float" office:value="201052" calcext:value-type="float">
            <text:p>$201,052</text:p>
          </table:table-cell>
          <table:table-cell table:number-columns-repeated="3"/>
          <table:table-cell table:style-name="ce33" office:value-type="float" office:value="2255" calcext:value-type="float">
            <text:p>2,255</text:p>
          </table:table-cell>
          <table:table-cell table:number-columns-repeated="2"/>
          <table:table-cell table:style-name="ce19" table:formula="of:=[.V85]+3" office:value-type="float" office:value="98" calcext:value-type="float">
            <text:p>98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Yes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16"/>
          <table:table-cell/>
          <table:table-cell table:style-name="ce3" office:value-type="float" office:value="12" calcext:value-type="float">
            <text:p>12</text:p>
          </table:table-cell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16"/>
          <table:table-cell/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9" table:formula="of:=[.V86]+3" office:value-type="float" office:value="101" calcext:value-type="float">
            <text:p>10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style-name="ce3" office:value-type="string" calcext:value-type="string">
            <text:p>Sea Splash Kaya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MarineX</text:p>
          </table:table-cell>
          <table:table-cell table:number-columns-repeated="4"/>
          <table:table-cell table:style-name="ce3" office:value-type="string" calcext:value-type="string">
            <text:p>ElevationKayaks</text:p>
          </table:table-cell>
          <table:table-cell table:style-name="ce16"/>
          <table:table-cell/>
          <table:table-cell table:style-name="ce3" office:value-type="string" calcext:value-type="string">
            <text:p>MarineX</text:p>
          </table:table-cell>
          <table:table-cell table:number-columns-repeated="3"/>
          <table:table-cell table:style-name="ce3" office:value-type="string" calcext:value-type="string">
            <text:p>Great Lakes Kayak Co</text:p>
          </table:table-cell>
          <table:table-cell table:number-columns-repeated="2"/>
          <table:table-cell table:style-name="ce19" table:formula="of:=[.V87]+3" office:value-type="float" office:value="104" calcext:value-type="float">
            <text:p>104</text:p>
          </table:table-cell>
          <table:table-cell/>
          <table:table-cell table:style-name="ce3" office:value-type="string" calcext:value-type="string">
            <text:p>Nordiks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6 years</text:p>
          </table:table-cell>
          <table:table-cell table:style-name="ce29" office:value-type="float" office:value="190.66" calcext:value-type="float">
            <text:p>$190.66</text:p>
          </table:table-cell>
          <table:table-cell/>
          <table:table-cell table:style-name="ce16"/>
          <table:table-cell/>
          <table:table-cell table:style-name="ce33" office:value-type="float" office:value="127354" calcext:value-type="float">
            <text:p>127,354</text:p>
          </table:table-cell>
          <table:table-cell table:number-columns-repeated="4"/>
          <table:table-cell table:style-name="ce33" office:value-type="float" office:value="5558248" calcext:value-type="float">
            <text:p>5,558,248</text:p>
          </table:table-cell>
          <table:table-cell table:style-name="ce16"/>
          <table:table-cell/>
          <table:table-cell table:style-name="ce9" office:value-type="float" office:value="170174" calcext:value-type="float">
            <text:p>$170,174</text:p>
          </table:table-cell>
          <table:table-cell table:number-columns-repeated="3"/>
          <table:table-cell table:style-name="ce33" office:value-type="float" office:value="3305" calcext:value-type="float">
            <text:p>3,305</text:p>
          </table:table-cell>
          <table:table-cell table:number-columns-repeated="2"/>
          <table:table-cell table:style-name="ce19" table:formula="of:=[.V88]+3" office:value-type="float" office:value="107" calcext:value-type="float">
            <text:p>107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4.05 / 5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16"/>
          <table:table-cell/>
          <table:table-cell table:style-name="ce3" office:value-type="float" office:value="13" calcext:value-type="float">
            <text:p>13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16"/>
          <table:table-cell/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19" table:formula="of:=[.V89]+3" office:value-type="float" office:value="110" calcext:value-type="float">
            <text:p>110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$597.00 CAD</text:p>
          </table:table-cell>
          <table:table-cell table:style-name="ce3" office:value-type="string" calcext:value-type="string">
            <text:p>MarineX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Nordiks</text:p>
          </table:table-cell>
          <table:table-cell table:number-columns-repeated="4"/>
          <table:table-cell table:style-name="ce3" office:value-type="string" calcext:value-type="string">
            <text:p>Freeflow Kayaks</text:p>
          </table:table-cell>
          <table:table-cell table:style-name="ce16"/>
          <table:table-cell/>
          <table:table-cell table:style-name="ce3" office:value-type="string" calcext:value-type="string">
            <text:p>Jaws Kayak</text:p>
          </table:table-cell>
          <table:table-cell table:number-columns-repeated="3"/>
          <table:table-cell table:style-name="ce3" office:value-type="string" calcext:value-type="string">
            <text:p>Jaws Kayak</text:p>
          </table:table-cell>
          <table:table-cell table:number-columns-repeated="2"/>
          <table:table-cell table:style-name="ce19" table:formula="of:=[.V90]+3" office:value-type="float" office:value="113" calcext:value-type="float">
            <text:p>113</text:p>
          </table:table-cell>
          <table:table-cell/>
          <table:table-cell table:style-name="ce3" office:value-type="string" calcext:value-type="string">
            <text:p>H2OExplorers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Sea Splash Kayaks</text:p>
          </table:table-cell>
          <table:table-cell table:style-name="ce29" office:value-type="float" office:value="172.45" calcext:value-type="float">
            <text:p>$172.45</text:p>
          </table:table-cell>
          <table:table-cell/>
          <table:table-cell table:style-name="ce16"/>
          <table:table-cell/>
          <table:table-cell table:style-name="ce33" office:value-type="float" office:value="4759" calcext:value-type="float">
            <text:p>4,759</text:p>
          </table:table-cell>
          <table:table-cell table:number-columns-repeated="4"/>
          <table:table-cell table:style-name="ce33" office:value-type="float" office:value="5469581" calcext:value-type="float">
            <text:p>5,469,581</text:p>
          </table:table-cell>
          <table:table-cell table:style-name="ce16"/>
          <table:table-cell/>
          <table:table-cell table:style-name="ce9" office:value-type="float" office:value="91621" calcext:value-type="float">
            <text:p>$91,621</text:p>
          </table:table-cell>
          <table:table-cell table:number-columns-repeated="3"/>
          <table:table-cell table:style-name="ce33" office:value-type="float" office:value="3310" calcext:value-type="float">
            <text:p>3,310</text:p>
          </table:table-cell>
          <table:table-cell table:number-columns-repeated="2"/>
          <table:table-cell table:style-name="ce19" table:formula="of:=[.V91]+3" office:value-type="float" office:value="116" calcext:value-type="float">
            <text:p>116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table:style-name="ce26" office:value-type="string" calcext:value-type="string">
            <text:p>Calypso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16"/>
          <table:table-cell/>
          <table:table-cell table:style-name="ce3" office:value-type="float" office:value="14" calcext:value-type="float">
            <text:p>1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16"/>
          <table:table-cell/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19" table:formula="of:=[.V92]+3" office:value-type="float" office:value="119" calcext:value-type="float">
            <text:p>119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style-name="ce3" office:value-type="string" calcext:value-type="string">
            <text:p>InSync Kaya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InSync Kayaks</text:p>
          </table:table-cell>
          <table:table-cell table:number-columns-repeated="4"/>
          <table:table-cell table:style-name="ce3" office:value-type="string" calcext:value-type="string">
            <text:p>InSync Kayaks</text:p>
          </table:table-cell>
          <table:table-cell table:style-name="ce16"/>
          <table:table-cell/>
          <table:table-cell table:style-name="ce3" office:value-type="string" calcext:value-type="string">
            <text:p>InSync Kayaks</text:p>
          </table:table-cell>
          <table:table-cell table:number-columns-repeated="3"/>
          <table:table-cell table:style-name="ce3" office:value-type="string" calcext:value-type="string">
            <text:p>Nordiks</text:p>
          </table:table-cell>
          <table:table-cell table:number-columns-repeated="2"/>
          <table:table-cell table:style-name="ce19" table:formula="of:=[.V93]+3" office:value-type="float" office:value="122" calcext:value-type="float">
            <text:p>122</text:p>
          </table:table-cell>
          <table:table-cell/>
          <table:table-cell table:style-name="ce3" office:value-type="string" calcext:value-type="string">
            <text:p>AquaFloat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style-name="ce29" office:value-type="float" office:value="77.01" calcext:value-type="float">
            <text:p>$77.01</text:p>
          </table:table-cell>
          <table:table-cell/>
          <table:table-cell table:style-name="ce16"/>
          <table:table-cell/>
          <table:table-cell table:style-name="ce33" office:value-type="float" office:value="-222774" calcext:value-type="float">
            <text:p>-222,774</text:p>
          </table:table-cell>
          <table:table-cell table:number-columns-repeated="4"/>
          <table:table-cell table:style-name="ce33" office:value-type="float" office:value="3752982" calcext:value-type="float">
            <text:p>3,752,982</text:p>
          </table:table-cell>
          <table:table-cell table:style-name="ce16"/>
          <table:table-cell/>
          <table:table-cell table:style-name="ce9" office:value-type="float" office:value="-217310" calcext:value-type="float">
            <text:p>-$217,310</text:p>
          </table:table-cell>
          <table:table-cell table:number-columns-repeated="3"/>
          <table:table-cell table:style-name="ce33" office:value-type="float" office:value="3989" calcext:value-type="float">
            <text:p>3,989</text:p>
          </table:table-cell>
          <table:table-cell table:number-columns-repeated="2"/>
          <table:table-cell table:style-name="ce19" table:formula="of:=[.V94]+3" office:value-type="float" office:value="125" calcext:value-type="float">
            <text:p>125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27" office:value-type="string" calcext:value-type="string">
            <text:p>Yes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16"/>
          <table:table-cell/>
          <table:table-cell table:style-name="ce3" office:value-type="float" office:value="15" calcext:value-type="float">
            <text:p>15</text:p>
          </table:table-cell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16"/>
          <table:table-cell/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19" table:formula="of:=[.V95]+3" office:value-type="float" office:value="128" calcext:value-type="float">
            <text:p>128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style-name="ce3" office:value-type="string" calcext:value-type="string">
            <text:p>Nordiks</text:p>
          </table:table-cell>
          <table:table-cell/>
          <table:table-cell table:style-name="ce16"/>
          <table:table-cell/>
          <table:table-cell table:style-name="ce3" office:value-type="string" calcext:value-type="string">
            <text:p>AquaFloat</text:p>
          </table:table-cell>
          <table:table-cell table:number-columns-repeated="4"/>
          <table:table-cell table:style-name="ce3" office:value-type="string" calcext:value-type="string">
            <text:p>AquaFloat</text:p>
          </table:table-cell>
          <table:table-cell table:style-name="ce16"/>
          <table:table-cell/>
          <table:table-cell table:style-name="ce3" office:value-type="string" calcext:value-type="string">
            <text:p>Nordiks</text:p>
          </table:table-cell>
          <table:table-cell table:number-columns-repeated="3"/>
          <table:table-cell table:style-name="ce3" office:value-type="string" calcext:value-type="string">
            <text:p>AquaFloat</text:p>
          </table:table-cell>
          <table:table-cell table:number-columns-repeated="2"/>
          <table:table-cell table:style-name="ce19" table:formula="of:=[.V96]+3" office:value-type="float" office:value="131" calcext:value-type="float">
            <text:p>131</text:p>
          </table:table-cell>
          <table:table-cell/>
          <table:table-cell table:style-name="ce3" office:value-type="string" calcext:value-type="string">
            <text:p>ElevationKayaks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style-name="ce29" office:value-type="float" office:value="75.15" calcext:value-type="float">
            <text:p>$75.15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/>
          <table:table-cell table:style-name="ce33" office:value-type="float" office:value="-340948" calcext:value-type="float">
            <text:p>-340,948</text:p>
          </table:table-cell>
          <table:table-cell table:number-columns-repeated="4"/>
          <table:table-cell table:style-name="ce33" office:value-type="float" office:value="1395314" calcext:value-type="float">
            <text:p>1,395,314</text:p>
          </table:table-cell>
          <table:table-cell table:style-name="ce16"/>
          <table:table-cell/>
          <table:table-cell table:style-name="ce9" office:value-type="float" office:value="-510415" calcext:value-type="float">
            <text:p>-$510,415</text:p>
          </table:table-cell>
          <table:table-cell table:number-columns-repeated="3"/>
          <table:table-cell table:style-name="ce33" office:value-type="float" office:value="8912" calcext:value-type="float">
            <text:p>8,912</text:p>
          </table:table-cell>
          <table:table-cell table:number-columns-repeated="2"/>
          <table:table-cell table:style-name="ce19" table:formula="of:=[.V97]+3" office:value-type="float" office:value="134" calcext:value-type="float">
            <text:p>134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6 years</text:p>
          </table:table-cell>
          <table:table-cell table:number-columns-repeated="2"/>
          <table:table-cell table:style-name="ce16" table:formula="of:=INDEX([.$C$54:.$C$98];[.F100]+1;1)" office:value-type="string" office:string-value="DraKayak" calcext:value-type="string">
            <text:p>DraKaya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375 / 5</text:p>
          </table:table-cell>
          <table:table-cell table:number-columns-repeated="2"/>
          <table:table-cell table:style-name="ce32" table:formula="of:=INDEX([.$C$54:.$C$98];[.F101]+1;1)" office:value-type="float" office:value="571.8" calcext:value-type="float">
            <text:p>$571.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40.00 CAD</text:p>
          </table:table-cell>
          <table:table-cell table:number-columns-repeated="2"/>
          <table:table-cell table:style-name="ce16" table:formula="of:=INDEX([.$C$54:.$C$98];[.F102]+1;1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ea Splash Kayaks</text:p>
          </table:table-cell>
          <table:table-cell table:number-columns-repeated="2"/>
          <table:table-cell table:style-name="ce16" table:formula="of:=INDEX([.$C$54:.$C$98];[.F103]+1;1)" office:value-type="string" office:string-value="Ramm" calcext:value-type="string">
            <text:p>Ram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plorer</text:p>
          </table:table-cell>
          <table:table-cell table:number-columns-repeated="2"/>
          <table:table-cell table:style-name="ce32" table:formula="of:=INDEX([.$C$54:.$C$98];[.F104]+1;1)" office:value-type="float" office:value="431.22" calcext:value-type="float">
            <text:p>$431.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16" table:formula="of:=INDEX([.$C$54:.$C$98];[.F105]+1;1)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2"/>
          <table:table-cell table:style-name="ce16" table:formula="of:=INDEX([.$C$54:.$C$98];[.F106]+1;1)" office:value-type="string" office:string-value="Great Lakes Kayak Co" calcext:value-type="string">
            <text:p>Great Lakes Kayak Co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32" table:formula="of:=INDEX([.$C$54:.$C$98];[.F107]+1;1)" office:value-type="float" office:value="430.19" calcext:value-type="float">
            <text:p>$430.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2"/>
          <table:table-cell table:style-name="ce16" table:formula="of:=INDEX([.$C$54:.$C$98];[.F108]+1;1)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lastic film</text:p>
          </table:table-cell>
          <table:table-cell table:number-columns-repeated="2"/>
          <table:table-cell table:style-name="ce16" table:formula="of:=INDEX([.$C$54:.$C$98];[.F109]+1;1)" office:value-type="string" office:string-value="Under The Paddle" calcext:value-type="string">
            <text:p>Under The Paddl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2"/>
          <table:table-cell table:style-name="ce32" table:formula="of:=INDEX([.$C$54:.$C$98];[.F110]+1;1)" office:value-type="float" office:value="426.73" calcext:value-type="float">
            <text:p>$426.7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125 / 5</text:p>
          </table:table-cell>
          <table:table-cell table:number-columns-repeated="2"/>
          <table:table-cell table:style-name="ce16" table:formula="of:=INDEX([.$C$54:.$C$98];[.F111]+1;1)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482.00 CAD</text:p>
          </table:table-cell>
          <table:table-cell table:number-columns-repeated="2"/>
          <table:table-cell table:style-name="ce16" table:formula="of:=INDEX([.$C$54:.$C$98];[.F112]+1;1)" office:value-type="string" office:string-value="Crystal Crest Kayaks" calcext:value-type="string">
            <text:p>Crystal Crest Kayaks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levationKayaks</text:p>
          </table:table-cell>
          <table:table-cell table:number-columns-repeated="2"/>
          <table:table-cell table:style-name="ce32" table:formula="of:=INDEX([.$C$54:.$C$98];[.F113]+1;1)" office:value-type="float" office:value="422.43" calcext:value-type="float">
            <text:p>$422.4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orsal ZB5</text:p>
          </table:table-cell>
          <table:table-cell table:number-columns-repeated="2"/>
          <table:table-cell table:style-name="ce16" table:formula="of:=INDEX([.$C$54:.$C$98];[.F114]+1;1)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115]+1;1)" office:value-type="string" office:string-value="Bluewater Kayaks" calcext:value-type="string">
            <text:p>Bluewater Kayak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32" table:formula="of:=INDEX([.$C$54:.$C$98];[.F116]+1;1)" office:value-type="float" office:value="412.02" calcext:value-type="float">
            <text:p>$412.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17]+1;1)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18]+1;1)" office:value-type="string" office:string-value="H2OExplorers" calcext:value-type="string">
            <text:p>H2OExplorers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32" table:formula="of:=INDEX([.$C$54:.$C$98];[.F119]+1;1)" office:value-type="float" office:value="360.8" calcext:value-type="float">
            <text:p>$360.8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2"/>
          <table:table-cell table:style-name="ce16" table:formula="of:=INDEX([.$C$54:.$C$98];[.F120]+1;1)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525 / 5</text:p>
          </table:table-cell>
          <table:table-cell table:number-columns-repeated="2"/>
          <table:table-cell table:style-name="ce16" table:formula="of:=INDEX([.$C$54:.$C$98];[.F121]+1;1)" office:value-type="string" office:string-value="ElevationKayaks" calcext:value-type="string">
            <text:p>ElevationKayak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60.00 CAD</text:p>
          </table:table-cell>
          <table:table-cell table:number-columns-repeated="2"/>
          <table:table-cell table:style-name="ce32" table:formula="of:=INDEX([.$C$54:.$C$98];[.F122]+1;1)" office:value-type="float" office:value="347.79" calcext:value-type="float">
            <text:p>$347.7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levationKayaks</text:p>
          </table:table-cell>
          <table:table-cell table:number-columns-repeated="2"/>
          <table:table-cell table:style-name="ce16" table:formula="of:=INDEX([.$C$54:.$C$98];[.F123]+1;1)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orsal ZB6</text:p>
          </table:table-cell>
          <table:table-cell table:number-columns-repeated="2"/>
          <table:table-cell table:style-name="ce16" table:formula="of:=INDEX([.$C$54:.$C$98];[.F124]+1;1)" office:value-type="string" office:string-value="AquaFloat" calcext:value-type="string">
            <text:p>AquaFloat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32" table:formula="of:=INDEX([.$C$54:.$C$98];[.F125]+1;1)" office:value-type="float" office:value="345.87" calcext:value-type="float">
            <text:p>$345.8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26]+1;1)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27]+1;1)" office:value-type="string" office:string-value="Freeflow Kayaks" calcext:value-type="string">
            <text:p>Freeflow Kayaks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32" table:formula="of:=INDEX([.$C$54:.$C$98];[.F128]+1;1)" office:value-type="float" office:value="299.92" calcext:value-type="float">
            <text:p>$299.9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16" table:formula="of:=INDEX([.$C$54:.$C$98];[.F129]+1;1)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2"/>
          <table:table-cell table:style-name="ce16" table:formula="of:=INDEX([.$C$54:.$C$98];[.F130]+1;1)" office:value-type="string" office:string-value="Jaws Kayak" calcext:value-type="string">
            <text:p>Jaws Kaya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825 / 5</text:p>
          </table:table-cell>
          <table:table-cell table:number-columns-repeated="2"/>
          <table:table-cell table:style-name="ce32" table:formula="of:=INDEX([.$C$54:.$C$98];[.F131]+1;1)" office:value-type="float" office:value="226.28" calcext:value-type="float">
            <text:p>$226.2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568.00 CAD</text:p>
          </table:table-cell>
          <table:table-cell table:number-columns-repeated="2"/>
          <table:table-cell table:style-name="ce16" table:formula="of:=INDEX([.$C$54:.$C$98];[.F132]+1;1)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H2OExplorers</text:p>
          </table:table-cell>
          <table:table-cell table:number-columns-repeated="2"/>
          <table:table-cell table:style-name="ce16" table:formula="of:=INDEX([.$C$54:.$C$98];[.F133]+1;1)" office:value-type="string" office:string-value="Sea Splash Kayaks" calcext:value-type="string">
            <text:p>Sea Splash Kayak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Gamma Y02</text:p>
          </table:table-cell>
          <table:table-cell table:number-columns-repeated="2"/>
          <table:table-cell table:style-name="ce32" table:formula="of:=INDEX([.$C$54:.$C$98];[.F134]+1;1)" office:value-type="float" office:value="190.66" calcext:value-type="float">
            <text:p>$190.6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135]+1;1)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2"/>
          <table:table-cell table:style-name="ce16" table:formula="of:=INDEX([.$C$54:.$C$98];[.F136]+1;1)" office:value-type="string" office:string-value="MarineX" calcext:value-type="string">
            <text:p>MarineX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32" table:formula="of:=INDEX([.$C$54:.$C$98];[.F137]+1;1)" office:value-type="float" office:value="172.45" calcext:value-type="float">
            <text:p>$172.4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38]+1;1)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16" table:formula="of:=INDEX([.$C$54:.$C$98];[.F139]+1;1)" office:value-type="string" office:string-value="InSync Kayaks" calcext:value-type="string">
            <text:p>InSync Kayaks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2"/>
          <table:table-cell table:style-name="ce32" table:formula="of:=INDEX([.$C$54:.$C$98];[.F140]+1;1)" office:value-type="float" office:value="77.01" calcext:value-type="float">
            <text:p>$77.0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025 / 5</text:p>
          </table:table-cell>
          <table:table-cell table:number-columns-repeated="2"/>
          <table:table-cell table:style-name="ce16" table:formula="of:=INDEX([.$C$54:.$C$98];[.F141]+1;1)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28.00 CAD</text:p>
          </table:table-cell>
          <table:table-cell table:number-columns-repeated="2"/>
          <table:table-cell table:style-name="ce16" table:formula="of:=INDEX([.$C$54:.$C$98];[.F142]+1;1)" office:value-type="string" office:string-value="Nordiks" calcext:value-type="string">
            <text:p>Nordiks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H2OExplorers</text:p>
          </table:table-cell>
          <table:table-cell table:number-columns-repeated="2"/>
          <table:table-cell table:style-name="ce32" table:formula="of:=INDEX([.$C$54:.$C$98];[.F143]+1;1)" office:value-type="float" office:value="75.15" calcext:value-type="float">
            <text:p>$75.1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Water Wanderer</text:p>
          </table:table-cell>
          <table:table-cell table:number-columns-repeated="2"/>
          <table:table-cell table:style-name="ce16" table:formula="of:=INDEX([.$C$54:.$C$98];[.F144]+1;1)" office:value-type="string" office:string-value="" calcext:value-type="error">
            <text:p>Err:50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16" table:formula="of:=INDEX([.$C$54:.$C$98];[.F145]+1;1)" office:value-type="string" office:string-value="" calcext:value-type="error">
            <text:p>Err:50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46]+1;1)" office:value-type="string" office:string-value="" calcext:value-type="error">
            <text:p>Err:50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47]+1;1)" office:value-type="string" office:string-value="" calcext:value-type="error">
            <text:p>Err:50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2"/>
          <table:table-cell table:style-name="ce16" table:formula="of:=INDEX([.$C$54:.$C$98];[.F148]+1;1)" office:value-type="string" office:string-value="" calcext:value-type="error">
            <text:p>Err:50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149]+1;1)" office:value-type="string" office:string-value="" calcext:value-type="error">
            <text:p>Err:50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2"/>
          <table:table-cell table:style-name="ce16" table:formula="of:=INDEX([.$C$54:.$C$98];[.F150]+1;1)" office:value-type="string" office:string-value="" calcext:value-type="error">
            <text:p>Err:50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825 / 5</text:p>
          </table:table-cell>
          <table:table-cell table:number-columns-repeated="2"/>
          <table:table-cell table:style-name="ce16" table:formula="of:=INDEX([.$C$54:.$C$98];[.F151]+1;1)" office:value-type="string" office:string-value="" calcext:value-type="error">
            <text:p>Err:50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530.00 CAD</text:p>
          </table:table-cell>
          <table:table-cell table:number-columns-repeated="2"/>
          <table:table-cell table:style-name="ce16" table:formula="of:=INDEX([.$C$54:.$C$98];[.F152]+1;1)" office:value-type="string" office:string-value="" calcext:value-type="error">
            <text:p>Err:50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H2OExplorers</text:p>
          </table:table-cell>
          <table:table-cell table:number-columns-repeated="2"/>
          <table:table-cell table:style-name="ce16" table:formula="of:=INDEX([.$C$54:.$C$98];[.F153]+1;1)" office:value-type="string" office:string-value="" calcext:value-type="error">
            <text:p>Err:50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eel it in</text:p>
          </table:table-cell>
          <table:table-cell table:number-columns-repeated="2"/>
          <table:table-cell table:style-name="ce16" table:formula="of:=INDEX([.$C$54:.$C$98];[.F154]+1;1)" office:value-type="string" office:string-value="" calcext:value-type="error">
            <text:p>Err:50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ishing (Sit-On-Top)</text:p>
          </table:table-cell>
          <table:table-cell table:number-columns-repeated="2"/>
          <table:table-cell table:style-name="ce16" table:formula="of:=INDEX([.$C$54:.$C$98];[.F155]+1;1)" office:value-type="string" office:string-value="" calcext:value-type="error">
            <text:p>Err:50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56]+1;1)" office:value-type="string" office:string-value="" calcext:value-type="error">
            <text:p>Err:50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57]+1;1)" office:value-type="string" office:string-value="" calcext:value-type="error">
            <text:p>Err:50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58]+1;1)" office:value-type="string" office:string-value="" calcext:value-type="error">
            <text:p>Err:50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159]+1;1)" office:value-type="string" office:string-value="" calcext:value-type="error">
            <text:p>Err:50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2"/>
          <table:table-cell table:style-name="ce16" table:formula="of:=INDEX([.$C$54:.$C$98];[.F160]+1;1)" office:value-type="string" office:string-value="" calcext:value-type="error">
            <text:p>Err:50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2 / 5</text:p>
          </table:table-cell>
          <table:table-cell table:number-columns-repeated="2"/>
          <table:table-cell table:style-name="ce16" table:formula="of:=INDEX([.$C$54:.$C$98];[.F161]+1;1)" office:value-type="string" office:string-value="" calcext:value-type="error">
            <text:p>Err:50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00.00 CAD</text:p>
          </table:table-cell>
          <table:table-cell table:number-columns-repeated="2"/>
          <table:table-cell table:style-name="ce16" table:formula="of:=INDEX([.$C$54:.$C$98];[.F162]+1;1)" office:value-type="string" office:string-value="" calcext:value-type="error">
            <text:p>Err:50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H2OExplorers</text:p>
          </table:table-cell>
          <table:table-cell table:number-columns-repeated="2"/>
          <table:table-cell table:style-name="ce16" table:formula="of:=INDEX([.$C$54:.$C$98];[.F163]+1;1)" office:value-type="string" office:string-value="" calcext:value-type="error">
            <text:p>Err:50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ouble adventure</text:p>
          </table:table-cell>
          <table:table-cell table:number-columns-repeated="2"/>
          <table:table-cell table:style-name="ce16" table:formula="of:=INDEX([.$C$54:.$C$98];[.F164]+1;1)" office:value-type="string" office:string-value="" calcext:value-type="error">
            <text:p>Err:50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cursion (Sit-In)</text:p>
          </table:table-cell>
          <table:table-cell table:number-columns-repeated="2"/>
          <table:table-cell table:style-name="ce16" table:formula="of:=INDEX([.$C$54:.$C$98];[.F165]+1;1)" office:value-type="string" office:string-value="" calcext:value-type="error">
            <text:p>Err:50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66]+1;1)" office:value-type="string" office:string-value="" calcext:value-type="error">
            <text:p>Err:50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67]+1;1)" office:value-type="string" office:string-value="" calcext:value-type="error">
            <text:p>Err:50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68]+1;1)" office:value-type="string" office:string-value="" calcext:value-type="error">
            <text:p>Err:50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169]+1;1)" office:value-type="string" office:string-value="" calcext:value-type="error">
            <text:p>Err:50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2"/>
          <table:table-cell table:style-name="ce16" table:formula="of:=INDEX([.$C$54:.$C$98];[.F170]+1;1)" office:value-type="string" office:string-value="" calcext:value-type="error">
            <text:p>Err:50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175 / 5</text:p>
          </table:table-cell>
          <table:table-cell table:number-columns-repeated="2"/>
          <table:table-cell table:style-name="ce16" table:formula="of:=INDEX([.$C$54:.$C$98];[.F171]+1;1)" office:value-type="string" office:string-value="" calcext:value-type="error">
            <text:p>Err:50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710.00 CAD</text:p>
          </table:table-cell>
          <table:table-cell table:number-columns-repeated="2"/>
          <table:table-cell table:style-name="ce16" table:formula="of:=INDEX([.$C$54:.$C$98];[.F172]+1;1)" office:value-type="string" office:string-value="" calcext:value-type="error">
            <text:p>Err:50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ordiks</text:p>
          </table:table-cell>
          <table:table-cell table:number-columns-repeated="2"/>
          <table:table-cell table:style-name="ce16" table:formula="of:=INDEX([.$C$54:.$C$98];[.F173]+1;1)" office:value-type="string" office:string-value="" calcext:value-type="error">
            <text:p>Err:50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quarium L58</text:p>
          </table:table-cell>
          <table:table-cell table:number-columns-repeated="2"/>
          <table:table-cell table:style-name="ce16" table:formula="of:=INDEX([.$C$54:.$C$98];[.F174]+1;1)" office:value-type="string" office:string-value="" calcext:value-type="error">
            <text:p>Err:50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175]+1;1)" office:value-type="string" office:string-value="" calcext:value-type="error">
            <text:p>Err:50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76]+1;1)" office:value-type="string" office:string-value="" calcext:value-type="error">
            <text:p>Err:50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77]+1;1)" office:value-type="string" office:string-value="" calcext:value-type="error">
            <text:p>Err:50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78]+1;1)" office:value-type="string" office:string-value="" calcext:value-type="error">
            <text:p>Err:50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179]+1;1)" office:value-type="string" office:string-value="" calcext:value-type="error">
            <text:p>Err:50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2"/>
          <table:table-cell table:style-name="ce16" table:formula="of:=INDEX([.$C$54:.$C$98];[.F180]+1;1)" office:value-type="string" office:string-value="" calcext:value-type="error">
            <text:p>Err:50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975 / 5</text:p>
          </table:table-cell>
          <table:table-cell table:number-columns-repeated="2"/>
          <table:table-cell table:style-name="ce16" table:formula="of:=INDEX([.$C$54:.$C$98];[.F181]+1;1)" office:value-type="string" office:string-value="" calcext:value-type="error">
            <text:p>Err:50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75.00 CAD</text:p>
          </table:table-cell>
          <table:table-cell table:number-columns-repeated="2"/>
          <table:table-cell table:style-name="ce16" table:formula="of:=INDEX([.$C$54:.$C$98];[.F182]+1;1)" office:value-type="string" office:string-value="" calcext:value-type="error">
            <text:p>Err:50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ordiks</text:p>
          </table:table-cell>
          <table:table-cell table:number-columns-repeated="2"/>
          <table:table-cell table:style-name="ce16" table:formula="of:=INDEX([.$C$54:.$C$98];[.F183]+1;1)" office:value-type="string" office:string-value="" calcext:value-type="error">
            <text:p>Err:50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tream N35</text:p>
          </table:table-cell>
          <table:table-cell table:number-columns-repeated="2"/>
          <table:table-cell table:style-name="ce16" table:formula="of:=INDEX([.$C$54:.$C$98];[.F184]+1;1)" office:value-type="string" office:string-value="" calcext:value-type="error">
            <text:p>Err:50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16" table:formula="of:=INDEX([.$C$54:.$C$98];[.F185]+1;1)" office:value-type="string" office:string-value="" calcext:value-type="error">
            <text:p>Err:50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186]+1;1)" office:value-type="string" office:string-value="" calcext:value-type="error">
            <text:p>Err:50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87]+1;1)" office:value-type="string" office:string-value="" calcext:value-type="error">
            <text:p>Err:50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2"/>
          <table:table-cell table:style-name="ce16" table:formula="of:=INDEX([.$C$54:.$C$98];[.F188]+1;1)" office:value-type="string" office:string-value="" calcext:value-type="error">
            <text:p>Err:50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189]+1;1)" office:value-type="string" office:string-value="" calcext:value-type="error">
            <text:p>Err:50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2"/>
          <table:table-cell table:style-name="ce16" table:formula="of:=INDEX([.$C$54:.$C$98];[.F190]+1;1)" office:value-type="string" office:string-value="" calcext:value-type="error">
            <text:p>Err:50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05 / 5</text:p>
          </table:table-cell>
          <table:table-cell table:number-columns-repeated="2"/>
          <table:table-cell table:style-name="ce16" table:formula="of:=INDEX([.$C$54:.$C$98];[.F191]+1;1)" office:value-type="string" office:string-value="" calcext:value-type="error">
            <text:p>Err:50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585.00 CAD</text:p>
          </table:table-cell>
          <table:table-cell table:number-columns-repeated="2"/>
          <table:table-cell table:style-name="ce16" table:formula="of:=INDEX([.$C$54:.$C$98];[.F192]+1;1)" office:value-type="string" office:string-value="" calcext:value-type="error">
            <text:p>Err:50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reeflow Kayaks</text:p>
          </table:table-cell>
          <table:table-cell table:number-columns-repeated="2"/>
          <table:table-cell table:style-name="ce16" table:formula="of:=INDEX([.$C$54:.$C$98];[.F193]+1;1)" office:value-type="string" office:string-value="" calcext:value-type="error">
            <text:p>Err:50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ura L11</text:p>
          </table:table-cell>
          <table:table-cell table:number-columns-repeated="2"/>
          <table:table-cell table:style-name="ce16" table:formula="of:=INDEX([.$C$54:.$C$98];[.F194]+1;1)" office:value-type="string" office:string-value="" calcext:value-type="error">
            <text:p>Err:50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195]+1;1)" office:value-type="string" office:string-value="" calcext:value-type="error">
            <text:p>Err:50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2"/>
          <table:table-cell table:style-name="ce16" table:formula="of:=INDEX([.$C$54:.$C$98];[.F196]+1;1)" office:value-type="string" office:string-value="" calcext:value-type="error">
            <text:p>Err:50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97]+1;1)" office:value-type="string" office:string-value="" calcext:value-type="error">
            <text:p>Err:50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198]+1;1)" office:value-type="string" office:string-value="" calcext:value-type="error">
            <text:p>Err:50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16" table:formula="of:=INDEX([.$C$54:.$C$98];[.F199]+1;1)" office:value-type="string" office:string-value="" calcext:value-type="error">
            <text:p>Err:50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2"/>
          <table:table-cell table:style-name="ce16" table:formula="of:=INDEX([.$C$54:.$C$98];[.F200]+1;1)" office:value-type="string" office:string-value="" calcext:value-type="error">
            <text:p>Err:50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.55 / 5</text:p>
          </table:table-cell>
          <table:table-cell table:number-columns-repeated="2"/>
          <table:table-cell table:style-name="ce16" table:formula="of:=INDEX([.$C$54:.$C$98];[.F201]+1;1)" office:value-type="string" office:string-value="" calcext:value-type="error">
            <text:p>Err:502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60.00 CAD</text:p>
          </table:table-cell>
          <table:table-cell table:number-columns-repeated="2"/>
          <table:table-cell table:style-name="ce16" table:formula="of:=INDEX([.$C$54:.$C$98];[.F202]+1;1)" office:value-type="string" office:string-value="" calcext:value-type="error">
            <text:p>Err:50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reeflow Kayaks</text:p>
          </table:table-cell>
          <table:table-cell table:number-columns-repeated="2"/>
          <table:table-cell table:style-name="ce16" table:formula="of:=INDEX([.$C$54:.$C$98];[.F203]+1;1)" office:value-type="string" office:string-value="" calcext:value-type="error">
            <text:p>Err:50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iviera Rafter</text:p>
          </table:table-cell>
          <table:table-cell table:number-columns-repeated="2"/>
          <table:table-cell table:style-name="ce16" table:formula="of:=INDEX([.$C$54:.$C$98];[.F204]+1;1)" office:value-type="string" office:string-value="" calcext:value-type="error">
            <text:p>Err:502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16" table:formula="of:=INDEX([.$C$54:.$C$98];[.F205]+1;1)" office:value-type="string" office:string-value="" calcext:value-type="error">
            <text:p>Err:50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2"/>
          <table:table-cell table:style-name="ce16" table:formula="of:=INDEX([.$C$54:.$C$98];[.F206]+1;1)" office:value-type="string" office:string-value="" calcext:value-type="error">
            <text:p>Err:50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07]+1;1)" office:value-type="string" office:string-value="" calcext:value-type="error">
            <text:p>Err:502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08]+1;1)" office:value-type="string" office:string-value="" calcext:value-type="error">
            <text:p>Err:502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16" table:formula="of:=INDEX([.$C$54:.$C$98];[.F209]+1;1)" office:value-type="string" office:string-value="" calcext:value-type="error">
            <text:p>Err:502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2"/>
          <table:table-cell table:style-name="ce16" table:formula="of:=INDEX([.$C$54:.$C$98];[.F210]+1;1)" office:value-type="string" office:string-value="" calcext:value-type="error">
            <text:p>Err:50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 / 5</text:p>
          </table:table-cell>
          <table:table-cell table:number-columns-repeated="2"/>
          <table:table-cell table:style-name="ce16" table:formula="of:=INDEX([.$C$54:.$C$98];[.F211]+1;1)" office:value-type="string" office:string-value="" calcext:value-type="error">
            <text:p>Err:502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519.00 CAD</text:p>
          </table:table-cell>
          <table:table-cell table:number-columns-repeated="2"/>
          <table:table-cell table:style-name="ce16" table:formula="of:=INDEX([.$C$54:.$C$98];[.F212]+1;1)" office:value-type="string" office:string-value="" calcext:value-type="error">
            <text:p>Err:50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amm</text:p>
          </table:table-cell>
          <table:table-cell table:number-columns-repeated="2"/>
          <table:table-cell table:style-name="ce16" table:formula="of:=INDEX([.$C$54:.$C$98];[.F213]+1;1)" office:value-type="string" office:string-value="" calcext:value-type="error">
            <text:p>Err:50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rtefact PT23</text:p>
          </table:table-cell>
          <table:table-cell table:number-columns-repeated="2"/>
          <table:table-cell table:style-name="ce16" table:formula="of:=INDEX([.$C$54:.$C$98];[.F214]+1;1)" office:value-type="string" office:string-value="" calcext:value-type="error">
            <text:p>Err:502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215]+1;1)" office:value-type="string" office:string-value="" calcext:value-type="error">
            <text:p>Err:502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16]+1;1)" office:value-type="string" office:string-value="" calcext:value-type="error">
            <text:p>Err:502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17]+1;1)" office:value-type="string" office:string-value="" calcext:value-type="error">
            <text:p>Err:502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18]+1;1)" office:value-type="string" office:string-value="" calcext:value-type="error">
            <text:p>Err:502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219]+1;1)" office:value-type="string" office:string-value="" calcext:value-type="error">
            <text:p>Err:502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10 years</text:p>
          </table:table-cell>
          <table:table-cell table:number-columns-repeated="2"/>
          <table:table-cell table:style-name="ce16" table:formula="of:=INDEX([.$C$54:.$C$98];[.F220]+1;1)" office:value-type="string" office:string-value="" calcext:value-type="error">
            <text:p>Err:50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45 / 5</text:p>
          </table:table-cell>
          <table:table-cell table:number-columns-repeated="2"/>
          <table:table-cell table:style-name="ce16" table:formula="of:=INDEX([.$C$54:.$C$98];[.F221]+1;1)" office:value-type="string" office:string-value="" calcext:value-type="error">
            <text:p>Err:502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54.00 CAD</text:p>
          </table:table-cell>
          <table:table-cell table:number-columns-repeated="2"/>
          <table:table-cell table:style-name="ce16" table:formula="of:=INDEX([.$C$54:.$C$98];[.F222]+1;1)" office:value-type="string" office:string-value="" calcext:value-type="error">
            <text:p>Err:502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amm</text:p>
          </table:table-cell>
          <table:table-cell table:number-columns-repeated="2"/>
          <table:table-cell table:style-name="ce16" table:formula="of:=INDEX([.$C$54:.$C$98];[.F223]+1;1)" office:value-type="string" office:string-value="" calcext:value-type="error">
            <text:p>Err:502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Venture 390</text:p>
          </table:table-cell>
          <table:table-cell table:number-columns-repeated="2"/>
          <table:table-cell table:style-name="ce16" table:formula="of:=INDEX([.$C$54:.$C$98];[.F224]+1;1)" office:value-type="string" office:string-value="" calcext:value-type="error">
            <text:p>Err:502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ishing (Sit-On-Top)</text:p>
          </table:table-cell>
          <table:table-cell table:number-columns-repeated="2"/>
          <table:table-cell table:style-name="ce16" table:formula="of:=INDEX([.$C$54:.$C$98];[.F225]+1;1)" office:value-type="string" office:string-value="" calcext:value-type="error">
            <text:p>Err:502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26]+1;1)" office:value-type="string" office:string-value="" calcext:value-type="error">
            <text:p>Err:502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27]+1;1)" office:value-type="string" office:string-value="" calcext:value-type="error">
            <text:p>Err:502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28]+1;1)" office:value-type="string" office:string-value="" calcext:value-type="error">
            <text:p>Err:502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229]+1;1)" office:value-type="string" office:string-value="" calcext:value-type="error">
            <text:p>Err:502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10 years</text:p>
          </table:table-cell>
          <table:table-cell table:number-columns-repeated="2"/>
          <table:table-cell table:style-name="ce16" table:formula="of:=INDEX([.$C$54:.$C$98];[.F230]+1;1)" office:value-type="string" office:string-value="" calcext:value-type="error">
            <text:p>Err:502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55 / 5</text:p>
          </table:table-cell>
          <table:table-cell table:number-columns-repeated="2"/>
          <table:table-cell table:style-name="ce16" table:formula="of:=INDEX([.$C$54:.$C$98];[.F231]+1;1)" office:value-type="string" office:string-value="" calcext:value-type="error">
            <text:p>Err:502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574.00 CAD</text:p>
          </table:table-cell>
          <table:table-cell table:number-columns-repeated="2"/>
          <table:table-cell table:style-name="ce16" table:formula="of:=INDEX([.$C$54:.$C$98];[.F232]+1;1)" office:value-type="string" office:string-value="" calcext:value-type="error">
            <text:p>Err:502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amm</text:p>
          </table:table-cell>
          <table:table-cell table:number-columns-repeated="2"/>
          <table:table-cell table:style-name="ce16" table:formula="of:=INDEX([.$C$54:.$C$98];[.F233]+1;1)" office:value-type="string" office:string-value="" calcext:value-type="error">
            <text:p>Err:502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dventure 450</text:p>
          </table:table-cell>
          <table:table-cell table:number-columns-repeated="2"/>
          <table:table-cell table:style-name="ce16" table:formula="of:=INDEX([.$C$54:.$C$98];[.F234]+1;1)" office:value-type="string" office:string-value="" calcext:value-type="error">
            <text:p>Err:502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cursion (Sit-In)</text:p>
          </table:table-cell>
          <table:table-cell table:number-columns-repeated="2"/>
          <table:table-cell table:style-name="ce16" table:formula="of:=INDEX([.$C$54:.$C$98];[.F235]+1;1)" office:value-type="string" office:string-value="" calcext:value-type="error">
            <text:p>Err:502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36]+1;1)" office:value-type="string" office:string-value="" calcext:value-type="error">
            <text:p>Err:502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number-matrix-columns-spanned="1" table:number-matrix-rows-spanned="1" table:formula="of:=INDEX([.$C$54:.$C$98];#REF!+1;1)" office:value-type="string" office:string-value="" calcext:value-type="error">
            <text:p>#REF!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37]+1;1)" office:value-type="string" office:string-value="" calcext:value-type="error">
            <text:p>Err:502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238]+1;1)" office:value-type="string" office:string-value="" calcext:value-type="error">
            <text:p>Err:502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10 years</text:p>
          </table:table-cell>
          <table:table-cell table:number-columns-repeated="2"/>
          <table:table-cell table:style-name="ce16" table:formula="of:=INDEX([.$C$54:.$C$98];[.F239]+1;1)" office:value-type="string" office:string-value="" calcext:value-type="error">
            <text:p>Err:502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75 / 5</text:p>
          </table:table-cell>
          <table:table-cell table:number-columns-repeated="2"/>
          <table:table-cell table:style-name="ce16" table:formula="of:=INDEX([.$C$54:.$C$98];[.F240]+1;1)" office:value-type="string" office:string-value="" calcext:value-type="error">
            <text:p>Err:502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732.00 CAD</text:p>
          </table:table-cell>
          <table:table-cell table:number-columns-repeated="2"/>
          <table:table-cell table:style-name="ce16" table:formula="of:=INDEX([.$C$54:.$C$98];[.F241]+1;1)" office:value-type="string" office:string-value="" calcext:value-type="error">
            <text:p>Err:502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Jaws Kayak</text:p>
          </table:table-cell>
          <table:table-cell table:number-columns-repeated="2"/>
          <table:table-cell table:style-name="ce16" table:formula="of:=INDEX([.$C$54:.$C$98];[.F242]+1;1)" office:value-type="string" office:string-value="" calcext:value-type="error">
            <text:p>Err:502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spiration N41</text:p>
          </table:table-cell>
          <table:table-cell table:number-columns-repeated="2"/>
          <table:table-cell table:style-name="ce16" table:formula="of:=INDEX([.$C$54:.$C$98];[.F243]+1;1)" office:value-type="string" office:string-value="" calcext:value-type="error">
            <text:p>Err:502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2"/>
          <table:table-cell table:style-name="ce16" table:formula="of:=INDEX([.$C$54:.$C$98];[.F244]+1;1)" office:value-type="string" office:string-value="" calcext:value-type="error">
            <text:p>Err:502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45]+1;1)" office:value-type="string" office:string-value="" calcext:value-type="error">
            <text:p>Err:502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46]+1;1)" office:value-type="string" office:string-value="" calcext:value-type="error">
            <text:p>Err:502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47]+1;1)" office:value-type="string" office:string-value="" calcext:value-type="error">
            <text:p>Err:502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248]+1;1)" office:value-type="string" office:string-value="" calcext:value-type="error">
            <text:p>Err:502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10 years</text:p>
          </table:table-cell>
          <table:table-cell table:number-columns-repeated="2"/>
          <table:table-cell table:style-name="ce16" table:formula="of:=INDEX([.$C$54:.$C$98];[.F249]+1;1)" office:value-type="string" office:string-value="" calcext:value-type="error">
            <text:p>Err:502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15 / 5</text:p>
          </table:table-cell>
          <table:table-cell table:number-columns-repeated="2"/>
          <table:table-cell table:style-name="ce16" table:formula="of:=INDEX([.$C$54:.$C$98];[.F250]+1;1)" office:value-type="string" office:string-value="" calcext:value-type="error">
            <text:p>Err:502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704.00 CAD</text:p>
          </table:table-cell>
          <table:table-cell table:number-columns-repeated="2"/>
          <table:table-cell table:style-name="ce16" table:formula="of:=INDEX([.$C$54:.$C$98];[.F251]+1;1)" office:value-type="string" office:string-value="" calcext:value-type="error">
            <text:p>Err:502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Jaws Kayak</text:p>
          </table:table-cell>
          <table:table-cell table:number-columns-repeated="2"/>
          <table:table-cell table:style-name="ce16" table:formula="of:=INDEX([.$C$54:.$C$98];[.F252]+1;1)" office:value-type="string" office:string-value="" calcext:value-type="error">
            <text:p>Err:5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dventurer N42</text:p>
          </table:table-cell>
          <table:table-cell table:number-columns-repeated="2"/>
          <table:table-cell table:style-name="ce16" table:formula="of:=INDEX([.$C$54:.$C$98];[.F253]+1;1)" office:value-type="string" office:string-value="" calcext:value-type="error">
            <text:p>Err:502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2"/>
          <table:table-cell table:style-name="ce16" table:formula="of:=INDEX([.$C$54:.$C$98];[.F254]+1;1)" office:value-type="string" office:string-value="" calcext:value-type="error">
            <text:p>Err:502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55]+1;1)" office:value-type="string" office:string-value="" calcext:value-type="error">
            <text:p>Err:50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56]+1;1)" office:value-type="string" office:string-value="" calcext:value-type="error">
            <text:p>Err:502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57]+1;1)" office:value-type="string" office:string-value="" calcext:value-type="error">
            <text:p>Err:502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2"/>
          <table:table-cell table:style-name="ce16" table:formula="of:=INDEX([.$C$54:.$C$98];[.F258]+1;1)" office:value-type="string" office:string-value="" calcext:value-type="error">
            <text:p>Err:502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10 years</text:p>
          </table:table-cell>
          <table:table-cell table:number-columns-repeated="2"/>
          <table:table-cell table:style-name="ce16" table:formula="of:=INDEX([.$C$54:.$C$98];[.F259]+1;1)" office:value-type="string" office:string-value="" calcext:value-type="error">
            <text:p>Err:502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4.45 / 5</text:p>
          </table:table-cell>
          <table:table-cell table:number-columns-repeated="2"/>
          <table:table-cell table:style-name="ce16" table:formula="of:=INDEX([.$C$54:.$C$98];[.F260]+1;1)" office:value-type="string" office:string-value="" calcext:value-type="error">
            <text:p>Err:502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65.00 CAD</text:p>
          </table:table-cell>
          <table:table-cell table:number-columns-repeated="2"/>
          <table:table-cell table:style-name="ce16" table:formula="of:=INDEX([.$C$54:.$C$98];[.F261]+1;1)" office:value-type="string" office:string-value="" calcext:value-type="error">
            <text:p>Err:50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Jaws Kayak</text:p>
          </table:table-cell>
          <table:table-cell table:number-columns-repeated="2"/>
          <table:table-cell table:style-name="ce16" table:formula="of:=INDEX([.$C$54:.$C$98];[.F262]+1;1)" office:value-type="string" office:string-value="" calcext:value-type="error">
            <text:p>Err:502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quarius N43</text:p>
          </table:table-cell>
          <table:table-cell table:number-columns-repeated="2"/>
          <table:table-cell table:style-name="ce16" table:formula="of:=INDEX([.$C$54:.$C$98];[.F263]+1;1)" office:value-type="string" office:string-value="" calcext:value-type="error">
            <text:p>Err:502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Fishing (Sit-On-Top)</text:p>
          </table:table-cell>
          <table:table-cell table:number-columns-repeated="2"/>
          <table:table-cell table:style-name="ce16" table:formula="of:=INDEX([.$C$54:.$C$98];[.F264]+1;1)" office:value-type="string" office:string-value="" calcext:value-type="error">
            <text:p>Err:502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2"/>
          <table:table-cell table:style-name="ce16" table:formula="of:=INDEX([.$C$54:.$C$98];[.F265]+1;1)" office:value-type="string" office:string-value="" calcext:value-type="error">
            <text:p>Err:502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66]+1;1)" office:value-type="string" office:string-value="" calcext:value-type="error">
            <text:p>Err:502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2"/>
          <table:table-cell table:style-name="ce16" table:formula="of:=INDEX([.$C$54:.$C$98];[.F267]+1;1)" office:value-type="string" office:string-value="" calcext:value-type="error">
            <text:p>Err:502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2"/>
          <table:table-cell table:style-name="ce16" table:formula="of:=INDEX([.$C$54:.$C$98];[.F268]+1;1)" office:value-type="string" office:string-value="" calcext:value-type="error">
            <text:p>Err:502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6 years</text:p>
          </table:table-cell>
          <table:table-cell table:number-columns-repeated="2"/>
          <table:table-cell table:style-name="ce16" table:formula="of:=INDEX([.$C$54:.$C$98];[.F269]+1;1)" office:value-type="string" office:string-value="" calcext:value-type="error">
            <text:p>Err:502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3.75 / 5</text:p>
          </table:table-cell>
          <table:table-cell table:number-columns-repeated="2"/>
          <table:table-cell table:style-name="ce16" table:formula="of:=INDEX([.$C$54:.$C$98];[.F270]+1;1)" office:value-type="string" office:string-value="" calcext:value-type="error">
            <text:p>Err:502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$608.00 CAD</text:p>
          </table:table-cell>
          <table:table-cell table:number-columns-repeated="2"/>
          <table:table-cell table:style-name="ce16" table:formula="of:=INDEX([.$C$54:.$C$98];[.F271]+1;1)" office:value-type="string" office:string-value="" calcext:value-type="error">
            <text:p>Err:50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Crystal Crest Kayaks</text:p>
          </table:table-cell>
          <table:table-cell table:number-columns-repeated="2"/>
          <table:table-cell table:style-name="ce16" table:formula="of:=INDEX([.$C$54:.$C$98];[.F272]+1;1)" office:value-type="string" office:string-value="" calcext:value-type="error">
            <text:p>Err:502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tlas DL</text:p>
          </table:table-cell>
          <table:table-cell table:number-columns-repeated="2"/>
          <table:table-cell table:style-name="ce16" table:formula="of:=INDEX([.$C$54:.$C$98];[.F273]+1;1)" office:value-type="string" office:string-value="" calcext:value-type="error">
            <text:p>Err:502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6"/>
          <table:table-cell table:style-name="ce16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3"/>
          <table:table-cell table:style-name="ce1"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.025 / 5</text:p>
          </table:table-cell>
          <table:table-cell table:number-columns-repeated="3"/>
          <table:table-cell table:style-name="ce1"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635.00 CAD</text:p>
          </table:table-cell>
          <table:table-cell table:number-columns-repeated="3"/>
          <table:table-cell table:style-name="ce1" office:value-type="float" office:value="182" calcext:value-type="float">
            <text:p>18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rystal Crest Kayaks</text:p>
          </table:table-cell>
          <table:table-cell table:number-columns-repeated="3"/>
          <table:table-cell table:style-name="ce1"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rystal Clear</text:p>
          </table:table-cell>
          <table:table-cell table:number-columns-repeated="3"/>
          <table:table-cell table:style-name="ce1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3"/>
          <table:table-cell table:style-name="ce1"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3.85 / 5</text:p>
          </table:table-cell>
          <table:table-cell table:number-columns-repeated="3"/>
          <table:table-cell table:style-name="ce1"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501.00 CAD</text:p>
          </table:table-cell>
          <table:table-cell table:number-columns-repeated="3"/>
          <table:table-cell table:style-name="ce1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rystal Crest Kayaks</text:p>
          </table:table-cell>
          <table:table-cell table:number-columns-repeated="3"/>
          <table:table-cell table:style-name="ce1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ské Fish</text:p>
          </table:table-cell>
          <table:table-cell table:number-columns-repeated="3"/>
          <table:table-cell table:style-name="ce1"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xcursion (Sit-In)</text:p>
          </table:table-cell>
          <table:table-cell table:number-columns-repeated="3"/>
          <table:table-cell table:style-name="ce1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97" calcext:value-type="float">
            <text:p>19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3"/>
          <table:table-cell table:style-name="ce1" office:value-type="float" office:value="199" calcext:value-type="float">
            <text:p>19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.525 / 5</text:p>
          </table:table-cell>
          <table:table-cell table:number-columns-repeated="3"/>
          <table:table-cell table:style-name="ce1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715.00 CAD</text:p>
          </table:table-cell>
          <table:table-cell table:number-columns-repeated="3"/>
          <table:table-cell table:style-name="ce1"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rystal Crest Kayaks</text:p>
          </table:table-cell>
          <table:table-cell table:number-columns-repeated="3"/>
          <table:table-cell table:style-name="ce1"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-JABE</text:p>
          </table:table-cell>
          <table:table-cell table:number-columns-repeated="3"/>
          <table:table-cell table:style-name="ce1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andem (Sit-In)</text:p>
          </table:table-cell>
          <table:table-cell table:number-columns-repeated="3"/>
          <table:table-cell table:style-name="ce1"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3"/>
          <table:table-cell table:style-name="ce1" office:value-type="float" office:value="209" calcext:value-type="float">
            <text:p>20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.55 / 5</text:p>
          </table:table-cell>
          <table:table-cell table:number-columns-repeated="3"/>
          <table:table-cell table:style-name="ce1"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900.00 CAD</text:p>
          </table:table-cell>
          <table:table-cell table:number-columns-repeated="3"/>
          <table:table-cell table:style-name="ce1"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nSync Kayaks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ttitude H15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3"/>
          <table:table-cell table:style-name="ce1"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3"/>
          <table:table-cell table:style-name="ce1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2.675 / 5</text:p>
          </table:table-cell>
          <table:table-cell table:number-columns-repeated="3"/>
          <table:table-cell table:style-name="ce1"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609.00 CAD</text:p>
          </table:table-cell>
          <table:table-cell table:number-columns-repeated="3"/>
          <table:table-cell table:style-name="ce1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nSync Kayaks</text:p>
          </table:table-cell>
          <table:table-cell table:number-columns-repeated="3"/>
          <table:table-cell table:style-name="ce1"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ttitude I15</text:p>
          </table:table-cell>
          <table:table-cell table:number-columns-repeated="3"/>
          <table:table-cell table:style-name="ce1"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3"/>
          <table:table-cell table:style-name="ce1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3.85 / 5</text:p>
          </table:table-cell>
          <table:table-cell table:number-columns-repeated="3"/>
          <table:table-cell table:style-name="ce1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690.00 CAD</text:p>
          </table:table-cell>
          <table:table-cell table:number-columns-repeated="3"/>
          <table:table-cell table:style-name="ce1"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nSync Kayaks</text:p>
          </table:table-cell>
          <table:table-cell table:number-columns-repeated="3"/>
          <table:table-cell table:style-name="ce1"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xtra J17</text:p>
          </table:table-cell>
          <table:table-cell table:number-columns-repeated="3"/>
          <table:table-cell table:style-name="ce1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3"/>
          <table:table-cell table:style-name="ce1"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3"/>
          <table:table-cell table:style-name="ce1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3"/>
          <table:table-cell table:style-name="ce1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3.175 / 5</text:p>
          </table:table-cell>
          <table:table-cell table:number-columns-repeated="3"/>
          <table:table-cell table:style-name="ce1"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575.00 CAD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raKayak</text:p>
          </table:table-cell>
          <table:table-cell table:number-columns-repeated="3"/>
          <table:table-cell table:style-name="ce1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arracuda F4</text:p>
          </table:table-cell>
          <table:table-cell table:number-columns-repeated="3"/>
          <table:table-cell table:style-name="ce1"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3.775 / 5</text:p>
          </table:table-cell>
          <table:table-cell table:number-columns-repeated="3"/>
          <table:table-cell table:style-name="ce1"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669.00 CAD</text:p>
          </table:table-cell>
          <table:table-cell table:number-columns-repeated="3"/>
          <table:table-cell table:style-name="ce1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raKayak</text:p>
          </table:table-cell>
          <table:table-cell table:number-columns-repeated="3"/>
          <table:table-cell table:style-name="ce1"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rakTwin</text:p>
          </table:table-cell>
          <table:table-cell table:number-columns-repeated="3"/>
          <table:table-cell table:style-name="ce1"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andem (Sit-In)</text:p>
          </table:table-cell>
          <table:table-cell table:number-columns-repeated="3"/>
          <table:table-cell table:style-name="ce1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3"/>
          <table:table-cell table:style-name="ce1"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.05 / 5</text:p>
          </table:table-cell>
          <table:table-cell table:number-columns-repeated="3"/>
          <table:table-cell table:style-name="ce1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819.00 CAD</text:p>
          </table:table-cell>
          <table:table-cell table:number-columns-repeated="3"/>
          <table:table-cell table:style-name="ce1"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raKayak</text:p>
          </table:table-cell>
          <table:table-cell table:number-columns-repeated="3"/>
          <table:table-cell table:style-name="ce1"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rakVenture</text:p>
          </table:table-cell>
          <table:table-cell table:number-columns-repeated="3"/>
          <table:table-cell table:style-name="ce1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xcursion (Sit-In)</text:p>
          </table:table-cell>
          <table:table-cell table:number-columns-repeated="3"/>
          <table:table-cell table:style-name="ce1"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3"/>
          <table:table-cell table:style-name="ce1"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3"/>
          <table:table-cell table:style-name="ce1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3"/>
          <table:table-cell table:style-name="ce1"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3"/>
          <table:table-cell table:style-name="ce1"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2 years</text:p>
          </table:table-cell>
          <table:table-cell table:number-columns-repeated="3"/>
          <table:table-cell table:style-name="ce1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3.9 / 5</text:p>
          </table:table-cell>
          <table:table-cell table:number-columns-repeated="3"/>
          <table:table-cell table:style-name="ce1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$670.00 CAD</text:p>
          </table:table-cell>
          <table:table-cell table:number-columns-repeated="3"/>
          <table:table-cell table:style-name="ce1"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Under The Padd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ocodile J48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690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Under The Padd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Over the Padd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eisure (Sit-On-Top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anvas ba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3.92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557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eat Lakes Kayak Co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azelle Q48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Plastic fil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2.62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605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eat Lakes Kayak Co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he Black Pear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andem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Plastic fil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2.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785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eat Lakes Kayak Co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luenos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ishing (Sit-On-Top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ow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Plastic fil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Basic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2.57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545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luewater Kayak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lobe A0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eisure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.12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705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luewater Kayak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lobal S0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xcursion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.3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760.00 C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luewater Kayak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lobal T0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andem (Sit-I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High dens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uppor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4.45 / 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$901.00 CAD</text:p>
          </table:table-cell>
          <table:table-cell table:number-columns-repeated="1022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2" table:number-rows-repeated="1048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p to qual" table:style-name="ta12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A01</text:p>
          </table:table-cell>
          <table:table-cell table:style-name="ce1" office:value-type="string" calcext:value-type="string">
            <text:p>S01</text:p>
          </table:table-cell>
          <table:table-cell table:style-name="ce1" office:value-type="string" calcext:value-type="string">
            <text:p>T01</text:p>
          </table:table-cell>
          <table:table-cell table:style-name="ce1" office:value-type="string" calcext:value-type="string">
            <text:p>benefits</text:p>
          </table:table-cell>
          <table:table-cell table:style-name="ce1" office:value-type="string" calcext:value-type="string">
            <text:p>Share price</text:p>
          </table:table-cell>
          <table:table-cell table:style-name="ce2" office:value-type="string" calcext:value-type="string">
            <text:p>Profit</text:p>
          </table:table-cell>
          <table:table-cell table:style-name="ce1" office:value-type="string" calcext:value-type="string">
            <text:p>Net sal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1</text:p>
          </table:table-cell>
          <table:table-cell table:style-name="ce15" office:value-type="float" office:value="3.825" calcext:value-type="float">
            <text:p>3.83</text:p>
          </table:table-cell>
          <table:table-cell table:style-name="ce15" table:number-columns-repeated="2"/>
          <table:table-cell table:style-name="ce1" office:value-type="float" office:value="42" calcext:value-type="float">
            <text:p>42</text:p>
          </table:table-cell>
          <table:table-cell table:style-name="ce39" office:value-type="float" office:value="157.54" calcext:value-type="float">
            <text:p>157.54</text:p>
          </table:table-cell>
          <table:table-cell table:style-name="ce41" office:value-type="float" office:value="239765" calcext:value-type="float">
            <text:p>239,765.00</text:p>
          </table:table-cell>
          <table:table-cell table:style-name="ce41" office:value-type="float" office:value="3518539" calcext:value-type="float">
            <text:p>3,518,539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2</text:p>
          </table:table-cell>
          <table:table-cell table:style-name="ce21" office:value-type="float" office:value="3.85" calcext:value-type="float">
            <text:p>3.85</text:p>
          </table:table-cell>
          <table:table-cell table:style-name="ce38" office:value-type="float" office:value="4.175" calcext:value-type="float">
            <text:p>4.175</text:p>
          </table:table-cell>
          <table:table-cell table:style-name="ce15"/>
          <table:table-cell table:style-name="ce1" office:value-type="float" office:value="45" calcext:value-type="float">
            <text:p>45</text:p>
          </table:table-cell>
          <table:table-cell table:style-name="ce40" office:value-type="float" office:value="200.39" calcext:value-type="float">
            <text:p>200.39</text:p>
          </table:table-cell>
          <table:table-cell table:style-name="ce42" office:value-type="float" office:value="428587" calcext:value-type="float">
            <text:p>428,587.00</text:p>
          </table:table-cell>
          <table:table-cell table:style-name="ce42" office:value-type="float" office:value="5303376" calcext:value-type="float">
            <text:p>5,303,376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3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/>
          <table:table-cell table:style-name="ce1" office:value-type="float" office:value="50" calcext:value-type="float">
            <text:p>50</text:p>
          </table:table-cell>
          <table:table-cell table:style-name="ce40" office:value-type="float" office:value="263.97" calcext:value-type="float">
            <text:p>263.97</text:p>
          </table:table-cell>
          <table:table-cell table:style-name="ce40" office:value-type="float" office:value="635776" calcext:value-type="float">
            <text:p>635,776.00</text:p>
          </table:table-cell>
          <table:table-cell table:style-name="ce40" office:value-type="float" office:value="6318255" calcext:value-type="float">
            <text:p>6,318,255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4</text:p>
          </table:table-cell>
          <table:table-cell table:style-name="ce15" office:value-type="float" office:value="4.05" calcext:value-type="float">
            <text:p>4.05</text:p>
          </table:table-cell>
          <table:table-cell table:style-name="ce15" office:value-type="float" office:value="4.375" calcext:value-type="float">
            <text:p>4.38</text:p>
          </table:table-cell>
          <table:table-cell table:style-name="ce15" office:value-type="float" office:value="4.575" calcext:value-type="float">
            <text:p>4.58</text:p>
          </table:table-cell>
          <table:table-cell table:style-name="ce1" office:value-type="float" office:value="60" calcext:value-type="float">
            <text:p>60</text:p>
          </table:table-cell>
          <table:table-cell table:style-name="ce40" office:value-type="float" office:value="301.6" calcext:value-type="float">
            <text:p>301.60</text:p>
          </table:table-cell>
          <table:table-cell table:style-name="ce40" office:value-type="float" office:value="376278" calcext:value-type="float">
            <text:p>376,278.00</text:p>
          </table:table-cell>
          <table:table-cell table:style-name="ce40" office:value-type="float" office:value="6289483" calcext:value-type="float">
            <text:p>6,289,483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5</text:p>
          </table:table-cell>
          <table:table-cell table:style-name="ce15" table:number-columns-repeated="2"/>
          <table:table-cell table:style-name="ce15" office:value-type="float" office:value="4.35" calcext:value-type="float">
            <text:p>4.35</text:p>
          </table:table-cell>
          <table:table-cell table:style-name="ce1" office:value-type="float" office:value="63" calcext:value-type="float">
            <text:p>63</text:p>
          </table:table-cell>
          <table:table-cell table:style-name="ce40" office:value-type="float" office:value="352.48" calcext:value-type="float">
            <text:p>352.48</text:p>
          </table:table-cell>
          <table:table-cell table:style-name="ce42" office:value-type="float" office:value="508771" calcext:value-type="float">
            <text:p>508,771.00</text:p>
          </table:table-cell>
          <table:table-cell table:style-name="ce42" office:value-type="float" office:value="7068451" calcext:value-type="float">
            <text:p>7,068,45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6</text:p>
          </table:table-cell>
          <table:table-cell table:style-name="ce15" office:value-type="float" office:value="4.275" calcext:value-type="float">
            <text:p>4.28</text:p>
          </table:table-cell>
          <table:table-cell table:style-name="ce15" office:value-type="float" office:value="4.45" calcext:value-type="float">
            <text:p>4.45</text:p>
          </table:table-cell>
          <table:table-cell table:style-name="ce15" office:value-type="float" office:value="4.575" calcext:value-type="float">
            <text:p>4.58</text:p>
          </table:table-cell>
          <table:table-cell table:style-name="ce1" office:value-type="float" office:value="66" calcext:value-type="float">
            <text:p>66</text:p>
          </table:table-cell>
          <table:table-cell table:style-name="ce40" office:value-type="float" office:value="412.02" calcext:value-type="float">
            <text:p>412.02</text:p>
          </table:table-cell>
          <table:table-cell table:style-name="ce42" office:value-type="float" office:value="595428" calcext:value-type="float">
            <text:p>595,428.00</text:p>
          </table:table-cell>
          <table:table-cell table:style-name="ce42" office:value-type="float" office:value="8293981" calcext:value-type="float">
            <text:p>8,293,98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ar 7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4.45" calcext:value-type="float">
            <text:p>4.45</text:p>
          </table:table-cell>
          <table:table-cell table:style-name="ce1" office:value-type="float" office:value="66" calcext:value-type="float">
            <text:p>66</text:p>
          </table:table-cell>
          <table:table-cell table:style-name="ce39" office:value-type="float" office:value="494.68" calcext:value-type="float">
            <text:p>494.68</text:p>
          </table:table-cell>
          <table:table-cell table:style-name="ce40" office:value-type="float" office:value="826634" calcext:value-type="float">
            <text:p>826,634.00</text:p>
          </table:table-cell>
          <table:table-cell table:style-name="ce40" office:value-type="float" office:value="8382123" calcext:value-type="float">
            <text:p>8,382,123.00</text:p>
          </table:table-cell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'Emp to qual'.P33" table:end-x="0.14pt" table:end-y="11.2pt" draw:z-index="2" draw:name="Chart 4" draw:style-name="gr1" draw:text-style-name="P1" svg:width="449.97pt" svg:height="278.22pt" svg:x="41.24pt" svg:y="0.74pt">
              <draw:object draw:notify-on-update-of-ranges="'Emp to qual'.G1:'Emp to qual'.G1 'Emp to qual'.G2:'Emp to qual'.G8 'Emp to qual'.H1:'Emp to qual'.H1 'Emp to qual'.H2:'Emp to qual'.H8 'Emp to qual'.F1:'Emp to qual'.F1 'Emp to qual'.F2:'Emp to qual'.F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/>
          <table:table-cell>
            <draw:frame table:end-cell-address="'Emp to qual'.H34" table:end-x="49.29pt" table:end-y="12.73pt" draw:z-index="0" draw:name="Chart 2" draw:style-name="gr1" draw:text-style-name="P1" svg:width="449.97pt" svg:height="278.22pt" svg:x="20.24pt" svg:y="2.24pt">
              <draw:object draw:notify-on-update-of-ranges="'Emp to qual'.A2:'Emp to qual'.A8 'Emp to qual'.B1:'Emp to qual'.B1 'Emp to qual'.B2:'Emp to qual'.B8 'Emp to qual'.C1:'Emp to qual'.C1 'Emp to qual'.C2:'Emp to qual'.C8 'Emp to qual'.D1:'Emp to qual'.D1 'Emp to qual'.D2:'Emp to qual'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/>
          <table:table-cell>
            <draw:frame table:end-cell-address="'Emp to qual'.H53" table:end-x="49.29pt" table:end-y="5.98pt" draw:z-index="1" draw:name="Chart 3" draw:style-name="gr1" draw:text-style-name="P1" svg:width="449.97pt" svg:height="278.22pt" svg:x="20.24pt" svg:y="11.25pt">
              <draw:object draw:notify-on-update-of-ranges="'Emp to qual'.A1:'Emp to qual'.A8 'Emp to qual'.E1:'Emp to qual'.E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at 1" table:style-name="ta1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li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quaFloat</text:p>
          </table:table-cell>
          <table:table-cell table:style-name="ce15" office:value-type="float" office:value="3.375" calcext:value-type="float">
            <text:p>3.38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4.15" calcext:value-type="float">
            <text:p>4.15</text:p>
          </table:table-cell>
          <table:table-cell table:style-name="ce19" office:value-type="string" calcext:value-type="string">
            <text:p>4.15</text:p>
          </table:table-cell>
          <table:table-cell table:style-name="ce19" office:value-type="string" calcext:value-type="string">
            <text:p>4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uewater Kayaks</text:p>
          </table:table-cell>
          <table:table-cell table:style-name="ce15" office:value-type="float" office:value="3.825" calcext:value-type="float">
            <text:p>3.83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4" calcext:value-type="float">
            <text:p>4.00</text:p>
          </table:table-cell>
          <table:table-cell table:style-name="ce19" office:value-type="string" calcext:value-type="string">
            <text:p>4.05</text:p>
          </table:table-cell>
          <table:table-cell table:style-name="ce19" office:value-type="string" calcext:value-type="string">
            <text:p>2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ystal Crest Kayaks</text:p>
          </table:table-cell>
          <table:table-cell table:style-name="ce15" office:value-type="float" office:value="3.625" calcext:value-type="float">
            <text:p>3.63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4.075" calcext:value-type="float">
            <text:p>4.08</text:p>
          </table:table-cell>
          <table:table-cell table:style-name="ce19" office:value-type="string" calcext:value-type="string">
            <text:p>4.1</text:p>
          </table:table-cell>
          <table:table-cell table:style-name="ce19" office:value-type="string" calcext:value-type="string">
            <text:p>4.05</text:p>
          </table:table-cell>
          <table:table-cell table:number-columns-repeated="5"/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Freeflow Kayaks</text:p>
          </table:table-cell>
          <table:table-cell table:style-name="ce2" office:value-type="string" calcext:value-type="string">
            <text:p>Sea Splash Kayaks</text:p>
          </table:table-cell>
          <table:table-cell table:style-name="ce2" office:value-type="string" calcext:value-type="string">
            <text:p>H2OExplorers</text:p>
          </table:table-cell>
          <table:table-cell table:style-name="ce2" office:value-type="string" calcext:value-type="string">
            <text:p>Great Lakes Kayak Co</text:p>
          </table:table-cell>
          <table:table-cell table:style-name="ce2" office:value-type="string" calcext:value-type="string">
            <text:p>InSync Kayaks</text:p>
          </table:table-cell>
          <table:table-cell table:style-name="ce2" office:value-type="string" calcext:value-type="string">
            <text:p>Nordiks</text:p>
          </table:table-cell>
          <table:table-cell table:style-name="ce2" office:value-type="string" calcext:value-type="string">
            <text:p>MarineX</text:p>
          </table:table-cell>
          <table:table-cell table:style-name="ce2" office:value-type="string" calcext:value-type="string">
            <text:p>ElevationKayaks</text:p>
          </table:table-cell>
          <table:table-cell table:style-name="ce2" office:value-type="string" calcext:value-type="string">
            <text:p>AquaFloat</text:p>
          </table:table-cell>
          <table:table-cell table:style-name="ce2" office:value-type="string" calcext:value-type="string">
            <text:p>Jaws Kayak</text:p>
          </table:table-cell>
          <table:table-cell table:style-name="ce2" office:value-type="string" calcext:value-type="string">
            <text:p>DraKayak</text:p>
          </table:table-cell>
          <table:table-cell table:style-name="ce2" office:value-type="string" calcext:value-type="string">
            <text:p>Under The Paddle</text:p>
          </table:table-cell>
          <table:table-cell table:style-name="ce2" office:value-type="string" calcext:value-type="string">
            <text:p>Crystal Crest Kayaks</text:p>
          </table:table-cell>
          <table:table-cell table:style-name="ce2" office:value-type="string" calcext:value-type="string">
            <text:p>Ramm</text:p>
          </table:table-cell>
          <table:table-cell table:style-name="ce2" office:value-type="string" calcext:value-type="string">
            <text:p>Bluewater Kayaks</text:p>
          </table:table-cell>
          <table:table-cell table:style-name="ce2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DraKayak</text:p>
          </table:table-cell>
          <table:table-cell table:style-name="ce15" office:value-type="float" office:value="3.425" calcext:value-type="float">
            <text:p>3.43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9" office:value-type="string" calcext:value-type="string">
            <text:p>3.575</text:p>
          </table:table-cell>
          <table:table-cell table:style-name="ce19" office:value-type="string" calcext:value-type="string">
            <text:p>3.55</text:p>
          </table:table-cell>
          <table:table-cell table:number-columns-repeated="5"/>
          <table:table-cell table:style-name="ce1" office:value-type="string" calcext:value-type="string">
            <text:p>Year 1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2.425" calcext:value-type="float">
            <text:p>2.43</text:p>
          </table:table-cell>
          <table:table-cell table:style-name="ce15" office:value-type="float" office:value="2.525" calcext:value-type="float">
            <text:p>2.53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2.975" calcext:value-type="float">
            <text:p>2.98</text:p>
          </table:table-cell>
          <table:table-cell table:style-name="ce15" office:value-type="float" office:value="3.3" calcext:value-type="float">
            <text:p>3.30</text:p>
          </table:table-cell>
          <table:table-cell table:style-name="ce15" office:value-type="float" office:value="3.35" calcext:value-type="float">
            <text:p>3.35</text:p>
          </table:table-cell>
          <table:table-cell table:number-columns-repeated="2" table:style-name="ce15" office:value-type="float" office:value="3.375" calcext:value-type="float">
            <text:p>3.38</text:p>
          </table:table-cell>
          <table:table-cell table:style-name="ce15" office:value-type="float" office:value="3.425" calcext:value-type="float">
            <text:p>3.43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3.625" calcext:value-type="float">
            <text:p>3.63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3.825" calcext:value-type="float">
            <text:p>3.83</text:p>
          </table:table-cell>
          <table:table-cell table:style-name="ce1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ElevationKayaks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225" calcext:value-type="float">
            <text:p>3.23</text:p>
          </table:table-cell>
          <table:table-cell table:style-name="ce15" office:value-type="float" office:value="3.525" calcext:value-type="float">
            <text:p>3.53</text:p>
          </table:table-cell>
          <table:table-cell table:number-columns-repeated="2" table:style-name="ce19" office:value-type="string" calcext:value-type="string">
            <text:p>3.525</text:p>
          </table:table-cell>
          <table:table-cell table:number-columns-repeated="5"/>
          <table:table-cell table:style-name="ce1" office:value-type="string" calcext:value-type="string">
            <text:p>Year 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3.725" calcext:value-type="float">
            <text:p>3.7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225" calcext:value-type="float">
            <text:p>3.23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3.475" calcext:value-type="float">
            <text:p>3.48</text:p>
          </table:table-cell>
          <table:table-cell table:style-name="ce15" office:value-type="float" office:value="3.5" calcext:value-type="float">
            <text:p>3.50</text:p>
          </table:table-cell>
          <table:table-cell table:number-columns-repeated="2" table:style-name="ce15" office:value-type="float" office:value="3.775" calcext:value-type="float">
            <text:p>3.78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Freeflow Kayaks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2.45" calcext:value-type="float">
            <text:p>2.45</text:p>
          </table:table-cell>
          <table:table-cell table:style-name="ce19" office:value-type="string" calcext:value-type="string">
            <text:p>2.575</text:p>
          </table:table-cell>
          <table:table-cell table:style-name="ce19" office:value-type="string" calcext:value-type="string">
            <text:p>2.475</text:p>
          </table:table-cell>
          <table:table-cell table:number-columns-repeated="5"/>
          <table:table-cell table:style-name="ce1" office:value-type="string" calcext:value-type="string">
            <text:p>Year 3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2.95" calcext:value-type="float">
            <text:p>2.95</text:p>
          </table:table-cell>
          <table:table-cell table:number-columns-repeated="2" table:style-name="ce15" office:value-type="float" office:value="2.625" calcext:value-type="float">
            <text:p>2.63</text:p>
          </table:table-cell>
          <table:table-cell table:style-name="ce15" office:value-type="float" office:value="3.85" calcext:value-type="float">
            <text:p>3.85</text:p>
          </table:table-cell>
          <table:table-cell table:number-columns-repeated="2" table:style-name="ce15" office:value-type="float" office:value="3.475" calcext:value-type="float">
            <text:p>3.48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4.225" calcext:value-type="float">
            <text:p>4.2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4.075" calcext:value-type="float">
            <text:p>4.08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Great Lakes Kayak Co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9" office:value-type="string" calcext:value-type="string">
            <text:p>2.575</text:p>
          </table:table-cell>
          <table:table-cell table:style-name="ce19" office:value-type="string" calcext:value-type="string">
            <text:p>2.65</text:p>
          </table:table-cell>
          <table:table-cell table:number-columns-repeated="5"/>
          <table:table-cell table:style-name="ce1" office:value-type="string" calcext:value-type="string">
            <text:p>Year 1</text:p>
          </table:table-cell>
          <table:table-cell table:style-name="ce6" office:value-type="float" office:value="575" calcext:value-type="float">
            <text:p>575.00</text:p>
          </table:table-cell>
          <table:table-cell table:style-name="ce6" office:value-type="float" office:value="600" calcext:value-type="float">
            <text:p>600.00</text:p>
          </table:table-cell>
          <table:table-cell table:style-name="ce6" office:value-type="float" office:value="607" calcext:value-type="float">
            <text:p>607.00</text:p>
          </table:table-cell>
          <table:table-cell table:style-name="ce6" office:value-type="float" office:value="601" calcext:value-type="float">
            <text:p>601.00</text:p>
          </table:table-cell>
          <table:table-cell table:style-name="ce6" office:value-type="float" office:value="575" calcext:value-type="float">
            <text:p>575.00</text:p>
          </table:table-cell>
          <table:table-cell table:style-name="ce6" office:value-type="float" office:value="570" calcext:value-type="float">
            <text:p>570.00</text:p>
          </table:table-cell>
          <table:table-cell table:style-name="ce6" office:value-type="float" office:value="609" calcext:value-type="float">
            <text:p>609.00</text:p>
          </table:table-cell>
          <table:table-cell table:style-name="ce6" office:value-type="float" office:value="659" calcext:value-type="float">
            <text:p>659.00</text:p>
          </table:table-cell>
          <table:table-cell table:style-name="ce6" office:value-type="float" office:value="687" calcext:value-type="float">
            <text:p>687.00</text:p>
          </table:table-cell>
          <table:table-cell table:style-name="ce6" office:value-type="float" office:value="670" calcext:value-type="float">
            <text:p>670.00</text:p>
          </table:table-cell>
          <table:table-cell table:style-name="ce6" office:value-type="float" office:value="622" calcext:value-type="float">
            <text:p>622.00</text:p>
          </table:table-cell>
          <table:table-cell table:style-name="ce6" office:value-type="float" office:value="635" calcext:value-type="float">
            <text:p>635.00</text:p>
          </table:table-cell>
          <table:table-cell table:style-name="ce6" office:value-type="float" office:value="693" calcext:value-type="float">
            <text:p>693.00</text:p>
          </table:table-cell>
          <table:table-cell table:style-name="ce6" office:value-type="float" office:value="698" calcext:value-type="float">
            <text:p>698.00</text:p>
          </table:table-cell>
          <table:table-cell table:style-name="ce6" office:value-type="float" office:value="699" calcext:value-type="float">
            <text:p>699.00</text:p>
          </table:table-cell>
          <table:table-cell table:style-name="ce6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H2OExplorers</text:p>
          </table:table-cell>
          <table:table-cell table:style-name="ce15" office:value-type="float" office:value="2.525" calcext:value-type="float">
            <text:p>2.53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9" office:value-type="string" calcext:value-type="string">
            <text:p>2.7</text:p>
          </table:table-cell>
          <table:table-cell table:style-name="ce19" office:value-type="string" calcext:value-type="string">
            <text:p>3.025</text:p>
          </table:table-cell>
          <table:table-cell table:number-columns-repeated="5"/>
          <table:table-cell table:style-name="ce1" office:value-type="string" calcext:value-type="string">
            <text:p>Year 2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5" office:value-type="float" office:value="687" calcext:value-type="float">
            <text:p>687.00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5" office:value-type="float" office:value="749" calcext:value-type="float">
            <text:p>749.00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5" office:value-type="float" office:value="677" calcext:value-type="float">
            <text:p>677.0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InSync Kayaks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3.725" calcext:value-type="float">
            <text:p>3.73</text:p>
          </table:table-cell>
          <table:table-cell table:style-name="ce15" office:value-type="float" office:value="3.85" calcext:value-type="float">
            <text:p>3.85</text:p>
          </table:table-cell>
          <table:table-cell table:style-name="ce19" office:value-type="string" calcext:value-type="string">
            <text:p>3.85</text:p>
          </table:table-cell>
          <table:table-cell table:style-name="ce19" office:value-type="string" calcext:value-type="string">
            <text:p>3.8</text:p>
          </table:table-cell>
          <table:table-cell table:number-columns-repeated="5"/>
          <table:table-cell table:style-name="ce1" office:value-type="string" calcext:value-type="string">
            <text:p>Year 3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5" office:value-type="float" office:value="630" calcext:value-type="float">
            <text:p>630.00</text:p>
          </table:table-cell>
          <table:table-cell table:style-name="ce15" office:value-type="float" office:value="635" calcext:value-type="float">
            <text:p>635.00</text:p>
          </table:table-cell>
          <table:table-cell table:style-name="ce15" office:value-type="float" office:value="597" calcext:value-type="float">
            <text:p>597.00</text:p>
          </table:table-cell>
          <table:table-cell table:style-name="ce15" office:value-type="float" office:value="679" calcext:value-type="float">
            <text:p>679.00</text:p>
          </table:table-cell>
          <table:table-cell table:style-name="ce15" office:value-type="float" office:value="702" calcext:value-type="float">
            <text:p>702.00</text:p>
          </table:table-cell>
          <table:table-cell table:style-name="ce15" office:value-type="float" office:value="715" calcext:value-type="float">
            <text:p>715.00</text:p>
          </table:table-cell>
          <table:table-cell table:style-name="ce15" office:value-type="float" office:value="656" calcext:value-type="float">
            <text:p>656.00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5" office:value-type="float" office:value="724" calcext:value-type="float">
            <text:p>724.00</text:p>
          </table:table-cell>
          <table:table-cell table:style-name="ce15" office:value-type="float" office:value="777" calcext:value-type="float">
            <text:p>777.00</text:p>
          </table:table-cell>
          <table:table-cell table:style-name="ce15" office:value-type="float" office:value="718" calcext:value-type="float">
            <text:p>718.00</text:p>
          </table:table-cell>
          <table:table-cell table:style-name="ce1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Jaws Kayak</text:p>
          </table:table-cell>
          <table:table-cell table:style-name="ce15" office:value-type="float" office:value="3.375" calcext:value-type="float">
            <text:p>3.38</text:p>
          </table:table-cell>
          <table:table-cell table:style-name="ce15" office:value-type="float" office:value="3.475" calcext:value-type="float">
            <text:p>3.48</text:p>
          </table:table-cell>
          <table:table-cell table:style-name="ce15" office:value-type="float" office:value="4.225" calcext:value-type="float">
            <text:p>4.23</text:p>
          </table:table-cell>
          <table:table-cell table:style-name="ce19" office:value-type="string" calcext:value-type="string">
            <text:p>4.225</text:p>
          </table:table-cell>
          <table:table-cell table:style-name="ce19" office:value-type="string" calcext:value-type="string">
            <text:p>4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ineX</text:p>
          </table:table-cell>
          <table:table-cell table:style-name="ce15" office:value-type="float" office:value="3.3" calcext:value-type="float">
            <text:p>3.30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475" calcext:value-type="float">
            <text:p>3.48</text:p>
          </table:table-cell>
          <table:table-cell table:style-name="ce19" office:value-type="string" calcext:value-type="string">
            <text:p>3.475</text:p>
          </table:table-cell>
          <table:table-cell table:style-name="ce19" office:value-type="string" calcext:value-type="string">
            <text:p>3.6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iks</text:p>
          </table:table-cell>
          <table:table-cell table:style-name="ce15" office:value-type="float" office:value="2.975" calcext:value-type="float">
            <text:p>2.98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3.475" calcext:value-type="float">
            <text:p>3.48</text:p>
          </table:table-cell>
          <table:table-cell table:style-name="ce19" office:value-type="string" calcext:value-type="string">
            <text:p>3.775</text:p>
          </table:table-cell>
          <table:table-cell table:style-name="ce19" office:value-type="string" calcext:value-type="string">
            <text:p>3.8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mm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4.3" calcext:value-type="float">
            <text:p>4.30</text:p>
          </table:table-cell>
          <table:table-cell table:style-name="ce19" office:value-type="string" calcext:value-type="string">
            <text:p>3.925</text:p>
          </table:table-cell>
          <table:table-cell table:style-name="ce19" office:value-type="string" calcext:value-type="string">
            <text:p>4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a Splash Kayaks</text:p>
          </table:table-cell>
          <table:table-cell table:style-name="ce15" office:value-type="float" office:value="2.425" calcext:value-type="float">
            <text:p>2.43</text:p>
          </table:table-cell>
          <table:table-cell table:number-columns-repeated="2" table:style-name="ce15" office:value-type="float" office:value="2.95" calcext:value-type="float">
            <text:p>2.95</text:p>
          </table:table-cell>
          <table:table-cell table:style-name="ce19" office:value-type="string" calcext:value-type="string">
            <text:p>3.125</text:p>
          </table:table-cell>
          <table:table-cell table:style-name="ce19" office:value-type="string" calcext:value-type="string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 The Paddle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3.8" calcext:value-type="float">
            <text:p>3.80</text:p>
          </table:table-cell>
          <table:table-cell table:style-name="ce19" office:value-type="string" calcext:value-type="string">
            <text:p>3.9</text:p>
          </table:table-cell>
          <table:table-cell table:style-name="ce19" office:value-type="string" calcext:value-type="string">
            <text:p>3.925</text:p>
          </table:table-cell>
          <table:table-cell table:number-columns-repeated="17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 1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Year 3</text:p>
          </table:table-cell>
          <table:table-cell table:style-name="ce1" office:value-type="string" calcext:value-type="string">
            <text:p>Year 1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Year 3</text:p>
          </table:table-cell>
          <table:table-cell table:number-columns-repeated="994"/>
        </table:table-row>
        <table:table-row table:style-name="ro1">
          <table:table-cell table:number-columns-repeated="23"/>
          <table:table-cell table:style-name="ce2" office:value-type="string" calcext:value-type="string">
            <text:p>Freeflow Kayaks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2.45" calcext:value-type="float">
            <text:p>2.45</text:p>
          </table:table-cell>
          <table:table-cell table:style-name="ce6" office:value-type="float" office:value="575" calcext:value-type="float">
            <text:p>575.0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5" office:value-type="float" office:value="615" calcext:value-type="float">
            <text:p>615.00</text:p>
          </table:table-cell>
          <table:table-cell table:number-columns-repeated="994"/>
        </table:table-row>
        <table:table-row table:style-name="ro1">
          <table:table-cell table:number-columns-repeated="23"/>
          <table:table-cell table:style-name="ce2" office:value-type="string" calcext:value-type="string">
            <text:p>Sea Splash Kayaks</text:p>
          </table:table-cell>
          <table:table-cell table:style-name="ce15" office:value-type="float" office:value="2.425" calcext:value-type="float">
            <text:p>2.43</text:p>
          </table:table-cell>
          <table:table-cell table:number-columns-repeated="2" table:style-name="ce15" office:value-type="float" office:value="2.95" calcext:value-type="float">
            <text:p>2.95</text:p>
          </table:table-cell>
          <table:table-cell table:style-name="ce6" office:value-type="float" office:value="600" calcext:value-type="float">
            <text:p>600.00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5" office:value-type="float" office:value="630" calcext:value-type="float">
            <text:p>630.0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number-columns-repeated="21"/>
          <table:table-cell table:style-name="ce2" office:value-type="string" calcext:value-type="string">
            <text:p>H2OExplorers</text:p>
          </table:table-cell>
          <table:table-cell table:style-name="ce15" office:value-type="float" office:value="2.525" calcext:value-type="float">
            <text:p>2.53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25" calcext:value-type="float">
            <text:p>2.63</text:p>
          </table:table-cell>
          <table:table-cell table:style-name="ce6" office:value-type="float" office:value="607" calcext:value-type="float">
            <text:p>607.00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5" office:value-type="float" office:value="635" calcext:value-type="float">
            <text:p>635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quaFloat</text:p>
          </table:table-cell>
          <table:table-cell table:style-name="ce5" office:value-type="string" calcext:value-type="string">
            <text:p>687.00</text:p>
          </table:table-cell>
          <table:table-cell table:style-name="ce15" office:value-type="float" office:value="734" calcext:value-type="float">
            <text:p>734.00</text:p>
          </table:table-cell>
          <table:table-cell table:number-columns-repeated="3" table:style-name="ce19" office:value-type="string" calcext:value-type="string">
            <text:p>734.00</text:p>
          </table:table-cell>
          <table:table-cell table:style-name="ce19" office:value-type="string" calcext:value-type="string">
            <text:p>689.00</text:p>
          </table:table-cell>
          <table:table-cell table:number-columns-repeated="16"/>
          <table:table-cell table:style-name="ce2" office:value-type="string" calcext:value-type="string">
            <text:p>Great Lakes Kayak Co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2.625" calcext:value-type="float">
            <text:p>2.63</text:p>
          </table:table-cell>
          <table:table-cell table:style-name="ce6" office:value-type="float" office:value="601" calcext:value-type="float">
            <text:p>601.0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5" office:value-type="float" office:value="597" calcext:value-type="float">
            <text:p>597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luewater Kayaks</text:p>
          </table:table-cell>
          <table:table-cell table:style-name="ce5" office:value-type="string" calcext:value-type="string">
            <text:p>699.00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9" office:value-type="string" calcext:value-type="string">
            <text:p>718.00</text:p>
          </table:table-cell>
          <table:table-cell table:style-name="ce19" office:value-type="string" calcext:value-type="string">
            <text:p>698.00</text:p>
          </table:table-cell>
          <table:table-cell table:style-name="ce19" office:value-type="string" calcext:value-type="string">
            <text:p>697.00</text:p>
          </table:table-cell>
          <table:table-cell table:style-name="ce19" office:value-type="string" calcext:value-type="string">
            <text:p>705.00</text:p>
          </table:table-cell>
          <table:table-cell table:number-columns-repeated="16"/>
          <table:table-cell table:style-name="ce2" office:value-type="string" calcext:value-type="string">
            <text:p>InSync Kayaks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3.725" calcext:value-type="float">
            <text:p>3.73</text:p>
          </table:table-cell>
          <table:table-cell table:style-name="ce15" office:value-type="float" office:value="3.85" calcext:value-type="float">
            <text:p>3.85</text:p>
          </table:table-cell>
          <table:table-cell table:style-name="ce6" office:value-type="float" office:value="575" calcext:value-type="float">
            <text:p>575.0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5" office:value-type="float" office:value="679" calcext:value-type="float">
            <text:p>679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rystal Crest Kayaks</text:p>
          </table:table-cell>
          <table:table-cell table:style-name="ce5" office:value-type="string" calcext:value-type="string">
            <text:p>693.00</text:p>
          </table:table-cell>
          <table:table-cell table:style-name="ce15" office:value-type="float" office:value="700" calcext:value-type="float">
            <text:p>700.00</text:p>
          </table:table-cell>
          <table:table-cell table:number-columns-repeated="2" table:style-name="ce19" office:value-type="string" calcext:value-type="string">
            <text:p>724.00</text:p>
          </table:table-cell>
          <table:table-cell table:style-name="ce19" office:value-type="string" calcext:value-type="string">
            <text:p>699.00</text:p>
          </table:table-cell>
          <table:table-cell table:style-name="ce19" office:value-type="string" calcext:value-type="string">
            <text:p>652.00</text:p>
          </table:table-cell>
          <table:table-cell table:number-columns-repeated="16"/>
          <table:table-cell table:style-name="ce2" office:value-type="string" calcext:value-type="string">
            <text:p>Nordiks</text:p>
          </table:table-cell>
          <table:table-cell table:style-name="ce15" office:value-type="float" office:value="2.975" calcext:value-type="float">
            <text:p>2.98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3.475" calcext:value-type="float">
            <text:p>3.48</text:p>
          </table:table-cell>
          <table:table-cell table:style-name="ce6" office:value-type="float" office:value="570" calcext:value-type="float">
            <text:p>570.00</text:p>
          </table:table-cell>
          <table:table-cell table:style-name="ce15" office:value-type="float" office:value="687" calcext:value-type="float">
            <text:p>687.00</text:p>
          </table:table-cell>
          <table:table-cell table:style-name="ce15" office:value-type="float" office:value="702" calcext:value-type="float">
            <text:p>702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raKayak</text:p>
          </table:table-cell>
          <table:table-cell table:style-name="ce5" office:value-type="string" calcext:value-type="string">
            <text:p>622.00</text:p>
          </table:table-cell>
          <table:table-cell table:style-name="ce15" office:value-type="float" office:value="669" calcext:value-type="float">
            <text:p>669.00</text:p>
          </table:table-cell>
          <table:table-cell table:number-columns-repeated="4" table:style-name="ce19" office:value-type="string" calcext:value-type="string">
            <text:p>669.00</text:p>
          </table:table-cell>
          <table:table-cell table:number-columns-repeated="16"/>
          <table:table-cell table:style-name="ce2" office:value-type="string" calcext:value-type="string">
            <text:p>MarineX</text:p>
          </table:table-cell>
          <table:table-cell table:style-name="ce15" office:value-type="float" office:value="3.3" calcext:value-type="float">
            <text:p>3.30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475" calcext:value-type="float">
            <text:p>3.48</text:p>
          </table:table-cell>
          <table:table-cell table:style-name="ce6" office:value-type="float" office:value="609" calcext:value-type="float">
            <text:p>609.00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5" office:value-type="float" office:value="715" calcext:value-type="float">
            <text:p>715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levationKayaks</text:p>
          </table:table-cell>
          <table:table-cell table:style-name="ce5" office:value-type="string" calcext:value-type="string">
            <text:p>659.00</text:p>
          </table:table-cell>
          <table:table-cell table:style-name="ce15" office:value-type="float" office:value="749" calcext:value-type="float">
            <text:p>749.00</text:p>
          </table:table-cell>
          <table:table-cell table:style-name="ce19" office:value-type="string" calcext:value-type="string">
            <text:p>656.00</text:p>
          </table:table-cell>
          <table:table-cell table:number-columns-repeated="3" table:style-name="ce19" office:value-type="string" calcext:value-type="string">
            <text:p>660.00</text:p>
          </table:table-cell>
          <table:table-cell table:number-columns-repeated="16"/>
          <table:table-cell table:style-name="ce2" office:value-type="string" calcext:value-type="string">
            <text:p>ElevationKayaks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225" calcext:value-type="float">
            <text:p>3.23</text:p>
          </table:table-cell>
          <table:table-cell table:style-name="ce15" office:value-type="float" office:value="3.525" calcext:value-type="float">
            <text:p>3.53</text:p>
          </table:table-cell>
          <table:table-cell table:style-name="ce6" office:value-type="float" office:value="659" calcext:value-type="float">
            <text:p>659.00</text:p>
          </table:table-cell>
          <table:table-cell table:style-name="ce15" office:value-type="float" office:value="749" calcext:value-type="float">
            <text:p>749.00</text:p>
          </table:table-cell>
          <table:table-cell table:style-name="ce15" office:value-type="float" office:value="656" calcext:value-type="float">
            <text:p>656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Freeflow Kayaks</text:p>
          </table:table-cell>
          <table:table-cell table:style-name="ce5" office:value-type="string" calcext:value-type="string">
            <text:p>575.0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string" calcext:value-type="string">
            <text:p>615.00</text:p>
          </table:table-cell>
          <table:table-cell table:number-columns-repeated="3" table:style-name="ce19" office:value-type="string" calcext:value-type="string">
            <text:p>645.00</text:p>
          </table:table-cell>
          <table:table-cell table:number-columns-repeated="16"/>
          <table:table-cell table:style-name="ce2" office:value-type="string" calcext:value-type="string">
            <text:p>AquaFloat</text:p>
          </table:table-cell>
          <table:table-cell table:style-name="ce15" office:value-type="float" office:value="3.375" calcext:value-type="float">
            <text:p>3.38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4.15" calcext:value-type="float">
            <text:p>4.15</text:p>
          </table:table-cell>
          <table:table-cell table:style-name="ce6" office:value-type="float" office:value="687" calcext:value-type="float">
            <text:p>687.00</text:p>
          </table:table-cell>
          <table:table-cell table:number-columns-repeated="2" table:style-name="ce15" office:value-type="float" office:value="734" calcext:value-type="float">
            <text:p>734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reat Lakes Kayak Co</text:p>
          </table:table-cell>
          <table:table-cell table:style-name="ce5" office:value-type="string" calcext:value-type="string">
            <text:p>601.0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string" calcext:value-type="string">
            <text:p>597.00</text:p>
          </table:table-cell>
          <table:table-cell table:number-columns-repeated="2" table:style-name="ce19" office:value-type="string" calcext:value-type="string">
            <text:p>608.00</text:p>
          </table:table-cell>
          <table:table-cell table:style-name="ce19" office:value-type="string" calcext:value-type="string">
            <text:p>615.00</text:p>
          </table:table-cell>
          <table:table-cell table:number-columns-repeated="16"/>
          <table:table-cell table:style-name="ce2" office:value-type="string" calcext:value-type="string">
            <text:p>Jaws Kayak</text:p>
          </table:table-cell>
          <table:table-cell table:style-name="ce15" office:value-type="float" office:value="3.375" calcext:value-type="float">
            <text:p>3.38</text:p>
          </table:table-cell>
          <table:table-cell table:style-name="ce15" office:value-type="float" office:value="3.475" calcext:value-type="float">
            <text:p>3.48</text:p>
          </table:table-cell>
          <table:table-cell table:style-name="ce15" office:value-type="float" office:value="4.225" calcext:value-type="float">
            <text:p>4.23</text:p>
          </table:table-cell>
          <table:table-cell table:style-name="ce6" office:value-type="float" office:value="670" calcext:value-type="float">
            <text:p>670.00</text:p>
          </table:table-cell>
          <table:table-cell table:style-name="ce15" office:value-type="float" office:value="677" calcext:value-type="float">
            <text:p>677.00</text:p>
          </table:table-cell>
          <table:table-cell table:style-name="ce15" office:value-type="float" office:value="700" calcext:value-type="float">
            <text:p>700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H2OExplorers</text:p>
          </table:table-cell>
          <table:table-cell table:style-name="ce5" office:value-type="string" calcext:value-type="string">
            <text:p>607.00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string" calcext:value-type="string">
            <text:p>635.00</text:p>
          </table:table-cell>
          <table:table-cell table:style-name="ce19" office:value-type="string" calcext:value-type="string">
            <text:p>610.00</text:p>
          </table:table-cell>
          <table:table-cell table:style-name="ce19" office:value-type="string" calcext:value-type="string">
            <text:p>616.00</text:p>
          </table:table-cell>
          <table:table-cell table:style-name="ce19" office:value-type="string" calcext:value-type="string">
            <text:p>613.00</text:p>
          </table:table-cell>
          <table:table-cell table:number-columns-repeated="16"/>
          <table:table-cell table:style-name="ce2" office:value-type="string" calcext:value-type="string">
            <text:p>DraKayak</text:p>
          </table:table-cell>
          <table:table-cell table:style-name="ce15" office:value-type="float" office:value="3.425" calcext:value-type="float">
            <text:p>3.43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6" office:value-type="float" office:value="622" calcext:value-type="float">
            <text:p>622.00</text:p>
          </table:table-cell>
          <table:table-cell table:number-columns-repeated="2" table:style-name="ce15" office:value-type="float" office:value="669" calcext:value-type="float">
            <text:p>669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Sync Kayaks</text:p>
          </table:table-cell>
          <table:table-cell table:style-name="ce5" office:value-type="string" calcext:value-type="string">
            <text:p>575.00</text:p>
          </table:table-cell>
          <table:table-cell table:style-name="ce15" office:value-type="float" office:value="669" calcext:value-type="float">
            <text:p>669.00</text:p>
          </table:table-cell>
          <table:table-cell table:number-columns-repeated="2" table:style-name="ce19" office:value-type="string" calcext:value-type="string">
            <text:p>679.00</text:p>
          </table:table-cell>
          <table:table-cell table:number-columns-repeated="2" table:style-name="ce19" office:value-type="string" calcext:value-type="string">
            <text:p>695.00</text:p>
          </table:table-cell>
          <table:table-cell table:number-columns-repeated="16"/>
          <table:table-cell table:style-name="ce2" office:value-type="string" calcext:value-type="string">
            <text:p>Under The Paddle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3.8" calcext:value-type="float">
            <text:p>3.80</text:p>
          </table:table-cell>
          <table:table-cell table:style-name="ce6" office:value-type="float" office:value="635" calcext:value-type="float">
            <text:p>635.00</text:p>
          </table:table-cell>
          <table:table-cell table:number-columns-repeated="2" table:style-name="ce15" office:value-type="float" office:value="690" calcext:value-type="float">
            <text:p>690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Jaws Kayak</text:p>
          </table:table-cell>
          <table:table-cell table:style-name="ce5" office:value-type="string" calcext:value-type="string">
            <text:p>670.00</text:p>
          </table:table-cell>
          <table:table-cell table:style-name="ce15" office:value-type="float" office:value="677" calcext:value-type="float">
            <text:p>677.00</text:p>
          </table:table-cell>
          <table:table-cell table:number-columns-repeated="2" table:style-name="ce19" office:value-type="string" calcext:value-type="string">
            <text:p>700.00</text:p>
          </table:table-cell>
          <table:table-cell table:style-name="ce19" office:value-type="string" calcext:value-type="string">
            <text:p>701.00</text:p>
          </table:table-cell>
          <table:table-cell table:style-name="ce19" office:value-type="string" calcext:value-type="string">
            <text:p>609.00</text:p>
          </table:table-cell>
          <table:table-cell table:number-columns-repeated="16"/>
          <table:table-cell table:style-name="ce2" office:value-type="string" calcext:value-type="string">
            <text:p>Crystal Crest Kayaks</text:p>
          </table:table-cell>
          <table:table-cell table:style-name="ce15" office:value-type="float" office:value="3.625" calcext:value-type="float">
            <text:p>3.63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4.075" calcext:value-type="float">
            <text:p>4.08</text:p>
          </table:table-cell>
          <table:table-cell table:style-name="ce6" office:value-type="float" office:value="693" calcext:value-type="float">
            <text:p>693.00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5" office:value-type="float" office:value="724" calcext:value-type="float">
            <text:p>724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rineX</text:p>
          </table:table-cell>
          <table:table-cell table:style-name="ce5" office:value-type="string" calcext:value-type="string">
            <text:p>609.00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9" office:value-type="string" calcext:value-type="string">
            <text:p>715.00</text:p>
          </table:table-cell>
          <table:table-cell table:style-name="ce19" office:value-type="string" calcext:value-type="string">
            <text:p>675.00</text:p>
          </table:table-cell>
          <table:table-cell table:style-name="ce19" office:value-type="string" calcext:value-type="string">
            <text:p>700.00</text:p>
          </table:table-cell>
          <table:table-cell table:style-name="ce19" office:value-type="string" calcext:value-type="string">
            <text:p>701.00</text:p>
          </table:table-cell>
          <table:table-cell table:number-columns-repeated="16"/>
          <table:table-cell table:style-name="ce2" office:value-type="string" calcext:value-type="string">
            <text:p>Ramm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4.3" calcext:value-type="float">
            <text:p>4.30</text:p>
          </table:table-cell>
          <table:table-cell table:style-name="ce6" office:value-type="float" office:value="698" calcext:value-type="float">
            <text:p>698.0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5" office:value-type="float" office:value="777" calcext:value-type="float">
            <text:p>777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ordiks</text:p>
          </table:table-cell>
          <table:table-cell table:style-name="ce5" office:value-type="string" calcext:value-type="string">
            <text:p>570.00</text:p>
          </table:table-cell>
          <table:table-cell table:style-name="ce15" office:value-type="float" office:value="687" calcext:value-type="float">
            <text:p>687.00</text:p>
          </table:table-cell>
          <table:table-cell table:style-name="ce19" office:value-type="string" calcext:value-type="string">
            <text:p>702.00</text:p>
          </table:table-cell>
          <table:table-cell table:style-name="ce19" office:value-type="string" calcext:value-type="string">
            <text:p>670.00</text:p>
          </table:table-cell>
          <table:table-cell table:style-name="ce19" office:value-type="string" calcext:value-type="string">
            <text:p>705.00</text:p>
          </table:table-cell>
          <table:table-cell table:style-name="ce19" office:value-type="string" calcext:value-type="string">
            <text:p>700.00</text:p>
          </table:table-cell>
          <table:table-cell table:number-columns-repeated="16"/>
          <table:table-cell table:style-name="ce2" office:value-type="string" calcext:value-type="string">
            <text:p>Bluewater Kayaks</text:p>
          </table:table-cell>
          <table:table-cell table:style-name="ce15" office:value-type="float" office:value="3.825" calcext:value-type="float">
            <text:p>3.83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4" calcext:value-type="float">
            <text:p>4.00</text:p>
          </table:table-cell>
          <table:table-cell table:style-name="ce6" office:value-type="float" office:value="699" calcext:value-type="float">
            <text:p>699.00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5" office:value-type="float" office:value="718" calcext:value-type="float">
            <text:p>718.0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amm</text:p>
          </table:table-cell>
          <table:table-cell table:style-name="ce5" office:value-type="string" calcext:value-type="string">
            <text:p>698.0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9" office:value-type="string" calcext:value-type="string">
            <text:p>777.00</text:p>
          </table:table-cell>
          <table:table-cell table:style-name="ce19" office:value-type="string" calcext:value-type="string">
            <text:p>725.00</text:p>
          </table:table-cell>
          <table:table-cell table:style-name="ce19" office:value-type="string" calcext:value-type="string">
            <text:p>676.00</text:p>
          </table:table-cell>
          <table:table-cell table:style-name="ce19" office:value-type="string" calcext:value-type="string">
            <text:p>705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a Splash Kayaks</text:p>
          </table:table-cell>
          <table:table-cell table:style-name="ce5" office:value-type="string" calcext:value-type="string">
            <text:p>600.00</text:p>
          </table:table-cell>
          <table:table-cell table:style-name="ce15" office:value-type="float" office:value="620" calcext:value-type="float">
            <text:p>620.00</text:p>
          </table:table-cell>
          <table:table-cell table:number-columns-repeated="3" table:style-name="ce19" office:value-type="string" calcext:value-type="string">
            <text:p>630.00</text:p>
          </table:table-cell>
          <table:table-cell table:style-name="ce19" office:value-type="string" calcext:value-type="string">
            <text:p>676.00</text:p>
          </table:table-cell>
          <table:table-cell table:number-columns-repeated="11"/>
          <table:table-cell>
            <draw:frame table:end-cell-address="'Strat 1'.Z51" table:end-x="25.68pt" table:end-y="6.72pt" draw:z-index="0" draw:name="Chart 5" draw:style-name="gr1" draw:text-style-name="P1" svg:width="449.97pt" svg:height="278.22pt" svg:x="66.76pt" svg:y="11.99pt">
              <draw:object draw:notify-on-update-of-ranges="'Strat 1'.M4:'Strat 1'.AA4 'Strat 1'.L7:'Strat 1'.L7 'Strat 1'.M7:'Strat 1'.AA7 'Strat 1'.L6:'Strat 1'.L6 'Strat 1'.M6:'Strat 1'.AA6 'Strat 1'.L5:'Strat 1'.L5 'Strat 1'.M5:'Strat 1'.AA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Under The Paddle</text:p>
          </table:table-cell>
          <table:table-cell table:style-name="ce5" office:value-type="string" calcext:value-type="string">
            <text:p>635.00</text:p>
          </table:table-cell>
          <table:table-cell table:style-name="ce15" office:value-type="float" office:value="690" calcext:value-type="float">
            <text:p>690.00</text:p>
          </table:table-cell>
          <table:table-cell table:number-columns-repeated="3" table:style-name="ce19" office:value-type="string" calcext:value-type="string">
            <text:p>690.00</text:p>
          </table:table-cell>
          <table:table-cell table:style-name="ce19" office:value-type="string" calcext:value-type="string">
            <text:p>666.00</text:p>
          </table:table-cell>
          <table:table-cell table:number-columns-repeated="15"/>
          <table:table-cell>
            <draw:frame table:end-cell-address="'Strat 1'.AD51" table:end-x="27.18pt" table:end-y="10.46pt" draw:z-index="1" draw:name="Chart 6" draw:style-name="gr1" draw:text-style-name="P1" svg:width="449.97pt" svg:height="278.22pt" svg:x="68.26pt" svg:y="0pt">
              <draw:object draw:notify-on-update-of-ranges="'Strat 1'.M4:'Strat 1'.AA4 'Strat 1'.L10:'Strat 1'.L10 'Strat 1'.M10:'Strat 1'.AA10 'Strat 1'.L9:'Strat 1'.L9 'Strat 1'.M9:'Strat 1'.AA9 'Strat 1'.L8:'Strat 1'.L8 'Strat 1'.M8:'Strat 1'.AA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175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$689.00</text:p>
          </table:table-cell>
          <table:table-cell table:style-name="ce19" table:formula="of:=SUBSTITUTE([.J36];&quot; CAD&quot;;&quot;&quot;)" office:value-type="string" office:string-value="$689.00" calcext:value-type="string">
            <text:p>$689.00</text:p>
          </table:table-cell>
          <table:table-cell table:style-name="ce19" table:formula="of:=SUBSTITUTE([.K36];&quot;$&quot;; &quot;&quot;)" office:value-type="string" office:string-value="689.00" calcext:value-type="string">
            <text:p>689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.27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705.00</text:p>
          </table:table-cell>
          <table:table-cell table:style-name="ce19" table:formula="of:=SUBSTITUTE([.J37];&quot; CAD&quot;;&quot;&quot;)" office:value-type="string" office:string-value="$705.00" calcext:value-type="string">
            <text:p>$705.00</text:p>
          </table:table-cell>
          <table:table-cell table:style-name="ce19" table:formula="of:=SUBSTITUTE([.K37];&quot;$&quot;; &quot;&quot;)" office:value-type="string" office:string-value="705.00" calcext:value-type="string">
            <text:p>705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$652.00</text:p>
          </table:table-cell>
          <table:table-cell table:style-name="ce19" table:formula="of:=SUBSTITUTE([.J38];&quot; CAD&quot;;&quot;&quot;)" office:value-type="string" office:string-value="$652.00" calcext:value-type="string">
            <text:p>$652.00</text:p>
          </table:table-cell>
          <table:table-cell table:style-name="ce19" table:formula="of:=SUBSTITUTE([.K38];&quot;$&quot;; &quot;&quot;)" office:value-type="string" office:string-value="652.00" calcext:value-type="string">
            <text:p>652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75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669.00</text:p>
          </table:table-cell>
          <table:table-cell table:style-name="ce19" table:formula="of:=SUBSTITUTE([.J39];&quot; CAD&quot;;&quot;&quot;)" office:value-type="string" office:string-value="$669.00" calcext:value-type="string">
            <text:p>$669.00</text:p>
          </table:table-cell>
          <table:table-cell table:style-name="ce19" table:formula="of:=SUBSTITUTE([.K39];&quot;$&quot;; &quot;&quot;)" office:value-type="string" office:string-value="669.00" calcext:value-type="string">
            <text:p>669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525</text:p>
          </table:table-cell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$660.00</text:p>
          </table:table-cell>
          <table:table-cell table:style-name="ce19" table:formula="of:=SUBSTITUTE([.J40];&quot; CAD&quot;;&quot;&quot;)" office:value-type="string" office:string-value="$660.00" calcext:value-type="string">
            <text:p>$660.00</text:p>
          </table:table-cell>
          <table:table-cell table:style-name="ce19" table:formula="of:=SUBSTITUTE([.K40];&quot;$&quot;; &quot;&quot;)" office:value-type="string" office:string-value="660.00" calcext:value-type="string">
            <text:p>660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475</text:p>
          </table:table-cell>
          <table:table-cell table:style-name="ce16" office:value-type="float" office:value="51" calcext:value-type="float">
            <text:p>51</text:p>
          </table:table-cell>
          <table:table-cell table:style-name="ce19" office:value-type="string" calcext:value-type="string">
            <text:p>$645.00</text:p>
          </table:table-cell>
          <table:table-cell table:style-name="ce19" table:formula="of:=SUBSTITUTE([.J41];&quot; CAD&quot;;&quot;&quot;)" office:value-type="string" office:string-value="$645.00" calcext:value-type="string">
            <text:p>$645.00</text:p>
          </table:table-cell>
          <table:table-cell table:style-name="ce19" table:formula="of:=SUBSTITUTE([.K41];&quot;$&quot;; &quot;&quot;)" office:value-type="string" office:string-value="645.00" calcext:value-type="string">
            <text:p>645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2.75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$615.00</text:p>
          </table:table-cell>
          <table:table-cell table:style-name="ce19" table:formula="of:=SUBSTITUTE([.J42];&quot; CAD&quot;;&quot;&quot;)" office:value-type="string" office:string-value="$615.00" calcext:value-type="string">
            <text:p>$615.00</text:p>
          </table:table-cell>
          <table:table-cell table:style-name="ce19" table:formula="of:=SUBSTITUTE([.K42];&quot;$&quot;; &quot;&quot;)" office:value-type="string" office:string-value="615.00" calcext:value-type="string">
            <text:p>615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3.075</text:p>
          </table:table-cell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$613.00</text:p>
          </table:table-cell>
          <table:table-cell table:style-name="ce19" table:formula="of:=SUBSTITUTE([.J43];&quot; CAD&quot;;&quot;&quot;)" office:value-type="string" office:string-value="$613.00" calcext:value-type="string">
            <text:p>$613.00</text:p>
          </table:table-cell>
          <table:table-cell table:style-name="ce19" table:formula="of:=SUBSTITUTE([.K43];&quot;$&quot;; &quot;&quot;)" office:value-type="string" office:string-value="613.00" calcext:value-type="string">
            <text:p>613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825</text:p>
          </table:table-cell>
          <table:table-cell table:style-name="ce16" office:value-type="float" office:value="56" calcext:value-type="float">
            <text:p>56</text:p>
          </table:table-cell>
          <table:table-cell table:style-name="ce19" office:value-type="string" calcext:value-type="string">
            <text:p>$695.00</text:p>
          </table:table-cell>
          <table:table-cell table:style-name="ce19" table:formula="of:=SUBSTITUTE([.J44];&quot; CAD&quot;;&quot;&quot;)" office:value-type="string" office:string-value="$695.00" calcext:value-type="string">
            <text:p>$695.00</text:p>
          </table:table-cell>
          <table:table-cell table:style-name="ce19" table:formula="of:=SUBSTITUTE([.K44];&quot;$&quot;; &quot;&quot;)" office:value-type="string" office:string-value="695.00" calcext:value-type="string">
            <text:p>695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701.00</text:p>
          </table:table-cell>
          <table:table-cell table:style-name="ce19" table:formula="of:=SUBSTITUTE(#REF!;&quot; CAD&quot;;&quot;&quot;)" office:value-type="string" office:string-value="" calcext:value-type="error">
            <text:p>#REF!</text:p>
          </table:table-cell>
          <table:table-cell table:style-name="ce19" table:formula="of:=SUBSTITUTE([.K45];&quot;$&quot;; &quot;&quot;)" office:value-type="string" office:string-value="" calcext:value-type="error">
            <text:p>#REF!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6 years</text:p>
          </table:table-cell>
          <table:table-cell table:style-name="ce19" office:value-type="string" calcext:value-type="string">
            <text:p>3.725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string" calcext:value-type="string">
            <text:p>$700.00</text:p>
          </table:table-cell>
          <table:table-cell table:style-name="ce19" table:formula="of:=SUBSTITUTE([.J45];&quot; CAD&quot;;&quot;&quot;)" office:value-type="string" office:string-value="$701.00" calcext:value-type="string">
            <text:p>$701.00</text:p>
          </table:table-cell>
          <table:table-cell table:style-name="ce19" table:formula="of:=SUBSTITUTE([.K46];&quot;$&quot;; &quot;&quot;)" office:value-type="string" office:string-value="701.00" calcext:value-type="string">
            <text:p>701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9" office:value-type="string" calcext:value-type="string">
            <text:p>3.975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$705.00</text:p>
          </table:table-cell>
          <table:table-cell table:style-name="ce19" table:formula="of:=SUBSTITUTE([.J46];&quot; CAD&quot;;&quot;&quot;)" office:value-type="string" office:string-value="$700.00" calcext:value-type="string">
            <text:p>$700.00</text:p>
          </table:table-cell>
          <table:table-cell table:style-name="ce19" table:formula="of:=SUBSTITUTE([.K47];&quot;$&quot;; &quot;&quot;)" office:value-type="string" office:string-value="700.00" calcext:value-type="string">
            <text:p>700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10 years</text:p>
          </table:table-cell>
          <table:table-cell table:style-name="ce19" office:value-type="string" calcext:value-type="string">
            <text:p>4.425</text:p>
          </table:table-cell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$676.00</text:p>
          </table:table-cell>
          <table:table-cell table:style-name="ce19" table:formula="of:=SUBSTITUTE([.J47];&quot; CAD&quot;;&quot;&quot;)" office:value-type="string" office:string-value="$705.00" calcext:value-type="string">
            <text:p>$705.00</text:p>
          </table:table-cell>
          <table:table-cell table:style-name="ce19" table:formula="of:=SUBSTITUTE([.K48];&quot;$&quot;; &quot;&quot;)" office:value-type="string" office:string-value="705.00" calcext:value-type="string">
            <text:p>705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Low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5</text:p>
          </table:table-cell>
          <table:table-cell table:style-name="ce16" office:value-type="float" office:value="59" calcext:value-type="float">
            <text:p>59</text:p>
          </table:table-cell>
          <table:table-cell table:style-name="ce19" office:value-type="string" calcext:value-type="string">
            <text:p>$666.00</text:p>
          </table:table-cell>
          <table:table-cell table:style-name="ce19" table:formula="of:=SUBSTITUTE([.J48];&quot; CAD&quot;;&quot;&quot;)" office:value-type="string" office:string-value="$676.00" calcext:value-type="string">
            <text:p>$676.00</text:p>
          </table:table-cell>
          <table:table-cell table:style-name="ce19" table:formula="of:=SUBSTITUTE([.K49];&quot;$&quot;; &quot;&quot;)" office:value-type="string" office:string-value="676.00" calcext:value-type="string">
            <text:p>676.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9" office:value-type="string" calcext:value-type="string">
            <text:p>Leisure (Sit-In)</text:p>
          </table:table-cell>
          <table:table-cell table:style-name="ce19" office:value-type="string" calcext:value-type="string">
            <text:p>High densit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$690.00</text:p>
          </table:table-cell>
          <table:table-cell table:style-name="ce19" table:formula="of:=SUBSTITUTE([.J49];&quot; CAD&quot;;&quot;&quot;)" office:value-type="string" office:string-value="$666.00" calcext:value-type="string">
            <text:p>$666.00</text:p>
          </table:table-cell>
          <table:table-cell table:style-name="ce19" table:formula="of:=SUBSTITUTE([.K50];&quot;$&quot;; &quot;&quot;)" office:value-type="string" office:string-value="666.00" calcext:value-type="string">
            <text:p>666.00</text:p>
          </table:table-cell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5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Strat 1'.$X$16:.$AD$31"/>
        </table:named-expressions>
      </table:table>
      <table:table table:name="Comp cash" table:style-name="ta1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year 1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year 3</text:p>
          </table:table-cell>
          <table:table-cell/>
          <table:table-cell table:style-name="ce1"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ystal Crest Kayaks</text:p>
          </table:table-cell>
          <table:table-cell table:style-name="ce15" table:number-matrix-columns-spanned="1" table:number-matrix-rows-spanned="1" table:formula="of:=INDEX([$'Year 1'.$I$2:.$I$16]; MATCH([.A2];[$'Year 1'.$A$2:.$A$16];0))" office:value-type="float" office:value="227057" calcext:value-type="float">
            <text:p>227,057.00</text:p>
          </table:table-cell>
          <table:table-cell table:style-name="ce24" table:number-matrix-columns-spanned="1" table:number-matrix-rows-spanned="1" table:formula="of:=INDEX([$'Year 2'.$L$2:.$L$23]; MATCH([.A2];[$'Year 2'.$A$2:.$A$23];0))" office:value-type="float" office:value="185566" calcext:value-type="float">
            <text:p>$185,566</text:p>
          </table:table-cell>
          <table:table-cell table:style-name="ce24" table:number-matrix-columns-spanned="1" table:number-matrix-rows-spanned="1" table:formula="of:=INDEX([$'Year 3'.$L$2:.$L$29]; MATCH([.A2];[$'Year 3'.$A$2:.$A$29];0))" office:value-type="float" office:value="305771" calcext:value-type="float">
            <text:p>$305,771</text:p>
          </table:table-cell>
          <table:table-cell/>
          <table:table-cell table:style-name="ce15" table:formula="of:=SUM([.B2:.D2])" office:value-type="float" office:value="718394" calcext:value-type="float">
            <text:p>718,394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a Splash Kayaks</text:p>
          </table:table-cell>
          <table:table-cell table:style-name="ce15" table:number-matrix-columns-spanned="1" table:number-matrix-rows-spanned="1" table:formula="of:=INDEX([$'Year 1'.$I$2:.$I$16]; MATCH([.A3];[$'Year 1'.$A$2:.$A$16];0))" office:value-type="float" office:value="73818" calcext:value-type="float">
            <text:p>73,818.00</text:p>
          </table:table-cell>
          <table:table-cell table:style-name="ce24" table:number-matrix-columns-spanned="1" table:number-matrix-rows-spanned="1" table:formula="of:=INDEX([$'Year 2'.$L$2:.$L$23]; MATCH([.A3];[$'Year 2'.$A$2:.$A$23];0))" office:value-type="float" office:value="212898" calcext:value-type="float">
            <text:p>$212,898</text:p>
          </table:table-cell>
          <table:table-cell table:style-name="ce24" table:number-matrix-columns-spanned="1" table:number-matrix-rows-spanned="1" table:formula="of:=INDEX([$'Year 3'.$L$2:.$L$29]; MATCH([.A3];[$'Year 3'.$A$2:.$A$29];0))" office:value-type="float" office:value="-352538" calcext:value-type="float">
            <text:p>-$352,538</text:p>
          </table:table-cell>
          <table:table-cell/>
          <table:table-cell table:style-name="ce15" table:formula="of:=SUM([.B3:.D3])" office:value-type="float" office:value="-65822" calcext:value-type="float">
            <text:p>-65,822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2OExplorers</text:p>
          </table:table-cell>
          <table:table-cell table:style-name="ce15" table:number-matrix-columns-spanned="1" table:number-matrix-rows-spanned="1" table:formula="of:=INDEX([$'Year 1'.$I$2:.$I$16]; MATCH([.A4];[$'Year 1'.$A$2:.$A$16];0))" office:value-type="float" office:value="222319" calcext:value-type="float">
            <text:p>222,319.00</text:p>
          </table:table-cell>
          <table:table-cell table:style-name="ce24" table:number-matrix-columns-spanned="1" table:number-matrix-rows-spanned="1" table:formula="of:=INDEX([$'Year 2'.$L$2:.$L$23]; MATCH([.A4];[$'Year 2'.$A$2:.$A$23];0))" office:value-type="float" office:value="346083" calcext:value-type="float">
            <text:p>$346,083</text:p>
          </table:table-cell>
          <table:table-cell table:style-name="ce24" table:number-matrix-columns-spanned="1" table:number-matrix-rows-spanned="1" table:formula="of:=INDEX([$'Year 3'.$L$2:.$L$29]; MATCH([.A4];[$'Year 3'.$A$2:.$A$29];0))" office:value-type="float" office:value="453153" calcext:value-type="float">
            <text:p>$453,153</text:p>
          </table:table-cell>
          <table:table-cell/>
          <table:table-cell table:style-name="ce15" table:formula="of:=SUM([.B4:.D4])" office:value-type="float" office:value="1021555" calcext:value-type="float">
            <text:p>1,021,555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 The Paddle</text:p>
          </table:table-cell>
          <table:table-cell table:style-name="ce15" table:number-matrix-columns-spanned="1" table:number-matrix-rows-spanned="1" table:formula="of:=INDEX([$'Year 1'.$I$2:.$I$16]; MATCH([.A5];[$'Year 1'.$A$2:.$A$16];0))" office:value-type="float" office:value="111508" calcext:value-type="float">
            <text:p>111,508.00</text:p>
          </table:table-cell>
          <table:table-cell table:style-name="ce24" table:number-matrix-columns-spanned="1" table:number-matrix-rows-spanned="1" table:formula="of:=INDEX([$'Year 2'.$L$2:.$L$23]; MATCH([.A5];[$'Year 2'.$A$2:.$A$23];0))" office:value-type="float" office:value="-274664" calcext:value-type="float">
            <text:p>-$274,664</text:p>
          </table:table-cell>
          <table:table-cell table:style-name="ce24" table:number-matrix-columns-spanned="1" table:number-matrix-rows-spanned="1" table:formula="of:=INDEX([$'Year 3'.$L$2:.$L$29]; MATCH([.A5];[$'Year 3'.$A$2:.$A$29];0))" office:value-type="float" office:value="556797" calcext:value-type="float">
            <text:p>$556,797</text:p>
          </table:table-cell>
          <table:table-cell/>
          <table:table-cell table:style-name="ce15" table:formula="of:=SUM([.B5:.D5])" office:value-type="float" office:value="393641" calcext:value-type="float">
            <text:p>393,64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mm</text:p>
          </table:table-cell>
          <table:table-cell table:style-name="ce15" table:number-matrix-columns-spanned="1" table:number-matrix-rows-spanned="1" table:formula="of:=INDEX([$'Year 1'.$I$2:.$I$16]; MATCH([.A6];[$'Year 1'.$A$2:.$A$16];0))" office:value-type="float" office:value="221086" calcext:value-type="float">
            <text:p>221,086.00</text:p>
          </table:table-cell>
          <table:table-cell table:style-name="ce24" table:number-matrix-columns-spanned="1" table:number-matrix-rows-spanned="1" table:formula="of:=INDEX([$'Year 2'.$L$2:.$L$23]; MATCH([.A6];[$'Year 2'.$A$2:.$A$23];0))" office:value-type="float" office:value="471352" calcext:value-type="float">
            <text:p>$471,352</text:p>
          </table:table-cell>
          <table:table-cell table:style-name="ce24" table:number-matrix-columns-spanned="1" table:number-matrix-rows-spanned="1" table:formula="of:=INDEX([$'Year 3'.$L$2:.$L$29]; MATCH([.A6];[$'Year 3'.$A$2:.$A$29];0))" office:value-type="float" office:value="82203" calcext:value-type="float">
            <text:p>$82,203</text:p>
          </table:table-cell>
          <table:table-cell/>
          <table:table-cell table:style-name="ce15" table:formula="of:=SUM([.B6:.D6])" office:value-type="float" office:value="774641" calcext:value-type="float">
            <text:p>774,64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eeflow Kayaks</text:p>
          </table:table-cell>
          <table:table-cell table:style-name="ce15" table:number-matrix-columns-spanned="1" table:number-matrix-rows-spanned="1" table:formula="of:=INDEX([$'Year 1'.$I$2:.$I$16]; MATCH([.A7];[$'Year 1'.$A$2:.$A$16];0))" office:value-type="float" office:value="146346" calcext:value-type="float">
            <text:p>146,346.00</text:p>
          </table:table-cell>
          <table:table-cell table:style-name="ce24" table:number-matrix-columns-spanned="1" table:number-matrix-rows-spanned="1" table:formula="of:=INDEX([$'Year 2'.$L$2:.$L$23]; MATCH([.A7];[$'Year 2'.$A$2:.$A$23];0))" office:value-type="float" office:value="224768" calcext:value-type="float">
            <text:p>$224,768</text:p>
          </table:table-cell>
          <table:table-cell table:style-name="ce24" table:number-matrix-columns-spanned="1" table:number-matrix-rows-spanned="1" table:formula="of:=INDEX([$'Year 3'.$L$2:.$L$29]; MATCH([.A7];[$'Year 3'.$A$2:.$A$29];0))" office:value-type="float" office:value="229985" calcext:value-type="float">
            <text:p>$229,985</text:p>
          </table:table-cell>
          <table:table-cell/>
          <table:table-cell table:style-name="ce15" table:formula="of:=SUM([.B7:.D7])" office:value-type="float" office:value="601099" calcext:value-type="float">
            <text:p>601,099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 Lakes Kayak Co</text:p>
          </table:table-cell>
          <table:table-cell table:style-name="ce15" table:number-matrix-columns-spanned="1" table:number-matrix-rows-spanned="1" table:formula="of:=INDEX([$'Year 1'.$I$2:.$I$16]; MATCH([.A8];[$'Year 1'.$A$2:.$A$16];0))" office:value-type="float" office:value="14284" calcext:value-type="float">
            <text:p>14,284.00</text:p>
          </table:table-cell>
          <table:table-cell table:style-name="ce24" table:number-matrix-columns-spanned="1" table:number-matrix-rows-spanned="1" table:formula="of:=INDEX([$'Year 2'.$L$2:.$L$23]; MATCH([.A8];[$'Year 2'.$A$2:.$A$23];0))" office:value-type="float" office:value="261759" calcext:value-type="float">
            <text:p>$261,759</text:p>
          </table:table-cell>
          <table:table-cell table:style-name="ce24" table:number-matrix-columns-spanned="1" table:number-matrix-rows-spanned="1" table:formula="of:=INDEX([$'Year 3'.$L$2:.$L$29]; MATCH([.A8];[$'Year 3'.$A$2:.$A$29];0))" office:value-type="float" office:value="-100197" calcext:value-type="float">
            <text:p>-$100,197</text:p>
          </table:table-cell>
          <table:table-cell/>
          <table:table-cell table:style-name="ce15" table:formula="of:=SUM([.B8:.D8])" office:value-type="float" office:value="175846" calcext:value-type="float">
            <text:p>175,846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uewater Kayaks</text:p>
          </table:table-cell>
          <table:table-cell table:style-name="ce15" table:number-matrix-columns-spanned="1" table:number-matrix-rows-spanned="1" table:formula="of:=INDEX([$'Year 1'.$I$2:.$I$16]; MATCH([.A9];[$'Year 1'.$A$2:.$A$16];0))" office:value-type="float" office:value="239765" calcext:value-type="float">
            <text:p>239,765.00</text:p>
          </table:table-cell>
          <table:table-cell table:style-name="ce24" table:number-matrix-columns-spanned="1" table:number-matrix-rows-spanned="1" table:formula="of:=INDEX([$'Year 2'.$L$2:.$L$23]; MATCH([.A9];[$'Year 2'.$A$2:.$A$23];0))" office:value-type="float" office:value="428587" calcext:value-type="float">
            <text:p>$428,587</text:p>
          </table:table-cell>
          <table:table-cell table:style-name="ce24" table:number-matrix-columns-spanned="1" table:number-matrix-rows-spanned="1" table:formula="of:=INDEX([$'Year 3'.$L$2:.$L$29]; MATCH([.A9];[$'Year 3'.$A$2:.$A$29];0))" office:value-type="float" office:value="635776" calcext:value-type="float">
            <text:p>$635,776</text:p>
          </table:table-cell>
          <table:table-cell/>
          <table:table-cell table:style-name="ce15" table:formula="of:=SUM([.B9:.D9])" office:value-type="float" office:value="1304128" calcext:value-type="float">
            <text:p>1,304,128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vationKayaks</text:p>
          </table:table-cell>
          <table:table-cell table:style-name="ce15" table:number-matrix-columns-spanned="1" table:number-matrix-rows-spanned="1" table:formula="of:=INDEX([$'Year 1'.$I$2:.$I$16]; MATCH([.A10];[$'Year 1'.$A$2:.$A$16];0))" office:value-type="float" office:value="184125" calcext:value-type="float">
            <text:p>184,125.00</text:p>
          </table:table-cell>
          <table:table-cell table:style-name="ce24" table:number-matrix-columns-spanned="1" table:number-matrix-rows-spanned="1" table:formula="of:=INDEX([$'Year 2'.$L$2:.$L$23]; MATCH([.A10];[$'Year 2'.$A$2:.$A$23];0))" office:value-type="float" office:value="-42198" calcext:value-type="float">
            <text:p>-$42,198</text:p>
          </table:table-cell>
          <table:table-cell table:style-name="ce24" table:number-matrix-columns-spanned="1" table:number-matrix-rows-spanned="1" table:formula="of:=INDEX([$'Year 3'.$L$2:.$L$29]; MATCH([.A10];[$'Year 3'.$A$2:.$A$29];0))" office:value-type="float" office:value="631938" calcext:value-type="float">
            <text:p>$631,938</text:p>
          </table:table-cell>
          <table:table-cell/>
          <table:table-cell table:style-name="ce15" table:formula="of:=SUM([.B10:.D10])" office:value-type="float" office:value="773865" calcext:value-type="float">
            <text:p>773,865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iks</text:p>
          </table:table-cell>
          <table:table-cell table:style-name="ce15" table:number-matrix-columns-spanned="1" table:number-matrix-rows-spanned="1" table:formula="of:=INDEX([$'Year 1'.$I$2:.$I$16]; MATCH([.A11];[$'Year 1'.$A$2:.$A$16];0))" office:value-type="float" office:value="81249" calcext:value-type="float">
            <text:p>81,249.00</text:p>
          </table:table-cell>
          <table:table-cell table:style-name="ce24" table:number-matrix-columns-spanned="1" table:number-matrix-rows-spanned="1" table:formula="of:=INDEX([$'Year 2'.$L$2:.$L$23]; MATCH([.A11];[$'Year 2'.$A$2:.$A$23];0))" office:value-type="float" office:value="-54503" calcext:value-type="float">
            <text:p>-$54,503</text:p>
          </table:table-cell>
          <table:table-cell table:style-name="ce24" table:number-matrix-columns-spanned="1" table:number-matrix-rows-spanned="1" table:formula="of:=INDEX([$'Year 3'.$L$2:.$L$29]; MATCH([.A11];[$'Year 3'.$A$2:.$A$29];0))" office:value-type="float" office:value="-159049" calcext:value-type="float">
            <text:p>-$159,049</text:p>
          </table:table-cell>
          <table:table-cell/>
          <table:table-cell table:style-name="ce15" table:formula="of:=SUM([.B11:.D11])" office:value-type="float" office:value="-132303" calcext:value-type="float">
            <text:p>-132,303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Kayak</text:p>
          </table:table-cell>
          <table:table-cell table:style-name="ce15" table:number-matrix-columns-spanned="1" table:number-matrix-rows-spanned="1" table:formula="of:=INDEX([$'Year 1'.$I$2:.$I$16]; MATCH([.A12];[$'Year 1'.$A$2:.$A$16];0))" office:value-type="float" office:value="115771" calcext:value-type="float">
            <text:p>115,771.00</text:p>
          </table:table-cell>
          <table:table-cell table:style-name="ce24" table:number-matrix-columns-spanned="1" table:number-matrix-rows-spanned="1" table:formula="of:=INDEX([$'Year 2'.$L$2:.$L$23]; MATCH([.A12];[$'Year 2'.$A$2:.$A$23];0))" office:value-type="float" office:value="112455" calcext:value-type="float">
            <text:p>$112,455</text:p>
          </table:table-cell>
          <table:table-cell table:style-name="ce24" table:number-matrix-columns-spanned="1" table:number-matrix-rows-spanned="1" table:formula="of:=INDEX([$'Year 3'.$L$2:.$L$29]; MATCH([.A12];[$'Year 3'.$A$2:.$A$29];0))" office:value-type="float" office:value="924890" calcext:value-type="float">
            <text:p>$924,890</text:p>
          </table:table-cell>
          <table:table-cell/>
          <table:table-cell table:style-name="ce15" table:formula="of:=SUM([.B12:.D12])" office:value-type="float" office:value="1153116" calcext:value-type="float">
            <text:p>1,153,116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ineX</text:p>
          </table:table-cell>
          <table:table-cell table:style-name="ce15" table:number-matrix-columns-spanned="1" table:number-matrix-rows-spanned="1" table:formula="of:=INDEX([$'Year 1'.$I$2:.$I$16]; MATCH([.A13];[$'Year 1'.$A$2:.$A$16];0))" office:value-type="float" office:value="40862" calcext:value-type="float">
            <text:p>40,862.00</text:p>
          </table:table-cell>
          <table:table-cell table:style-name="ce24" table:number-matrix-columns-spanned="1" table:number-matrix-rows-spanned="1" table:formula="of:=INDEX([$'Year 2'.$L$2:.$L$23]; MATCH([.A13];[$'Year 2'.$A$2:.$A$23];0))" office:value-type="float" office:value="350252" calcext:value-type="float">
            <text:p>$350,252</text:p>
          </table:table-cell>
          <table:table-cell table:style-name="ce24" table:number-matrix-columns-spanned="1" table:number-matrix-rows-spanned="1" table:formula="of:=INDEX([$'Year 3'.$L$2:.$L$29]; MATCH([.A13];[$'Year 3'.$A$2:.$A$29];0))" office:value-type="float" office:value="44868" calcext:value-type="float">
            <text:p>$44,868</text:p>
          </table:table-cell>
          <table:table-cell/>
          <table:table-cell table:style-name="ce15" table:formula="of:=SUM([.B13:.D13])" office:value-type="float" office:value="435982" calcext:value-type="float">
            <text:p>435,982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ws Kayak</text:p>
          </table:table-cell>
          <table:table-cell table:style-name="ce15" table:number-matrix-columns-spanned="1" table:number-matrix-rows-spanned="1" table:formula="of:=INDEX([$'Year 1'.$I$2:.$I$16]; MATCH([.A14];[$'Year 1'.$A$2:.$A$16];0))" office:value-type="float" office:value="128398" calcext:value-type="float">
            <text:p>128,398.00</text:p>
          </table:table-cell>
          <table:table-cell table:style-name="ce24" table:number-matrix-columns-spanned="1" table:number-matrix-rows-spanned="1" table:formula="of:=INDEX([$'Year 2'.$L$2:.$L$23]; MATCH([.A14];[$'Year 2'.$A$2:.$A$23];0))" office:value-type="float" office:value="-251404" calcext:value-type="float">
            <text:p>-$251,404</text:p>
          </table:table-cell>
          <table:table-cell table:style-name="ce24" table:number-matrix-columns-spanned="1" table:number-matrix-rows-spanned="1" table:formula="of:=INDEX([$'Year 3'.$L$2:.$L$29]; MATCH([.A14];[$'Year 3'.$A$2:.$A$29];0))" office:value-type="float" office:value="381161" calcext:value-type="float">
            <text:p>$381,161</text:p>
          </table:table-cell>
          <table:table-cell/>
          <table:table-cell table:style-name="ce15" table:formula="of:=SUM([.B14:.D14])" office:value-type="float" office:value="258155" calcext:value-type="float">
            <text:p>258,155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ync Kayaks</text:p>
          </table:table-cell>
          <table:table-cell table:style-name="ce15" table:number-matrix-columns-spanned="1" table:number-matrix-rows-spanned="1" table:formula="of:=INDEX([$'Year 1'.$I$2:.$I$16]; MATCH([.A15];[$'Year 1'.$A$2:.$A$16];0))" office:value-type="float" office:value="-63661" calcext:value-type="float">
            <text:p>-63,661.00</text:p>
          </table:table-cell>
          <table:table-cell table:style-name="ce24" table:number-matrix-columns-spanned="1" table:number-matrix-rows-spanned="1" table:formula="of:=INDEX([$'Year 2'.$L$2:.$L$23]; MATCH([.A15];[$'Year 2'.$A$2:.$A$23];0))" office:value-type="float" office:value="-16207" calcext:value-type="float">
            <text:p>-$16,207</text:p>
          </table:table-cell>
          <table:table-cell table:style-name="ce24" table:number-matrix-columns-spanned="1" table:number-matrix-rows-spanned="1" table:formula="of:=INDEX([$'Year 3'.$L$2:.$L$29]; MATCH([.A15];[$'Year 3'.$A$2:.$A$29];0))" office:value-type="float" office:value="20568" calcext:value-type="float">
            <text:p>$20,568</text:p>
          </table:table-cell>
          <table:table-cell/>
          <table:table-cell table:style-name="ce15" table:formula="of:=SUM([.B15:.D15])" office:value-type="float" office:value="-59300" calcext:value-type="float">
            <text:p>-59,300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quaFloat</text:p>
          </table:table-cell>
          <table:table-cell table:style-name="ce15" table:number-matrix-columns-spanned="1" table:number-matrix-rows-spanned="1" table:formula="of:=INDEX([$'Year 1'.$I$2:.$I$16]; MATCH([.A16];[$'Year 1'.$A$2:.$A$16];0))" office:value-type="float" office:value="266456" calcext:value-type="float">
            <text:p>266,456.00</text:p>
          </table:table-cell>
          <table:table-cell table:style-name="ce24" table:number-matrix-columns-spanned="1" table:number-matrix-rows-spanned="1" table:formula="of:=INDEX([$'Year 2'.$L$2:.$L$23]; MATCH([.A16];[$'Year 2'.$A$2:.$A$23];0))" office:value-type="float" office:value="203146" calcext:value-type="float">
            <text:p>$203,146</text:p>
          </table:table-cell>
          <table:table-cell table:style-name="ce24" table:number-matrix-columns-spanned="1" table:number-matrix-rows-spanned="1" table:formula="of:=INDEX([$'Year 3'.$L$2:.$L$29]; MATCH([.A16];[$'Year 3'.$A$2:.$A$29];0))" office:value-type="float" office:value="550987" calcext:value-type="float">
            <text:p>$550,987</text:p>
          </table:table-cell>
          <table:table-cell/>
          <table:table-cell table:style-name="ce15" table:formula="of:=SUM([.B16:.D16])" office:value-type="float" office:value="1020589" calcext:value-type="float">
            <text:p>1,020,589.00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2" table:style-name="ta15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waran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Empl. Sat.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et earning</text:p>
          </table:table-cell>
          <table:table-cell table:style-name="ce1" office:value-type="string" calcext:value-type="string">
            <text:p>net sa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hare 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osition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5" office:value-type="float" office:value="2.58" calcext:value-type="float">
            <text:p>2.58</text:p>
          </table:table-cell>
          <table:table-cell table:style-name="ce19" office:value-type="float" office:value="37" calcext:value-type="float">
            <text:p>37</text:p>
          </table:table-cell>
          <table:table-cell table:style-name="ce15" office:value-type="float" office:value="645" calcext:value-type="float">
            <text:p>645.00</text:p>
          </table:table-cell>
          <table:table-cell table:style-name="ce18" office:value-type="float" office:value="324679" calcext:value-type="float">
            <text:p>$324,679</text:p>
          </table:table-cell>
          <table:table-cell table:style-name="ce18" office:value-type="float" office:value="4714079" calcext:value-type="float">
            <text:p>$4,714,079</text:p>
          </table:table-cell>
          <table:table-cell table:style-name="ce18" office:value-type="float" office:value="4389400" calcext:value-type="float">
            <text:p>$4,389,400</text:p>
          </table:table-cell>
          <table:table-cell table:style-name="ce23" office:value-type="float" office:value="226.14" calcext:value-type="float">
            <text:p>$226.14</text:p>
          </table:table-cell>
          <table:table-cell table:style-name="ce25" office:value-type="float" office:value="2484" calcext:value-type="float">
            <text:p>2,484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Plastic film</text:p>
          </table:table-cell>
          <table:table-cell table:style-name="ce19" office:value-type="string" calcext:value-type="string">
            <text:p>Basic</text:p>
          </table:table-cell>
          <table:table-cell table:style-name="ce15" office:value-type="float" office:value="2.58" calcext:value-type="float">
            <text:p>2.58</text:p>
          </table:table-cell>
          <table:table-cell table:style-name="ce19" office:value-type="float" office:value="45" calcext:value-type="float">
            <text:p>45</text:p>
          </table:table-cell>
          <table:table-cell table:style-name="ce15" office:value-type="float" office:value="608" calcext:value-type="float">
            <text:p>608.00</text:p>
          </table:table-cell>
          <table:table-cell table:style-name="ce18" office:value-type="float" office:value="817242" calcext:value-type="float">
            <text:p>$817,242</text:p>
          </table:table-cell>
          <table:table-cell table:style-name="ce18" office:value-type="float" office:value="7855469" calcext:value-type="float">
            <text:p>$7,855,469</text:p>
          </table:table-cell>
          <table:table-cell table:style-name="ce18" office:value-type="float" office:value="7038227" calcext:value-type="float">
            <text:p>$7,038,227</text:p>
          </table:table-cell>
          <table:table-cell table:style-name="ce23" office:value-type="float" office:value="232.87" calcext:value-type="float">
            <text:p>$232.87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2.63" calcext:value-type="float">
            <text:p>2.63</text:p>
          </table:table-cell>
          <table:table-cell table:style-name="ce19" office:value-type="float" office:value="48" calcext:value-type="float">
            <text:p>48</text:p>
          </table:table-cell>
          <table:table-cell table:style-name="ce15" office:value-type="float" office:value="609" calcext:value-type="float">
            <text:p>609.00</text:p>
          </table:table-cell>
          <table:table-cell table:style-name="ce18" office:value-type="float" office:value="-14944" calcext:value-type="float">
            <text:p>-$14,944</text:p>
          </table:table-cell>
          <table:table-cell table:style-name="ce18" office:value-type="float" office:value="3378790" calcext:value-type="float">
            <text:p>$3,378,790</text:p>
          </table:table-cell>
          <table:table-cell table:style-name="ce18" office:value-type="float" office:value="3393734" calcext:value-type="float">
            <text:p>$3,393,734</text:p>
          </table:table-cell>
          <table:table-cell table:style-name="ce23" office:value-type="float" office:value="126.13" calcext:value-type="float">
            <text:p>$126.1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Basic</text:p>
          </table:table-cell>
          <table:table-cell table:style-name="ce15" office:value-type="float" office:value="2.7" calcext:value-type="float">
            <text:p>2.70</text:p>
          </table:table-cell>
          <table:table-cell table:style-name="ce19" office:value-type="float" office:value="46" calcext:value-type="float">
            <text:p>46</text:p>
          </table:table-cell>
          <table:table-cell table:style-name="ce15" office:value-type="float" office:value="610" calcext:value-type="float">
            <text:p>610.00</text:p>
          </table:table-cell>
          <table:table-cell table:style-name="ce18" office:value-type="float" office:value="242962" calcext:value-type="float">
            <text:p>$242,962</text:p>
          </table:table-cell>
          <table:table-cell table:style-name="ce18" office:value-type="float" office:value="4616601" calcext:value-type="float">
            <text:p>$4,616,601</text:p>
          </table:table-cell>
          <table:table-cell table:style-name="ce18" office:value-type="float" office:value="4373639" calcext:value-type="float">
            <text:p>$4,373,639</text:p>
          </table:table-cell>
          <table:table-cell table:style-name="ce23" office:value-type="float" office:value="260.01" calcext:value-type="float">
            <text:p>$260.01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3.13" calcext:value-type="float">
            <text:p>3.13</text:p>
          </table:table-cell>
          <table:table-cell table:style-name="ce19" office:value-type="float" office:value="51" calcext:value-type="float">
            <text:p>51</text:p>
          </table:table-cell>
          <table:table-cell table:style-name="ce15" office:value-type="float" office:value="630" calcext:value-type="float">
            <text:p>630.00</text:p>
          </table:table-cell>
          <table:table-cell table:style-name="ce18" office:value-type="float" office:value="195859" calcext:value-type="float">
            <text:p>$195,859</text:p>
          </table:table-cell>
          <table:table-cell table:style-name="ce18" office:value-type="float" office:value="8026400" calcext:value-type="float">
            <text:p>$8,026,400</text:p>
          </table:table-cell>
          <table:table-cell table:style-name="ce18" office:value-type="float" office:value="7830541" calcext:value-type="float">
            <text:p>$7,830,541</text:p>
          </table:table-cell>
          <table:table-cell table:style-name="ce23" office:value-type="float" office:value="146.56" calcext:value-type="float">
            <text:p>$146.5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475</text:p>
          </table:table-cell>
          <table:table-cell table:style-name="ce19" office:value-type="float" office:value="42" calcext:value-type="float">
            <text:p>42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8" office:value-type="float" office:value="-91065" calcext:value-type="float">
            <text:p>-$91,065</text:p>
          </table:table-cell>
          <table:table-cell table:style-name="ce18" office:value-type="float" office:value="4051020" calcext:value-type="float">
            <text:p>$4,051,020</text:p>
          </table:table-cell>
          <table:table-cell table:style-name="ce18" office:value-type="float" office:value="4142085" calcext:value-type="float">
            <text:p>$4,142,085</text:p>
          </table:table-cell>
          <table:table-cell table:style-name="ce23" office:value-type="float" office:value="168.05" calcext:value-type="float">
            <text:p>$168.05</text:p>
          </table:table-cell>
          <table:table-cell table:style-name="ce25" office:value-type="float" office:value="4023" calcext:value-type="float">
            <text:p>4,023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3.53" calcext:value-type="float">
            <text:p>3.53</text:p>
          </table:table-cell>
          <table:table-cell table:style-name="ce19" office:value-type="float" office:value="39" calcext:value-type="float">
            <text:p>39</text:p>
          </table:table-cell>
          <table:table-cell table:style-name="ce15" office:value-type="float" office:value="660" calcext:value-type="float">
            <text:p>660.00</text:p>
          </table:table-cell>
          <table:table-cell table:style-name="ce18" office:value-type="float" office:value="375500" calcext:value-type="float">
            <text:p>$375,500</text:p>
          </table:table-cell>
          <table:table-cell table:style-name="ce18" office:value-type="float" office:value="4857919" calcext:value-type="float">
            <text:p>$4,857,919</text:p>
          </table:table-cell>
          <table:table-cell table:style-name="ce18" office:value-type="float" office:value="4482419" calcext:value-type="float">
            <text:p>$4,482,419</text:p>
          </table:table-cell>
          <table:table-cell table:style-name="ce23" office:value-type="float" office:value="248.5" calcext:value-type="float">
            <text:p>$248.50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2 years</text:p>
          </table:table-cell>
          <table:table-cell table:style-name="ce15" office:value-type="float" office:value="3.58" calcext:value-type="float">
            <text:p>3.58</text:p>
          </table:table-cell>
          <table:table-cell table:style-name="ce19" office:value-type="float" office:value="49" calcext:value-type="float">
            <text:p>49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8" office:value-type="float" office:value="1035359" calcext:value-type="float">
            <text:p>$1,035,359</text:p>
          </table:table-cell>
          <table:table-cell table:style-name="ce18" office:value-type="float" office:value="8201516" calcext:value-type="float">
            <text:p>$8,201,516</text:p>
          </table:table-cell>
          <table:table-cell table:style-name="ce18" office:value-type="float" office:value="7166157" calcext:value-type="float">
            <text:p>$7,166,157</text:p>
          </table:table-cell>
          <table:table-cell table:style-name="ce23" office:value-type="float" office:value="352.41" calcext:value-type="float">
            <text:p>$352.41</text:p>
          </table:table-cell>
          <table:table-cell table:style-name="ce25" office:value-type="float" office:value="1685" calcext:value-type="float">
            <text:p>1,68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2 years</text:p>
          </table:table-cell>
          <table:table-cell table:style-name="ce15" office:value-type="float" office:value="3.78" calcext:value-type="float">
            <text:p>3.78</text:p>
          </table:table-cell>
          <table:table-cell table:style-name="ce19" office:value-type="float" office:value="45" calcext:value-type="float">
            <text:p>45</text:p>
          </table:table-cell>
          <table:table-cell table:style-name="ce15" office:value-type="float" office:value="670" calcext:value-type="float">
            <text:p>670.00</text:p>
          </table:table-cell>
          <table:table-cell table:style-name="ce18" office:value-type="float" office:value="296640" calcext:value-type="float">
            <text:p>$296,640</text:p>
          </table:table-cell>
          <table:table-cell table:style-name="ce18" office:value-type="float" office:value="5447088" calcext:value-type="float">
            <text:p>$5,447,088</text:p>
          </table:table-cell>
          <table:table-cell table:style-name="ce18" office:value-type="float" office:value="5150448" calcext:value-type="float">
            <text:p>$5,150,448</text:p>
          </table:table-cell>
          <table:table-cell table:style-name="ce23" office:value-type="float" office:value="149.99" calcext:value-type="float">
            <text:p>$149.99</text:p>
          </table:table-cell>
          <table:table-cell table:style-name="ce25" office:value-type="float" office:value="2346" calcext:value-type="float">
            <text:p>2,346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3.85" calcext:value-type="float">
            <text:p>3.85</text:p>
          </table:table-cell>
          <table:table-cell table:style-name="ce19" office:value-type="float" office:value="48" calcext:value-type="float">
            <text:p>48</text:p>
          </table:table-cell>
          <table:table-cell table:style-name="ce15" office:value-type="float" office:value="679" calcext:value-type="float">
            <text:p>679.00</text:p>
          </table:table-cell>
          <table:table-cell table:style-name="ce18" office:value-type="float" office:value="-14944" calcext:value-type="float">
            <text:p>-$14,944</text:p>
          </table:table-cell>
          <table:table-cell table:style-name="ce18" office:value-type="float" office:value="3378790" calcext:value-type="float">
            <text:p>$3,378,790</text:p>
          </table:table-cell>
          <table:table-cell table:style-name="ce18" office:value-type="float" office:value="3393734" calcext:value-type="float">
            <text:p>$3,393,734</text:p>
          </table:table-cell>
          <table:table-cell table:style-name="ce23" office:value-type="float" office:value="126.13" calcext:value-type="float">
            <text:p>$126.13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3.9" calcext:value-type="float">
            <text:p>3.90</text:p>
          </table:table-cell>
          <table:table-cell table:style-name="ce19" office:value-type="float" office:value="44" calcext:value-type="float">
            <text:p>44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8" office:value-type="float" office:value="603121" calcext:value-type="float">
            <text:p>$603,121</text:p>
          </table:table-cell>
          <table:table-cell table:style-name="ce18" office:value-type="float" office:value="7022377" calcext:value-type="float">
            <text:p>$7,022,377</text:p>
          </table:table-cell>
          <table:table-cell table:style-name="ce18" office:value-type="float" office:value="6419256" calcext:value-type="float">
            <text:p>$6,419,256</text:p>
          </table:table-cell>
          <table:table-cell table:style-name="ce23" office:value-type="float" office:value="233.24" calcext:value-type="float">
            <text:p>$233.24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9" office:value-type="string" calcext:value-type="string">
            <text:p>3.925</text:p>
          </table:table-cell>
          <table:table-cell table:style-name="ce19" office:value-type="float" office:value="52" calcext:value-type="float">
            <text:p>52</text:p>
          </table:table-cell>
          <table:table-cell table:style-name="ce15" office:value-type="float" office:value="725" calcext:value-type="float">
            <text:p>725.00</text:p>
          </table:table-cell>
          <table:table-cell table:style-name="ce18" office:value-type="float" office:value="959995" calcext:value-type="float">
            <text:p>$959,995</text:p>
          </table:table-cell>
          <table:table-cell table:style-name="ce18" office:value-type="float" office:value="8186440" calcext:value-type="float">
            <text:p>$8,186,440</text:p>
          </table:table-cell>
          <table:table-cell table:style-name="ce18" office:value-type="float" office:value="7226445" calcext:value-type="float">
            <text:p>$7,226,445</text:p>
          </table:table-cell>
          <table:table-cell table:style-name="ce23" office:value-type="float" office:value="307.02" calcext:value-type="float">
            <text:p>$307.02</text:p>
          </table:table-cell>
          <table:table-cell table:style-name="ce25" office:value-type="float" office:value="4022" calcext:value-type="float">
            <text:p>4,02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4.05" calcext:value-type="float">
            <text:p>4.05</text:p>
          </table:table-cell>
          <table:table-cell table:style-name="ce19" office:value-type="float" office:value="60" calcext:value-type="float">
            <text:p>60</text:p>
          </table:table-cell>
          <table:table-cell table:style-name="ce15" office:value-type="float" office:value="698" calcext:value-type="float">
            <text:p>698.00</text:p>
          </table:table-cell>
          <table:table-cell table:style-name="ce18" office:value-type="float" office:value="376278" calcext:value-type="float">
            <text:p>$376,278</text:p>
          </table:table-cell>
          <table:table-cell table:style-name="ce18" office:value-type="float" office:value="6289483" calcext:value-type="float">
            <text:p>$6,289,483</text:p>
          </table:table-cell>
          <table:table-cell table:style-name="ce18" office:value-type="float" office:value="5913205" calcext:value-type="float">
            <text:p>$5,913,205</text:p>
          </table:table-cell>
          <table:table-cell table:style-name="ce23" office:value-type="float" office:value="301.6" calcext:value-type="float">
            <text:p>$301.6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Canvas bag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4.1" calcext:value-type="float">
            <text:p>4.10</text:p>
          </table:table-cell>
          <table:table-cell table:style-name="ce19" office:value-type="float" office:value="54" calcext:value-type="float">
            <text:p>54</text:p>
          </table:table-cell>
          <table:table-cell table:style-name="ce15" office:value-type="float" office:value="724" calcext:value-type="float">
            <text:p>724.00</text:p>
          </table:table-cell>
          <table:table-cell table:style-name="ce18" office:value-type="float" office:value="687291" calcext:value-type="float">
            <text:p>$687,291</text:p>
          </table:table-cell>
          <table:table-cell table:style-name="ce18" office:value-type="float" office:value="7869440" calcext:value-type="float">
            <text:p>$7,869,440</text:p>
          </table:table-cell>
          <table:table-cell table:style-name="ce18" office:value-type="float" office:value="7182149" calcext:value-type="float">
            <text:p>$7,182,149</text:p>
          </table:table-cell>
          <table:table-cell table:style-name="ce23" office:value-type="float" office:value="274.13" calcext:value-type="float">
            <text:p>$274.13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4 years</text:p>
          </table:table-cell>
          <table:table-cell table:style-name="ce15" office:value-type="float" office:value="4.15" calcext:value-type="float">
            <text:p>4.15</text:p>
          </table:table-cell>
          <table:table-cell table:style-name="ce19" office:value-type="float" office:value="40" calcext:value-type="float">
            <text:p>40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8" office:value-type="float" office:value="573907" calcext:value-type="float">
            <text:p>$573,907</text:p>
          </table:table-cell>
          <table:table-cell table:style-name="ce18" office:value-type="float" office:value="5452279" calcext:value-type="float">
            <text:p>$5,452,279</text:p>
          </table:table-cell>
          <table:table-cell table:style-name="ce18" office:value-type="float" office:value="4878372" calcext:value-type="float">
            <text:p>$4,878,372</text:p>
          </table:table-cell>
          <table:table-cell table:style-name="ce23" office:value-type="float" office:value="293.01" calcext:value-type="float">
            <text:p>$293.01</text:p>
          </table:table-cell>
          <table:table-cell table:style-name="ce25" office:value-type="float" office:value="3674" calcext:value-type="float">
            <text:p>3,67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Support</text:p>
          </table:table-cell>
          <table:table-cell table:style-name="ce19" office:value-type="string" calcext:value-type="string">
            <text:p>8 years</text:p>
          </table:table-cell>
          <table:table-cell table:style-name="ce19" office:value-type="string" calcext:value-type="string">
            <text:p>4.225</text:p>
          </table:table-cell>
          <table:table-cell table:style-name="ce19" office:value-type="float" office:value="53" calcext:value-type="float">
            <text:p>53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8" office:value-type="float" office:value="319188" calcext:value-type="float">
            <text:p>$319,188</text:p>
          </table:table-cell>
          <table:table-cell table:style-name="ce18" office:value-type="float" office:value="6244910" calcext:value-type="float">
            <text:p>$6,244,910</text:p>
          </table:table-cell>
          <table:table-cell table:style-name="ce18" office:value-type="float" office:value="5925722" calcext:value-type="float">
            <text:p>$5,925,722</text:p>
          </table:table-cell>
          <table:table-cell table:style-name="ce23" office:value-type="float" office:value="191.29" calcext:value-type="float">
            <text:p>$191.29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isure analysis" table:style-name="ta16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Name + year</text:p>
          </table:table-cell>
          <table:table-cell table:style-name="ce43" office:value-type="string" calcext:value-type="string">
            <text:p>year + quality</text:p>
          </table:table-cell>
          <table:table-cell table:style-name="ce43" office:value-type="string" calcext:value-type="string">
            <text:p>quality</text:p>
          </table:table-cell>
          <table:table-cell table:style-name="ce43" office:value-type="string" calcext:value-type="string">
            <text:p>price</text:p>
          </table:table-cell>
          <table:table-cell table:style-name="ce43" office:value-type="string" calcext:value-type="string">
            <text:p>Inventory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dif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eeflow Kayaks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2]; concat(&quot; &quot;;[.B2]))" office:value-type="string" office:string-value="" calcext:value-type="error">
            <text:p>#NAME?</text:p>
          </table:table-cell>
          <table:table-cell table:style-name="ce45" table:formula="of:=10*[.B2]+[.E2]" office:value-type="float" office:value="22.4" calcext:value-type="float">
            <text:p>22.40</text:p>
          </table:table-cell>
          <table:table-cell table:style-name="ce45" office:value-type="float" office:value="2.4" calcext:value-type="float">
            <text:p>2.40</text:p>
          </table:table-cell>
          <table:table-cell table:style-name="ce45" office:value-type="float" office:value="599" calcext:value-type="float">
            <text:p>599.00</text:p>
          </table:table-cell>
          <table:table-cell table:style-name="ce44" office:value-type="float" office:value="331" calcext:value-type="float">
            <text:p>331</text:p>
          </table:table-cell>
          <table:table-cell table:style-name="ce47" table:formula="of:=[.E2]*[.$T$76]+[.$U$76]" office:value-type="float" office:value="594.408412550319" calcext:value-type="float">
            <text:p>594.41</text:p>
          </table:table-cell>
          <table:table-cell table:style-name="ce47" table:formula="of:=[.F2]-[.H2]" office:value-type="float" office:value="4.59158744968067" calcext:value-type="float">
            <text:p>4.5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2OExplorers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3]; concat(&quot; &quot;;[.B3]))" office:value-type="string" office:string-value="" calcext:value-type="error">
            <text:p>#NAME?</text:p>
          </table:table-cell>
          <table:table-cell table:style-name="ce45" table:formula="of:=10*[.B3]+[.E3]" office:value-type="float" office:value="22.55" calcext:value-type="float">
            <text:p>22.55</text:p>
          </table:table-cell>
          <table:table-cell table:style-name="ce45" office:value-type="float" office:value="2.55" calcext:value-type="float">
            <text:p>2.55</text:p>
          </table:table-cell>
          <table:table-cell table:style-name="ce45" office:value-type="float" office:value="615" calcext:value-type="float">
            <text:p>615.00</text:p>
          </table:table-cell>
          <table:table-cell table:style-name="ce44" office:value-type="float" office:value="285" calcext:value-type="float">
            <text:p>285</text:p>
          </table:table-cell>
          <table:table-cell table:style-name="ce47" table:formula="of:=[.E3]*[.$T$76]+[.$U$76]" office:value-type="float" office:value="605.339775952398" calcext:value-type="float">
            <text:p>605.34</text:p>
          </table:table-cell>
          <table:table-cell table:style-name="ce47" table:formula="of:=[.F3]-[.H3]" office:value-type="float" office:value="9.66022404760201" calcext:value-type="float">
            <text:p>9.6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eat Lakes Kayak Co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4]; concat(&quot; &quot;;[.B4]))" office:value-type="string" office:string-value="" calcext:value-type="error">
            <text:p>#NAME?</text:p>
          </table:table-cell>
          <table:table-cell table:style-name="ce45" table:formula="of:=10*[.B4]+[.E4]" office:value-type="float" office:value="22.675" calcext:value-type="float">
            <text:p>22.68</text:p>
          </table:table-cell>
          <table:table-cell table:style-name="ce45" office:value-type="float" office:value="2.675" calcext:value-type="float">
            <text:p>2.68</text:p>
          </table:table-cell>
          <table:table-cell table:style-name="ce45" office:value-type="float" office:value="599" calcext:value-type="float">
            <text:p>599.00</text:p>
          </table:table-cell>
          <table:table-cell table:style-name="ce44" office:value-type="float" office:value="317" calcext:value-type="float">
            <text:p>317</text:p>
          </table:table-cell>
          <table:table-cell table:style-name="ce47" table:formula="of:=[.E4]*[.$T$76]+[.$U$76]" office:value-type="float" office:value="614.44924545413" calcext:value-type="float">
            <text:p>614.45</text:p>
          </table:table-cell>
          <table:table-cell table:style-name="ce47" table:formula="of:=[.F4]-[.H4]" office:value-type="float" office:value="-15.4492454541303" calcext:value-type="float">
            <text:p>-15.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a Splash Kayaks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5]; concat(&quot; &quot;;[.B5]))" office:value-type="string" office:string-value="" calcext:value-type="error">
            <text:p>#NAME?</text:p>
          </table:table-cell>
          <table:table-cell table:style-name="ce45" table:formula="of:=10*[.B5]+[.E5]" office:value-type="float" office:value="22.95" calcext:value-type="float">
            <text:p>22.95</text:p>
          </table:table-cell>
          <table:table-cell table:style-name="ce45" office:value-type="float" office:value="2.95" calcext:value-type="float">
            <text:p>2.95</text:p>
          </table:table-cell>
          <table:table-cell table:style-name="ce45" office:value-type="float" office:value="620" calcext:value-type="float">
            <text:p>620.00</text:p>
          </table:table-cell>
          <table:table-cell table:style-name="ce44" office:value-type="float" office:value="322" calcext:value-type="float">
            <text:p>322</text:p>
          </table:table-cell>
          <table:table-cell table:style-name="ce47" table:formula="of:=[.E5]*[.$T$76]+[.$U$76]" office:value-type="float" office:value="634.490078357941" calcext:value-type="float">
            <text:p>634.49</text:p>
          </table:table-cell>
          <table:table-cell table:style-name="ce47" table:formula="of:=[.F5]-[.H5]" office:value-type="float" office:value="-14.4900783579412" calcext:value-type="float">
            <text:p>-14.4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rineX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6]; concat(&quot; &quot;;[.B6]))" office:value-type="string" office:string-value="" calcext:value-type="error">
            <text:p>#NAME?</text:p>
          </table:table-cell>
          <table:table-cell table:style-name="ce45" table:formula="of:=10*[.B6]+[.E6]" office:value-type="float" office:value="23.35" calcext:value-type="float">
            <text:p>23.35</text:p>
          </table:table-cell>
          <table:table-cell table:style-name="ce45" office:value-type="float" office:value="3.35" calcext:value-type="float">
            <text:p>3.35</text:p>
          </table:table-cell>
          <table:table-cell table:style-name="ce45" office:value-type="float" office:value="675" calcext:value-type="float">
            <text:p>675.00</text:p>
          </table:table-cell>
          <table:table-cell table:style-name="ce44" office:value-type="float" office:value="318" calcext:value-type="float">
            <text:p>318</text:p>
          </table:table-cell>
          <table:table-cell table:style-name="ce47" table:formula="of:=[.E6]*[.$T$76]+[.$U$76]" office:value-type="float" office:value="663.640380763484" calcext:value-type="float">
            <text:p>663.64</text:p>
          </table:table-cell>
          <table:table-cell table:style-name="ce47" table:formula="of:=[.F6]-[.H6]" office:value-type="float" office:value="11.3596192365158" calcext:value-type="float">
            <text:p>11.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raKayak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7]; concat(&quot; &quot;;[.B7]))" office:value-type="string" office:string-value="" calcext:value-type="error">
            <text:p>#NAME?</text:p>
          </table:table-cell>
          <table:table-cell table:style-name="ce45" table:formula="of:=10*[.B7]+[.E7]" office:value-type="float" office:value="23.5" calcext:value-type="float">
            <text:p>23.50</text:p>
          </table:table-cell>
          <table:table-cell table:style-name="ce45" office:value-type="float" office:value="3.5" calcext:value-type="float">
            <text:p>3.50</text:p>
          </table:table-cell>
          <table:table-cell table:style-name="ce45" office:value-type="float" office:value="669" calcext:value-type="float">
            <text:p>669.00</text:p>
          </table:table-cell>
          <table:table-cell table:style-name="ce44" office:value-type="float" office:value="342" calcext:value-type="float">
            <text:p>342</text:p>
          </table:table-cell>
          <table:table-cell table:style-name="ce47" table:formula="of:=[.E7]*[.$T$76]+[.$U$76]" office:value-type="float" office:value="674.571744165563" calcext:value-type="float">
            <text:p>674.57</text:p>
          </table:table-cell>
          <table:table-cell table:style-name="ce47" table:formula="of:=[.F7]-[.H7]" office:value-type="float" office:value="-5.5717441655629" calcext:value-type="float">
            <text:p>-5.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rystal Crest Kayaks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8]; concat(&quot; &quot;;[.B8]))" office:value-type="string" office:string-value="" calcext:value-type="error">
            <text:p>#NAME?</text:p>
          </table:table-cell>
          <table:table-cell table:style-name="ce45" table:formula="of:=10*[.B8]+[.E8]" office:value-type="float" office:value="23.775" calcext:value-type="float">
            <text:p>23.78</text:p>
          </table:table-cell>
          <table:table-cell table:style-name="ce45" office:value-type="float" office:value="3.775" calcext:value-type="float">
            <text:p>3.78</text:p>
          </table:table-cell>
          <table:table-cell table:style-name="ce45" office:value-type="float" office:value="700" calcext:value-type="float">
            <text:p>700.00</text:p>
          </table:table-cell>
          <table:table-cell table:style-name="ce46" office:value-type="float" office:value="303" calcext:value-type="float">
            <text:p>303</text:p>
          </table:table-cell>
          <table:table-cell table:style-name="ce47" table:formula="of:=[.E8]*[.$T$76]+[.$U$76]" office:value-type="float" office:value="694.612577069374" calcext:value-type="float">
            <text:p>694.61</text:p>
          </table:table-cell>
          <table:table-cell table:style-name="ce47" table:formula="of:=[.F8]-[.H8]" office:value-type="float" office:value="5.38742293062614" calcext:value-type="float">
            <text:p>5.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uewater Kayaks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9]; concat(&quot; &quot;;[.B9]))" office:value-type="string" office:string-value="" calcext:value-type="error">
            <text:p>#NAME?</text:p>
          </table:table-cell>
          <table:table-cell table:style-name="ce45" table:formula="of:=10*[.B9]+[.E9]" office:value-type="float" office:value="23.85" calcext:value-type="float">
            <text:p>23.85</text:p>
          </table:table-cell>
          <table:table-cell table:style-name="ce45" office:value-type="float" office:value="3.85" calcext:value-type="float">
            <text:p>3.85</text:p>
          </table:table-cell>
          <table:table-cell table:style-name="ce45" office:value-type="float" office:value="739" calcext:value-type="float">
            <text:p>739.00</text:p>
          </table:table-cell>
          <table:table-cell table:style-name="ce44" office:value-type="float" office:value="437" calcext:value-type="float">
            <text:p>437</text:p>
          </table:table-cell>
          <table:table-cell table:style-name="ce47" table:formula="of:=[.E9]*[.$T$76]+[.$U$76]" office:value-type="float" office:value="700.078258770413" calcext:value-type="float">
            <text:p>700.08</text:p>
          </table:table-cell>
          <table:table-cell table:style-name="ce47" table:formula="of:=[.F9]-[.H9]" office:value-type="float" office:value="38.9217412295868" calcext:value-type="float">
            <text:p>38.9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mm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10]; concat(&quot; &quot;;[.B10]))" office:value-type="string" office:string-value="" calcext:value-type="error">
            <text:p>#NAME?</text:p>
          </table:table-cell>
          <table:table-cell table:style-name="ce45" table:formula="of:=10*[.B10]+[.E10]" office:value-type="float" office:value="24.1" calcext:value-type="float">
            <text:p>24.10</text:p>
          </table:table-cell>
          <table:table-cell table:style-name="ce45" office:value-type="float" office:value="4.1" calcext:value-type="float">
            <text:p>4.10</text:p>
          </table:table-cell>
          <table:table-cell table:style-name="ce45" office:value-type="float" office:value="723" calcext:value-type="float">
            <text:p>723.00</text:p>
          </table:table-cell>
          <table:table-cell table:style-name="ce44" office:value-type="float" office:value="313" calcext:value-type="float">
            <text:p>313</text:p>
          </table:table-cell>
          <table:table-cell table:style-name="ce47" table:formula="of:=[.E10]*[.$T$76]+[.$U$76]" office:value-type="float" office:value="718.297197773878" calcext:value-type="float">
            <text:p>718.30</text:p>
          </table:table-cell>
          <table:table-cell table:style-name="ce47" table:formula="of:=[.F10]-[.H10]" office:value-type="float" office:value="4.70280222612246" calcext:value-type="float">
            <text:p>4.7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quaFloat</text:p>
          </table:table-cell>
          <table:table-cell table:style-name="ce44" office:value-type="float" office:value="2" calcext:value-type="float">
            <text:p>2</text:p>
          </table:table-cell>
          <table:table-cell table:style-name="ce1" table:formula="of:=concat([.A11]; concat(&quot; &quot;;[.B11]))" office:value-type="string" office:string-value="" calcext:value-type="error">
            <text:p>#NAME?</text:p>
          </table:table-cell>
          <table:table-cell table:style-name="ce45" table:formula="of:=10*[.B11]+[.E11]" office:value-type="float" office:value="24.125" calcext:value-type="float">
            <text:p>24.13</text:p>
          </table:table-cell>
          <table:table-cell table:style-name="ce45" office:value-type="float" office:value="4.125" calcext:value-type="float">
            <text:p>4.13</text:p>
          </table:table-cell>
          <table:table-cell table:style-name="ce45" office:value-type="float" office:value="734" calcext:value-type="float">
            <text:p>734.00</text:p>
          </table:table-cell>
          <table:table-cell table:style-name="ce44" office:value-type="float" office:value="962" calcext:value-type="float">
            <text:p>962</text:p>
          </table:table-cell>
          <table:table-cell table:style-name="ce47" table:formula="of:=[.E11]*[.$T$76]+[.$U$76]" office:value-type="float" office:value="720.119091674224" calcext:value-type="float">
            <text:p>720.12</text:p>
          </table:table-cell>
          <table:table-cell table:style-name="ce47" table:formula="of:=[.F11]-[.H11]" office:value-type="float" office:value="13.8809083257759" calcext:value-type="float">
            <text:p>13.8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eeflow Kayaks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2]; concat(&quot; &quot;;[.B12]))" office:value-type="string" office:string-value="" calcext:value-type="error">
            <text:p>#NAME?</text:p>
          </table:table-cell>
          <table:table-cell table:style-name="ce45" table:formula="of:=10*[.B12]+[.E12]" office:value-type="float" office:value="32.45" calcext:value-type="float">
            <text:p>32.45</text:p>
          </table:table-cell>
          <table:table-cell table:style-name="ce45" office:value-type="float" office:value="2.45" calcext:value-type="float">
            <text:p>2.45</text:p>
          </table:table-cell>
          <table:table-cell table:style-name="ce45" office:value-type="float" office:value="615" calcext:value-type="float">
            <text:p>615.00</text:p>
          </table:table-cell>
          <table:table-cell table:style-name="ce44" office:value-type="float" office:value="355" calcext:value-type="float">
            <text:p>355</text:p>
          </table:table-cell>
          <table:table-cell table:style-name="ce47" table:formula="of:=[.E12]*[.$T$76]+[.$U$76]" office:value-type="float" office:value="598.052200351012" calcext:value-type="float">
            <text:p>598.05</text:p>
          </table:table-cell>
          <table:table-cell table:style-name="ce47" table:formula="of:=[.F12]-[.H12]" office:value-type="float" office:value="16.9477996489877" calcext:value-type="float">
            <text:p>16.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2OExplorers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3]; concat(&quot; &quot;;[.B13]))" office:value-type="string" office:string-value="" calcext:value-type="error">
            <text:p>#NAME?</text:p>
          </table:table-cell>
          <table:table-cell table:style-name="ce45" table:formula="of:=10*[.B13]+[.E13]" office:value-type="float" office:value="32.625" calcext:value-type="float">
            <text:p>32.63</text:p>
          </table:table-cell>
          <table:table-cell table:style-name="ce45" office:value-type="float" office:value="2.625" calcext:value-type="float">
            <text:p>2.63</text:p>
          </table:table-cell>
          <table:table-cell table:style-name="ce45" office:value-type="float" office:value="635" calcext:value-type="float">
            <text:p>635.00</text:p>
          </table:table-cell>
          <table:table-cell table:style-name="ce44" office:value-type="float" office:value="751" calcext:value-type="float">
            <text:p>751</text:p>
          </table:table-cell>
          <table:table-cell table:style-name="ce47" table:formula="of:=[.E13]*[.$T$76]+[.$U$76]" office:value-type="float" office:value="610.805457653437" calcext:value-type="float">
            <text:p>610.81</text:p>
          </table:table-cell>
          <table:table-cell table:style-name="ce47" table:formula="of:=[.F13]-[.H13]" office:value-type="float" office:value="24.1945423465627" calcext:value-type="float">
            <text:p>24.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eat Lakes Kayak Co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4]; concat(&quot; &quot;;[.B14]))" office:value-type="string" office:string-value="" calcext:value-type="error">
            <text:p>#NAME?</text:p>
          </table:table-cell>
          <table:table-cell table:style-name="ce45" table:formula="of:=10*[.B14]+[.E14]" office:value-type="float" office:value="32.625" calcext:value-type="float">
            <text:p>32.63</text:p>
          </table:table-cell>
          <table:table-cell table:style-name="ce45" office:value-type="float" office:value="2.625" calcext:value-type="float">
            <text:p>2.63</text:p>
          </table:table-cell>
          <table:table-cell table:style-name="ce45" office:value-type="float" office:value="597" calcext:value-type="float">
            <text:p>597.00</text:p>
          </table:table-cell>
          <table:table-cell table:style-name="ce44" office:value-type="float" office:value="618" calcext:value-type="float">
            <text:p>618</text:p>
          </table:table-cell>
          <table:table-cell table:style-name="ce47" table:formula="of:=[.E14]*[.$T$76]+[.$U$76]" office:value-type="float" office:value="610.805457653437" calcext:value-type="float">
            <text:p>610.81</text:p>
          </table:table-cell>
          <table:table-cell table:style-name="ce47" table:formula="of:=[.F14]-[.H14]" office:value-type="float" office:value="-13.8054576534373" calcext:value-type="float">
            <text:p>-13.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raKayak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5]; concat(&quot; &quot;;[.B15]))" office:value-type="string" office:string-value="" calcext:value-type="error">
            <text:p>#NAME?</text:p>
          </table:table-cell>
          <table:table-cell table:style-name="ce45" table:formula="of:=10*[.B15]+[.E15]" office:value-type="float" office:value="33.45" calcext:value-type="float">
            <text:p>33.45</text:p>
          </table:table-cell>
          <table:table-cell table:style-name="ce45" office:value-type="float" office:value="3.45" calcext:value-type="float">
            <text:p>3.45</text:p>
          </table:table-cell>
          <table:table-cell table:style-name="ce45" office:value-type="float" office:value="669" calcext:value-type="float">
            <text:p>669.00</text:p>
          </table:table-cell>
          <table:table-cell table:style-name="ce44" office:value-type="float" office:value="663" calcext:value-type="float">
            <text:p>663</text:p>
          </table:table-cell>
          <table:table-cell table:style-name="ce47" table:formula="of:=[.E15]*[.$T$76]+[.$U$76]" office:value-type="float" office:value="670.92795636487" calcext:value-type="float">
            <text:p>670.93</text:p>
          </table:table-cell>
          <table:table-cell table:style-name="ce47" table:formula="of:=[.F15]-[.H15]" office:value-type="float" office:value="-1.92795636487006" calcext:value-type="float">
            <text:p>-1.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evationKayaks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6]; concat(&quot; &quot;;[.B16]))" office:value-type="string" office:string-value="" calcext:value-type="error">
            <text:p>#NAME?</text:p>
          </table:table-cell>
          <table:table-cell table:style-name="ce45" table:formula="of:=10*[.B16]+[.E16]" office:value-type="float" office:value="33.525" calcext:value-type="float">
            <text:p>33.53</text:p>
          </table:table-cell>
          <table:table-cell table:style-name="ce45" office:value-type="float" office:value="3.525" calcext:value-type="float">
            <text:p>3.53</text:p>
          </table:table-cell>
          <table:table-cell table:style-name="ce45" office:value-type="float" office:value="656" calcext:value-type="float">
            <text:p>656.00</text:p>
          </table:table-cell>
          <table:table-cell table:style-name="ce44" office:value-type="float" office:value="289" calcext:value-type="float">
            <text:p>289</text:p>
          </table:table-cell>
          <table:table-cell table:style-name="ce47" table:formula="of:=[.E16]*[.$T$76]+[.$U$76]" office:value-type="float" office:value="676.393638065909" calcext:value-type="float">
            <text:p>676.39</text:p>
          </table:table-cell>
          <table:table-cell table:style-name="ce47" table:formula="of:=[.F16]-[.H16]" office:value-type="float" office:value="-20.3936380659094" calcext:value-type="float">
            <text:p>-20.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nder The Paddle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7]; concat(&quot; &quot;;[.B17]))" office:value-type="string" office:string-value="" calcext:value-type="error">
            <text:p>#NAME?</text:p>
          </table:table-cell>
          <table:table-cell table:style-name="ce45" table:formula="of:=10*[.B17]+[.E17]" office:value-type="float" office:value="33.8" calcext:value-type="float">
            <text:p>33.80</text:p>
          </table:table-cell>
          <table:table-cell table:style-name="ce45" office:value-type="float" office:value="3.8" calcext:value-type="float">
            <text:p>3.80</text:p>
          </table:table-cell>
          <table:table-cell table:style-name="ce45" office:value-type="float" office:value="690" calcext:value-type="float">
            <text:p>690.00</text:p>
          </table:table-cell>
          <table:table-cell table:style-name="ce44" office:value-type="float" office:value="342" calcext:value-type="float">
            <text:p>342</text:p>
          </table:table-cell>
          <table:table-cell table:style-name="ce47" table:formula="of:=[.E17]*[.$T$76]+[.$U$76]" office:value-type="float" office:value="696.43447096972" calcext:value-type="float">
            <text:p>696.43</text:p>
          </table:table-cell>
          <table:table-cell table:style-name="ce47" table:formula="of:=[.F17]-[.H17]" office:value-type="float" office:value="-6.43447096972022" calcext:value-type="float">
            <text:p>-6.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uewater Kayaks</text:p>
          </table:table-cell>
          <table:table-cell table:style-name="ce44" office:value-type="float" office:value="3" calcext:value-type="float">
            <text:p>3</text:p>
          </table:table-cell>
          <table:table-cell table:style-name="ce1" table:formula="of:=concat([.A18]; concat(&quot; &quot;;[.B18]))" office:value-type="string" office:string-value="" calcext:value-type="error">
            <text:p>#NAME?</text:p>
          </table:table-cell>
          <table:table-cell table:style-name="ce45" table:formula="of:=10*[.B18]+[.E18]" office:value-type="float" office:value="34" calcext:value-type="float">
            <text:p>34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718" calcext:value-type="float">
            <text:p>718.00</text:p>
          </table:table-cell>
          <table:table-cell table:style-name="ce46" office:value-type="float" office:value="824" calcext:value-type="float">
            <text:p>824</text:p>
          </table:table-cell>
          <table:table-cell table:style-name="ce47" table:formula="of:=[.E18]*[.$T$76]+[.$U$76]" office:value-type="float" office:value="711.009622172492" calcext:value-type="float">
            <text:p>711.01</text:p>
          </table:table-cell>
          <table:table-cell table:style-name="ce47" table:formula="of:=[.F18]-[.H18]" office:value-type="float" office:value="6.99037782750816" calcext:value-type="float">
            <text:p>6.9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eat Lakes Kayak Co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19]; concat(&quot; &quot;;[.B19]))" office:value-type="string" office:string-value="" calcext:value-type="error">
            <text:p>#NAME?</text:p>
          </table:table-cell>
          <table:table-cell table:style-name="ce45" table:formula="of:=10*[.B19]+[.E19]" office:value-type="float" office:value="42.58" calcext:value-type="float">
            <text:p>42.58</text:p>
          </table:table-cell>
          <table:table-cell table:style-name="ce45" office:value-type="float" office:value="2.58" calcext:value-type="float">
            <text:p>2.58</text:p>
          </table:table-cell>
          <table:table-cell table:style-name="ce45" office:value-type="float" office:value="608" calcext:value-type="float">
            <text:p>608.00</text:p>
          </table:table-cell>
          <table:table-cell table:style-name="ce44" office:value-type="float" office:value="459" calcext:value-type="float">
            <text:p>459</text:p>
          </table:table-cell>
          <table:table-cell table:style-name="ce47" table:formula="of:=[.E19]*[.$T$76]+[.$U$76]" office:value-type="float" office:value="607.526048632814" calcext:value-type="float">
            <text:p>607.53</text:p>
          </table:table-cell>
          <table:table-cell table:style-name="ce47" table:formula="of:=[.F19]-[.H19]" office:value-type="float" office:value="0.47395136718626" calcext:value-type="float">
            <text:p>0.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a Splash Kayaks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20]; concat(&quot; &quot;;[.B20]))" office:value-type="string" office:string-value="" calcext:value-type="error">
            <text:p>#NAME?</text:p>
          </table:table-cell>
          <table:table-cell table:style-name="ce45" table:formula="of:=10*[.B20]+[.E20]" office:value-type="float" office:value="43.13" calcext:value-type="float">
            <text:p>43.13</text:p>
          </table:table-cell>
          <table:table-cell table:style-name="ce45" office:value-type="float" office:value="3.13" calcext:value-type="float">
            <text:p>3.13</text:p>
          </table:table-cell>
          <table:table-cell table:style-name="ce45" office:value-type="float" office:value="630" calcext:value-type="float">
            <text:p>630.00</text:p>
          </table:table-cell>
          <table:table-cell table:style-name="ce44" office:value-type="float" office:value="495" calcext:value-type="float">
            <text:p>495</text:p>
          </table:table-cell>
          <table:table-cell table:style-name="ce47" table:formula="of:=[.E20]*[.$T$76]+[.$U$76]" office:value-type="float" office:value="647.607714440436" calcext:value-type="float">
            <text:p>647.61</text:p>
          </table:table-cell>
          <table:table-cell table:style-name="ce47" table:formula="of:=[.F20]-[.H20]" office:value-type="float" office:value="-17.6077144404355" calcext:value-type="float">
            <text:p>-17.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evationKayaks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21]; concat(&quot; &quot;;[.B21]))" office:value-type="string" office:string-value="" calcext:value-type="error">
            <text:p>#NAME?</text:p>
          </table:table-cell>
          <table:table-cell table:style-name="ce45" table:formula="of:=10*[.B21]+[.E21]" office:value-type="float" office:value="43.53" calcext:value-type="float">
            <text:p>43.53</text:p>
          </table:table-cell>
          <table:table-cell table:style-name="ce45" office:value-type="float" office:value="3.53" calcext:value-type="float">
            <text:p>3.53</text:p>
          </table:table-cell>
          <table:table-cell table:style-name="ce45" office:value-type="float" office:value="660" calcext:value-type="float">
            <text:p>660.00</text:p>
          </table:table-cell>
          <table:table-cell table:style-name="ce44" office:value-type="float" office:value="289" calcext:value-type="float">
            <text:p>289</text:p>
          </table:table-cell>
          <table:table-cell table:style-name="ce47" table:formula="of:=[.E21]*[.$T$76]+[.$U$76]" office:value-type="float" office:value="676.758016845979" calcext:value-type="float">
            <text:p>676.76</text:p>
          </table:table-cell>
          <table:table-cell table:style-name="ce47" table:formula="of:=[.F21]-[.H21]" office:value-type="float" office:value="-16.7580168459788" calcext:value-type="float">
            <text:p>-16.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nder The Paddle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22]; concat(&quot; &quot;;[.B22]))" office:value-type="string" office:string-value="" calcext:value-type="error">
            <text:p>#NAME?</text:p>
          </table:table-cell>
          <table:table-cell table:style-name="ce45" table:formula="of:=10*[.B22]+[.E22]" office:value-type="float" office:value="43.9" calcext:value-type="float">
            <text:p>43.90</text:p>
          </table:table-cell>
          <table:table-cell table:style-name="ce45" office:value-type="float" office:value="3.9" calcext:value-type="float">
            <text:p>3.90</text:p>
          </table:table-cell>
          <table:table-cell table:style-name="ce45" office:value-type="float" office:value="690" calcext:value-type="float">
            <text:p>690.00</text:p>
          </table:table-cell>
          <table:table-cell table:style-name="ce44" office:value-type="float" office:value="455" calcext:value-type="float">
            <text:p>455</text:p>
          </table:table-cell>
          <table:table-cell table:style-name="ce47" table:formula="of:=[.E22]*[.$T$76]+[.$U$76]" office:value-type="float" office:value="703.722046571106" calcext:value-type="float">
            <text:p>703.72</text:p>
          </table:table-cell>
          <table:table-cell table:style-name="ce47" table:formula="of:=[.F22]-[.H22]" office:value-type="float" office:value="-13.722046571106" calcext:value-type="float">
            <text:p>-13.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uewater Kayaks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23]; concat(&quot; &quot;;[.B23]))" office:value-type="string" office:string-value="" calcext:value-type="error">
            <text:p>#NAME?</text:p>
          </table:table-cell>
          <table:table-cell table:style-name="ce45" table:formula="of:=10*[.B23]+[.E23]" office:value-type="float" office:value="44.05" calcext:value-type="float">
            <text:p>44.05</text:p>
          </table:table-cell>
          <table:table-cell table:style-name="ce45" office:value-type="float" office:value="4.05" calcext:value-type="float">
            <text:p>4.05</text:p>
          </table:table-cell>
          <table:table-cell table:style-name="ce45" office:value-type="float" office:value="698" calcext:value-type="float">
            <text:p>698.00</text:p>
          </table:table-cell>
          <table:table-cell table:style-name="ce44" office:value-type="float" office:value="336" calcext:value-type="float">
            <text:p>336</text:p>
          </table:table-cell>
          <table:table-cell table:style-name="ce47" table:formula="of:=[.E23]*[.$T$76]+[.$U$76]" office:value-type="float" office:value="714.653409973185" calcext:value-type="float">
            <text:p>714.65</text:p>
          </table:table-cell>
          <table:table-cell table:style-name="ce47" table:formula="of:=[.F23]-[.H23]" office:value-type="float" office:value="-16.6534099731847" calcext:value-type="float">
            <text:p>-16.6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rystal Crest Kayaks</text:p>
          </table:table-cell>
          <table:table-cell table:style-name="ce44" office:value-type="float" office:value="4" calcext:value-type="float">
            <text:p>4</text:p>
          </table:table-cell>
          <table:table-cell table:style-name="ce1" table:formula="of:=concat([.A24]; concat(&quot; &quot;;[.B24]))" office:value-type="string" office:string-value="" calcext:value-type="error">
            <text:p>#NAME?</text:p>
          </table:table-cell>
          <table:table-cell table:style-name="ce45" table:formula="of:=10*[.B24]+[.E24]" office:value-type="float" office:value="44.1" calcext:value-type="float">
            <text:p>44.10</text:p>
          </table:table-cell>
          <table:table-cell table:style-name="ce45" office:value-type="float" office:value="4.1" calcext:value-type="float">
            <text:p>4.10</text:p>
          </table:table-cell>
          <table:table-cell table:style-name="ce45" office:value-type="float" office:value="724" calcext:value-type="float">
            <text:p>724.00</text:p>
          </table:table-cell>
          <table:table-cell table:style-name="ce44" office:value-type="float" office:value="405" calcext:value-type="float">
            <text:p>405</text:p>
          </table:table-cell>
          <table:table-cell table:style-name="ce47" table:formula="of:=[.E24]*[.$T$76]+[.$U$76]" office:value-type="float" office:value="718.297197773878" calcext:value-type="float">
            <text:p>718.30</text:p>
          </table:table-cell>
          <table:table-cell table:style-name="ce47" table:formula="of:=[.F24]-[.H24]" office:value-type="float" office:value="5.70280222612246" calcext:value-type="float">
            <text:p>5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5" table:number-columns-repeated="3"/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6" table:number-matrix-columns-spanned="2" table:number-matrix-rows-spanned="1" table:formula="of:=LINEST([.F2:.F24];[.E2:.E24])" office:value-type="float" office:value="72.8757560138578" calcext:value-type="float">
            <text:p>72.8757560138578</text:p>
          </table:table-cell>
          <table:table-cell table:style-name="ce15" office:value-type="float" office:value="419.506598117061" calcext:value-type="float">
            <text:p>419.51</text:p>
          </table:table-cell>
          <table:table-cell table:style-name="ce15" table:number-columns-repeated="2"/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9" table:formula="of:=CORREL([.G2:.G24];[.I2:.I24])" office:value-type="float" office:value="0.29700114" calcext:value-type="float">
            <text:p>0.29700114</text:p>
          </table:table-cell>
          <table:table-cell table:style-name="ce15" table:number-columns-repeated="3"/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5" table:number-columns-repeated="3"/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>
            <draw:frame table:end-cell-address="'Leisure analysis'.M50" table:end-x="3.03pt" table:end-y="1.47pt" draw:z-index="4" draw:name="Chart 11" draw:style-name="gr1" draw:text-style-name="P1" svg:width="857.96pt" svg:height="311.22pt" svg:x="47.25pt" svg:y="5.24pt">
              <draw:object draw:notify-on-update-of-ranges="'Leisure analysis'.E2:'Leisure analysis'.E32 'Leisure analysis'.C1:'Leisure analysis'.C1 'Leisure analysis'.C2:'Leisure analysis'.C32 'Leisure analysis'.F1:'Leisure analysis'.F1 'Leisure analysis'.F2:'Leisure analysis'.F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 table:style-name="ce15" table:number-columns-repeated="3"/>
          <table:table-cell/>
          <table:table-cell table:style-name="ce13" table:number-columns-repeated="2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5" table:number-columns-repeated="3"/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 table:number-columns-repeated="11"/>
          <table:table-cell table:style-name="ce1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">
          <table:table-cell table:number-columns-repeated="14"/>
          <table:table-cell table:style-name="ce15" table:number-columns-repeated="2"/>
          <table:table-cell/>
          <table:table-cell table:style-name="ce13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+ year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Freeflow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2]; concat(&quot; &quot;;[.U52]))" office:value-type="string" office:string-value="" calcext:value-type="error">
            <text:p>#NAME?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31" calcext:value-type="float">
            <text:p>331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H2OExplorer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3]; concat(&quot; &quot;;[.U53]))" office:value-type="string" office:string-value="" calcext:value-type="error">
            <text:p>#NAME?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285" calcext:value-type="float">
            <text:p>285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4]; concat(&quot; &quot;;[.U54]))" office:value-type="string" office:string-value="" calcext:value-type="error">
            <text:p>#NAME?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17" calcext:value-type="float">
            <text:p>317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Sea Splash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5]; concat(&quot; &quot;;[.U55]))" office:value-type="string" office:string-value="" calcext:value-type="error">
            <text:p>#NAME?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9" office:value-type="float" office:value="322" calcext:value-type="float">
            <text:p>322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MarineX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6]; concat(&quot; &quot;;[.U56]))" office:value-type="string" office:string-value="" calcext:value-type="error">
            <text:p>#NAME?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9" office:value-type="float" office:value="318" calcext:value-type="float">
            <text:p>318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DraKayak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7]; concat(&quot; &quot;;[.U57]))" office:value-type="string" office:string-value="" calcext:value-type="error">
            <text:p>#NAME?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342" calcext:value-type="float">
            <text:p>342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8]; concat(&quot; &quot;;[.U58]))" office:value-type="string" office:string-value="" calcext:value-type="error">
            <text:p>#NAME?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9" office:value-type="float" office:value="303" calcext:value-type="float">
            <text:p>303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Bluewater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59]; concat(&quot; &quot;;[.U59]))" office:value-type="string" office:string-value="" calcext:value-type="error">
            <text:p>#NAME?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9" office:value-type="float" office:value="437" calcext:value-type="float">
            <text:p>437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Ramm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60]; concat(&quot; &quot;;[.U60]))" office:value-type="string" office:string-value="" calcext:value-type="error">
            <text:p>#NAME?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9" office:value-type="float" office:value="313" calcext:value-type="float">
            <text:p>313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AquaFloat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61]; concat(&quot; &quot;;[.U61]))" office:value-type="string" office:string-value="" calcext:value-type="error">
            <text:p>#NAME?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9" office:value-type="float" office:value="962" calcext:value-type="float">
            <text:p>962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Freeflow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2]; concat(&quot; &quot;;[.U62]))" office:value-type="string" office:string-value="" calcext:value-type="error">
            <text:p>#NAME?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355" calcext:value-type="float">
            <text:p>355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H2OExplorer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3]; concat(&quot; &quot;;[.U63]))" office:value-type="string" office:string-value="" calcext:value-type="error">
            <text:p>#NAME?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635" calcext:value-type="float">
            <text:p>635.00</text:p>
          </table:table-cell>
          <table:table-cell table:style-name="ce19" office:value-type="float" office:value="751" calcext:value-type="float">
            <text:p>751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4]; concat(&quot; &quot;;[.U64]))" office:value-type="string" office:string-value="" calcext:value-type="error">
            <text:p>#NAME?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597" calcext:value-type="float">
            <text:p>597.00</text:p>
          </table:table-cell>
          <table:table-cell table:style-name="ce19" office:value-type="float" office:value="618" calcext:value-type="float">
            <text:p>618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DraKayak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5]; concat(&quot; &quot;;[.U65]))" office:value-type="string" office:string-value="" calcext:value-type="error">
            <text:p>#NAME?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663" calcext:value-type="float">
            <text:p>663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Elevation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6]; concat(&quot; &quot;;[.U66]))" office:value-type="string" office:string-value="" calcext:value-type="error">
            <text:p>#NAME?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656" calcext:value-type="float">
            <text:p>656.00</text:p>
          </table:table-cell>
          <table:table-cell table:style-name="ce19" office:value-type="float" office:value="289" calcext:value-type="float">
            <text:p>289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Under The Paddle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7]; concat(&quot; &quot;;[.U67]))" office:value-type="string" office:string-value="" calcext:value-type="error">
            <text:p>#NAME?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342" calcext:value-type="float">
            <text:p>342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Bluewater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68]; concat(&quot; &quot;;[.U68])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718" calcext:value-type="float">
            <text:p>718.00</text:p>
          </table:table-cell>
          <table:table-cell table:style-name="ce19" office:value-type="float" office:value="824" calcext:value-type="float">
            <text:p>824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69]; concat(&quot; &quot;;[.U69]))" office:value-type="string" office:string-value="" calcext:value-type="error">
            <text:p>#NAME?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608" calcext:value-type="float">
            <text:p>608.00</text:p>
          </table:table-cell>
          <table:table-cell table:style-name="ce19"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Sea Splash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70]; concat(&quot; &quot;;[.U70]))" office:value-type="string" office:string-value="" calcext:value-type="error">
            <text:p>#NAME?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630" calcext:value-type="float">
            <text:p>630.00</text:p>
          </table:table-cell>
          <table:table-cell table:style-name="ce19" office:value-type="float" office:value="495" calcext:value-type="float">
            <text:p>495</text:p>
          </table:table-cell>
          <table:table-cell table:number-columns-repeated="999"/>
        </table:table-row>
        <table:table-row table:style-name="ro1">
          <table:table-cell table:number-columns-repeated="12"/>
          <table:table-cell>
            <draw:frame table:end-cell-address="'Leisure analysis'.S88" table:end-x="56.07pt" table:end-y="11.96pt" draw:z-index="0" draw:name="Chart 7" draw:style-name="gr1" draw:text-style-name="P1" svg:width="449.97pt" svg:height="278.22pt" svg:x="27.01pt" svg:y="1.5pt">
              <draw:object draw:notify-on-update-of-ranges="'Leisure analysis'.X79:'Leisure analysis'.X89 'Leisure analysis'.T78:'Leisure analysis'.T78 'Leisure analysis'.T79:'Leisure analysis'.T89 'Leisure analysis'.Y78:'Leisure analysis'.Y78 'Leisure analysis'.Y79:'Leisure analysis'.Y8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 table:style-name="ce19" office:value-type="string" calcext:value-type="string">
            <text:p>Elevation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71]; concat(&quot; &quot;;[.U71]))" office:value-type="string" office:string-value="" calcext:value-type="error">
            <text:p>#NAME?</text:p>
          </table:table-cell>
          <table:table-cell table:style-name="ce15" office:value-type="float" office:value="3.53" calcext:value-type="float">
            <text:p>3.53</text:p>
          </table:table-cell>
          <table:table-cell table:style-name="ce15" office:value-type="float" office:value="660" calcext:value-type="float">
            <text:p>660.00</text:p>
          </table:table-cell>
          <table:table-cell table:style-name="ce19" office:value-type="float" office:value="289" calcext:value-type="float">
            <text:p>289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Under The Paddle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72]; concat(&quot; &quot;;[.U72]))" office:value-type="string" office:string-value="" calcext:value-type="error">
            <text:p>#NAME?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455" calcext:value-type="float">
            <text:p>455</text:p>
          </table:table-cell>
          <table:table-cell table:number-columns-repeated="999"/>
        </table:table-row>
        <table:table-row table:style-name="ro1">
          <table:table-cell>
            <draw:frame table:end-cell-address="'Leisure analysis'.L91" table:end-x="58.96pt" table:end-y="6.72pt" draw:z-index="5" draw:name="Chart 12" draw:style-name="gr1" draw:text-style-name="P1" svg:width="869.98pt" svg:height="278.22pt" svg:x="21pt" svg:y="11.99pt">
              <draw:object draw:notify-on-update-of-ranges="'Leisure analysis'.I99:'Leisure analysis'.I121 'Leisure analysis'.G98:'Leisure analysis'.G98 'Leisure analysis'.G99:'Leisure analysis'.G12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8"/>
          <table:table-cell table:style-name="ce19" office:value-type="string" calcext:value-type="string">
            <text:p>Bluewater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73]; concat(&quot; &quot;;[.U73]))" office:value-type="string" office:string-value="" calcext:value-type="error">
            <text:p>#NAME?</text:p>
          </table:table-cell>
          <table:table-cell table:style-name="ce15" office:value-type="float" office:value="4.05" calcext:value-type="float">
            <text:p>4.05</text:p>
          </table:table-cell>
          <table:table-cell table:style-name="ce15" office:value-type="float" office:value="698" calcext:value-type="float">
            <text:p>698.00</text:p>
          </table:table-cell>
          <table:table-cell table:style-name="ce19" office:value-type="float" office:value="336" calcext:value-type="float">
            <text:p>336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74]; concat(&quot; &quot;;[.U74]))" office:value-type="string" office:string-value="" calcext:value-type="error">
            <text:p>#NAME?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4" calcext:value-type="float">
            <text:p>724.00</text:p>
          </table:table-cell>
          <table:table-cell table:style-name="ce19" office:value-type="float" office:value="405" calcext:value-type="float">
            <text:p>405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9"/>
          <table:table-cell table:style-name="ce19" table:number-matrix-columns-spanned="2" table:number-matrix-rows-spanned="1" table:formula="of:=LINEST([.X52:.X74];[.W52:.W74])" office:value-type="float" office:value="72.8757560138578" calcext:value-type="float">
            <text:p>72.8757560138578</text:p>
          </table:table-cell>
          <table:table-cell table:style-name="ce19" office:value-type="float" office:value="419.506598117061" calcext:value-type="float">
            <text:p>419.506598117061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9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+ year</text:p>
          </table:table-cell>
          <table:table-cell table:style-name="ce1" office:value-type="string" calcext:value-type="string">
            <text:p>year + quali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redicted</text:p>
          </table:table-cell>
          <table:table-cell table:number-columns-repeated="997"/>
        </table:table-row>
        <table:table-row table:style-name="ro1">
          <table:table-cell table:number-columns-repeated="19"/>
          <table:table-cell table:style-name="ce19" office:value-type="string" calcext:value-type="string">
            <text:p>Freeflow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79]; concat(&quot; &quot;;[.U79]))" office:value-type="string" office:string-value="" calcext:value-type="error">
            <text:p>#NAME?</text:p>
          </table:table-cell>
          <table:table-cell table:style-name="ce15" table:formula="of:=10*[.U79]+[.X79]" office:value-type="float" office:value="22.4" calcext:value-type="float">
            <text:p>22.40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31" calcext:value-type="float">
            <text:p>331</text:p>
          </table:table-cell>
          <table:table-cell table:style-name="ce13" table:formula="of:=[.X79]*[.$T$90]+[.$U$90]" office:value-type="float" office:value="589.736610584554" calcext:value-type="float">
            <text:p>589.74</text:p>
          </table:table-cell>
          <table:table-cell table:style-name="ce13" table:formula="of:=[.AA79]-[.Y79]" office:value-type="float" office:value="-9.263389415446" calcext:value-type="float">
            <text:p>-9.26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H2OExplorer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0]; concat(&quot; &quot;;[.U80]))" office:value-type="string" office:string-value="" calcext:value-type="error">
            <text:p>#NAME?</text:p>
          </table:table-cell>
          <table:table-cell table:style-name="ce15" table:formula="of:=10*[.U80]+[.X80]" office:value-type="float" office:value="22.55" calcext:value-type="float">
            <text:p>22.55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285" calcext:value-type="float">
            <text:p>285</text:p>
          </table:table-cell>
          <table:table-cell table:style-name="ce13" table:formula="of:=[.X80]*[.$T$90]+[.$U$90]" office:value-type="float" office:value="602.280395446919" calcext:value-type="float">
            <text:p>602.28</text:p>
          </table:table-cell>
          <table:table-cell table:style-name="ce13" table:formula="of:=[.AA80]-[.Y80]" office:value-type="float" office:value="-12.7196045530815" calcext:value-type="float">
            <text:p>-12.72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1]; concat(&quot; &quot;;[.U81]))" office:value-type="string" office:string-value="" calcext:value-type="error">
            <text:p>#NAME?</text:p>
          </table:table-cell>
          <table:table-cell table:style-name="ce15" table:formula="of:=10*[.U81]+[.X81]" office:value-type="float" office:value="22.675" calcext:value-type="float">
            <text:p>22.68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17" calcext:value-type="float">
            <text:p>317</text:p>
          </table:table-cell>
          <table:table-cell table:style-name="ce13" table:formula="of:=[.X81]*[.$T$90]+[.$U$90]" office:value-type="float" office:value="612.733549498889" calcext:value-type="float">
            <text:p>612.73</text:p>
          </table:table-cell>
          <table:table-cell table:style-name="ce13" table:formula="of:=[.AA81]-[.Y81]" office:value-type="float" office:value="13.7335494988889" calcext:value-type="float">
            <text:p>13.73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Sea Splash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2]; concat(&quot; &quot;;[.U82]))" office:value-type="string" office:string-value="" calcext:value-type="error">
            <text:p>#NAME?</text:p>
          </table:table-cell>
          <table:table-cell table:style-name="ce15" table:formula="of:=10*[.U82]+[.X82]" office:value-type="float" office:value="22.95" calcext:value-type="float">
            <text:p>22.95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9" office:value-type="float" office:value="322" calcext:value-type="float">
            <text:p>322</text:p>
          </table:table-cell>
          <table:table-cell table:style-name="ce13" table:formula="of:=[.X82]*[.$T$90]+[.$U$90]" office:value-type="float" office:value="635.730488413224" calcext:value-type="float">
            <text:p>635.73</text:p>
          </table:table-cell>
          <table:table-cell table:style-name="ce13" table:formula="of:=[.AA82]-[.Y82]" office:value-type="float" office:value="15.7304884132238" calcext:value-type="float">
            <text:p>15.73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MarineX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3]; concat(&quot; &quot;;[.U83]))" office:value-type="string" office:string-value="" calcext:value-type="error">
            <text:p>#NAME?</text:p>
          </table:table-cell>
          <table:table-cell table:style-name="ce15" table:formula="of:=10*[.U83]+[.X83]" office:value-type="float" office:value="23.35" calcext:value-type="float">
            <text:p>23.35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9" office:value-type="float" office:value="318" calcext:value-type="float">
            <text:p>318</text:p>
          </table:table-cell>
          <table:table-cell table:style-name="ce13" table:formula="of:=[.X83]*[.$T$90]+[.$U$90]" office:value-type="float" office:value="669.180581379529" calcext:value-type="float">
            <text:p>669.18</text:p>
          </table:table-cell>
          <table:table-cell table:style-name="ce13" table:formula="of:=[.AA83]-[.Y83]" office:value-type="float" office:value="-5.81941862047074" calcext:value-type="float">
            <text:p>-5.82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DraKayak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4]; concat(&quot; &quot;;[.U84]))" office:value-type="string" office:string-value="" calcext:value-type="error">
            <text:p>#NAME?</text:p>
          </table:table-cell>
          <table:table-cell table:style-name="ce15" table:formula="of:=10*[.U84]+[.X84]" office:value-type="float" office:value="23.5" calcext:value-type="float">
            <text:p>23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3" table:formula="of:=[.X84]*[.$T$90]+[.$U$90]" office:value-type="float" office:value="681.724366241894" calcext:value-type="float">
            <text:p>681.72</text:p>
          </table:table-cell>
          <table:table-cell table:style-name="ce13" table:formula="of:=[.AA84]-[.Y84]" office:value-type="float" office:value="12.7243662418938" calcext:value-type="float">
            <text:p>12.72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5]; concat(&quot; &quot;;[.U85]))" office:value-type="string" office:string-value="" calcext:value-type="error">
            <text:p>#NAME?</text:p>
          </table:table-cell>
          <table:table-cell table:style-name="ce15" table:formula="of:=10*[.U85]+[.X85]" office:value-type="float" office:value="23.775" calcext:value-type="float">
            <text:p>23.78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9" office:value-type="float" office:value="303" calcext:value-type="float">
            <text:p>303</text:p>
          </table:table-cell>
          <table:table-cell table:style-name="ce13" table:formula="of:=[.X85]*[.$T$90]+[.$U$90]" office:value-type="float" office:value="704.721305156229" calcext:value-type="float">
            <text:p>704.72</text:p>
          </table:table-cell>
          <table:table-cell table:style-name="ce13" table:formula="of:=[.AA85]-[.Y85]" office:value-type="float" office:value="4.72130515622871" calcext:value-type="float">
            <text:p>4.72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Bluewater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6]; concat(&quot; &quot;;[.U86]))" office:value-type="string" office:string-value="" calcext:value-type="error">
            <text:p>#NAME?</text:p>
          </table:table-cell>
          <table:table-cell table:style-name="ce15" table:formula="of:=10*[.U86]+[.X86]" office:value-type="float" office:value="23.85" calcext:value-type="float">
            <text:p>23.85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9" office:value-type="float" office:value="437" calcext:value-type="float">
            <text:p>437</text:p>
          </table:table-cell>
          <table:table-cell table:style-name="ce13" table:formula="of:=[.X86]*[.$T$90]+[.$U$90]" office:value-type="float" office:value="710.993197587411" calcext:value-type="float">
            <text:p>710.99</text:p>
          </table:table-cell>
          <table:table-cell table:style-name="ce13" table:formula="of:=[.AA86]-[.Y86]" office:value-type="float" office:value="-28.006802412589" calcext:value-type="float">
            <text:p>-28.01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Ramm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formula="of:=concat([.T87]; concat(&quot; &quot;;[.U87]))" office:value-type="string" office:string-value="" calcext:value-type="error">
            <text:p>#NAME?</text:p>
          </table:table-cell>
          <table:table-cell table:style-name="ce15" table:formula="of:=10*[.U87]+[.X87]" office:value-type="float" office:value="24.1" calcext:value-type="float">
            <text:p>24.1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9" office:value-type="float" office:value="313" calcext:value-type="float">
            <text:p>313</text:p>
          </table:table-cell>
          <table:table-cell table:style-name="ce13" table:formula="of:=[.X87]*[.$T$90]+[.$U$90]" office:value-type="float" office:value="731.899505691352" calcext:value-type="float">
            <text:p>731.90</text:p>
          </table:table-cell>
          <table:table-cell table:style-name="ce13" table:formula="of:=[.AA87]-[.Y87]" office:value-type="float" office:value="8.89950569135181" calcext:value-type="float">
            <text:p>8.90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ce21" office:value-type="float" office:value="4.1" calcext:value-type="float">
            <text:p>4.10</text:p>
          </table:table-cell>
          <table:table-cell table:style-name="ce15"/>
          <table:table-cell/>
          <table:table-cell table:style-name="ce13" table:formula="of:=[.X88]*[.$T$90]+[.$U$90]" office:value-type="float" office:value="731.899505691352" calcext:value-type="float">
            <text:p>731.9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1" office:value-type="float" office:value="3.85" calcext:value-type="float">
            <text:p>3.85</text:p>
          </table:table-cell>
          <table:table-cell table:number-columns-repeated="2"/>
          <table:table-cell table:style-name="ce13" table:formula="of:=[.X89]*[.$T$90]+[.$U$90]" office:value-type="float" office:value="710.993197587411" calcext:value-type="float">
            <text:p>710.99</text:p>
          </table:table-cell>
          <table:table-cell table:number-columns-repeated="997"/>
        </table:table-row>
        <table:table-row table:style-name="ro1">
          <table:table-cell table:number-columns-repeated="12"/>
          <table:table-cell>
            <draw:frame table:end-cell-address="'Leisure analysis'.S107" table:end-x="56.07pt" table:end-y="13.46pt" draw:z-index="1" draw:name="Chart 8" draw:style-name="gr1" draw:text-style-name="P1" svg:width="449.97pt" svg:height="278.22pt" svg:x="27.01pt" svg:y="3pt">
              <draw:object draw:notify-on-update-of-ranges="'Leisure analysis'.X93:'Leisure analysis'.X100 'Leisure analysis'.T92:'Leisure analysis'.T92 'Leisure analysis'.T93:'Leisure analysis'.T100 'Leisure analysis'.Y92:'Leisure analysis'.Y92 'Leisure analysis'.Y93:'Leisure analysis'.Y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table:style-name="ce19" table:number-matrix-columns-spanned="2" table:number-matrix-rows-spanned="1" table:formula="of:=LINEST([.Y79:.Y87];[.X79:.X87])" office:value-type="float" office:value="83.6252324157634" calcext:value-type="float">
            <text:p>83.6252324157634</text:p>
          </table:table-cell>
          <table:table-cell table:style-name="ce19" office:value-type="float" office:value="389.036052786722" calcext:value-type="float">
            <text:p>389.036052786722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9" table:formula="of:=CORREL([.Z79:.Z87];[.AB79:.AB87])" office:value-type="float" office:value="-0.5427633662" calcext:value-type="float">
            <text:p>-0.5427633662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+ year</text:p>
          </table:table-cell>
          <table:table-cell table:style-name="ce1" office:value-type="string" calcext:value-type="string">
            <text:p>year + quali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redicted</text:p>
          </table:table-cell>
          <table:table-cell table:number-columns-repeated="997"/>
        </table:table-row>
        <table:table-row table:style-name="ro1">
          <table:table-cell table:number-columns-repeated="19"/>
          <table:table-cell table:style-name="ce19" office:value-type="string" calcext:value-type="string">
            <text:p>Freeflow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3]; concat(&quot; &quot;;[.U93]))" office:value-type="string" office:string-value="" calcext:value-type="error">
            <text:p>#NAME?</text:p>
          </table:table-cell>
          <table:table-cell table:style-name="ce15" table:formula="of:=10*[.U93]+[.X93]" office:value-type="float" office:value="32.45" calcext:value-type="float">
            <text:p>32.45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355" calcext:value-type="float">
            <text:p>355</text:p>
          </table:table-cell>
          <table:table-cell table:style-name="ce13" table:formula="of:=[.X93]*[.$T$101]+[.$U$101]" office:value-type="float" office:value="606.522628827483" calcext:value-type="float">
            <text:p>606.52</text:p>
          </table:table-cell>
          <table:table-cell table:style-name="ce15" table:formula="of:=[.Y93]-[.AA93]" office:value-type="float" office:value="8.47737117251677" calcext:value-type="float">
            <text:p>8.48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H2OExplorer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4]; concat(&quot; &quot;;[.U94]))" office:value-type="string" office:string-value="" calcext:value-type="error">
            <text:p>#NAME?</text:p>
          </table:table-cell>
          <table:table-cell table:style-name="ce15" table:formula="of:=10*[.U94]+[.X94]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635" calcext:value-type="float">
            <text:p>635.00</text:p>
          </table:table-cell>
          <table:table-cell table:style-name="ce19" office:value-type="float" office:value="751" calcext:value-type="float">
            <text:p>751</text:p>
          </table:table-cell>
          <table:table-cell table:style-name="ce13" table:formula="of:=[.X94]*[.$T$101]+[.$U$101]" office:value-type="float" office:value="617.510380881255" calcext:value-type="float">
            <text:p>617.51</text:p>
          </table:table-cell>
          <table:table-cell table:style-name="ce15" table:formula="of:=[.Y94]-[.AA94]" office:value-type="float" office:value="17.4896191187453" calcext:value-type="float">
            <text:p>17.49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5]; concat(&quot; &quot;;[.U95]))" office:value-type="string" office:string-value="" calcext:value-type="error">
            <text:p>#NAME?</text:p>
          </table:table-cell>
          <table:table-cell table:style-name="ce15" table:formula="of:=10*[.U95]+[.X95]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597" calcext:value-type="float">
            <text:p>597.00</text:p>
          </table:table-cell>
          <table:table-cell table:style-name="ce19" office:value-type="float" office:value="618" calcext:value-type="float">
            <text:p>618</text:p>
          </table:table-cell>
          <table:table-cell table:style-name="ce13" table:formula="of:=[.X95]*[.$T$101]+[.$U$101]" office:value-type="float" office:value="617.510380881255" calcext:value-type="float">
            <text:p>617.51</text:p>
          </table:table-cell>
          <table:table-cell table:style-name="ce15" table:formula="of:=[.Y95]-[.AA95]" office:value-type="float" office:value="-20.5103808812547" calcext:value-type="float">
            <text:p>-20.51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DraKayak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6]; concat(&quot; &quot;;[.U96]))" office:value-type="string" office:string-value="" calcext:value-type="error">
            <text:p>#NAME?</text:p>
          </table:table-cell>
          <table:table-cell table:style-name="ce15" table:formula="of:=10*[.U96]+[.X96]" office:value-type="float" office:value="33.45" calcext:value-type="float">
            <text:p>33.45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663" calcext:value-type="float">
            <text:p>663</text:p>
          </table:table-cell>
          <table:table-cell table:style-name="ce13" table:formula="of:=[.X96]*[.$T$101]+[.$U$101]" office:value-type="float" office:value="669.309783420463" calcext:value-type="float">
            <text:p>669.31</text:p>
          </table:table-cell>
          <table:table-cell table:style-name="ce15" table:formula="of:=[.Y96]-[.AA96]" office:value-type="float" office:value="-0.309783420463077" calcext:value-type="float">
            <text:p>-0.31</text:p>
          </table:table-cell>
          <table:table-cell table:number-columns-repeated="996"/>
        </table:table-row>
        <table:table-row table:style-name="ro1">
          <table:table-cell table:number-columns-repeated="19"/>
          <table:table-cell table:style-name="ce19" office:value-type="string" calcext:value-type="string">
            <text:p>Elevation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7]; concat(&quot; &quot;;[.U97]))" office:value-type="string" office:string-value="" calcext:value-type="error">
            <text:p>#NAME?</text:p>
          </table:table-cell>
          <table:table-cell table:style-name="ce15" table:formula="of:=10*[.U97]+[.X97]" office:value-type="float" office:value="33.525" calcext:value-type="float">
            <text:p>33.53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656" calcext:value-type="float">
            <text:p>656.00</text:p>
          </table:table-cell>
          <table:table-cell table:style-name="ce19" office:value-type="float" office:value="289" calcext:value-type="float">
            <text:p>289</text:p>
          </table:table-cell>
          <table:table-cell table:style-name="ce13" table:formula="of:=[.X97]*[.$T$101]+[.$U$101]" office:value-type="float" office:value="674.018820014937" calcext:value-type="float">
            <text:p>674.02</text:p>
          </table:table-cell>
          <table:table-cell table:style-name="ce15" table:formula="of:=[.Y97]-[.AA97]" office:value-type="float" office:value="-18.0188200149365" calcext:value-type="float">
            <text:p>-18.0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+ year</text:p>
          </table:table-cell>
          <table:table-cell table:style-name="ce1" office:value-type="string" calcext:value-type="string">
            <text:p>year + quali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  <table:table-cell table:style-name="ce19" office:value-type="string" calcext:value-type="string">
            <text:p>Under The Paddle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8]; concat(&quot; &quot;;[.U98]))" office:value-type="string" office:string-value="" calcext:value-type="error">
            <text:p>#NAME?</text:p>
          </table:table-cell>
          <table:table-cell table:style-name="ce15" table:formula="of:=10*[.U98]+[.X98]" office:value-type="float" office:value="33.8" calcext:value-type="float">
            <text:p>33.80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3" table:formula="of:=[.X98]*[.$T$101]+[.$U$101]" office:value-type="float" office:value="691.285287528006" calcext:value-type="float">
            <text:p>691.29</text:p>
          </table:table-cell>
          <table:table-cell table:style-name="ce15" table:formula="of:=[.Y98]-[.AA98]" office:value-type="float" office:value="-1.28528752800594" calcext:value-type="float">
            <text:p>-1.29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Bluewater Kayaks 2</text:p>
          </table:table-cell>
          <table:table-cell table:style-name="ce15" office:value-type="float" office:value="23.85" calcext:value-type="float">
            <text:p>23.85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9" office:value-type="float" office:value="437" calcext:value-type="float">
            <text:p>437</text:p>
          </table:table-cell>
          <table:table-cell table:style-name="ce13" office:value-type="float" office:value="700.078258770413" calcext:value-type="float">
            <text:p>700.08</text:p>
          </table:table-cell>
          <table:table-cell table:style-name="ce13" office:value-type="float" office:value="-38.9217412295867" calcext:value-type="float">
            <text:p>-38.92</text:p>
          </table:table-cell>
          <table:table-cell table:number-columns-repeated="10"/>
          <table:table-cell table:style-name="ce19" office:value-type="string" calcext:value-type="string">
            <text:p>Bluewater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formula="of:=concat([.T99]; concat(&quot; &quot;;[.U99]))" office:value-type="string" office:string-value="" calcext:value-type="error">
            <text:p>#NAME?</text:p>
          </table:table-cell>
          <table:table-cell table:style-name="ce15" table:formula="of:=10*[.U99]+[.X99]" office:value-type="float" office:value="34" calcext:value-type="float">
            <text:p>34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718" calcext:value-type="float">
            <text:p>718.00</text:p>
          </table:table-cell>
          <table:table-cell table:style-name="ce19" office:value-type="float" office:value="824" calcext:value-type="float">
            <text:p>824</text:p>
          </table:table-cell>
          <table:table-cell table:style-name="ce13" table:formula="of:=[.X99]*[.$T$101]+[.$U$101]" office:value-type="float" office:value="703.842718446602" calcext:value-type="float">
            <text:p>703.84</text:p>
          </table:table-cell>
          <table:table-cell table:style-name="ce15" table:formula="of:=[.Y99]-[.AA99]" office:value-type="float" office:value="14.157281553398" calcext:value-type="float">
            <text:p>14.16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H2OExplorers 3</text:p>
          </table:table-cell>
          <table:table-cell table:style-name="ce15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635" calcext:value-type="float">
            <text:p>635.00</text:p>
          </table:table-cell>
          <table:table-cell table:style-name="ce19" office:value-type="float" office:value="751" calcext:value-type="float">
            <text:p>751</text:p>
          </table:table-cell>
          <table:table-cell table:style-name="ce13" office:value-type="float" office:value="610.805457653438" calcext:value-type="float">
            <text:p>610.81</text:p>
          </table:table-cell>
          <table:table-cell table:style-name="ce13" office:value-type="float" office:value="-24.1945423465625" calcext:value-type="float">
            <text:p>-24.19</text:p>
          </table:table-cell>
          <table:table-cell table:number-columns-repeated="10"/>
          <table:table-cell table:style-name="ce1" office:value-type="string" calcext:value-type="string">
            <text:p>prediction</text:p>
          </table:table-cell>
          <table:table-cell table:number-columns-repeated="3"/>
          <table:table-cell table:style-name="ce1" office:value-type="float" office:value="4.1" calcext:value-type="float">
            <text:p>4.1</text:p>
          </table:table-cell>
          <table:table-cell table:number-columns-repeated="2"/>
          <table:table-cell table:style-name="ce13" table:formula="of:=[.X100]*[.$T$101]+[.$U$101]" office:value-type="float" office:value="710.1214339059" calcext:value-type="float">
            <text:p>710.12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Freeflow Kayaks 3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355" calcext:value-type="float">
            <text:p>355</text:p>
          </table:table-cell>
          <table:table-cell table:style-name="ce13" office:value-type="float" office:value="598.052200351012" calcext:value-type="float">
            <text:p>598.05</text:p>
          </table:table-cell>
          <table:table-cell table:style-name="ce13" office:value-type="float" office:value="-16.9477996489876" calcext:value-type="float">
            <text:p>-16.95</text:p>
          </table:table-cell>
          <table:table-cell table:number-columns-repeated="10"/>
          <table:table-cell table:style-name="ce19" table:number-matrix-columns-spanned="2" table:number-matrix-rows-spanned="1" table:formula="of:=LINEST([.Y93:.Y99];[.X93:.X99])" office:value-type="float" office:value="62.7871545929798" calcext:value-type="float">
            <text:p>62.7871545929798</text:p>
          </table:table-cell>
          <table:table-cell table:style-name="ce19" office:value-type="float" office:value="452.694100074683" calcext:value-type="float">
            <text:p>452.694100074683</text:p>
          </table:table-cell>
          <table:table-cell table:number-columns-repeated="2"/>
          <table:table-cell table:style-name="ce1" office:value-type="float" office:value="3.85" calcext:value-type="float">
            <text:p>3.85</text:p>
          </table:table-cell>
          <table:table-cell table:number-columns-repeated="2"/>
          <table:table-cell table:style-name="ce13" table:formula="of:=[.X101]*[.$T$101]+[.$U$101]" office:value-type="float" office:value="694.424645257655" calcext:value-type="float">
            <text:p>694.42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AquaFloat 2</text:p>
          </table:table-cell>
          <table:table-cell table:style-name="ce15" office:value-type="float" office:value="24.125" calcext:value-type="float">
            <text:p>24.13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9" office:value-type="float" office:value="962" calcext:value-type="float">
            <text:p>962</text:p>
          </table:table-cell>
          <table:table-cell table:style-name="ce13" office:value-type="float" office:value="720.119091674224" calcext:value-type="float">
            <text:p>720.12</text:p>
          </table:table-cell>
          <table:table-cell table:style-name="ce13" office:value-type="float" office:value="-13.8809083257759" calcext:value-type="float">
            <text:p>-13.88</text:p>
          </table:table-cell>
          <table:table-cell table:number-columns-repeated="10"/>
          <table:table-cell table:style-name="ce19" table:formula="of:=CORREL([.Z93:.Z99];[.AB93:.AB99])" office:value-type="float" office:value="0.4799019059" calcext:value-type="float">
            <text:p>0.4799019059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MarineX 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9" office:value-type="float" office:value="318" calcext:value-type="float">
            <text:p>318</text:p>
          </table:table-cell>
          <table:table-cell table:style-name="ce13" office:value-type="float" office:value="663.640380763485" calcext:value-type="float">
            <text:p>663.64</text:p>
          </table:table-cell>
          <table:table-cell table:style-name="ce13" office:value-type="float" office:value="-11.3596192365155" calcext:value-type="float">
            <text:p>-11.36</text:p>
          </table:table-cell>
          <table:table-cell table:number-columns-repeated="10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+ year</text:p>
          </table:table-cell>
          <table:table-cell table:style-name="ce1" office:value-type="string" calcext:value-type="string">
            <text:p>year + quality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redicted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H2OExplorers 2</text:p>
          </table:table-cell>
          <table:table-cell table:style-name="ce15" office:value-type="float" office:value="22.55" calcext:value-type="float">
            <text:p>22.55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285" calcext:value-type="float">
            <text:p>285</text:p>
          </table:table-cell>
          <table:table-cell table:style-name="ce13" office:value-type="float" office:value="605.339775952398" calcext:value-type="float">
            <text:p>605.34</text:p>
          </table:table-cell>
          <table:table-cell table:style-name="ce13" office:value-type="float" office:value="-9.66022404760179" calcext:value-type="float">
            <text:p>-9.66</text:p>
          </table:table-cell>
          <table:table-cell table:number-columns-repeated="10"/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4]; concat(&quot; &quot;;[.U104]))" office:value-type="string" office:string-value="" calcext:value-type="error">
            <text:p>#NAME?</text:p>
          </table:table-cell>
          <table:table-cell table:style-name="ce15" table:formula="of:=10*[.U104]+[.X104]" office:value-type="float" office:value="42.58" calcext:value-type="float">
            <text:p>42.5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608" calcext:value-type="float">
            <text:p>608.00</text:p>
          </table:table-cell>
          <table:table-cell table:style-name="ce19" office:value-type="float" office:value="459" calcext:value-type="float">
            <text:p>459</text:p>
          </table:table-cell>
          <table:table-cell table:style-name="ce13" table:formula="of:=[.X104]*[.$T$111]+[.$U$111]" office:value-type="float" office:value="599.288459571778" calcext:value-type="float">
            <text:p>599.29</text:p>
          </table:table-cell>
          <table:table-cell table:style-name="ce15" table:formula="of:=[.Y104]-[.AA104]" office:value-type="float" office:value="8.71154042822207" calcext:value-type="float">
            <text:p>8.71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Bluewater Kayaks 3</text:p>
          </table:table-cell>
          <table:table-cell table:style-name="ce15" office:value-type="float" office:value="34" calcext:value-type="float">
            <text:p>34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718" calcext:value-type="float">
            <text:p>718.00</text:p>
          </table:table-cell>
          <table:table-cell table:style-name="ce19" office:value-type="float" office:value="824" calcext:value-type="float">
            <text:p>824</text:p>
          </table:table-cell>
          <table:table-cell table:style-name="ce13" office:value-type="float" office:value="711.009622172492" calcext:value-type="float">
            <text:p>711.01</text:p>
          </table:table-cell>
          <table:table-cell table:style-name="ce13" office:value-type="float" office:value="-6.99037782750804" calcext:value-type="float">
            <text:p>-6.99</text:p>
          </table:table-cell>
          <table:table-cell table:number-columns-repeated="10"/>
          <table:table-cell table:style-name="ce19" office:value-type="string" calcext:value-type="string">
            <text:p>Sea Splash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5]; concat(&quot; &quot;;[.U105]))" office:value-type="string" office:string-value="" calcext:value-type="error">
            <text:p>#NAME?</text:p>
          </table:table-cell>
          <table:table-cell table:style-name="ce15" table:formula="of:=10*[.U105]+[.X105]" office:value-type="float" office:value="43.13" calcext:value-type="float">
            <text:p>43.13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630" calcext:value-type="float">
            <text:p>630.00</text:p>
          </table:table-cell>
          <table:table-cell table:style-name="ce19" office:value-type="float" office:value="495" calcext:value-type="float">
            <text:p>495</text:p>
          </table:table-cell>
          <table:table-cell table:style-name="ce13" table:formula="of:=[.X105]*[.$T$111]+[.$U$111]" office:value-type="float" office:value="638.5049971644" calcext:value-type="float">
            <text:p>638.50</text:p>
          </table:table-cell>
          <table:table-cell table:style-name="ce15" table:formula="of:=[.Y105]-[.AA105]" office:value-type="float" office:value="-8.50499716439981" calcext:value-type="float">
            <text:p>-8.50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Crystal Crest Kayaks 4</text:p>
          </table:table-cell>
          <table:table-cell table:style-name="ce15" office:value-type="float" office:value="44.1" calcext:value-type="float">
            <text:p>44.1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4" calcext:value-type="float">
            <text:p>724.00</text:p>
          </table:table-cell>
          <table:table-cell table:style-name="ce19" office:value-type="float" office:value="405" calcext:value-type="float">
            <text:p>405</text:p>
          </table:table-cell>
          <table:table-cell table:style-name="ce13" office:value-type="float" office:value="718.297197773878" calcext:value-type="float">
            <text:p>718.30</text:p>
          </table:table-cell>
          <table:table-cell table:style-name="ce13" office:value-type="float" office:value="-5.70280222612223" calcext:value-type="float">
            <text:p>-5.70</text:p>
          </table:table-cell>
          <table:table-cell table:number-columns-repeated="10"/>
          <table:table-cell table:style-name="ce19" office:value-type="string" calcext:value-type="string">
            <text:p>Elevation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6]; concat(&quot; &quot;;[.U106]))" office:value-type="string" office:string-value="" calcext:value-type="error">
            <text:p>#NAME?</text:p>
          </table:table-cell>
          <table:table-cell table:style-name="ce15" table:formula="of:=10*[.U106]+[.X106]" office:value-type="float" office:value="43.53" calcext:value-type="float">
            <text:p>43.53</text:p>
          </table:table-cell>
          <table:table-cell table:style-name="ce15" office:value-type="float" office:value="3.53" calcext:value-type="float">
            <text:p>3.53</text:p>
          </table:table-cell>
          <table:table-cell table:style-name="ce15" office:value-type="float" office:value="660" calcext:value-type="float">
            <text:p>660.00</text:p>
          </table:table-cell>
          <table:table-cell table:style-name="ce19" office:value-type="float" office:value="289" calcext:value-type="float">
            <text:p>289</text:p>
          </table:table-cell>
          <table:table-cell table:style-name="ce13" table:formula="of:=[.X106]*[.$T$111]+[.$U$111]" office:value-type="float" office:value="667.026115413579" calcext:value-type="float">
            <text:p>667.03</text:p>
          </table:table-cell>
          <table:table-cell table:style-name="ce15" table:formula="of:=[.Y106]-[.AA106]" office:value-type="float" office:value="-7.02611541357931" calcext:value-type="float">
            <text:p>-7.03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Crystal Crest Kayaks 2</text:p>
          </table:table-cell>
          <table:table-cell table:style-name="ce15" office:value-type="float" office:value="23.775" calcext:value-type="float">
            <text:p>23.78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700" calcext:value-type="float">
            <text:p>700.00</text:p>
          </table:table-cell>
          <table:table-cell table:style-name="ce19" office:value-type="float" office:value="303" calcext:value-type="float">
            <text:p>303</text:p>
          </table:table-cell>
          <table:table-cell table:style-name="ce13" office:value-type="float" office:value="694.612577069374" calcext:value-type="float">
            <text:p>694.61</text:p>
          </table:table-cell>
          <table:table-cell table:style-name="ce13" office:value-type="float" office:value="-5.38742293062603" calcext:value-type="float">
            <text:p>-5.39</text:p>
          </table:table-cell>
          <table:table-cell table:number-columns-repeated="10"/>
          <table:table-cell table:style-name="ce19" office:value-type="string" calcext:value-type="string">
            <text:p>Under The Paddle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7]; concat(&quot; &quot;;[.U107]))" office:value-type="string" office:string-value="" calcext:value-type="error">
            <text:p>#NAME?</text:p>
          </table:table-cell>
          <table:table-cell table:style-name="ce15" table:formula="of:=10*[.U107]+[.X107]" office:value-type="float" office:value="43.9" calcext:value-type="float">
            <text:p>43.9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455" calcext:value-type="float">
            <text:p>455</text:p>
          </table:table-cell>
          <table:table-cell table:style-name="ce13" table:formula="of:=[.X107]*[.$T$111]+[.$U$111]" office:value-type="float" office:value="693.40814979407" calcext:value-type="float">
            <text:p>693.41</text:p>
          </table:table-cell>
          <table:table-cell table:style-name="ce15" table:formula="of:=[.Y107]-[.AA107]" office:value-type="float" office:value="-3.40814979407037" calcext:value-type="float">
            <text:p>-3.41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Ramm 2</text:p>
          </table:table-cell>
          <table:table-cell table:style-name="ce15" office:value-type="float" office:value="24.1" calcext:value-type="float">
            <text:p>24.1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9" office:value-type="float" office:value="313" calcext:value-type="float">
            <text:p>313</text:p>
          </table:table-cell>
          <table:table-cell table:style-name="ce13" office:value-type="float" office:value="718.297197773878" calcext:value-type="float">
            <text:p>718.30</text:p>
          </table:table-cell>
          <table:table-cell table:style-name="ce13" office:value-type="float" office:value="-4.70280222612223" calcext:value-type="float">
            <text:p>-4.70</text:p>
          </table:table-cell>
          <table:table-cell table:number-columns-repeated="10"/>
          <table:table-cell table:style-name="ce19" office:value-type="string" calcext:value-type="string">
            <text:p>Bluewater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8]; concat(&quot; &quot;;[.U108]))" office:value-type="string" office:string-value="" calcext:value-type="error">
            <text:p>#NAME?</text:p>
          </table:table-cell>
          <table:table-cell table:style-name="ce15" table:formula="of:=10*[.U108]+[.X108]" office:value-type="float" office:value="44.05" calcext:value-type="float">
            <text:p>44.05</text:p>
          </table:table-cell>
          <table:table-cell table:style-name="ce15" office:value-type="float" office:value="4.05" calcext:value-type="float">
            <text:p>4.05</text:p>
          </table:table-cell>
          <table:table-cell table:style-name="ce15" office:value-type="float" office:value="698" calcext:value-type="float">
            <text:p>698.00</text:p>
          </table:table-cell>
          <table:table-cell table:style-name="ce19" office:value-type="float" office:value="336" calcext:value-type="float">
            <text:p>336</text:p>
          </table:table-cell>
          <table:table-cell table:style-name="ce13" table:formula="of:=[.X108]*[.$T$111]+[.$U$111]" office:value-type="float" office:value="704.103569137513" calcext:value-type="float">
            <text:p>704.10</text:p>
          </table:table-cell>
          <table:table-cell table:style-name="ce15" table:formula="of:=[.Y108]-[.AA108]" office:value-type="float" office:value="-6.10356913751275" calcext:value-type="float">
            <text:p>-6.10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Freeflow Kayaks 2</text:p>
          </table:table-cell>
          <table:table-cell table:style-name="ce15" office:value-type="float" office:value="22.4" calcext:value-type="float">
            <text:p>22.40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31" calcext:value-type="float">
            <text:p>331</text:p>
          </table:table-cell>
          <table:table-cell table:style-name="ce13" office:value-type="float" office:value="594.40841255032" calcext:value-type="float">
            <text:p>594.41</text:p>
          </table:table-cell>
          <table:table-cell table:style-name="ce13" office:value-type="float" office:value="-4.59158744968045" calcext:value-type="float">
            <text:p>-4.59</text:p>
          </table:table-cell>
          <table:table-cell table:number-columns-repeated="10"/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formula="of:=concat([.T109]; concat(&quot; &quot;;[.U109]))" office:value-type="string" office:string-value="" calcext:value-type="error">
            <text:p>#NAME?</text:p>
          </table:table-cell>
          <table:table-cell table:style-name="ce15" table:formula="of:=10*[.U109]+[.X109]" office:value-type="float" office:value="44.1" calcext:value-type="float">
            <text:p>44.1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4" calcext:value-type="float">
            <text:p>724.00</text:p>
          </table:table-cell>
          <table:table-cell table:style-name="ce19" office:value-type="float" office:value="405" calcext:value-type="float">
            <text:p>405</text:p>
          </table:table-cell>
          <table:table-cell table:style-name="ce13" table:formula="of:=[.X109]*[.$T$111]+[.$U$111]" office:value-type="float" office:value="707.66870891866" calcext:value-type="float">
            <text:p>707.67</text:p>
          </table:table-cell>
          <table:table-cell table:style-name="ce15" table:formula="of:=[.Y109]-[.AA109]" office:value-type="float" office:value="16.3312910813399" calcext:value-type="float">
            <text:p>16.33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Great Lakes Kayak Co 4</text:p>
          </table:table-cell>
          <table:table-cell table:style-name="ce15" office:value-type="float" office:value="42.58" calcext:value-type="float">
            <text:p>42.5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608" calcext:value-type="float">
            <text:p>608.00</text:p>
          </table:table-cell>
          <table:table-cell table:style-name="ce19" office:value-type="float" office:value="459" calcext:value-type="float">
            <text:p>459</text:p>
          </table:table-cell>
          <table:table-cell table:style-name="ce13" office:value-type="float" office:value="607.526048632814" calcext:value-type="float">
            <text:p>607.53</text:p>
          </table:table-cell>
          <table:table-cell table:style-name="ce13" office:value-type="float" office:value="-0.473951367186146" calcext:value-type="float">
            <text:p>-0.47</text:p>
          </table:table-cell>
          <table:table-cell table:number-columns-repeated="3"/>
          <table:table-cell>
            <draw:frame table:end-cell-address="'Leisure analysis'.S128" table:end-x="30.56pt" table:end-y="3.74pt" draw:z-index="3" draw:name="Chart 10" draw:style-name="gr1" draw:text-style-name="P1" svg:width="449.97pt" svg:height="278.22pt" svg:x="1.5pt" svg:y="9.01pt">
              <draw:object draw:notify-on-update-of-ranges="'Leisure analysis'.X104:'Leisure analysis'.X109 'Leisure analysis'.T103:'Leisure analysis'.T103 'Leisure analysis'.T104:'Leisure analysis'.T109 'Leisure analysis'.Y103:'Leisure analysis'.Y103 'Leisure analysis'.Y104:'Leisure analysis'.Y10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DraKayak 3</text:p>
          </table:table-cell>
          <table:table-cell table:style-name="ce15" office:value-type="float" office:value="33.45" calcext:value-type="float">
            <text:p>33.45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663" calcext:value-type="float">
            <text:p>663</text:p>
          </table:table-cell>
          <table:table-cell table:style-name="ce13" office:value-type="float" office:value="670.92795636487" calcext:value-type="float">
            <text:p>670.93</text:p>
          </table:table-cell>
          <table:table-cell table:style-name="ce13" office:value-type="float" office:value="1.92795636487017" calcext:value-type="float">
            <text:p>1.93</text:p>
          </table:table-cell>
          <table:table-cell table:number-columns-repeated="10"/>
          <table:table-cell table:style-name="ce19" table:number-matrix-columns-spanned="2" table:number-matrix-rows-spanned="1" table:formula="of:=LINEST([.Y104:.Y109];[.X104:.X109])" office:value-type="float" office:value="71.3027956229488" calcext:value-type="float">
            <text:p>71.3027956229488</text:p>
          </table:table-cell>
          <table:table-cell table:style-name="ce19" office:value-type="float" office:value="415.32724686457" calcext:value-type="float">
            <text:p>415.32724686457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DraKayak 2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3" office:value-type="float" office:value="674.571744165563" calcext:value-type="float">
            <text:p>674.57</text:p>
          </table:table-cell>
          <table:table-cell table:style-name="ce13" office:value-type="float" office:value="5.57174416556313" calcext:value-type="float">
            <text:p>5.57</text:p>
          </table:table-cell>
          <table:table-cell table:number-columns-repeated="10"/>
          <table:table-cell table:style-name="ce19" table:formula="of:=CORREL([.Z104:.Z109];[.AB104:.AB109])" office:value-type="float" office:value="0.1910354765" calcext:value-type="float">
            <text:p>0.1910354765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Under The Paddle 3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3" office:value-type="float" office:value="696.43447096972" calcext:value-type="float">
            <text:p>696.43</text:p>
          </table:table-cell>
          <table:table-cell table:style-name="ce13" office:value-type="float" office:value="6.43447096972045" calcext:value-type="float">
            <text:p>6.43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Under The Paddle 4</text:p>
          </table:table-cell>
          <table:table-cell table:style-name="ce15" office:value-type="float" office:value="43.9" calcext:value-type="float">
            <text:p>43.9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690" calcext:value-type="float">
            <text:p>690.00</text:p>
          </table:table-cell>
          <table:table-cell table:style-name="ce19" office:value-type="float" office:value="455" calcext:value-type="float">
            <text:p>455</text:p>
          </table:table-cell>
          <table:table-cell table:style-name="ce13" office:value-type="float" office:value="703.722046571106" calcext:value-type="float">
            <text:p>703.72</text:p>
          </table:table-cell>
          <table:table-cell table:style-name="ce13" office:value-type="float" office:value="13.7220465711061" calcext:value-type="float">
            <text:p>13.72</text:p>
          </table:table-cell>
          <table:table-cell table:number-columns-repeated="10"/>
          <table:table-cell>
            <draw:frame table:end-cell-address="'Leisure analysis'.AC140" table:end-x="54.11pt" table:end-y="3.74pt" draw:z-index="2" draw:name="Chart 9" draw:style-name="gr1" draw:text-style-name="P1" svg:width="651.71pt" svg:height="403.48pt" svg:x="33.76pt" svg:y="9.75pt">
              <draw:object draw:notify-on-update-of-ranges="'Leisure analysis'.X79:'Leisure analysis'.X89 'Leisure analysis'.T78:'Leisure analysis'.T78 'Leisure analysis'.T79:'Leisure analysis'.T89 'Leisure analysis'.AB78:'Leisure analysis'.AB78 'Leisure analysis'.AB79:'Leisure analysis'.AB8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Great Lakes Kayak Co 3</text:p>
          </table:table-cell>
          <table:table-cell table:style-name="ce15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597" calcext:value-type="float">
            <text:p>597.00</text:p>
          </table:table-cell>
          <table:table-cell table:style-name="ce19" office:value-type="float" office:value="618" calcext:value-type="float">
            <text:p>618</text:p>
          </table:table-cell>
          <table:table-cell table:style-name="ce13" office:value-type="float" office:value="610.805457653438" calcext:value-type="float">
            <text:p>610.81</text:p>
          </table:table-cell>
          <table:table-cell table:style-name="ce13" office:value-type="float" office:value="13.8054576534375" calcext:value-type="float">
            <text:p>13.81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Sea Splash Kayaks 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9" office:value-type="float" office:value="322" calcext:value-type="float">
            <text:p>322</text:p>
          </table:table-cell>
          <table:table-cell table:style-name="ce13" office:value-type="float" office:value="634.490078357941" calcext:value-type="float">
            <text:p>634.49</text:p>
          </table:table-cell>
          <table:table-cell table:style-name="ce13" office:value-type="float" office:value="14.4900783579413" calcext:value-type="float">
            <text:p>14.49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Great Lakes Kayak Co 2</text:p>
          </table:table-cell>
          <table:table-cell table:style-name="ce15" office:value-type="float" office:value="22.675" calcext:value-type="float">
            <text:p>22.68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17" calcext:value-type="float">
            <text:p>317</text:p>
          </table:table-cell>
          <table:table-cell table:style-name="ce13" office:value-type="float" office:value="614.44924545413" calcext:value-type="float">
            <text:p>614.45</text:p>
          </table:table-cell>
          <table:table-cell table:style-name="ce13" office:value-type="float" office:value="15.4492454541304" calcext:value-type="float">
            <text:p>15.45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Bluewater Kayaks 4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4.05" calcext:value-type="float">
            <text:p>4.05</text:p>
          </table:table-cell>
          <table:table-cell table:style-name="ce15" office:value-type="float" office:value="698" calcext:value-type="float">
            <text:p>698.00</text:p>
          </table:table-cell>
          <table:table-cell table:style-name="ce19" office:value-type="float" office:value="336" calcext:value-type="float">
            <text:p>336</text:p>
          </table:table-cell>
          <table:table-cell table:style-name="ce13" office:value-type="float" office:value="714.653409973185" calcext:value-type="float">
            <text:p>714.65</text:p>
          </table:table-cell>
          <table:table-cell table:style-name="ce13" office:value-type="float" office:value="16.6534099731848" calcext:value-type="float">
            <text:p>16.65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ElevationKayaks 4</text:p>
          </table:table-cell>
          <table:table-cell table:style-name="ce15" office:value-type="float" office:value="43.53" calcext:value-type="float">
            <text:p>43.53</text:p>
          </table:table-cell>
          <table:table-cell table:style-name="ce15" office:value-type="float" office:value="3.53" calcext:value-type="float">
            <text:p>3.53</text:p>
          </table:table-cell>
          <table:table-cell table:style-name="ce15" office:value-type="float" office:value="660" calcext:value-type="float">
            <text:p>660.00</text:p>
          </table:table-cell>
          <table:table-cell table:style-name="ce19" office:value-type="float" office:value="289" calcext:value-type="float">
            <text:p>289</text:p>
          </table:table-cell>
          <table:table-cell table:style-name="ce13" office:value-type="float" office:value="676.758016845979" calcext:value-type="float">
            <text:p>676.76</text:p>
          </table:table-cell>
          <table:table-cell table:style-name="ce13" office:value-type="float" office:value="16.7580168459788" calcext:value-type="float">
            <text:p>16.76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string" calcext:value-type="string">
            <text:p>Sea Splash Kayaks 4</text:p>
          </table:table-cell>
          <table:table-cell table:style-name="ce15" office:value-type="float" office:value="43.13" calcext:value-type="float">
            <text:p>43.13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630" calcext:value-type="float">
            <text:p>630.00</text:p>
          </table:table-cell>
          <table:table-cell table:style-name="ce19" office:value-type="float" office:value="495" calcext:value-type="float">
            <text:p>495</text:p>
          </table:table-cell>
          <table:table-cell table:style-name="ce13" office:value-type="float" office:value="647.607714440436" calcext:value-type="float">
            <text:p>647.61</text:p>
          </table:table-cell>
          <table:table-cell table:style-name="ce13" office:value-type="float" office:value="17.6077144404356" calcext:value-type="float">
            <text:p>17.61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ElevationKayaks 3</text:p>
          </table:table-cell>
          <table:table-cell table:style-name="ce15" office:value-type="float" office:value="33.525" calcext:value-type="float">
            <text:p>33.53</text:p>
          </table:table-cell>
          <table:table-cell table:style-name="ce15" office:value-type="float" office:value="3.525" calcext:value-type="float">
            <text:p>3.53</text:p>
          </table:table-cell>
          <table:table-cell table:style-name="ce15" office:value-type="float" office:value="656" calcext:value-type="float">
            <text:p>656.00</text:p>
          </table:table-cell>
          <table:table-cell table:style-name="ce19" office:value-type="float" office:value="289" calcext:value-type="float">
            <text:p>289</text:p>
          </table:table-cell>
          <table:table-cell table:style-name="ce13" office:value-type="float" office:value="676.393638065909" calcext:value-type="float">
            <text:p>676.39</text:p>
          </table:table-cell>
          <table:table-cell table:style-name="ce13" office:value-type="float" office:value="20.3936380659095" calcext:value-type="float">
            <text:p>20.39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" table:number-matrix-columns-spanned="2" table:number-matrix-rows-spanned="1" table:formula="of:=LINEST([.G99:.G121];[.I99:.I121])" office:value-type="float" office:value="-3.70413125207133" calcext:value-type="float">
            <text:p>-3.70413125207133</text:p>
          </table:table-cell>
          <table:table-cell table:style-name="ce19" office:value-type="float" office:value="443.956521739131" calcext:value-type="float">
            <text:p>443.9565217391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table:formula="of:=CORREL([.G99:.G121];[.I99:.I121])" office:value-type="float" office:value="-0.29700114" calcext:value-type="float">
            <text:p>-0.29700114</text:p>
          </table:table-cell>
          <table:table-cell table:number-columns-repeated="1021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Leisure analysis'.$A$1:.$I$24"/>
        </table:named-expressions>
      </table:table>
      <table:table table:name="Sit-on-top" table:style-name="ta17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position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2.725" calcext:value-type="float">
            <text:p>2.73</text:p>
          </table:table-cell>
          <table:table-cell table:style-name="ce15" office:value-type="float" office:value="550" calcext:value-type="float">
            <text:p>550.00</text:p>
          </table:table-cell>
          <table:table-cell table:style-name="ce25" office:value-type="float" office:value="3263" calcext:value-type="float">
            <text:p>3,263</text:p>
          </table:table-cell>
          <table:table-cell table:style-name="ce19" table:formula="of:=[.C2]*[.$B$32]+[.$C$32]" office:value-type="float" office:value="571.995307367433" calcext:value-type="float">
            <text:p>571.995307367433</text:p>
          </table:table-cell>
          <table:table-cell table:style-name="ce15" table:formula="of:=[.D2]-[.F2]" office:value-type="float" office:value="-21.9953073674332" calcext:value-type="float">
            <text:p>-22.0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2.775" calcext:value-type="float">
            <text:p>2.78</text:p>
          </table:table-cell>
          <table:table-cell table:style-name="ce21" office:value-type="float" office:value="610" calcext:value-type="float">
            <text:p>610.00</text:p>
          </table:table-cell>
          <table:table-cell table:style-name="ce25" office:value-type="float" office:value="2484" calcext:value-type="float">
            <text:p>2,484</text:p>
          </table:table-cell>
          <table:table-cell table:style-name="ce19" table:formula="of:=[.C3]*[.$B$32]+[.$C$32]" office:value-type="float" office:value="573.175035194744" calcext:value-type="float">
            <text:p>573.175035194744</text:p>
          </table:table-cell>
          <table:table-cell table:style-name="ce15" table:formula="of:=[.D3]-[.F3]" office:value-type="float" office:value="36.8249648052557" calcext:value-type="float">
            <text:p>36.82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2.8" calcext:value-type="float">
            <text:p>2.80</text:p>
          </table:table-cell>
          <table:table-cell table:style-name="ce17" office:value-type="float" office:value="528" calcext:value-type="float">
            <text:p>$528.00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table:formula="of:=[.C4]*[.$B$32]+[.$C$32]" office:value-type="float" office:value="573.7648991084" calcext:value-type="float">
            <text:p>573.7648991084</text:p>
          </table:table-cell>
          <table:table-cell table:style-name="ce23" table:formula="of:=[.D4]-[.F4]" office:value-type="float" office:value="-45.7648991083998" calcext:value-type="float">
            <text:p>-$45.76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InSync Kaya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125" calcext:value-type="float">
            <text:p>3.13</text:p>
          </table:table-cell>
          <table:table-cell table:style-name="ce15" office:value-type="float" office:value="645" calcext:value-type="float">
            <text:p>645.00</text:p>
          </table:table-cell>
          <table:table-cell table:style-name="ce25" office:value-type="float" office:value="2059" calcext:value-type="float">
            <text:p>2,059</text:p>
          </table:table-cell>
          <table:table-cell table:style-name="ce19" table:formula="of:=[.C5]*[.$B$32]+[.$C$32]" office:value-type="float" office:value="581.433129985922" calcext:value-type="float">
            <text:p>581.433129985922</text:p>
          </table:table-cell>
          <table:table-cell table:style-name="ce15" table:formula="of:=[.D5]-[.F5]" office:value-type="float" office:value="63.566870014078" calcext:value-type="float">
            <text:p>63.57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35" calcext:value-type="float">
            <text:p>3.35</text:p>
          </table:table-cell>
          <table:table-cell table:style-name="ce21" office:value-type="float" office:value="660" calcext:value-type="float">
            <text:p>660.00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table:formula="of:=[.C6]*[.$B$32]+[.$C$32]" office:value-type="float" office:value="586.741905208822" calcext:value-type="float">
            <text:p>586.741905208822</text:p>
          </table:table-cell>
          <table:table-cell table:style-name="ce15" table:formula="of:=[.D6]-[.F6]" office:value-type="float" office:value="73.2580947911779" calcext:value-type="float">
            <text:p>73.26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3.425" calcext:value-type="float">
            <text:p>3.43</text:p>
          </table:table-cell>
          <table:table-cell table:style-name="ce17" office:value-type="float" office:value="590" calcext:value-type="float">
            <text:p>$590.00</text:p>
          </table:table-cell>
          <table:table-cell table:style-name="ce19" office:value-type="float" office:value="751" calcext:value-type="float">
            <text:p>751</text:p>
          </table:table-cell>
          <table:table-cell table:style-name="ce19" table:formula="of:=[.C7]*[.$B$32]+[.$C$32]" office:value-type="float" office:value="588.511496949789" calcext:value-type="float">
            <text:p>588.511496949789</text:p>
          </table:table-cell>
          <table:table-cell table:style-name="ce23" table:formula="of:=[.D7]-[.F7]" office:value-type="float" office:value="1.48850305021119" calcext:value-type="float">
            <text:p>$1.4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55" calcext:value-type="float">
            <text:p>3.55</text:p>
          </table:table-cell>
          <table:table-cell table:style-name="ce21" office:value-type="float" office:value="620" calcext:value-type="float">
            <text:p>620.00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9" table:formula="of:=[.C8]*[.$B$32]+[.$C$32]" office:value-type="float" office:value="591.460816518067" calcext:value-type="float">
            <text:p>591.460816518067</text:p>
          </table:table-cell>
          <table:table-cell table:style-name="ce15" table:formula="of:=[.D8]-[.F8]" office:value-type="float" office:value="28.5391834819334" calcext:value-type="float">
            <text:p>28.5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625" calcext:value-type="float">
            <text:p>3.63</text:p>
          </table:table-cell>
          <table:table-cell table:style-name="ce15" office:value-type="float" office:value="625" calcext:value-type="float">
            <text:p>625.00</text:p>
          </table:table-cell>
          <table:table-cell table:style-name="ce25" office:value-type="float" office:value="3350" calcext:value-type="float">
            <text:p>3,350</text:p>
          </table:table-cell>
          <table:table-cell table:style-name="ce19" table:formula="of:=[.C9]*[.$B$32]+[.$C$32]" office:value-type="float" office:value="593.230408259033" calcext:value-type="float">
            <text:p>593.230408259033</text:p>
          </table:table-cell>
          <table:table-cell table:style-name="ce15" table:formula="of:=[.D9]-[.F9]" office:value-type="float" office:value="31.7695917409667" calcext:value-type="float">
            <text:p>31.77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3.7" calcext:value-type="float">
            <text:p>3.70</text:p>
          </table:table-cell>
          <table:table-cell table:style-name="ce17" office:value-type="float" office:value="615" calcext:value-type="float">
            <text:p>$615.00</text:p>
          </table:table-cell>
          <table:table-cell table:style-name="ce25" office:value-type="float" office:value="1384" calcext:value-type="float">
            <text:p>1,384</text:p>
          </table:table-cell>
          <table:table-cell table:style-name="ce19" table:formula="of:=[.C10]*[.$B$32]+[.$C$32]" office:value-type="float" office:value="595" calcext:value-type="float">
            <text:p>595</text:p>
          </table:table-cell>
          <table:table-cell table:style-name="ce23" table:formula="of:=[.D10]-[.F10]" office:value-type="float" office:value="20" calcext:value-type="float">
            <text:p>$20.0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725" calcext:value-type="float">
            <text:p>3.73</text:p>
          </table:table-cell>
          <table:table-cell table:style-name="ce21" office:value-type="float" office:value="615" calcext:value-type="float">
            <text:p>615.00</text:p>
          </table:table-cell>
          <table:table-cell table:style-name="ce25" office:value-type="float" office:value="4023" calcext:value-type="float">
            <text:p>4,023</text:p>
          </table:table-cell>
          <table:table-cell table:style-name="ce19" table:formula="of:=[.C11]*[.$B$32]+[.$C$32]" office:value-type="float" office:value="595.589863913656" calcext:value-type="float">
            <text:p>595.589863913656</text:p>
          </table:table-cell>
          <table:table-cell table:style-name="ce15" table:formula="of:=[.D11]-[.F11]" office:value-type="float" office:value="19.4101360863444" calcext:value-type="float">
            <text:p>19.41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>
            <draw:frame table:end-cell-address="'Sit-on-top'.W46" table:end-x="10.49pt" table:end-y="2.98pt" draw:z-index="0" draw:name="Chart 13" draw:style-name="gr1" draw:text-style-name="P1" svg:width="892.46pt" svg:height="552.73pt" svg:x="29.99pt" svg:y="1.5pt">
              <draw:object draw:notify-on-update-of-ranges="'Sit-on-top'.A2:'Sit-on-top'.A25 'Sit-on-top'.D1:'Sit-on-top'.D1 'Sit-on-top'.D2:'Sit-on-top'.D25 'Sit-on-top'.F1:'Sit-on-top'.F1 'Sit-on-top'.F2:'Sit-on-top'.F25 'Sit-on-top'.C1:'Sit-on-top'.C1 'Sit-on-top'.C2:'Sit-on-top'.C2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501" calcext:value-type="float">
            <text:p>501.00</text:p>
          </table:table-cell>
          <table:table-cell table:style-name="ce25" office:value-type="float" office:value="1632" calcext:value-type="float">
            <text:p>1,632</text:p>
          </table:table-cell>
          <table:table-cell table:style-name="ce19" table:formula="of:=[.C12]*[.$B$32]+[.$C$32]" office:value-type="float" office:value="597.359455654622" calcext:value-type="float">
            <text:p>597.359455654622</text:p>
          </table:table-cell>
          <table:table-cell table:style-name="ce15" table:formula="of:=[.D12]-[.F12]" office:value-type="float" office:value="-96.3594556546223" calcext:value-type="float">
            <text:p>-96.3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530" calcext:value-type="float">
            <text:p>530.00</text:p>
          </table:table-cell>
          <table:table-cell table:style-name="ce25" office:value-type="float" office:value="1479" calcext:value-type="float">
            <text:p>1,479</text:p>
          </table:table-cell>
          <table:table-cell table:style-name="ce19" table:formula="of:=[.C13]*[.$B$32]+[.$C$32]" office:value-type="float" office:value="597.359455654622" calcext:value-type="float">
            <text:p>597.359455654622</text:p>
          </table:table-cell>
          <table:table-cell table:style-name="ce15" table:formula="of:=[.D13]-[.F13]" office:value-type="float" office:value="-67.3594556546223" calcext:value-type="float">
            <text:p>-67.3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3.8" calcext:value-type="float">
            <text:p>3.80</text:p>
          </table:table-cell>
          <table:table-cell table:style-name="ce17" office:value-type="float" office:value="546" calcext:value-type="float">
            <text:p>$546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table:formula="of:=[.C14]*[.$B$32]+[.$C$32]" office:value-type="float" office:value="597.359455654622" calcext:value-type="float">
            <text:p>597.359455654622</text:p>
          </table:table-cell>
          <table:table-cell table:style-name="ce23" table:formula="of:=[.D14]-[.F14]" office:value-type="float" office:value="-51.3594556546223" calcext:value-type="float">
            <text:p>-$51.36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825" calcext:value-type="float">
            <text:p>3.83</text:p>
          </table:table-cell>
          <table:table-cell table:style-name="ce21" office:value-type="float" office:value="546" calcext:value-type="float">
            <text:p>546.00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table:formula="of:=[.C15]*[.$B$32]+[.$C$32]" office:value-type="float" office:value="597.949319568278" calcext:value-type="float">
            <text:p>597.949319568278</text:p>
          </table:table-cell>
          <table:table-cell table:style-name="ce15" table:formula="of:=[.D15]-[.F15]" office:value-type="float" office:value="-51.9493195682778" calcext:value-type="float">
            <text:p>-51.95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Under The Paddle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560" calcext:value-type="float">
            <text:p>560.00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table:formula="of:=[.C16]*[.$B$32]+[.$C$32]" office:value-type="float" office:value="598.539183481933" calcext:value-type="float">
            <text:p>598.539183481933</text:p>
          </table:table-cell>
          <table:table-cell table:style-name="ce15" table:formula="of:=[.D16]-[.F16]" office:value-type="float" office:value="-38.5391834819334" calcext:value-type="float">
            <text:p>-38.5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ElevationKaya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621" calcext:value-type="float">
            <text:p>621.0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table:formula="of:=[.C17]*[.$B$32]+[.$C$32]" office:value-type="float" office:value="598.539183481933" calcext:value-type="float">
            <text:p>598.539183481933</text:p>
          </table:table-cell>
          <table:table-cell table:style-name="ce15" table:formula="of:=[.D17]-[.F17]" office:value-type="float" office:value="22.4608165180666" calcext:value-type="float">
            <text:p>22.4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85" calcext:value-type="float">
            <text:p>3.85</text:p>
          </table:table-cell>
          <table:table-cell table:style-name="ce21" office:value-type="float" office:value="501" calcext:value-type="float">
            <text:p>501.00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table:formula="of:=[.C18]*[.$B$32]+[.$C$32]" office:value-type="float" office:value="598.539183481933" calcext:value-type="float">
            <text:p>598.539183481933</text:p>
          </table:table-cell>
          <table:table-cell table:style-name="ce15" table:formula="of:=[.D18]-[.F18]" office:value-type="float" office:value="-97.5391834819334" calcext:value-type="float">
            <text:p>-97.5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3.875" calcext:value-type="float">
            <text:p>3.88</text:p>
          </table:table-cell>
          <table:table-cell table:style-name="ce15" office:value-type="float" office:value="635" calcext:value-type="float">
            <text:p>635.00</text:p>
          </table:table-cell>
          <table:table-cell table:style-name="ce25" office:value-type="float" office:value="4590" calcext:value-type="float">
            <text:p>4,590</text:p>
          </table:table-cell>
          <table:table-cell table:style-name="ce19" table:formula="of:=[.C19]*[.$B$32]+[.$C$32]" office:value-type="float" office:value="599.129047395589" calcext:value-type="float">
            <text:p>599.129047395589</text:p>
          </table:table-cell>
          <table:table-cell table:style-name="ce15" table:formula="of:=[.D19]-[.F19]" office:value-type="float" office:value="35.8709526044111" calcext:value-type="float">
            <text:p>35.87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3.875" calcext:value-type="float">
            <text:p>3.88</text:p>
          </table:table-cell>
          <table:table-cell table:style-name="ce21" office:value-type="float" office:value="610" calcext:value-type="float">
            <text:p>610.00</text:p>
          </table:table-cell>
          <table:table-cell table:style-name="ce25" office:value-type="float" office:value="2346" calcext:value-type="float">
            <text:p>2,346</text:p>
          </table:table-cell>
          <table:table-cell table:style-name="ce19" table:formula="of:=[.C20]*[.$B$32]+[.$C$32]" office:value-type="float" office:value="599.129047395589" calcext:value-type="float">
            <text:p>599.129047395589</text:p>
          </table:table-cell>
          <table:table-cell table:style-name="ce15" table:formula="of:=[.D20]-[.F20]" office:value-type="float" office:value="10.8709526044111" calcext:value-type="float">
            <text:p>10.8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ordiks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90" calcext:value-type="float">
            <text:p>590.00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table:formula="of:=[.C21]*[.$B$32]+[.$C$32]" office:value-type="float" office:value="602.078366963867" calcext:value-type="float">
            <text:p>602.078366963867</text:p>
          </table:table-cell>
          <table:table-cell table:style-name="ce15" table:formula="of:=[.D21]-[.F21]" office:value-type="float" office:value="-12.0783669638668" calcext:value-type="float">
            <text:p>-12.08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4.175" calcext:value-type="float">
            <text:p>4.18</text:p>
          </table:table-cell>
          <table:table-cell table:style-name="ce21" office:value-type="float" office:value="670" calcext:value-type="float">
            <text:p>670.00</text:p>
          </table:table-cell>
          <table:table-cell table:style-name="ce25" office:value-type="float" office:value="3674" calcext:value-type="float">
            <text:p>3,674</text:p>
          </table:table-cell>
          <table:table-cell table:style-name="ce19" table:formula="of:=[.C22]*[.$B$32]+[.$C$32]" office:value-type="float" office:value="606.207414359456" calcext:value-type="float">
            <text:p>606.207414359456</text:p>
          </table:table-cell>
          <table:table-cell table:style-name="ce15" table:formula="of:=[.D22]-[.F22]" office:value-type="float" office:value="63.7925856405443" calcext:value-type="float">
            <text:p>63.7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650" calcext:value-type="float">
            <text:p>650.00</text:p>
          </table:table-cell>
          <table:table-cell table:style-name="ce25" office:value-type="float" office:value="5034" calcext:value-type="float">
            <text:p>5,034</text:p>
          </table:table-cell>
          <table:table-cell table:style-name="ce19" table:formula="of:=[.C23]*[.$B$32]+[.$C$32]" office:value-type="float" office:value="607.977006100422" calcext:value-type="float">
            <text:p>607.977006100422</text:p>
          </table:table-cell>
          <table:table-cell table:style-name="ce15" table:formula="of:=[.D23]-[.F23]" office:value-type="float" office:value="42.0229938995776" calcext:value-type="float">
            <text:p>42.0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4.525" calcext:value-type="float">
            <text:p>4.53</text:p>
          </table:table-cell>
          <table:table-cell table:style-name="ce21" office:value-type="float" office:value="660" calcext:value-type="float">
            <text:p>660.00</text:p>
          </table:table-cell>
          <table:table-cell table:style-name="ce25" office:value-type="float" office:value="1335" calcext:value-type="float">
            <text:p>1,335</text:p>
          </table:table-cell>
          <table:table-cell table:style-name="ce19" table:formula="of:=[.C24]*[.$B$32]+[.$C$32]" office:value-type="float" office:value="614.465509150634" calcext:value-type="float">
            <text:p>614.465509150634</text:p>
          </table:table-cell>
          <table:table-cell table:style-name="ce15" table:formula="of:=[.D24]-[.F24]" office:value-type="float" office:value="45.5344908493664" calcext:value-type="float">
            <text:p>45.53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Jaws Kayak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4.525" calcext:value-type="float">
            <text:p>4.53</text:p>
          </table:table-cell>
          <table:table-cell table:style-name="ce15" office:value-type="float" office:value="602" calcext:value-type="float">
            <text:p>602.00</text:p>
          </table:table-cell>
          <table:table-cell table:style-name="ce19" office:value-type="float" office:value="441" calcext:value-type="float">
            <text:p>441</text:p>
          </table:table-cell>
          <table:table-cell table:style-name="ce19" table:formula="of:=[.C25]*[.$B$32]+[.$C$32]" office:value-type="float" office:value="614.465509150634" calcext:value-type="float">
            <text:p>614.465509150634</text:p>
          </table:table-cell>
          <table:table-cell table:style-name="ce15" table:formula="of:=[.D25]-[.F25]" office:value-type="float" office:value="-12.4655091506336" calcext:value-type="float">
            <text:p>-12.47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table:number-matrix-columns-spanned="2" table:number-matrix-rows-spanned="1" table:formula="of:=LINEST([.E2:.E25];[.D2:.D25])" office:value-type="float" office:value="14.2730283165507" calcext:value-type="float">
            <text:p>14.2730283165507</text:p>
          </table:table-cell>
          <table:table-cell table:style-name="ce19" office:value-type="float" office:value="-6590.99351501431" calcext:value-type="float">
            <text:p>-6590.993515014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ce inventory</text:p>
          </table:table-cell>
          <table:table-cell table:style-name="ce19" table:formula="of:=CORREL([.E2:.E25];[.D2:.D25])" office:value-type="float" office:value="0.4528153529" calcext:value-type="float">
            <text:p>0.45281535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lity price</text:p>
          </table:table-cell>
          <table:table-cell table:style-name="ce19" table:formula="of:=CORREL([.D2:.D25];[.C2:.C25])" office:value-type="float" office:value="0.2238498027" calcext:value-type="float">
            <text:p>0.22384980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lity inventory</text:p>
          </table:table-cell>
          <table:table-cell table:style-name="ce1" table:formula="of:=CORREL([.E2:.E25];[.C2:.C25])" office:value-type="float" office:value="-0.0186539428" calcext:value-type="float">
            <text:p>-0.018653942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table:number-matrix-columns-spanned="2" table:number-matrix-rows-spanned="1" table:formula="of:=LINEST([.D2:.D25];[.C2:.C25])" office:value-type="float" office:value="23.5945565462224" calcext:value-type="float">
            <text:p>23.5945565462224</text:p>
          </table:table-cell>
          <table:table-cell table:style-name="ce19" office:value-type="float" office:value="507.700140778977" calcext:value-type="float">
            <text:p>507.7001407789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ce diff pred</text:p>
          </table:table-cell>
          <table:table-cell table:style-name="ce19" table:formula="of:=CORREL([.E2:.E25];[.G2:.G25])" office:value-type="float" office:value="0.4688897429" calcext:value-type="float">
            <text:p>0.4688897429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quality</text:p>
          </table:table-cell>
          <table:table-cell table:style-name="ce43" office:value-type="string" calcext:value-type="string">
            <text:p>price</text:p>
          </table:table-cell>
          <table:table-cell table:style-name="ce43" office:value-type="string" calcext:value-type="string">
            <text:p>Inventory</text:p>
          </table:table-cell>
          <table:table-cell table:style-name="ce43" office:value-type="string" calcext:value-type="string">
            <text:p>pred</text:p>
          </table:table-cell>
          <table:table-cell table:style-name="ce43" office:value-type="string" calcext:value-type="string">
            <text:p>diff</text:p>
          </table:table-cell>
          <table:table-cell table:style-name="ce43" office:value-type="string" calcext:value-type="string">
            <text:p>positio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nder The Paddle</text:p>
          </table:table-cell>
          <table:table-cell table:style-name="ce44" office:value-type="float" office:value="5" calcext:value-type="float">
            <text:p>5</text:p>
          </table:table-cell>
          <table:table-cell table:style-name="ce45" office:value-type="float" office:value="3.85" calcext:value-type="float">
            <text:p>3.85</text:p>
          </table:table-cell>
          <table:table-cell table:style-name="ce45" office:value-type="float" office:value="560" calcext:value-type="float">
            <text:p>560.00</text:p>
          </table:table-cell>
          <table:table-cell table:style-name="ce44" office:value-type="float" office:value="523" calcext:value-type="float">
            <text:p>523</text:p>
          </table:table-cell>
          <table:table-cell table:style-name="ce44" table:formula="of:=[.$C$40]*[.B53]+[.$C$53]" office:value-type="float" office:value="575.871199168594" calcext:value-type="float">
            <text:p>575.871199168594</text:p>
          </table:table-cell>
          <table:table-cell table:style-name="ce45" table:formula="of:=[.F40]-[.D40]" office:value-type="float" office:value="15.8711991685943" calcext:value-type="float">
            <text:p>15.87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rdiks</text:p>
          </table:table-cell>
          <table:table-cell table:style-name="ce44" office:value-type="float" office:value="5" calcext:value-type="float">
            <text:p>5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90" calcext:value-type="float">
            <text:p>590.00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formula="of:=[.$C$40]*[.B54]+[.$C$53]" office:value-type="float" office:value="529.633511012773" calcext:value-type="float">
            <text:p>529.633511012773</text:p>
          </table:table-cell>
          <table:table-cell table:style-name="ce45" table:formula="of:=[.F41]-[.D41]" office:value-type="float" office:value="-60.3664889872272" calcext:value-type="float">
            <text:p>-60.37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ws Kayak</text:p>
          </table:table-cell>
          <table:table-cell table:style-name="ce44" office:value-type="float" office:value="5" calcext:value-type="float">
            <text:p>5</text:p>
          </table:table-cell>
          <table:table-cell table:style-name="ce45" office:value-type="float" office:value="4.525" calcext:value-type="float">
            <text:p>4.53</text:p>
          </table:table-cell>
          <table:table-cell table:style-name="ce45" office:value-type="float" office:value="602" calcext:value-type="float">
            <text:p>602.00</text:p>
          </table:table-cell>
          <table:table-cell table:style-name="ce44" office:value-type="float" office:value="441" calcext:value-type="float">
            <text:p>441</text:p>
          </table:table-cell>
          <table:table-cell table:style-name="ce44" table:formula="of:=[.$C$40]*[.B55]+[.$C$53]" office:value-type="float" office:value="529.633511012773" calcext:value-type="float">
            <text:p>529.633511012773</text:p>
          </table:table-cell>
          <table:table-cell table:style-name="ce45" table:formula="of:=[.F42]-[.D42]" office:value-type="float" office:value="-72.3664889872272" calcext:value-type="float">
            <text:p>-72.37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levationKayaks</text:p>
          </table:table-cell>
          <table:table-cell table:style-name="ce44" office:value-type="float" office:value="5" calcext:value-type="float">
            <text:p>5</text:p>
          </table:table-cell>
          <table:table-cell table:style-name="ce45" office:value-type="float" office:value="3.85" calcext:value-type="float">
            <text:p>3.85</text:p>
          </table:table-cell>
          <table:table-cell table:style-name="ce45" office:value-type="float" office:value="621" calcext:value-type="float">
            <text:p>621.00</text:p>
          </table:table-cell>
          <table:table-cell table:style-name="ce44" office:value-type="float" office:value="336" calcext:value-type="float">
            <text:p>336</text:p>
          </table:table-cell>
          <table:table-cell table:style-name="ce44" table:formula="of:=[.$C$40]*[.B56]+[.$C$53]" office:value-type="float" office:value="529.633511012773" calcext:value-type="float">
            <text:p>529.633511012773</text:p>
          </table:table-cell>
          <table:table-cell table:style-name="ce45" table:formula="of:=[.F43]-[.D43]" office:value-type="float" office:value="-91.3664889872272" calcext:value-type="float">
            <text:p>-91.37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ystal Crest Kayaks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3.85" calcext:value-type="float">
            <text:p>3.85</text:p>
          </table:table-cell>
          <table:table-cell table:style-name="ce45" office:value-type="float" office:value="501" calcext:value-type="float">
            <text:p>501.00</text:p>
          </table:table-cell>
          <table:table-cell table:style-name="ce44" office:value-type="float" office:value="405" calcext:value-type="float">
            <text:p>405</text:p>
          </table:table-cell>
          <table:table-cell table:style-name="ce44" table:formula="of:=[.$C$40]*[.B57]+[.$C$53]" office:value-type="float" office:value="529.633511012773" calcext:value-type="float">
            <text:p>529.633511012773</text:p>
          </table:table-cell>
          <table:table-cell table:style-name="ce45" table:formula="of:=[.F44]-[.D44]" office:value-type="float" office:value="28.6335110127728" calcext:value-type="float">
            <text:p>28.6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nder The Paddle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3.825" calcext:value-type="float">
            <text:p>3.83</text:p>
          </table:table-cell>
          <table:table-cell table:style-name="ce45" office:value-type="float" office:value="546" calcext:value-type="float">
            <text:p>546.00</text:p>
          </table:table-cell>
          <table:table-cell table:style-name="ce44" office:value-type="float" office:value="455" calcext:value-type="float">
            <text:p>455</text:p>
          </table:table-cell>
          <table:table-cell table:style-name="ce44" table:formula="of:=[.$C$40]*[.B58]+[.$C$53]" office:value-type="float" office:value="529.633511012773" calcext:value-type="float">
            <text:p>529.633511012773</text:p>
          </table:table-cell>
          <table:table-cell table:style-name="ce45" table:formula="of:=[.F45]-[.D45]" office:value-type="float" office:value="-16.3664889872272" calcext:value-type="float">
            <text:p>-16.37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a Splash Kayaks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3.35" calcext:value-type="float">
            <text:p>3.35</text:p>
          </table:table-cell>
          <table:table-cell table:style-name="ce45" office:value-type="float" office:value="660" calcext:value-type="float">
            <text:p>660.00</text:p>
          </table:table-cell>
          <table:table-cell table:style-name="ce44" office:value-type="float" office:value="495" calcext:value-type="float">
            <text:p>495</text:p>
          </table:table-cell>
          <table:table-cell table:style-name="ce44" table:formula="of:=[.$C$40]*[.B59]+[.$C$53]" office:value-type="float" office:value="529.633511012773" calcext:value-type="float">
            <text:p>529.633511012773</text:p>
          </table:table-cell>
          <table:table-cell table:style-name="ce45" table:formula="of:=[.F46]-[.D46]" office:value-type="float" office:value="-130.366488987227" calcext:value-type="float">
            <text:p>-130.37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OExplorers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3.425" calcext:value-type="float">
            <text:p>3.43</text:p>
          </table:table-cell>
          <table:table-cell table:style-name="ce48" office:value-type="float" office:value="590" calcext:value-type="float">
            <text:p>$590.00</text:p>
          </table:table-cell>
          <table:table-cell table:style-name="ce44" office:value-type="float" office:value="751" calcext:value-type="float">
            <text:p>751</text:p>
          </table:table-cell>
          <table:table-cell table:style-name="ce44" table:formula="of:=[.$C$40]*[.B60]+[.$C$53]" office:value-type="float" office:value="529.633511012773" calcext:value-type="float">
            <text:p>529.633511012773</text:p>
          </table:table-cell>
          <table:table-cell table:style-name="ce45" table:formula="of:=[.F47]-[.D47]" office:value-type="float" office:value="-60.3664889872272" calcext:value-type="float">
            <text:p>-60.37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eeflow Kayaks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2.8" calcext:value-type="float">
            <text:p>2.80</text:p>
          </table:table-cell>
          <table:table-cell table:style-name="ce48" office:value-type="float" office:value="528" calcext:value-type="float">
            <text:p>$528.00</text:p>
          </table:table-cell>
          <table:table-cell table:style-name="ce44" office:value-type="float" office:value="355" calcext:value-type="float">
            <text:p>355</text:p>
          </table:table-cell>
          <table:table-cell table:style-name="ce44" table:formula="of:=[.$C$40]*[.B61]+[.$C$53]" office:value-type="float" office:value="529.633511012773" calcext:value-type="float">
            <text:p>529.633511012773</text:p>
          </table:table-cell>
          <table:table-cell table:style-name="ce45" table:formula="of:=[.F48]-[.D48]" office:value-type="float" office:value="1.63351101277283" calcext:value-type="float">
            <text:p>1.6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nder The Paddle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3.8" calcext:value-type="float">
            <text:p>3.80</text:p>
          </table:table-cell>
          <table:table-cell table:style-name="ce48" office:value-type="float" office:value="546" calcext:value-type="float">
            <text:p>$546.00</text:p>
          </table:table-cell>
          <table:table-cell table:style-name="ce44" office:value-type="float" office:value="342" calcext:value-type="float">
            <text:p>342</text:p>
          </table:table-cell>
          <table:table-cell table:style-name="ce44" table:formula="of:=[.$C$40]*[.B62]+[.$C$53]" office:value-type="float" office:value="529.633511012773" calcext:value-type="float">
            <text:p>529.633511012773</text:p>
          </table:table-cell>
          <table:table-cell table:style-name="ce45" table:formula="of:=[.F49]-[.D49]" office:value-type="float" office:value="-16.3664889872272" calcext:value-type="float">
            <text:p>-16.37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ice inven</text:p>
          </table:table-cell>
          <table:table-cell table:style-name="ce19" table:number-matrix-columns-spanned="2" table:number-matrix-rows-spanned="1" table:formula="of:=LINEST([.E40:.E49];[.D40:.D49])" office:value-type="float" office:value="0.500298382765411" calcext:value-type="float">
            <text:p>0.500298382765411</text:p>
          </table:table-cell>
          <table:table-cell table:style-name="ce19" office:value-type="float" office:value="151.828608939548" calcext:value-type="float">
            <text:p>151.828608939548</text:p>
          </table:table-cell>
          <table:table-cell table:number-columns-repeated="1021"/>
        </table:table-row>
        <table:table-row table:style-name="ro1">
          <table:table-cell/>
          <table:table-cell table:style-name="ce19" table:formula="of:=CORREL([.E40:.E49];[.D40:.D49])" office:value-type="float" office:value="0.1781837743" calcext:value-type="float">
            <text:p>0.17818377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ce quality</text:p>
          </table:table-cell>
          <table:table-cell table:style-name="ce19" table:number-matrix-columns-spanned="2" table:number-matrix-rows-spanned="1" table:formula="of:=LINEST([.D40:.D49];[.C40:.C49])" office:value-type="float" office:value="12.0097891313822" calcext:value-type="float">
            <text:p>12.0097891313822</text:p>
          </table:table-cell>
          <table:table-cell table:style-name="ce19" office:value-type="float" office:value="529.633511012773" calcext:value-type="float">
            <text:p>529.633511012773</text:p>
          </table:table-cell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est year'.$A$1" table:cell-range-address="$'Sit-on-top'.$A$1:.$H$25"/>
        </table:named-expressions>
      </table:table>
      <table:table table:name="Sheet11" table:style-name="ta18">
        <table:table-column table:style-name="co2" table:number-columns-repeated="1024" table:default-cell-style-name="Default"/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Name + year</text:p>
          </table:table-cell>
          <table:table-cell table:style-name="ce19" office:value-type="string" calcext:value-type="string">
            <text:p>year + quality</text:p>
          </table:table-cell>
          <table:table-cell table:style-name="ce19" office:value-type="string" calcext:value-type="string">
            <text:p>quality</text:p>
          </table:table-cell>
          <table:table-cell table:style-name="ce19" office:value-type="string" calcext:value-type="string">
            <text:p>price</text:p>
          </table:table-cell>
          <table:table-cell table:style-name="ce19" office:value-type="string" calcext:value-type="string">
            <text:p>Inventory</text:p>
          </table:table-cell>
          <table:table-cell table:style-name="ce19" office:value-type="string" calcext:value-type="string">
            <text:p>predicted</text:p>
          </table:table-cell>
          <table:table-cell table:style-name="ce19" office:value-type="string" calcext:value-type="string">
            <text:p>diff</text:p>
          </table:table-cell>
          <table:table-cell table:style-name="ce1" office:value-type="string" calcext:value-type="string">
            <text:p>Difference Inve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Freeflow Kayaks 2</text:p>
          </table:table-cell>
          <table:table-cell table:style-name="ce15" office:value-type="float" office:value="22.4" calcext:value-type="float">
            <text:p>22.40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31" calcext:value-type="float">
            <text:p>331</text:p>
          </table:table-cell>
          <table:table-cell table:style-name="ce13" table:formula="of:=[.C$21]*[.E2]+[.D$21]" office:value-type="float" office:value="596.474924222133" calcext:value-type="float">
            <text:p>596.47</text:p>
          </table:table-cell>
          <table:table-cell table:style-name="ce13" office:value-type="float" office:value="-4.59158744968045" calcext:value-type="float">
            <text:p>-4.59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2OExplorers 2</text:p>
          </table:table-cell>
          <table:table-cell table:style-name="ce15" office:value-type="float" office:value="22.55" calcext:value-type="float">
            <text:p>22.55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285" calcext:value-type="float">
            <text:p>285</text:p>
          </table:table-cell>
          <table:table-cell table:style-name="ce13" table:formula="of:=[.C$21]*[.E3]+[.D$21]" office:value-type="float" office:value="607.764923747461" calcext:value-type="float">
            <text:p>607.76</text:p>
          </table:table-cell>
          <table:table-cell table:style-name="ce13" office:value-type="float" office:value="-9.66022404760179" calcext:value-type="float">
            <text:p>-9.66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Great Lakes Kayak Co 2</text:p>
          </table:table-cell>
          <table:table-cell table:style-name="ce15" office:value-type="float" office:value="22.675" calcext:value-type="float">
            <text:p>22.68</text:p>
          </table:table-cell>
          <table:table-cell table:style-name="ce15" office:value-type="float" office:value="2.675" calcext:value-type="float">
            <text:p>2.68</text:p>
          </table:table-cell>
          <table:table-cell table:style-name="ce15" office:value-type="float" office:value="599" calcext:value-type="float">
            <text:p>599.00</text:p>
          </table:table-cell>
          <table:table-cell table:style-name="ce19" office:value-type="float" office:value="317" calcext:value-type="float">
            <text:p>317</text:p>
          </table:table-cell>
          <table:table-cell table:style-name="ce13" table:formula="of:=[.C$21]*[.E4]+[.D$21]" office:value-type="float" office:value="617.173256685235" calcext:value-type="float">
            <text:p>617.17</text:p>
          </table:table-cell>
          <table:table-cell table:style-name="ce13" office:value-type="float" office:value="15.4492454541304" calcext:value-type="float">
            <text:p>15.45</text:p>
          </table:table-cell>
          <table:table-cell table:style-name="ce19"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Sea Splash Kayak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ea Splash Kayaks 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office:value-type="float" office:value="620" calcext:value-type="float">
            <text:p>620.00</text:p>
          </table:table-cell>
          <table:table-cell table:style-name="ce19" office:value-type="float" office:value="322" calcext:value-type="float">
            <text:p>322</text:p>
          </table:table-cell>
          <table:table-cell table:style-name="ce13" table:formula="of:=[.C$21]*[.E5]+[.D$21]" office:value-type="float" office:value="637.871589148338" calcext:value-type="float">
            <text:p>637.87</text:p>
          </table:table-cell>
          <table:table-cell table:style-name="ce13" office:value-type="float" office:value="14.4900783579413" calcext:value-type="float">
            <text:p>14.49</text:p>
          </table:table-cell>
          <table:table-cell table:style-name="ce19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MarineX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arineX 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675" calcext:value-type="float">
            <text:p>675.00</text:p>
          </table:table-cell>
          <table:table-cell table:style-name="ce19" office:value-type="float" office:value="318" calcext:value-type="float">
            <text:p>318</text:p>
          </table:table-cell>
          <table:table-cell table:style-name="ce13" table:formula="of:=[.C$21]*[.E6]+[.D$21]" office:value-type="float" office:value="667.978254549215" calcext:value-type="float">
            <text:p>667.98</text:p>
          </table:table-cell>
          <table:table-cell table:style-name="ce13" office:value-type="float" office:value="-11.3596192365155" calcext:value-type="float">
            <text:p>-11.36</text:p>
          </table:table-cell>
          <table:table-cell table:style-name="ce19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raKayak 2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342" calcext:value-type="float">
            <text:p>342</text:p>
          </table:table-cell>
          <table:table-cell table:style-name="ce13" table:formula="of:=[.C$21]*[.E7]+[.D$21]" office:value-type="float" office:value="679.268254074544" calcext:value-type="float">
            <text:p>679.27</text:p>
          </table:table-cell>
          <table:table-cell table:style-name="ce13" office:value-type="float" office:value="5.57174416556313" calcext:value-type="float">
            <text:p>5.57</text:p>
          </table:table-cell>
          <table:table-cell table:style-name="ce19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Crystal Crest Kayak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rystal Crest Kayaks 2</text:p>
          </table:table-cell>
          <table:table-cell table:style-name="ce15" office:value-type="float" office:value="23.775" calcext:value-type="float">
            <text:p>23.78</text:p>
          </table:table-cell>
          <table:table-cell table:style-name="ce15" office:value-type="float" office:value="3.775" calcext:value-type="float">
            <text:p>3.78</text:p>
          </table:table-cell>
          <table:table-cell table:style-name="ce15" office:value-type="float" office:value="700" calcext:value-type="float">
            <text:p>700.00</text:p>
          </table:table-cell>
          <table:table-cell table:style-name="ce25" office:value-type="float" office:value="303" calcext:value-type="float">
            <text:p>303</text:p>
          </table:table-cell>
          <table:table-cell table:style-name="ce13" table:formula="of:=[.C$21]*[.E8]+[.D$21]" office:value-type="float" office:value="699.966586537647" calcext:value-type="float">
            <text:p>699.97</text:p>
          </table:table-cell>
          <table:table-cell table:style-name="ce13" office:value-type="float" office:value="-5.38742293062603" calcext:value-type="float">
            <text:p>-5.39</text:p>
          </table:table-cell>
          <table:table-cell table:style-name="ce25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luewater Kayaks 2</text:p>
          </table:table-cell>
          <table:table-cell table:style-name="ce15" office:value-type="float" office:value="23.85" calcext:value-type="float">
            <text:p>23.85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739" calcext:value-type="float">
            <text:p>739.00</text:p>
          </table:table-cell>
          <table:table-cell table:style-name="ce19" office:value-type="float" office:value="437" calcext:value-type="float">
            <text:p>437</text:p>
          </table:table-cell>
          <table:table-cell table:style-name="ce13" table:formula="of:=[.C$21]*[.E9]+[.D$21]" office:value-type="float" office:value="705.611586300311" calcext:value-type="float">
            <text:p>705.61</text:p>
          </table:table-cell>
          <table:table-cell table:style-name="ce13" office:value-type="float" office:value="-38.9217412295867" calcext:value-type="float">
            <text:p>-38.92</text:p>
          </table:table-cell>
          <table:table-cell table:style-name="ce19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Ra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amm 2</text:p>
          </table:table-cell>
          <table:table-cell table:style-name="ce15" office:value-type="float" office:value="24.1" calcext:value-type="float">
            <text:p>24.1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723" calcext:value-type="float">
            <text:p>723.00</text:p>
          </table:table-cell>
          <table:table-cell table:style-name="ce19" office:value-type="float" office:value="313" calcext:value-type="float">
            <text:p>313</text:p>
          </table:table-cell>
          <table:table-cell table:style-name="ce13" table:formula="of:=[.C$21]*[.E10]+[.D$21]" office:value-type="float" office:value="724.428252175859" calcext:value-type="float">
            <text:p>724.43</text:p>
          </table:table-cell>
          <table:table-cell table:style-name="ce13" office:value-type="float" office:value="-4.70280222612223" calcext:value-type="float">
            <text:p>-4.70</text:p>
          </table:table-cell>
          <table:table-cell table:style-name="ce19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AquaFloa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quaFloat 2</text:p>
          </table:table-cell>
          <table:table-cell table:style-name="ce15" office:value-type="float" office:value="24.125" calcext:value-type="float">
            <text:p>24.13</text:p>
          </table:table-cell>
          <table:table-cell table:style-name="ce15" office:value-type="float" office:value="4.125" calcext:value-type="float">
            <text:p>4.13</text:p>
          </table:table-cell>
          <table:table-cell table:style-name="ce15" office:value-type="float" office:value="734" calcext:value-type="float">
            <text:p>734.00</text:p>
          </table:table-cell>
          <table:table-cell table:style-name="ce19" office:value-type="float" office:value="962" calcext:value-type="float">
            <text:p>962</text:p>
          </table:table-cell>
          <table:table-cell table:style-name="ce13" table:formula="of:=[.C$21]*[.E11]+[.D$21]" office:value-type="float" office:value="726.309918763414" calcext:value-type="float">
            <text:p>726.31</text:p>
          </table:table-cell>
          <table:table-cell table:style-name="ce13" office:value-type="float" office:value="-13.8809083257759" calcext:value-type="float">
            <text:p>-13.88</text:p>
          </table:table-cell>
          <table:table-cell table:style-name="ce19" office:value-type="float" office:value="762" calcext:value-type="float">
            <text:p>762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Freeflow Kayak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reeflow Kayaks 3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615" calcext:value-type="float">
            <text:p>615.00</text:p>
          </table:table-cell>
          <table:table-cell table:style-name="ce19" office:value-type="float" office:value="355" calcext:value-type="float">
            <text:p>355</text:p>
          </table:table-cell>
          <table:table-cell table:style-name="ce13" table:formula="of:=[.C$21]*[.E12]+[.D$21]" office:value-type="float" office:value="600.238257397242" calcext:value-type="float">
            <text:p>600.24</text:p>
          </table:table-cell>
          <table:table-cell table:style-name="ce13" office:value-type="float" office:value="-16.9477996489876" calcext:value-type="float">
            <text:p>-16.95</text:p>
          </table:table-cell>
          <table:table-cell table:style-name="ce19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H2OExplorer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H2OExplorers 3</text:p>
          </table:table-cell>
          <table:table-cell table:style-name="ce15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635" calcext:value-type="float">
            <text:p>635.00</text:p>
          </table:table-cell>
          <table:table-cell table:style-name="ce19" office:value-type="float" office:value="751" calcext:value-type="float">
            <text:p>751</text:p>
          </table:table-cell>
          <table:table-cell table:style-name="ce13" table:formula="of:=[.C$21]*[.E13]+[.D$21]" office:value-type="float" office:value="613.409923510126" calcext:value-type="float">
            <text:p>613.41</text:p>
          </table:table-cell>
          <table:table-cell table:style-name="ce13" office:value-type="float" office:value="-24.1945423465625" calcext:value-type="float">
            <text:p>-24.19</text:p>
          </table:table-cell>
          <table:table-cell table:style-name="ce19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Great Lakes Kayak Co 3</text:p>
          </table:table-cell>
          <table:table-cell table:style-name="ce15" office:value-type="float" office:value="32.625" calcext:value-type="float">
            <text:p>32.63</text:p>
          </table:table-cell>
          <table:table-cell table:style-name="ce15" office:value-type="float" office:value="2.625" calcext:value-type="float">
            <text:p>2.63</text:p>
          </table:table-cell>
          <table:table-cell table:style-name="ce15" office:value-type="float" office:value="597" calcext:value-type="float">
            <text:p>597.00</text:p>
          </table:table-cell>
          <table:table-cell table:style-name="ce19" office:value-type="float" office:value="618" calcext:value-type="float">
            <text:p>618</text:p>
          </table:table-cell>
          <table:table-cell table:style-name="ce13" table:formula="of:=[.C$21]*[.E14]+[.D$21]" office:value-type="float" office:value="613.409923510126" calcext:value-type="float">
            <text:p>613.41</text:p>
          </table:table-cell>
          <table:table-cell table:style-name="ce13" office:value-type="float" office:value="13.8054576534375" calcext:value-type="float">
            <text:p>13.81</text:p>
          </table:table-cell>
          <table:table-cell table:style-name="ce19" office:value-type="float" office:value="501" calcext:value-type="float">
            <text:p>501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DraKayak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raKayak 3</text:p>
          </table:table-cell>
          <table:table-cell table:style-name="ce15" office:value-type="float" office:value="33.45" calcext:value-type="float">
            <text:p>33.45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669" calcext:value-type="float">
            <text:p>669.00</text:p>
          </table:table-cell>
          <table:table-cell table:style-name="ce19" office:value-type="float" office:value="663" calcext:value-type="float">
            <text:p>663</text:p>
          </table:table-cell>
          <table:table-cell table:style-name="ce13" table:formula="of:=[.C$21]*[.E15]+[.D$21]" office:value-type="float" office:value="675.504920899434" calcext:value-type="float">
            <text:p>675.50</text:p>
          </table:table-cell>
          <table:table-cell table:style-name="ce13" office:value-type="float" office:value="1.92795636487017" calcext:value-type="float">
            <text:p>1.93</text:p>
          </table:table-cell>
          <table:table-cell table:style-name="ce19" office:value-type="float" office:value="521" calcext:value-type="float">
            <text:p>521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luewater Kayaks 3</text:p>
          </table:table-cell>
          <table:table-cell table:style-name="ce15" office:value-type="float" office:value="34" calcext:value-type="float">
            <text:p>34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718" calcext:value-type="float">
            <text:p>718.00</text:p>
          </table:table-cell>
          <table:table-cell table:style-name="ce25" office:value-type="float" office:value="824" calcext:value-type="float">
            <text:p>824</text:p>
          </table:table-cell>
          <table:table-cell table:style-name="ce13" table:formula="of:=[.C$21]*[.E16]+[.D$21]" office:value-type="float" office:value="716.90158582564" calcext:value-type="float">
            <text:p>716.90</text:p>
          </table:table-cell>
          <table:table-cell table:style-name="ce13" office:value-type="float" office:value="-6.99037782750804" calcext:value-type="float">
            <text:p>-6.99</text:p>
          </table:table-cell>
          <table:table-cell table:style-name="ce25" office:value-type="float" office:value="587" calcext:value-type="float">
            <text:p>587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Great Lakes Kayak Co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Great Lakes Kayak Co 4</text:p>
          </table:table-cell>
          <table:table-cell table:style-name="ce15" office:value-type="float" office:value="42.58" calcext:value-type="float">
            <text:p>42.5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608" calcext:value-type="float">
            <text:p>608.00</text:p>
          </table:table-cell>
          <table:table-cell table:style-name="ce19" office:value-type="float" office:value="459" calcext:value-type="float">
            <text:p>459</text:p>
          </table:table-cell>
          <table:table-cell table:style-name="ce13" table:formula="of:=[.C$21]*[.E17]+[.D$21]" office:value-type="float" office:value="610.022923652527" calcext:value-type="float">
            <text:p>610.02</text:p>
          </table:table-cell>
          <table:table-cell table:style-name="ce13" office:value-type="float" office:value="-0.473951367186146" calcext:value-type="float">
            <text:p>-0.47</text:p>
          </table:table-cell>
          <table:table-cell table:style-name="ce19" office:value-type="float" office:value="-42" calcext:value-type="float">
            <text:p>-42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Bluewater Kayak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luewater Kayaks 4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4.05" calcext:value-type="float">
            <text:p>4.05</text:p>
          </table:table-cell>
          <table:table-cell table:style-name="ce15" office:value-type="float" office:value="698" calcext:value-type="float">
            <text:p>698.00</text:p>
          </table:table-cell>
          <table:table-cell table:style-name="ce19" office:value-type="float" office:value="336" calcext:value-type="float">
            <text:p>336</text:p>
          </table:table-cell>
          <table:table-cell table:style-name="ce13" table:formula="of:=[.C$21]*[.E18]+[.D$21]" office:value-type="float" office:value="720.664919000749" calcext:value-type="float">
            <text:p>720.66</text:p>
          </table:table-cell>
          <table:table-cell table:style-name="ce13" office:value-type="float" office:value="16.6534099731848" calcext:value-type="float">
            <text:p>16.65</text:p>
          </table:table-cell>
          <table:table-cell table:style-name="ce25" office:value-type="float" office:value="-251" calcext:value-type="float">
            <text:p>-25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table:number-matrix-columns-spanned="2" table:number-matrix-rows-spanned="1" table:formula="of:=LINEST([.F2:.F18];[.E2:.E18])" office:value-type="float" office:value="75.266663502192" calcext:value-type="float">
            <text:p>75.266663502192</text:p>
          </table:table-cell>
          <table:table-cell table:style-name="ce19" office:value-type="float" office:value="415.834931816872" calcext:value-type="float">
            <text:p>415.8349318168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table:formula="of:=CORREL([.I2:.I18];[.J2:.J18])" office:value-type="float" office:value="-0.3505829419" calcext:value-type="float">
            <text:p>-0.35058294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amedRange1" table:base-cell-address="$'Test year'.$A$1" table:cell-range-address="$'Test year'.$A$2"/>
        <table:named-range table:name="NamedRange2" table:base-cell-address="$'Test year'.$A$1" table:cell-range-address="$'Test year'.$A$1:.$G$16"/>
      </table:named-expressions>
      <table:database-ranges>
        <table:database-range table:name="__Anonymous_Sheet_DB__0" table:target-range-address="'Test year'.A1:'Test year'.L16" table:display-filter-buttons="true"/>
        <table:database-range table:name="__Anonymous_Sheet_DB__2" table:target-range-address="'Year 1'.A1:'Year 1'.O16" table:display-filter-buttons="true"/>
        <table:database-range table:name="__Anonymous_Sheet_DB__3" table:target-range-address="'Year 2'.A1:'Year 2'.P23" table:display-filter-buttons="true"/>
        <table:database-range table:name="__Anonymous_Sheet_DB__4" table:target-range-address="'Year 3'.A1:'Year 3'.Q29" table:display-filter-buttons="true"/>
        <table:database-range table:name="__Anonymous_Sheet_DB__5" table:target-range-address="'Year 4'.A1:'Year 4'.Q31" table:display-filter-buttons="true"/>
        <table:database-range table:name="__Anonymous_Sheet_DB__6" table:target-range-address="'Year 5'.A1:'Year 5'.Q36" table:display-filter-buttons="true"/>
        <table:database-range table:name="__Anonymous_Sheet_DB__7" table:target-range-address="'Year 6'.A1:'Year 6'.Q41" table:display-filter-buttons="true"/>
        <table:database-range table:name="__Anonymous_Sheet_DB__8" table:target-range-address="'year 7'.A1:'year 7'.Q41" table:display-filter-buttons="true"/>
        <table:database-range table:name="__Anonymous_Sheet_DB__12" table:target-range-address="'Strat 1'.X16:'Strat 1'.AD31" table:display-filter-buttons="true"/>
        <table:database-range table:name="__Anonymous_Sheet_DB__15" table:target-range-address="'Leisure analysis'.A1:'Leisure analysis'.I24" table:display-filter-buttons="true"/>
        <table:database-range table:name="__Anonymous_Sheet_DB__16" table:target-range-address="'Sit-on-top'.A1:'Sit-on-top'.H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Google Sans Mono" svg:font-family="'Google Sans Mono'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CA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number-style style:name="N127">
      <number:text>$</number:text>
      <number:number number:decimal-places="2" loext:min-decimal-places="2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year" style:display-name="PageStyle_Test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1" style:display-name="PageStyle_Ye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2" style:display-name="PageStyle_Ye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3" style:display-name="PageStyle_Ye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4" style:display-name="PageStyle_Yea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5" style:display-name="PageStyle_Yea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6" style:display-name="PageStyle_Yea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7" style:display-name="PageStyle_yea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t_20_2" style:display-name="PageStyle_Stra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ro" style:display-name="PageStyle_Mac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_20_to_20_qual" style:display-name="PageStyle_Emp to q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t_20_1" style:display-name="PageStyle_Stra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_20_cash" style:display-name="PageStyle_Comp 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isure_20_analysis" style:display-name="PageStyle_Leisure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-on-top" style:display-name="PageStyle_Sit-on-t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8408" meta:object-count="1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627cm" svg:y="3.364cm" style:legend-expansion="high" chart:style-name="ch2"/>
        <chart:plot-area chart:style-name="ch3" table:cell-range-address="'Strat 2'.A1:'Strat 2'.D7" chart:data-source-has-labels="both" svg:x="0.317cm" svg:y="0.196cm" svg:width="10.993cm" svg:height="9.424cm">
          <chartooo:coordinate-region svg:x="1.159cm" svg:y="0.395cm" svg:width="10.151cm" svg:height="8.728cm"/>
          <chart:axis chart:dimension="x" chart:name="primary-x" chart:style-name="ch4" chartooo:axis-type="text">
            <chart:categories table:cell-range-address="'Strat 2'.B1:'Strat 2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 2'.B2:'Strat 2'.D2" chart:label-cell-address="'Strat 2'.A2:'Strat 2'.A2" chart:class="chart:bar">
            <chart:data-point chart:repeated="3"/>
          </chart:series>
          <chart:series chart:style-name="ch8" chart:values-cell-range-address="'Strat 2'.B3:'Strat 2'.D3" chart:label-cell-address="'Strat 2'.A3:'Strat 2'.A3" chart:class="chart:bar">
            <chart:data-point chart:repeated="3"/>
          </chart:series>
          <chart:series chart:style-name="ch9" chart:values-cell-range-address="'Strat 2'.B4:'Strat 2'.D4" chart:label-cell-address="'Strat 2'.A4:'Strat 2'.A4" chart:class="chart:bar">
            <chart:data-point chart:repeated="3"/>
          </chart:series>
          <chart:series chart:style-name="ch10" chart:values-cell-range-address="'Strat 2'.B5:'Strat 2'.D5" chart:label-cell-address="'Strat 2'.A5:'Strat 2'.A5" chart:class="chart:bar">
            <chart:data-point chart:repeated="3"/>
          </chart:series>
          <chart:series chart:style-name="ch11" chart:values-cell-range-address="'Strat 2'.B6:'Strat 2'.D6" chart:label-cell-address="'Strat 2'.A6:'Strat 2'.A6" chart:class="chart:bar">
            <chart:data-point chart:repeated="3"/>
          </chart:series>
          <chart:series chart:style-name="ch12" chart:values-cell-range-address="'Strat 2'.B7:'Strat 2'.D7" chart:label-cell-address="'Strat 2'.A7:'Strat 2'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 4</text:p>
                <draw:g>
                  <svg:desc>'Strat 2'.B1:'Strat 2'.D1</svg:desc>
                </draw:g>
              </table:table-cell>
              <table:table-cell office:value-type="string">
                <text:p>Year 5</text:p>
              </table:table-cell>
              <table:table-cell office:value-type="string">
                <text:p>Year 6</text:p>
              </table:table-cell>
            </table:table-row>
          </table:table-header-rows>
          <table:table-rows>
            <table:table-row>
              <table:table-cell office:value-type="string">
                <text:p>Bluewater Kayaks</text:p>
                <draw:g>
                  <svg:desc>'Strat 2'.A2:'Strat 2'.A2</svg:desc>
                </draw:g>
              </table:table-cell>
              <table:table-cell office:value-type="float" office:value="336">
                <text:p>336</text:p>
                <draw:g>
                  <svg:desc>'Strat 2'.B2:'Strat 2'.D2</svg:desc>
                </draw:g>
              </table:table-cell>
              <table:table-cell office:value-type="float" office:value="1766">
                <text:p>176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DraKayak</text:p>
                <draw:g>
                  <svg:desc>'Strat 2'.A3:'Strat 2'.A3</svg:desc>
                </draw:g>
              </table:table-cell>
              <table:table-cell office:value-type="float" office:value="1685">
                <text:p>1685</text:p>
                <draw:g>
                  <svg:desc>'Strat 2'.B3:'Strat 2'.D3</svg:desc>
                </draw:g>
              </table:table-cell>
              <table:table-cell office:value-type="float" office:value="1867">
                <text:p>186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Great Lakes Kayak Co</text:p>
                <draw:g>
                  <svg:desc>'Strat 2'.A4:'Strat 2'.A4</svg:desc>
                </draw:g>
              </table:table-cell>
              <table:table-cell office:value-type="float" office:value="459">
                <text:p>459</text:p>
                <draw:g>
                  <svg:desc>'Strat 2'.B4:'Strat 2'.D4</svg:desc>
                </draw:g>
              </table:table-cell>
              <table:table-cell office:value-type="float" office:value="2107">
                <text:p>2107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/>
                <draw:g>
                  <svg:desc>'Strat 2'.A5:'Strat 2'.A5</svg:desc>
                </draw:g>
              </table:table-cell>
              <table:table-cell office:value-type="float" office:value="NaN">
                <text:p>NaN</text:p>
                <draw:g>
                  <svg:desc>'Strat 2'.B5:'Strat 2'.D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Strat 2'.A6:'Strat 2'.A6</svg:desc>
                </draw:g>
              </table:table-cell>
              <table:table-cell office:value-type="float" office:value="NaN">
                <text:p>NaN</text:p>
                <draw:g>
                  <svg:desc>'Strat 2'.B6:'Strat 2'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Strat 2'.A7:'Strat 2'.A7</svg:desc>
                </draw:g>
              </table:table-cell>
              <table:table-cell office:value-type="float" office:value="NaN">
                <text:p>NaN</text:p>
                <draw:g>
                  <svg:desc>'Strat 2'.B7:'Strat 2'.D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58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36cm" style:legend-expansion="high" chart:style-name="ch2"/>
        <chart:plot-area chart:style-name="ch3" table:cell-range-address="'Leisure analysis'.X104:'Leisure analysis'.Y109 'Leisure analysis'.T103:'Leisure analysis'.T109 'Leisure analysis'.Y103:'Leisure analysis'.Y103" chart:data-source-has-labels="both" svg:x="1.377cm" svg:y="0.196cm" svg:width="11.99cm" svg:height="9.424cm">
          <chartooo:coordinate-region svg:x="2.034cm" svg:y="0.395cm" svg:width="11.002cm" svg:height="8.728cm"/>
          <chart:axis chart:dimension="x" chart:name="primary-x" chart:style-name="ch4" chartooo:axis-type="text">
            <chart:categories table:cell-range-address="'Leisure analysis'.X104:'Leisure analysis'.X109"/>
          </chart:axis>
          <chart:axis chart:dimension="y" chart:name="primary-y" chart:style-name="ch5">
            <chart:title svg:x="0.451cm" svg:y="5.673cm" chart:style-name="ch6">
              <text:p>predicted</text:p>
            </chart:title>
            <chart:grid chart:style-name="ch7" chart:class="major"/>
          </chart:axis>
          <chart:series chart:style-name="ch8" chart:values-cell-range-address="'Leisure analysis'.T104:'Leisure analysis'.T109" chart:label-cell-address="'Leisure analysis'.T103:'Leisure analysis'.T103" chart:class="chart:line">
            <chart:data-point chart:repeated="6"/>
          </chart:series>
          <chart:series chart:style-name="ch9" chart:values-cell-range-address="'Leisure analysis'.Y104:'Leisure analysis'.Y109" chart:label-cell-address="'Leisure analysis'.Y103:'Leisure analysis'.Y10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</text:p>
                <draw:g>
                  <svg:desc>'Leisure analysis'.T103:'Leisure analysis'.T103</svg:desc>
                </draw:g>
              </table:table-cell>
              <table:table-cell office:value-type="string">
                <text:p>price</text:p>
                <draw:g>
                  <svg:desc>'Leisure analysis'.Y103:'Leisure analysis'.Y103</svg:desc>
                </draw:g>
              </table:table-cell>
            </table:table-row>
          </table:table-header-rows>
          <table:table-rows>
            <table:table-row>
              <table:table-cell office:value-type="float" office:value="2.58">
                <text:p>2.58</text:p>
                <draw:g>
                  <svg:desc>'Leisure analysis'.X104:'Leisure analysis'.X109</svg:desc>
                </draw:g>
              </table:table-cell>
              <table:table-cell office:value-type="float" office:value="NaN">
                <text:p>NaN</text:p>
                <draw:g>
                  <svg:desc>'Leisure analysis'.T104:'Leisure analysis'.T109</svg:desc>
                </draw:g>
              </table:table-cell>
              <table:table-cell office:value-type="float" office:value="608">
                <text:p>608</text:p>
                <draw:g>
                  <svg:desc>'Leisure analysis'.Y104:'Leisure analysis'.Y109</svg:desc>
                </draw:g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8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0.268cm" svg:height="10.98cm" xlink:href=".." xlink:type="simple" chart:class="chart:line" chart:style-name="ch1">
        <chart:legend chart:legend-position="end" svg:x="26.94cm" svg:y="4.942cm" style:legend-expansion="high" chart:style-name="ch2"/>
        <chart:plot-area chart:style-name="ch3" table:cell-range-address="'Leisure analysis'.E2:'Leisure analysis'.F32 'Leisure analysis'.C1:'Leisure analysis'.C32 'Leisure analysis'.F1:'Leisure analysis'.F1" chart:data-source-has-labels="both" svg:x="0.605cm" svg:y="0.219cm" svg:width="25.73cm" svg:height="10.542cm">
          <chartooo:coordinate-region svg:x="1.262cm" svg:y="0.321cm" svg:width="25.073cm" svg:height="10.144cm"/>
          <chart:axis chart:dimension="x" chart:name="primary-x" chart:style-name="ch4" chartooo:axis-type="text">
            <chart:categories table:cell-range-address="'Leisure analysis'.E2:'Leisure analysis'.E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isure analysis'.C2:'Leisure analysis'.C32" chart:label-cell-address="'Leisure analysis'.C1:'Leisure analysis'.C1" chart:class="chart:line">
            <chart:data-point chart:repeated="31"/>
          </chart:series>
          <chart:series chart:style-name="ch8" chart:values-cell-range-address="'Leisure analysis'.F2:'Leisure analysis'.F32" chart:label-cell-address="'Leisure analysis'.F1:'Leisure analysis'.F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 + year</text:p>
                <draw:g>
                  <svg:desc>'Leisure analysis'.C1:'Leisure analysis'.C1</svg:desc>
                </draw:g>
              </table:table-cell>
              <table:table-cell office:value-type="string">
                <text:p>price</text:p>
                <draw:g>
                  <svg:desc>'Leisure analysis'.F1:'Leisure analysis'.F1</svg:desc>
                </draw:g>
              </table:table-cell>
            </table:table-row>
          </table:table-header-rows>
          <table:table-rows>
            <table:table-row>
              <table:table-cell office:value-type="float" office:value="2.4">
                <text:p>2.4</text:p>
                <draw:g>
                  <svg:desc>'Leisure analysis'.E2:'Leisure analysis'.E32</svg:desc>
                </draw:g>
              </table:table-cell>
              <table:table-cell office:value-type="float" office:value="NaN">
                <text:p>NaN</text:p>
                <draw:g>
                  <svg:desc>'Leisure analysis'.C2:'Leisure analysis'.C32</svg:desc>
                </draw:g>
              </table:table-cell>
              <table:table-cell office:value-type="float" office:value="599">
                <text:p>599</text:p>
                <draw:g>
                  <svg:desc>'Leisure analysis'.F2:'Leisure analysis'.F32</svg:desc>
                </draw:g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.675">
                <text:p>2.675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.775">
                <text:p>3.775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.525">
                <text:p>3.525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8757560138578">
                <text:p>72.875756013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700114">
                <text:p>0.2970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0.692cm" svg:height="9.816cm" xlink:href=".." xlink:type="simple" chart:class="chart:line" chart:style-name="ch1">
        <chart:legend chart:legend-position="end" svg:x="27.919cm" svg:y="4.609cm" style:legend-expansion="high" chart:style-name="ch2"/>
        <chart:plot-area chart:style-name="ch3" table:cell-range-address="'Leisure analysis'.I99:'Leisure analysis'.I121 'Leisure analysis'.G98:'Leisure analysis'.G121" chart:data-source-has-labels="both" svg:x="0.613cm" svg:y="0.196cm" svg:width="26.693cm" svg:height="9.424cm">
          <chartooo:coordinate-region svg:x="1.27cm" svg:y="0.396cm" svg:width="25.426cm" svg:height="8.727cm"/>
          <chart:axis chart:dimension="x" chart:name="primary-x" chart:style-name="ch4" chartooo:axis-type="text">
            <chart:categories table:cell-range-address="'Leisure analysis'.I99:'Leisure analysis'.I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isure analysis'.G99:'Leisure analysis'.G121" chart:label-cell-address="'Leisure analysis'.G98:'Leisure analysis'.G98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ntory</text:p>
                <draw:g>
                  <svg:desc>'Leisure analysis'.G98:'Leisure analysis'.G98</svg:desc>
                </draw:g>
              </table:table-cell>
            </table:table-row>
          </table:table-header-rows>
          <table:table-rows>
            <table:table-row>
              <table:table-cell office:value-type="float" office:value="-38.9217412295867">
                <text:p>-38.9217412295867</text:p>
                <draw:g>
                  <svg:desc>'Leisure analysis'.I99:'Leisure analysis'.I121</svg:desc>
                </draw:g>
              </table:table-cell>
              <table:table-cell office:value-type="float" office:value="437">
                <text:p>437</text:p>
                <draw:g>
                  <svg:desc>'Leisure analysis'.G99:'Leisure analysis'.G121</svg:desc>
                </draw:g>
              </table:table-cell>
            </table:table-row>
            <table:table-row>
              <table:table-cell office:value-type="float" office:value="-24.1945423465625">
                <text:p>-24.194542346562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-16.9477996489876">
                <text:p>-16.947799648987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-13.8809083257759">
                <text:p>-13.880908325775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-11.3596192365155">
                <text:p>-11.35961923651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-9.66022404760179">
                <text:p>-9.6602240476017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6.99037782750804">
                <text:p>-6.9903778275080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-5.70280222612223">
                <text:p>-5.702802226122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-5.38742293062603">
                <text:p>-5.387422930626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-4.70280222612223">
                <text:p>-4.702802226122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-4.59158744968045">
                <text:p>-4.591587449680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-0.473951367186146">
                <text:p>-0.47395136718614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1.92795636487017">
                <text:p>1.9279563648701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5.57174416556313">
                <text:p>5.5717441655631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.43447096972045">
                <text:p>6.434470969720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3.7220465711061">
                <text:p>13.72204657110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3.8054576534375">
                <text:p>13.805457653437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4.4900783579413">
                <text:p>14.490078357941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5.4492454541304">
                <text:p>15.4492454541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.6534099731848">
                <text:p>16.653409973184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6.7580168459788">
                <text:p>16.75801684597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7.6077144404356">
                <text:p>17.60771444043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3936380659095">
                <text:p>20.3936380659095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4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1.485cm" svg:height="19.5cm" xlink:href=".." xlink:type="simple" chart:class="chart:line" chart:column-mapping="1 2 0" chart:style-name="ch1">
        <chart:legend chart:legend-position="end" svg:x="29.136cm" svg:y="8.953cm" style:legend-expansion="high" chart:style-name="ch2"/>
        <chart:plot-area chart:style-name="ch3" table:cell-range-address="'Sit-on-top'.A2:'Sit-on-top'.A25 'Sit-on-top'.C1:'Sit-on-top'.D25 'Sit-on-top'.F1:'Sit-on-top'.F25" chart:data-source-has-labels="both" svg:x="0.629cm" svg:y="0.39cm" svg:width="27.878cm" svg:height="18.72cm">
          <chartooo:coordinate-region svg:x="2.584cm" svg:y="0.39cm" svg:width="25.345cm" svg:height="15.821cm"/>
          <chart:axis chart:dimension="x" chart:name="primary-x" chart:style-name="ch4" chartooo:axis-type="text">
            <chart:categories table:cell-range-address="'Sit-on-top'.A2:'Sit-on-top'.A25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Sit-on-top'.D2:'Sit-on-top'.D25" chart:label-cell-address="'Sit-on-top'.D1:'Sit-on-top'.D1" chart:class="chart:line">
            <chart:data-point chart:repeated="24"/>
          </chart:series>
          <chart:series chart:attached-axis="primary-y" chart:style-name="ch10" chart:values-cell-range-address="'Sit-on-top'.F2:'Sit-on-top'.F25" chart:label-cell-address="'Sit-on-top'.F1:'Sit-on-top'.F1" chart:class="chart:line">
            <chart:data-point chart:repeated="24"/>
          </chart:series>
          <chart:series chart:attached-axis="secondary-y" chart:style-name="ch11" chart:values-cell-range-address="'Sit-on-top'.C2:'Sit-on-top'.C25" chart:label-cell-address="'Sit-on-top'.C1:'Sit-on-top'.C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'Sit-on-top'.D1:'Sit-on-top'.D1</svg:desc>
                </draw:g>
              </table:table-cell>
              <table:table-cell office:value-type="string">
                <text:p>pred</text:p>
                <draw:g>
                  <svg:desc>'Sit-on-top'.F1:'Sit-on-top'.F1</svg:desc>
                </draw:g>
              </table:table-cell>
              <table:table-cell office:value-type="string">
                <text:p>quality</text:p>
                <draw:g>
                  <svg:desc>'Sit-on-top'.C1:'Sit-on-to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eflow Kayaks</text:p>
                <draw:g>
                  <svg:desc>'Sit-on-top'.A2:'Sit-on-top'.A25</svg:desc>
                </draw:g>
              </table:table-cell>
              <table:table-cell office:value-type="float" office:value="550">
                <text:p>550</text:p>
                <draw:g>
                  <svg:desc>'Sit-on-top'.D2:'Sit-on-top'.D25</svg:desc>
                </draw:g>
              </table:table-cell>
              <table:table-cell office:value-type="float" office:value="571.995307367433">
                <text:p>571.995307367433</text:p>
                <draw:g>
                  <svg:desc>'Sit-on-top'.F2:'Sit-on-top'.F25</svg:desc>
                </draw:g>
              </table:table-cell>
              <table:table-cell office:value-type="float" office:value="2.725">
                <text:p>2.725</text:p>
                <draw:g>
                  <svg:desc>'Sit-on-top'.C2:'Sit-on-top'.C25</svg:desc>
                </draw:g>
              </table:table-cell>
            </table:table-row>
            <table:table-row>
              <table:table-cell office:value-type="string">
                <text:p>Freeflow Kayaks</text:p>
              </table:table-cell>
              <table:table-cell office:value-type="float" office:value="610">
                <text:p>610</text:p>
              </table:table-cell>
              <table:table-cell office:value-type="float" office:value="573.175035194744">
                <text:p>573.175035194744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Freeflow Kayaks</text:p>
              </table:table-cell>
              <table:table-cell office:value-type="float" office:value="528">
                <text:p>528</text:p>
              </table:table-cell>
              <table:table-cell office:value-type="float" office:value="573.7648991084">
                <text:p>573.76489910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InSync Kayaks</text:p>
              </table:table-cell>
              <table:table-cell office:value-type="float" office:value="645">
                <text:p>645</text:p>
              </table:table-cell>
              <table:table-cell office:value-type="float" office:value="581.433129985922">
                <text:p>581.433129985922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Sea Splash Kayaks</text:p>
              </table:table-cell>
              <table:table-cell office:value-type="float" office:value="660">
                <text:p>660</text:p>
              </table:table-cell>
              <table:table-cell office:value-type="float" office:value="586.741905208822">
                <text:p>586.74190520882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H2OExplorers</text:p>
              </table:table-cell>
              <table:table-cell office:value-type="float" office:value="590">
                <text:p>590</text:p>
              </table:table-cell>
              <table:table-cell office:value-type="float" office:value="588.511496949789">
                <text:p>588.511496949789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H2OExplorers</text:p>
              </table:table-cell>
              <table:table-cell office:value-type="float" office:value="620">
                <text:p>620</text:p>
              </table:table-cell>
              <table:table-cell office:value-type="float" office:value="591.460816518067">
                <text:p>591.46081651806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Sea Splash Kayaks</text:p>
              </table:table-cell>
              <table:table-cell office:value-type="float" office:value="625">
                <text:p>625</text:p>
              </table:table-cell>
              <table:table-cell office:value-type="float" office:value="593.230408259033">
                <text:p>593.230408259033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MarineX</text:p>
              </table:table-cell>
              <table:table-cell office:value-type="float" office:value="615">
                <text:p>615</text:p>
              </table:table-cell>
              <table:table-cell office:value-type="float" office:value="595">
                <text:p>59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MarineX</text:p>
              </table:table-cell>
              <table:table-cell office:value-type="float" office:value="615">
                <text:p>615</text:p>
              </table:table-cell>
              <table:table-cell office:value-type="float" office:value="595.589863913656">
                <text:p>595.589863913656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rystal Crest Kayaks</text:p>
              </table:table-cell>
              <table:table-cell office:value-type="float" office:value="501">
                <text:p>501</text:p>
              </table:table-cell>
              <table:table-cell office:value-type="float" office:value="597.359455654622">
                <text:p>597.3594556546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H2OExplorers</text:p>
              </table:table-cell>
              <table:table-cell office:value-type="float" office:value="530">
                <text:p>530</text:p>
              </table:table-cell>
              <table:table-cell office:value-type="float" office:value="597.359455654622">
                <text:p>597.3594556546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Under The Paddle</text:p>
              </table:table-cell>
              <table:table-cell office:value-type="float" office:value="546">
                <text:p>546</text:p>
              </table:table-cell>
              <table:table-cell office:value-type="float" office:value="597.359455654622">
                <text:p>597.3594556546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Under The Paddle</text:p>
              </table:table-cell>
              <table:table-cell office:value-type="float" office:value="546">
                <text:p>546</text:p>
              </table:table-cell>
              <table:table-cell office:value-type="float" office:value="597.949319568278">
                <text:p>597.949319568278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Under The Paddle</text:p>
              </table:table-cell>
              <table:table-cell office:value-type="float" office:value="560">
                <text:p>560</text:p>
              </table:table-cell>
              <table:table-cell office:value-type="float" office:value="598.539183481933">
                <text:p>598.53918348193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ElevationKayaks</text:p>
              </table:table-cell>
              <table:table-cell office:value-type="float" office:value="621">
                <text:p>621</text:p>
              </table:table-cell>
              <table:table-cell office:value-type="float" office:value="598.539183481933">
                <text:p>598.53918348193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Crystal Crest Kayaks</text:p>
              </table:table-cell>
              <table:table-cell office:value-type="float" office:value="501">
                <text:p>501</text:p>
              </table:table-cell>
              <table:table-cell office:value-type="float" office:value="598.539183481933">
                <text:p>598.53918348193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MarineX</text:p>
              </table:table-cell>
              <table:table-cell office:value-type="float" office:value="635">
                <text:p>635</text:p>
              </table:table-cell>
              <table:table-cell office:value-type="float" office:value="599.129047395589">
                <text:p>599.129047395589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Nordiks</text:p>
              </table:table-cell>
              <table:table-cell office:value-type="float" office:value="610">
                <text:p>610</text:p>
              </table:table-cell>
              <table:table-cell office:value-type="float" office:value="599.129047395589">
                <text:p>599.129047395589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Nordiks</text:p>
              </table:table-cell>
              <table:table-cell office:value-type="float" office:value="590">
                <text:p>590</text:p>
              </table:table-cell>
              <table:table-cell office:value-type="float" office:value="602.078366963867">
                <text:p>602.0783669638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quaFloat</text:p>
              </table:table-cell>
              <table:table-cell office:value-type="float" office:value="670">
                <text:p>670</text:p>
              </table:table-cell>
              <table:table-cell office:value-type="float" office:value="606.207414359456">
                <text:p>606.207414359456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AquaFloat</text:p>
              </table:table-cell>
              <table:table-cell office:value-type="float" office:value="650">
                <text:p>650</text:p>
              </table:table-cell>
              <table:table-cell office:value-type="float" office:value="607.977006100422">
                <text:p>607.97700610042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Jaws Kayak</text:p>
              </table:table-cell>
              <table:table-cell office:value-type="float" office:value="660">
                <text:p>660</text:p>
              </table:table-cell>
              <table:table-cell office:value-type="float" office:value="614.465509150634">
                <text:p>614.465509150634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Jaws Kayak</text:p>
              </table:table-cell>
              <table:table-cell office:value-type="float" office:value="602">
                <text:p>602</text:p>
              </table:table-cell>
              <table:table-cell office:value-type="float" office:value="614.465509150634">
                <text:p>614.465509150634</text:p>
              </table:table-cell>
              <table:table-cell office:value-type="float" office:value="4.525">
                <text:p>4.5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3.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22cm" svg:y="4.111cm" style:legend-expansion="high" chart:style-name="ch2"/>
        <chart:plot-area chart:style-name="ch3" table:cell-range-address="'Emp to qual'.A1:'Emp to qual'.D8" chart:data-source-has-labels="both" svg:x="0.317cm" svg:y="0.196cm" svg:width="13.288cm" svg:height="9.424cm">
          <chartooo:coordinate-region svg:x="0.894cm" svg:y="0.394cm" svg:width="12.207cm" svg:height="8.729cm"/>
          <chart:axis chart:dimension="x" chart:name="primary-x" chart:style-name="ch4" chartooo:axis-type="text">
            <chart:categories table:cell-range-address="'Emp to qual'.A2:'Emp to qual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mp to qual'.B2:'Emp to qual'.B8" chart:label-cell-address="'Emp to qual'.B1:'Emp to qual'.B1" chart:class="chart:line">
            <chart:data-point chart:repeated="7"/>
          </chart:series>
          <chart:series chart:style-name="ch8" chart:values-cell-range-address="'Emp to qual'.C2:'Emp to qual'.C8" chart:label-cell-address="'Emp to qual'.C1:'Emp to qual'.C1" chart:class="chart:line">
            <chart:data-point chart:repeated="7"/>
          </chart:series>
          <chart:series chart:style-name="ch9" chart:values-cell-range-address="'Emp to qual'.D2:'Emp to qual'.D8" chart:label-cell-address="'Emp to qual'.D1:'Emp to qual'.D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01</text:p>
                <draw:g>
                  <svg:desc>'Emp to qual'.B1:'Emp to qual'.B1</svg:desc>
                </draw:g>
              </table:table-cell>
              <table:table-cell office:value-type="string">
                <text:p>S01</text:p>
                <draw:g>
                  <svg:desc>'Emp to qual'.C1:'Emp to qual'.C1</svg:desc>
                </draw:g>
              </table:table-cell>
              <table:table-cell office:value-type="string">
                <text:p>T01</text:p>
                <draw:g>
                  <svg:desc>'Emp to qual'.D1:'Emp to qua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'Emp to qual'.A2:'Emp to qual'.A8</svg:desc>
                </draw:g>
              </table:table-cell>
              <table:table-cell office:value-type="float" office:value="3.825">
                <text:p>3.825</text:p>
                <draw:g>
                  <svg:desc>'Emp to qual'.B2:'Emp to qual'.B8</svg:desc>
                </draw:g>
              </table:table-cell>
              <table:table-cell office:value-type="float" office:value="NaN">
                <text:p>NaN</text:p>
                <draw:g>
                  <svg:desc>'Emp to qual'.C2:'Emp to qual'.C8</svg:desc>
                </draw:g>
              </table:table-cell>
              <table:table-cell office:value-type="float" office:value="NaN">
                <text:p>NaN</text:p>
                <draw:g>
                  <svg:desc>'Emp to qual'.D2:'Emp to qual'.D8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3.85">
                <text:p>3.85</text:p>
              </table:table-cell>
              <table:table-cell office:value-type="float" office:value="4.175">
                <text:p>4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4">
                <text:p>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4.05">
                <text:p>4.05</text:p>
              </table:table-cell>
              <table:table-cell office:value-type="float" office:value="4.375">
                <text:p>4.375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4.275">
                <text:p>4.275</text:p>
              </table:table-cell>
              <table:table-cell office:value-type="float" office:value="4.45">
                <text:p>4.45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Year 7</text:p>
              </table:table-cell>
              <table:table-cell office:value-type="float" office:value="4.125">
                <text:p>4.125</text:p>
              </table:table-cell>
              <table:table-cell office:value-type="float" office:value="4.35">
                <text:p>4.35</text:p>
              </table:table-cell>
              <table:table-cell office:value-type="float" office:value="4.45">
                <text:p>4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4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115cm" svg:y="2.866cm" style:legend-expansion="high" chart:style-name="ch2"/>
        <chart:plot-area chart:style-name="ch3" table:cell-range-address="'Emp to qual'.A1:'Emp to qual'.A8 'Emp to qual'.E1:'Emp to qual'.E8" chart:data-source-has-labels="column" svg:x="0.317cm" svg:y="0.196cm" svg:width="13.481cm" svg:height="9.424cm">
          <chartooo:coordinate-region svg:x="0.788cm" svg:y="0.395cm" svg:width="13.01cm" svg:height="8.728cm"/>
          <chart:axis chart:dimension="x" chart:name="primary-x" chart:style-name="ch4" chartooo:axis-type="text">
            <chart:categories table:cell-range-address="'Emp to qual'.A1:'Emp to qual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mp to qual'.E1:'Emp to qual'.E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mp to qual'.A1:'Emp to qual'.A8</svg:desc>
                </draw:g>
              </table:table-cell>
              <table:table-cell office:value-type="float" office:value="NaN">
                <text:p>NaN</text:p>
                <draw:g>
                  <svg:desc>'Emp to qual'.E1:'Emp to qual'.E8</svg:desc>
                </draw:g>
              </table:table-cell>
            </table:table-row>
            <table:table-row>
              <table:table-cell office:value-type="string">
                <text:p>Year 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Year 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1 2 0" chart:style-name="ch1">
        <chart:legend chart:legend-position="end" svg:x="12.785cm" svg:y="4.111cm" style:legend-expansion="high" chart:style-name="ch2"/>
        <chart:plot-area chart:style-name="ch3" table:cell-range-address="'Emp to qual'.F1:'Emp to qual'.H8" chart:data-source-has-labels="row" svg:x="0.317cm" svg:y="0.196cm" svg:width="12.151cm" svg:height="9.424cm">
          <chartooo:coordinate-region svg:x="1.714cm" svg:y="0.396cm" svg:width="10.096cm" svg:height="8.727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Emp to qual'.G2:'Emp to qual'.G8" chart:label-cell-address="'Emp to qual'.G1:'Emp to qual'.G1" chart:class="chart:line">
            <chart:data-point chart:repeated="7"/>
          </chart:series>
          <chart:series chart:attached-axis="primary-y" chart:style-name="ch10" chart:values-cell-range-address="'Emp to qual'.H2:'Emp to qual'.H8" chart:label-cell-address="'Emp to qual'.H1:'Emp to qual'.H1" chart:class="chart:line">
            <chart:data-point chart:repeated="7"/>
          </chart:series>
          <chart:series chart:attached-axis="secondary-y" chart:style-name="ch11" chart:values-cell-range-address="'Emp to qual'.F2:'Emp to qual'.F8" chart:label-cell-address="'Emp to qual'.F1:'Emp to qual'.F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'Emp to qual'.G1:'Emp to qual'.G1</svg:desc>
                </draw:g>
              </table:table-cell>
              <table:table-cell office:value-type="string">
                <text:p>Net sales</text:p>
                <draw:g>
                  <svg:desc>'Emp to qual'.H1:'Emp to qual'.H1</svg:desc>
                </draw:g>
              </table:table-cell>
              <table:table-cell office:value-type="string">
                <text:p>Share price</text:p>
                <draw:g>
                  <svg:desc>'Emp to qual'.F1:'Emp to qual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765">
                <text:p>239765</text:p>
                <draw:g>
                  <svg:desc>'Emp to qual'.G2:'Emp to qual'.G8</svg:desc>
                </draw:g>
              </table:table-cell>
              <table:table-cell office:value-type="float" office:value="3518539">
                <text:p>3518539</text:p>
                <draw:g>
                  <svg:desc>'Emp to qual'.H2:'Emp to qual'.H8</svg:desc>
                </draw:g>
              </table:table-cell>
              <table:table-cell office:value-type="float" office:value="157.54">
                <text:p>157.54</text:p>
                <draw:g>
                  <svg:desc>'Emp to qual'.F2:'Emp to qual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587">
                <text:p>428587</text:p>
              </table:table-cell>
              <table:table-cell office:value-type="float" office:value="5303376">
                <text:p>5303376</text:p>
              </table:table-cell>
              <table:table-cell office:value-type="float" office:value="200.39">
                <text:p>20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5776">
                <text:p>635776</text:p>
              </table:table-cell>
              <table:table-cell office:value-type="float" office:value="6318255">
                <text:p>6318255</text:p>
              </table:table-cell>
              <table:table-cell office:value-type="float" office:value="263.97">
                <text:p>263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278">
                <text:p>376278</text:p>
              </table:table-cell>
              <table:table-cell office:value-type="float" office:value="6289483">
                <text:p>6289483</text:p>
              </table:table-cell>
              <table:table-cell office:value-type="float" office:value="301.6">
                <text:p>30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8771">
                <text:p>508771</text:p>
              </table:table-cell>
              <table:table-cell office:value-type="float" office:value="7068451">
                <text:p>7068451</text:p>
              </table:table-cell>
              <table:table-cell office:value-type="float" office:value="352.48">
                <text:p>352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428">
                <text:p>595428</text:p>
              </table:table-cell>
              <table:table-cell office:value-type="float" office:value="8293981">
                <text:p>8293981</text:p>
              </table:table-cell>
              <table:table-cell office:value-type="float" office:value="412.02">
                <text:p>412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6634">
                <text:p>826634</text:p>
              </table:table-cell>
              <table:table-cell office:value-type="float" office:value="8382123">
                <text:p>8382123</text:p>
              </table:table-cell>
              <table:table-cell office:value-type="float" office:value="494.68">
                <text:p>494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color="#fbbc04" draw:fill-color="#fbbc04" draw:opacity="1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4285f4" draw:fill-color="#4285f4" draw:opacity="50%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row-mapping="2 1 0" chart:style-name="ch1">
        <chart:legend chart:legend-position="end" svg:x="14.115cm" svg:y="4.111cm" style:legend-expansion="high" chart:style-name="ch2"/>
        <chart:plot-area chart:style-name="ch3" table:cell-range-address="'Strat 1'.L4:'Strat 1'.AA7" chart:data-source-has-labels="both" svg:x="0.317cm" svg:y="0.196cm" svg:width="13.481cm" svg:height="9.424cm">
          <chartooo:coordinate-region svg:x="1.102cm" svg:y="0.196cm" svg:width="11.385cm" svg:height="6.375cm"/>
          <chart:axis chart:dimension="x" chart:name="primary-x" chart:style-name="ch4" chartooo:axis-type="text">
            <chart:categories table:cell-range-address="'Strat 1'.M4:'Strat 1'.A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 1'.M7:'Strat 1'.AA7" chart:label-cell-address="'Strat 1'.L7:'Strat 1'.L7" chart:class="chart:area">
            <chart:data-point chart:repeated="15"/>
          </chart:series>
          <chart:series chart:style-name="ch8" chart:values-cell-range-address="'Strat 1'.M6:'Strat 1'.AA6" chart:label-cell-address="'Strat 1'.L6:'Strat 1'.L6" chart:class="chart:area">
            <chart:data-point chart:repeated="15"/>
          </chart:series>
          <chart:series chart:style-name="ch9" chart:values-cell-range-address="'Strat 1'.M5:'Strat 1'.AA5" chart:label-cell-address="'Strat 1'.L5:'Strat 1'.L5" chart:class="chart:area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flow Kayaks</text:p>
                <draw:g>
                  <svg:desc>'Strat 1'.M4:'Strat 1'.AA4</svg:desc>
                </draw:g>
              </table:table-cell>
              <table:table-cell office:value-type="string">
                <text:p>Sea Splash Kayaks</text:p>
              </table:table-cell>
              <table:table-cell office:value-type="string">
                <text:p>H2OExplorers</text:p>
              </table:table-cell>
              <table:table-cell office:value-type="string">
                <text:p>Great Lakes Kayak Co</text:p>
              </table:table-cell>
              <table:table-cell office:value-type="string">
                <text:p>InSync Kayaks</text:p>
              </table:table-cell>
              <table:table-cell office:value-type="string">
                <text:p>Nordiks</text:p>
              </table:table-cell>
              <table:table-cell office:value-type="string">
                <text:p>MarineX</text:p>
              </table:table-cell>
              <table:table-cell office:value-type="string">
                <text:p>ElevationKayaks</text:p>
              </table:table-cell>
              <table:table-cell office:value-type="string">
                <text:p>AquaFloat</text:p>
              </table:table-cell>
              <table:table-cell office:value-type="string">
                <text:p>Jaws Kayak</text:p>
              </table:table-cell>
              <table:table-cell office:value-type="string">
                <text:p>DraKayak</text:p>
              </table:table-cell>
              <table:table-cell office:value-type="string">
                <text:p>Under The Paddle</text:p>
              </table:table-cell>
              <table:table-cell office:value-type="string">
                <text:p>Crystal Crest Kayaks</text:p>
              </table:table-cell>
              <table:table-cell office:value-type="string">
                <text:p>Ramm</text:p>
              </table:table-cell>
              <table:table-cell office:value-type="string">
                <text:p>Bluewater Kayaks</text:p>
              </table:table-cell>
            </table:table-row>
          </table:table-header-rows>
          <table:table-rows>
            <table:table-row>
              <table:table-cell office:value-type="string">
                <text:p>Year 3</text:p>
                <draw:g>
                  <svg:desc>'Strat 1'.L7:'Strat 1'.L7</svg:desc>
                </draw:g>
              </table:table-cell>
              <table:table-cell office:value-type="float" office:value="2.45">
                <text:p>2.45</text:p>
                <draw:g>
                  <svg:desc>'Strat 1'.M7:'Strat 1'.AA7</svg:desc>
                </draw:g>
              </table:table-cell>
              <table:table-cell office:value-type="float" office:value="2.95">
                <text:p>2.9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3.85">
                <text:p>3.85</text:p>
              </table:table-cell>
              <table:table-cell office:value-type="float" office:value="3.475">
                <text:p>3.475</text:p>
              </table:table-cell>
              <table:table-cell office:value-type="float" office:value="3.475">
                <text:p>3.475</text:p>
              </table:table-cell>
              <table:table-cell office:value-type="float" office:value="3.525">
                <text:p>3.525</text:p>
              </table:table-cell>
              <table:table-cell office:value-type="float" office:value="4.15">
                <text:p>4.15</text:p>
              </table:table-cell>
              <table:table-cell office:value-type="float" office:value="4.225">
                <text:p>4.225</text:p>
              </table:table-cell>
              <table:table-cell office:value-type="float" office:value="3.45">
                <text:p>3.45</text:p>
              </table:table-cell>
              <table:table-cell office:value-type="float" office:value="3.8">
                <text:p>3.8</text:p>
              </table:table-cell>
              <table:table-cell office:value-type="float" office:value="4.075">
                <text:p>4.075</text:p>
              </table:table-cell>
              <table:table-cell office:value-type="float" office:value="4.3">
                <text:p>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Year 2</text:p>
                <draw:g>
                  <svg:desc>'Strat 1'.L6:'Strat 1'.L6</svg:desc>
                </draw:g>
              </table:table-cell>
              <table:table-cell office:value-type="float" office:value="2.4">
                <text:p>2.4</text:p>
                <draw:g>
                  <svg:desc>'Strat 1'.M6:'Strat 1'.AA6</svg:desc>
                </draw:g>
              </table:table-cell>
              <table:table-cell office:value-type="float" office:value="2.95">
                <text:p>2.95</text:p>
              </table:table-cell>
              <table:table-cell office:value-type="float" office:value="2.55">
                <text:p>2.55</text:p>
              </table:table-cell>
              <table:table-cell office:value-type="float" office:value="2.675">
                <text:p>2.675</text:p>
              </table:table-cell>
              <table:table-cell office:value-type="float" office:value="3.725">
                <text:p>3.725</text:p>
              </table:table-cell>
              <table:table-cell office:value-type="float" office:value="3.4">
                <text:p>3.4</text:p>
              </table:table-cell>
              <table:table-cell office:value-type="float" office:value="3.35">
                <text:p>3.35</text:p>
              </table:table-cell>
              <table:table-cell office:value-type="float" office:value="3.225">
                <text:p>3.225</text:p>
              </table:table-cell>
              <table:table-cell office:value-type="float" office:value="4.125">
                <text:p>4.125</text:p>
              </table:table-cell>
              <table:table-cell office:value-type="float" office:value="3.475">
                <text:p>3.475</text:p>
              </table:table-cell>
              <table:table-cell office:value-type="float" office:value="3.5">
                <text:p>3.5</text:p>
              </table:table-cell>
              <table:table-cell office:value-type="float" office:value="3.775">
                <text:p>3.775</text:p>
              </table:table-cell>
              <table:table-cell office:value-type="float" office:value="3.775">
                <text:p>3.775</text:p>
              </table:table-cell>
              <table:table-cell office:value-type="float" office:value="4.1">
                <text:p>4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Year 1</text:p>
                <draw:g>
                  <svg:desc>'Strat 1'.L5:'Strat 1'.L5</svg:desc>
                </draw:g>
              </table:table-cell>
              <table:table-cell office:value-type="float" office:value="2.3">
                <text:p>2.3</text:p>
                <draw:g>
                  <svg:desc>'Strat 1'.M5:'Strat 1'.AA5</svg:desc>
                </draw:g>
              </table:table-cell>
              <table:table-cell office:value-type="float" office:value="2.425">
                <text:p>2.425</text:p>
              </table:table-cell>
              <table:table-cell office:value-type="float" office:value="2.525">
                <text:p>2.525</text:p>
              </table:table-cell>
              <table:table-cell office:value-type="float" office:value="2.55">
                <text:p>2.55</text:p>
              </table:table-cell>
              <table:table-cell office:value-type="float" office:value="2.6">
                <text:p>2.6</text:p>
              </table:table-cell>
              <table:table-cell office:value-type="float" office:value="2.975">
                <text:p>2.975</text:p>
              </table:table-cell>
              <table:table-cell office:value-type="float" office:value="3.3">
                <text:p>3.3</text:p>
              </table:table-cell>
              <table:table-cell office:value-type="float" office:value="3.35">
                <text:p>3.3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425">
                <text:p>3.425</text:p>
              </table:table-cell>
              <table:table-cell office:value-type="float" office:value="3.525">
                <text:p>3.525</text:p>
              </table:table-cell>
              <table:table-cell office:value-type="float" office:value="3.625">
                <text:p>3.625</text:p>
              </table:table-cell>
              <table:table-cell office:value-type="float" office:value="3.8">
                <text:p>3.8</text:p>
              </table:table-cell>
              <table:table-cell office:value-type="float" office:value="3.825">
                <text:p>3.8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5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color="#fbbc04" draw:fill-color="#fbbc04" draw:opacity="1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4285f4" draw:fill-color="#4285f4" draw:opacity="50%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row-mapping="2 1 0" chart:style-name="ch1">
        <chart:legend chart:legend-position="end" svg:x="14.115cm" svg:y="4.111cm" style:legend-expansion="high" chart:style-name="ch2"/>
        <chart:plot-area chart:style-name="ch3" table:cell-range-address="'Strat 1'.M4:'Strat 1'.AA4 'Strat 1'.L8:'Strat 1'.AA10" chart:data-source-has-labels="both" svg:x="0.317cm" svg:y="0.196cm" svg:width="13.481cm" svg:height="9.424cm">
          <chartooo:coordinate-region svg:x="1.102cm" svg:y="0.196cm" svg:width="11.385cm" svg:height="6.375cm"/>
          <chart:axis chart:dimension="x" chart:name="primary-x" chart:style-name="ch4" chartooo:axis-type="text">
            <chart:categories table:cell-range-address="'Strat 1'.M4:'Strat 1'.A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 1'.M10:'Strat 1'.AA10" chart:label-cell-address="'Strat 1'.L10:'Strat 1'.L10" chart:class="chart:area">
            <chart:data-point chart:repeated="15"/>
          </chart:series>
          <chart:series chart:style-name="ch8" chart:values-cell-range-address="'Strat 1'.M9:'Strat 1'.AA9" chart:label-cell-address="'Strat 1'.L9:'Strat 1'.L9" chart:class="chart:area">
            <chart:data-point chart:repeated="15"/>
          </chart:series>
          <chart:series chart:style-name="ch9" chart:values-cell-range-address="'Strat 1'.M8:'Strat 1'.AA8" chart:label-cell-address="'Strat 1'.L8:'Strat 1'.L8" chart:class="chart:area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flow Kayaks</text:p>
                <draw:g>
                  <svg:desc>'Strat 1'.M4:'Strat 1'.AA4</svg:desc>
                </draw:g>
              </table:table-cell>
              <table:table-cell office:value-type="string">
                <text:p>Sea Splash Kayaks</text:p>
              </table:table-cell>
              <table:table-cell office:value-type="string">
                <text:p>H2OExplorers</text:p>
              </table:table-cell>
              <table:table-cell office:value-type="string">
                <text:p>Great Lakes Kayak Co</text:p>
              </table:table-cell>
              <table:table-cell office:value-type="string">
                <text:p>InSync Kayaks</text:p>
              </table:table-cell>
              <table:table-cell office:value-type="string">
                <text:p>Nordiks</text:p>
              </table:table-cell>
              <table:table-cell office:value-type="string">
                <text:p>MarineX</text:p>
              </table:table-cell>
              <table:table-cell office:value-type="string">
                <text:p>ElevationKayaks</text:p>
              </table:table-cell>
              <table:table-cell office:value-type="string">
                <text:p>AquaFloat</text:p>
              </table:table-cell>
              <table:table-cell office:value-type="string">
                <text:p>Jaws Kayak</text:p>
              </table:table-cell>
              <table:table-cell office:value-type="string">
                <text:p>DraKayak</text:p>
              </table:table-cell>
              <table:table-cell office:value-type="string">
                <text:p>Under The Paddle</text:p>
              </table:table-cell>
              <table:table-cell office:value-type="string">
                <text:p>Crystal Crest Kayaks</text:p>
              </table:table-cell>
              <table:table-cell office:value-type="string">
                <text:p>Ramm</text:p>
              </table:table-cell>
              <table:table-cell office:value-type="string">
                <text:p>Bluewater Kayaks</text:p>
              </table:table-cell>
            </table:table-row>
          </table:table-header-rows>
          <table:table-rows>
            <table:table-row>
              <table:table-cell office:value-type="string">
                <text:p>Year 3</text:p>
                <draw:g>
                  <svg:desc>'Strat 1'.L10:'Strat 1'.L10</svg:desc>
                </draw:g>
              </table:table-cell>
              <table:table-cell office:value-type="float" office:value="615">
                <text:p>615</text:p>
                <draw:g>
                  <svg:desc>'Strat 1'.M10:'Strat 1'.AA10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635">
                <text:p>635</text:p>
              </table:table-cell>
              <table:table-cell office:value-type="float" office:value="597">
                <text:p>597</text:p>
              </table:table-cell>
              <table:table-cell office:value-type="float" office:value="679">
                <text:p>679</text:p>
              </table:table-cell>
              <table:table-cell office:value-type="float" office:value="702">
                <text:p>702</text:p>
              </table:table-cell>
              <table:table-cell office:value-type="float" office:value="715">
                <text:p>715</text:p>
              </table:table-cell>
              <table:table-cell office:value-type="float" office:value="656">
                <text:p>656</text:p>
              </table:table-cell>
              <table:table-cell office:value-type="float" office:value="734">
                <text:p>734</text:p>
              </table:table-cell>
              <table:table-cell office:value-type="float" office:value="700">
                <text:p>700</text:p>
              </table:table-cell>
              <table:table-cell office:value-type="float" office:value="669">
                <text:p>669</text:p>
              </table:table-cell>
              <table:table-cell office:value-type="float" office:value="690">
                <text:p>690</text:p>
              </table:table-cell>
              <table:table-cell office:value-type="float" office:value="724">
                <text:p>724</text:p>
              </table:table-cell>
              <table:table-cell office:value-type="float" office:value="777">
                <text:p>77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Year 2</text:p>
                <draw:g>
                  <svg:desc>'Strat 1'.L9:'Strat 1'.L9</svg:desc>
                </draw:g>
              </table:table-cell>
              <table:table-cell office:value-type="float" office:value="599">
                <text:p>599</text:p>
                <draw:g>
                  <svg:desc>'Strat 1'.M9:'Strat 1'.AA9</svg:desc>
                </draw:g>
              </table:table-cell>
              <table:table-cell office:value-type="float" office:value="620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599">
                <text:p>599</text:p>
              </table:table-cell>
              <table:table-cell office:value-type="float" office:value="669">
                <text:p>669</text:p>
              </table:table-cell>
              <table:table-cell office:value-type="float" office:value="687">
                <text:p>687</text:p>
              </table:table-cell>
              <table:table-cell office:value-type="float" office:value="675">
                <text:p>675</text:p>
              </table:table-cell>
              <table:table-cell office:value-type="float" office:value="749">
                <text:p>749</text:p>
              </table:table-cell>
              <table:table-cell office:value-type="float" office:value="734">
                <text:p>734</text:p>
              </table:table-cell>
              <table:table-cell office:value-type="float" office:value="677">
                <text:p>677</text:p>
              </table:table-cell>
              <table:table-cell office:value-type="float" office:value="669">
                <text:p>669</text:p>
              </table:table-cell>
              <table:table-cell office:value-type="float" office:value="690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723">
                <text:p>72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Year 1</text:p>
                <draw:g>
                  <svg:desc>'Strat 1'.L8:'Strat 1'.L8</svg:desc>
                </draw:g>
              </table:table-cell>
              <table:table-cell office:value-type="float" office:value="575">
                <text:p>575</text:p>
                <draw:g>
                  <svg:desc>'Strat 1'.M8:'Strat 1'.AA8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607">
                <text:p>607</text:p>
              </table:table-cell>
              <table:table-cell office:value-type="float" office:value="601">
                <text:p>601</text:p>
              </table:table-cell>
              <table:table-cell office:value-type="float" office:value="575">
                <text:p>575</text:p>
              </table:table-cell>
              <table:table-cell office:value-type="float" office:value="570">
                <text:p>570</text:p>
              </table:table-cell>
              <table:table-cell office:value-type="float" office:value="609">
                <text:p>609</text:p>
              </table:table-cell>
              <table:table-cell office:value-type="float" office:value="659">
                <text:p>659</text:p>
              </table:table-cell>
              <table:table-cell office:value-type="float" office:value="687">
                <text:p>687</text:p>
              </table:table-cell>
              <table:table-cell office:value-type="float" office:value="670">
                <text:p>670</text:p>
              </table:table-cell>
              <table:table-cell office:value-type="float" office:value="622">
                <text:p>622</text:p>
              </table:table-cell>
              <table:table-cell office:value-type="float" office:value="635">
                <text:p>635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5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36cm" style:legend-expansion="high" chart:style-name="ch2"/>
        <chart:plot-area chart:style-name="ch3" table:cell-range-address="'Leisure analysis'.X79:'Leisure analysis'.Y89 'Leisure analysis'.T78:'Leisure analysis'.T89 'Leisure analysis'.Y78:'Leisure analysis'.Y78" chart:data-source-has-labels="both" svg:x="0.317cm" svg:y="0.196cm" svg:width="13.05cm" svg:height="8.394cm">
          <chartooo:coordinate-region svg:x="0.974cm" svg:y="0.395cm" svg:width="12.061cm" svg:height="7.698cm"/>
          <chart:axis chart:dimension="x" chart:name="primary-x" chart:style-name="ch4" chartooo:axis-type="text">
            <chart:title svg:x="6.354cm" svg:y="8.787cm" chart:style-name="ch5">
              <text:p>name</text:p>
            </chart:title>
            <chart:categories table:cell-range-address="'Leisure analysis'.X79:'Leisure analysis'.X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eisure analysis'.T79:'Leisure analysis'.T89" chart:label-cell-address="'Leisure analysis'.T78:'Leisure analysis'.T78" chart:class="chart:line">
            <chart:data-point chart:repeated="11"/>
          </chart:series>
          <chart:series chart:style-name="ch9" chart:values-cell-range-address="'Leisure analysis'.Y79:'Leisure analysis'.Y89" chart:label-cell-address="'Leisure analysis'.Y78:'Leisure analysis'.Y7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</text:p>
                <draw:g>
                  <svg:desc>'Leisure analysis'.T78:'Leisure analysis'.T78</svg:desc>
                </draw:g>
              </table:table-cell>
              <table:table-cell office:value-type="string">
                <text:p>price</text:p>
                <draw:g>
                  <svg:desc>'Leisure analysis'.Y78:'Leisure analysis'.Y78</svg:desc>
                </draw:g>
              </table:table-cell>
            </table:table-row>
          </table:table-header-rows>
          <table:table-rows>
            <table:table-row>
              <table:table-cell office:value-type="float" office:value="2.4">
                <text:p>2.4</text:p>
                <draw:g>
                  <svg:desc>'Leisure analysis'.X79:'Leisure analysis'.X89</svg:desc>
                </draw:g>
              </table:table-cell>
              <table:table-cell office:value-type="float" office:value="NaN">
                <text:p>NaN</text:p>
                <draw:g>
                  <svg:desc>'Leisure analysis'.T79:'Leisure analysis'.T89</svg:desc>
                </draw:g>
              </table:table-cell>
              <table:table-cell office:value-type="float" office:value="599">
                <text:p>599</text:p>
                <draw:g>
                  <svg:desc>'Leisure analysis'.Y79:'Leisure analysis'.Y89</svg:desc>
                </draw:g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.675">
                <text:p>2.675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.775">
                <text:p>3.775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58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36cm" style:legend-expansion="high" chart:style-name="ch2"/>
        <chart:plot-area chart:style-name="ch3" table:cell-range-address="'Leisure analysis'.X93:'Leisure analysis'.Y100 'Leisure analysis'.T92:'Leisure analysis'.T100 'Leisure analysis'.Y92:'Leisure analysis'.Y92" chart:data-source-has-labels="both" svg:x="1.377cm" svg:y="0.196cm" svg:width="11.99cm" svg:height="9.424cm">
          <chartooo:coordinate-region svg:x="2.034cm" svg:y="0.395cm" svg:width="11.001cm" svg:height="8.728cm"/>
          <chart:axis chart:dimension="x" chart:name="primary-x" chart:style-name="ch4" chartooo:axis-type="text">
            <chart:categories table:cell-range-address="'Leisure analysis'.X93:'Leisure analysis'.X100"/>
          </chart:axis>
          <chart:axis chart:dimension="y" chart:name="primary-y" chart:style-name="ch5">
            <chart:title svg:x="0.451cm" svg:y="5.673cm" chart:style-name="ch6">
              <text:p>predicted</text:p>
            </chart:title>
            <chart:grid chart:style-name="ch7" chart:class="major"/>
          </chart:axis>
          <chart:series chart:style-name="ch8" chart:values-cell-range-address="'Leisure analysis'.T93:'Leisure analysis'.T100" chart:label-cell-address="'Leisure analysis'.T92:'Leisure analysis'.T92" chart:class="chart:line">
            <chart:data-point chart:repeated="8"/>
          </chart:series>
          <chart:series chart:style-name="ch9" chart:values-cell-range-address="'Leisure analysis'.Y93:'Leisure analysis'.Y100" chart:label-cell-address="'Leisure analysis'.Y92:'Leisure analysis'.Y9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</text:p>
                <draw:g>
                  <svg:desc>'Leisure analysis'.T92:'Leisure analysis'.T92</svg:desc>
                </draw:g>
              </table:table-cell>
              <table:table-cell office:value-type="string">
                <text:p>price</text:p>
                <draw:g>
                  <svg:desc>'Leisure analysis'.Y92:'Leisure analysis'.Y92</svg:desc>
                </draw:g>
              </table:table-cell>
            </table:table-row>
          </table:table-header-rows>
          <table:table-rows>
            <table:table-row>
              <table:table-cell office:value-type="float" office:value="2.45">
                <text:p>2.45</text:p>
                <draw:g>
                  <svg:desc>'Leisure analysis'.X93:'Leisure analysis'.X100</svg:desc>
                </draw:g>
              </table:table-cell>
              <table:table-cell office:value-type="float" office:value="NaN">
                <text:p>NaN</text:p>
                <draw:g>
                  <svg:desc>'Leisure analysis'.T93:'Leisure analysis'.T100</svg:desc>
                </draw:g>
              </table:table-cell>
              <table:table-cell office:value-type="float" office:value="615">
                <text:p>615</text:p>
                <draw:g>
                  <svg:desc>'Leisure analysis'.Y93:'Leisure analysis'.Y100</svg:desc>
                </draw:g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.525">
                <text:p>3.525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2.992cm" svg:height="14.235cm" xlink:href=".." xlink:type="simple" chart:class="chart:bar" chart:style-name="ch1">
        <chart:legend chart:legend-position="end" svg:x="19.902cm" svg:y="6.569cm" style:legend-expansion="high" chart:style-name="ch2"/>
        <chart:plot-area chart:style-name="ch3" table:cell-range-address="'Leisure analysis'.X79:'Leisure analysis'.X89 'Leisure analysis'.T78:'Leisure analysis'.T89 'Leisure analysis'.AB78:'Leisure analysis'.AB88" chart:data-source-has-labels="both" svg:x="0.459cm" svg:y="0.284cm" svg:width="18.984cm" svg:height="12.637cm">
          <chartooo:coordinate-region svg:x="1.036cm" svg:y="0.483cm" svg:width="18.407cm" svg:height="12.239cm"/>
          <chart:axis chart:dimension="x" chart:name="primary-x" chart:style-name="ch4" chartooo:axis-type="text">
            <chart:title svg:x="9.463cm" svg:y="13.206cm" chart:style-name="ch5">
              <text:p>name</text:p>
            </chart:title>
            <chart:categories table:cell-range-address="'Leisure analysis'.X79:'Leisure analysis'.X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eisure analysis'.T79:'Leisure analysis'.T89" chart:label-cell-address="'Leisure analysis'.T78:'Leisure analysis'.T78" chart:class="chart:bar">
            <chart:data-point chart:repeated="11"/>
          </chart:series>
          <chart:series chart:style-name="ch9" chart:values-cell-range-address="'Leisure analysis'.AB79:'Leisure analysis'.AB88" chart:label-cell-address="'Leisure analysis'.AB78:'Leisure analysis'.AB7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</text:p>
                <draw:g>
                  <svg:desc>'Leisure analysis'.T78:'Leisure analysis'.T78</svg:desc>
                </draw:g>
              </table:table-cell>
              <table:table-cell office:value-type="string">
                <text:p/>
                <draw:g>
                  <svg:desc>'Leisure analysis'.AB78:'Leisure analysis'.AB78</svg:desc>
                </draw:g>
              </table:table-cell>
            </table:table-row>
          </table:table-header-rows>
          <table:table-rows>
            <table:table-row>
              <table:table-cell office:value-type="float" office:value="2.4">
                <text:p>2.4</text:p>
                <draw:g>
                  <svg:desc>'Leisure analysis'.X79:'Leisure analysis'.X89</svg:desc>
                </draw:g>
              </table:table-cell>
              <table:table-cell office:value-type="float" office:value="NaN">
                <text:p>NaN</text:p>
                <draw:g>
                  <svg:desc>'Leisure analysis'.T79:'Leisure analysis'.T89</svg:desc>
                </draw:g>
              </table:table-cell>
              <table:table-cell office:value-type="float" office:value="-9.263389415446">
                <text:p>-9.263389415446</text:p>
                <draw:g>
                  <svg:desc>'Leisure analysis'.AB79:'Leisure analysis'.AB88</svg:desc>
                </draw:g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-12.7196045530815">
                <text:p>-12.7196045530815</text:p>
              </table:table-cell>
            </table:table-row>
            <table:table-row>
              <table:table-cell office:value-type="float" office:value="2.675">
                <text:p>2.675</text:p>
              </table:table-cell>
              <table:table-cell office:value-type="float" office:value="NaN">
                <text:p>NaN</text:p>
              </table:table-cell>
              <table:table-cell office:value-type="float" office:value="13.7335494988889">
                <text:p>13.733549498888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15.7304884132238">
                <text:p>15.7304884132238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-5.81941862047074">
                <text:p>-5.8194186204707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243662418938">
                <text:p>12.7243662418938</text:p>
              </table:table-cell>
            </table:table-row>
            <table:table-row>
              <table:table-cell office:value-type="float" office:value="3.775">
                <text:p>3.775</text:p>
              </table:table-cell>
              <table:table-cell office:value-type="float" office:value="NaN">
                <text:p>NaN</text:p>
              </table:table-cell>
              <table:table-cell office:value-type="float" office:value="4.72130515622871">
                <text:p>4.72130515622871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-28.006802412589">
                <text:p>-28.00680241258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8.89950569135181">
                <text:p>8.89950569135181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